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0.3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28in" svg:height="3.5398in" svg:x="9.4382in" svg:y="1.1343in">
            <draw:object draw:notify-on-update-of-ranges="Sheet1.D1:Sheet1.D1000 Sheet1.E1:Sheet1.E1000 Sheet1.F1:Sheet1.F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2153950106">
            <text:p>0.2153950106</text:p>
          </table:table-cell>
          <table:table-cell office:value-type="float" office:value="0">
            <text:p>0</text:p>
          </table:table-cell>
          <table:table-cell table:formula="of:=(MAX (MIN ([.D1]; 1 - [.E1]); MIN (1 - [.D1]; [.E1]))+[.D1])/2" office:value-type="float" office:value="0.2153950106">
            <text:p>0.2153950106</text:p>
          </table:table-cell>
          <table:table-cell table:number-columns-repeated="2"/>
        </table:table-row>
        <table:table-row table:style-name="ro1">
          <table:table-cell office:value-type="float" office:value="9.8520188453">
            <text:p>9.8520188453</text:p>
          </table:table-cell>
          <table:table-cell table:number-columns-repeated="2"/>
          <table:table-cell office:value-type="float" office:value="0.2127527438">
            <text:p>0.2127527438</text:p>
          </table:table-cell>
          <table:table-cell office:value-type="float" office:value="0.0647715891">
            <text:p>0.0647715891</text:p>
          </table:table-cell>
          <table:table-cell table:formula="of:=(MAX (MIN ([.D2]; 1 - [.E2]); MIN (1 - [.D2]; [.E2]))+[.D2])/2" office:value-type="float" office:value="0.2127527438">
            <text:p>0.2127527438</text:p>
          </table:table-cell>
          <table:table-cell table:number-columns-repeated="2"/>
        </table:table-row>
        <table:table-row table:style-name="ro1">
          <table:table-cell office:value-type="float" office:value="9.7393626297">
            <text:p>9.7393626297</text:p>
          </table:table-cell>
          <table:table-cell table:number-columns-repeated="2"/>
          <table:table-cell office:value-type="float" office:value="0.2101105501">
            <text:p>0.2101105501</text:p>
          </table:table-cell>
          <table:table-cell office:value-type="float" office:value="0.0974543346">
            <text:p>0.0974543346</text:p>
          </table:table-cell>
          <table:table-cell table:formula="of:=(MAX (MIN ([.D3]; 1 - [.E3]); MIN (1 - [.D3]; [.E3]))+[.D3])/2" office:value-type="float" office:value="0.2101105501">
            <text:p>0.2101105501</text:p>
          </table:table-cell>
          <table:table-cell table:number-columns-repeated="2"/>
        </table:table-row>
        <table:table-row table:style-name="ro1">
          <table:table-cell office:value-type="float" office:value="9.6567445333">
            <text:p>9.6567445333</text:p>
          </table:table-cell>
          <table:table-cell table:number-columns-repeated="2"/>
          <table:table-cell office:value-type="float" office:value="0.2074684335">
            <text:p>0.2074684335</text:p>
          </table:table-cell>
          <table:table-cell office:value-type="float" office:value="0.1248503371">
            <text:p>0.1248503371</text:p>
          </table:table-cell>
          <table:table-cell table:formula="of:=(MAX (MIN ([.D4]; 1 - [.E4]); MIN (1 - [.D4]; [.E4]))+[.D4])/2" office:value-type="float" office:value="0.2074684335">
            <text:p>0.2074684335</text:p>
          </table:table-cell>
          <table:table-cell table:number-columns-repeated="2"/>
        </table:table-row>
        <table:table-row table:style-name="ro1">
          <table:table-cell office:value-type="float" office:value="9.6014200085">
            <text:p>9.6014200085</text:p>
          </table:table-cell>
          <table:table-cell table:number-columns-repeated="2"/>
          <table:table-cell office:value-type="float" office:value="0.2048264004">
            <text:p>0.2048264004</text:p>
          </table:table-cell>
          <table:table-cell office:value-type="float" office:value="0.1495018755">
            <text:p>0.1495018755</text:p>
          </table:table-cell>
          <table:table-cell table:formula="of:=(MAX (MIN ([.D5]; 1 - [.E5]); MIN (1 - [.D5]; [.E5]))+[.D5])/2" office:value-type="float" office:value="0.2048264004">
            <text:p>0.2048264004</text:p>
          </table:table-cell>
          <table:table-cell table:number-columns-repeated="2"/>
        </table:table-row>
        <table:table-row table:style-name="ro1">
          <table:table-cell office:value-type="float" office:value="9.5716267963">
            <text:p>9.5716267963</text:p>
          </table:table-cell>
          <table:table-cell table:number-columns-repeated="2"/>
          <table:table-cell office:value-type="float" office:value="0.2021844596">
            <text:p>0.2021844596</text:p>
          </table:table-cell>
          <table:table-cell office:value-type="float" office:value="0.1723912474">
            <text:p>0.1723912474</text:p>
          </table:table-cell>
          <table:table-cell table:formula="of:=(MAX (MIN ([.D6]; 1 - [.E6]); MIN (1 - [.D6]; [.E6]))+[.D6])/2" office:value-type="float" office:value="0.2021844596">
            <text:p>0.2021844596</text:p>
          </table:table-cell>
          <table:table-cell table:number-columns-repeated="2"/>
        </table:table-row>
        <table:table-row table:style-name="ro1">
          <table:table-cell office:value-type="float" office:value="9.5661044853">
            <text:p>9.5661044853</text:p>
          </table:table-cell>
          <table:table-cell table:number-columns-repeated="2"/>
          <table:table-cell office:value-type="float" office:value="0.1995426225">
            <text:p>0.1995426225</text:p>
          </table:table-cell>
          <table:table-cell office:value-type="float" office:value="0.1940203115">
            <text:p>0.1940203115</text:p>
          </table:table-cell>
          <table:table-cell table:formula="of:=(MAX (MIN ([.D7]; 1 - [.E7]); MIN (1 - [.D7]; [.E7]))+[.D7])/2" office:value-type="float" office:value="0.1995426225">
            <text:p>0.1995426225</text:p>
          </table:table-cell>
          <table:table-cell table:number-columns-repeated="2"/>
        </table:table-row>
        <table:table-row table:style-name="ro1">
          <table:table-cell office:value-type="float" office:value="9.5838891863">
            <text:p>9.5838891863</text:p>
          </table:table-cell>
          <table:table-cell table:number-columns-repeated="2"/>
          <table:table-cell office:value-type="float" office:value="0.1969009026">
            <text:p>0.1969009026</text:p>
          </table:table-cell>
          <table:table-cell office:value-type="float" office:value="0.2146856036">
            <text:p>0.2146856036</text:p>
          </table:table-cell>
          <table:table-cell table:formula="of:=(MAX (MIN ([.D8]; 1 - [.E8]); MIN (1 - [.D8]; [.E8]))+[.D8])/2" office:value-type="float" office:value="0.2057932531">
            <text:p>0.2057932531</text:p>
          </table:table-cell>
          <table:table-cell table:number-columns-repeated="2"/>
        </table:table-row>
        <table:table-row table:style-name="ro1">
          <table:table-cell office:value-type="float" office:value="9.6242088504">
            <text:p>9.6242088504</text:p>
          </table:table-cell>
          <table:table-cell table:number-columns-repeated="2"/>
          <table:table-cell office:value-type="float" office:value="0.1942593159">
            <text:p>0.1942593159</text:p>
          </table:table-cell>
          <table:table-cell office:value-type="float" office:value="0.23457898">
            <text:p>0.23457898</text:p>
          </table:table-cell>
          <table:table-cell table:formula="of:=(MAX (MIN ([.D9]; 1 - [.E9]); MIN (1 - [.D9]; [.E9]))+[.D9])/2" office:value-type="float" office:value="0.21441914795">
            <text:p>0.214419148</text:p>
          </table:table-cell>
          <table:table-cell table:number-columns-repeated="2"/>
        </table:table-row>
        <table:table-row table:style-name="ro1">
          <table:table-cell office:value-type="float" office:value="9.6864235004">
            <text:p>9.6864235004</text:p>
          </table:table-cell>
          <table:table-cell table:number-columns-repeated="2"/>
          <table:table-cell office:value-type="float" office:value="0.1916178807">
            <text:p>0.1916178807</text:p>
          </table:table-cell>
          <table:table-cell office:value-type="float" office:value="0.2538325307">
            <text:p>0.2538325307</text:p>
          </table:table-cell>
          <table:table-cell table:formula="of:=(MAX (MIN ([.D10]; 1 - [.E10]); MIN (1 - [.D10]; [.E10]))+[.D10])/2" office:value-type="float" office:value="0.2227252057">
            <text:p>0.2227252057</text:p>
          </table:table-cell>
          <table:table-cell table:number-columns-repeated="2"/>
        </table:table-row>
        <table:table-row table:style-name="ro1">
          <table:table-cell office:value-type="float" office:value="9.7699882802">
            <text:p>9.7699882802</text:p>
          </table:table-cell>
          <table:table-cell table:number-columns-repeated="2"/>
          <table:table-cell office:value-type="float" office:value="0.1889766175">
            <text:p>0.1889766175</text:p>
          </table:table-cell>
          <table:table-cell office:value-type="float" office:value="0.2725413973">
            <text:p>0.2725413973</text:p>
          </table:table-cell>
          <table:table-cell table:formula="of:=(MAX (MIN ([.D11]; 1 - [.E11]); MIN (1 - [.D11]; [.E11]))+[.D11])/2" office:value-type="float" office:value="0.2307590074">
            <text:p>0.2307590074</text:p>
          </table:table-cell>
          <table:table-cell table:number-columns-repeated="2"/>
        </table:table-row>
        <table:table-row table:style-name="ro1">
          <table:table-cell office:value-type="float" office:value="9.8744292176">
            <text:p>9.8744292176</text:p>
          </table:table-cell>
          <table:table-cell table:number-columns-repeated="2"/>
          <table:table-cell office:value-type="float" office:value="0.1863355495">
            <text:p>0.1863355495</text:p>
          </table:table-cell>
          <table:table-cell office:value-type="float" office:value="0.2907764868">
            <text:p>0.2907764868</text:p>
          </table:table-cell>
          <table:table-cell table:formula="of:=(MAX (MIN ([.D12]; 1 - [.E12]); MIN (1 - [.D12]; [.E12]))+[.D12])/2" office:value-type="float" office:value="0.23855601815">
            <text:p>0.2385560182</text:p>
          </table:table-cell>
          <table:table-cell table:number-columns-repeated="2"/>
        </table:table-row>
        <table:table-row table:style-name="ro1">
          <table:table-cell office:value-type="float" office:value="9.9993265806">
            <text:p>9.9993265806</text:p>
          </table:table-cell>
          <table:table-cell table:number-columns-repeated="2"/>
          <table:table-cell office:value-type="float" office:value="0.1836947016">
            <text:p>0.1836947016</text:p>
          </table:table-cell>
          <table:table-cell office:value-type="float" office:value="0.3085920646">
            <text:p>0.3085920646</text:p>
          </table:table-cell>
          <table:table-cell table:formula="of:=(MAX (MIN ([.D13]; 1 - [.E13]); MIN (1 - [.D13]; [.E13]))+[.D13])/2" office:value-type="float" office:value="0.2461433831">
            <text:p>0.2461433831</text:p>
          </table:table-cell>
          <table:table-cell table:number-columns-repeated="2"/>
        </table:table-row>
        <table:table-row table:style-name="ro1">
          <table:table-cell office:value-type="float" office:value="10.1443030229">
            <text:p>10.1443030229</text:p>
          </table:table-cell>
          <table:table-cell table:number-columns-repeated="2"/>
          <table:table-cell office:value-type="float" office:value="0.1810541015">
            <text:p>0.1810541015</text:p>
          </table:table-cell>
          <table:table-cell office:value-type="float" office:value="0.3260305438">
            <text:p>0.3260305438</text:p>
          </table:table-cell>
          <table:table-cell table:formula="of:=(MAX (MIN ([.D14]; 1 - [.E14]); MIN (1 - [.D14]; [.E14]))+[.D14])/2" office:value-type="float" office:value="0.25354232265">
            <text:p>0.2535423227</text:p>
          </table:table-cell>
          <table:table-cell table:number-columns-repeated="2"/>
        </table:table-row>
        <table:table-row table:style-name="ro1">
          <table:table-cell office:value-type="float" office:value="10.3090148848">
            <text:p>10.3090148848</text:p>
          </table:table-cell>
          <table:table-cell table:number-columns-repeated="2"/>
          <table:table-cell office:value-type="float" office:value="0.1784137788">
            <text:p>0.1784137788</text:p>
          </table:table-cell>
          <table:table-cell office:value-type="float" office:value="0.3431256407">
            <text:p>0.3431256407</text:p>
          </table:table-cell>
          <table:table-cell table:formula="of:=(MAX (MIN ([.D15]; 1 - [.E15]); MIN (1 - [.D15]; [.E15]))+[.D15])/2" office:value-type="float" office:value="0.26076970975">
            <text:p>0.2607697098</text:p>
          </table:table-cell>
          <table:table-cell table:number-columns-repeated="2"/>
        </table:table-row>
        <table:table-row table:style-name="ro1">
          <table:table-cell office:value-type="float" office:value="10.4931456499">
            <text:p>10.4931456499</text:p>
          </table:table-cell>
          <table:table-cell table:number-columns-repeated="2"/>
          <table:table-cell office:value-type="float" office:value="0.1757737655">
            <text:p>0.1757737655</text:p>
          </table:table-cell>
          <table:table-cell office:value-type="float" office:value="0.3599045306">
            <text:p>0.3599045306</text:p>
          </table:table-cell>
          <table:table-cell table:formula="of:=(MAX (MIN ([.D16]; 1 - [.E16]); MIN (1 - [.D16]; [.E16]))+[.D16])/2" office:value-type="float" office:value="0.26783914805">
            <text:p>0.2678391481</text:p>
          </table:table-cell>
          <table:table-cell table:number-columns-repeated="2"/>
        </table:table-row>
        <table:table-row table:style-name="ro1">
          <table:table-cell office:value-type="float" office:value="10.6964009209">
            <text:p>10.6964009209</text:p>
          </table:table-cell>
          <table:table-cell table:number-columns-repeated="2"/>
          <table:table-cell office:value-type="float" office:value="0.1731340955">
            <text:p>0.1731340955</text:p>
          </table:table-cell>
          <table:table-cell office:value-type="float" office:value="0.3763893664">
            <text:p>0.3763893664</text:p>
          </table:table-cell>
          <table:table-cell table:formula="of:=(MAX (MIN ([.D17]; 1 - [.E17]); MIN (1 - [.D17]; [.E17]))+[.D17])/2" office:value-type="float" office:value="0.27476173095">
            <text:p>0.274761731</text:p>
          </table:table-cell>
          <table:table-cell table:number-columns-repeated="2"/>
        </table:table-row>
        <table:table-row table:style-name="ro1">
          <table:table-cell office:value-type="float" office:value="10.9185044913">
            <text:p>10.9185044913</text:p>
          </table:table-cell>
          <table:table-cell table:number-columns-repeated="2"/>
          <table:table-cell office:value-type="float" office:value="0.1704948051">
            <text:p>0.1704948051</text:p>
          </table:table-cell>
          <table:table-cell office:value-type="float" office:value="0.3925983755">
            <text:p>0.3925983755</text:p>
          </table:table-cell>
          <table:table-cell table:formula="of:=(MAX (MIN ([.D18]; 1 - [.E18]); MIN (1 - [.D18]; [.E18]))+[.D18])/2" office:value-type="float" office:value="0.2815465903">
            <text:p>0.2815465903</text:p>
          </table:table-cell>
          <table:table-cell table:number-columns-repeated="2"/>
        </table:table-row>
        <table:table-row table:style-name="ro1">
          <table:table-cell office:value-type="float" office:value="11.1591952293">
            <text:p>11.1591952293</text:p>
          </table:table-cell>
          <table:table-cell table:number-columns-repeated="2"/>
          <table:table-cell office:value-type="float" office:value="0.1678559326">
            <text:p>0.1678559326</text:p>
          </table:table-cell>
          <table:table-cell office:value-type="float" office:value="0.4085466706">
            <text:p>0.4085466706</text:p>
          </table:table-cell>
          <table:table-cell table:formula="of:=(MAX (MIN ([.D19]; 1 - [.E19]); MIN (1 - [.D19]; [.E19]))+[.D19])/2" office:value-type="float" office:value="0.2882013016">
            <text:p>0.2882013016</text:p>
          </table:table-cell>
          <table:table-cell table:number-columns-repeated="2"/>
        </table:table-row>
        <table:table-row table:style-name="ro1">
          <table:table-cell office:value-type="float" office:value="11.4182245719">
            <text:p>11.4182245719</text:p>
          </table:table-cell>
          <table:table-cell table:number-columns-repeated="2"/>
          <table:table-cell office:value-type="float" office:value="0.1652175184">
            <text:p>0.1652175184</text:p>
          </table:table-cell>
          <table:table-cell office:value-type="float" office:value="0.424246861">
            <text:p>0.424246861</text:p>
          </table:table-cell>
          <table:table-cell table:formula="of:=(MAX (MIN ([.D20]; 1 - [.E20]); MIN (1 - [.D20]; [.E20]))+[.D20])/2" office:value-type="float" office:value="0.2947321897">
            <text:p>0.2947321897</text:p>
          </table:table-cell>
          <table:table-cell table:number-columns-repeated="2"/>
        </table:table-row>
        <table:table-row table:style-name="ro1">
          <table:table-cell office:value-type="float" office:value="11.6953544876">
            <text:p>11.6953544876</text:p>
          </table:table-cell>
          <table:table-cell table:number-columns-repeated="2"/>
          <table:table-cell office:value-type="float" office:value="0.1625796048">
            <text:p>0.1625796048</text:p>
          </table:table-cell>
          <table:table-cell office:value-type="float" office:value="0.4397095205">
            <text:p>0.4397095205</text:p>
          </table:table-cell>
          <table:table-cell table:formula="of:=(MAX (MIN ([.D21]; 1 - [.E21]); MIN (1 - [.D21]; [.E21]))+[.D21])/2" office:value-type="float" office:value="0.30114456265">
            <text:p>0.3011445627</text:p>
          </table:table-cell>
          <table:table-cell table:number-columns-repeated="2"/>
        </table:table-row>
        <table:table-row table:style-name="ro1">
          <table:table-cell office:value-type="float" office:value="11.9903558033">
            <text:p>11.9903558033</text:p>
          </table:table-cell>
          <table:table-cell table:number-columns-repeated="2"/>
          <table:table-cell office:value-type="float" office:value="0.1599422362">
            <text:p>0.1599422362</text:p>
          </table:table-cell>
          <table:table-cell office:value-type="float" office:value="0.454943552">
            <text:p>0.454943552</text:p>
          </table:table-cell>
          <table:table-cell table:formula="of:=(MAX (MIN ([.D22]; 1 - [.E22]); MIN (1 - [.D22]; [.E22]))+[.D22])/2" office:value-type="float" office:value="0.3074428941">
            <text:p>0.3074428941</text:p>
          </table:table-cell>
          <table:table-cell table:number-columns-repeated="2"/>
        </table:table-row>
        <table:table-row table:style-name="ro1">
          <table:table-cell office:value-type="float" office:value="12.3030068195">
            <text:p>12.3030068195</text:p>
          </table:table-cell>
          <table:table-cell table:number-columns-repeated="2"/>
          <table:table-cell office:value-type="float" office:value="0.1573054589">
            <text:p>0.1573054589</text:p>
          </table:table-cell>
          <table:table-cell office:value-type="float" office:value="0.469956475">
            <text:p>0.469956475</text:p>
          </table:table-cell>
          <table:table-cell table:formula="of:=(MAX (MIN ([.D23]; 1 - [.E23]); MIN (1 - [.D23]; [.E23]))+[.D23])/2" office:value-type="float" office:value="0.31363096695">
            <text:p>0.313630967</text:p>
          </table:table-cell>
          <table:table-cell table:number-columns-repeated="2"/>
        </table:table-row>
        <table:table-row table:style-name="ro1">
          <table:table-cell office:value-type="float" office:value="12.6330921536">
            <text:p>12.6330921536</text:p>
          </table:table-cell>
          <table:table-cell table:number-columns-repeated="2"/>
          <table:table-cell office:value-type="float" office:value="0.154669321">
            <text:p>0.154669321</text:p>
          </table:table-cell>
          <table:table-cell office:value-type="float" office:value="0.4847546551">
            <text:p>0.4847546551</text:p>
          </table:table-cell>
          <table:table-cell table:formula="of:=(MAX (MIN ([.D24]; 1 - [.E24]); MIN (1 - [.D24]; [.E24]))+[.D24])/2" office:value-type="float" office:value="0.31971198805">
            <text:p>0.3197119881</text:p>
          </table:table-cell>
          <table:table-cell table:number-columns-repeated="2"/>
        </table:table-row>
        <table:table-row table:style-name="ro1">
          <table:table-cell office:value-type="float" office:value="12.9804017702">
            <text:p>12.9804017702</text:p>
          </table:table-cell>
          <table:table-cell table:number-columns-repeated="2"/>
          <table:table-cell office:value-type="float" office:value="0.1520338727">
            <text:p>0.1520338727</text:p>
          </table:table-cell>
          <table:table-cell office:value-type="float" office:value="0.4993434893">
            <text:p>0.4993434893</text:p>
          </table:table-cell>
          <table:table-cell table:formula="of:=(MAX (MIN ([.D25]; 1 - [.E25]); MIN (1 - [.D25]; [.E25]))+[.D25])/2" office:value-type="float" office:value="0.325688681">
            <text:p>0.325688681</text:p>
          </table:table-cell>
          <table:table-cell table:number-columns-repeated="2"/>
        </table:table-row>
        <table:table-row table:style-name="ro1">
          <table:table-cell office:value-type="float" office:value="13.3447301614">
            <text:p>13.3447301614</text:p>
          </table:table-cell>
          <table:table-cell table:number-columns-repeated="2"/>
          <table:table-cell office:value-type="float" office:value="0.1493991656">
            <text:p>0.1493991656</text:p>
          </table:table-cell>
          <table:table-cell office:value-type="float" office:value="0.5137275568">
            <text:p>0.5137275568</text:p>
          </table:table-cell>
          <table:table-cell table:formula="of:=(MAX (MIN ([.D26]; 1 - [.E26]); MIN (1 - [.D26]; [.E26]))+[.D26])/2" office:value-type="float" office:value="0.3315633612">
            <text:p>0.3315633612</text:p>
          </table:table-cell>
          <table:table-cell table:number-columns-repeated="2"/>
        </table:table-row>
        <table:table-row table:style-name="ro1">
          <table:table-cell office:value-type="float" office:value="13.7258756517">
            <text:p>13.7258756517</text:p>
          </table:table-cell>
          <table:table-cell table:number-columns-repeated="2"/>
          <table:table-cell office:value-type="float" office:value="0.1467652533">
            <text:p>0.1467652533</text:p>
          </table:table-cell>
          <table:table-cell office:value-type="float" office:value="0.5279107436">
            <text:p>0.5279107436</text:p>
          </table:table-cell>
          <table:table-cell table:formula="of:=(MAX (MIN ([.D27]; 1 - [.E27]); MIN (1 - [.D27]; [.E27]))+[.D27])/2" office:value-type="float" office:value="0.33733799845">
            <text:p>0.3373379985</text:p>
          </table:table-cell>
          <table:table-cell table:number-columns-repeated="2"/>
        </table:table-row>
        <table:table-row table:style-name="ro1">
          <table:table-cell office:value-type="float" office:value="14.1236398062">
            <text:p>14.1236398062</text:p>
          </table:table-cell>
          <table:table-cell table:number-columns-repeated="2"/>
          <table:table-cell office:value-type="float" office:value="0.144132191">
            <text:p>0.144132191</text:p>
          </table:table-cell>
          <table:table-cell office:value-type="float" office:value="0.5418963454">
            <text:p>0.5418963454</text:p>
          </table:table-cell>
          <table:table-cell table:formula="of:=(MAX (MIN ([.D28]; 1 - [.E28]); MIN (1 - [.D28]; [.E28]))+[.D28])/2" office:value-type="float" office:value="0.3430142682">
            <text:p>0.3430142682</text:p>
          </table:table-cell>
          <table:table-cell table:number-columns-repeated="2"/>
        </table:table-row>
        <table:table-row table:style-name="ro1">
          <table:table-cell office:value-type="float" office:value="14.5378269244">
            <text:p>14.5378269244</text:p>
          </table:table-cell>
          <table:table-cell table:number-columns-repeated="2"/>
          <table:table-cell office:value-type="float" office:value="0.1415000355">
            <text:p>0.1415000355</text:p>
          </table:table-cell>
          <table:table-cell office:value-type="float" office:value="0.5556871538">
            <text:p>0.5556871538</text:p>
          </table:table-cell>
          <table:table-cell table:formula="of:=(MAX (MIN ([.D29]; 1 - [.E29]); MIN (1 - [.D29]; [.E29]))+[.D29])/2" office:value-type="float" office:value="0.34859359465">
            <text:p>0.3485935947</text:p>
          </table:table-cell>
          <table:table-cell table:number-columns-repeated="2"/>
        </table:table-row>
        <table:table-row table:style-name="ro1">
          <table:table-cell office:value-type="float" office:value="14.9682436072">
            <text:p>14.9682436072</text:p>
          </table:table-cell>
          <table:table-cell table:number-columns-repeated="2"/>
          <table:table-cell office:value-type="float" office:value="0.1388688453">
            <text:p>0.1388688453</text:p>
          </table:table-cell>
          <table:table-cell office:value-type="float" office:value="0.5692855281">
            <text:p>0.5692855281</text:p>
          </table:table-cell>
          <table:table-cell table:formula="of:=(MAX (MIN ([.D30]; 1 - [.E30]); MIN (1 - [.D30]; [.E30]))+[.D30])/2" office:value-type="float" office:value="0.3540771867">
            <text:p>0.3540771867</text:p>
          </table:table-cell>
          <table:table-cell table:number-columns-repeated="2"/>
        </table:table-row>
        <table:table-row table:style-name="ro1">
          <table:table-cell office:value-type="float" office:value="15.4146983845">
            <text:p>15.4146983845</text:p>
          </table:table-cell>
          <table:table-cell table:number-columns-repeated="2"/>
          <table:table-cell office:value-type="float" office:value="0.1362386802">
            <text:p>0.1362386802</text:p>
          </table:table-cell>
          <table:table-cell office:value-type="float" office:value="0.5826934575">
            <text:p>0.5826934575</text:p>
          </table:table-cell>
          <table:table-cell table:formula="of:=(MAX (MIN ([.D31]; 1 - [.E31]); MIN (1 - [.D31]; [.E31]))+[.D31])/2" office:value-type="float" office:value="0.35946606885">
            <text:p>0.3594660689</text:p>
          </table:table-cell>
          <table:table-cell table:number-columns-repeated="2"/>
        </table:table-row>
        <table:table-row table:style-name="ro1">
          <table:table-cell office:value-type="float" office:value="15.8770013953">
            <text:p>15.8770013953</text:p>
          </table:table-cell>
          <table:table-cell table:number-columns-repeated="2"/>
          <table:table-cell office:value-type="float" office:value="0.1336096016">
            <text:p>0.1336096016</text:p>
          </table:table-cell>
          <table:table-cell office:value-type="float" office:value="0.5959126125">
            <text:p>0.5959126125</text:p>
          </table:table-cell>
          <table:table-cell table:formula="of:=(MAX (MIN ([.D32]; 1 - [.E32]); MIN (1 - [.D32]; [.E32]))+[.D32])/2" office:value-type="float" office:value="0.36476110705">
            <text:p>0.3647611071</text:p>
          </table:table-cell>
          <table:table-cell table:number-columns-repeated="2"/>
        </table:table-row>
        <table:table-row table:style-name="ro1">
          <table:table-cell office:value-type="float" office:value="16.3549641127">
            <text:p>16.3549641127</text:p>
          </table:table-cell>
          <table:table-cell table:number-columns-repeated="2"/>
          <table:table-cell office:value-type="float" office:value="0.1309816722">
            <text:p>0.1309816722</text:p>
          </table:table-cell>
          <table:table-cell office:value-type="float" office:value="0.6089443895">
            <text:p>0.6089443895</text:p>
          </table:table-cell>
          <table:table-cell table:formula="of:=(MAX (MIN ([.D33]; 1 - [.E33]); MIN (1 - [.D33]; [.E33]))+[.D33])/2" office:value-type="float" office:value="0.36996303085">
            <text:p>0.3699630309</text:p>
          </table:table-cell>
          <table:table-cell table:number-columns-repeated="2"/>
        </table:table-row>
        <table:table-row table:style-name="ro1">
          <table:table-cell office:value-type="float" office:value="16.8483991062">
            <text:p>16.8483991062</text:p>
          </table:table-cell>
          <table:table-cell table:number-columns-repeated="2"/>
          <table:table-cell office:value-type="float" office:value="0.128354956">
            <text:p>0.128354956</text:p>
          </table:table-cell>
          <table:table-cell office:value-type="float" office:value="0.6217899495">
            <text:p>0.6217899495</text:p>
          </table:table-cell>
          <table:table-cell table:formula="of:=(MAX (MIN ([.D34]; 1 - [.E34]); MIN (1 - [.D34]; [.E34]))+[.D34])/2" office:value-type="float" office:value="0.37507245275">
            <text:p>0.3750724528</text:p>
          </table:table-cell>
          <table:table-cell table:number-columns-repeated="2"/>
        </table:table-row>
        <table:table-row table:style-name="ro1">
          <table:table-cell office:value-type="float" office:value="17.3571198385">
            <text:p>17.3571198385</text:p>
          </table:table-cell>
          <table:table-cell table:number-columns-repeated="2"/>
          <table:table-cell office:value-type="float" office:value="0.1257295182">
            <text:p>0.1257295182</text:p>
          </table:table-cell>
          <table:table-cell office:value-type="float" office:value="0.6344502505">
            <text:p>0.6344502505</text:p>
          </table:table-cell>
          <table:table-cell table:formula="of:=(MAX (MIN ([.D35]; 1 - [.E35]); MIN (1 - [.D35]; [.E35]))+[.D35])/2" office:value-type="float" office:value="0.38008988435">
            <text:p>0.3800898844</text:p>
          </table:table-cell>
          <table:table-cell table:number-columns-repeated="2"/>
        </table:table-row>
        <table:table-row table:style-name="ro1">
          <table:table-cell office:value-type="float" office:value="17.8809404893">
            <text:p>17.8809404893</text:p>
          </table:table-cell>
          <table:table-cell table:number-columns-repeated="2"/>
          <table:table-cell office:value-type="float" office:value="0.1231054253">
            <text:p>0.1231054253</text:p>
          </table:table-cell>
          <table:table-cell office:value-type="float" office:value="0.6469260762">
            <text:p>0.6469260762</text:p>
          </table:table-cell>
          <table:table-cell table:formula="of:=(MAX (MIN ([.D36]; 1 - [.E36]); MIN (1 - [.D36]; [.E36]))+[.D36])/2" office:value-type="float" office:value="0.38501575075">
            <text:p>0.3850157508</text:p>
          </table:table-cell>
          <table:table-cell table:number-columns-repeated="2"/>
        </table:table-row>
        <table:table-row table:style-name="ro1">
          <table:table-cell office:value-type="float" office:value="18.4196758054">
            <text:p>18.4196758054</text:p>
          </table:table-cell>
          <table:table-cell table:number-columns-repeated="2"/>
          <table:table-cell office:value-type="float" office:value="0.120482745">
            <text:p>0.120482745</text:p>
          </table:table-cell>
          <table:table-cell office:value-type="float" office:value="0.659218061">
            <text:p>0.659218061</text:p>
          </table:table-cell>
          <table:table-cell table:formula="of:=(MAX (MIN ([.D37]; 1 - [.E37]); MIN (1 - [.D37]; [.E37]))+[.D37])/2" office:value-type="float" office:value="0.389850403">
            <text:p>0.389850403</text:p>
          </table:table-cell>
          <table:table-cell table:number-columns-repeated="2"/>
        </table:table-row>
        <table:table-row table:style-name="ro1">
          <table:table-cell office:value-type="float" office:value="18.9731409707">
            <text:p>18.9731409707</text:p>
          </table:table-cell>
          <table:table-cell table:number-columns-repeated="2"/>
          <table:table-cell office:value-type="float" office:value="0.1178615456">
            <text:p>0.1178615456</text:p>
          </table:table-cell>
          <table:table-cell office:value-type="float" office:value="0.671326711">
            <text:p>0.671326711</text:p>
          </table:table-cell>
          <table:table-cell table:formula="of:=(MAX (MIN ([.D38]; 1 - [.E38]); MIN (1 - [.D38]; [.E38]))+[.D38])/2" office:value-type="float" office:value="0.3945941283">
            <text:p>0.3945941283</text:p>
          </table:table-cell>
          <table:table-cell table:number-columns-repeated="2"/>
        </table:table-row>
        <table:table-row table:style-name="ro1">
          <table:table-cell office:value-type="float" office:value="19.5411514966">
            <text:p>19.5411514966</text:p>
          </table:table-cell>
          <table:table-cell table:number-columns-repeated="2"/>
          <table:table-cell office:value-type="float" office:value="0.1152418969">
            <text:p>0.1152418969</text:p>
          </table:table-cell>
          <table:table-cell office:value-type="float" office:value="0.6832524229">
            <text:p>0.6832524229</text:p>
          </table:table-cell>
          <table:table-cell table:formula="of:=(MAX (MIN ([.D39]; 1 - [.E39]); MIN (1 - [.D39]; [.E39]))+[.D39])/2" office:value-type="float" office:value="0.3992471599">
            <text:p>0.3992471599</text:p>
          </table:table-cell>
          <table:table-cell table:number-columns-repeated="2"/>
        </table:table-row>
        <table:table-row table:style-name="ro1">
          <table:table-cell office:value-type="float" office:value="20.1235231277">
            <text:p>20.1235231277</text:p>
          </table:table-cell>
          <table:table-cell table:number-columns-repeated="2"/>
          <table:table-cell office:value-type="float" office:value="0.1126238692">
            <text:p>0.1126238692</text:p>
          </table:table-cell>
          <table:table-cell office:value-type="float" office:value="0.6949955003">
            <text:p>0.6949955003</text:p>
          </table:table-cell>
          <table:table-cell table:formula="of:=(MAX (MIN ([.D40]; 1 - [.E40]); MIN (1 - [.D40]; [.E40]))+[.D40])/2" office:value-type="float" office:value="0.40380968475">
            <text:p>0.4038096848</text:p>
          </table:table-cell>
          <table:table-cell table:number-columns-repeated="2"/>
        </table:table-row>
        <table:table-row table:style-name="ro1">
          <table:table-cell office:value-type="float" office:value="20.720071762">
            <text:p>20.720071762</text:p>
          </table:table-cell>
          <table:table-cell table:number-columns-repeated="2"/>
          <table:table-cell office:value-type="float" office:value="0.1100075338">
            <text:p>0.1100075338</text:p>
          </table:table-cell>
          <table:table-cell office:value-type="float" office:value="0.706556168">
            <text:p>0.706556168</text:p>
          </table:table-cell>
          <table:table-cell table:formula="of:=(MAX (MIN ([.D41]; 1 - [.E41]); MIN (1 - [.D41]; [.E41]))+[.D41])/2" office:value-type="float" office:value="0.4082818509">
            <text:p>0.4082818509</text:p>
          </table:table-cell>
          <table:table-cell table:number-columns-repeated="2"/>
        </table:table-row>
        <table:table-row table:style-name="ro1">
          <table:table-cell office:value-type="float" office:value="21.3306133836">
            <text:p>21.3306133836</text:p>
          </table:table-cell>
          <table:table-cell table:number-columns-repeated="2"/>
          <table:table-cell office:value-type="float" office:value="0.1073929626">
            <text:p>0.1073929626</text:p>
          </table:table-cell>
          <table:table-cell office:value-type="float" office:value="0.7179345842">
            <text:p>0.7179345842</text:p>
          </table:table-cell>
          <table:table-cell table:formula="of:=(MAX (MIN ([.D42]; 1 - [.E42]); MIN (1 - [.D42]; [.E42]))+[.D42])/2" office:value-type="float" office:value="0.4126637734">
            <text:p>0.4126637734</text:p>
          </table:table-cell>
          <table:table-cell table:number-columns-repeated="2"/>
        </table:table-row>
        <table:table-row table:style-name="ro1">
          <table:table-cell office:value-type="float" office:value="21.9549640065">
            <text:p>21.9549640065</text:p>
          </table:table-cell>
          <table:table-cell table:number-columns-repeated="2"/>
          <table:table-cell office:value-type="float" office:value="0.1047802283">
            <text:p>0.1047802283</text:p>
          </table:table-cell>
          <table:table-cell office:value-type="float" office:value="0.7291308512">
            <text:p>0.7291308512</text:p>
          </table:table-cell>
          <table:table-cell table:formula="of:=(MAX (MIN ([.D43]; 1 - [.E43]); MIN (1 - [.D43]; [.E43]))+[.D43])/2" office:value-type="float" office:value="0.41695553975">
            <text:p>0.4169555398</text:p>
          </table:table-cell>
          <table:table-cell table:number-columns-repeated="2"/>
        </table:table-row>
        <table:table-row table:style-name="ro1">
          <table:table-cell office:value-type="float" office:value="22.5929396275">
            <text:p>22.5929396275</text:p>
          </table:table-cell>
          <table:table-cell table:number-columns-repeated="2"/>
          <table:table-cell office:value-type="float" office:value="0.102169404">
            <text:p>0.102169404</text:p>
          </table:table-cell>
          <table:table-cell office:value-type="float" office:value="0.7401450251">
            <text:p>0.7401450251</text:p>
          </table:table-cell>
          <table:table-cell table:formula="of:=(MAX (MIN ([.D44]; 1 - [.E44]); MIN (1 - [.D44]; [.E44]))+[.D44])/2" office:value-type="float" office:value="0.42115721455">
            <text:p>0.4211572146</text:p>
          </table:table-cell>
          <table:table-cell table:number-columns-repeated="2"/>
        </table:table-row>
        <table:table-row table:style-name="ro1">
          <table:table-cell office:value-type="float" office:value="23.2443561875">
            <text:p>23.2443561875</text:p>
          </table:table-cell>
          <table:table-cell table:number-columns-repeated="2"/>
          <table:table-cell office:value-type="float" office:value="0.0995605636">
            <text:p>0.0995605636</text:p>
          </table:table-cell>
          <table:table-cell office:value-type="float" office:value="0.7509771236">
            <text:p>0.7509771236</text:p>
          </table:table-cell>
          <table:table-cell table:formula="of:=(MAX (MIN ([.D45]; 1 - [.E45]); MIN (1 - [.D45]; [.E45]))+[.D45])/2" office:value-type="float" office:value="0.4252688436">
            <text:p>0.4252688436</text:p>
          </table:table-cell>
          <table:table-cell table:number-columns-repeated="2"/>
        </table:table-row>
        <table:table-row table:style-name="ro1">
          <table:table-cell office:value-type="float" office:value="23.90902954">
            <text:p>23.90902954</text:p>
          </table:table-cell>
          <table:table-cell table:number-columns-repeated="2"/>
          <table:table-cell office:value-type="float" office:value="0.0969537811">
            <text:p>0.0969537811</text:p>
          </table:table-cell>
          <table:table-cell office:value-type="float" office:value="0.7616271336">
            <text:p>0.7616271336</text:p>
          </table:table-cell>
          <table:table-cell table:formula="of:=(MAX (MIN ([.D46]; 1 - [.E46]); MIN (1 - [.D46]; [.E46]))+[.D46])/2" office:value-type="float" office:value="0.42929045735">
            <text:p>0.4292904574</text:p>
          </table:table-cell>
          <table:table-cell table:number-columns-repeated="2"/>
        </table:table-row>
        <table:table-row table:style-name="ro1">
          <table:table-cell office:value-type="float" office:value="24.5867754255">
            <text:p>24.5867754255</text:p>
          </table:table-cell>
          <table:table-cell table:number-columns-repeated="2"/>
          <table:table-cell office:value-type="float" office:value="0.0943491309">
            <text:p>0.0943491309</text:p>
          </table:table-cell>
          <table:table-cell office:value-type="float" office:value="0.7720950164">
            <text:p>0.7720950164</text:p>
          </table:table-cell>
          <table:table-cell table:formula="of:=(MAX (MIN ([.D47]; 1 - [.E47]); MIN (1 - [.D47]; [.E47]))+[.D47])/2" office:value-type="float" office:value="0.43322207365">
            <text:p>0.4332220737</text:p>
          </table:table-cell>
          <table:table-cell table:number-columns-repeated="2"/>
        </table:table-row>
        <table:table-row table:style-name="ro1">
          <table:table-cell office:value-type="float" office:value="25.2774094514">
            <text:p>25.2774094514</text:p>
          </table:table-cell>
          <table:table-cell table:number-columns-repeated="2"/>
          <table:table-cell office:value-type="float" office:value="0.0917466879">
            <text:p>0.0917466879</text:p>
          </table:table-cell>
          <table:table-cell office:value-type="float" office:value="0.7823807138">
            <text:p>0.7823807138</text:p>
          </table:table-cell>
          <table:table-cell table:formula="of:=(MAX (MIN ([.D48]; 1 - [.E48]); MIN (1 - [.D48]; [.E48]))+[.D48])/2" office:value-type="float" office:value="0.43706370085">
            <text:p>0.4370637009</text:p>
          </table:table-cell>
          <table:table-cell table:number-columns-repeated="2"/>
        </table:table-row>
        <table:table-row table:style-name="ro1">
          <table:table-cell office:value-type="float" office:value="25.9807470765">
            <text:p>25.9807470765</text:p>
          </table:table-cell>
          <table:table-cell table:number-columns-repeated="2"/>
          <table:table-cell office:value-type="float" office:value="0.0891465267">
            <text:p>0.0891465267</text:p>
          </table:table-cell>
          <table:table-cell office:value-type="float" office:value="0.7924841518">
            <text:p>0.7924841518</text:p>
          </table:table-cell>
          <table:table-cell table:formula="of:=(MAX (MIN ([.D49]; 1 - [.E49]); MIN (1 - [.D49]; [.E49]))+[.D49])/2" office:value-type="float" office:value="0.44081533925">
            <text:p>0.4408153393</text:p>
          </table:table-cell>
          <table:table-cell table:number-columns-repeated="2"/>
        </table:table-row>
        <table:table-row table:style-name="ro1">
          <table:table-cell office:value-type="float" office:value="26.6966035987">
            <text:p>26.6966035987</text:p>
          </table:table-cell>
          <table:table-cell table:number-columns-repeated="2"/>
          <table:table-cell office:value-type="float" office:value="0.0865487225">
            <text:p>0.0865487225</text:p>
          </table:table-cell>
          <table:table-cell office:value-type="float" office:value="0.8024052447">
            <text:p>0.8024052447</text:p>
          </table:table-cell>
          <table:table-cell table:formula="of:=(MAX (MIN ([.D50]; 1 - [.E50]); MIN (1 - [.D50]; [.E50]))+[.D50])/2" office:value-type="float" office:value="0.4444769836">
            <text:p>0.4444769836</text:p>
          </table:table-cell>
          <table:table-cell table:number-columns-repeated="2"/>
        </table:table-row>
        <table:table-row table:style-name="ro1">
          <table:table-cell office:value-type="float" office:value="27.4247941469">
            <text:p>27.4247941469</text:p>
          </table:table-cell>
          <table:table-cell table:number-columns-repeated="2"/>
          <table:table-cell office:value-type="float" office:value="0.08395335">
            <text:p>0.08395335</text:p>
          </table:table-cell>
          <table:table-cell office:value-type="float" office:value="0.8121438982">
            <text:p>0.8121438982</text:p>
          </table:table-cell>
          <table:table-cell table:formula="of:=(MAX (MIN ([.D51]; 1 - [.E51]); MIN (1 - [.D51]; [.E51]))+[.D51])/2" office:value-type="float" office:value="0.4480486241">
            <text:p>0.4480486241</text:p>
          </table:table-cell>
          <table:table-cell table:number-columns-repeated="2"/>
        </table:table-row>
        <table:table-row table:style-name="ro1">
          <table:table-cell office:value-type="float" office:value="28.1651336744">
            <text:p>28.1651336744</text:p>
          </table:table-cell>
          <table:table-cell table:number-columns-repeated="2"/>
          <table:table-cell office:value-type="float" office:value="0.0813604843">
            <text:p>0.0813604843</text:p>
          </table:table-cell>
          <table:table-cell office:value-type="float" office:value="0.8217000118">
            <text:p>0.8217000118</text:p>
          </table:table-cell>
          <table:table-cell table:formula="of:=(MAX (MIN ([.D52]; 1 - [.E52]); MIN (1 - [.D52]; [.E52]))+[.D52])/2" office:value-type="float" office:value="0.45153024805">
            <text:p>0.4515302481</text:p>
          </table:table-cell>
          <table:table-cell table:number-columns-repeated="2"/>
        </table:table-row>
        <table:table-row table:style-name="ro1">
          <table:table-cell office:value-type="float" office:value="28.917436955">
            <text:p>28.917436955</text:p>
          </table:table-cell>
          <table:table-cell table:number-columns-repeated="2"/>
          <table:table-cell office:value-type="float" office:value="0.0787701999">
            <text:p>0.0787701999</text:p>
          </table:table-cell>
          <table:table-cell office:value-type="float" office:value="0.8310734805">
            <text:p>0.8310734805</text:p>
          </table:table-cell>
          <table:table-cell table:formula="of:=(MAX (MIN ([.D53]; 1 - [.E53]); MIN (1 - [.D53]; [.E53]))+[.D53])/2" office:value-type="float" office:value="0.4549218402">
            <text:p>0.4549218402</text:p>
          </table:table-cell>
          <table:table-cell table:number-columns-repeated="2"/>
        </table:table-row>
        <table:table-row table:style-name="ro1">
          <table:table-cell office:value-type="float" office:value="29.6815185807">
            <text:p>29.6815185807</text:p>
          </table:table-cell>
          <table:table-cell table:number-columns-repeated="2"/>
          <table:table-cell office:value-type="float" office:value="0.0761825714">
            <text:p>0.0761825714</text:p>
          </table:table-cell>
          <table:table-cell office:value-type="float" office:value="0.840264197">
            <text:p>0.840264197</text:p>
          </table:table-cell>
          <table:table-cell table:formula="of:=(MAX (MIN ([.D54]; 1 - [.E54]); MIN (1 - [.D54]; [.E54]))+[.D54])/2" office:value-type="float" office:value="0.4582233842">
            <text:p>0.4582233842</text:p>
          </table:table-cell>
          <table:table-cell table:number-columns-repeated="2"/>
        </table:table-row>
        <table:table-row table:style-name="ro1">
          <table:table-cell office:value-type="float" office:value="30.4571929603">
            <text:p>30.4571929603</text:p>
          </table:table-cell>
          <table:table-cell table:number-columns-repeated="2"/>
          <table:table-cell office:value-type="float" office:value="0.0735976726">
            <text:p>0.0735976726</text:p>
          </table:table-cell>
          <table:table-cell office:value-type="float" office:value="0.8492720523">
            <text:p>0.8492720523</text:p>
          </table:table-cell>
          <table:table-cell table:formula="of:=(MAX (MIN ([.D55]; 1 - [.E55]); MIN (1 - [.D55]; [.E55]))+[.D55])/2" office:value-type="float" office:value="0.46143486245">
            <text:p>0.4614348625</text:p>
          </table:table-cell>
          <table:table-cell table:number-columns-repeated="2"/>
        </table:table-row>
        <table:table-row table:style-name="ro1">
          <table:table-cell office:value-type="float" office:value="31.2442743194">
            <text:p>31.2442743194</text:p>
          </table:table-cell>
          <table:table-cell table:number-columns-repeated="2"/>
          <table:table-cell office:value-type="float" office:value="0.0710155774">
            <text:p>0.0710155774</text:p>
          </table:table-cell>
          <table:table-cell office:value-type="float" office:value="0.8580969364">
            <text:p>0.8580969364</text:p>
          </table:table-cell>
          <table:table-cell table:formula="of:=(MAX (MIN ([.D56]; 1 - [.E56]); MIN (1 - [.D56]; [.E56]))+[.D56])/2" office:value-type="float" office:value="0.4645562569">
            <text:p>0.4645562569</text:p>
          </table:table-cell>
          <table:table-cell table:number-columns-repeated="2"/>
        </table:table-row>
        <table:table-row table:style-name="ro1">
          <table:table-cell office:value-type="float" office:value="32.0425766998">
            <text:p>32.0425766998</text:p>
          </table:table-cell>
          <table:table-cell table:number-columns-repeated="2"/>
          <table:table-cell office:value-type="float" office:value="0.0684363587">
            <text:p>0.0684363587</text:p>
          </table:table-cell>
          <table:table-cell office:value-type="float" office:value="0.8667387391">
            <text:p>0.8667387391</text:p>
          </table:table-cell>
          <table:table-cell table:formula="of:=(MAX (MIN ([.D57]; 1 - [.E57]); MIN (1 - [.D57]; [.E57]))+[.D57])/2" office:value-type="float" office:value="0.4675875489">
            <text:p>0.4675875489</text:p>
          </table:table-cell>
          <table:table-cell table:number-columns-repeated="2"/>
        </table:table-row>
        <table:table-row table:style-name="ro1">
          <table:table-cell office:value-type="float" office:value="32.8519139602">
            <text:p>32.8519139602</text:p>
          </table:table-cell>
          <table:table-cell table:number-columns-repeated="2"/>
          <table:table-cell office:value-type="float" office:value="0.0658600891">
            <text:p>0.0658600891</text:p>
          </table:table-cell>
          <table:table-cell office:value-type="float" office:value="0.8751973496">
            <text:p>0.8751973496</text:p>
          </table:table-cell>
          <table:table-cell table:formula="of:=(MAX (MIN ([.D58]; 1 - [.E58]); MIN (1 - [.D58]; [.E58]))+[.D58])/2" office:value-type="float" office:value="0.47052871935">
            <text:p>0.4705287194</text:p>
          </table:table-cell>
          <table:table-cell table:number-columns-repeated="2"/>
        </table:table-row>
        <table:table-row table:style-name="ro1">
          <table:table-cell office:value-type="float" office:value="33.6720997765">
            <text:p>33.6720997765</text:p>
          </table:table-cell>
          <table:table-cell table:number-columns-repeated="2"/>
          <table:table-cell office:value-type="float" office:value="0.0632868404">
            <text:p>0.0632868404</text:p>
          </table:table-cell>
          <table:table-cell office:value-type="float" office:value="0.8834726566">
            <text:p>0.8834726566</text:p>
          </table:table-cell>
          <table:table-cell table:formula="of:=(MAX (MIN ([.D59]; 1 - [.E59]); MIN (1 - [.D59]; [.E59]))+[.D59])/2" office:value-type="float" office:value="0.4733797485">
            <text:p>0.4733797485</text:p>
          </table:table-cell>
          <table:table-cell table:number-columns-repeated="2"/>
        </table:table-row>
        <table:table-row table:style-name="ro1">
          <table:table-cell office:value-type="float" office:value="34.5029476407">
            <text:p>34.5029476407</text:p>
          </table:table-cell>
          <table:table-cell table:number-columns-repeated="2"/>
          <table:table-cell office:value-type="float" office:value="0.0607166835">
            <text:p>0.0607166835</text:p>
          </table:table-cell>
          <table:table-cell office:value-type="float" office:value="0.8915645477">
            <text:p>0.8915645477</text:p>
          </table:table-cell>
          <table:table-cell table:formula="of:=(MAX (MIN ([.D60]; 1 - [.E60]); MIN (1 - [.D60]; [.E60]))+[.D60])/2" office:value-type="float" office:value="0.4761406156">
            <text:p>0.4761406156</text:p>
          </table:table-cell>
          <table:table-cell table:number-columns-repeated="2"/>
        </table:table-row>
        <table:table-row table:style-name="ro1">
          <table:table-cell office:value-type="float" office:value="35.3442708609">
            <text:p>35.3442708609</text:p>
          </table:table-cell>
          <table:table-cell table:number-columns-repeated="2"/>
          <table:table-cell office:value-type="float" office:value="0.0581496885">
            <text:p>0.0581496885</text:p>
          </table:table-cell>
          <table:table-cell office:value-type="float" office:value="0.8994729087">
            <text:p>0.8994729087</text:p>
          </table:table-cell>
          <table:table-cell table:formula="of:=(MAX (MIN ([.D61]; 1 - [.E61]); MIN (1 - [.D61]; [.E61]))+[.D61])/2" office:value-type="float" office:value="0.4788112986">
            <text:p>0.4788112986</text:p>
          </table:table-cell>
          <table:table-cell table:number-columns-repeated="2"/>
        </table:table-row>
        <table:table-row table:style-name="ro1">
          <table:table-cell office:value-type="float" office:value="36.1958825589">
            <text:p>36.1958825589</text:p>
          </table:table-cell>
          <table:table-cell table:number-columns-repeated="2"/>
          <table:table-cell office:value-type="float" office:value="0.0555859247">
            <text:p>0.0555859247</text:p>
          </table:table-cell>
          <table:table-cell office:value-type="float" office:value="0.9071976228">
            <text:p>0.9071976228</text:p>
          </table:table-cell>
          <table:table-cell table:formula="of:=(MAX (MIN ([.D62]; 1 - [.E62]); MIN (1 - [.D62]; [.E62]))+[.D62])/2" office:value-type="float" office:value="0.48139177375">
            <text:p>0.4813917738</text:p>
          </table:table-cell>
          <table:table-cell table:number-columns-repeated="2"/>
        </table:table-row>
        <table:table-row table:style-name="ro1">
          <table:table-cell office:value-type="float" office:value="37.0575956682">
            <text:p>37.0575956682</text:p>
          </table:table-cell>
          <table:table-cell table:number-columns-repeated="2"/>
          <table:table-cell office:value-type="float" office:value="0.0530254601">
            <text:p>0.0530254601</text:p>
          </table:table-cell>
          <table:table-cell office:value-type="float" office:value="0.9147385693">
            <text:p>0.9147385693</text:p>
          </table:table-cell>
          <table:table-cell table:formula="of:=(MAX (MIN ([.D63]; 1 - [.E63]); MIN (1 - [.D63]; [.E63]))+[.D63])/2" office:value-type="float" office:value="0.4838820147">
            <text:p>0.4838820147</text:p>
          </table:table-cell>
          <table:table-cell table:number-columns-repeated="2"/>
        </table:table-row>
        <table:table-row table:style-name="ro1">
          <table:table-cell office:value-type="float" office:value="37.9292229292">
            <text:p>37.9292229292</text:p>
          </table:table-cell>
          <table:table-cell table:number-columns-repeated="2"/>
          <table:table-cell office:value-type="float" office:value="0.0504683616">
            <text:p>0.0504683616</text:p>
          </table:table-cell>
          <table:table-cell office:value-type="float" office:value="0.9220956226">
            <text:p>0.9220956226</text:p>
          </table:table-cell>
          <table:table-cell table:formula="of:=(MAX (MIN ([.D64]; 1 - [.E64]); MIN (1 - [.D64]; [.E64]))+[.D64])/2" office:value-type="float" office:value="0.4862819921">
            <text:p>0.4862819921</text:p>
          </table:table-cell>
          <table:table-cell table:number-columns-repeated="2"/>
        </table:table-row>
        <table:table-row table:style-name="ro1">
          <table:table-cell office:value-type="float" office:value="38.8105768847">
            <text:p>38.8105768847</text:p>
          </table:table-cell>
          <table:table-cell table:number-columns-repeated="2"/>
          <table:table-cell office:value-type="float" office:value="0.0479146951">
            <text:p>0.0479146951</text:p>
          </table:table-cell>
          <table:table-cell office:value-type="float" office:value="0.9292686506">
            <text:p>0.9292686506</text:p>
          </table:table-cell>
          <table:table-cell table:formula="of:=(MAX (MIN ([.D65]; 1 - [.E65]); MIN (1 - [.D65]; [.E65]))+[.D65])/2" office:value-type="float" office:value="0.48859167285">
            <text:p>0.4885916729</text:p>
          </table:table-cell>
          <table:table-cell table:number-columns-repeated="2"/>
        </table:table-row>
        <table:table-row table:style-name="ro1">
          <table:table-cell office:value-type="float" office:value="39.7014698731">
            <text:p>39.7014698731</text:p>
          </table:table-cell>
          <table:table-cell table:number-columns-repeated="2"/>
          <table:table-cell office:value-type="float" office:value="0.0453645248">
            <text:p>0.0453645248</text:p>
          </table:table-cell>
          <table:table-cell office:value-type="float" office:value="0.9362575131">
            <text:p>0.9362575131</text:p>
          </table:table-cell>
          <table:table-cell table:formula="of:=(MAX (MIN ([.D66]; 1 - [.E66]); MIN (1 - [.D66]; [.E66]))+[.D66])/2" office:value-type="float" office:value="0.49081101895">
            <text:p>0.490811019</text:p>
          </table:table-cell>
          <table:table-cell table:number-columns-repeated="2"/>
        </table:table-row>
        <table:table-row table:style-name="ro1">
          <table:table-cell office:value-type="float" office:value="40.6017140199">
            <text:p>40.6017140199</text:p>
          </table:table-cell>
          <table:table-cell table:number-columns-repeated="2"/>
          <table:table-cell office:value-type="float" office:value="0.0428179138">
            <text:p>0.0428179138</text:p>
          </table:table-cell>
          <table:table-cell office:value-type="float" office:value="0.9430620607">
            <text:p>0.9430620607</text:p>
          </table:table-cell>
          <table:table-cell table:formula="of:=(MAX (MIN ([.D67]; 1 - [.E67]); MIN (1 - [.D67]; [.E67]))+[.D67])/2" office:value-type="float" office:value="0.49293998725">
            <text:p>0.4929399873</text:p>
          </table:table-cell>
          <table:table-cell table:number-columns-repeated="2"/>
        </table:table-row>
        <table:table-row table:style-name="ro1">
          <table:table-cell office:value-type="float" office:value="41.5111212284">
            <text:p>41.5111212284</text:p>
          </table:table-cell>
          <table:table-cell table:number-columns-repeated="2"/>
          <table:table-cell office:value-type="float" office:value="0.0402749236">
            <text:p>0.0402749236</text:p>
          </table:table-cell>
          <table:table-cell office:value-type="float" office:value="0.9496821321">
            <text:p>0.9496821321</text:p>
          </table:table-cell>
          <table:table-cell table:formula="of:=(MAX (MIN ([.D68]; 1 - [.E68]); MIN (1 - [.D68]; [.E68]))+[.D68])/2" office:value-type="float" office:value="0.49497852785">
            <text:p>0.4949785279</text:p>
          </table:table-cell>
          <table:table-cell table:number-columns-repeated="2"/>
        </table:table-row>
        <table:table-row table:style-name="ro1">
          <table:table-cell office:value-type="float" office:value="42.4295031676">
            <text:p>42.4295031676</text:p>
          </table:table-cell>
          <table:table-cell table:number-columns-repeated="2"/>
          <table:table-cell office:value-type="float" office:value="0.0377356142">
            <text:p>0.0377356142</text:p>
          </table:table-cell>
          <table:table-cell office:value-type="float" office:value="0.9561175534">
            <text:p>0.9561175534</text:p>
          </table:table-cell>
          <table:table-cell table:formula="of:=(MAX (MIN ([.D69]; 1 - [.E69]); MIN (1 - [.D69]; [.E69]))+[.D69])/2" office:value-type="float" office:value="0.4969265838">
            <text:p>0.4969265838</text:p>
          </table:table-cell>
          <table:table-cell table:number-columns-repeated="2"/>
        </table:table-row>
        <table:table-row table:style-name="ro1">
          <table:table-cell office:value-type="float" office:value="43.356671259">
            <text:p>43.356671259</text:p>
          </table:table-cell>
          <table:table-cell table:number-columns-repeated="2"/>
          <table:table-cell office:value-type="float" office:value="0.0352000438">
            <text:p>0.0352000438</text:p>
          </table:table-cell>
          <table:table-cell office:value-type="float" office:value="0.9623681352">
            <text:p>0.9623681352</text:p>
          </table:table-cell>
          <table:table-cell table:formula="of:=(MAX (MIN ([.D70]; 1 - [.E70]); MIN (1 - [.D70]; [.E70]))+[.D70])/2" office:value-type="float" office:value="0.4987840895">
            <text:p>0.4987840895</text:p>
          </table:table-cell>
          <table:table-cell table:number-columns-repeated="2"/>
        </table:table-row>
        <table:table-row table:style-name="ro1">
          <table:table-cell office:value-type="float" office:value="44.2924366616">
            <text:p>44.2924366616</text:p>
          </table:table-cell>
          <table:table-cell table:number-columns-repeated="2"/>
          <table:table-cell office:value-type="float" office:value="0.032668269">
            <text:p>0.032668269</text:p>
          </table:table-cell>
          <table:table-cell office:value-type="float" office:value="0.9684336716">
            <text:p>0.9684336716</text:p>
          </table:table-cell>
          <table:table-cell table:formula="of:=(MAX (MIN ([.D71]; 1 - [.E71]); MIN (1 - [.D71]; [.E71]))+[.D7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45.2366102546">
            <text:p>45.2366102546</text:p>
          </table:table-cell>
          <table:table-cell table:number-columns-repeated="2"/>
          <table:table-cell office:value-type="float" office:value="0.0301403446">
            <text:p>0.0301403446</text:p>
          </table:table-cell>
          <table:table-cell office:value-type="float" office:value="0.9743139375">
            <text:p>0.9743139375</text:p>
          </table:table-cell>
          <table:table-cell table:formula="of:=(MAX (MIN ([.D72]; 1 - [.E72]); MIN (1 - [.D72]; [.E72]))+[.D7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46.1890026182">
            <text:p>46.1890026182</text:p>
          </table:table-cell>
          <table:table-cell table:number-columns-repeated="2"/>
          <table:table-cell office:value-type="float" office:value="0.0276163232">
            <text:p>0.0276163232</text:p>
          </table:table-cell>
          <table:table-cell office:value-type="float" office:value="0.9800086868">
            <text:p>0.9800086868</text:p>
          </table:table-cell>
          <table:table-cell table:formula="of:=(MAX (MIN ([.D73]; 1 - [.E73]); MIN (1 - [.D73]; [.E73]))+[.D7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47.1494240132">
            <text:p>47.1494240132</text:p>
          </table:table-cell>
          <table:table-cell table:number-columns-repeated="2"/>
          <table:table-cell office:value-type="float" office:value="0.0250962558">
            <text:p>0.0250962558</text:p>
          </table:table-cell>
          <table:table-cell office:value-type="float" office:value="0.9855176509">
            <text:p>0.9855176509</text:p>
          </table:table-cell>
          <table:table-cell table:formula="of:=(MAX (MIN ([.D74]; 1 - [.E74]); MIN (1 - [.D74]; [.E74]))+[.D7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48.1176843578">
            <text:p>48.1176843578</text:p>
          </table:table-cell>
          <table:table-cell table:number-columns-repeated="2"/>
          <table:table-cell office:value-type="float" office:value="0.0225801912">
            <text:p>0.0225801912</text:p>
          </table:table-cell>
          <table:table-cell office:value-type="float" office:value="0.9908405358">
            <text:p>0.9908405358</text:p>
          </table:table-cell>
          <table:table-cell table:formula="of:=(MAX (MIN ([.D75]; 1 - [.E75]); MIN (1 - [.D75]; [.E75]))+[.D7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49.0935932029">
            <text:p>49.0935932029</text:p>
          </table:table-cell>
          <table:table-cell table:number-columns-repeated="2"/>
          <table:table-cell office:value-type="float" office:value="0.0200681759">
            <text:p>0.0200681759</text:p>
          </table:table-cell>
          <table:table-cell office:value-type="float" office:value="0.995977021">
            <text:p>0.995977021</text:p>
          </table:table-cell>
          <table:table-cell table:formula="of:=(MAX (MIN ([.D76]; 1 - [.E76]); MIN (1 - [.D76]; [.E76]))+[.D7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0.0769597054">
            <text:p>50.0769597054</text:p>
          </table:table-cell>
          <table:table-cell table:number-columns-repeated="2"/>
          <table:table-cell office:value-type="float" office:value="0.0175602544">
            <text:p>0.0175602544</text:p>
          </table:table-cell>
          <table:table-cell office:value-type="float" office:value="1.0009267569">
            <text:p>1.0009267569</text:p>
          </table:table-cell>
          <table:table-cell table:formula="of:=(MAX (MIN ([.D77]; 1 - [.E77]); MIN (1 - [.D77]; [.E77]))+[.D7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1.0675925998">
            <text:p>51.0675925998</text:p>
          </table:table-cell>
          <table:table-cell table:number-columns-repeated="2"/>
          <table:table-cell office:value-type="float" office:value="0.0150564687">
            <text:p>0.0150564687</text:p>
          </table:table-cell>
          <table:table-cell office:value-type="float" office:value="1.0056893631">
            <text:p>1.0056893631</text:p>
          </table:table-cell>
          <table:table-cell table:formula="of:=(MAX (MIN ([.D78]; 1 - [.E78]); MIN (1 - [.D78]; [.E78]))+[.D7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2.0653001679">
            <text:p>52.0653001679</text:p>
          </table:table-cell>
          <table:table-cell table:number-columns-repeated="2"/>
          <table:table-cell office:value-type="float" office:value="0.0125568586">
            <text:p>0.0125568586</text:p>
          </table:table-cell>
          <table:table-cell office:value-type="float" office:value="1.0102644267">
            <text:p>1.0102644267</text:p>
          </table:table-cell>
          <table:table-cell table:formula="of:=(MAX (MIN ([.D79]; 1 - [.E79]); MIN (1 - [.D79]; [.E79]))+[.D7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3.0698902067">
            <text:p>53.0698902067</text:p>
          </table:table-cell>
          <table:table-cell table:number-columns-repeated="2"/>
          <table:table-cell office:value-type="float" office:value="0.0100614614">
            <text:p>0.0100614614</text:p>
          </table:table-cell>
          <table:table-cell office:value-type="float" office:value="1.0146515002">
            <text:p>1.0146515002</text:p>
          </table:table-cell>
          <table:table-cell table:formula="of:=(MAX (MIN ([.D80]; 1 - [.E80]); MIN (1 - [.D80]; [.E80]))+[.D8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4.0811699944">
            <text:p>54.0811699944</text:p>
          </table:table-cell>
          <table:table-cell table:number-columns-repeated="2"/>
          <table:table-cell office:value-type="float" office:value="0.0075703119">
            <text:p>0.0075703119</text:p>
          </table:table-cell>
          <table:table-cell office:value-type="float" office:value="1.0188500996">
            <text:p>1.0188500996</text:p>
          </table:table-cell>
          <table:table-cell table:formula="of:=(MAX (MIN ([.D81]; 1 - [.E81]); MIN (1 - [.D81]; [.E81]))+[.D8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5.0989462553">
            <text:p>55.0989462553</text:p>
          </table:table-cell>
          <table:table-cell table:number-columns-repeated="2"/>
          <table:table-cell office:value-type="float" office:value="0.0050834423">
            <text:p>0.0050834423</text:p>
          </table:table-cell>
          <table:table-cell office:value-type="float" office:value="1.0228597032">
            <text:p>1.0228597032</text:p>
          </table:table-cell>
          <table:table-cell table:formula="of:=(MAX (MIN ([.D82]; 1 - [.E82]); MIN (1 - [.D82]; [.E82]))+[.D8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6.1230251228">
            <text:p>56.1230251228</text:p>
          </table:table-cell>
          <table:table-cell table:number-columns-repeated="2"/>
          <table:table-cell office:value-type="float" office:value="0.002600882">
            <text:p>0.002600882</text:p>
          </table:table-cell>
          <table:table-cell office:value-type="float" office:value="1.0266797494">
            <text:p>1.0266797494</text:p>
          </table:table-cell>
          <table:table-cell table:formula="of:=(MAX (MIN ([.D83]; 1 - [.E83]); MIN (1 - [.D83]; [.E83]))+[.D8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7.1532121006">
            <text:p>57.1532121006</text:p>
          </table:table-cell>
          <table:table-cell table:number-columns-repeated="2"/>
          <table:table-cell office:value-type="float" office:value="0.0001226579">
            <text:p>0.0001226579</text:p>
          </table:table-cell>
          <table:table-cell office:value-type="float" office:value="1.0303096357">
            <text:p>1.0303096357</text:p>
          </table:table-cell>
          <table:table-cell table:formula="of:=(MAX (MIN ([.D84]; 1 - [.E84]); MIN (1 - [.D84]; [.E84]))+[.D8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8.1846096116">
            <text:p>58.1846096116</text:p>
          </table:table-cell>
          <table:table-cell table:number-columns-repeated="2"/>
          <table:table-cell office:value-type="float" office:value="0.0023512059">
            <text:p>0.0023512059</text:p>
          </table:table-cell>
          <table:table-cell office:value-type="float" office:value="1.033748717">
            <text:p>1.033748717</text:p>
          </table:table-cell>
          <table:table-cell table:formula="of:=(MAX (MIN ([.D85]; 1 - [.E85]); MIN (1 - [.D85]; [.E85]))+[.D8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59.2167852273">
            <text:p>59.2167852273</text:p>
          </table:table-cell>
          <table:table-cell table:number-columns-repeated="2"/>
          <table:table-cell office:value-type="float" office:value="0.0048206883">
            <text:p>0.0048206883</text:p>
          </table:table-cell>
          <table:table-cell office:value-type="float" office:value="1.036996304">
            <text:p>1.036996304</text:p>
          </table:table-cell>
          <table:table-cell table:formula="of:=(MAX (MIN ([.D86]; 1 - [.E86]); MIN (1 - [.D86]; [.E86]))+[.D8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0.249551119">
            <text:p>60.249551119</text:p>
          </table:table-cell>
          <table:table-cell table:number-columns-repeated="2"/>
          <table:table-cell office:value-type="float" office:value="0.0072857711">
            <text:p>0.0072857711</text:p>
          </table:table-cell>
          <table:table-cell office:value-type="float" office:value="1.0400516628">
            <text:p>1.0400516628</text:p>
          </table:table-cell>
          <table:table-cell table:formula="of:=(MAX (MIN ([.D87]; 1 - [.E87]); MIN (1 - [.D87]; [.E87]))+[.D8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1.2827186932">
            <text:p>61.2827186932</text:p>
          </table:table-cell>
          <table:table-cell table:number-columns-repeated="2"/>
          <table:table-cell office:value-type="float" office:value="0.0097464388">
            <text:p>0.0097464388</text:p>
          </table:table-cell>
          <table:table-cell office:value-type="float" office:value="1.0429140129">
            <text:p>1.0429140129</text:p>
          </table:table-cell>
          <table:table-cell table:formula="of:=(MAX (MIN ([.D88]; 1 - [.E88]); MIN (1 - [.D88]; [.E88]))+[.D8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2.3160985411">
            <text:p>62.3160985411</text:p>
          </table:table-cell>
          <table:table-cell table:number-columns-repeated="2"/>
          <table:table-cell office:value-type="float" office:value="0.0122026792">
            <text:p>0.0122026792</text:p>
          </table:table-cell>
          <table:table-cell office:value-type="float" office:value="1.0455825271">
            <text:p>1.0455825271</text:p>
          </table:table-cell>
          <table:table-cell table:formula="of:=(MAX (MIN ([.D89]; 1 - [.E89]); MIN (1 - [.D89]; [.E89]))+[.D8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3.349500388">
            <text:p>63.349500388</text:p>
          </table:table-cell>
          <table:table-cell table:number-columns-repeated="2"/>
          <table:table-cell office:value-type="float" office:value="0.0146544831">
            <text:p>0.0146544831</text:p>
          </table:table-cell>
          <table:table-cell office:value-type="float" office:value="1.04805633">
            <text:p>1.04805633</text:p>
          </table:table-cell>
          <table:table-cell table:formula="of:=(MAX (MIN ([.D90]; 1 - [.E90]); MIN (1 - [.D90]; [.E90]))+[.D9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4.3827330415">
            <text:p>64.3827330415</text:p>
          </table:table-cell>
          <table:table-cell table:number-columns-repeated="2"/>
          <table:table-cell office:value-type="float" office:value="0.0171018444">
            <text:p>0.0171018444</text:p>
          </table:table-cell>
          <table:table-cell office:value-type="float" office:value="1.0503344978">
            <text:p>1.0503344978</text:p>
          </table:table-cell>
          <table:table-cell table:formula="of:=(MAX (MIN ([.D91]; 1 - [.E91]); MIN (1 - [.D91]; [.E91]))+[.D9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5.4156043389">
            <text:p>65.4156043389</text:p>
          </table:table-cell>
          <table:table-cell table:number-columns-repeated="2"/>
          <table:table-cell office:value-type="float" office:value="0.0195447602">
            <text:p>0.0195447602</text:p>
          </table:table-cell>
          <table:table-cell office:value-type="float" office:value="1.0524160576">
            <text:p>1.0524160576</text:p>
          </table:table-cell>
          <table:table-cell table:formula="of:=(MAX (MIN ([.D92]; 1 - [.E92]); MIN (1 - [.D92]; [.E92]))+[.D9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6.4479210953">
            <text:p>66.4479210953</text:p>
          </table:table-cell>
          <table:table-cell table:number-columns-repeated="2"/>
          <table:table-cell office:value-type="float" office:value="0.0219832309">
            <text:p>0.0219832309</text:p>
          </table:table-cell>
          <table:table-cell office:value-type="float" office:value="1.0542999872">
            <text:p>1.0542999872</text:p>
          </table:table-cell>
          <table:table-cell table:formula="of:=(MAX (MIN ([.D93]; 1 - [.E93]); MIN (1 - [.D93]; [.E93]))+[.D9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7.4794890501">
            <text:p>67.4794890501</text:p>
          </table:table-cell>
          <table:table-cell table:number-columns-repeated="2"/>
          <table:table-cell office:value-type="float" office:value="0.02441726">
            <text:p>0.02441726</text:p>
          </table:table-cell>
          <table:table-cell office:value-type="float" office:value="1.0559852148">
            <text:p>1.0559852148</text:p>
          </table:table-cell>
          <table:table-cell table:formula="of:=(MAX (MIN ([.D94]; 1 - [.E94]); MIN (1 - [.D94]; [.E94]))+[.D9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8.5101128147">
            <text:p>68.5101128147</text:p>
          </table:table-cell>
          <table:table-cell table:number-columns-repeated="2"/>
          <table:table-cell office:value-type="float" office:value="0.0268468546">
            <text:p>0.0268468546</text:p>
          </table:table-cell>
          <table:table-cell office:value-type="float" office:value="1.0574706192">
            <text:p>1.0574706192</text:p>
          </table:table-cell>
          <table:table-cell table:formula="of:=(MAX (MIN ([.D95]; 1 - [.E95]); MIN (1 - [.D95]; [.E95]))+[.D9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69.5395958196">
            <text:p>69.5395958196</text:p>
          </table:table-cell>
          <table:table-cell table:number-columns-repeated="2"/>
          <table:table-cell office:value-type="float" office:value="0.0292720247">
            <text:p>0.0292720247</text:p>
          </table:table-cell>
          <table:table-cell office:value-type="float" office:value="1.0587550296">
            <text:p>1.0587550296</text:p>
          </table:table-cell>
          <table:table-cell table:formula="of:=(MAX (MIN ([.D96]; 1 - [.E96]); MIN (1 - [.D96]; [.E96]))+[.D9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0.5677402619">
            <text:p>70.5677402619</text:p>
          </table:table-cell>
          <table:table-cell table:number-columns-repeated="2"/>
          <table:table-cell office:value-type="float" office:value="0.0316927843">
            <text:p>0.0316927843</text:p>
          </table:table-cell>
          <table:table-cell office:value-type="float" office:value="1.0598372266">
            <text:p>1.0598372266</text:p>
          </table:table-cell>
          <table:table-cell table:formula="of:=(MAX (MIN ([.D97]; 1 - [.E97]); MIN (1 - [.D97]; [.E97]))+[.D9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1.5943470541">
            <text:p>71.5943470541</text:p>
          </table:table-cell>
          <table:table-cell table:number-columns-repeated="2"/>
          <table:table-cell office:value-type="float" office:value="0.0341091502">
            <text:p>0.0341091502</text:p>
          </table:table-cell>
          <table:table-cell office:value-type="float" office:value="1.0607159424">
            <text:p>1.0607159424</text:p>
          </table:table-cell>
          <table:table-cell table:formula="of:=(MAX (MIN ([.D98]; 1 - [.E98]); MIN (1 - [.D98]; [.E98]))+[.D9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2.6192157722">
            <text:p>72.6192157722</text:p>
          </table:table-cell>
          <table:table-cell table:number-columns-repeated="2"/>
          <table:table-cell office:value-type="float" office:value="0.0365211433">
            <text:p>0.0365211433</text:p>
          </table:table-cell>
          <table:table-cell office:value-type="float" office:value="1.0613898614">
            <text:p>1.0613898614</text:p>
          </table:table-cell>
          <table:table-cell table:formula="of:=(MAX (MIN ([.D99]; 1 - [.E99]); MIN (1 - [.D99]; [.E99]))+[.D9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3.6421446066">
            <text:p>73.6421446066</text:p>
          </table:table-cell>
          <table:table-cell table:number-columns-repeated="2"/>
          <table:table-cell office:value-type="float" office:value="0.0389287874">
            <text:p>0.0389287874</text:p>
          </table:table-cell>
          <table:table-cell office:value-type="float" office:value="1.0618576217">
            <text:p>1.0618576217</text:p>
          </table:table-cell>
          <table:table-cell table:formula="of:=(MAX (MIN ([.D100]; 1 - [.E100]); MIN (1 - [.D100]; [.E100]))+[.D10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4.6629303124">
            <text:p>74.6629303124</text:p>
          </table:table-cell>
          <table:table-cell table:number-columns-repeated="2"/>
          <table:table-cell office:value-type="float" office:value="0.0413321102">
            <text:p>0.0413321102</text:p>
          </table:table-cell>
          <table:table-cell office:value-type="float" office:value="1.062117816">
            <text:p>1.062117816</text:p>
          </table:table-cell>
          <table:table-cell table:formula="of:=(MAX (MIN ([.D101]; 1 - [.E101]); MIN (1 - [.D101]; [.E101]))+[.D10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5.6813681626">
            <text:p>75.6813681626</text:p>
          </table:table-cell>
          <table:table-cell table:number-columns-repeated="2"/>
          <table:table-cell office:value-type="float" office:value="0.0437311429">
            <text:p>0.0437311429</text:p>
          </table:table-cell>
          <table:table-cell office:value-type="float" office:value="1.062168993">
            <text:p>1.062168993</text:p>
          </table:table-cell>
          <table:table-cell table:formula="of:=(MAX (MIN ([.D102]; 1 - [.E102]); MIN (1 - [.D102]; [.E102]))+[.D10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6.6972519016">
            <text:p>76.6972519016</text:p>
          </table:table-cell>
          <table:table-cell table:number-columns-repeated="2"/>
          <table:table-cell office:value-type="float" office:value="0.0461259201">
            <text:p>0.0461259201</text:p>
          </table:table-cell>
          <table:table-cell office:value-type="float" office:value="1.0620096591">
            <text:p>1.0620096591</text:p>
          </table:table-cell>
          <table:table-cell table:formula="of:=(MAX (MIN ([.D103]; 1 - [.E103]); MIN (1 - [.D103]; [.E103]))+[.D10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7.7103737017">
            <text:p>77.7103737017</text:p>
          </table:table-cell>
          <table:table-cell table:number-columns-repeated="2"/>
          <table:table-cell office:value-type="float" office:value="0.0485164802">
            <text:p>0.0485164802</text:p>
          </table:table-cell>
          <table:table-cell office:value-type="float" office:value="1.0616382803">
            <text:p>1.0616382803</text:p>
          </table:table-cell>
          <table:table-cell table:formula="of:=(MAX (MIN ([.D104]; 1 - [.E104]); MIN (1 - [.D104]; [.E104]))+[.D10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8.720524121">
            <text:p>78.720524121</text:p>
          </table:table-cell>
          <table:table-cell table:number-columns-repeated="2"/>
          <table:table-cell office:value-type="float" office:value="0.0509028651">
            <text:p>0.0509028651</text:p>
          </table:table-cell>
          <table:table-cell office:value-type="float" office:value="1.0610532844">
            <text:p>1.0610532844</text:p>
          </table:table-cell>
          <table:table-cell table:formula="of:=(MAX (MIN ([.D105]; 1 - [.E105]); MIN (1 - [.D105]; [.E105]))+[.D10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79.7274920637">
            <text:p>79.7274920637</text:p>
          </table:table-cell>
          <table:table-cell table:number-columns-repeated="2"/>
          <table:table-cell office:value-type="float" office:value="0.0532851204">
            <text:p>0.0532851204</text:p>
          </table:table-cell>
          <table:table-cell office:value-type="float" office:value="1.0602530631">
            <text:p>1.0602530631</text:p>
          </table:table-cell>
          <table:table-cell table:formula="of:=(MAX (MIN ([.D106]; 1 - [.E106]); MIN (1 - [.D106]; [.E106]))+[.D10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0.7310647432">
            <text:p>80.7310647432</text:p>
          </table:table-cell>
          <table:table-cell table:number-columns-repeated="2"/>
          <table:table-cell office:value-type="float" office:value="0.0556632951">
            <text:p>0.0556632951</text:p>
          </table:table-cell>
          <table:table-cell office:value-type="float" office:value="1.0592359746">
            <text:p>1.0592359746</text:p>
          </table:table-cell>
          <table:table-cell table:formula="of:=(MAX (MIN ([.D107]; 1 - [.E107]); MIN (1 - [.D107]; [.E107]))+[.D10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1.7310276479">
            <text:p>81.7310276479</text:p>
          </table:table-cell>
          <table:table-cell table:number-columns-repeated="2"/>
          <table:table-cell office:value-type="float" office:value="0.0580374422">
            <text:p>0.0580374422</text:p>
          </table:table-cell>
          <table:table-cell office:value-type="float" office:value="1.0580003468">
            <text:p>1.0580003468</text:p>
          </table:table-cell>
          <table:table-cell table:formula="of:=(MAX (MIN ([.D108]; 1 - [.E108]); MIN (1 - [.D108]; [.E108]))+[.D10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2.7271645097">
            <text:p>82.7271645097</text:p>
          </table:table-cell>
          <table:table-cell table:number-columns-repeated="2"/>
          <table:table-cell office:value-type="float" office:value="0.0604076181">
            <text:p>0.0604076181</text:p>
          </table:table-cell>
          <table:table-cell office:value-type="float" office:value="1.0565444799">
            <text:p>1.0565444799</text:p>
          </table:table-cell>
          <table:table-cell table:formula="of:=(MAX (MIN ([.D109]; 1 - [.E109]); MIN (1 - [.D109]; [.E109]))+[.D10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3.7192572766">
            <text:p>83.7192572766</text:p>
          </table:table-cell>
          <table:table-cell table:number-columns-repeated="2"/>
          <table:table-cell office:value-type="float" office:value="0.0627738829">
            <text:p>0.0627738829</text:p>
          </table:table-cell>
          <table:table-cell office:value-type="float" office:value="1.0548666498">
            <text:p>1.0548666498</text:p>
          </table:table-cell>
          <table:table-cell table:formula="of:=(MAX (MIN ([.D110]; 1 - [.E110]); MIN (1 - [.D110]; [.E110]))+[.D11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4.7070860883">
            <text:p>84.7070860883</text:p>
          </table:table-cell>
          <table:table-cell table:number-columns-repeated="2"/>
          <table:table-cell office:value-type="float" office:value="0.0651363004">
            <text:p>0.0651363004</text:p>
          </table:table-cell>
          <table:table-cell office:value-type="float" office:value="1.052965112">
            <text:p>1.052965112</text:p>
          </table:table-cell>
          <table:table-cell table:formula="of:=(MAX (MIN ([.D111]; 1 - [.E111]); MIN (1 - [.D111]; [.E111]))+[.D11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5.6904292553">
            <text:p>85.6904292553</text:p>
          </table:table-cell>
          <table:table-cell table:number-columns-repeated="2"/>
          <table:table-cell office:value-type="float" office:value="0.0674949379">
            <text:p>0.0674949379</text:p>
          </table:table-cell>
          <table:table-cell office:value-type="float" office:value="1.0508381049">
            <text:p>1.0508381049</text:p>
          </table:table-cell>
          <table:table-cell table:formula="of:=(MAX (MIN ([.D112]; 1 - [.E112]); MIN (1 - [.D112]; [.E112]))+[.D11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6.6690632429">
            <text:p>86.6690632429</text:p>
          </table:table-cell>
          <table:table-cell table:number-columns-repeated="2"/>
          <table:table-cell office:value-type="float" office:value="0.0698498666">
            <text:p>0.0698498666</text:p>
          </table:table-cell>
          <table:table-cell office:value-type="float" office:value="1.0484838543">
            <text:p>1.0484838543</text:p>
          </table:table-cell>
          <table:table-cell table:formula="of:=(MAX (MIN ([.D113]; 1 - [.E113]); MIN (1 - [.D113]; [.E113]))+[.D11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7.6427626591">
            <text:p>87.6427626591</text:p>
          </table:table-cell>
          <table:table-cell table:number-columns-repeated="2"/>
          <table:table-cell office:value-type="float" office:value="0.0722011611">
            <text:p>0.0722011611</text:p>
          </table:table-cell>
          <table:table-cell office:value-type="float" office:value="1.0459005774">
            <text:p>1.0459005774</text:p>
          </table:table-cell>
          <table:table-cell table:formula="of:=(MAX (MIN ([.D114]; 1 - [.E114]); MIN (1 - [.D114]; [.E114]))+[.D11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8.6113002468">
            <text:p>88.6113002468</text:p>
          </table:table-cell>
          <table:table-cell table:number-columns-repeated="2"/>
          <table:table-cell office:value-type="float" office:value="0.0745488998">
            <text:p>0.0745488998</text:p>
          </table:table-cell>
          <table:table-cell office:value-type="float" office:value="1.0430864875">
            <text:p>1.0430864875</text:p>
          </table:table-cell>
          <table:table-cell table:formula="of:=(MAX (MIN ([.D115]; 1 - [.E115]); MIN (1 - [.D115]; [.E115]))+[.D11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9.5744468812">
            <text:p>89.5744468812</text:p>
          </table:table-cell>
          <table:table-cell table:number-columns-repeated="2"/>
          <table:table-cell office:value-type="float" office:value="0.0768931645">
            <text:p>0.0768931645</text:p>
          </table:table-cell>
          <table:table-cell office:value-type="float" office:value="1.0400397989">
            <text:p>1.0400397989</text:p>
          </table:table-cell>
          <table:table-cell table:formula="of:=(MAX (MIN ([.D116]; 1 - [.E116]); MIN (1 - [.D116]; [.E116]))+[.D11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0.5319715723">
            <text:p>90.5319715723</text:p>
          </table:table-cell>
          <table:table-cell table:number-columns-repeated="2"/>
          <table:table-cell office:value-type="float" office:value="0.0792340407">
            <text:p>0.0792340407</text:p>
          </table:table-cell>
          <table:table-cell office:value-type="float" office:value="1.0367587318">
            <text:p>1.0367587318</text:p>
          </table:table-cell>
          <table:table-cell table:formula="of:=(MAX (MIN ([.D117]; 1 - [.E117]); MIN (1 - [.D117]; [.E117]))+[.D11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1.4836414726">
            <text:p>91.4836414726</text:p>
          </table:table-cell>
          <table:table-cell table:number-columns-repeated="2"/>
          <table:table-cell office:value-type="float" office:value="0.0815716174">
            <text:p>0.0815716174</text:p>
          </table:table-cell>
          <table:table-cell office:value-type="float" office:value="1.0332415177">
            <text:p>1.0332415177</text:p>
          </table:table-cell>
          <table:table-cell table:formula="of:=(MAX (MIN ([.D118]; 1 - [.E118]); MIN (1 - [.D118]; [.E118]))+[.D11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2.4292218903">
            <text:p>92.4292218903</text:p>
          </table:table-cell>
          <table:table-cell table:number-columns-repeated="2"/>
          <table:table-cell office:value-type="float" office:value="0.0839059874">
            <text:p>0.0839059874</text:p>
          </table:table-cell>
          <table:table-cell office:value-type="float" office:value="1.0294864051">
            <text:p>1.0294864051</text:p>
          </table:table-cell>
          <table:table-cell table:formula="of:=(MAX (MIN ([.D119]; 1 - [.E119]); MIN (1 - [.D119]; [.E119]))+[.D11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3.3684763088">
            <text:p>93.3684763088</text:p>
          </table:table-cell>
          <table:table-cell table:number-columns-repeated="2"/>
          <table:table-cell office:value-type="float" office:value="0.0862372466">
            <text:p>0.0862372466</text:p>
          </table:table-cell>
          <table:table-cell office:value-type="float" office:value="1.0254916651">
            <text:p>1.0254916651</text:p>
          </table:table-cell>
          <table:table-cell table:formula="of:=(MAX (MIN ([.D120]; 1 - [.E120]); MIN (1 - [.D120]; [.E120]))+[.D12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4.3011664115">
            <text:p>94.3011664115</text:p>
          </table:table-cell>
          <table:table-cell table:number-columns-repeated="2"/>
          <table:table-cell office:value-type="float" office:value="0.0885654947">
            <text:p>0.0885654947</text:p>
          </table:table-cell>
          <table:table-cell office:value-type="float" office:value="1.0212555974">
            <text:p>1.0212555974</text:p>
          </table:table-cell>
          <table:table-cell table:formula="of:=(MAX (MIN ([.D121]; 1 - [.E121]); MIN (1 - [.D121]; [.E121]))+[.D12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5.2270521139">
            <text:p>95.2270521139</text:p>
          </table:table-cell>
          <table:table-cell table:number-columns-repeated="2"/>
          <table:table-cell office:value-type="float" office:value="0.0908908346">
            <text:p>0.0908908346</text:p>
          </table:table-cell>
          <table:table-cell office:value-type="float" office:value="1.016776537">
            <text:p>1.016776537</text:p>
          </table:table-cell>
          <table:table-cell table:formula="of:=(MAX (MIN ([.D122]; 1 - [.E122]); MIN (1 - [.D122]; [.E122]))+[.D12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6.1458916012">
            <text:p>96.1458916012</text:p>
          </table:table-cell>
          <table:table-cell table:number-columns-repeated="2"/>
          <table:table-cell office:value-type="float" office:value="0.093213373">
            <text:p>0.093213373</text:p>
          </table:table-cell>
          <table:table-cell office:value-type="float" office:value="1.0120528604">
            <text:p>1.0120528604</text:p>
          </table:table-cell>
          <table:table-cell table:formula="of:=(MAX (MIN ([.D123]; 1 - [.E123]); MIN (1 - [.D123]; [.E123]))+[.D12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7.057441374">
            <text:p>97.057441374</text:p>
          </table:table-cell>
          <table:table-cell table:number-columns-repeated="2"/>
          <table:table-cell office:value-type="float" office:value="0.0955332195">
            <text:p>0.0955332195</text:p>
          </table:table-cell>
          <table:table-cell office:value-type="float" office:value="1.0070829923">
            <text:p>1.0070829923</text:p>
          </table:table-cell>
          <table:table-cell table:formula="of:=(MAX (MIN ([.D124]; 1 - [.E124]); MIN (1 - [.D124]; [.E124]))+[.D12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7.9614562996">
            <text:p>97.9614562996</text:p>
          </table:table-cell>
          <table:table-cell table:number-columns-repeated="2"/>
          <table:table-cell office:value-type="float" office:value="0.0978504874">
            <text:p>0.0978504874</text:p>
          </table:table-cell>
          <table:table-cell office:value-type="float" office:value="1.001865413">
            <text:p>1.001865413</text:p>
          </table:table-cell>
          <table:table-cell table:formula="of:=(MAX (MIN ([.D125]; 1 - [.E125]); MIN (1 - [.D125]; [.E125]))+[.D12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8.8576896717">
            <text:p>98.8576896717</text:p>
          </table:table-cell>
          <table:table-cell table:number-columns-repeated="2"/>
          <table:table-cell office:value-type="float" office:value="0.100165293">
            <text:p>0.100165293</text:p>
          </table:table-cell>
          <table:table-cell office:value-type="float" office:value="0.9963986651">
            <text:p>0.9963986651</text:p>
          </table:table-cell>
          <table:table-cell table:formula="of:=(MAX (MIN ([.D126]; 1 - [.E126]); MIN (1 - [.D126]; [.E126]))+[.D12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9.7458932769">
            <text:p>99.7458932769</text:p>
          </table:table-cell>
          <table:table-cell table:number-columns-repeated="2"/>
          <table:table-cell office:value-type="float" office:value="0.1024777561">
            <text:p>0.1024777561</text:p>
          </table:table-cell>
          <table:table-cell office:value-type="float" office:value="0.9906813613">
            <text:p>0.9906813613</text:p>
          </table:table-cell>
          <table:table-cell table:formula="of:=(MAX (MIN ([.D127]; 1 - [.E127]); MIN (1 - [.D127]; [.E127]))+[.D12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0.6258174691">
            <text:p>100.6258174691</text:p>
          </table:table-cell>
          <table:table-cell table:number-columns-repeated="2"/>
          <table:table-cell office:value-type="float" office:value="0.1047879996">
            <text:p>0.1047879996</text:p>
          </table:table-cell>
          <table:table-cell office:value-type="float" office:value="0.9847121918">
            <text:p>0.9847121918</text:p>
          </table:table-cell>
          <table:table-cell table:formula="of:=(MAX (MIN ([.D128]; 1 - [.E128]); MIN (1 - [.D128]; [.E128]))+[.D12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1.4972112521">
            <text:p>101.4972112521</text:p>
          </table:table-cell>
          <table:table-cell table:number-columns-repeated="2"/>
          <table:table-cell office:value-type="float" office:value="0.1070961494">
            <text:p>0.1070961494</text:p>
          </table:table-cell>
          <table:table-cell office:value-type="float" office:value="0.9784899323">
            <text:p>0.9784899323</text:p>
          </table:table-cell>
          <table:table-cell table:formula="of:=(MAX (MIN ([.D129]; 1 - [.E129]); MIN (1 - [.D129]; [.E129]))+[.D12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2.3598223693">
            <text:p>102.3598223693</text:p>
          </table:table-cell>
          <table:table-cell table:number-columns-repeated="2"/>
          <table:table-cell office:value-type="float" office:value="0.1094023346">
            <text:p>0.1094023346</text:p>
          </table:table-cell>
          <table:table-cell office:value-type="float" office:value="0.9720134518">
            <text:p>0.9720134518</text:p>
          </table:table-cell>
          <table:table-cell table:formula="of:=(MAX (MIN ([.D130]; 1 - [.E130]); MIN (1 - [.D130]; [.E130]))+[.D13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3.2133974028">
            <text:p>103.2133974028</text:p>
          </table:table-cell>
          <table:table-cell table:number-columns-repeated="2"/>
          <table:table-cell office:value-type="float" office:value="0.1117066874">
            <text:p>0.1117066874</text:p>
          </table:table-cell>
          <table:table-cell office:value-type="float" office:value="0.9652817209">
            <text:p>0.9652817209</text:p>
          </table:table-cell>
          <table:table-cell table:formula="of:=(MAX (MIN ([.D131]; 1 - [.E131]); MIN (1 - [.D131]; [.E131]))+[.D13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4.0576818799">
            <text:p>104.0576818799</text:p>
          </table:table-cell>
          <table:table-cell table:number-columns-repeated="2"/>
          <table:table-cell office:value-type="float" office:value="0.1140093428">
            <text:p>0.1140093428</text:p>
          </table:table-cell>
          <table:table-cell office:value-type="float" office:value="0.9582938199">
            <text:p>0.9582938199</text:p>
          </table:table-cell>
          <table:table-cell table:formula="of:=(MAX (MIN ([.D132]; 1 - [.E132]); MIN (1 - [.D132]; [.E132]))+[.D13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4.8924203888">
            <text:p>104.8924203888</text:p>
          </table:table-cell>
          <table:table-cell table:number-columns-repeated="2"/>
          <table:table-cell office:value-type="float" office:value="0.1163104388">
            <text:p>0.1163104388</text:p>
          </table:table-cell>
          <table:table-cell office:value-type="float" office:value="0.9510489477">
            <text:p>0.9510489477</text:p>
          </table:table-cell>
          <table:table-cell table:formula="of:=(MAX (MIN ([.D133]; 1 - [.E133]); MIN (1 - [.D133]; [.E133]))+[.D13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5.7173567027">
            <text:p>105.7173567027</text:p>
          </table:table-cell>
          <table:table-cell table:number-columns-repeated="2"/>
          <table:table-cell office:value-type="float" office:value="0.1186101162">
            <text:p>0.1186101162</text:p>
          </table:table-cell>
          <table:table-cell office:value-type="float" office:value="0.9435464301">
            <text:p>0.9435464301</text:p>
          </table:table-cell>
          <table:table-cell table:formula="of:=(MAX (MIN ([.D134]; 1 - [.E134]); MIN (1 - [.D134]; [.E134]))+[.D13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6.5322339128">
            <text:p>106.5322339128</text:p>
          </table:table-cell>
          <table:table-cell table:number-columns-repeated="2"/>
          <table:table-cell office:value-type="float" office:value="0.1209085184">
            <text:p>0.1209085184</text:p>
          </table:table-cell>
          <table:table-cell office:value-type="float" office:value="0.9357857285">
            <text:p>0.9357857285</text:p>
          </table:table-cell>
          <table:table-cell table:formula="of:=(MAX (MIN ([.D135]; 1 - [.E135]); MIN (1 - [.D135]; [.E135]))+[.D13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3367945701">
            <text:p>107.3367945701</text:p>
          </table:table-cell>
          <table:table-cell table:number-columns-repeated="2"/>
          <table:table-cell office:value-type="float" office:value="0.1232057918">
            <text:p>0.1232057918</text:p>
          </table:table-cell>
          <table:table-cell office:value-type="float" office:value="0.927766449">
            <text:p>0.927766449</text:p>
          </table:table-cell>
          <table:table-cell table:formula="of:=(MAX (MIN ([.D136]; 1 - [.E136]); MIN (1 - [.D136]; [.E136]))+[.D13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130780836">
            <text:p>108.130780836</text:p>
          </table:table-cell>
          <table:table-cell table:number-columns-repeated="2"/>
          <table:table-cell office:value-type="float" office:value="0.1255020851">
            <text:p>0.1255020851</text:p>
          </table:table-cell>
          <table:table-cell office:value-type="float" office:value="0.9194883511">
            <text:p>0.9194883511</text:p>
          </table:table-cell>
          <table:table-cell table:formula="of:=(MAX (MIN ([.D137]; 1 - [.E137]); MIN (1 - [.D137]; [.E137]))+[.D13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913934643">
            <text:p>108.913934643</text:p>
          </table:table-cell>
          <table:table-cell table:number-columns-repeated="2"/>
          <table:table-cell office:value-type="float" office:value="0.1277975498">
            <text:p>0.1277975498</text:p>
          </table:table-cell>
          <table:table-cell office:value-type="float" office:value="0.9109513567">
            <text:p>0.9109513567</text:p>
          </table:table-cell>
          <table:table-cell table:formula="of:=(MAX (MIN ([.D138]; 1 - [.E138]); MIN (1 - [.D138]; [.E138]))+[.D13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9.6859978629">
            <text:p>109.6859978629</text:p>
          </table:table-cell>
          <table:table-cell table:number-columns-repeated="2"/>
          <table:table-cell office:value-type="float" office:value="0.1300923396">
            <text:p>0.1300923396</text:p>
          </table:table-cell>
          <table:table-cell office:value-type="float" office:value="0.9021555594">
            <text:p>0.9021555594</text:p>
          </table:table-cell>
          <table:table-cell table:formula="of:=(MAX (MIN ([.D139]; 1 - [.E139]); MIN (1 - [.D139]; [.E139]))+[.D13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0.4467124856">
            <text:p>110.4467124856</text:p>
          </table:table-cell>
          <table:table-cell table:number-columns-repeated="2"/>
          <table:table-cell office:value-type="float" office:value="0.1323866107">
            <text:p>0.1323866107</text:p>
          </table:table-cell>
          <table:table-cell office:value-type="float" office:value="0.8931012335">
            <text:p>0.8931012335</text:p>
          </table:table-cell>
          <table:table-cell table:formula="of:=(MAX (MIN ([.D140]; 1 - [.E140]); MIN (1 - [.D140]; [.E140]))+[.D14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1.1958208067">
            <text:p>111.1958208067</text:p>
          </table:table-cell>
          <table:table-cell table:number-columns-repeated="2"/>
          <table:table-cell office:value-type="float" office:value="0.1346805216">
            <text:p>0.1346805216</text:p>
          </table:table-cell>
          <table:table-cell office:value-type="float" office:value="0.8837888427">
            <text:p>0.8837888427</text:p>
          </table:table-cell>
          <table:table-cell table:formula="of:=(MAX (MIN ([.D141]; 1 - [.E141]); MIN (1 - [.D141]; [.E141]))+[.D14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1.9330656237">
            <text:p>111.9330656237</text:p>
          </table:table-cell>
          <table:table-cell table:number-columns-repeated="2"/>
          <table:table-cell office:value-type="float" office:value="0.136974233">
            <text:p>0.136974233</text:p>
          </table:table-cell>
          <table:table-cell office:value-type="float" office:value="0.87421905">
            <text:p>0.87421905</text:p>
          </table:table-cell>
          <table:table-cell table:formula="of:=(MAX (MIN ([.D142]; 1 - [.E142]); MIN (1 - [.D142]; [.E142]))+[.D14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2.6581904422">
            <text:p>112.6581904422</text:p>
          </table:table-cell>
          <table:table-cell table:number-columns-repeated="2"/>
          <table:table-cell office:value-type="float" office:value="0.1392679076">
            <text:p>0.1392679076</text:p>
          </table:table-cell>
          <table:table-cell office:value-type="float" office:value="0.864392726">
            <text:p>0.864392726</text:p>
          </table:table-cell>
          <table:table-cell table:formula="of:=(MAX (MIN ([.D143]; 1 - [.E143]); MIN (1 - [.D143]; [.E143]))+[.D14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3.3709396907">
            <text:p>113.3709396907</text:p>
          </table:table-cell>
          <table:table-cell table:number-columns-repeated="2"/>
          <table:table-cell office:value-type="float" office:value="0.1415617102">
            <text:p>0.1415617102</text:p>
          </table:table-cell>
          <table:table-cell office:value-type="float" office:value="0.8543109587">
            <text:p>0.8543109587</text:p>
          </table:table-cell>
          <table:table-cell table:formula="of:=(MAX (MIN ([.D144]; 1 - [.E144]); MIN (1 - [.D144]; [.E144]))+[.D144])/2" office:value-type="float" office:value="0.49793633445">
            <text:p>0.4979363345</text:p>
          </table:table-cell>
          <table:table-cell table:number-columns-repeated="2"/>
        </table:table-row>
        <table:table-row table:style-name="ro1">
          <table:table-cell office:value-type="float" office:value="114.0710589449">
            <text:p>114.0710589449</text:p>
          </table:table-cell>
          <table:table-cell table:number-columns-repeated="2"/>
          <table:table-cell office:value-type="float" office:value="0.1438558075">
            <text:p>0.1438558075</text:p>
          </table:table-cell>
          <table:table-cell office:value-type="float" office:value="0.8439750616">
            <text:p>0.8439750616</text:p>
          </table:table-cell>
          <table:table-cell table:formula="of:=(MAX (MIN ([.D145]; 1 - [.E145]); MIN (1 - [.D145]; [.E145]))+[.D145])/2" office:value-type="float" office:value="0.49391543455">
            <text:p>0.4939154346</text:p>
          </table:table-cell>
          <table:table-cell table:number-columns-repeated="2"/>
        </table:table-row>
        <table:table-row table:style-name="ro1">
          <table:table-cell office:value-type="float" office:value="114.7582951604">
            <text:p>114.7582951604</text:p>
          </table:table-cell>
          <table:table-cell table:number-columns-repeated="2"/>
          <table:table-cell office:value-type="float" office:value="0.146150368">
            <text:p>0.146150368</text:p>
          </table:table-cell>
          <table:table-cell office:value-type="float" office:value="0.8333865836">
            <text:p>0.8333865836</text:p>
          </table:table-cell>
          <table:table-cell table:formula="of:=(MAX (MIN ([.D146]; 1 - [.E146]); MIN (1 - [.D146]; [.E146]))+[.D146])/2" office:value-type="float" office:value="0.4897684758">
            <text:p>0.4897684758</text:p>
          </table:table-cell>
          <table:table-cell table:number-columns-repeated="2"/>
        </table:table-row>
        <table:table-row table:style-name="ro1">
          <table:table-cell office:value-type="float" office:value="115.432396915">
            <text:p>115.432396915</text:p>
          </table:table-cell>
          <table:table-cell table:number-columns-repeated="2"/>
          <table:table-cell office:value-type="float" office:value="0.1484455621">
            <text:p>0.1484455621</text:p>
          </table:table-cell>
          <table:table-cell office:value-type="float" office:value="0.8225473167">
            <text:p>0.8225473167</text:p>
          </table:table-cell>
          <table:table-cell table:formula="of:=(MAX (MIN ([.D147]; 1 - [.E147]); MIN (1 - [.D147]; [.E147]))+[.D147])/2" office:value-type="float" office:value="0.4854964394">
            <text:p>0.4854964394</text:p>
          </table:table-cell>
          <table:table-cell table:number-columns-repeated="2"/>
        </table:table-row>
        <table:table-row table:style-name="ro1">
          <table:table-cell office:value-type="float" office:value="116.0931146589">
            <text:p>116.0931146589</text:p>
          </table:table-cell>
          <table:table-cell table:number-columns-repeated="2"/>
          <table:table-cell office:value-type="float" office:value="0.1507415615">
            <text:p>0.1507415615</text:p>
          </table:table-cell>
          <table:table-cell office:value-type="float" office:value="0.8114593054">
            <text:p>0.8114593054</text:p>
          </table:table-cell>
          <table:table-cell table:formula="of:=(MAX (MIN ([.D148]; 1 - [.E148]); MIN (1 - [.D148]; [.E148]))+[.D148])/2" office:value-type="float" office:value="0.48110043345">
            <text:p>0.4811004335</text:p>
          </table:table-cell>
          <table:table-cell table:number-columns-repeated="2"/>
        </table:table-row>
        <table:table-row table:style-name="ro1">
          <table:table-cell office:value-type="float" office:value="116.7402009743">
            <text:p>116.7402009743</text:p>
          </table:table-cell>
          <table:table-cell table:number-columns-repeated="2"/>
          <table:table-cell office:value-type="float" office:value="0.1530385397">
            <text:p>0.1530385397</text:p>
          </table:table-cell>
          <table:table-cell office:value-type="float" office:value="0.800124855">
            <text:p>0.800124855</text:p>
          </table:table-cell>
          <table:table-cell table:formula="of:=(MAX (MIN ([.D149]; 1 - [.E149]); MIN (1 - [.D149]; [.E149]))+[.D149])/2" office:value-type="float" office:value="0.47658169735">
            <text:p>0.4765816974</text:p>
          </table:table-cell>
          <table:table-cell table:number-columns-repeated="2"/>
        </table:table-row>
        <table:table-row table:style-name="ro1">
          <table:table-cell office:value-type="float" office:value="117.3734108423">
            <text:p>117.3734108423</text:p>
          </table:table-cell>
          <table:table-cell table:number-columns-repeated="2"/>
          <table:table-cell office:value-type="float" office:value="0.1553366715">
            <text:p>0.1553366715</text:p>
          </table:table-cell>
          <table:table-cell office:value-type="float" office:value="0.7885465396">
            <text:p>0.7885465396</text:p>
          </table:table-cell>
          <table:table-cell table:formula="of:=(MAX (MIN ([.D150]; 1 - [.E150]); MIN (1 - [.D150]; [.E150]))+[.D150])/2" office:value-type="float" office:value="0.47194160555">
            <text:p>0.4719416056</text:p>
          </table:table-cell>
          <table:table-cell table:number-columns-repeated="2"/>
        </table:table-row>
        <table:table-row table:style-name="ro1">
          <table:table-cell office:value-type="float" office:value="117.9925019194">
            <text:p>117.9925019194</text:p>
          </table:table-cell>
          <table:table-cell table:number-columns-repeated="2"/>
          <table:table-cell office:value-type="float" office:value="0.157636133">
            <text:p>0.157636133</text:p>
          </table:table-cell>
          <table:table-cell office:value-type="float" office:value="0.7767272101">
            <text:p>0.7767272101</text:p>
          </table:table-cell>
          <table:table-cell table:formula="of:=(MAX (MIN ([.D151]; 1 - [.E151]); MIN (1 - [.D151]; [.E151]))+[.D151])/2" office:value-type="float" office:value="0.46718167155">
            <text:p>0.4671816716</text:p>
          </table:table-cell>
          <table:table-cell table:number-columns-repeated="2"/>
        </table:table-row>
        <table:table-row table:style-name="ro1">
          <table:table-cell office:value-type="float" office:value="118.5972348204">
            <text:p>118.5972348204</text:p>
          </table:table-cell>
          <table:table-cell table:number-columns-repeated="2"/>
          <table:table-cell office:value-type="float" office:value="0.1599371017">
            <text:p>0.1599371017</text:p>
          </table:table-cell>
          <table:table-cell office:value-type="float" office:value="0.7646700026">
            <text:p>0.7646700026</text:p>
          </table:table-cell>
          <table:table-cell table:formula="of:=(MAX (MIN ([.D152]; 1 - [.E152]); MIN (1 - [.D152]; [.E152]))+[.D152])/2" office:value-type="float" office:value="0.46230355215">
            <text:p>0.4623035522</text:p>
          </table:table-cell>
          <table:table-cell table:number-columns-repeated="2"/>
        </table:table-row>
        <table:table-row table:style-name="ro1">
          <table:table-cell office:value-type="float" office:value="119.1873734098">
            <text:p>119.1873734098</text:p>
          </table:table-cell>
          <table:table-cell table:number-columns-repeated="2"/>
          <table:table-cell office:value-type="float" office:value="0.1622397558">
            <text:p>0.1622397558</text:p>
          </table:table-cell>
          <table:table-cell office:value-type="float" office:value="0.7523783452">
            <text:p>0.7523783452</text:p>
          </table:table-cell>
          <table:table-cell table:formula="of:=(MAX (MIN ([.D153]; 1 - [.E153]); MIN (1 - [.D153]; [.E153]))+[.D153])/2" office:value-type="float" office:value="0.4573090505">
            <text:p>0.4573090505</text:p>
          </table:table-cell>
          <table:table-cell table:number-columns-repeated="2"/>
        </table:table-row>
        <table:table-row table:style-name="ro1">
          <table:table-cell office:value-type="float" office:value="119.7626851003">
            <text:p>119.7626851003</text:p>
          </table:table-cell>
          <table:table-cell table:number-columns-repeated="2"/>
          <table:table-cell office:value-type="float" office:value="0.1645442748">
            <text:p>0.1645442748</text:p>
          </table:table-cell>
          <table:table-cell office:value-type="float" office:value="0.7398559653">
            <text:p>0.7398559653</text:p>
          </table:table-cell>
          <table:table-cell table:formula="of:=(MAX (MIN ([.D154]; 1 - [.E154]); MIN (1 - [.D154]; [.E154]))+[.D154])/2" office:value-type="float" office:value="0.45220012005">
            <text:p>0.4522001201</text:p>
          </table:table-cell>
          <table:table-cell table:number-columns-repeated="2"/>
        </table:table-row>
        <table:table-row table:style-name="ro1">
          <table:table-cell office:value-type="float" office:value="120.3229411582">
            <text:p>120.3229411582</text:p>
          </table:table-cell>
          <table:table-cell table:number-columns-repeated="2"/>
          <table:table-cell office:value-type="float" office:value="0.1668508391">
            <text:p>0.1668508391</text:p>
          </table:table-cell>
          <table:table-cell office:value-type="float" office:value="0.7271068971">
            <text:p>0.7271068971</text:p>
          </table:table-cell>
          <table:table-cell table:formula="of:=(MAX (MIN ([.D155]; 1 - [.E155]); MIN (1 - [.D155]; [.E155]))+[.D155])/2" office:value-type="float" office:value="0.4469788681">
            <text:p>0.4469788681</text:p>
          </table:table-cell>
          <table:table-cell table:number-columns-repeated="2"/>
        </table:table-row>
        <table:table-row table:style-name="ro1">
          <table:table-cell office:value-type="float" office:value="120.8679170158">
            <text:p>120.8679170158</text:p>
          </table:table-cell>
          <table:table-cell table:number-columns-repeated="2"/>
          <table:table-cell office:value-type="float" office:value="0.1691596297">
            <text:p>0.1691596297</text:p>
          </table:table-cell>
          <table:table-cell office:value-type="float" office:value="0.7141354873">
            <text:p>0.7141354873</text:p>
          </table:table-cell>
          <table:table-cell table:formula="of:=(MAX (MIN ([.D156]; 1 - [.E156]); MIN (1 - [.D156]; [.E156]))+[.D156])/2" office:value-type="float" office:value="0.4416475585">
            <text:p>0.4416475585</text:p>
          </table:table-cell>
          <table:table-cell table:number-columns-repeated="2"/>
        </table:table-row>
        <table:table-row table:style-name="ro1">
          <table:table-cell office:value-type="float" office:value="121.397392589">
            <text:p>121.397392589</text:p>
          </table:table-cell>
          <table:table-cell table:number-columns-repeated="2"/>
          <table:table-cell office:value-type="float" office:value="0.1714708283">
            <text:p>0.1714708283</text:p>
          </table:table-cell>
          <table:table-cell office:value-type="float" office:value="0.7009464015">
            <text:p>0.7009464015</text:p>
          </table:table-cell>
          <table:table-cell table:formula="of:=(MAX (MIN ([.D157]; 1 - [.E157]); MIN (1 - [.D157]; [.E157]))+[.D157])/2" office:value-type="float" office:value="0.4362086149">
            <text:p>0.4362086149</text:p>
          </table:table-cell>
          <table:table-cell table:number-columns-repeated="2"/>
        </table:table-row>
        <table:table-row table:style-name="ro1">
          <table:table-cell office:value-type="float" office:value="121.911152602">
            <text:p>121.911152602</text:p>
          </table:table-cell>
          <table:table-cell table:number-columns-repeated="2"/>
          <table:table-cell office:value-type="float" office:value="0.173784617">
            <text:p>0.173784617</text:p>
          </table:table-cell>
          <table:table-cell office:value-type="float" office:value="0.6875446301">
            <text:p>0.6875446301</text:p>
          </table:table-cell>
          <table:table-cell table:formula="of:=(MAX (MIN ([.D158]; 1 - [.E158]); MIN (1 - [.D158]; [.E158]))+[.D158])/2" office:value-type="float" office:value="0.43066462355">
            <text:p>0.4306646236</text:p>
          </table:table-cell>
          <table:table-cell table:number-columns-repeated="2"/>
        </table:table-row>
        <table:table-row table:style-name="ro1">
          <table:table-cell office:value-type="float" office:value="122.4089869166">
            <text:p>122.4089869166</text:p>
          </table:table-cell>
          <table:table-cell table:number-columns-repeated="2"/>
          <table:table-cell office:value-type="float" office:value="0.1761011786">
            <text:p>0.1761011786</text:p>
          </table:table-cell>
          <table:table-cell office:value-type="float" office:value="0.6739354932">
            <text:p>0.6739354932</text:p>
          </table:table-cell>
          <table:table-cell table:formula="of:=(MAX (MIN ([.D159]; 1 - [.E159]); MIN (1 - [.D159]; [.E159]))+[.D159])/2" office:value-type="float" office:value="0.4250183359">
            <text:p>0.4250183359</text:p>
          </table:table-cell>
          <table:table-cell table:number-columns-repeated="2"/>
        </table:table-row>
        <table:table-row table:style-name="ro1">
          <table:table-cell office:value-type="float" office:value="122.8906908664">
            <text:p>122.8906908664</text:p>
          </table:table-cell>
          <table:table-cell table:number-columns-repeated="2"/>
          <table:table-cell office:value-type="float" office:value="0.178420696">
            <text:p>0.178420696</text:p>
          </table:table-cell>
          <table:table-cell office:value-type="float" office:value="0.6601246457">
            <text:p>0.6601246457</text:p>
          </table:table-cell>
          <table:table-cell table:formula="of:=(MAX (MIN ([.D160]; 1 - [.E160]); MIN (1 - [.D160]; [.E160]))+[.D160])/2" office:value-type="float" office:value="0.41927267085">
            <text:p>0.4192726709</text:p>
          </table:table-cell>
          <table:table-cell table:number-columns-repeated="2"/>
        </table:table-row>
        <table:table-row table:style-name="ro1">
          <table:table-cell office:value-type="float" office:value="123.3560655953">
            <text:p>123.3560655953</text:p>
          </table:table-cell>
          <table:table-cell table:number-columns-repeated="2"/>
          <table:table-cell office:value-type="float" office:value="0.1807433521">
            <text:p>0.1807433521</text:p>
          </table:table-cell>
          <table:table-cell office:value-type="float" office:value="0.6461180811">
            <text:p>0.6461180811</text:p>
          </table:table-cell>
          <table:table-cell table:formula="of:=(MAX (MIN ([.D161]; 1 - [.E161]); MIN (1 - [.D161]; [.E161]))+[.D161])/2" office:value-type="float" office:value="0.4134307166">
            <text:p>0.4134307166</text:p>
          </table:table-cell>
          <table:table-cell table:number-columns-repeated="2"/>
        </table:table-row>
        <table:table-row table:style-name="ro1">
          <table:table-cell office:value-type="float" office:value="123.8049184005">
            <text:p>123.8049184005</text:p>
          </table:table-cell>
          <table:table-cell table:number-columns-repeated="2"/>
          <table:table-cell office:value-type="float" office:value="0.1830693302">
            <text:p>0.1830693302</text:p>
          </table:table-cell>
          <table:table-cell office:value-type="float" office:value="0.6319221354">
            <text:p>0.6319221354</text:p>
          </table:table-cell>
          <table:table-cell table:formula="of:=(MAX (MIN ([.D162]; 1 - [.E162]); MIN (1 - [.D162]; [.E162]))+[.D162])/2" office:value-type="float" office:value="0.4074957328">
            <text:p>0.4074957328</text:p>
          </table:table-cell>
          <table:table-cell table:number-columns-repeated="2"/>
        </table:table-row>
        <table:table-row table:style-name="ro1">
          <table:table-cell office:value-type="float" office:value="124.2370630777">
            <text:p>124.2370630777</text:p>
          </table:table-cell>
          <table:table-cell table:number-columns-repeated="2"/>
          <table:table-cell office:value-type="float" office:value="0.1853988133">
            <text:p>0.1853988133</text:p>
          </table:table-cell>
          <table:table-cell office:value-type="float" office:value="0.6175434905">
            <text:p>0.6175434905</text:p>
          </table:table-cell>
          <table:table-cell table:formula="of:=(MAX (MIN ([.D163]; 1 - [.E163]); MIN (1 - [.D163]; [.E163]))+[.D163])/2" office:value-type="float" office:value="0.4014711519">
            <text:p>0.4014711519</text:p>
          </table:table-cell>
          <table:table-cell table:number-columns-repeated="2"/>
        </table:table-row>
        <table:table-row table:style-name="ro1">
          <table:table-cell office:value-type="float" office:value="124.6523202696">
            <text:p>124.6523202696</text:p>
          </table:table-cell>
          <table:table-cell table:number-columns-repeated="2"/>
          <table:table-cell office:value-type="float" office:value="0.1877319842">
            <text:p>0.1877319842</text:p>
          </table:table-cell>
          <table:table-cell office:value-type="float" office:value="0.6029891762">
            <text:p>0.6029891762</text:p>
          </table:table-cell>
          <table:table-cell table:formula="of:=(MAX (MIN ([.D164]; 1 - [.E164]); MIN (1 - [.D164]; [.E164]))+[.D164])/2" office:value-type="float" office:value="0.3953605802">
            <text:p>0.3953605802</text:p>
          </table:table-cell>
          <table:table-cell table:number-columns-repeated="2"/>
        </table:table-row>
        <table:table-row table:style-name="ro1">
          <table:table-cell office:value-type="float" office:value="125.0505178166">
            <text:p>125.0505178166</text:p>
          </table:table-cell>
          <table:table-cell table:number-columns-repeated="2"/>
          <table:table-cell office:value-type="float" office:value="0.1900690255">
            <text:p>0.1900690255</text:p>
          </table:table-cell>
          <table:table-cell office:value-type="float" office:value="0.5882665725">
            <text:p>0.5882665725</text:p>
          </table:table-cell>
          <table:table-cell table:formula="of:=(MAX (MIN ([.D165]; 1 - [.E165]); MIN (1 - [.D165]; [.E165]))+[.D165])/2" office:value-type="float" office:value="0.389167799">
            <text:p>0.389167799</text:p>
          </table:table-cell>
          <table:table-cell table:number-columns-repeated="2"/>
        </table:table-row>
        <table:table-row table:style-name="ro1">
          <table:table-cell office:value-type="float" office:value="125.4314911082">
            <text:p>125.4314911082</text:p>
          </table:table-cell>
          <table:table-cell table:number-columns-repeated="2"/>
          <table:table-cell office:value-type="float" office:value="0.1924101193">
            <text:p>0.1924101193</text:p>
          </table:table-cell>
          <table:table-cell office:value-type="float" office:value="0.5733834109">
            <text:p>0.5733834109</text:p>
          </table:table-cell>
          <table:table-cell table:formula="of:=(MAX (MIN ([.D166]; 1 - [.E166]); MIN (1 - [.D166]; [.E166]))+[.D166])/2" office:value-type="float" office:value="0.3828967651">
            <text:p>0.3828967651</text:p>
          </table:table-cell>
          <table:table-cell table:number-columns-repeated="2"/>
        </table:table-row>
        <table:table-row table:style-name="ro1">
          <table:table-cell office:value-type="float" office:value="125.7950834358">
            <text:p>125.7950834358</text:p>
          </table:table-cell>
          <table:table-cell table:number-columns-repeated="2"/>
          <table:table-cell office:value-type="float" office:value="0.1947554469">
            <text:p>0.1947554469</text:p>
          </table:table-cell>
          <table:table-cell office:value-type="float" office:value="0.5583477745">
            <text:p>0.5583477745</text:p>
          </table:table-cell>
          <table:table-cell table:formula="of:=(MAX (MIN ([.D167]; 1 - [.E167]); MIN (1 - [.D167]; [.E167]))+[.D167])/2" office:value-type="float" office:value="0.3765516107">
            <text:p>0.3765516107</text:p>
          </table:table-cell>
          <table:table-cell table:number-columns-repeated="2"/>
        </table:table-row>
        <table:table-row table:style-name="ro1">
          <table:table-cell office:value-type="float" office:value="126.1411463451">
            <text:p>126.1411463451</text:p>
          </table:table-cell>
          <table:table-cell table:number-columns-repeated="2"/>
          <table:table-cell office:value-type="float" office:value="0.1971051892">
            <text:p>0.1971051892</text:p>
          </table:table-cell>
          <table:table-cell office:value-type="float" office:value="0.5431680984">
            <text:p>0.5431680984</text:p>
          </table:table-cell>
          <table:table-cell table:formula="of:=(MAX (MIN ([.D168]; 1 - [.E168]); MIN (1 - [.D168]; [.E168]))+[.D168])/2" office:value-type="float" office:value="0.3701366438">
            <text:p>0.3701366438</text:p>
          </table:table-cell>
          <table:table-cell table:number-columns-repeated="2"/>
        </table:table-row>
        <table:table-row table:style-name="ro1">
          <table:table-cell office:value-type="float" office:value="126.4695399877">
            <text:p>126.4695399877</text:p>
          </table:table-cell>
          <table:table-cell table:number-columns-repeated="2"/>
          <table:table-cell office:value-type="float" office:value="0.1994595261">
            <text:p>0.1994595261</text:p>
          </table:table-cell>
          <table:table-cell office:value-type="float" office:value="0.5278531687">
            <text:p>0.5278531687</text:p>
          </table:table-cell>
          <table:table-cell table:formula="of:=(MAX (MIN ([.D169]; 1 - [.E169]); MIN (1 - [.D169]; [.E169]))+[.D169])/2" office:value-type="float" office:value="0.3636563474">
            <text:p>0.3636563474</text:p>
          </table:table-cell>
          <table:table-cell table:number-columns-repeated="2"/>
        </table:table-row>
        <table:table-row table:style-name="ro1">
          <table:table-cell office:value-type="float" office:value="126.7801334719">
            <text:p>126.7801334719</text:p>
          </table:table-cell>
          <table:table-cell table:number-columns-repeated="2"/>
          <table:table-cell office:value-type="float" office:value="0.2018186366">
            <text:p>0.2018186366</text:p>
          </table:table-cell>
          <table:table-cell office:value-type="float" office:value="0.5124121209">
            <text:p>0.5124121209</text:p>
          </table:table-cell>
          <table:table-cell table:formula="of:=(MAX (MIN ([.D170]; 1 - [.E170]); MIN (1 - [.D170]; [.E170]))+[.D170])/2" office:value-type="float" office:value="0.35711537875">
            <text:p>0.3571153788</text:p>
          </table:table-cell>
          <table:table-cell table:number-columns-repeated="2"/>
        </table:table-row>
        <table:table-row table:style-name="ro1">
          <table:table-cell office:value-type="float" office:value="127.0728052106">
            <text:p>127.0728052106</text:p>
          </table:table-cell>
          <table:table-cell table:number-columns-repeated="2"/>
          <table:table-cell office:value-type="float" office:value="0.2041826987">
            <text:p>0.2041826987</text:p>
          </table:table-cell>
          <table:table-cell office:value-type="float" office:value="0.4968544373">
            <text:p>0.4968544373</text:p>
          </table:table-cell>
          <table:table-cell table:formula="of:=(MAX (MIN ([.D171]; 1 - [.E171]); MIN (1 - [.D171]; [.E171]))+[.D171])/2" office:value-type="float" office:value="0.350518568">
            <text:p>0.350518568</text:p>
          </table:table-cell>
          <table:table-cell table:number-columns-repeated="2"/>
        </table:table-row>
        <table:table-row table:style-name="ro1">
          <table:table-cell office:value-type="float" office:value="127.347443266">
            <text:p>127.347443266</text:p>
          </table:table-cell>
          <table:table-cell table:number-columns-repeated="2"/>
          <table:table-cell office:value-type="float" office:value="0.2065518888">
            <text:p>0.2065518888</text:p>
          </table:table-cell>
          <table:table-cell office:value-type="float" office:value="0.4811899443">
            <text:p>0.4811899443</text:p>
          </table:table-cell>
          <table:table-cell table:formula="of:=(MAX (MIN ([.D172]; 1 - [.E172]); MIN (1 - [.D172]; [.E172]))+[.D172])/2" office:value-type="float" office:value="0.34387091655">
            <text:p>0.3438709166</text:p>
          </table:table-cell>
          <table:table-cell table:number-columns-repeated="2"/>
        </table:table-row>
        <table:table-row table:style-name="ro1">
          <table:table-cell office:value-type="float" office:value="127.6039456918">
            <text:p>127.6039456918</text:p>
          </table:table-cell>
          <table:table-cell table:number-columns-repeated="2"/>
          <table:table-cell office:value-type="float" office:value="0.2089263825">
            <text:p>0.2089263825</text:p>
          </table:table-cell>
          <table:table-cell office:value-type="float" office:value="0.4654288082">
            <text:p>0.4654288082</text:p>
          </table:table-cell>
          <table:table-cell table:formula="of:=(MAX (MIN ([.D173]; 1 - [.E173]); MIN (1 - [.D173]; [.E173]))+[.D173])/2" office:value-type="float" office:value="0.33717759535">
            <text:p>0.3371775954</text:p>
          </table:table-cell>
          <table:table-cell table:number-columns-repeated="2"/>
        </table:table-row>
        <table:table-row table:style-name="ro1">
          <table:table-cell office:value-type="float" office:value="127.8422208689">
            <text:p>127.8422208689</text:p>
          </table:table-cell>
          <table:table-cell table:number-columns-repeated="2"/>
          <table:table-cell office:value-type="float" office:value="0.2113063534">
            <text:p>0.2113063534</text:p>
          </table:table-cell>
          <table:table-cell office:value-type="float" office:value="0.4495815305">
            <text:p>0.4495815305</text:p>
          </table:table-cell>
          <table:table-cell table:formula="of:=(MAX (MIN ([.D174]; 1 - [.E174]); MIN (1 - [.D174]; [.E174]))+[.D174])/2" office:value-type="float" office:value="0.33044394195">
            <text:p>0.330443942</text:p>
          </table:table-cell>
          <table:table-cell table:number-columns-repeated="2"/>
        </table:table-row>
        <table:table-row table:style-name="ro1">
          <table:table-cell office:value-type="float" office:value="128.0621878374">
            <text:p>128.0621878374</text:p>
          </table:table-cell>
          <table:table-cell table:number-columns-repeated="2"/>
          <table:table-cell office:value-type="float" office:value="0.2136919738">
            <text:p>0.2136919738</text:p>
          </table:table-cell>
          <table:table-cell office:value-type="float" office:value="0.4336589423">
            <text:p>0.4336589423</text:p>
          </table:table-cell>
          <table:table-cell table:formula="of:=(MAX (MIN ([.D175]; 1 - [.E175]); MIN (1 - [.D175]; [.E175]))+[.D175])/2" office:value-type="float" office:value="0.32367545805">
            <text:p>0.3236754581</text:p>
          </table:table-cell>
          <table:table-cell table:number-columns-repeated="2"/>
        </table:table-row>
        <table:table-row table:style-name="ro1">
          <table:table-cell office:value-type="float" office:value="128.2637766209">
            <text:p>128.2637766209</text:p>
          </table:table-cell>
          <table:table-cell table:number-columns-repeated="2"/>
          <table:table-cell office:value-type="float" office:value="0.2160834143">
            <text:p>0.2160834143</text:p>
          </table:table-cell>
          <table:table-cell office:value-type="float" office:value="0.4176721978">
            <text:p>0.4176721978</text:p>
          </table:table-cell>
          <table:table-cell table:formula="of:=(MAX (MIN ([.D176]; 1 - [.E176]); MIN (1 - [.D176]; [.E176]))+[.D176])/2" office:value-type="float" office:value="0.31687780605">
            <text:p>0.3168778061</text:p>
          </table:table-cell>
          <table:table-cell table:number-columns-repeated="2"/>
        </table:table-row>
        <table:table-row table:style-name="ro1">
          <table:table-cell office:value-type="float" office:value="128.4469285447">
            <text:p>128.4469285447</text:p>
          </table:table-cell>
          <table:table-cell table:number-columns-repeated="2"/>
          <table:table-cell office:value-type="float" office:value="0.2184808433">
            <text:p>0.2184808433</text:p>
          </table:table-cell>
          <table:table-cell office:value-type="float" office:value="0.4016327671">
            <text:p>0.4016327671</text:p>
          </table:table-cell>
          <table:table-cell table:formula="of:=(MAX (MIN ([.D177]; 1 - [.E177]); MIN (1 - [.D177]; [.E177]))+[.D177])/2" office:value-type="float" office:value="0.3100568052">
            <text:p>0.3100568052</text:p>
          </table:table-cell>
          <table:table-cell table:number-columns-repeated="2"/>
        </table:table-row>
        <table:table-row table:style-name="ro1">
          <table:table-cell office:value-type="float" office:value="128.611596545">
            <text:p>128.611596545</text:p>
          </table:table-cell>
          <table:table-cell table:number-columns-repeated="2"/>
          <table:table-cell office:value-type="float" office:value="0.2208844276">
            <text:p>0.2208844276</text:p>
          </table:table-cell>
          <table:table-cell office:value-type="float" office:value="0.3855524279">
            <text:p>0.3855524279</text:p>
          </table:table-cell>
          <table:table-cell table:formula="of:=(MAX (MIN ([.D178]; 1 - [.E178]); MIN (1 - [.D178]; [.E178]))+[.D178])/2" office:value-type="float" office:value="0.30321842775">
            <text:p>0.3032184278</text:p>
          </table:table-cell>
          <table:table-cell table:number-columns-repeated="2"/>
        </table:table-row>
        <table:table-row table:style-name="ro1">
          <table:table-cell office:value-type="float" office:value="128.7577454701">
            <text:p>128.7577454701</text:p>
          </table:table-cell>
          <table:table-cell table:number-columns-repeated="2"/>
          <table:table-cell office:value-type="float" office:value="0.2232943315">
            <text:p>0.2232943315</text:p>
          </table:table-cell>
          <table:table-cell office:value-type="float" office:value="0.3694432566">
            <text:p>0.3694432566</text:p>
          </table:table-cell>
          <table:table-cell table:formula="of:=(MAX (MIN ([.D179]; 1 - [.E179]); MIN (1 - [.D179]; [.E179]))+[.D179])/2" office:value-type="float" office:value="0.29636879405">
            <text:p>0.2963687941</text:p>
          </table:table-cell>
          <table:table-cell table:number-columns-repeated="2"/>
        </table:table-row>
        <table:table-row table:style-name="ro1">
          <table:table-cell office:value-type="float" office:value="128.8853523712">
            <text:p>128.8853523712</text:p>
          </table:table-cell>
          <table:table-cell table:number-columns-repeated="2"/>
          <table:table-cell office:value-type="float" office:value="0.2257107173">
            <text:p>0.2257107173</text:p>
          </table:table-cell>
          <table:table-cell office:value-type="float" office:value="0.3533176184">
            <text:p>0.3533176184</text:p>
          </table:table-cell>
          <table:table-cell table:formula="of:=(MAX (MIN ([.D180]; 1 - [.E180]); MIN (1 - [.D180]; [.E180]))+[.D180])/2" office:value-type="float" office:value="0.28951416785">
            <text:p>0.2895141679</text:p>
          </table:table-cell>
          <table:table-cell table:number-columns-repeated="2"/>
        </table:table-row>
        <table:table-row table:style-name="ro1">
          <table:table-cell office:value-type="float" office:value="128.9944067827">
            <text:p>128.9944067827</text:p>
          </table:table-cell>
          <table:table-cell table:number-columns-repeated="2"/>
          <table:table-cell office:value-type="float" office:value="0.2281337448">
            <text:p>0.2281337448</text:p>
          </table:table-cell>
          <table:table-cell office:value-type="float" office:value="0.3371881564">
            <text:p>0.3371881564</text:p>
          </table:table-cell>
          <table:table-cell table:formula="of:=(MAX (MIN ([.D181]; 1 - [.E181]); MIN (1 - [.D181]; [.E181]))+[.D181])/2" office:value-type="float" office:value="0.2826609506">
            <text:p>0.2826609506</text:p>
          </table:table-cell>
          <table:table-cell table:number-columns-repeated="2"/>
        </table:table-row>
        <table:table-row table:style-name="ro1">
          <table:table-cell office:value-type="float" office:value="129.0849109914">
            <text:p>129.0849109914</text:p>
          </table:table-cell>
          <table:table-cell table:number-columns-repeated="2"/>
          <table:table-cell office:value-type="float" office:value="0.2305635713">
            <text:p>0.2305635713</text:p>
          </table:table-cell>
          <table:table-cell office:value-type="float" office:value="0.3210677799">
            <text:p>0.3210677799</text:p>
          </table:table-cell>
          <table:table-cell table:formula="of:=(MAX (MIN ([.D182]; 1 - [.E182]); MIN (1 - [.D182]; [.E182]))+[.D182])/2" office:value-type="float" office:value="0.2758156756">
            <text:p>0.2758156756</text:p>
          </table:table-cell>
          <table:table-cell table:number-columns-repeated="2"/>
        </table:table-row>
        <table:table-row table:style-name="ro1">
          <table:table-cell office:value-type="float" office:value="129.1568802922">
            <text:p>129.1568802922</text:p>
          </table:table-cell>
          <table:table-cell table:number-columns-repeated="2"/>
          <table:table-cell office:value-type="float" office:value="0.2330003514">
            <text:p>0.2330003514</text:p>
          </table:table-cell>
          <table:table-cell office:value-type="float" office:value="0.3049696522">
            <text:p>0.3049696522</text:p>
          </table:table-cell>
          <table:table-cell table:formula="of:=(MAX (MIN ([.D183]; 1 - [.E183]); MIN (1 - [.D183]; [.E183]))+[.D183])/2" office:value-type="float" office:value="0.2689850018">
            <text:p>0.2689850018</text:p>
          </table:table-cell>
          <table:table-cell table:number-columns-repeated="2"/>
        </table:table-row>
        <table:table-row table:style-name="ro1">
          <table:table-cell office:value-type="float" office:value="129.210343232">
            <text:p>129.210343232</text:p>
          </table:table-cell>
          <table:table-cell table:number-columns-repeated="2"/>
          <table:table-cell office:value-type="float" office:value="0.2354442369">
            <text:p>0.2354442369</text:p>
          </table:table-cell>
          <table:table-cell office:value-type="float" office:value="0.2889071767">
            <text:p>0.2889071767</text:p>
          </table:table-cell>
          <table:table-cell table:formula="of:=(MAX (MIN ([.D184]; 1 - [.E184]); MIN (1 - [.D184]; [.E184]))+[.D184])/2" office:value-type="float" office:value="0.2621757068">
            <text:p>0.2621757068</text:p>
          </table:table-cell>
          <table:table-cell table:number-columns-repeated="2"/>
        </table:table-row>
        <table:table-row table:style-name="ro1">
          <table:table-cell office:value-type="float" office:value="129.2453418381">
            <text:p>129.2453418381</text:p>
          </table:table-cell>
          <table:table-cell table:number-columns-repeated="2"/>
          <table:table-cell office:value-type="float" office:value="0.2378953769">
            <text:p>0.2378953769</text:p>
          </table:table-cell>
          <table:table-cell office:value-type="float" office:value="0.2728939831">
            <text:p>0.2728939831</text:p>
          </table:table-cell>
          <table:table-cell table:formula="of:=(MAX (MIN ([.D185]; 1 - [.E185]); MIN (1 - [.D185]; [.E185]))+[.D185])/2" office:value-type="float" office:value="0.25539468">
            <text:p>0.25539468</text:p>
          </table:table-cell>
          <table:table-cell table:number-columns-repeated="2"/>
        </table:table-row>
        <table:table-row table:style-name="ro1">
          <table:table-cell office:value-type="float" office:value="129.2619318329">
            <text:p>129.2619318329</text:p>
          </table:table-cell>
          <table:table-cell table:number-columns-repeated="2"/>
          <table:table-cell office:value-type="float" office:value="0.2403539172">
            <text:p>0.2403539172</text:p>
          </table:table-cell>
          <table:table-cell office:value-type="float" office:value="0.256943912">
            <text:p>0.256943912</text:p>
          </table:table-cell>
          <table:table-cell table:formula="of:=(MAX (MIN ([.D186]; 1 - [.E186]); MIN (1 - [.D186]; [.E186]))+[.D186])/2" office:value-type="float" office:value="0.2486489146">
            <text:p>0.2486489146</text:p>
          </table:table-cell>
          <table:table-cell table:number-columns-repeated="2"/>
        </table:table-row>
        <table:table-row table:style-name="ro1">
          <table:table-cell office:value-type="float" office:value="129.2601828316">
            <text:p>129.2601828316</text:p>
          </table:table-cell>
          <table:table-cell table:number-columns-repeated="2"/>
          <table:table-cell office:value-type="float" office:value="0.2428200005">
            <text:p>0.2428200005</text:p>
          </table:table-cell>
          <table:table-cell office:value-type="float" office:value="0.2410709993">
            <text:p>0.2410709993</text:p>
          </table:table-cell>
          <table:table-cell table:formula="of:=(MAX (MIN ([.D187]; 1 - [.E187]); MIN (1 - [.D187]; [.E187]))+[.D187])/2" office:value-type="float" office:value="0.2428200005">
            <text:p>0.2428200005</text:p>
          </table:table-cell>
          <table:table-cell table:number-columns-repeated="2"/>
        </table:table-row>
        <table:table-row table:style-name="ro1">
          <table:table-cell office:value-type="float" office:value="129.2401785244">
            <text:p>129.2401785244</text:p>
          </table:table-cell>
          <table:table-cell table:number-columns-repeated="2"/>
          <table:table-cell office:value-type="float" office:value="0.2452937663">
            <text:p>0.2452937663</text:p>
          </table:table-cell>
          <table:table-cell office:value-type="float" office:value="0.2252894591">
            <text:p>0.2252894591</text:p>
          </table:table-cell>
          <table:table-cell table:formula="of:=(MAX (MIN ([.D188]; 1 - [.E188]); MIN (1 - [.D188]; [.E188]))+[.D188])/2" office:value-type="float" office:value="0.2452937663">
            <text:p>0.2452937663</text:p>
          </table:table-cell>
          <table:table-cell table:number-columns-repeated="2"/>
        </table:table-row>
        <table:table-row table:style-name="ro1">
          <table:table-cell office:value-type="float" office:value="129.2020168403">
            <text:p>129.2020168403</text:p>
          </table:table-cell>
          <table:table-cell table:number-columns-repeated="2"/>
          <table:table-cell office:value-type="float" office:value="0.2477753507">
            <text:p>0.2477753507</text:p>
          </table:table-cell>
          <table:table-cell office:value-type="float" office:value="0.2096136666">
            <text:p>0.2096136666</text:p>
          </table:table-cell>
          <table:table-cell table:formula="of:=(MAX (MIN ([.D189]; 1 - [.E189]); MIN (1 - [.D189]; [.E189]))+[.D189])/2" office:value-type="float" office:value="0.2477753507">
            <text:p>0.2477753507</text:p>
          </table:table-cell>
          <table:table-cell table:number-columns-repeated="2"/>
        </table:table-row>
        <table:table-row table:style-name="ro1">
          <table:table-cell office:value-type="float" office:value="129.1458100937">
            <text:p>129.1458100937</text:p>
          </table:table-cell>
          <table:table-cell table:number-columns-repeated="2"/>
          <table:table-cell office:value-type="float" office:value="0.250264886">
            <text:p>0.250264886</text:p>
          </table:table-cell>
          <table:table-cell office:value-type="float" office:value="0.1940581394">
            <text:p>0.1940581394</text:p>
          </table:table-cell>
          <table:table-cell table:formula="of:=(MAX (MIN ([.D190]; 1 - [.E190]); MIN (1 - [.D190]; [.E190]))+[.D190])/2" office:value-type="float" office:value="0.250264886">
            <text:p>0.250264886</text:p>
          </table:table-cell>
          <table:table-cell table:number-columns-repeated="2"/>
        </table:table-row>
        <table:table-row table:style-name="ro1">
          <table:table-cell office:value-type="float" office:value="129.0716851114">
            <text:p>129.0716851114</text:p>
          </table:table-cell>
          <table:table-cell table:number-columns-repeated="2"/>
          <table:table-cell office:value-type="float" office:value="0.2527625011">
            <text:p>0.2527625011</text:p>
          </table:table-cell>
          <table:table-cell office:value-type="float" office:value="0.1786375189">
            <text:p>0.1786375189</text:p>
          </table:table-cell>
          <table:table-cell table:formula="of:=(MAX (MIN ([.D191]; 1 - [.E191]); MIN (1 - [.D191]; [.E191]))+[.D191])/2" office:value-type="float" office:value="0.2527625011">
            <text:p>0.2527625011</text:p>
          </table:table-cell>
          <table:table-cell table:number-columns-repeated="2"/>
        </table:table-row>
        <table:table-row table:style-name="ro1">
          <table:table-cell office:value-type="float" office:value="128.9797833406">
            <text:p>128.9797833406</text:p>
          </table:table-cell>
          <table:table-cell table:number-columns-repeated="2"/>
          <table:table-cell office:value-type="float" office:value="0.2552683211">
            <text:p>0.2552683211</text:p>
          </table:table-cell>
          <table:table-cell office:value-type="float" office:value="0.1633665502">
            <text:p>0.1633665502</text:p>
          </table:table-cell>
          <table:table-cell table:formula="of:=(MAX (MIN ([.D192]; 1 - [.E192]); MIN (1 - [.D192]; [.E192]))+[.D192])/2" office:value-type="float" office:value="0.2552683211">
            <text:p>0.2552683211</text:p>
          </table:table-cell>
          <table:table-cell table:number-columns-repeated="2"/>
        </table:table-row>
        <table:table-row table:style-name="ro1">
          <table:table-cell office:value-type="float" office:value="128.8702609359">
            <text:p>128.8702609359</text:p>
          </table:table-cell>
          <table:table-cell table:number-columns-repeated="2"/>
          <table:table-cell office:value-type="float" office:value="0.2577824669">
            <text:p>0.2577824669</text:p>
          </table:table-cell>
          <table:table-cell office:value-type="float" office:value="0.1482600622">
            <text:p>0.1482600622</text:p>
          </table:table-cell>
          <table:table-cell table:formula="of:=(MAX (MIN ([.D193]; 1 - [.E193]); MIN (1 - [.D193]; [.E193]))+[.D193])/2" office:value-type="float" office:value="0.2577824669">
            <text:p>0.2577824669</text:p>
          </table:table-cell>
          <table:table-cell table:number-columns-repeated="2"/>
        </table:table-row>
        <table:table-row table:style-name="ro1">
          <table:table-cell office:value-type="float" office:value="128.7432888262">
            <text:p>128.7432888262</text:p>
          </table:table-cell>
          <table:table-cell table:number-columns-repeated="2"/>
          <table:table-cell office:value-type="float" office:value="0.2603050557">
            <text:p>0.2603050557</text:p>
          </table:table-cell>
          <table:table-cell office:value-type="float" office:value="0.133332946">
            <text:p>0.133332946</text:p>
          </table:table-cell>
          <table:table-cell table:formula="of:=(MAX (MIN ([.D194]; 1 - [.E194]); MIN (1 - [.D194]; [.E194]))+[.D194])/2" office:value-type="float" office:value="0.2603050557">
            <text:p>0.2603050557</text:p>
          </table:table-cell>
          <table:table-cell table:number-columns-repeated="2"/>
        </table:table-row>
        <table:table-row table:style-name="ro1">
          <table:table-cell office:value-type="float" office:value="128.5990527596">
            <text:p>128.5990527596</text:p>
          </table:table-cell>
          <table:table-cell table:number-columns-repeated="2"/>
          <table:table-cell office:value-type="float" office:value="0.2628362004">
            <text:p>0.2628362004</text:p>
          </table:table-cell>
          <table:table-cell office:value-type="float" office:value="0.1186001338">
            <text:p>0.1186001338</text:p>
          </table:table-cell>
          <table:table-cell table:formula="of:=(MAX (MIN ([.D195]; 1 - [.E195]); MIN (1 - [.D195]; [.E195]))+[.D195])/2" office:value-type="float" office:value="0.2628362004">
            <text:p>0.2628362004</text:p>
          </table:table-cell>
          <table:table-cell table:number-columns-repeated="2"/>
        </table:table-row>
        <table:table-row table:style-name="ro1">
          <table:table-cell office:value-type="float" office:value="128.4377533263">
            <text:p>128.4377533263</text:p>
          </table:table-cell>
          <table:table-cell table:number-columns-repeated="2"/>
          <table:table-cell office:value-type="float" office:value="0.2653760096">
            <text:p>0.2653760096</text:p>
          </table:table-cell>
          <table:table-cell office:value-type="float" office:value="0.1040765763">
            <text:p>0.1040765763</text:p>
          </table:table-cell>
          <table:table-cell table:formula="of:=(MAX (MIN ([.D196]; 1 - [.E196]); MIN (1 - [.D196]; [.E196]))+[.D196])/2" office:value-type="float" office:value="0.2653760096">
            <text:p>0.2653760096</text:p>
          </table:table-cell>
          <table:table-cell table:number-columns-repeated="2"/>
        </table:table-row>
        <table:table-row table:style-name="ro1">
          <table:table-cell office:value-type="float" office:value="128.2596059589">
            <text:p>128.2596059589</text:p>
          </table:table-cell>
          <table:table-cell table:number-columns-repeated="2"/>
          <table:table-cell office:value-type="float" office:value="0.2679245875">
            <text:p>0.2679245875</text:p>
          </table:table-cell>
          <table:table-cell office:value-type="float" office:value="0.0897772201">
            <text:p>0.0897772201</text:p>
          </table:table-cell>
          <table:table-cell table:formula="of:=(MAX (MIN ([.D197]; 1 - [.E197]); MIN (1 - [.D197]; [.E197]))+[.D197])/2" office:value-type="float" office:value="0.2679245875">
            <text:p>0.2679245875</text:p>
          </table:table-cell>
          <table:table-cell table:number-columns-repeated="2"/>
        </table:table-row>
        <table:table-row table:style-name="ro1">
          <table:table-cell office:value-type="float" office:value="128.0648409101">
            <text:p>128.0648409101</text:p>
          </table:table-cell>
          <table:table-cell table:number-columns-repeated="2"/>
          <table:table-cell office:value-type="float" office:value="0.2704820339">
            <text:p>0.2704820339</text:p>
          </table:table-cell>
          <table:table-cell office:value-type="float" office:value="0.0757169851">
            <text:p>0.0757169851</text:p>
          </table:table-cell>
          <table:table-cell table:formula="of:=(MAX (MIN ([.D198]; 1 - [.E198]); MIN (1 - [.D198]; [.E198]))+[.D198])/2" office:value-type="float" office:value="0.2704820339">
            <text:p>0.2704820339</text:p>
          </table:table-cell>
          <table:table-cell table:number-columns-repeated="2"/>
        </table:table-row>
        <table:table-row table:style-name="ro1">
          <table:table-cell office:value-type="float" office:value="127.8537032061">
            <text:p>127.8537032061</text:p>
          </table:table-cell>
          <table:table-cell table:number-columns-repeated="2"/>
          <table:table-cell office:value-type="float" office:value="0.2730484438">
            <text:p>0.2730484438</text:p>
          </table:table-cell>
          <table:table-cell office:value-type="float" office:value="0.0619107398">
            <text:p>0.0619107398</text:p>
          </table:table-cell>
          <table:table-cell table:formula="of:=(MAX (MIN ([.D199]; 1 - [.E199]); MIN (1 - [.D199]; [.E199]))+[.D199])/2" office:value-type="float" office:value="0.2730484438">
            <text:p>0.2730484438</text:p>
          </table:table-cell>
          <table:table-cell table:number-columns-repeated="2"/>
        </table:table-row>
        <table:table-row table:style-name="ro1">
          <table:table-cell office:value-type="float" office:value="127.626452577">
            <text:p>127.626452577</text:p>
          </table:table-cell>
          <table:table-cell table:number-columns-repeated="2"/>
          <table:table-cell office:value-type="float" office:value="0.2756239076">
            <text:p>0.2756239076</text:p>
          </table:table-cell>
          <table:table-cell office:value-type="float" office:value="0.0483732785">
            <text:p>0.0483732785</text:p>
          </table:table-cell>
          <table:table-cell table:formula="of:=(MAX (MIN ([.D200]; 1 - [.E200]); MIN (1 - [.D200]; [.E200]))+[.D200])/2" office:value-type="float" office:value="0.2756239076">
            <text:p>0.2756239076</text:p>
          </table:table-cell>
          <table:table-cell table:number-columns-repeated="2"/>
        </table:table-row>
        <table:table-row table:style-name="ro1">
          <table:table-cell office:value-type="float" office:value="127.3833633624">
            <text:p>127.3833633624</text:p>
          </table:table-cell>
          <table:table-cell table:number-columns-repeated="2"/>
          <table:table-cell office:value-type="float" office:value="0.2782085108">
            <text:p>0.2782085108</text:p>
          </table:table-cell>
          <table:table-cell office:value-type="float" office:value="0.0351192962">
            <text:p>0.0351192962</text:p>
          </table:table-cell>
          <table:table-cell table:formula="of:=(MAX (MIN ([.D201]; 1 - [.E201]); MIN (1 - [.D201]; [.E201]))+[.D201])/2" office:value-type="float" office:value="0.2782085108">
            <text:p>0.2782085108</text:p>
          </table:table-cell>
          <table:table-cell table:number-columns-repeated="2"/>
        </table:table-row>
        <table:table-row table:style-name="ro1">
          <table:table-cell office:value-type="float" office:value="127.1247243932">
            <text:p>127.1247243932</text:p>
          </table:table-cell>
          <table:table-cell table:number-columns-repeated="2"/>
          <table:table-cell office:value-type="float" office:value="0.2808023338">
            <text:p>0.2808023338</text:p>
          </table:table-cell>
          <table:table-cell office:value-type="float" office:value="0.0221633646">
            <text:p>0.0221633646</text:p>
          </table:table-cell>
          <table:table-cell table:formula="of:=(MAX (MIN ([.D202]; 1 - [.E202]); MIN (1 - [.D202]; [.E202]))+[.D202])/2" office:value-type="float" office:value="0.2808023338">
            <text:p>0.2808023338</text:p>
          </table:table-cell>
          <table:table-cell table:number-columns-repeated="2"/>
        </table:table-row>
        <table:table-row table:style-name="ro1">
          <table:table-cell office:value-type="float" office:value="126.850838848">
            <text:p>126.850838848</text:p>
          </table:table-cell>
          <table:table-cell table:number-columns-repeated="2"/>
          <table:table-cell office:value-type="float" office:value="0.2834054523">
            <text:p>0.2834054523</text:p>
          </table:table-cell>
          <table:table-cell office:value-type="float" office:value="0.0095199071">
            <text:p>0.0095199071</text:p>
          </table:table-cell>
          <table:table-cell table:formula="of:=(MAX (MIN ([.D203]; 1 - [.E203]); MIN (1 - [.D203]; [.E203]))+[.D203])/2" office:value-type="float" office:value="0.2834054523">
            <text:p>0.2834054523</text:p>
          </table:table-cell>
          <table:table-cell table:number-columns-repeated="2"/>
        </table:table-row>
        <table:table-row table:style-name="ro1">
          <table:table-cell office:value-type="float" office:value="126.5676177377">
            <text:p>126.5676177377</text:p>
          </table:table-cell>
          <table:table-cell table:number-columns-repeated="2"/>
          <table:table-cell office:value-type="float" office:value="0.2860179364">
            <text:p>0.2860179364</text:p>
          </table:table-cell>
          <table:table-cell office:value-type="float" office:value="0.0027968262">
            <text:p>0.0027968262</text:p>
          </table:table-cell>
          <table:table-cell table:formula="of:=(MAX (MIN ([.D204]; 1 - [.E204]); MIN (1 - [.D204]; [.E204]))+[.D204])/2" office:value-type="float" office:value="0.2860179364">
            <text:p>0.2860179364</text:p>
          </table:table-cell>
          <table:table-cell table:number-columns-repeated="2"/>
        </table:table-row>
        <table:table-row table:style-name="ro1">
          <table:table-cell office:value-type="float" office:value="126.2937506694">
            <text:p>126.2937506694</text:p>
          </table:table-cell>
          <table:table-cell table:number-columns-repeated="2"/>
          <table:table-cell office:value-type="float" office:value="0.2886398511">
            <text:p>0.2886398511</text:p>
          </table:table-cell>
          <table:table-cell office:value-type="float" office:value="0.0147727828">
            <text:p>0.0147727828</text:p>
          </table:table-cell>
          <table:table-cell table:formula="of:=(MAX (MIN ([.D205]; 1 - [.E205]); MIN (1 - [.D205]; [.E205]))+[.D205])/2" office:value-type="float" office:value="0.2886398511">
            <text:p>0.2886398511</text:p>
          </table:table-cell>
          <table:table-cell table:number-columns-repeated="2"/>
        </table:table-row>
        <table:table-row table:style-name="ro1">
          <table:table-cell office:value-type="float" office:value="126.0288735471">
            <text:p>126.0288735471</text:p>
          </table:table-cell>
          <table:table-cell table:number-columns-repeated="2"/>
          <table:table-cell office:value-type="float" office:value="0.291271256">
            <text:p>0.291271256</text:p>
          </table:table-cell>
          <table:table-cell office:value-type="float" office:value="0.0263941336">
            <text:p>0.0263941336</text:p>
          </table:table-cell>
          <table:table-cell table:formula="of:=(MAX (MIN ([.D206]; 1 - [.E206]); MIN (1 - [.D206]; [.E206]))+[.D206])/2" office:value-type="float" office:value="0.291271256">
            <text:p>0.291271256</text:p>
          </table:table-cell>
          <table:table-cell table:number-columns-repeated="2"/>
        </table:table-row>
        <table:table-row table:style-name="ro1">
          <table:table-cell office:value-type="float" office:value="125.7726086392">
            <text:p>125.7726086392</text:p>
          </table:table-cell>
          <table:table-cell table:number-columns-repeated="2"/>
          <table:table-cell office:value-type="float" office:value="0.2939122053">
            <text:p>0.2939122053</text:p>
          </table:table-cell>
          <table:table-cell office:value-type="float" office:value="0.0376472974">
            <text:p>0.0376472974</text:p>
          </table:table-cell>
          <table:table-cell table:formula="of:=(MAX (MIN ([.D207]; 1 - [.E207]); MIN (1 - [.D207]; [.E207]))+[.D207])/2" office:value-type="float" office:value="0.2939122053">
            <text:p>0.2939122053</text:p>
          </table:table-cell>
          <table:table-cell table:number-columns-repeated="2"/>
        </table:table-row>
        <table:table-row table:style-name="ro1">
          <table:table-cell office:value-type="float" office:value="125.5245648574">
            <text:p>125.5245648574</text:p>
          </table:table-cell>
          <table:table-cell table:number-columns-repeated="2"/>
          <table:table-cell office:value-type="float" office:value="0.2965627473">
            <text:p>0.2965627473</text:p>
          </table:table-cell>
          <table:table-cell office:value-type="float" office:value="0.0485189655">
            <text:p>0.0485189655</text:p>
          </table:table-cell>
          <table:table-cell table:formula="of:=(MAX (MIN ([.D208]; 1 - [.E208]); MIN (1 - [.D208]; [.E208]))+[.D208])/2" office:value-type="float" office:value="0.2965627473">
            <text:p>0.2965627473</text:p>
          </table:table-cell>
          <table:table-cell table:number-columns-repeated="2"/>
        </table:table-row>
        <table:table-row table:style-name="ro1">
          <table:table-cell office:value-type="float" office:value="125.2843380593">
            <text:p>125.2843380593</text:p>
          </table:table-cell>
          <table:table-cell table:number-columns-repeated="2"/>
          <table:table-cell office:value-type="float" office:value="0.299222925">
            <text:p>0.299222925</text:p>
          </table:table-cell>
          <table:table-cell office:value-type="float" office:value="0.0589961269">
            <text:p>0.0589961269</text:p>
          </table:table-cell>
          <table:table-cell table:formula="of:=(MAX (MIN ([.D209]; 1 - [.E209]); MIN (1 - [.D209]; [.E209]))+[.D209])/2" office:value-type="float" office:value="0.299222925">
            <text:p>0.299222925</text:p>
          </table:table-cell>
          <table:table-cell table:number-columns-repeated="2"/>
        </table:table-row>
        <table:table-row table:style-name="ro1">
          <table:table-cell office:value-type="float" office:value="125.051511376">
            <text:p>125.051511376</text:p>
          </table:table-cell>
          <table:table-cell table:number-columns-repeated="2"/>
          <table:table-cell office:value-type="float" office:value="0.3018927753">
            <text:p>0.3018927753</text:p>
          </table:table-cell>
          <table:table-cell office:value-type="float" office:value="0.0690660921">
            <text:p>0.0690660921</text:p>
          </table:table-cell>
          <table:table-cell table:formula="of:=(MAX (MIN ([.D210]; 1 - [.E210]); MIN (1 - [.D210]; [.E210]))+[.D210])/2" office:value-type="float" office:value="0.3018927753">
            <text:p>0.3018927753</text:p>
          </table:table-cell>
          <table:table-cell table:number-columns-repeated="2"/>
        </table:table-row>
        <table:table-row table:style-name="ro1">
          <table:table-cell office:value-type="float" office:value="124.8256555641">
            <text:p>124.8256555641</text:p>
          </table:table-cell>
          <table:table-cell table:number-columns-repeated="2"/>
          <table:table-cell office:value-type="float" office:value="0.3045723295">
            <text:p>0.3045723295</text:p>
          </table:table-cell>
          <table:table-cell office:value-type="float" office:value="0.0787165176">
            <text:p>0.0787165176</text:p>
          </table:table-cell>
          <table:table-cell table:formula="of:=(MAX (MIN ([.D211]; 1 - [.E211]); MIN (1 - [.D211]; [.E211]))+[.D211])/2" office:value-type="float" office:value="0.3045723295">
            <text:p>0.3045723295</text:p>
          </table:table-cell>
          <table:table-cell table:number-columns-repeated="2"/>
        </table:table-row>
        <table:table-row table:style-name="ro1">
          <table:table-cell office:value-type="float" office:value="124.6063293811">
            <text:p>124.6063293811</text:p>
          </table:table-cell>
          <table:table-cell table:number-columns-repeated="2"/>
          <table:table-cell office:value-type="float" office:value="0.3072616126">
            <text:p>0.3072616126</text:p>
          </table:table-cell>
          <table:table-cell office:value-type="float" office:value="0.0879354295">
            <text:p>0.0879354295</text:p>
          </table:table-cell>
          <table:table-cell table:formula="of:=(MAX (MIN ([.D212]; 1 - [.E212]); MIN (1 - [.D212]; [.E212]))+[.D212])/2" office:value-type="float" office:value="0.3072616126">
            <text:p>0.3072616126</text:p>
          </table:table-cell>
          <table:table-cell table:number-columns-repeated="2"/>
        </table:table-row>
        <table:table-row table:style-name="ro1">
          <table:table-cell office:value-type="float" office:value="124.3930799842">
            <text:p>124.3930799842</text:p>
          </table:table-cell>
          <table:table-cell table:number-columns-repeated="2"/>
          <table:table-cell office:value-type="float" office:value="0.3099606437">
            <text:p>0.3099606437</text:p>
          </table:table-cell>
          <table:table-cell office:value-type="float" office:value="0.0967112468">
            <text:p>0.0967112468</text:p>
          </table:table-cell>
          <table:table-cell table:formula="of:=(MAX (MIN ([.D213]; 1 - [.E213]); MIN (1 - [.D213]; [.E213]))+[.D213])/2" office:value-type="float" office:value="0.3099606437">
            <text:p>0.3099606437</text:p>
          </table:table-cell>
          <table:table-cell table:number-columns-repeated="2"/>
        </table:table-row>
        <table:table-row table:style-name="ro1">
          <table:table-cell office:value-type="float" office:value="124.1854433524">
            <text:p>124.1854433524</text:p>
          </table:table-cell>
          <table:table-cell table:number-columns-repeated="2"/>
          <table:table-cell office:value-type="float" office:value="0.3126694358">
            <text:p>0.3126694358</text:p>
          </table:table-cell>
          <table:table-cell office:value-type="float" office:value="0.105032804">
            <text:p>0.105032804</text:p>
          </table:table-cell>
          <table:table-cell table:formula="of:=(MAX (MIN ([.D214]; 1 - [.E214]); MIN (1 - [.D214]; [.E214]))+[.D214])/2" office:value-type="float" office:value="0.3126694358">
            <text:p>0.3126694358</text:p>
          </table:table-cell>
          <table:table-cell table:number-columns-repeated="2"/>
        </table:table-row>
        <table:table-row table:style-name="ro1">
          <table:table-cell office:value-type="float" office:value="123.9829447303">
            <text:p>123.9829447303</text:p>
          </table:table-cell>
          <table:table-cell table:number-columns-repeated="2"/>
          <table:table-cell office:value-type="float" office:value="0.3153879956">
            <text:p>0.3153879956</text:p>
          </table:table-cell>
          <table:table-cell office:value-type="float" office:value="0.1128893735">
            <text:p>0.1128893735</text:p>
          </table:table-cell>
          <table:table-cell table:formula="of:=(MAX (MIN ([.D215]; 1 - [.E215]); MIN (1 - [.D215]; [.E215]))+[.D215])/2" office:value-type="float" office:value="0.3153879956">
            <text:p>0.3153879956</text:p>
          </table:table-cell>
          <table:table-cell table:number-columns-repeated="2"/>
        </table:table-row>
        <table:table-row table:style-name="ro1">
          <table:table-cell office:value-type="float" office:value="123.7850990939">
            <text:p>123.7850990939</text:p>
          </table:table-cell>
          <table:table-cell table:number-columns-repeated="2"/>
          <table:table-cell office:value-type="float" office:value="0.3181163235">
            <text:p>0.3181163235</text:p>
          </table:table-cell>
          <table:table-cell office:value-type="float" office:value="0.1202706871">
            <text:p>0.1202706871</text:p>
          </table:table-cell>
          <table:table-cell table:formula="of:=(MAX (MIN ([.D216]; 1 - [.E216]); MIN (1 - [.D216]; [.E216]))+[.D216])/2" office:value-type="float" office:value="0.3181163235">
            <text:p>0.3181163235</text:p>
          </table:table-cell>
          <table:table-cell table:number-columns-repeated="2"/>
        </table:table-row>
        <table:table-row table:style-name="ro1">
          <table:table-cell office:value-type="float" office:value="123.591411637">
            <text:p>123.591411637</text:p>
          </table:table-cell>
          <table:table-cell table:number-columns-repeated="2"/>
          <table:table-cell office:value-type="float" office:value="0.3208544135">
            <text:p>0.3208544135</text:p>
          </table:table-cell>
          <table:table-cell office:value-type="float" office:value="0.1271669566">
            <text:p>0.1271669566</text:p>
          </table:table-cell>
          <table:table-cell table:formula="of:=(MAX (MIN ([.D217]; 1 - [.E217]); MIN (1 - [.D217]; [.E217]))+[.D217])/2" office:value-type="float" office:value="0.3208544135">
            <text:p>0.3208544135</text:p>
          </table:table-cell>
          <table:table-cell table:number-columns-repeated="2"/>
        </table:table-row>
        <table:table-row table:style-name="ro1">
          <table:table-cell office:value-type="float" office:value="123.4013782784">
            <text:p>123.4013782784</text:p>
          </table:table-cell>
          <table:table-cell table:number-columns-repeated="2"/>
          <table:table-cell office:value-type="float" office:value="0.3236022531">
            <text:p>0.3236022531</text:p>
          </table:table-cell>
          <table:table-cell office:value-type="float" office:value="0.1335688945">
            <text:p>0.1335688945</text:p>
          </table:table-cell>
          <table:table-cell table:formula="of:=(MAX (MIN ([.D218]; 1 - [.E218]); MIN (1 - [.D218]; [.E218]))+[.D218])/2" office:value-type="float" office:value="0.3236022531">
            <text:p>0.3236022531</text:p>
          </table:table-cell>
          <table:table-cell table:number-columns-repeated="2"/>
        </table:table-row>
        <table:table-row table:style-name="ro1">
          <table:table-cell office:value-type="float" office:value="123.2144861879">
            <text:p>123.2144861879</text:p>
          </table:table-cell>
          <table:table-cell table:number-columns-repeated="2"/>
          <table:table-cell office:value-type="float" office:value="0.3263598232">
            <text:p>0.3263598232</text:p>
          </table:table-cell>
          <table:table-cell office:value-type="float" office:value="0.1394677327">
            <text:p>0.1394677327</text:p>
          </table:table-cell>
          <table:table-cell table:formula="of:=(MAX (MIN ([.D219]; 1 - [.E219]); MIN (1 - [.D219]; [.E219]))+[.D219])/2" office:value-type="float" office:value="0.3263598232">
            <text:p>0.3263598232</text:p>
          </table:table-cell>
          <table:table-cell table:number-columns-repeated="2"/>
        </table:table-row>
        <table:table-row table:style-name="ro1">
          <table:table-cell office:value-type="float" office:value="123.0302143307">
            <text:p>123.0302143307</text:p>
          </table:table-cell>
          <table:table-cell table:number-columns-repeated="2"/>
          <table:table-cell office:value-type="float" office:value="0.3291270981">
            <text:p>0.3291270981</text:p>
          </table:table-cell>
          <table:table-cell office:value-type="float" office:value="0.1448552409">
            <text:p>0.1448552409</text:p>
          </table:table-cell>
          <table:table-cell table:formula="of:=(MAX (MIN ([.D220]; 1 - [.E220]); MIN (1 - [.D220]; [.E220]))+[.D220])/2" office:value-type="float" office:value="0.3291270981">
            <text:p>0.3291270981</text:p>
          </table:table-cell>
          <table:table-cell table:number-columns-repeated="2"/>
        </table:table-row>
        <table:table-row table:style-name="ro1">
          <table:table-cell office:value-type="float" office:value="122.8480340298">
            <text:p>122.8480340298</text:p>
          </table:table-cell>
          <table:table-cell table:number-columns-repeated="2"/>
          <table:table-cell office:value-type="float" office:value="0.3319040456">
            <text:p>0.3319040456</text:p>
          </table:table-cell>
          <table:table-cell office:value-type="float" office:value="0.1497237447">
            <text:p>0.1497237447</text:p>
          </table:table-cell>
          <table:table-cell table:formula="of:=(MAX (MIN ([.D221]; 1 - [.E221]); MIN (1 - [.D221]; [.E221]))+[.D221])/2" office:value-type="float" office:value="0.3319040456">
            <text:p>0.3319040456</text:p>
          </table:table-cell>
          <table:table-cell table:number-columns-repeated="2"/>
        </table:table-row>
        <table:table-row table:style-name="ro1">
          <table:table-cell office:value-type="float" office:value="122.6674095446">
            <text:p>122.6674095446</text:p>
          </table:table-cell>
          <table:table-cell table:number-columns-repeated="2"/>
          <table:table-cell office:value-type="float" office:value="0.3346906264">
            <text:p>0.3346906264</text:p>
          </table:table-cell>
          <table:table-cell office:value-type="float" office:value="0.1540661412">
            <text:p>0.1540661412</text:p>
          </table:table-cell>
          <table:table-cell table:formula="of:=(MAX (MIN ([.D222]; 1 - [.E222]); MIN (1 - [.D222]; [.E222]))+[.D222])/2" office:value-type="float" office:value="0.3346906264">
            <text:p>0.3346906264</text:p>
          </table:table-cell>
          <table:table-cell table:number-columns-repeated="2"/>
        </table:table-row>
        <table:table-row table:style-name="ro1">
          <table:table-cell office:value-type="float" office:value="122.4877986648">
            <text:p>122.4877986648</text:p>
          </table:table-cell>
          <table:table-cell table:number-columns-repeated="2"/>
          <table:table-cell office:value-type="float" office:value="0.3374867946">
            <text:p>0.3374867946</text:p>
          </table:table-cell>
          <table:table-cell office:value-type="float" office:value="0.1578759149">
            <text:p>0.1578759149</text:p>
          </table:table-cell>
          <table:table-cell table:formula="of:=(MAX (MIN ([.D223]; 1 - [.E223]); MIN (1 - [.D223]; [.E223]))+[.D223])/2" office:value-type="float" office:value="0.3374867946">
            <text:p>0.3374867946</text:p>
          </table:table-cell>
          <table:table-cell table:number-columns-repeated="2"/>
        </table:table-row>
        <table:table-row table:style-name="ro1">
          <table:table-cell office:value-type="float" office:value="122.3086533194">
            <text:p>122.3086533194</text:p>
          </table:table-cell>
          <table:table-cell table:number-columns-repeated="2"/>
          <table:table-cell office:value-type="float" office:value="0.3402924975">
            <text:p>0.3402924975</text:p>
          </table:table-cell>
          <table:table-cell office:value-type="float" office:value="0.161147152">
            <text:p>0.161147152</text:p>
          </table:table-cell>
          <table:table-cell table:formula="of:=(MAX (MIN ([.D224]; 1 - [.E224]); MIN (1 - [.D224]; [.E224]))+[.D224])/2" office:value-type="float" office:value="0.3402924975">
            <text:p>0.3402924975</text:p>
          </table:table-cell>
          <table:table-cell table:number-columns-repeated="2"/>
        </table:table-row>
        <table:table-row table:style-name="ro1">
          <table:table-cell office:value-type="float" office:value="122.129420198">
            <text:p>122.129420198</text:p>
          </table:table-cell>
          <table:table-cell table:number-columns-repeated="2"/>
          <table:table-cell office:value-type="float" office:value="0.343107675">
            <text:p>0.343107675</text:p>
          </table:table-cell>
          <table:table-cell office:value-type="float" office:value="0.1638745536">
            <text:p>0.1638745536</text:p>
          </table:table-cell>
          <table:table-cell table:formula="of:=(MAX (MIN ([.D225]; 1 - [.E225]); MIN (1 - [.D225]; [.E225]))+[.D225])/2" office:value-type="float" office:value="0.343107675">
            <text:p>0.343107675</text:p>
          </table:table-cell>
          <table:table-cell table:number-columns-repeated="2"/>
        </table:table-row>
        <table:table-row table:style-name="ro1">
          <table:table-cell office:value-type="float" office:value="121.9495413848">
            <text:p>121.9495413848</text:p>
          </table:table-cell>
          <table:table-cell table:number-columns-repeated="2"/>
          <table:table-cell office:value-type="float" office:value="0.3459322606">
            <text:p>0.3459322606</text:p>
          </table:table-cell>
          <table:table-cell office:value-type="float" office:value="0.1660534475">
            <text:p>0.1660534475</text:p>
          </table:table-cell>
          <table:table-cell table:formula="of:=(MAX (MIN ([.D226]; 1 - [.E226]); MIN (1 - [.D226]; [.E226]))+[.D226])/2" office:value-type="float" office:value="0.3459322606">
            <text:p>0.3459322606</text:p>
          </table:table-cell>
          <table:table-cell table:number-columns-repeated="2"/>
        </table:table-row>
        <table:table-row table:style-name="ro1">
          <table:table-cell office:value-type="float" office:value="121.7684550034">
            <text:p>121.7684550034</text:p>
          </table:table-cell>
          <table:table-cell table:number-columns-repeated="2"/>
          <table:table-cell office:value-type="float" office:value="0.3487661804">
            <text:p>0.3487661804</text:p>
          </table:table-cell>
          <table:table-cell office:value-type="float" office:value="0.167679799">
            <text:p>0.167679799</text:p>
          </table:table-cell>
          <table:table-cell table:formula="of:=(MAX (MIN ([.D227]; 1 - [.E227]); MIN (1 - [.D227]; [.E227]))+[.D227])/2" office:value-type="float" office:value="0.3487661804">
            <text:p>0.3487661804</text:p>
          </table:table-cell>
          <table:table-cell table:number-columns-repeated="2"/>
        </table:table-row>
        <table:table-row table:style-name="ro1">
          <table:table-cell office:value-type="float" office:value="121.5855958707">
            <text:p>121.5855958707</text:p>
          </table:table-cell>
          <table:table-cell table:number-columns-repeated="2"/>
          <table:table-cell office:value-type="float" office:value="0.3516093534">
            <text:p>0.3516093534</text:p>
          </table:table-cell>
          <table:table-cell office:value-type="float" office:value="0.1687502207">
            <text:p>0.1687502207</text:p>
          </table:table-cell>
          <table:table-cell table:formula="of:=(MAX (MIN ([.D228]; 1 - [.E228]); MIN (1 - [.D228]; [.E228]))+[.D228])/2" office:value-type="float" office:value="0.3516093534">
            <text:p>0.3516093534</text:p>
          </table:table-cell>
          <table:table-cell table:number-columns-repeated="2"/>
        </table:table-row>
        <table:table-row table:style-name="ro1">
          <table:table-cell office:value-type="float" office:value="121.4003961595">
            <text:p>121.4003961595</text:p>
          </table:table-cell>
          <table:table-cell table:number-columns-repeated="2"/>
          <table:table-cell office:value-type="float" office:value="0.3544616916">
            <text:p>0.3544616916</text:p>
          </table:table-cell>
          <table:table-cell office:value-type="float" office:value="0.1692619804">
            <text:p>0.1692619804</text:p>
          </table:table-cell>
          <table:table-cell table:formula="of:=(MAX (MIN ([.D229]; 1 - [.E229]); MIN (1 - [.D229]; [.E229]))+[.D229])/2" office:value-type="float" office:value="0.3544616916">
            <text:p>0.3544616916</text:p>
          </table:table-cell>
          <table:table-cell table:number-columns-repeated="2"/>
        </table:table-row>
        <table:table-row table:style-name="ro1">
          <table:table-cell office:value-type="float" office:value="121.2122860683">
            <text:p>121.2122860683</text:p>
          </table:table-cell>
          <table:table-cell table:number-columns-repeated="2"/>
          <table:table-cell office:value-type="float" office:value="0.3573230996">
            <text:p>0.3573230996</text:p>
          </table:table-cell>
          <table:table-cell office:value-type="float" office:value="0.1692130084">
            <text:p>0.1692130084</text:p>
          </table:table-cell>
          <table:table-cell table:formula="of:=(MAX (MIN ([.D230]; 1 - [.E230]); MIN (1 - [.D230]; [.E230]))+[.D230])/2" office:value-type="float" office:value="0.3573230996">
            <text:p>0.3573230996</text:p>
          </table:table-cell>
          <table:table-cell table:number-columns-repeated="2"/>
        </table:table-row>
        <table:table-row table:style-name="ro1">
          <table:table-cell office:value-type="float" office:value="121.0206944957">
            <text:p>121.0206944957</text:p>
          </table:table-cell>
          <table:table-cell table:number-columns-repeated="2"/>
          <table:table-cell office:value-type="float" office:value="0.3601934751">
            <text:p>0.3601934751</text:p>
          </table:table-cell>
          <table:table-cell office:value-type="float" office:value="0.1686019024">
            <text:p>0.1686019024</text:p>
          </table:table-cell>
          <table:table-cell table:formula="of:=(MAX (MIN ([.D231]; 1 - [.E231]); MIN (1 - [.D231]; [.E231]))+[.D231])/2" office:value-type="float" office:value="0.3601934751">
            <text:p>0.3601934751</text:p>
          </table:table-cell>
          <table:table-cell table:number-columns-repeated="2"/>
        </table:table-row>
        <table:table-row table:style-name="ro1">
          <table:table-cell office:value-type="float" office:value="120.8250497202">
            <text:p>120.8250497202</text:p>
          </table:table-cell>
          <table:table-cell table:number-columns-repeated="2"/>
          <table:table-cell office:value-type="float" office:value="0.3630727081">
            <text:p>0.3630727081</text:p>
          </table:table-cell>
          <table:table-cell office:value-type="float" office:value="0.1674279326">
            <text:p>0.1674279326</text:p>
          </table:table-cell>
          <table:table-cell table:formula="of:=(MAX (MIN ([.D232]; 1 - [.E232]); MIN (1 - [.D232]; [.E232]))+[.D232])/2" office:value-type="float" office:value="0.3630727081">
            <text:p>0.3630727081</text:p>
          </table:table-cell>
          <table:table-cell table:number-columns-repeated="2"/>
        </table:table-row>
        <table:table-row table:style-name="ro1">
          <table:table-cell office:value-type="float" office:value="120.6247800821">
            <text:p>120.6247800821</text:p>
          </table:table-cell>
          <table:table-cell table:number-columns-repeated="2"/>
          <table:table-cell office:value-type="float" office:value="0.3659606818">
            <text:p>0.3659606818</text:p>
          </table:table-cell>
          <table:table-cell office:value-type="float" office:value="0.1656910438">
            <text:p>0.1656910438</text:p>
          </table:table-cell>
          <table:table-cell table:formula="of:=(MAX (MIN ([.D233]; 1 - [.E233]); MIN (1 - [.D233]; [.E233]))+[.D233])/2" office:value-type="float" office:value="0.3659606818">
            <text:p>0.3659606818</text:p>
          </table:table-cell>
          <table:table-cell table:number-columns-repeated="2"/>
        </table:table-row>
        <table:table-row table:style-name="ro1">
          <table:table-cell office:value-type="float" office:value="120.4193146674">
            <text:p>120.4193146674</text:p>
          </table:table-cell>
          <table:table-cell table:number-columns-repeated="2"/>
          <table:table-cell office:value-type="float" office:value="0.3688572718">
            <text:p>0.3688572718</text:p>
          </table:table-cell>
          <table:table-cell office:value-type="float" office:value="0.1633918571">
            <text:p>0.1633918571</text:p>
          </table:table-cell>
          <table:table-cell table:formula="of:=(MAX (MIN ([.D234]; 1 - [.E234]); MIN (1 - [.D234]; [.E234]))+[.D234])/2" office:value-type="float" office:value="0.3688572718">
            <text:p>0.3688572718</text:p>
          </table:table-cell>
          <table:table-cell table:number-columns-repeated="2"/>
        </table:table-row>
        <table:table-row table:style-name="ro1">
          <table:table-cell office:value-type="float" office:value="120.2080839911">
            <text:p>120.2080839911</text:p>
          </table:table-cell>
          <table:table-cell table:number-columns-repeated="2"/>
          <table:table-cell office:value-type="float" office:value="0.3717623463">
            <text:p>0.3717623463</text:p>
          </table:table-cell>
          <table:table-cell office:value-type="float" office:value="0.16053167">
            <text:p>0.16053167</text:p>
          </table:table-cell>
          <table:table-cell table:formula="of:=(MAX (MIN ([.D235]; 1 - [.E235]); MIN (1 - [.D235]; [.E235]))+[.D235])/2" office:value-type="float" office:value="0.3717623463">
            <text:p>0.3717623463</text:p>
          </table:table-cell>
          <table:table-cell table:number-columns-repeated="2"/>
        </table:table-row>
        <table:table-row table:style-name="ro1">
          <table:table-cell office:value-type="float" office:value="119.9905206798">
            <text:p>119.9905206798</text:p>
          </table:table-cell>
          <table:table-cell table:number-columns-repeated="2"/>
          <table:table-cell office:value-type="float" office:value="0.3746757662">
            <text:p>0.3746757662</text:p>
          </table:table-cell>
          <table:table-cell office:value-type="float" office:value="0.1571124549">
            <text:p>0.1571124549</text:p>
          </table:table-cell>
          <table:table-cell table:formula="of:=(MAX (MIN ([.D236]; 1 - [.E236]); MIN (1 - [.D236]; [.E236]))+[.D236])/2" office:value-type="float" office:value="0.3746757662">
            <text:p>0.3746757662</text:p>
          </table:table-cell>
          <table:table-cell table:number-columns-repeated="2"/>
        </table:table-row>
        <table:table-row table:style-name="ro1">
          <table:table-cell office:value-type="float" office:value="119.7660601513">
            <text:p>119.7660601513</text:p>
          </table:table-cell>
          <table:table-cell table:number-columns-repeated="2"/>
          <table:table-cell office:value-type="float" office:value="0.3775973852">
            <text:p>0.3775973852</text:p>
          </table:table-cell>
          <table:table-cell office:value-type="float" office:value="0.1531368567">
            <text:p>0.1531368567</text:p>
          </table:table-cell>
          <table:table-cell table:formula="of:=(MAX (MIN ([.D237]; 1 - [.E237]); MIN (1 - [.D237]; [.E237]))+[.D237])/2" office:value-type="float" office:value="0.3775973852">
            <text:p>0.3775973852</text:p>
          </table:table-cell>
          <table:table-cell table:number-columns-repeated="2"/>
        </table:table-row>
        <table:table-row table:style-name="ro1">
          <table:table-cell office:value-type="float" office:value="119.5341412898">
            <text:p>119.5341412898</text:p>
          </table:table-cell>
          <table:table-cell table:number-columns-repeated="2"/>
          <table:table-cell office:value-type="float" office:value="0.3805270494">
            <text:p>0.3805270494</text:p>
          </table:table-cell>
          <table:table-cell office:value-type="float" office:value="0.1486081879">
            <text:p>0.1486081879</text:p>
          </table:table-cell>
          <table:table-cell table:formula="of:=(MAX (MIN ([.D238]; 1 - [.E238]); MIN (1 - [.D238]; [.E238]))+[.D238])/2" office:value-type="float" office:value="0.3805270494">
            <text:p>0.3805270494</text:p>
          </table:table-cell>
          <table:table-cell table:number-columns-repeated="2"/>
        </table:table-row>
        <table:table-row table:style-name="ro1">
          <table:table-cell office:value-type="float" office:value="119.2942071163">
            <text:p>119.2942071163</text:p>
          </table:table-cell>
          <table:table-cell table:number-columns-repeated="2"/>
          <table:table-cell office:value-type="float" office:value="0.3834645975">
            <text:p>0.3834645975</text:p>
          </table:table-cell>
          <table:table-cell office:value-type="float" office:value="0.143530424">
            <text:p>0.143530424</text:p>
          </table:table-cell>
          <table:table-cell table:formula="of:=(MAX (MIN ([.D239]; 1 - [.E239]); MIN (1 - [.D239]; [.E239]))+[.D239])/2" office:value-type="float" office:value="0.3834645975">
            <text:p>0.3834645975</text:p>
          </table:table-cell>
          <table:table-cell table:number-columns-repeated="2"/>
        </table:table-row>
        <table:table-row table:style-name="ro1">
          <table:table-cell office:value-type="float" office:value="119.0457054511">
            <text:p>119.0457054511</text:p>
          </table:table-cell>
          <table:table-cell table:number-columns-repeated="2"/>
          <table:table-cell office:value-type="float" office:value="0.386409861">
            <text:p>0.386409861</text:p>
          </table:table-cell>
          <table:table-cell office:value-type="float" office:value="0.1379081958">
            <text:p>0.1379081958</text:p>
          </table:table-cell>
          <table:table-cell table:formula="of:=(MAX (MIN ([.D240]; 1 - [.E240]); MIN (1 - [.D240]; [.E240]))+[.D240])/2" office:value-type="float" office:value="0.386409861">
            <text:p>0.386409861</text:p>
          </table:table-cell>
          <table:table-cell table:number-columns-repeated="2"/>
        </table:table-row>
        <table:table-row table:style-name="ro1">
          <table:table-cell office:value-type="float" office:value="118.788089569">
            <text:p>118.788089569</text:p>
          </table:table-cell>
          <table:table-cell table:number-columns-repeated="2"/>
          <table:table-cell office:value-type="float" office:value="0.3893626636">
            <text:p>0.3893626636</text:p>
          </table:table-cell>
          <table:table-cell office:value-type="float" office:value="0.1317467815">
            <text:p>0.1317467815</text:p>
          </table:table-cell>
          <table:table-cell table:formula="of:=(MAX (MIN ([.D241]; 1 - [.E241]); MIN (1 - [.D241]; [.E241]))+[.D241])/2" office:value-type="float" office:value="0.3893626636">
            <text:p>0.3893626636</text:p>
          </table:table-cell>
          <table:table-cell table:number-columns-repeated="2"/>
        </table:table-row>
        <table:table-row table:style-name="ro1">
          <table:table-cell office:value-type="float" office:value="118.5208188441">
            <text:p>118.5208188441</text:p>
          </table:table-cell>
          <table:table-cell table:number-columns-repeated="2"/>
          <table:table-cell office:value-type="float" office:value="0.3923228221">
            <text:p>0.3923228221</text:p>
          </table:table-cell>
          <table:table-cell office:value-type="float" office:value="0.1250520972">
            <text:p>0.1250520972</text:p>
          </table:table-cell>
          <table:table-cell table:formula="of:=(MAX (MIN ([.D242]; 1 - [.E242]); MIN (1 - [.D242]; [.E242]))+[.D242])/2" office:value-type="float" office:value="0.3923228221">
            <text:p>0.3923228221</text:p>
          </table:table-cell>
          <table:table-cell table:number-columns-repeated="2"/>
        </table:table-row>
        <table:table-row table:style-name="ro1">
          <table:table-cell office:value-type="float" office:value="118.2433593845">
            <text:p>118.2433593845</text:p>
          </table:table-cell>
          <table:table-cell table:number-columns-repeated="2"/>
          <table:table-cell office:value-type="float" office:value="0.3952901455">
            <text:p>0.3952901455</text:p>
          </table:table-cell>
          <table:table-cell office:value-type="float" office:value="0.1178306859">
            <text:p>0.1178306859</text:p>
          </table:table-cell>
          <table:table-cell table:formula="of:=(MAX (MIN ([.D243]; 1 - [.E243]); MIN (1 - [.D243]; [.E243]))+[.D243])/2" office:value-type="float" office:value="0.3952901455">
            <text:p>0.3952901455</text:p>
          </table:table-cell>
          <table:table-cell table:number-columns-repeated="2"/>
        </table:table-row>
        <table:table-row table:style-name="ro1">
          <table:table-cell office:value-type="float" office:value="117.955184654">
            <text:p>117.955184654</text:p>
          </table:table-cell>
          <table:table-cell table:number-columns-repeated="2"/>
          <table:table-cell office:value-type="float" office:value="0.3982644356">
            <text:p>0.3982644356</text:p>
          </table:table-cell>
          <table:table-cell office:value-type="float" office:value="0.1100897052">
            <text:p>0.1100897052</text:p>
          </table:table-cell>
          <table:table-cell table:formula="of:=(MAX (MIN ([.D244]; 1 - [.E244]); MIN (1 - [.D244]; [.E244]))+[.D244])/2" office:value-type="float" office:value="0.3982644356">
            <text:p>0.3982644356</text:p>
          </table:table-cell>
          <table:table-cell table:number-columns-repeated="2"/>
        </table:table-row>
        <table:table-row table:style-name="ro1">
          <table:table-cell office:value-type="float" office:value="117.6557760815">
            <text:p>117.6557760815</text:p>
          </table:table-cell>
          <table:table-cell table:number-columns-repeated="2"/>
          <table:table-cell office:value-type="float" office:value="0.4012454869">
            <text:p>0.4012454869</text:p>
          </table:table-cell>
          <table:table-cell office:value-type="float" office:value="0.1018369143">
            <text:p>0.1018369143</text:p>
          </table:table-cell>
          <table:table-cell table:formula="of:=(MAX (MIN ([.D245]; 1 - [.E245]); MIN (1 - [.D245]; [.E245]))+[.D245])/2" office:value-type="float" office:value="0.4012454869">
            <text:p>0.4012454869</text:p>
          </table:table-cell>
          <table:table-cell table:number-columns-repeated="2"/>
        </table:table-row>
        <table:table-row table:style-name="ro1">
          <table:table-cell office:value-type="float" office:value="117.3446236542">
            <text:p>117.3446236542</text:p>
          </table:table-cell>
          <table:table-cell table:number-columns-repeated="2"/>
          <table:table-cell office:value-type="float" office:value="0.4042330862">
            <text:p>0.4042330862</text:p>
          </table:table-cell>
          <table:table-cell office:value-type="float" office:value="0.093080659">
            <text:p>0.093080659</text:p>
          </table:table-cell>
          <table:table-cell table:formula="of:=(MAX (MIN ([.D246]; 1 - [.E246]); MIN (1 - [.D246]; [.E246]))+[.D246])/2" office:value-type="float" office:value="0.4042330862">
            <text:p>0.4042330862</text:p>
          </table:table-cell>
          <table:table-cell table:number-columns-repeated="2"/>
        </table:table-row>
        <table:table-row table:style-name="ro1">
          <table:table-cell office:value-type="float" office:value="117.021226497">
            <text:p>117.021226497</text:p>
          </table:table-cell>
          <table:table-cell table:number-columns-repeated="2"/>
          <table:table-cell office:value-type="float" office:value="0.4072270135">
            <text:p>0.4072270135</text:p>
          </table:table-cell>
          <table:table-cell office:value-type="float" office:value="0.0838298563">
            <text:p>0.0838298563</text:p>
          </table:table-cell>
          <table:table-cell table:formula="of:=(MAX (MIN ([.D247]; 1 - [.E247]); MIN (1 - [.D247]; [.E247]))+[.D247])/2" office:value-type="float" office:value="0.4072270135">
            <text:p>0.4072270135</text:p>
          </table:table-cell>
          <table:table-cell table:number-columns-repeated="2"/>
        </table:table-row>
        <table:table-row table:style-name="ro1">
          <table:table-cell office:value-type="float" office:value="116.6850934333">
            <text:p>116.6850934333</text:p>
          </table:table-cell>
          <table:table-cell table:number-columns-repeated="2"/>
          <table:table-cell office:value-type="float" office:value="0.4102270411">
            <text:p>0.4102270411</text:p>
          </table:table-cell>
          <table:table-cell office:value-type="float" office:value="0.0740939774">
            <text:p>0.0740939774</text:p>
          </table:table-cell>
          <table:table-cell table:formula="of:=(MAX (MIN ([.D248]; 1 - [.E248]); MIN (1 - [.D248]; [.E248]))+[.D248])/2" office:value-type="float" office:value="0.4102270411">
            <text:p>0.4102270411</text:p>
          </table:table-cell>
          <table:table-cell table:number-columns-repeated="2"/>
        </table:table-row>
        <table:table-row table:style-name="ro1">
          <table:table-cell office:value-type="float" office:value="116.3357435292">
            <text:p>116.3357435292</text:p>
          </table:table-cell>
          <table:table-cell table:number-columns-repeated="2"/>
          <table:table-cell office:value-type="float" office:value="0.4132329342">
            <text:p>0.4132329342</text:p>
          </table:table-cell>
          <table:table-cell office:value-type="float" office:value="0.06388303">
            <text:p>0.06388303</text:p>
          </table:table-cell>
          <table:table-cell table:formula="of:=(MAX (MIN ([.D249]; 1 - [.E249]); MIN (1 - [.D249]; [.E249]))+[.D249])/2" office:value-type="float" office:value="0.4132329342">
            <text:p>0.4132329342</text:p>
          </table:table-cell>
          <table:table-cell table:number-columns-repeated="2"/>
        </table:table-row>
        <table:table-row table:style-name="ro1">
          <table:table-cell office:value-type="float" office:value="115.9727066178">
            <text:p>115.9727066178</text:p>
          </table:table-cell>
          <table:table-cell table:number-columns-repeated="2"/>
          <table:table-cell office:value-type="float" office:value="0.4162444507">
            <text:p>0.4162444507</text:p>
          </table:table-cell>
          <table:table-cell office:value-type="float" office:value="0.0532075394">
            <text:p>0.0532075394</text:p>
          </table:table-cell>
          <table:table-cell table:formula="of:=(MAX (MIN ([.D250]; 1 - [.E250]); MIN (1 - [.D250]; [.E250]))+[.D250])/2" office:value-type="float" office:value="0.4162444507">
            <text:p>0.4162444507</text:p>
          </table:table-cell>
          <table:table-cell table:number-columns-repeated="2"/>
        </table:table-row>
        <table:table-row table:style-name="ro1">
          <table:table-cell office:value-type="float" office:value="115.5955238046">
            <text:p>115.5955238046</text:p>
          </table:table-cell>
          <table:table-cell table:number-columns-repeated="2"/>
          <table:table-cell office:value-type="float" office:value="0.4192613416">
            <text:p>0.4192613416</text:p>
          </table:table-cell>
          <table:table-cell office:value-type="float" office:value="0.0420785283">
            <text:p>0.0420785283</text:p>
          </table:table-cell>
          <table:table-cell table:formula="of:=(MAX (MIN ([.D251]; 1 - [.E251]); MIN (1 - [.D251]; [.E251]))+[.D251])/2" office:value-type="float" office:value="0.4192613416">
            <text:p>0.4192613416</text:p>
          </table:table-cell>
          <table:table-cell table:number-columns-repeated="2"/>
        </table:table-row>
        <table:table-row table:style-name="ro1">
          <table:table-cell office:value-type="float" office:value="115.2037479512">
            <text:p>115.2037479512</text:p>
          </table:table-cell>
          <table:table-cell table:number-columns-repeated="2"/>
          <table:table-cell office:value-type="float" office:value="0.4222833503">
            <text:p>0.4222833503</text:p>
          </table:table-cell>
          <table:table-cell office:value-type="float" office:value="0.0305074968">
            <text:p>0.0305074968</text:p>
          </table:table-cell>
          <table:table-cell table:formula="of:=(MAX (MIN ([.D252]; 1 - [.E252]); MIN (1 - [.D252]; [.E252]))+[.D252])/2" office:value-type="float" office:value="0.4222833503">
            <text:p>0.4222833503</text:p>
          </table:table-cell>
          <table:table-cell table:number-columns-repeated="2"/>
        </table:table-row>
        <table:table-row table:style-name="ro1">
          <table:table-cell office:value-type="float" office:value="114.796944138">
            <text:p>114.796944138</text:p>
          </table:table-cell>
          <table:table-cell table:number-columns-repeated="2"/>
          <table:table-cell office:value-type="float" office:value="0.4253102136">
            <text:p>0.4253102136</text:p>
          </table:table-cell>
          <table:table-cell office:value-type="float" office:value="0.0185064004">
            <text:p>0.0185064004</text:p>
          </table:table-cell>
          <table:table-cell table:formula="of:=(MAX (MIN ([.D253]; 1 - [.E253]); MIN (1 - [.D253]; [.E253]))+[.D253])/2" office:value-type="float" office:value="0.4253102136">
            <text:p>0.4253102136</text:p>
          </table:table-cell>
          <table:table-cell table:number-columns-repeated="2"/>
        </table:table-row>
        <table:table-row table:style-name="ro1">
          <table:table-cell office:value-type="float" office:value="114.3746901047">
            <text:p>114.3746901047</text:p>
          </table:table-cell>
          <table:table-cell table:number-columns-repeated="2"/>
          <table:table-cell office:value-type="float" office:value="0.4283416609">
            <text:p>0.4283416609</text:p>
          </table:table-cell>
          <table:table-cell office:value-type="float" office:value="0.0060876276">
            <text:p>0.0060876276</text:p>
          </table:table-cell>
          <table:table-cell table:formula="of:=(MAX (MIN ([.D254]; 1 - [.E254]); MIN (1 - [.D254]; [.E254]))+[.D254])/2" office:value-type="float" office:value="0.4283416609">
            <text:p>0.4283416609</text:p>
          </table:table-cell>
          <table:table-cell table:number-columns-repeated="2"/>
        </table:table-row>
        <table:table-row table:style-name="ro1">
          <table:table-cell office:value-type="float" office:value="113.950048712">
            <text:p>113.950048712</text:p>
          </table:table-cell>
          <table:table-cell table:number-columns-repeated="2"/>
          <table:table-cell office:value-type="float" office:value="0.431377415">
            <text:p>0.431377415</text:p>
          </table:table-cell>
          <table:table-cell office:value-type="float" office:value="0.0067360224">
            <text:p>0.0067360224</text:p>
          </table:table-cell>
          <table:table-cell table:formula="of:=(MAX (MIN ([.D255]; 1 - [.E255]); MIN (1 - [.D255]; [.E255]))+[.D255])/2" office:value-type="float" office:value="0.431377415">
            <text:p>0.431377415</text:p>
          </table:table-cell>
          <table:table-cell table:number-columns-repeated="2"/>
        </table:table-row>
        <table:table-row table:style-name="ro1">
          <table:table-cell office:value-type="float" office:value="113.5355828843">
            <text:p>113.5355828843</text:p>
          </table:table-cell>
          <table:table-cell table:number-columns-repeated="2"/>
          <table:table-cell office:value-type="float" office:value="0.4344171916">
            <text:p>0.4344171916</text:p>
          </table:table-cell>
          <table:table-cell office:value-type="float" office:value="0.0199513639">
            <text:p>0.0199513639</text:p>
          </table:table-cell>
          <table:table-cell table:formula="of:=(MAX (MIN ([.D256]; 1 - [.E256]); MIN (1 - [.D256]; [.E256]))+[.D256])/2" office:value-type="float" office:value="0.4344171916">
            <text:p>0.4344171916</text:p>
          </table:table-cell>
          <table:table-cell table:number-columns-repeated="2"/>
        </table:table-row>
        <table:table-row table:style-name="ro1">
          <table:table-cell office:value-type="float" office:value="113.1316670335">
            <text:p>113.1316670335</text:p>
          </table:table-cell>
          <table:table-cell table:number-columns-repeated="2"/>
          <table:table-cell office:value-type="float" office:value="0.4374606995">
            <text:p>0.4374606995</text:p>
          </table:table-cell>
          <table:table-cell office:value-type="float" office:value="0.0335448487">
            <text:p>0.0335448487</text:p>
          </table:table-cell>
          <table:table-cell table:formula="of:=(MAX (MIN ([.D257]; 1 - [.E257]); MIN (1 - [.D257]; [.E257]))+[.D257])/2" office:value-type="float" office:value="0.4374606995">
            <text:p>0.4374606995</text:p>
          </table:table-cell>
          <table:table-cell table:number-columns-repeated="2"/>
        </table:table-row>
        <table:table-row table:style-name="ro1">
          <table:table-cell office:value-type="float" office:value="112.7386619831">
            <text:p>112.7386619831</text:p>
          </table:table-cell>
          <table:table-cell table:number-columns-repeated="2"/>
          <table:table-cell office:value-type="float" office:value="0.4405076411">
            <text:p>0.4405076411</text:p>
          </table:table-cell>
          <table:table-cell office:value-type="float" office:value="0.0475025907">
            <text:p>0.0475025907</text:p>
          </table:table-cell>
          <table:table-cell table:formula="of:=(MAX (MIN ([.D258]; 1 - [.E258]); MIN (1 - [.D258]; [.E258]))+[.D258])/2" office:value-type="float" office:value="0.4405076411">
            <text:p>0.4405076411</text:p>
          </table:table-cell>
          <table:table-cell table:number-columns-repeated="2"/>
        </table:table-row>
        <table:table-row table:style-name="ro1">
          <table:table-cell office:value-type="float" office:value="112.3569146619">
            <text:p>112.3569146619</text:p>
          </table:table-cell>
          <table:table-cell table:number-columns-repeated="2"/>
          <table:table-cell office:value-type="float" office:value="0.4435577118">
            <text:p>0.4435577118</text:p>
          </table:table-cell>
          <table:table-cell office:value-type="float" office:value="0.0618103906">
            <text:p>0.0618103906</text:p>
          </table:table-cell>
          <table:table-cell table:formula="of:=(MAX (MIN ([.D259]; 1 - [.E259]); MIN (1 - [.D259]; [.E259]))+[.D259])/2" office:value-type="float" office:value="0.4435577118">
            <text:p>0.4435577118</text:p>
          </table:table-cell>
          <table:table-cell table:number-columns-repeated="2"/>
        </table:table-row>
        <table:table-row table:style-name="ro1">
          <table:table-cell office:value-type="float" office:value="111.9867578232">
            <text:p>111.9867578232</text:p>
          </table:table-cell>
          <table:table-cell table:number-columns-repeated="2"/>
          <table:table-cell office:value-type="float" office:value="0.4466106006">
            <text:p>0.4466106006</text:p>
          </table:table-cell>
          <table:table-cell office:value-type="float" office:value="0.0764537619">
            <text:p>0.0764537619</text:p>
          </table:table-cell>
          <table:table-cell table:formula="of:=(MAX (MIN ([.D260]; 1 - [.E260]); MIN (1 - [.D260]; [.E260]))+[.D260])/2" office:value-type="float" office:value="0.4466106006">
            <text:p>0.4466106006</text:p>
          </table:table-cell>
          <table:table-cell table:number-columns-repeated="2"/>
        </table:table-row>
        <table:table-row table:style-name="ro1">
          <table:table-cell office:value-type="float" office:value="111.6285097892">
            <text:p>111.6285097892</text:p>
          </table:table-cell>
          <table:table-cell table:number-columns-repeated="2"/>
          <table:table-cell office:value-type="float" office:value="0.4496659901">
            <text:p>0.4496659901</text:p>
          </table:table-cell>
          <table:table-cell office:value-type="float" office:value="0.0914179561">
            <text:p>0.0914179561</text:p>
          </table:table-cell>
          <table:table-cell table:formula="of:=(MAX (MIN ([.D261]; 1 - [.E261]); MIN (1 - [.D261]; [.E261]))+[.D261])/2" office:value-type="float" office:value="0.4496659901">
            <text:p>0.4496659901</text:p>
          </table:table-cell>
          <table:table-cell table:number-columns-repeated="2"/>
        </table:table-row>
        <table:table-row table:style-name="ro1">
          <table:table-cell office:value-type="float" office:value="111.2824742216">
            <text:p>111.2824742216</text:p>
          </table:table-cell>
          <table:table-cell table:number-columns-repeated="2"/>
          <table:table-cell office:value-type="float" office:value="0.4527235564">
            <text:p>0.4527235564</text:p>
          </table:table-cell>
          <table:table-cell office:value-type="float" office:value="0.1066879888">
            <text:p>0.1066879888</text:p>
          </table:table-cell>
          <table:table-cell table:formula="of:=(MAX (MIN ([.D262]; 1 - [.E262]); MIN (1 - [.D262]; [.E262]))+[.D262])/2" office:value-type="float" office:value="0.4527235564">
            <text:p>0.4527235564</text:p>
          </table:table-cell>
          <table:table-cell table:number-columns-repeated="2"/>
        </table:table-row>
        <table:table-row table:style-name="ro1">
          <table:table-cell office:value-type="float" office:value="110.9489399177">
            <text:p>110.9489399177</text:p>
          </table:table-cell>
          <table:table-cell table:number-columns-repeated="2"/>
          <table:table-cell office:value-type="float" office:value="0.4557829694">
            <text:p>0.4557829694</text:p>
          </table:table-cell>
          <table:table-cell office:value-type="float" office:value="0.1222486655">
            <text:p>0.1222486655</text:p>
          </table:table-cell>
          <table:table-cell table:formula="of:=(MAX (MIN ([.D263]; 1 - [.E263]); MIN (1 - [.D263]; [.E263]))+[.D263])/2" office:value-type="float" office:value="0.4557829694">
            <text:p>0.4557829694</text:p>
          </table:table-cell>
          <table:table-cell table:number-columns-repeated="2"/>
        </table:table-row>
        <table:table-row table:style-name="ro1">
          <table:table-cell office:value-type="float" office:value="110.6281806324">
            <text:p>110.6281806324</text:p>
          </table:table-cell>
          <table:table-cell table:number-columns-repeated="2"/>
          <table:table-cell office:value-type="float" office:value="0.4588438928">
            <text:p>0.4588438928</text:p>
          </table:table-cell>
          <table:table-cell office:value-type="float" office:value="0.1380846075">
            <text:p>0.1380846075</text:p>
          </table:table-cell>
          <table:table-cell table:formula="of:=(MAX (MIN ([.D264]; 1 - [.E264]); MIN (1 - [.D264]; [.E264]))+[.D264])/2" office:value-type="float" office:value="0.4588438928">
            <text:p>0.4588438928</text:p>
          </table:table-cell>
          <table:table-cell table:number-columns-repeated="2"/>
        </table:table-row>
        <table:table-row table:style-name="ro1">
          <table:table-cell office:value-type="float" office:value="110.3204549266">
            <text:p>110.3204549266</text:p>
          </table:table-cell>
          <table:table-cell table:number-columns-repeated="2"/>
          <table:table-cell office:value-type="float" office:value="0.4619059843">
            <text:p>0.4619059843</text:p>
          </table:table-cell>
          <table:table-cell office:value-type="float" office:value="0.1541802785">
            <text:p>0.1541802785</text:p>
          </table:table-cell>
          <table:table-cell table:formula="of:=(MAX (MIN ([.D265]; 1 - [.E265]); MIN (1 - [.D265]; [.E265]))+[.D265])/2" office:value-type="float" office:value="0.4619059843">
            <text:p>0.4619059843</text:p>
          </table:table-cell>
          <table:table-cell table:number-columns-repeated="2"/>
        </table:table-row>
        <table:table-row table:style-name="ro1">
          <table:table-cell office:value-type="float" office:value="110.0260060406">
            <text:p>110.0260060406</text:p>
          </table:table-cell>
          <table:table-cell table:number-columns-repeated="2"/>
          <table:table-cell office:value-type="float" office:value="0.4649688958">
            <text:p>0.4649688958</text:p>
          </table:table-cell>
          <table:table-cell office:value-type="float" office:value="0.1705200098">
            <text:p>0.1705200098</text:p>
          </table:table-cell>
          <table:table-cell table:formula="of:=(MAX (MIN ([.D266]; 1 - [.E266]); MIN (1 - [.D266]; [.E266]))+[.D266])/2" office:value-type="float" office:value="0.4649688958">
            <text:p>0.4649688958</text:p>
          </table:table-cell>
          <table:table-cell table:number-columns-repeated="2"/>
        </table:table-row>
        <table:table-row table:style-name="ro1">
          <table:table-cell office:value-type="float" office:value="109.7450617942">
            <text:p>109.7450617942</text:p>
          </table:table-cell>
          <table:table-cell table:number-columns-repeated="2"/>
          <table:table-cell office:value-type="float" office:value="0.4680322731">
            <text:p>0.4680322731</text:p>
          </table:table-cell>
          <table:table-cell office:value-type="float" office:value="0.1870880266">
            <text:p>0.1870880266</text:p>
          </table:table-cell>
          <table:table-cell table:formula="of:=(MAX (MIN ([.D267]; 1 - [.E267]); MIN (1 - [.D267]; [.E267]))+[.D267])/2" office:value-type="float" office:value="0.4680322731">
            <text:p>0.4680322731</text:p>
          </table:table-cell>
          <table:table-cell table:number-columns-repeated="2"/>
        </table:table-row>
        <table:table-row table:style-name="ro1">
          <table:table-cell office:value-type="float" office:value="109.4778345109">
            <text:p>109.4778345109</text:p>
          </table:table-cell>
          <table:table-cell table:number-columns-repeated="2"/>
          <table:table-cell office:value-type="float" office:value="0.4710957566">
            <text:p>0.4710957566</text:p>
          </table:table-cell>
          <table:table-cell office:value-type="float" office:value="0.2038684732">
            <text:p>0.2038684732</text:p>
          </table:table-cell>
          <table:table-cell table:formula="of:=(MAX (MIN ([.D268]; 1 - [.E268]); MIN (1 - [.D268]; [.E268]))+[.D268])/2" office:value-type="float" office:value="0.4710957566">
            <text:p>0.4710957566</text:p>
          </table:table-cell>
          <table:table-cell table:number-columns-repeated="2"/>
        </table:table-row>
        <table:table-row table:style-name="ro1">
          <table:table-cell office:value-type="float" office:value="109.2245209684">
            <text:p>109.2245209684</text:p>
          </table:table-cell>
          <table:table-cell table:number-columns-repeated="2"/>
          <table:table-cell office:value-type="float" office:value="0.474158981">
            <text:p>0.474158981</text:p>
          </table:table-cell>
          <table:table-cell office:value-type="float" office:value="0.2208454385">
            <text:p>0.2208454385</text:p>
          </table:table-cell>
          <table:table-cell table:formula="of:=(MAX (MIN ([.D269]; 1 - [.E269]); MIN (1 - [.D269]; [.E269]))+[.D269])/2" office:value-type="float" office:value="0.474158981">
            <text:p>0.474158981</text:p>
          </table:table-cell>
          <table:table-cell table:number-columns-repeated="2"/>
        </table:table-row>
        <table:table-row table:style-name="ro1">
          <table:table-cell office:value-type="float" office:value="108.9853023732">
            <text:p>108.9853023732</text:p>
          </table:table-cell>
          <table:table-cell table:number-columns-repeated="2"/>
          <table:table-cell office:value-type="float" office:value="0.4772215757">
            <text:p>0.4772215757</text:p>
          </table:table-cell>
          <table:table-cell office:value-type="float" office:value="0.2380029806">
            <text:p>0.2380029806</text:p>
          </table:table-cell>
          <table:table-cell table:formula="of:=(MAX (MIN ([.D270]; 1 - [.E270]); MIN (1 - [.D270]; [.E270]))+[.D270])/2" office:value-type="float" office:value="0.4772215757">
            <text:p>0.4772215757</text:p>
          </table:table-cell>
          <table:table-cell table:number-columns-repeated="2"/>
        </table:table-row>
        <table:table-row table:style-name="ro1">
          <table:table-cell office:value-type="float" office:value="108.7603443598">
            <text:p>108.7603443598</text:p>
          </table:table-cell>
          <table:table-cell table:number-columns-repeated="2"/>
          <table:table-cell office:value-type="float" office:value="0.480283165">
            <text:p>0.480283165</text:p>
          </table:table-cell>
          <table:table-cell office:value-type="float" office:value="0.2553251516">
            <text:p>0.2553251516</text:p>
          </table:table-cell>
          <table:table-cell table:formula="of:=(MAX (MIN ([.D271]; 1 - [.E271]); MIN (1 - [.D271]; [.E271]))+[.D271])/2" office:value-type="float" office:value="0.480283165">
            <text:p>0.480283165</text:p>
          </table:table-cell>
          <table:table-cell table:number-columns-repeated="2"/>
        </table:table-row>
        <table:table-row table:style-name="ro1">
          <table:table-cell office:value-type="float" office:value="108.5497970136">
            <text:p>108.5497970136</text:p>
          </table:table-cell>
          <table:table-cell table:number-columns-repeated="2"/>
          <table:table-cell office:value-type="float" office:value="0.4833433678">
            <text:p>0.4833433678</text:p>
          </table:table-cell>
          <table:table-cell office:value-type="float" office:value="0.2727960216">
            <text:p>0.2727960216</text:p>
          </table:table-cell>
          <table:table-cell table:formula="of:=(MAX (MIN ([.D272]; 1 - [.E272]); MIN (1 - [.D272]; [.E272]))+[.D272])/2" office:value-type="float" office:value="0.4833433678">
            <text:p>0.4833433678</text:p>
          </table:table-cell>
          <table:table-cell table:number-columns-repeated="2"/>
        </table:table-row>
        <table:table-row table:style-name="ro1">
          <table:table-cell office:value-type="float" office:value="108.3537949171">
            <text:p>108.3537949171</text:p>
          </table:table-cell>
          <table:table-cell table:number-columns-repeated="2"/>
          <table:table-cell office:value-type="float" office:value="0.4864017982">
            <text:p>0.4864017982</text:p>
          </table:table-cell>
          <table:table-cell office:value-type="float" office:value="0.2903997016">
            <text:p>0.2903997016</text:p>
          </table:table-cell>
          <table:table-cell table:formula="of:=(MAX (MIN ([.D273]; 1 - [.E273]); MIN (1 - [.D273]; [.E273]))+[.D273])/2" office:value-type="float" office:value="0.4864017982">
            <text:p>0.4864017982</text:p>
          </table:table-cell>
          <table:table-cell table:number-columns-repeated="2"/>
        </table:table-row>
        <table:table-row table:style-name="ro1">
          <table:table-cell office:value-type="float" office:value="108.1724572188">
            <text:p>108.1724572188</text:p>
          </table:table-cell>
          <table:table-cell table:number-columns-repeated="2"/>
          <table:table-cell office:value-type="float" office:value="0.4894580657">
            <text:p>0.4894580657</text:p>
          </table:table-cell>
          <table:table-cell office:value-type="float" office:value="0.3081203674">
            <text:p>0.3081203674</text:p>
          </table:table-cell>
          <table:table-cell table:formula="of:=(MAX (MIN ([.D274]; 1 - [.E274]); MIN (1 - [.D274]; [.E274]))+[.D274])/2" office:value-type="float" office:value="0.4894580657">
            <text:p>0.4894580657</text:p>
          </table:table-cell>
          <table:table-cell table:number-columns-repeated="2"/>
        </table:table-row>
        <table:table-row table:style-name="ro1">
          <table:table-cell office:value-type="float" office:value="108.0058877245">
            <text:p>108.0058877245</text:p>
          </table:table-cell>
          <table:table-cell table:number-columns-repeated="2"/>
          <table:table-cell office:value-type="float" office:value="0.4925117749">
            <text:p>0.4925117749</text:p>
          </table:table-cell>
          <table:table-cell office:value-type="float" office:value="0.3259422807">
            <text:p>0.3259422807</text:p>
          </table:table-cell>
          <table:table-cell table:formula="of:=(MAX (MIN ([.D275]; 1 - [.E275]); MIN (1 - [.D275]; [.E275]))+[.D275])/2" office:value-type="float" office:value="0.4925117749">
            <text:p>0.4925117749</text:p>
          </table:table-cell>
          <table:table-cell table:number-columns-repeated="2"/>
        </table:table-row>
        <table:table-row table:style-name="ro1">
          <table:table-cell office:value-type="float" office:value="107.8541750097">
            <text:p>107.8541750097</text:p>
          </table:table-cell>
          <table:table-cell table:number-columns-repeated="2"/>
          <table:table-cell office:value-type="float" office:value="0.4955625263">
            <text:p>0.4955625263</text:p>
          </table:table-cell>
          <table:table-cell office:value-type="float" office:value="0.3438498114">
            <text:p>0.3438498114</text:p>
          </table:table-cell>
          <table:table-cell table:formula="of:=(MAX (MIN ([.D276]; 1 - [.E276]); MIN (1 - [.D276]; [.E276]))+[.D276])/2" office:value-type="float" office:value="0.4955625263">
            <text:p>0.4955625263</text:p>
          </table:table-cell>
          <table:table-cell table:number-columns-repeated="2"/>
        </table:table-row>
        <table:table-row table:style-name="ro1">
          <table:table-cell office:value-type="float" office:value="107.7173925522">
            <text:p>107.7173925522</text:p>
          </table:table-cell>
          <table:table-cell table:number-columns-repeated="2"/>
          <table:table-cell office:value-type="float" office:value="0.4986099158">
            <text:p>0.4986099158</text:p>
          </table:table-cell>
          <table:table-cell office:value-type="float" office:value="0.3618274584">
            <text:p>0.3618274584</text:p>
          </table:table-cell>
          <table:table-cell table:formula="of:=(MAX (MIN ([.D277]; 1 - [.E277]); MIN (1 - [.D277]; [.E277]))+[.D277])/2" office:value-type="float" office:value="0.4986099158">
            <text:p>0.4986099158</text:p>
          </table:table-cell>
          <table:table-cell table:number-columns-repeated="2"/>
        </table:table-row>
        <table:table-row table:style-name="ro1">
          <table:table-cell office:value-type="float" office:value="107.5955988857">
            <text:p>107.5955988857</text:p>
          </table:table-cell>
          <table:table-cell table:number-columns-repeated="2"/>
          <table:table-cell office:value-type="float" office:value="0.5016535355">
            <text:p>0.5016535355</text:p>
          </table:table-cell>
          <table:table-cell office:value-type="float" office:value="0.379859869">
            <text:p>0.379859869</text:p>
          </table:table-cell>
          <table:table-cell table:formula="of:=(MAX (MIN ([.D278]; 1 - [.E278]); MIN (1 - [.D278]; [.E278]))+[.D278])/2" office:value-type="float" office:value="0.5016535355">
            <text:p>0.5016535355</text:p>
          </table:table-cell>
          <table:table-cell table:number-columns-repeated="2"/>
        </table:table-row>
        <table:table-row table:style-name="ro1">
          <table:table-cell office:value-type="float" office:value="107.4888377711">
            <text:p>107.4888377711</text:p>
          </table:table-cell>
          <table:table-cell table:number-columns-repeated="2"/>
          <table:table-cell office:value-type="float" office:value="0.5046929735">
            <text:p>0.5046929735</text:p>
          </table:table-cell>
          <table:table-cell office:value-type="float" office:value="0.3979318588">
            <text:p>0.3979318588</text:p>
          </table:table-cell>
          <table:table-cell table:formula="of:=(MAX (MIN ([.D279]; 1 - [.E279]); MIN (1 - [.D279]; [.E279]))+[.D279])/2" office:value-type="float" office:value="0.5046929735">
            <text:p>0.5046929735</text:p>
          </table:table-cell>
          <table:table-cell table:number-columns-repeated="2"/>
        </table:table-row>
        <table:table-row table:style-name="ro1">
          <table:table-cell office:value-type="float" office:value="107.3971383867">
            <text:p>107.3971383867</text:p>
          </table:table-cell>
          <table:table-cell table:number-columns-repeated="2"/>
          <table:table-cell office:value-type="float" office:value="0.5077278142">
            <text:p>0.5077278142</text:p>
          </table:table-cell>
          <table:table-cell office:value-type="float" office:value="0.4160284298">
            <text:p>0.4160284298</text:p>
          </table:table-cell>
          <table:table-cell table:formula="of:=(MAX (MIN ([.D280]; 1 - [.E280]); MIN (1 - [.D280]; [.E280]))+[.D280])/2" office:value-type="float" office:value="0.5077278142">
            <text:p>0.5077278142</text:p>
          </table:table-cell>
          <table:table-cell table:number-columns-repeated="2"/>
        </table:table-row>
        <table:table-row table:style-name="ro1">
          <table:table-cell office:value-type="float" office:value="107.3205155358">
            <text:p>107.3205155358</text:p>
          </table:table-cell>
          <table:table-cell table:number-columns-repeated="2"/>
          <table:table-cell office:value-type="float" office:value="0.5107576387">
            <text:p>0.5107576387</text:p>
          </table:table-cell>
          <table:table-cell office:value-type="float" office:value="0.4341347878">
            <text:p>0.4341347878</text:p>
          </table:table-cell>
          <table:table-cell table:formula="of:=(MAX (MIN ([.D281]; 1 - [.E281]); MIN (1 - [.D281]; [.E281]))+[.D281])/2" office:value-type="float" office:value="0.5107576387">
            <text:p>0.5107576387</text:p>
          </table:table-cell>
          <table:table-cell table:number-columns-repeated="2"/>
        </table:table-row>
        <table:table-row table:style-name="ro1">
          <table:table-cell office:value-type="float" office:value="107.2589698701">
            <text:p>107.2589698701</text:p>
          </table:table-cell>
          <table:table-cell table:number-columns-repeated="2"/>
          <table:table-cell office:value-type="float" office:value="0.5137820246">
            <text:p>0.5137820246</text:p>
          </table:table-cell>
          <table:table-cell office:value-type="float" office:value="0.4522363588">
            <text:p>0.4522363588</text:p>
          </table:table-cell>
          <table:table-cell table:formula="of:=(MAX (MIN ([.D282]; 1 - [.E282]); MIN (1 - [.D282]; [.E282]))+[.D282])/2" office:value-type="float" office:value="0.5137820246">
            <text:p>0.5137820246</text:p>
          </table:table-cell>
          <table:table-cell table:number-columns-repeated="2"/>
        </table:table-row>
        <table:table-row table:style-name="ro1">
          <table:table-cell office:value-type="float" office:value="107.2124881286">
            <text:p>107.2124881286</text:p>
          </table:table-cell>
          <table:table-cell table:number-columns-repeated="2"/>
          <table:table-cell office:value-type="float" office:value="0.5168005465">
            <text:p>0.5168005465</text:p>
          </table:table-cell>
          <table:table-cell office:value-type="float" office:value="0.470318805">
            <text:p>0.470318805</text:p>
          </table:table-cell>
          <table:table-cell table:formula="of:=(MAX (MIN ([.D283]; 1 - [.E283]); MIN (1 - [.D283]; [.E283]))+[.D283])/2" office:value-type="float" office:value="0.5168005465">
            <text:p>0.5168005465</text:p>
          </table:table-cell>
          <table:table-cell table:number-columns-repeated="2"/>
        </table:table-row>
        <table:table-row table:style-name="ro1">
          <table:table-cell office:value-type="float" office:value="107.1810433915">
            <text:p>107.1810433915</text:p>
          </table:table-cell>
          <table:table-cell table:number-columns-repeated="2"/>
          <table:table-cell office:value-type="float" office:value="0.5198127762">
            <text:p>0.5198127762</text:p>
          </table:table-cell>
          <table:table-cell office:value-type="float" office:value="0.4883680391">
            <text:p>0.4883680391</text:p>
          </table:table-cell>
          <table:table-cell table:formula="of:=(MAX (MIN ([.D284]; 1 - [.E284]); MIN (1 - [.D284]; [.E284]))+[.D284])/2" office:value-type="float" office:value="0.51572236855">
            <text:p>0.5157223686</text:p>
          </table:table-cell>
          <table:table-cell table:number-columns-repeated="2"/>
        </table:table-row>
        <table:table-row table:style-name="ro1">
          <table:table-cell office:value-type="float" office:value="107.1645953467">
            <text:p>107.1645953467</text:p>
          </table:table-cell>
          <table:table-cell table:number-columns-repeated="2"/>
          <table:table-cell office:value-type="float" office:value="0.5228182828">
            <text:p>0.5228182828</text:p>
          </table:table-cell>
          <table:table-cell office:value-type="float" office:value="0.506370238">
            <text:p>0.506370238</text:p>
          </table:table-cell>
          <table:table-cell table:formula="of:=(MAX (MIN ([.D285]; 1 - [.E285]); MIN (1 - [.D285]; [.E285]))+[.D285])/2" office:value-type="float" office:value="0.5082240224">
            <text:p>0.5082240224</text:p>
          </table:table-cell>
          <table:table-cell table:number-columns-repeated="2"/>
        </table:table-row>
        <table:table-row table:style-name="ro1">
          <table:table-cell office:value-type="float" office:value="107.1630905691">
            <text:p>107.1630905691</text:p>
          </table:table-cell>
          <table:table-cell table:number-columns-repeated="2"/>
          <table:table-cell office:value-type="float" office:value="0.525816633">
            <text:p>0.525816633</text:p>
          </table:table-cell>
          <table:table-cell office:value-type="float" office:value="0.5243118555">
            <text:p>0.5243118555</text:p>
          </table:table-cell>
          <table:table-cell table:formula="of:=(MAX (MIN ([.D286]; 1 - [.E286]); MIN (1 - [.D286]; [.E286]))+[.D286])/2" office:value-type="float" office:value="0.50075238875">
            <text:p>0.5007523888</text:p>
          </table:table-cell>
          <table:table-cell table:number-columns-repeated="2"/>
        </table:table-row>
        <table:table-row table:style-name="ro1">
          <table:table-cell office:value-type="float" office:value="107.1764628115">
            <text:p>107.1764628115</text:p>
          </table:table-cell>
          <table:table-cell table:number-columns-repeated="2"/>
          <table:table-cell office:value-type="float" office:value="0.5288073914">
            <text:p>0.5288073914</text:p>
          </table:table-cell>
          <table:table-cell office:value-type="float" office:value="0.5421796338">
            <text:p>0.5421796338</text:p>
          </table:table-cell>
          <table:table-cell table:formula="of:=(MAX (MIN ([.D287]; 1 - [.E287]); MIN (1 - [.D287]; [.E287]))+[.D28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2046333052">
            <text:p>107.2046333052</text:p>
          </table:table-cell>
          <table:table-cell table:number-columns-repeated="2"/>
          <table:table-cell office:value-type="float" office:value="0.5317901206">
            <text:p>0.5317901206</text:p>
          </table:table-cell>
          <table:table-cell office:value-type="float" office:value="0.5599606143">
            <text:p>0.5599606143</text:p>
          </table:table-cell>
          <table:table-cell table:formula="of:=(MAX (MIN ([.D288]; 1 - [.E288]); MIN (1 - [.D288]; [.E288]))+[.D28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2475110708">
            <text:p>107.2475110708</text:p>
          </table:table-cell>
          <table:table-cell table:number-columns-repeated="2"/>
          <table:table-cell office:value-type="float" office:value="0.5347643814">
            <text:p>0.5347643814</text:p>
          </table:table-cell>
          <table:table-cell office:value-type="float" office:value="0.577642147">
            <text:p>0.577642147</text:p>
          </table:table-cell>
          <table:table-cell table:formula="of:=(MAX (MIN ([.D289]; 1 - [.E289]); MIN (1 - [.D289]; [.E289]))+[.D28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3049932365">
            <text:p>107.3049932365</text:p>
          </table:table-cell>
          <table:table-cell table:number-columns-repeated="2"/>
          <table:table-cell office:value-type="float" office:value="0.5377297332">
            <text:p>0.5377297332</text:p>
          </table:table-cell>
          <table:table-cell office:value-type="float" office:value="0.5952118988">
            <text:p>0.5952118988</text:p>
          </table:table-cell>
          <table:table-cell table:formula="of:=(MAX (MIN ([.D290]; 1 - [.E290]); MIN (1 - [.D290]; [.E290]))+[.D29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3769653638">
            <text:p>107.3769653638</text:p>
          </table:table-cell>
          <table:table-cell table:number-columns-repeated="2"/>
          <table:table-cell office:value-type="float" office:value="0.5406857343">
            <text:p>0.5406857343</text:p>
          </table:table-cell>
          <table:table-cell office:value-type="float" office:value="0.6126578616">
            <text:p>0.6126578616</text:p>
          </table:table-cell>
          <table:table-cell table:formula="of:=(MAX (MIN ([.D291]; 1 - [.E291]); MIN (1 - [.D291]; [.E291]))+[.D29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4633017801">
            <text:p>107.4633017801</text:p>
          </table:table-cell>
          <table:table-cell table:number-columns-repeated="2"/>
          <table:table-cell office:value-type="float" office:value="0.5436319418">
            <text:p>0.5436319418</text:p>
          </table:table-cell>
          <table:table-cell office:value-type="float" office:value="0.6299683582">
            <text:p>0.6299683582</text:p>
          </table:table-cell>
          <table:table-cell table:formula="of:=(MAX (MIN ([.D292]; 1 - [.E292]); MIN (1 - [.D292]; [.E292]))+[.D29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5638659156">
            <text:p>107.5638659156</text:p>
          </table:table-cell>
          <table:table-cell table:number-columns-repeated="2"/>
          <table:table-cell office:value-type="float" office:value="0.5465679123">
            <text:p>0.5465679123</text:p>
          </table:table-cell>
          <table:table-cell office:value-type="float" office:value="0.6471320478">
            <text:p>0.6471320478</text:p>
          </table:table-cell>
          <table:table-cell table:formula="of:=(MAX (MIN ([.D293]; 1 - [.E293]); MIN (1 - [.D293]; [.E293]))+[.D29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6785106445">
            <text:p>107.6785106445</text:p>
          </table:table-cell>
          <table:table-cell table:number-columns-repeated="2"/>
          <table:table-cell office:value-type="float" office:value="0.5494932018">
            <text:p>0.5494932018</text:p>
          </table:table-cell>
          <table:table-cell office:value-type="float" office:value="0.6641379307">
            <text:p>0.6641379307</text:p>
          </table:table-cell>
          <table:table-cell table:formula="of:=(MAX (MIN ([.D294]; 1 - [.E294]); MIN (1 - [.D294]; [.E294]))+[.D29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80707863">
            <text:p>107.80707863</text:p>
          </table:table-cell>
          <table:table-cell table:number-columns-repeated="2"/>
          <table:table-cell office:value-type="float" office:value="0.5524073662">
            <text:p>0.5524073662</text:p>
          </table:table-cell>
          <table:table-cell office:value-type="float" office:value="0.6809753518">
            <text:p>0.6809753518</text:p>
          </table:table-cell>
          <table:table-cell table:formula="of:=(MAX (MIN ([.D295]; 1 - [.E295]); MIN (1 - [.D295]; [.E295]))+[.D29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9494026709">
            <text:p>107.9494026709</text:p>
          </table:table-cell>
          <table:table-cell table:number-columns-repeated="2"/>
          <table:table-cell office:value-type="float" office:value="0.5553099615">
            <text:p>0.5553099615</text:p>
          </table:table-cell>
          <table:table-cell office:value-type="float" office:value="0.6976340024">
            <text:p>0.6976340024</text:p>
          </table:table-cell>
          <table:table-cell table:formula="of:=(MAX (MIN ([.D296]; 1 - [.E296]); MIN (1 - [.D296]; [.E296]))+[.D29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1053060496">
            <text:p>108.1053060496</text:p>
          </table:table-cell>
          <table:table-cell table:number-columns-repeated="2"/>
          <table:table-cell office:value-type="float" office:value="0.5582005438">
            <text:p>0.5582005438</text:p>
          </table:table-cell>
          <table:table-cell office:value-type="float" office:value="0.7141039224">
            <text:p>0.7141039224</text:p>
          </table:table-cell>
          <table:table-cell table:formula="of:=(MAX (MIN ([.D297]; 1 - [.E297]); MIN (1 - [.D297]; [.E297]))+[.D29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2746028801">
            <text:p>108.2746028801</text:p>
          </table:table-cell>
          <table:table-cell table:number-columns-repeated="2"/>
          <table:table-cell office:value-type="float" office:value="0.5610786701">
            <text:p>0.5610786701</text:p>
          </table:table-cell>
          <table:table-cell office:value-type="float" office:value="0.7303755006">
            <text:p>0.7303755006</text:p>
          </table:table-cell>
          <table:table-cell table:formula="of:=(MAX (MIN ([.D298]; 1 - [.E298]); MIN (1 - [.D298]; [.E298]))+[.D29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4570984559">
            <text:p>108.4570984559</text:p>
          </table:table-cell>
          <table:table-cell table:number-columns-repeated="2"/>
          <table:table-cell office:value-type="float" office:value="0.5639438982">
            <text:p>0.5639438982</text:p>
          </table:table-cell>
          <table:table-cell office:value-type="float" office:value="0.7464394741">
            <text:p>0.7464394741</text:p>
          </table:table-cell>
          <table:table-cell table:formula="of:=(MAX (MIN ([.D299]; 1 - [.E299]); MIN (1 - [.D299]; [.E299]))+[.D29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6525895959">
            <text:p>108.6525895959</text:p>
          </table:table-cell>
          <table:table-cell table:number-columns-repeated="2"/>
          <table:table-cell office:value-type="float" office:value="0.5667957872">
            <text:p>0.5667957872</text:p>
          </table:table-cell>
          <table:table-cell office:value-type="float" office:value="0.7622869272">
            <text:p>0.7622869272</text:p>
          </table:table-cell>
          <table:table-cell table:formula="of:=(MAX (MIN ([.D300]; 1 - [.E300]); MIN (1 - [.D300]; [.E300]))+[.D30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8608649881">
            <text:p>108.8608649881</text:p>
          </table:table-cell>
          <table:table-cell table:number-columns-repeated="2"/>
          <table:table-cell office:value-type="float" office:value="0.5696338974">
            <text:p>0.5696338974</text:p>
          </table:table-cell>
          <table:table-cell office:value-type="float" office:value="0.7779092895">
            <text:p>0.7779092895</text:p>
          </table:table-cell>
          <table:table-cell table:formula="of:=(MAX (MIN ([.D301]; 1 - [.E301]); MIN (1 - [.D301]; [.E301]))+[.D30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9.0817055296">
            <text:p>109.0817055296</text:p>
          </table:table-cell>
          <table:table-cell table:number-columns-repeated="2"/>
          <table:table-cell office:value-type="float" office:value="0.572457791">
            <text:p>0.572457791</text:p>
          </table:table-cell>
          <table:table-cell office:value-type="float" office:value="0.7932983325">
            <text:p>0.7932983325</text:p>
          </table:table-cell>
          <table:table-cell table:formula="of:=(MAX (MIN ([.D302]; 1 - [.E302]); MIN (1 - [.D302]; [.E302]))+[.D30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9.3148846634">
            <text:p>109.3148846634</text:p>
          </table:table-cell>
          <table:table-cell table:number-columns-repeated="2"/>
          <table:table-cell office:value-type="float" office:value="0.5752670322">
            <text:p>0.5752670322</text:p>
          </table:table-cell>
          <table:table-cell office:value-type="float" office:value="0.808446166">
            <text:p>0.808446166</text:p>
          </table:table-cell>
          <table:table-cell table:formula="of:=(MAX (MIN ([.D303]; 1 - [.E303]); MIN (1 - [.D303]; [.E303]))+[.D30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9.5601687094">
            <text:p>109.5601687094</text:p>
          </table:table-cell>
          <table:table-cell table:number-columns-repeated="2"/>
          <table:table-cell office:value-type="float" office:value="0.5780611876">
            <text:p>0.5780611876</text:p>
          </table:table-cell>
          <table:table-cell office:value-type="float" office:value="0.8233452336">
            <text:p>0.8233452336</text:p>
          </table:table-cell>
          <table:table-cell table:formula="of:=(MAX (MIN ([.D304]; 1 - [.E304]); MIN (1 - [.D304]; [.E304]))+[.D30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9.8173171902">
            <text:p>109.8173171902</text:p>
          </table:table-cell>
          <table:table-cell table:number-columns-repeated="2"/>
          <table:table-cell office:value-type="float" office:value="0.5808398264">
            <text:p>0.5808398264</text:p>
          </table:table-cell>
          <table:table-cell office:value-type="float" office:value="0.8379883072">
            <text:p>0.8379883072</text:p>
          </table:table-cell>
          <table:table-cell table:formula="of:=(MAX (MIN ([.D305]; 1 - [.E305]); MIN (1 - [.D305]; [.E305]))+[.D30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0.0860831511">
            <text:p>110.0860831511</text:p>
          </table:table-cell>
          <table:table-cell table:number-columns-repeated="2"/>
          <table:table-cell office:value-type="float" office:value="0.5836025206">
            <text:p>0.5836025206</text:p>
          </table:table-cell>
          <table:table-cell office:value-type="float" office:value="0.8523684815">
            <text:p>0.8523684815</text:p>
          </table:table-cell>
          <table:table-cell table:formula="of:=(MAX (MIN ([.D306]; 1 - [.E306]); MIN (1 - [.D306]; [.E306]))+[.D30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0.3662134721">
            <text:p>110.3662134721</text:p>
          </table:table-cell>
          <table:table-cell table:number-columns-repeated="2"/>
          <table:table-cell office:value-type="float" office:value="0.5863488456">
            <text:p>0.5863488456</text:p>
          </table:table-cell>
          <table:table-cell office:value-type="float" office:value="0.8664791667">
            <text:p>0.8664791667</text:p>
          </table:table-cell>
          <table:table-cell table:formula="of:=(MAX (MIN ([.D307]; 1 - [.E307]); MIN (1 - [.D307]; [.E307]))+[.D30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0.6574491736">
            <text:p>110.6574491736</text:p>
          </table:table-cell>
          <table:table-cell table:number-columns-repeated="2"/>
          <table:table-cell office:value-type="float" office:value="0.5890783801">
            <text:p>0.5890783801</text:p>
          </table:table-cell>
          <table:table-cell office:value-type="float" office:value="0.8803140815">
            <text:p>0.8803140815</text:p>
          </table:table-cell>
          <table:table-cell table:formula="of:=(MAX (MIN ([.D308]; 1 - [.E308]); MIN (1 - [.D308]; [.E308]))+[.D30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0.9595257124">
            <text:p>110.9595257124</text:p>
          </table:table-cell>
          <table:table-cell table:number-columns-repeated="2"/>
          <table:table-cell office:value-type="float" office:value="0.5917907067">
            <text:p>0.5917907067</text:p>
          </table:table-cell>
          <table:table-cell office:value-type="float" office:value="0.8938672455">
            <text:p>0.8938672455</text:p>
          </table:table-cell>
          <table:table-cell table:formula="of:=(MAX (MIN ([.D309]; 1 - [.E309]); MIN (1 - [.D309]; [.E309]))+[.D30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1.2721732705">
            <text:p>111.2721732705</text:p>
          </table:table-cell>
          <table:table-cell table:number-columns-repeated="2"/>
          <table:table-cell office:value-type="float" office:value="0.5944854122">
            <text:p>0.5944854122</text:p>
          </table:table-cell>
          <table:table-cell office:value-type="float" office:value="0.9071329703">
            <text:p>0.9071329703</text:p>
          </table:table-cell>
          <table:table-cell table:formula="of:=(MAX (MIN ([.D310]; 1 - [.E310]); MIN (1 - [.D310]; [.E310]))+[.D31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1.5951170338">
            <text:p>111.5951170338</text:p>
          </table:table-cell>
          <table:table-cell table:number-columns-repeated="2"/>
          <table:table-cell office:value-type="float" office:value="0.5971620876">
            <text:p>0.5971620876</text:p>
          </table:table-cell>
          <table:table-cell office:value-type="float" office:value="0.9201058509">
            <text:p>0.9201058509</text:p>
          </table:table-cell>
          <table:table-cell table:formula="of:=(MAX (MIN ([.D311]; 1 - [.E311]); MIN (1 - [.D311]; [.E311]))+[.D31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1.9280774611">
            <text:p>111.9280774611</text:p>
          </table:table-cell>
          <table:table-cell table:number-columns-repeated="2"/>
          <table:table-cell office:value-type="float" office:value="0.5998203288">
            <text:p>0.5998203288</text:p>
          </table:table-cell>
          <table:table-cell office:value-type="float" office:value="0.9327807561">
            <text:p>0.9327807561</text:p>
          </table:table-cell>
          <table:table-cell table:formula="of:=(MAX (MIN ([.D312]; 1 - [.E312]); MIN (1 - [.D312]; [.E312]))+[.D31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2.2707705434">
            <text:p>112.2707705434</text:p>
          </table:table-cell>
          <table:table-cell table:number-columns-repeated="2"/>
          <table:table-cell office:value-type="float" office:value="0.6024597367">
            <text:p>0.6024597367</text:p>
          </table:table-cell>
          <table:table-cell office:value-type="float" office:value="0.9451528191">
            <text:p>0.9451528191</text:p>
          </table:table-cell>
          <table:table-cell table:formula="of:=(MAX (MIN ([.D313]; 1 - [.E313]); MIN (1 - [.D313]; [.E313]))+[.D31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2.6229080527">
            <text:p>112.6229080527</text:p>
          </table:table-cell>
          <table:table-cell table:number-columns-repeated="2"/>
          <table:table-cell office:value-type="float" office:value="0.6050799174">
            <text:p>0.6050799174</text:p>
          </table:table-cell>
          <table:table-cell office:value-type="float" office:value="0.9572174267">
            <text:p>0.9572174267</text:p>
          </table:table-cell>
          <table:table-cell table:formula="of:=(MAX (MIN ([.D314]; 1 - [.E314]); MIN (1 - [.D314]; [.E314]))+[.D31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2.9841977793">
            <text:p>112.9841977793</text:p>
          </table:table-cell>
          <table:table-cell table:number-columns-repeated="2"/>
          <table:table-cell office:value-type="float" office:value="0.6076804828">
            <text:p>0.6076804828</text:p>
          </table:table-cell>
          <table:table-cell office:value-type="float" office:value="0.9689702094">
            <text:p>0.9689702094</text:p>
          </table:table-cell>
          <table:table-cell table:formula="of:=(MAX (MIN ([.D315]; 1 - [.E315]); MIN (1 - [.D315]; [.E315]))+[.D31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3.3543437591">
            <text:p>113.3543437591</text:p>
          </table:table-cell>
          <table:table-cell table:number-columns-repeated="2"/>
          <table:table-cell office:value-type="float" office:value="0.6102610504">
            <text:p>0.6102610504</text:p>
          </table:table-cell>
          <table:table-cell office:value-type="float" office:value="0.9804070302">
            <text:p>0.9804070302</text:p>
          </table:table-cell>
          <table:table-cell table:formula="of:=(MAX (MIN ([.D316]; 1 - [.E316]); MIN (1 - [.D316]; [.E316]))+[.D31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3.7330464885">
            <text:p>113.7330464885</text:p>
          </table:table-cell>
          <table:table-cell table:number-columns-repeated="2"/>
          <table:table-cell office:value-type="float" office:value="0.6128212443">
            <text:p>0.6128212443</text:p>
          </table:table-cell>
          <table:table-cell office:value-type="float" office:value="0.9915239737">
            <text:p>0.9915239737</text:p>
          </table:table-cell>
          <table:table-cell table:formula="of:=(MAX (MIN ([.D317]; 1 - [.E317]); MIN (1 - [.D317]; [.E317]))+[.D31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1200031284">
            <text:p>114.1200031284</text:p>
          </table:table-cell>
          <table:table-cell table:number-columns-repeated="2"/>
          <table:table-cell office:value-type="float" office:value="0.6153606948">
            <text:p>0.6153606948</text:p>
          </table:table-cell>
          <table:table-cell office:value-type="float" office:value="1.0023173347">
            <text:p>1.0023173347</text:p>
          </table:table-cell>
          <table:table-cell table:formula="of:=(MAX (MIN ([.D318]; 1 - [.E318]); MIN (1 - [.D318]; [.E318]))+[.D31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5149076961">
            <text:p>114.5149076961</text:p>
          </table:table-cell>
          <table:table-cell table:number-columns-repeated="2"/>
          <table:table-cell office:value-type="float" office:value="0.6178790393">
            <text:p>0.6178790393</text:p>
          </table:table-cell>
          <table:table-cell office:value-type="float" office:value="1.0127836071">
            <text:p>1.0127836071</text:p>
          </table:table-cell>
          <table:table-cell table:formula="of:=(MAX (MIN ([.D319]; 1 - [.E319]); MIN (1 - [.D319]; [.E319]))+[.D31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9174512458">
            <text:p>114.9174512458</text:p>
          </table:table-cell>
          <table:table-cell table:number-columns-repeated="2"/>
          <table:table-cell office:value-type="float" office:value="0.6203759222">
            <text:p>0.6203759222</text:p>
          </table:table-cell>
          <table:table-cell office:value-type="float" office:value="1.0229194719">
            <text:p>1.0229194719</text:p>
          </table:table-cell>
          <table:table-cell table:formula="of:=(MAX (MIN ([.D320]; 1 - [.E320]); MIN (1 - [.D320]; [.E320]))+[.D32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5.3273220366">
            <text:p>115.3273220366</text:p>
          </table:table-cell>
          <table:table-cell table:number-columns-repeated="2"/>
          <table:table-cell office:value-type="float" office:value="0.6228509952">
            <text:p>0.6228509952</text:p>
          </table:table-cell>
          <table:table-cell office:value-type="float" office:value="1.032721786">
            <text:p>1.032721786</text:p>
          </table:table-cell>
          <table:table-cell table:formula="of:=(MAX (MIN ([.D321]; 1 - [.E321]); MIN (1 - [.D321]; [.E321]))+[.D32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5.7442056889">
            <text:p>115.7442056889</text:p>
          </table:table-cell>
          <table:table-cell table:number-columns-repeated="2"/>
          <table:table-cell office:value-type="float" office:value="0.625303918">
            <text:p>0.625303918</text:p>
          </table:table-cell>
          <table:table-cell office:value-type="float" office:value="1.0421875703">
            <text:p>1.0421875703</text:p>
          </table:table-cell>
          <table:table-cell table:formula="of:=(MAX (MIN ([.D322]; 1 - [.E322]); MIN (1 - [.D322]; [.E322]))+[.D32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6.1677853294">
            <text:p>116.1677853294</text:p>
          </table:table-cell>
          <table:table-cell table:number-columns-repeated="2"/>
          <table:table-cell office:value-type="float" office:value="0.6277343579">
            <text:p>0.6277343579</text:p>
          </table:table-cell>
          <table:table-cell office:value-type="float" office:value="1.0513139983">
            <text:p>1.0513139983</text:p>
          </table:table-cell>
          <table:table-cell table:formula="of:=(MAX (MIN ([.D323]; 1 - [.E323]); MIN (1 - [.D323]; [.E323]))+[.D32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6.5977417228">
            <text:p>116.5977417228</text:p>
          </table:table-cell>
          <table:table-cell table:number-columns-repeated="2"/>
          <table:table-cell office:value-type="float" office:value="0.6301419908">
            <text:p>0.6301419908</text:p>
          </table:table-cell>
          <table:table-cell office:value-type="float" office:value="1.0600983842">
            <text:p>1.0600983842</text:p>
          </table:table-cell>
          <table:table-cell table:formula="of:=(MAX (MIN ([.D324]; 1 - [.E324]); MIN (1 - [.D324]; [.E324]))+[.D32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7.0337533932">
            <text:p>117.0337533932</text:p>
          </table:table-cell>
          <table:table-cell table:number-columns-repeated="2"/>
          <table:table-cell office:value-type="float" office:value="0.6325265012">
            <text:p>0.6325265012</text:p>
          </table:table-cell>
          <table:table-cell office:value-type="float" office:value="1.0685381716">
            <text:p>1.0685381716</text:p>
          </table:table-cell>
          <table:table-cell table:formula="of:=(MAX (MIN ([.D325]; 1 - [.E325]); MIN (1 - [.D325]; [.E325]))+[.D32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7.475496733">
            <text:p>117.475496733</text:p>
          </table:table-cell>
          <table:table-cell table:number-columns-repeated="2"/>
          <table:table-cell office:value-type="float" office:value="0.6348875823">
            <text:p>0.6348875823</text:p>
          </table:table-cell>
          <table:table-cell office:value-type="float" office:value="1.0766309221">
            <text:p>1.0766309221</text:p>
          </table:table-cell>
          <table:table-cell table:formula="of:=(MAX (MIN ([.D326]; 1 - [.E326]); MIN (1 - [.D326]; [.E326]))+[.D32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7.9226461009">
            <text:p>117.9226461009</text:p>
          </table:table-cell>
          <table:table-cell table:number-columns-repeated="2"/>
          <table:table-cell office:value-type="float" office:value="0.6372249364">
            <text:p>0.6372249364</text:p>
          </table:table-cell>
          <table:table-cell office:value-type="float" office:value="1.0843743043">
            <text:p>1.0843743043</text:p>
          </table:table-cell>
          <table:table-cell table:formula="of:=(MAX (MIN ([.D327]; 1 - [.E327]); MIN (1 - [.D327]; [.E327]))+[.D32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8.374873908">
            <text:p>118.374873908</text:p>
          </table:table-cell>
          <table:table-cell table:number-columns-repeated="2"/>
          <table:table-cell office:value-type="float" office:value="0.6395382754">
            <text:p>0.6395382754</text:p>
          </table:table-cell>
          <table:table-cell office:value-type="float" office:value="1.0917660824">
            <text:p>1.0917660824</text:p>
          </table:table-cell>
          <table:table-cell table:formula="of:=(MAX (MIN ([.D328]; 1 - [.E328]); MIN (1 - [.D328]; [.E328]))+[.D32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8.8318506932">
            <text:p>118.8318506932</text:p>
          </table:table-cell>
          <table:table-cell table:number-columns-repeated="2"/>
          <table:table-cell office:value-type="float" office:value="0.6418273209">
            <text:p>0.6418273209</text:p>
          </table:table-cell>
          <table:table-cell office:value-type="float" office:value="1.0988041061">
            <text:p>1.0988041061</text:p>
          </table:table-cell>
          <table:table-cell table:formula="of:=(MAX (MIN ([.D329]; 1 - [.E329]); MIN (1 - [.D329]; [.E329]))+[.D32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2932451884">
            <text:p>119.2932451884</text:p>
          </table:table-cell>
          <table:table-cell table:number-columns-repeated="2"/>
          <table:table-cell office:value-type="float" office:value="0.6440918042">
            <text:p>0.6440918042</text:p>
          </table:table-cell>
          <table:table-cell office:value-type="float" office:value="1.1054862995">
            <text:p>1.1054862995</text:p>
          </table:table-cell>
          <table:table-cell table:formula="of:=(MAX (MIN ([.D330]; 1 - [.E330]); MIN (1 - [.D330]; [.E330]))+[.D33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7587243729">
            <text:p>119.7587243729</text:p>
          </table:table-cell>
          <table:table-cell table:number-columns-repeated="2"/>
          <table:table-cell office:value-type="float" office:value="0.6463314672">
            <text:p>0.6463314672</text:p>
          </table:table-cell>
          <table:table-cell office:value-type="float" office:value="1.1118106516">
            <text:p>1.1118106516</text:p>
          </table:table-cell>
          <table:table-cell table:formula="of:=(MAX (MIN ([.D331]; 1 - [.E331]); MIN (1 - [.D331]; [.E331]))+[.D33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0.2279535172">
            <text:p>120.2279535172</text:p>
          </table:table-cell>
          <table:table-cell table:number-columns-repeated="2"/>
          <table:table-cell office:value-type="float" office:value="0.6485460619">
            <text:p>0.6485460619</text:p>
          </table:table-cell>
          <table:table-cell office:value-type="float" office:value="1.1177752062">
            <text:p>1.1177752062</text:p>
          </table:table-cell>
          <table:table-cell table:formula="of:=(MAX (MIN ([.D332]; 1 - [.E332]); MIN (1 - [.D332]; [.E332]))+[.D33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0.700596219">
            <text:p>120.700596219</text:p>
          </table:table-cell>
          <table:table-cell table:number-columns-repeated="2"/>
          <table:table-cell office:value-type="float" office:value="0.6507353513">
            <text:p>0.6507353513</text:p>
          </table:table-cell>
          <table:table-cell office:value-type="float" office:value="1.1233780531">
            <text:p>1.1233780531</text:p>
          </table:table-cell>
          <table:table-cell table:formula="of:=(MAX (MIN ([.D333]; 1 - [.E333]); MIN (1 - [.D333]; [.E333]))+[.D33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1.176314428">
            <text:p>121.176314428</text:p>
          </table:table-cell>
          <table:table-cell table:number-columns-repeated="2"/>
          <table:table-cell office:value-type="float" office:value="0.6528991094">
            <text:p>0.6528991094</text:p>
          </table:table-cell>
          <table:table-cell office:value-type="float" office:value="1.1286173185">
            <text:p>1.1286173185</text:p>
          </table:table-cell>
          <table:table-cell table:formula="of:=(MAX (MIN ([.D334]; 1 - [.E334]); MIN (1 - [.D334]; [.E334]))+[.D33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1.6547684641">
            <text:p>121.6547684641</text:p>
          </table:table-cell>
          <table:table-cell table:number-columns-repeated="2"/>
          <table:table-cell office:value-type="float" office:value="0.6550371213">
            <text:p>0.6550371213</text:p>
          </table:table-cell>
          <table:table-cell office:value-type="float" office:value="1.1334911574">
            <text:p>1.1334911574</text:p>
          </table:table-cell>
          <table:table-cell table:formula="of:=(MAX (MIN ([.D335]; 1 - [.E335]); MIN (1 - [.D335]; [.E335]))+[.D33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2.1356170256">
            <text:p>122.1356170256</text:p>
          </table:table-cell>
          <table:table-cell table:number-columns-repeated="2"/>
          <table:table-cell office:value-type="float" office:value="0.6571491836">
            <text:p>0.6571491836</text:p>
          </table:table-cell>
          <table:table-cell office:value-type="float" office:value="1.1379977451">
            <text:p>1.1379977451</text:p>
          </table:table-cell>
          <table:table-cell table:formula="of:=(MAX (MIN ([.D336]; 1 - [.E336]); MIN (1 - [.D336]; [.E336]))+[.D33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2.6185171915">
            <text:p>122.6185171915</text:p>
          </table:table-cell>
          <table:table-cell table:number-columns-repeated="2"/>
          <table:table-cell office:value-type="float" office:value="0.6592351046">
            <text:p>0.6592351046</text:p>
          </table:table-cell>
          <table:table-cell office:value-type="float" office:value="1.1421352706">
            <text:p>1.1421352706</text:p>
          </table:table-cell>
          <table:table-cell table:formula="of:=(MAX (MIN ([.D337]; 1 - [.E337]); MIN (1 - [.D337]; [.E337]))+[.D33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3.103124416">
            <text:p>123.103124416</text:p>
          </table:table-cell>
          <table:table-cell table:number-columns-repeated="2"/>
          <table:table-cell office:value-type="float" office:value="0.6612947047">
            <text:p>0.6612947047</text:p>
          </table:table-cell>
          <table:table-cell office:value-type="float" office:value="1.1459019292">
            <text:p>1.1459019292</text:p>
          </table:table-cell>
          <table:table-cell table:formula="of:=(MAX (MIN ([.D338]; 1 - [.E338]); MIN (1 - [.D338]; [.E338]))+[.D33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3.5890925168">
            <text:p>123.5890925168</text:p>
          </table:table-cell>
          <table:table-cell table:number-columns-repeated="2"/>
          <table:table-cell office:value-type="float" office:value="0.6633278161">
            <text:p>0.6633278161</text:p>
          </table:table-cell>
          <table:table-cell office:value-type="float" office:value="1.149295917">
            <text:p>1.149295917</text:p>
          </table:table-cell>
          <table:table-cell table:formula="of:=(MAX (MIN ([.D339]; 1 - [.E339]); MIN (1 - [.D339]; [.E339]))+[.D33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4.0760736583">
            <text:p>124.0760736583</text:p>
          </table:table-cell>
          <table:table-cell table:number-columns-repeated="2"/>
          <table:table-cell office:value-type="float" office:value="0.6653342837">
            <text:p>0.6653342837</text:p>
          </table:table-cell>
          <table:table-cell office:value-type="float" office:value="1.1523154252">
            <text:p>1.1523154252</text:p>
          </table:table-cell>
          <table:table-cell table:formula="of:=(MAX (MIN ([.D340]; 1 - [.E340]); MIN (1 - [.D340]; [.E340]))+[.D34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4.563718329">
            <text:p>124.563718329</text:p>
          </table:table-cell>
          <table:table-cell table:number-columns-repeated="2"/>
          <table:table-cell office:value-type="float" office:value="0.6673139649">
            <text:p>0.6673139649</text:p>
          </table:table-cell>
          <table:table-cell office:value-type="float" office:value="1.1549586355">
            <text:p>1.1549586355</text:p>
          </table:table-cell>
          <table:table-cell table:formula="of:=(MAX (MIN ([.D341]; 1 - [.E341]); MIN (1 - [.D341]; [.E341]))+[.D34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5.0516753155">
            <text:p>125.0516753155</text:p>
          </table:table-cell>
          <table:table-cell table:number-columns-repeated="2"/>
          <table:table-cell office:value-type="float" office:value="0.6692667296">
            <text:p>0.6692667296</text:p>
          </table:table-cell>
          <table:table-cell office:value-type="float" office:value="1.1572237161">
            <text:p>1.1572237161</text:p>
          </table:table-cell>
          <table:table-cell table:formula="of:=(MAX (MIN ([.D342]; 1 - [.E342]); MIN (1 - [.D342]; [.E342]))+[.D34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5.5395916728">
            <text:p>125.5395916728</text:p>
          </table:table-cell>
          <table:table-cell table:number-columns-repeated="2"/>
          <table:table-cell office:value-type="float" office:value="0.6711924609">
            <text:p>0.6711924609</text:p>
          </table:table-cell>
          <table:table-cell office:value-type="float" office:value="1.1591088182">
            <text:p>1.1591088182</text:p>
          </table:table-cell>
          <table:table-cell table:formula="of:=(MAX (MIN ([.D343]; 1 - [.E343]); MIN (1 - [.D343]; [.E343]))+[.D34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6.0271126918">
            <text:p>126.0271126918</text:p>
          </table:table-cell>
          <table:table-cell table:number-columns-repeated="2"/>
          <table:table-cell office:value-type="float" office:value="0.6730910551">
            <text:p>0.6730910551</text:p>
          </table:table-cell>
          <table:table-cell office:value-type="float" office:value="1.1606120742">
            <text:p>1.1606120742</text:p>
          </table:table-cell>
          <table:table-cell table:formula="of:=(MAX (MIN ([.D344]; 1 - [.E344]); MIN (1 - [.D344]; [.E344]))+[.D34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6.5138818656">
            <text:p>126.5138818656</text:p>
          </table:table-cell>
          <table:table-cell table:number-columns-repeated="2"/>
          <table:table-cell office:value-type="float" office:value="0.6749624216">
            <text:p>0.6749624216</text:p>
          </table:table-cell>
          <table:table-cell office:value-type="float" office:value="1.1617315954">
            <text:p>1.1617315954</text:p>
          </table:table-cell>
          <table:table-cell table:formula="of:=(MAX (MIN ([.D345]; 1 - [.E345]); MIN (1 - [.D345]; [.E345]))+[.D34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6.9995408542">
            <text:p>126.9995408542</text:p>
          </table:table-cell>
          <table:table-cell table:number-columns-repeated="2"/>
          <table:table-cell office:value-type="float" office:value="0.6768064834">
            <text:p>0.6768064834</text:p>
          </table:table-cell>
          <table:table-cell office:value-type="float" office:value="1.162465472">
            <text:p>1.162465472</text:p>
          </table:table-cell>
          <table:table-cell table:formula="of:=(MAX (MIN ([.D346]; 1 - [.E346]); MIN (1 - [.D346]; [.E346]))+[.D34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7.4837294495">
            <text:p>127.4837294495</text:p>
          </table:table-cell>
          <table:table-cell table:number-columns-repeated="2"/>
          <table:table-cell office:value-type="float" office:value="0.6786231771">
            <text:p>0.6786231771</text:p>
          </table:table-cell>
          <table:table-cell office:value-type="float" office:value="1.1628117723">
            <text:p>1.1628117723</text:p>
          </table:table-cell>
          <table:table-cell table:formula="of:=(MAX (MIN ([.D347]; 1 - [.E347]); MIN (1 - [.D347]; [.E347]))+[.D34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7.9660855411">
            <text:p>127.9660855411</text:p>
          </table:table-cell>
          <table:table-cell table:number-columns-repeated="2"/>
          <table:table-cell office:value-type="float" office:value="0.680412453">
            <text:p>0.680412453</text:p>
          </table:table-cell>
          <table:table-cell office:value-type="float" office:value="1.1627685447">
            <text:p>1.1627685447</text:p>
          </table:table-cell>
          <table:table-cell table:formula="of:=(MAX (MIN ([.D348]; 1 - [.E348]); MIN (1 - [.D348]; [.E348]))+[.D34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8.4462450845">
            <text:p>128.4462450845</text:p>
          </table:table-cell>
          <table:table-cell table:number-columns-repeated="2"/>
          <table:table-cell office:value-type="float" office:value="0.6821742756">
            <text:p>0.6821742756</text:p>
          </table:table-cell>
          <table:table-cell office:value-type="float" office:value="1.162333819">
            <text:p>1.162333819</text:p>
          </table:table-cell>
          <table:table-cell table:formula="of:=(MAX (MIN ([.D349]; 1 - [.E349]); MIN (1 - [.D349]; [.E349]))+[.D34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8.9238420713">
            <text:p>128.9238420713</text:p>
          </table:table-cell>
          <table:table-cell table:number-columns-repeated="2"/>
          <table:table-cell office:value-type="float" office:value="0.6839086231">
            <text:p>0.6839086231</text:p>
          </table:table-cell>
          <table:table-cell office:value-type="float" office:value="1.1615056098">
            <text:p>1.1615056098</text:p>
          </table:table-cell>
          <table:table-cell table:formula="of:=(MAX (MIN ([.D350]; 1 - [.E350]); MIN (1 - [.D350]; [.E350]))+[.D35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9.3985085034">
            <text:p>129.3985085034</text:p>
          </table:table-cell>
          <table:table-cell table:number-columns-repeated="2"/>
          <table:table-cell office:value-type="float" office:value="0.6856154882">
            <text:p>0.6856154882</text:p>
          </table:table-cell>
          <table:table-cell office:value-type="float" office:value="1.1602819203">
            <text:p>1.1602819203</text:p>
          </table:table-cell>
          <table:table-cell table:formula="of:=(MAX (MIN ([.D351]; 1 - [.E351]); MIN (1 - [.D351]; [.E351]))+[.D35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9.869874373">
            <text:p>129.869874373</text:p>
          </table:table-cell>
          <table:table-cell table:number-columns-repeated="2"/>
          <table:table-cell office:value-type="float" office:value="0.6872948776">
            <text:p>0.6872948776</text:p>
          </table:table-cell>
          <table:table-cell office:value-type="float" office:value="1.1586607472">
            <text:p>1.1586607472</text:p>
          </table:table-cell>
          <table:table-cell table:formula="of:=(MAX (MIN ([.D352]; 1 - [.E352]); MIN (1 - [.D352]; [.E352]))+[.D35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0.3375676474">
            <text:p>130.3375676474</text:p>
          </table:table-cell>
          <table:table-cell table:number-columns-repeated="2"/>
          <table:table-cell office:value-type="float" office:value="0.6889468125">
            <text:p>0.6889468125</text:p>
          </table:table-cell>
          <table:table-cell office:value-type="float" office:value="1.1566400869">
            <text:p>1.1566400869</text:p>
          </table:table-cell>
          <table:table-cell table:formula="of:=(MAX (MIN ([.D353]; 1 - [.E353]); MIN (1 - [.D353]; [.E353]))+[.D35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0.8012142613">
            <text:p>130.8012142613</text:p>
          </table:table-cell>
          <table:table-cell table:number-columns-repeated="2"/>
          <table:table-cell office:value-type="float" office:value="0.6905713288">
            <text:p>0.6905713288</text:p>
          </table:table-cell>
          <table:table-cell office:value-type="float" office:value="1.1542179428">
            <text:p>1.1542179428</text:p>
          </table:table-cell>
          <table:table-cell table:formula="of:=(MAX (MIN ([.D354]; 1 - [.E354]); MIN (1 - [.D354]; [.E354]))+[.D35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1.2604381176">
            <text:p>131.2604381176</text:p>
          </table:table-cell>
          <table:table-cell table:number-columns-repeated="2"/>
          <table:table-cell office:value-type="float" office:value="0.6921684767">
            <text:p>0.6921684767</text:p>
          </table:table-cell>
          <table:table-cell office:value-type="float" office:value="1.151392333">
            <text:p>1.151392333</text:p>
          </table:table-cell>
          <table:table-cell table:formula="of:=(MAX (MIN ([.D355]; 1 - [.E355]); MIN (1 - [.D355]; [.E355]))+[.D35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1.7148610966">
            <text:p>131.7148610966</text:p>
          </table:table-cell>
          <table:table-cell table:number-columns-repeated="2"/>
          <table:table-cell office:value-type="float" office:value="0.6937383212">
            <text:p>0.6937383212</text:p>
          </table:table-cell>
          <table:table-cell office:value-type="float" office:value="1.1481613002">
            <text:p>1.1481613002</text:p>
          </table:table-cell>
          <table:table-cell table:formula="of:=(MAX (MIN ([.D356]; 1 - [.E356]); MIN (1 - [.D356]; [.E356]))+[.D35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2.1641030766">
            <text:p>132.1641030766</text:p>
          </table:table-cell>
          <table:table-cell table:number-columns-repeated="2"/>
          <table:table-cell office:value-type="float" office:value="0.6952809419">
            <text:p>0.6952809419</text:p>
          </table:table-cell>
          <table:table-cell office:value-type="float" office:value="1.1445229219">
            <text:p>1.1445229219</text:p>
          </table:table-cell>
          <table:table-cell table:formula="of:=(MAX (MIN ([.D357]; 1 - [.E357]); MIN (1 - [.D357]; [.E357]))+[.D35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2.6077819656">
            <text:p>132.6077819656</text:p>
          </table:table-cell>
          <table:table-cell table:number-columns-repeated="2"/>
          <table:table-cell office:value-type="float" office:value="0.6967964331">
            <text:p>0.6967964331</text:p>
          </table:table-cell>
          <table:table-cell office:value-type="float" office:value="1.1404753221">
            <text:p>1.1404753221</text:p>
          </table:table-cell>
          <table:table-cell table:formula="of:=(MAX (MIN ([.D358]; 1 - [.E358]); MIN (1 - [.D358]; [.E358]))+[.D35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0455137456">
            <text:p>133.0455137456</text:p>
          </table:table-cell>
          <table:table-cell table:number-columns-repeated="2"/>
          <table:table-cell office:value-type="float" office:value="0.6982849043">
            <text:p>0.6982849043</text:p>
          </table:table-cell>
          <table:table-cell office:value-type="float" office:value="1.1360166843">
            <text:p>1.1360166843</text:p>
          </table:table-cell>
          <table:table-cell table:formula="of:=(MAX (MIN ([.D359]; 1 - [.E359]); MIN (1 - [.D359]; [.E359]))+[.D35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4769125313">
            <text:p>133.4769125313</text:p>
          </table:table-cell>
          <table:table-cell table:number-columns-repeated="2"/>
          <table:table-cell office:value-type="float" office:value="0.6997464794">
            <text:p>0.6997464794</text:p>
          </table:table-cell>
          <table:table-cell office:value-type="float" office:value="1.1311452651">
            <text:p>1.1311452651</text:p>
          </table:table-cell>
          <table:table-cell table:formula="of:=(MAX (MIN ([.D360]; 1 - [.E360]); MIN (1 - [.D360]; [.E360]))+[.D36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901590644">
            <text:p>133.901590644</text:p>
          </table:table-cell>
          <table:table-cell table:number-columns-repeated="2"/>
          <table:table-cell office:value-type="float" office:value="0.7011812974">
            <text:p>0.7011812974</text:p>
          </table:table-cell>
          <table:table-cell office:value-type="float" office:value="1.1258594101">
            <text:p>1.1258594101</text:p>
          </table:table-cell>
          <table:table-cell table:formula="of:=(MAX (MIN ([.D361]; 1 - [.E361]); MIN (1 - [.D361]; [.E361]))+[.D36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3191587014">
            <text:p>134.3191587014</text:p>
          </table:table-cell>
          <table:table-cell table:number-columns-repeated="2"/>
          <table:table-cell office:value-type="float" office:value="0.7025895121">
            <text:p>0.7025895121</text:p>
          </table:table-cell>
          <table:table-cell office:value-type="float" office:value="1.1201575695">
            <text:p>1.1201575695</text:p>
          </table:table-cell>
          <table:table-cell table:formula="of:=(MAX (MIN ([.D362]; 1 - [.E362]); MIN (1 - [.D362]; [.E362]))+[.D36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7292257259">
            <text:p>134.7292257259</text:p>
          </table:table-cell>
          <table:table-cell table:number-columns-repeated="2"/>
          <table:table-cell office:value-type="float" office:value="0.7039712921">
            <text:p>0.7039712921</text:p>
          </table:table-cell>
          <table:table-cell office:value-type="float" office:value="1.1140383166">
            <text:p>1.1140383166</text:p>
          </table:table-cell>
          <table:table-cell table:formula="of:=(MAX (MIN ([.D363]; 1 - [.E363]); MIN (1 - [.D363]; [.E363]))+[.D36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5.131399271">
            <text:p>135.131399271</text:p>
          </table:table-cell>
          <table:table-cell table:number-columns-repeated="2"/>
          <table:table-cell office:value-type="float" office:value="0.7053268212">
            <text:p>0.7053268212</text:p>
          </table:table-cell>
          <table:table-cell office:value-type="float" office:value="1.1075003663">
            <text:p>1.1075003663</text:p>
          </table:table-cell>
          <table:table-cell table:formula="of:=(MAX (MIN ([.D364]; 1 - [.E364]); MIN (1 - [.D364]; [.E364]))+[.D36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5.5252855685">
            <text:p>135.5252855685</text:p>
          </table:table-cell>
          <table:table-cell table:number-columns-repeated="2"/>
          <table:table-cell office:value-type="float" office:value="0.7066562977">
            <text:p>0.7066562977</text:p>
          </table:table-cell>
          <table:table-cell office:value-type="float" office:value="1.1005425952">
            <text:p>1.1005425952</text:p>
          </table:table-cell>
          <table:table-cell table:formula="of:=(MAX (MIN ([.D365]; 1 - [.E365]); MIN (1 - [.D365]; [.E365]))+[.D36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5.9104896966">
            <text:p>135.9104896966</text:p>
          </table:table-cell>
          <table:table-cell table:number-columns-repeated="2"/>
          <table:table-cell office:value-type="float" office:value="0.7079599349">
            <text:p>0.7079599349</text:p>
          </table:table-cell>
          <table:table-cell office:value-type="float" office:value="1.093164063">
            <text:p>1.093164063</text:p>
          </table:table-cell>
          <table:table-cell table:formula="of:=(MAX (MIN ([.D366]; 1 - [.E366]); MIN (1 - [.D366]; [.E366]))+[.D36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6.2866157711">
            <text:p>136.2866157711</text:p>
          </table:table-cell>
          <table:table-cell table:number-columns-repeated="2"/>
          <table:table-cell office:value-type="float" office:value="0.7092379609">
            <text:p>0.7092379609</text:p>
          </table:table-cell>
          <table:table-cell office:value-type="float" office:value="1.0853640353">
            <text:p>1.0853640353</text:p>
          </table:table-cell>
          <table:table-cell table:formula="of:=(MAX (MIN ([.D367]; 1 - [.E367]); MIN (1 - [.D367]; [.E367]))+[.D36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6.6532671598">
            <text:p>136.6532671598</text:p>
          </table:table-cell>
          <table:table-cell table:number-columns-repeated="2"/>
          <table:table-cell office:value-type="float" office:value="0.7104906184">
            <text:p>0.7104906184</text:p>
          </table:table-cell>
          <table:table-cell office:value-type="float" office:value="1.0771420071">
            <text:p>1.0771420071</text:p>
          </table:table-cell>
          <table:table-cell table:formula="of:=(MAX (MIN ([.D368]; 1 - [.E368]); MIN (1 - [.D368]; [.E368]))+[.D36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7.0100467229">
            <text:p>137.0100467229</text:p>
          </table:table-cell>
          <table:table-cell table:number-columns-repeated="2"/>
          <table:table-cell office:value-type="float" office:value="0.7117181649">
            <text:p>0.7117181649</text:p>
          </table:table-cell>
          <table:table-cell office:value-type="float" office:value="1.068497728">
            <text:p>1.068497728</text:p>
          </table:table-cell>
          <table:table-cell table:formula="of:=(MAX (MIN ([.D369]; 1 - [.E369]); MIN (1 - [.D369]; [.E369]))+[.D36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7.3565570789">
            <text:p>137.3565570789</text:p>
          </table:table-cell>
          <table:table-cell table:number-columns-repeated="2"/>
          <table:table-cell office:value-type="float" office:value="0.7129208724">
            <text:p>0.7129208724</text:p>
          </table:table-cell>
          <table:table-cell office:value-type="float" office:value="1.0594312284">
            <text:p>1.0594312284</text:p>
          </table:table-cell>
          <table:table-cell table:formula="of:=(MAX (MIN ([.D370]; 1 - [.E370]); MIN (1 - [.D370]; [.E370]))+[.D37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7.6924008982">
            <text:p>137.6924008982</text:p>
          </table:table-cell>
          <table:table-cell table:number-columns-repeated="2"/>
          <table:table-cell office:value-type="float" office:value="0.7140990277">
            <text:p>0.7140990277</text:p>
          </table:table-cell>
          <table:table-cell office:value-type="float" office:value="1.0499428469">
            <text:p>1.0499428469</text:p>
          </table:table-cell>
          <table:table-cell table:formula="of:=(MAX (MIN ([.D371]; 1 - [.E371]); MIN (1 - [.D371]; [.E371]))+[.D37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8.0171812252">
            <text:p>138.0171812252</text:p>
          </table:table-cell>
          <table:table-cell table:number-columns-repeated="2"/>
          <table:table-cell office:value-type="float" office:value="0.7152529317">
            <text:p>0.7152529317</text:p>
          </table:table-cell>
          <table:table-cell office:value-type="float" office:value="1.0400332587">
            <text:p>1.0400332587</text:p>
          </table:table-cell>
          <table:table-cell table:formula="of:=(MAX (MIN ([.D372]; 1 - [.E372]); MIN (1 - [.D372]; [.E372]))+[.D37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8.3305018305">
            <text:p>138.3305018305</text:p>
          </table:table-cell>
          <table:table-cell table:number-columns-repeated="2"/>
          <table:table-cell office:value-type="float" office:value="0.7163828997">
            <text:p>0.7163828997</text:p>
          </table:table-cell>
          <table:table-cell office:value-type="float" office:value="1.0297035051">
            <text:p>1.0297035051</text:p>
          </table:table-cell>
          <table:table-cell table:formula="of:=(MAX (MIN ([.D373]; 1 - [.E373]); MIN (1 - [.D373]; [.E373]))+[.D37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8.6319675935">
            <text:p>138.6319675935</text:p>
          </table:table-cell>
          <table:table-cell table:number-columns-repeated="2"/>
          <table:table-cell office:value-type="float" office:value="0.7174892614">
            <text:p>0.7174892614</text:p>
          </table:table-cell>
          <table:table-cell office:value-type="float" office:value="1.0189550245">
            <text:p>1.0189550245</text:p>
          </table:table-cell>
          <table:table-cell table:formula="of:=(MAX (MIN ([.D374]; 1 - [.E374]); MIN (1 - [.D374]; [.E374]))+[.D37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8.9211849168">
            <text:p>138.9211849168</text:p>
          </table:table-cell>
          <table:table-cell table:number-columns-repeated="2"/>
          <table:table-cell office:value-type="float" office:value="0.7185723605">
            <text:p>0.7185723605</text:p>
          </table:table-cell>
          <table:table-cell office:value-type="float" office:value="1.0077896838">
            <text:p>1.0077896838</text:p>
          </table:table-cell>
          <table:table-cell table:formula="of:=(MAX (MIN ([.D375]; 1 - [.E375]); MIN (1 - [.D375]; [.E375]))+[.D37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9.1977621735">
            <text:p>139.1977621735</text:p>
          </table:table-cell>
          <table:table-cell table:number-columns-repeated="2"/>
          <table:table-cell office:value-type="float" office:value="0.7196325546">
            <text:p>0.7196325546</text:p>
          </table:table-cell>
          <table:table-cell office:value-type="float" office:value="0.9962098113">
            <text:p>0.9962098113</text:p>
          </table:table-cell>
          <table:table-cell table:formula="of:=(MAX (MIN ([.D376]; 1 - [.E376]); MIN (1 - [.D376]; [.E376]))+[.D37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9.4613101886">
            <text:p>139.4613101886</text:p>
          </table:table-cell>
          <table:table-cell table:number-columns-repeated="2"/>
          <table:table-cell office:value-type="float" office:value="0.7206702152">
            <text:p>0.7206702152</text:p>
          </table:table-cell>
          <table:table-cell office:value-type="float" office:value="0.9842182302">
            <text:p>0.9842182302</text:p>
          </table:table-cell>
          <table:table-cell table:formula="of:=(MAX (MIN ([.D377]; 1 - [.E377]); MIN (1 - [.D377]; [.E377]))+[.D37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9.7114427541">
            <text:p>139.7114427541</text:p>
          </table:table-cell>
          <table:table-cell table:number-columns-repeated="2"/>
          <table:table-cell office:value-type="float" office:value="0.7216857273">
            <text:p>0.7216857273</text:p>
          </table:table-cell>
          <table:table-cell office:value-type="float" office:value="0.9718182928">
            <text:p>0.9718182928</text:p>
          </table:table-cell>
          <table:table-cell table:formula="of:=(MAX (MIN ([.D378]; 1 - [.E378]); MIN (1 - [.D378]; [.E378]))+[.D37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9.9477771804">
            <text:p>139.9477771804</text:p>
          </table:table-cell>
          <table:table-cell table:number-columns-repeated="2"/>
          <table:table-cell office:value-type="float" office:value="0.7226794898">
            <text:p>0.7226794898</text:p>
          </table:table-cell>
          <table:table-cell office:value-type="float" office:value="0.9590139161">
            <text:p>0.9590139161</text:p>
          </table:table-cell>
          <table:table-cell table:formula="of:=(MAX (MIN ([.D379]; 1 - [.E379]); MIN (1 - [.D379]; [.E379]))+[.D37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1699348832">
            <text:p>140.1699348832</text:p>
          </table:table-cell>
          <table:table-cell table:number-columns-repeated="2"/>
          <table:table-cell office:value-type="float" office:value="0.7236519145">
            <text:p>0.7236519145</text:p>
          </table:table-cell>
          <table:table-cell office:value-type="float" office:value="0.9458096174">
            <text:p>0.9458096174</text:p>
          </table:table-cell>
          <table:table-cell table:formula="of:=(MAX (MIN ([.D380]; 1 - [.E380]); MIN (1 - [.D380]; [.E380]))+[.D38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3775420074">
            <text:p>140.3775420074</text:p>
          </table:table-cell>
          <table:table-cell table:number-columns-repeated="2"/>
          <table:table-cell office:value-type="float" office:value="0.7246034267">
            <text:p>0.7246034267</text:p>
          </table:table-cell>
          <table:table-cell office:value-type="float" office:value="0.9322105508">
            <text:p>0.9322105508</text:p>
          </table:table-cell>
          <table:table-cell table:formula="of:=(MAX (MIN ([.D381]; 1 - [.E381]); MIN (1 - [.D381]; [.E381]))+[.D38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5702300877">
            <text:p>140.5702300877</text:p>
          </table:table-cell>
          <table:table-cell table:number-columns-repeated="2"/>
          <table:table-cell office:value-type="float" office:value="0.7255344644">
            <text:p>0.7255344644</text:p>
          </table:table-cell>
          <table:table-cell office:value-type="float" office:value="0.9182225447">
            <text:p>0.9182225447</text:p>
          </table:table-cell>
          <table:table-cell table:formula="of:=(MAX (MIN ([.D382]; 1 - [.E382]); MIN (1 - [.D382]; [.E382]))+[.D38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7476367475">
            <text:p>140.7476367475</text:p>
          </table:table-cell>
          <table:table-cell table:number-columns-repeated="2"/>
          <table:table-cell office:value-type="float" office:value="0.7264454786">
            <text:p>0.7264454786</text:p>
          </table:table-cell>
          <table:table-cell office:value-type="float" office:value="0.9038521384">
            <text:p>0.9038521384</text:p>
          </table:table-cell>
          <table:table-cell table:formula="of:=(MAX (MIN ([.D383]; 1 - [.E383]); MIN (1 - [.D383]; [.E383]))+[.D38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9094064353">
            <text:p>140.9094064353</text:p>
          </table:table-cell>
          <table:table-cell table:number-columns-repeated="2"/>
          <table:table-cell office:value-type="float" office:value="0.7273369327">
            <text:p>0.7273369327</text:p>
          </table:table-cell>
          <table:table-cell office:value-type="float" office:value="0.8891066205">
            <text:p>0.8891066205</text:p>
          </table:table-cell>
          <table:table-cell table:formula="of:=(MAX (MIN ([.D384]; 1 - [.E384]); MIN (1 - [.D384]; [.E384]))+[.D38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0551911993">
            <text:p>141.0551911993</text:p>
          </table:table-cell>
          <table:table-cell table:number-columns-repeated="2"/>
          <table:table-cell office:value-type="float" office:value="0.7282093025">
            <text:p>0.7282093025</text:p>
          </table:table-cell>
          <table:table-cell office:value-type="float" office:value="0.8739940665">
            <text:p>0.8739940665</text:p>
          </table:table-cell>
          <table:table-cell table:formula="of:=(MAX (MIN ([.D385]; 1 - [.E385]); MIN (1 - [.D385]; [.E385]))+[.D38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1846515">
            <text:p>141.1846515</text:p>
          </table:table-cell>
          <table:table-cell table:number-columns-repeated="2"/>
          <table:table-cell office:value-type="float" office:value="0.7290630761">
            <text:p>0.7290630761</text:p>
          </table:table-cell>
          <table:table-cell office:value-type="float" office:value="0.8585233768">
            <text:p>0.8585233768</text:p>
          </table:table-cell>
          <table:table-cell table:formula="of:=(MAX (MIN ([.D386]; 1 - [.E386]); MIN (1 - [.D386]; [.E386]))+[.D38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2974570611">
            <text:p>141.2974570611</text:p>
          </table:table-cell>
          <table:table-cell table:number-columns-repeated="2"/>
          <table:table-cell office:value-type="float" office:value="0.7298987531">
            <text:p>0.7298987531</text:p>
          </table:table-cell>
          <table:table-cell office:value-type="float" office:value="0.8427043142">
            <text:p>0.8427043142</text:p>
          </table:table-cell>
          <table:table-cell table:formula="of:=(MAX (MIN ([.D387]; 1 - [.E387]); MIN (1 - [.D387]; [.E387]))+[.D38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3932877579">
            <text:p>141.3932877579</text:p>
          </table:table-cell>
          <table:table-cell table:number-columns-repeated="2"/>
          <table:table-cell office:value-type="float" office:value="0.7307168453">
            <text:p>0.7307168453</text:p>
          </table:table-cell>
          <table:table-cell office:value-type="float" office:value="0.8265475421">
            <text:p>0.8265475421</text:p>
          </table:table-cell>
          <table:table-cell table:formula="of:=(MAX (MIN ([.D388]; 1 - [.E388]); MIN (1 - [.D388]; [.E388]))+[.D38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4718345435">
            <text:p>141.4718345435</text:p>
          </table:table-cell>
          <table:table-cell table:number-columns-repeated="2"/>
          <table:table-cell office:value-type="float" office:value="0.7315178753">
            <text:p>0.7315178753</text:p>
          </table:table-cell>
          <table:table-cell office:value-type="float" office:value="0.8100646609">
            <text:p>0.8100646609</text:p>
          </table:table-cell>
          <table:table-cell table:formula="of:=(MAX (MIN ([.D389]; 1 - [.E389]); MIN (1 - [.D389]; [.E389]))+[.D38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5328004111">
            <text:p>141.5328004111</text:p>
          </table:table-cell>
          <table:table-cell table:number-columns-repeated="2"/>
          <table:table-cell office:value-type="float" office:value="0.7323023774">
            <text:p>0.7323023774</text:p>
          </table:table-cell>
          <table:table-cell office:value-type="float" office:value="0.793268245">
            <text:p>0.793268245</text:p>
          </table:table-cell>
          <table:table-cell table:formula="of:=(MAX (MIN ([.D390]; 1 - [.E390]); MIN (1 - [.D390]; [.E390]))+[.D39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5759013931">
            <text:p>141.5759013931</text:p>
          </table:table-cell>
          <table:table-cell table:number-columns-repeated="2"/>
          <table:table-cell office:value-type="float" office:value="0.7330708965">
            <text:p>0.7330708965</text:p>
          </table:table-cell>
          <table:table-cell office:value-type="float" office:value="0.7761718785">
            <text:p>0.7761718785</text:p>
          </table:table-cell>
          <table:table-cell table:formula="of:=(MAX (MIN ([.D391]; 1 - [.E391]); MIN (1 - [.D391]; [.E391]))+[.D39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6008675947">
            <text:p>141.6008675947</text:p>
          </table:table-cell>
          <table:table-cell table:number-columns-repeated="2"/>
          <table:table-cell office:value-type="float" office:value="0.7338239882">
            <text:p>0.7338239882</text:p>
          </table:table-cell>
          <table:table-cell office:value-type="float" office:value="0.7587901899">
            <text:p>0.7587901899</text:p>
          </table:table-cell>
          <table:table-cell table:formula="of:=(MAX (MIN ([.D392]; 1 - [.E392]); MIN (1 - [.D392]; [.E392]))+[.D39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607444262">
            <text:p>141.607444262</text:p>
          </table:table-cell>
          <table:table-cell table:number-columns-repeated="2"/>
          <table:table-cell office:value-type="float" office:value="0.7345622184">
            <text:p>0.7345622184</text:p>
          </table:table-cell>
          <table:table-cell office:value-type="float" office:value="0.7411388856">
            <text:p>0.7411388856</text:p>
          </table:table-cell>
          <table:table-cell table:formula="of:=(MAX (MIN ([.D393]; 1 - [.E393]); MIN (1 - [.D393]; [.E393]))+[.D39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5953928815">
            <text:p>141.5953928815</text:p>
          </table:table-cell>
          <table:table-cell table:number-columns-repeated="2"/>
          <table:table-cell office:value-type="float" office:value="0.7352861632">
            <text:p>0.7352861632</text:p>
          </table:table-cell>
          <table:table-cell office:value-type="float" office:value="0.7232347827">
            <text:p>0.7232347827</text:p>
          </table:table-cell>
          <table:table-cell table:formula="of:=(MAX (MIN ([.D394]; 1 - [.E394]); MIN (1 - [.D394]; [.E394]))+[.D394])/2" office:value-type="float" office:value="0.50602569025">
            <text:p>0.5060256903</text:p>
          </table:table-cell>
          <table:table-cell table:number-columns-repeated="2"/>
        </table:table-row>
        <table:table-row table:style-name="ro1">
          <table:table-cell office:value-type="float" office:value="141.5644923124">
            <text:p>141.5644923124</text:p>
          </table:table-cell>
          <table:table-cell table:number-columns-repeated="2"/>
          <table:table-cell office:value-type="float" office:value="0.7359964083">
            <text:p>0.7359964083</text:p>
          </table:table-cell>
          <table:table-cell office:value-type="float" office:value="0.7050958391">
            <text:p>0.7050958391</text:p>
          </table:table-cell>
          <table:table-cell table:formula="of:=(MAX (MIN ([.D395]; 1 - [.E395]); MIN (1 - [.D395]; [.E395]))+[.D395])/2" office:value-type="float" office:value="0.5154502846">
            <text:p>0.5154502846</text:p>
          </table:table-cell>
          <table:table-cell table:number-columns-repeated="2"/>
        </table:table-row>
        <table:table-row table:style-name="ro1">
          <table:table-cell office:value-type="float" office:value="141.5145399462">
            <text:p>141.5145399462</text:p>
          </table:table-cell>
          <table:table-cell table:number-columns-repeated="2"/>
          <table:table-cell office:value-type="float" office:value="0.7366935491">
            <text:p>0.7366935491</text:p>
          </table:table-cell>
          <table:table-cell office:value-type="float" office:value="0.6867411828">
            <text:p>0.6867411828</text:p>
          </table:table-cell>
          <table:table-cell table:formula="of:=(MAX (MIN ([.D396]; 1 - [.E396]); MIN (1 - [.D396]; [.E396]))+[.D396])/2" office:value-type="float" office:value="0.52497618315">
            <text:p>0.5249761832</text:p>
          </table:table-cell>
          <table:table-cell table:number-columns-repeated="2"/>
        </table:table-row>
        <table:table-row table:style-name="ro1">
          <table:table-cell office:value-type="float" office:value="141.4453528946">
            <text:p>141.4453528946</text:p>
          </table:table-cell>
          <table:table-cell table:number-columns-repeated="2"/>
          <table:table-cell office:value-type="float" office:value="0.73737819">
            <text:p>0.73737819</text:p>
          </table:table-cell>
          <table:table-cell office:value-type="float" office:value="0.6681911384">
            <text:p>0.6681911384</text:p>
          </table:table-cell>
          <table:table-cell table:formula="of:=(MAX (MIN ([.D397]; 1 - [.E397]); MIN (1 - [.D397]; [.E397]))+[.D397])/2" office:value-type="float" office:value="0.5345935258">
            <text:p>0.5345935258</text:p>
          </table:table-cell>
          <table:table-cell table:number-columns-repeated="2"/>
        </table:table-row>
        <table:table-row table:style-name="ro1">
          <table:table-cell office:value-type="float" office:value="141.3567692021">
            <text:p>141.3567692021</text:p>
          </table:table-cell>
          <table:table-cell table:number-columns-repeated="2"/>
          <table:table-cell office:value-type="float" office:value="0.7380509444">
            <text:p>0.7380509444</text:p>
          </table:table-cell>
          <table:table-cell office:value-type="float" office:value="0.6494672519">
            <text:p>0.6494672519</text:p>
          </table:table-cell>
          <table:table-cell table:formula="of:=(MAX (MIN ([.D398]; 1 - [.E398]); MIN (1 - [.D398]; [.E398]))+[.D398])/2" office:value-type="float" office:value="0.54429184625">
            <text:p>0.5442918463</text:p>
          </table:table-cell>
          <table:table-cell table:number-columns-repeated="2"/>
        </table:table-row>
        <table:table-row table:style-name="ro1">
          <table:table-cell office:value-type="float" office:value="141.2486490802">
            <text:p>141.2486490802</text:p>
          </table:table-cell>
          <table:table-cell table:number-columns-repeated="2"/>
          <table:table-cell office:value-type="float" office:value="0.7387124344">
            <text:p>0.7387124344</text:p>
          </table:table-cell>
          <table:table-cell office:value-type="float" office:value="0.6305923126">
            <text:p>0.6305923126</text:p>
          </table:table-cell>
          <table:table-cell table:formula="of:=(MAX (MIN ([.D399]; 1 - [.E399]); MIN (1 - [.D399]; [.E399]))+[.D399])/2" office:value-type="float" office:value="0.5540600609">
            <text:p>0.5540600609</text:p>
          </table:table-cell>
          <table:table-cell table:number-columns-repeated="2"/>
        </table:table-row>
        <table:table-row table:style-name="ro1">
          <table:table-cell office:value-type="float" office:value="141.1208761623">
            <text:p>141.1208761623</text:p>
          </table:table-cell>
          <table:table-cell table:number-columns-repeated="2"/>
          <table:table-cell office:value-type="float" office:value="0.7393632902">
            <text:p>0.7393632902</text:p>
          </table:table-cell>
          <table:table-cell office:value-type="float" office:value="0.6115903722">
            <text:p>0.6115903722</text:p>
          </table:table-cell>
          <table:table-cell table:formula="of:=(MAX (MIN ([.D400]; 1 - [.E400]); MIN (1 - [.D400]; [.E400]))+[.D400])/2" office:value-type="float" office:value="0.563886459">
            <text:p>0.563886459</text:p>
          </table:table-cell>
          <table:table-cell table:number-columns-repeated="2"/>
        </table:table-row>
        <table:table-row table:style-name="ro1">
          <table:table-cell office:value-type="float" office:value="140.9733587738">
            <text:p>140.9733587738</text:p>
          </table:table-cell>
          <table:table-cell table:number-columns-repeated="2"/>
          <table:table-cell office:value-type="float" office:value="0.7400041498">
            <text:p>0.7400041498</text:p>
          </table:table-cell>
          <table:table-cell office:value-type="float" office:value="0.5924867613">
            <text:p>0.5924867613</text:p>
          </table:table-cell>
          <table:table-cell table:formula="of:=(MAX (MIN ([.D401]; 1 - [.E401]); MIN (1 - [.D401]; [.E401]))+[.D401])/2" office:value-type="float" office:value="0.57375869425">
            <text:p>0.5737586943</text:p>
          </table:table-cell>
          <table:table-cell table:number-columns-repeated="2"/>
        </table:table-row>
        <table:table-row table:style-name="ro1">
          <table:table-cell office:value-type="float" office:value="140.8060312163">
            <text:p>140.8060312163</text:p>
          </table:table-cell>
          <table:table-cell table:number-columns-repeated="2"/>
          <table:table-cell office:value-type="float" office:value="0.7406356593">
            <text:p>0.7406356593</text:p>
          </table:table-cell>
          <table:table-cell office:value-type="float" office:value="0.5733081018">
            <text:p>0.5733081018</text:p>
          </table:table-cell>
          <table:table-cell table:formula="of:=(MAX (MIN ([.D402]; 1 - [.E402]); MIN (1 - [.D402]; [.E402]))+[.D402])/2" office:value-type="float" office:value="0.58366377875">
            <text:p>0.5836637788</text:p>
          </table:table-cell>
          <table:table-cell table:number-columns-repeated="2"/>
        </table:table-row>
        <table:table-row table:style-name="ro1">
          <table:table-cell office:value-type="float" office:value="140.618855061">
            <text:p>140.618855061</text:p>
          </table:table-cell>
          <table:table-cell table:number-columns-repeated="2"/>
          <table:table-cell office:value-type="float" office:value="0.7412584717">
            <text:p>0.7412584717</text:p>
          </table:table-cell>
          <table:table-cell office:value-type="float" office:value="0.5540823164">
            <text:p>0.5540823164</text:p>
          </table:table-cell>
          <table:table-cell table:formula="of:=(MAX (MIN ([.D403]; 1 - [.E403]); MIN (1 - [.D403]; [.E403]))+[.D403])/2" office:value-type="float" office:value="0.59358807765">
            <text:p>0.5935880777</text:p>
          </table:table-cell>
          <table:table-cell table:number-columns-repeated="2"/>
        </table:table-row>
        <table:table-row table:style-name="ro1">
          <table:table-cell office:value-type="float" office:value="140.4118204478">
            <text:p>140.4118204478</text:p>
          </table:table-cell>
          <table:table-cell table:number-columns-repeated="2"/>
          <table:table-cell office:value-type="float" office:value="0.7418732472">
            <text:p>0.7418732472</text:p>
          </table:table-cell>
          <table:table-cell office:value-type="float" office:value="0.5348386341">
            <text:p>0.5348386341</text:p>
          </table:table-cell>
          <table:table-cell table:formula="of:=(MAX (MIN ([.D404]; 1 - [.E404]); MIN (1 - [.D404]; [.E404]))+[.D404])/2" office:value-type="float" office:value="0.60351730655">
            <text:p>0.6035173066</text:p>
          </table:table-cell>
          <table:table-cell table:number-columns-repeated="2"/>
        </table:table-row>
        <table:table-row table:style-name="ro1">
          <table:table-cell office:value-type="float" office:value="140.1849473864">
            <text:p>140.1849473864</text:p>
          </table:table-cell>
          <table:table-cell table:number-columns-repeated="2"/>
          <table:table-cell office:value-type="float" office:value="0.7424806525">
            <text:p>0.7424806525</text:p>
          </table:table-cell>
          <table:table-cell office:value-type="float" office:value="0.515607591">
            <text:p>0.515607591</text:p>
          </table:table-cell>
          <table:table-cell table:formula="of:=(MAX (MIN ([.D405]; 1 - [.E405]); MIN (1 - [.D405]; [.E405]))+[.D405])/2" office:value-type="float" office:value="0.61343653075">
            <text:p>0.6134365308</text:p>
          </table:table-cell>
          <table:table-cell table:number-columns-repeated="2"/>
        </table:table-row>
        <table:table-row table:style-name="ro1">
          <table:table-cell office:value-type="float" office:value="139.9382870536">
            <text:p>139.9382870536</text:p>
          </table:table-cell>
          <table:table-cell table:number-columns-repeated="2"/>
          <table:table-cell office:value-type="float" office:value="0.7430813608">
            <text:p>0.7430813608</text:p>
          </table:table-cell>
          <table:table-cell office:value-type="float" office:value="0.496421028">
            <text:p>0.496421028</text:p>
          </table:table-cell>
          <table:table-cell table:formula="of:=(MAX (MIN ([.D406]; 1 - [.E406]); MIN (1 - [.D406]; [.E406]))+[.D406])/2" office:value-type="float" office:value="0.6233301664">
            <text:p>0.6233301664</text:p>
          </table:table-cell>
          <table:table-cell table:number-columns-repeated="2"/>
        </table:table-row>
        <table:table-row table:style-name="ro1">
          <table:table-cell office:value-type="float" office:value="139.6719230844">
            <text:p>139.6719230844</text:p>
          </table:table-cell>
          <table:table-cell table:number-columns-repeated="2"/>
          <table:table-cell office:value-type="float" office:value="0.7436760511">
            <text:p>0.7436760511</text:p>
          </table:table-cell>
          <table:table-cell office:value-type="float" office:value="0.4773120818">
            <text:p>0.4773120818</text:p>
          </table:table-cell>
          <table:table-cell table:formula="of:=(MAX (MIN ([.D407]; 1 - [.E407]); MIN (1 - [.D407]; [.E407]))+[.D407])/2" office:value-type="float" office:value="0.63318198465">
            <text:p>0.6331819847</text:p>
          </table:table-cell>
          <table:table-cell table:number-columns-repeated="2"/>
        </table:table-row>
        <table:table-row table:style-name="ro1">
          <table:table-cell office:value-type="float" office:value="139.3859728496">
            <text:p>139.3859728496</text:p>
          </table:table-cell>
          <table:table-cell table:number-columns-repeated="2"/>
          <table:table-cell office:value-type="float" office:value="0.7442654082">
            <text:p>0.7442654082</text:p>
          </table:table-cell>
          <table:table-cell office:value-type="float" office:value="0.4583151734">
            <text:p>0.4583151734</text:p>
          </table:table-cell>
          <table:table-cell table:formula="of:=(MAX (MIN ([.D408]; 1 - [.E408]); MIN (1 - [.D408]; [.E408]))+[.D408])/2" office:value-type="float" office:value="0.6429751174">
            <text:p>0.6429751174</text:p>
          </table:table-cell>
          <table:table-cell table:number-columns-repeated="2"/>
        </table:table-row>
        <table:table-row table:style-name="ro1">
          <table:table-cell office:value-type="float" office:value="139.0805887167">
            <text:p>139.0805887167</text:p>
          </table:table-cell>
          <table:table-cell table:number-columns-repeated="2"/>
          <table:table-cell office:value-type="float" office:value="0.7448501221">
            <text:p>0.7448501221</text:p>
          </table:table-cell>
          <table:table-cell office:value-type="float" office:value="0.4394659892">
            <text:p>0.4394659892</text:p>
          </table:table-cell>
          <table:table-cell table:formula="of:=(MAX (MIN ([.D409]; 1 - [.E409]); MIN (1 - [.D409]; [.E409]))+[.D409])/2" office:value-type="float" office:value="0.65269206645">
            <text:p>0.6526920665</text:p>
          </table:table-cell>
          <table:table-cell table:number-columns-repeated="2"/>
        </table:table-row>
        <table:table-row table:style-name="ro1">
          <table:table-cell office:value-type="float" office:value="138.7559592867">
            <text:p>138.7559592867</text:p>
          </table:table-cell>
          <table:table-cell table:number-columns-repeated="2"/>
          <table:table-cell office:value-type="float" office:value="0.7454308879">
            <text:p>0.7454308879</text:p>
          </table:table-cell>
          <table:table-cell office:value-type="float" office:value="0.4208014579">
            <text:p>0.4208014579</text:p>
          </table:table-cell>
          <table:table-cell table:formula="of:=(MAX (MIN ([.D410]; 1 - [.E410]); MIN (1 - [.D410]; [.E410]))+[.D410])/2" office:value-type="float" office:value="0.662314715">
            <text:p>0.662314715</text:p>
          </table:table-cell>
          <table:table-cell table:number-columns-repeated="2"/>
        </table:table-row>
        <table:table-row table:style-name="ro1">
          <table:table-cell office:value-type="float" office:value="138.412310603">
            <text:p>138.412310603</text:p>
          </table:table-cell>
          <table:table-cell table:number-columns-repeated="2"/>
          <table:table-cell office:value-type="float" office:value="0.7460084051">
            <text:p>0.7460084051</text:p>
          </table:table-cell>
          <table:table-cell office:value-type="float" office:value="0.4023597215">
            <text:p>0.4023597215</text:p>
          </table:table-cell>
          <table:table-cell table:formula="of:=(MAX (MIN ([.D411]; 1 - [.E411]); MIN (1 - [.D411]; [.E411]))+[.D411])/2" office:value-type="float" office:value="0.6718243418">
            <text:p>0.6718243418</text:p>
          </table:table-cell>
          <table:table-cell table:number-columns-repeated="2"/>
        </table:table-row>
        <table:table-row table:style-name="ro1">
          <table:table-cell office:value-type="float" office:value="138.0499073251">
            <text:p>138.0499073251</text:p>
          </table:table-cell>
          <table:table-cell table:number-columns-repeated="2"/>
          <table:table-cell office:value-type="float" office:value="0.7465833778">
            <text:p>0.7465833778</text:p>
          </table:table-cell>
          <table:table-cell office:value-type="float" office:value="0.3841800999">
            <text:p>0.3841800999</text:p>
          </table:table-cell>
          <table:table-cell table:formula="of:=(MAX (MIN ([.D412]; 1 - [.E412]); MIN (1 - [.D412]; [.E412]))+[.D412])/2" office:value-type="float" office:value="0.68120163895">
            <text:p>0.681201639</text:p>
          </table:table-cell>
          <table:table-cell table:number-columns-repeated="2"/>
        </table:table-row>
        <table:table-row table:style-name="ro1">
          <table:table-cell office:value-type="float" office:value="137.669053861">
            <text:p>137.669053861</text:p>
          </table:table-cell>
          <table:table-cell table:number-columns-repeated="2"/>
          <table:table-cell office:value-type="float" office:value="0.7471565139">
            <text:p>0.7471565139</text:p>
          </table:table-cell>
          <table:table-cell office:value-type="float" office:value="0.3663030498">
            <text:p>0.3663030498</text:p>
          </table:table-cell>
          <table:table-cell table:formula="of:=(MAX (MIN ([.D413]; 1 - [.E413]); MIN (1 - [.D413]; [.E413]))+[.D413])/2" office:value-type="float" office:value="0.69042673205">
            <text:p>0.6904267321</text:p>
          </table:table-cell>
          <table:table-cell table:number-columns-repeated="2"/>
        </table:table-row>
        <table:table-row table:style-name="ro1">
          <table:table-cell office:value-type="float" office:value="137.2700954533">
            <text:p>137.2700954533</text:p>
          </table:table-cell>
          <table:table-cell table:number-columns-repeated="2"/>
          <table:table-cell office:value-type="float" office:value="0.7477285246">
            <text:p>0.7477285246</text:p>
          </table:table-cell>
          <table:table-cell office:value-type="float" office:value="0.348770117">
            <text:p>0.348770117</text:p>
          </table:table-cell>
          <table:table-cell table:formula="of:=(MAX (MIN ([.D414]; 1 - [.E414]); MIN (1 - [.D414]; [.E414]))+[.D414])/2" office:value-type="float" office:value="0.6994792038">
            <text:p>0.6994792038</text:p>
          </table:table-cell>
          <table:table-cell table:number-columns-repeated="2"/>
        </table:table-row>
        <table:table-row table:style-name="ro1">
          <table:table-cell office:value-type="float" office:value="136.8534192104">
            <text:p>136.8534192104</text:p>
          </table:table-cell>
          <table:table-cell table:number-columns-repeated="2"/>
          <table:table-cell office:value-type="float" office:value="0.7483001249">
            <text:p>0.7483001249</text:p>
          </table:table-cell>
          <table:table-cell office:value-type="float" office:value="0.331623882">
            <text:p>0.331623882</text:p>
          </table:table-cell>
          <table:table-cell table:formula="of:=(MAX (MIN ([.D415]; 1 - [.E415]); MIN (1 - [.D415]; [.E415]))+[.D415])/2" office:value-type="float" office:value="0.70833812145">
            <text:p>0.7083381215</text:p>
          </table:table-cell>
          <table:table-cell table:number-columns-repeated="2"/>
        </table:table-row>
        <table:table-row table:style-name="ro1">
          <table:table-cell office:value-type="float" office:value="136.4194550772">
            <text:p>136.4194550772</text:p>
          </table:table-cell>
          <table:table-cell table:number-columns-repeated="2"/>
          <table:table-cell office:value-type="float" office:value="0.7488720324">
            <text:p>0.7488720324</text:p>
          </table:table-cell>
          <table:table-cell office:value-type="float" office:value="0.3149078992">
            <text:p>0.3149078992</text:p>
          </table:table-cell>
          <table:table-cell table:formula="of:=(MAX (MIN ([.D416]; 1 - [.E416]); MIN (1 - [.D416]; [.E416]))+[.D416])/2" office:value-type="float" office:value="0.7169820666">
            <text:p>0.7169820666</text:p>
          </table:table-cell>
          <table:table-cell table:number-columns-repeated="2"/>
        </table:table-row>
        <table:table-row table:style-name="ro1">
          <table:table-cell office:value-type="float" office:value="135.9686767384">
            <text:p>135.9686767384</text:p>
          </table:table-cell>
          <table:table-cell table:number-columns-repeated="2"/>
          <table:table-cell office:value-type="float" office:value="0.7494449672">
            <text:p>0.7494449672</text:p>
          </table:table-cell>
          <table:table-cell office:value-type="float" office:value="0.2986666284">
            <text:p>0.2986666284</text:p>
          </table:table-cell>
          <table:table-cell table:formula="of:=(MAX (MIN ([.D417]; 1 - [.E417]); MIN (1 - [.D417]; [.E417]))+[.D417])/2" office:value-type="float" office:value="0.7253891694">
            <text:p>0.7253891694</text:p>
          </table:table-cell>
          <table:table-cell table:number-columns-repeated="2"/>
        </table:table-row>
        <table:table-row table:style-name="ro1">
          <table:table-cell office:value-type="float" office:value="135.5016024467">
            <text:p>135.5016024467</text:p>
          </table:table-cell>
          <table:table-cell table:number-columns-repeated="2"/>
          <table:table-cell office:value-type="float" office:value="0.7500196518">
            <text:p>0.7500196518</text:p>
          </table:table-cell>
          <table:table-cell office:value-type="float" office:value="0.2829453601">
            <text:p>0.2829453601</text:p>
          </table:table-cell>
          <table:table-cell table:formula="of:=(MAX (MIN ([.D418]; 1 - [.E418]); MIN (1 - [.D418]; [.E418]))+[.D418])/2" office:value-type="float" office:value="0.73353714585">
            <text:p>0.7335371459</text:p>
          </table:table-cell>
          <table:table-cell table:number-columns-repeated="2"/>
        </table:table-row>
        <table:table-row table:style-name="ro1">
          <table:table-cell office:value-type="float" office:value="135.0187957695">
            <text:p>135.0187957695</text:p>
          </table:table-cell>
          <table:table-cell table:number-columns-repeated="2"/>
          <table:table-cell office:value-type="float" office:value="0.7505968106">
            <text:p>0.7505968106</text:p>
          </table:table-cell>
          <table:table-cell office:value-type="float" office:value="0.2677901334">
            <text:p>0.2677901334</text:p>
          </table:table-cell>
          <table:table-cell table:formula="of:=(MAX (MIN ([.D419]; 1 - [.E419]); MIN (1 - [.D419]; [.E419]))+[.D419])/2" office:value-type="float" office:value="0.7414033386">
            <text:p>0.7414033386</text:p>
          </table:table-cell>
          <table:table-cell table:number-columns-repeated="2"/>
        </table:table-row>
        <table:table-row table:style-name="ro1">
          <table:table-cell office:value-type="float" office:value="134.520866246">
            <text:p>134.520866246</text:p>
          </table:table-cell>
          <table:table-cell table:number-columns-repeated="2"/>
          <table:table-cell office:value-type="float" office:value="0.7511771694">
            <text:p>0.7511771694</text:p>
          </table:table-cell>
          <table:table-cell office:value-type="float" office:value="0.2532476459">
            <text:p>0.2532476459</text:p>
          </table:table-cell>
          <table:table-cell table:formula="of:=(MAX (MIN ([.D420]; 1 - [.E420]); MIN (1 - [.D420]; [.E420]))+[.D420])/2" office:value-type="float" office:value="0.74896476175">
            <text:p>0.7489647618</text:p>
          </table:table-cell>
          <table:table-cell table:number-columns-repeated="2"/>
        </table:table-row>
        <table:table-row table:style-name="ro1">
          <table:table-cell office:value-type="float" office:value="134.0084699479">
            <text:p>134.0084699479</text:p>
          </table:table-cell>
          <table:table-cell table:number-columns-repeated="2"/>
          <table:table-cell office:value-type="float" office:value="0.7517614554">
            <text:p>0.7517614554</text:p>
          </table:table-cell>
          <table:table-cell office:value-type="float" office:value="0.2393651573">
            <text:p>0.2393651573</text:p>
          </table:table-cell>
          <table:table-cell table:formula="of:=(MAX (MIN ([.D421]; 1 - [.E421]); MIN (1 - [.D421]; [.E421]))+[.D421])/2" office:value-type="float" office:value="0.7517614554">
            <text:p>0.7517614554</text:p>
          </table:table-cell>
          <table:table-cell table:number-columns-repeated="2"/>
        </table:table-row>
        <table:table-row table:style-name="ro1">
          <table:table-cell office:value-type="float" office:value="133.4823099361">
            <text:p>133.4823099361</text:p>
          </table:table-cell>
          <table:table-cell table:number-columns-repeated="2"/>
          <table:table-cell office:value-type="float" office:value="0.7523503965">
            <text:p>0.7523503965</text:p>
          </table:table-cell>
          <table:table-cell office:value-type="float" office:value="0.2261903847">
            <text:p>0.2261903847</text:p>
          </table:table-cell>
          <table:table-cell table:formula="of:=(MAX (MIN ([.D422]; 1 - [.E422]); MIN (1 - [.D422]; [.E422]))+[.D422])/2" office:value-type="float" office:value="0.7523503965">
            <text:p>0.7523503965</text:p>
          </table:table-cell>
          <table:table-cell table:number-columns-repeated="2"/>
        </table:table-row>
        <table:table-row table:style-name="ro1">
          <table:table-cell office:value-type="float" office:value="132.9431366063">
            <text:p>132.9431366063</text:p>
          </table:table-cell>
          <table:table-cell table:number-columns-repeated="2"/>
          <table:table-cell office:value-type="float" office:value="0.7529447212">
            <text:p>0.7529447212</text:p>
          </table:table-cell>
          <table:table-cell office:value-type="float" office:value="0.2137713915">
            <text:p>0.2137713915</text:p>
          </table:table-cell>
          <table:table-cell table:formula="of:=(MAX (MIN ([.D423]; 1 - [.E423]); MIN (1 - [.D423]; [.E423]))+[.D423])/2" office:value-type="float" office:value="0.7529447212">
            <text:p>0.7529447212</text:p>
          </table:table-cell>
          <table:table-cell table:number-columns-repeated="2"/>
        </table:table-row>
        <table:table-row table:style-name="ro1">
          <table:table-cell office:value-type="float" office:value="132.3917479161">
            <text:p>132.3917479161</text:p>
          </table:table-cell>
          <table:table-cell table:number-columns-repeated="2"/>
          <table:table-cell office:value-type="float" office:value="0.7535451584">
            <text:p>0.7535451584</text:p>
          </table:table-cell>
          <table:table-cell office:value-type="float" office:value="0.2021564681">
            <text:p>0.2021564681</text:p>
          </table:table-cell>
          <table:table-cell table:formula="of:=(MAX (MIN ([.D424]; 1 - [.E424]); MIN (1 - [.D424]; [.E424]))+[.D424])/2" office:value-type="float" office:value="0.7535451584">
            <text:p>0.7535451584</text:p>
          </table:table-cell>
          <table:table-cell table:number-columns-repeated="2"/>
        </table:table-row>
        <table:table-row table:style-name="ro1">
          <table:table-cell office:value-type="float" office:value="131.8289894857">
            <text:p>131.8289894857</text:p>
          </table:table-cell>
          <table:table-cell table:number-columns-repeated="2"/>
          <table:table-cell office:value-type="float" office:value="0.7541524366">
            <text:p>0.7541524366</text:p>
          </table:table-cell>
          <table:table-cell office:value-type="float" office:value="0.1913940062">
            <text:p>0.1913940062</text:p>
          </table:table-cell>
          <table:table-cell table:formula="of:=(MAX (MIN ([.D425]; 1 - [.E425]); MIN (1 - [.D425]; [.E425]))+[.D425])/2" office:value-type="float" office:value="0.7541524366">
            <text:p>0.7541524366</text:p>
          </table:table-cell>
          <table:table-cell table:number-columns-repeated="2"/>
        </table:table-row>
        <table:table-row table:style-name="ro1">
          <table:table-cell office:value-type="float" office:value="131.2557545665">
            <text:p>131.2557545665</text:p>
          </table:table-cell>
          <table:table-cell table:number-columns-repeated="2"/>
          <table:table-cell office:value-type="float" office:value="0.754767284">
            <text:p>0.754767284</text:p>
          </table:table-cell>
          <table:table-cell office:value-type="float" office:value="0.1815323649">
            <text:p>0.1815323649</text:p>
          </table:table-cell>
          <table:table-cell table:formula="of:=(MAX (MIN ([.D426]; 1 - [.E426]); MIN (1 - [.D426]; [.E426]))+[.D426])/2" office:value-type="float" office:value="0.754767284">
            <text:p>0.754767284</text:p>
          </table:table-cell>
          <table:table-cell table:number-columns-repeated="2"/>
        </table:table-row>
        <table:table-row table:style-name="ro1">
          <table:table-cell office:value-type="float" office:value="130.6729838694">
            <text:p>130.6729838694</text:p>
          </table:table-cell>
          <table:table-cell table:number-columns-repeated="2"/>
          <table:table-cell office:value-type="float" office:value="0.7553904282">
            <text:p>0.7553904282</text:p>
          </table:table-cell>
          <table:table-cell office:value-type="float" office:value="0.1726197311">
            <text:p>0.1726197311</text:p>
          </table:table-cell>
          <table:table-cell table:formula="of:=(MAX (MIN ([.D427]; 1 - [.E427]); MIN (1 - [.D427]; [.E427]))+[.D427])/2" office:value-type="float" office:value="0.7553904282">
            <text:p>0.7553904282</text:p>
          </table:table-cell>
          <table:table-cell table:number-columns-repeated="2"/>
        </table:table-row>
        <table:table-row table:style-name="ro1">
          <table:table-cell office:value-type="float" office:value="130.0816652465">
            <text:p>130.0816652465</text:p>
          </table:table-cell>
          <table:table-cell table:number-columns-repeated="2"/>
          <table:table-cell office:value-type="float" office:value="0.7560225954">
            <text:p>0.7560225954</text:p>
          </table:table-cell>
          <table:table-cell office:value-type="float" office:value="0.1647039725">
            <text:p>0.1647039725</text:p>
          </table:table-cell>
          <table:table-cell table:formula="of:=(MAX (MIN ([.D428]; 1 - [.E428]); MIN (1 - [.D428]; [.E428]))+[.D428])/2" office:value-type="float" office:value="0.7560225954">
            <text:p>0.7560225954</text:p>
          </table:table-cell>
          <table:table-cell table:number-columns-repeated="2"/>
        </table:table-row>
        <table:table-row table:style-name="ro1">
          <table:table-cell office:value-type="float" office:value="129.4828332198">
            <text:p>129.4828332198</text:p>
          </table:table-cell>
          <table:table-cell table:number-columns-repeated="2"/>
          <table:table-cell office:value-type="float" office:value="0.7566645106">
            <text:p>0.7566645106</text:p>
          </table:table-cell>
          <table:table-cell office:value-type="float" office:value="0.157832484">
            <text:p>0.157832484</text:p>
          </table:table-cell>
          <table:table-cell table:formula="of:=(MAX (MIN ([.D429]; 1 - [.E429]); MIN (1 - [.D429]; [.E429]))+[.D429])/2" office:value-type="float" office:value="0.7566645106">
            <text:p>0.7566645106</text:p>
          </table:table-cell>
          <table:table-cell table:number-columns-repeated="2"/>
        </table:table-row>
        <table:table-row table:style-name="ro1">
          <table:table-cell office:value-type="float" office:value="128.8775683509">
            <text:p>128.8775683509</text:p>
          </table:table-cell>
          <table:table-cell table:number-columns-repeated="2"/>
          <table:table-cell office:value-type="float" office:value="0.7573168972">
            <text:p>0.7573168972</text:p>
          </table:table-cell>
          <table:table-cell office:value-type="float" office:value="0.1520520282">
            <text:p>0.1520520282</text:p>
          </table:table-cell>
          <table:table-cell table:formula="of:=(MAX (MIN ([.D430]; 1 - [.E430]); MIN (1 - [.D430]; [.E430]))+[.D430])/2" office:value-type="float" office:value="0.7573168972">
            <text:p>0.7573168972</text:p>
          </table:table-cell>
          <table:table-cell table:number-columns-repeated="2"/>
        </table:table-row>
        <table:table-row table:style-name="ro1">
          <table:table-cell office:value-type="float" office:value="128.2669964448">
            <text:p>128.2669964448</text:p>
          </table:table-cell>
          <table:table-cell table:number-columns-repeated="2"/>
          <table:table-cell office:value-type="float" office:value="0.7579804763">
            <text:p>0.7579804763</text:p>
          </table:table-cell>
          <table:table-cell office:value-type="float" office:value="0.1474085703">
            <text:p>0.1474085703</text:p>
          </table:table-cell>
          <table:table-cell table:formula="of:=(MAX (MIN ([.D431]; 1 - [.E431]); MIN (1 - [.D431]; [.E431]))+[.D431])/2" office:value-type="float" office:value="0.7579804763">
            <text:p>0.7579804763</text:p>
          </table:table-cell>
          <table:table-cell table:number-columns-repeated="2"/>
        </table:table-row>
        <table:table-row table:style-name="ro1">
          <table:table-cell office:value-type="float" office:value="127.6522875846">
            <text:p>127.6522875846</text:p>
          </table:table-cell>
          <table:table-cell table:number-columns-repeated="2"/>
          <table:table-cell office:value-type="float" office:value="0.758655967">
            <text:p>0.758655967</text:p>
          </table:table-cell>
          <table:table-cell office:value-type="float" office:value="0.1439471068">
            <text:p>0.1439471068</text:p>
          </table:table-cell>
          <table:table-cell table:formula="of:=(MAX (MIN ([.D432]; 1 - [.E432]); MIN (1 - [.D432]; [.E432]))+[.D432])/2" office:value-type="float" office:value="0.758655967">
            <text:p>0.758655967</text:p>
          </table:table-cell>
          <table:table-cell table:number-columns-repeated="2"/>
        </table:table-row>
        <table:table-row table:style-name="ro1">
          <table:table-cell office:value-type="float" office:value="127.034654989">
            <text:p>127.034654989</text:p>
          </table:table-cell>
          <table:table-cell table:number-columns-repeated="2"/>
          <table:table-cell office:value-type="float" office:value="0.7593440855">
            <text:p>0.7593440855</text:p>
          </table:table-cell>
          <table:table-cell office:value-type="float" office:value="0.1417114899">
            <text:p>0.1417114899</text:p>
          </table:table-cell>
          <table:table-cell table:formula="of:=(MAX (MIN ([.D433]; 1 - [.E433]); MIN (1 - [.D433]; [.E433]))+[.D433])/2" office:value-type="float" office:value="0.7593440855">
            <text:p>0.7593440855</text:p>
          </table:table-cell>
          <table:table-cell table:number-columns-repeated="2"/>
        </table:table-row>
        <table:table-row table:style-name="ro1">
          <table:table-cell office:value-type="float" office:value="126.415353691">
            <text:p>126.415353691</text:p>
          </table:table-cell>
          <table:table-cell table:number-columns-repeated="2"/>
          <table:table-cell office:value-type="float" office:value="0.7600455453">
            <text:p>0.7600455453</text:p>
          </table:table-cell>
          <table:table-cell office:value-type="float" office:value="0.1407442473">
            <text:p>0.1407442473</text:p>
          </table:table-cell>
          <table:table-cell table:formula="of:=(MAX (MIN ([.D434]; 1 - [.E434]); MIN (1 - [.D434]; [.E434]))+[.D434])/2" office:value-type="float" office:value="0.7600455453">
            <text:p>0.7600455453</text:p>
          </table:table-cell>
          <table:table-cell table:number-columns-repeated="2"/>
        </table:table-row>
        <table:table-row table:style-name="ro1">
          <table:table-cell office:value-type="float" office:value="125.7956790322">
            <text:p>125.7956790322</text:p>
          </table:table-cell>
          <table:table-cell table:number-columns-repeated="2"/>
          <table:table-cell office:value-type="float" office:value="0.7607610565">
            <text:p>0.7607610565</text:p>
          </table:table-cell>
          <table:table-cell office:value-type="float" office:value="0.1410863977">
            <text:p>0.1410863977</text:p>
          </table:table-cell>
          <table:table-cell table:formula="of:=(MAX (MIN ([.D435]; 1 - [.E435]); MIN (1 - [.D435]; [.E435]))+[.D435])/2" office:value-type="float" office:value="0.7607610565">
            <text:p>0.7607610565</text:p>
          </table:table-cell>
          <table:table-cell table:number-columns-repeated="2"/>
        </table:table-row>
        <table:table-row table:style-name="ro1">
          <table:table-cell office:value-type="float" office:value="125.1769649693">
            <text:p>125.1769649693</text:p>
          </table:table-cell>
          <table:table-cell table:number-columns-repeated="2"/>
          <table:table-cell office:value-type="float" office:value="0.761491326">
            <text:p>0.761491326</text:p>
          </table:table-cell>
          <table:table-cell office:value-type="float" office:value="0.1427772632">
            <text:p>0.1427772632</text:p>
          </table:table-cell>
          <table:table-cell table:formula="of:=(MAX (MIN ([.D436]; 1 - [.E436]); MIN (1 - [.D436]; [.E436]))+[.D436])/2" office:value-type="float" office:value="0.761491326">
            <text:p>0.761491326</text:p>
          </table:table-cell>
          <table:table-cell table:number-columns-repeated="2"/>
        </table:table-row>
        <table:table-row table:style-name="ro1">
          <table:table-cell office:value-type="float" office:value="124.5605821918">
            <text:p>124.5605821918</text:p>
          </table:table-cell>
          <table:table-cell table:number-columns-repeated="2"/>
          <table:table-cell office:value-type="float" office:value="0.7622370567">
            <text:p>0.7622370567</text:p>
          </table:table-cell>
          <table:table-cell office:value-type="float" office:value="0.1458542791">
            <text:p>0.1458542791</text:p>
          </table:table-cell>
          <table:table-cell table:formula="of:=(MAX (MIN ([.D437]; 1 - [.E437]); MIN (1 - [.D437]; [.E437]))+[.D437])/2" office:value-type="float" office:value="0.7622370567">
            <text:p>0.7622370567</text:p>
          </table:table-cell>
          <table:table-cell table:number-columns-repeated="2"/>
        </table:table-row>
        <table:table-row table:style-name="ro1">
          <table:table-cell office:value-type="float" office:value="123.9479360456">
            <text:p>123.9479360456</text:p>
          </table:table-cell>
          <table:table-cell table:number-columns-repeated="2"/>
          <table:table-cell office:value-type="float" office:value="0.7629989474">
            <text:p>0.7629989474</text:p>
          </table:table-cell>
          <table:table-cell office:value-type="float" office:value="0.1503528012">
            <text:p>0.1503528012</text:p>
          </table:table-cell>
          <table:table-cell table:formula="of:=(MAX (MIN ([.D438]; 1 - [.E438]); MIN (1 - [.D438]; [.E438]))+[.D438])/2" office:value-type="float" office:value="0.7629989474">
            <text:p>0.7629989474</text:p>
          </table:table-cell>
          <table:table-cell table:number-columns-repeated="2"/>
        </table:table-row>
        <table:table-row table:style-name="ro1">
          <table:table-cell office:value-type="float" office:value="123.3404642654">
            <text:p>123.3404642654</text:p>
          </table:table-cell>
          <table:table-cell table:number-columns-repeated="2"/>
          <table:table-cell office:value-type="float" office:value="0.7637776928">
            <text:p>0.7637776928</text:p>
          </table:table-cell>
          <table:table-cell office:value-type="float" office:value="0.1563059126">
            <text:p>0.1563059126</text:p>
          </table:table-cell>
          <table:table-cell table:formula="of:=(MAX (MIN ([.D439]; 1 - [.E439]); MIN (1 - [.D439]; [.E439]))+[.D439])/2" office:value-type="float" office:value="0.7637776928">
            <text:p>0.7637776928</text:p>
          </table:table-cell>
          <table:table-cell table:number-columns-repeated="2"/>
        </table:table-row>
        <table:table-row table:style-name="ro1">
          <table:table-cell office:value-type="float" office:value="122.7396345117">
            <text:p>122.7396345117</text:p>
          </table:table-cell>
          <table:table-cell table:number-columns-repeated="2"/>
          <table:table-cell office:value-type="float" office:value="0.7645739828">
            <text:p>0.7645739828</text:p>
          </table:table-cell>
          <table:table-cell office:value-type="float" office:value="0.163744229">
            <text:p>0.163744229</text:p>
          </table:table-cell>
          <table:table-cell table:formula="of:=(MAX (MIN ([.D440]; 1 - [.E440]); MIN (1 - [.D440]; [.E440]))+[.D440])/2" office:value-type="float" office:value="0.7645739828">
            <text:p>0.7645739828</text:p>
          </table:table-cell>
          <table:table-cell table:number-columns-repeated="2"/>
        </table:table-row>
        <table:table-row table:style-name="ro1">
          <table:table-cell office:value-type="float" office:value="122.1469417144">
            <text:p>122.1469417144</text:p>
          </table:table-cell>
          <table:table-cell table:number-columns-repeated="2"/>
          <table:table-cell office:value-type="float" office:value="0.7653885026">
            <text:p>0.7653885026</text:p>
          </table:table-cell>
          <table:table-cell office:value-type="float" office:value="0.1726957053">
            <text:p>0.1726957053</text:p>
          </table:table-cell>
          <table:table-cell table:formula="of:=(MAX (MIN ([.D441]; 1 - [.E441]); MIN (1 - [.D441]; [.E441]))+[.D441])/2" office:value-type="float" office:value="0.7653885026">
            <text:p>0.7653885026</text:p>
          </table:table-cell>
          <table:table-cell table:number-columns-repeated="2"/>
        </table:table-row>
        <table:table-row table:style-name="ro1">
          <table:table-cell office:value-type="float" office:value="121.5639052247">
            <text:p>121.5639052247</text:p>
          </table:table-cell>
          <table:table-cell table:number-columns-repeated="2"/>
          <table:table-cell office:value-type="float" office:value="0.7662219321">
            <text:p>0.7662219321</text:p>
          </table:table-cell>
          <table:table-cell office:value-type="float" office:value="0.1831854425">
            <text:p>0.1831854425</text:p>
          </table:table-cell>
          <table:table-cell table:formula="of:=(MAX (MIN ([.D442]; 1 - [.E442]); MIN (1 - [.D442]; [.E442]))+[.D442])/2" office:value-type="float" office:value="0.7662219321">
            <text:p>0.7662219321</text:p>
          </table:table-cell>
          <table:table-cell table:number-columns-repeated="2"/>
        </table:table-row>
        <table:table-row table:style-name="ro1">
          <table:table-cell office:value-type="float" office:value="120.9920657764">
            <text:p>120.9920657764</text:p>
          </table:table-cell>
          <table:table-cell table:number-columns-repeated="2"/>
          <table:table-cell office:value-type="float" office:value="0.7670749461">
            <text:p>0.7670749461</text:p>
          </table:table-cell>
          <table:table-cell office:value-type="float" office:value="0.1952354977">
            <text:p>0.1952354977</text:p>
          </table:table-cell>
          <table:table-cell table:formula="of:=(MAX (MIN ([.D443]; 1 - [.E443]); MIN (1 - [.D443]; [.E443]))+[.D443])/2" office:value-type="float" office:value="0.7670749461">
            <text:p>0.7670749461</text:p>
          </table:table-cell>
          <table:table-cell table:number-columns-repeated="2"/>
        </table:table-row>
        <table:table-row table:style-name="ro1">
          <table:table-cell office:value-type="float" office:value="120.4329822591">
            <text:p>120.4329822591</text:p>
          </table:table-cell>
          <table:table-cell table:number-columns-repeated="2"/>
          <table:table-cell office:value-type="float" office:value="0.7679482135">
            <text:p>0.7679482135</text:p>
          </table:table-cell>
          <table:table-cell office:value-type="float" office:value="0.2088646962">
            <text:p>0.2088646962</text:p>
          </table:table-cell>
          <table:table-cell table:formula="of:=(MAX (MIN ([.D444]; 1 - [.E444]); MIN (1 - [.D444]; [.E444]))+[.D444])/2" office:value-type="float" office:value="0.7679482135">
            <text:p>0.7679482135</text:p>
          </table:table-cell>
          <table:table-cell table:number-columns-repeated="2"/>
        </table:table-row>
        <table:table-row table:style-name="ro1">
          <table:table-cell office:value-type="float" office:value="119.8882283097">
            <text:p>119.8882283097</text:p>
          </table:table-cell>
          <table:table-cell table:number-columns-repeated="2"/>
          <table:table-cell office:value-type="float" office:value="0.7688423976">
            <text:p>0.7688423976</text:p>
          </table:table-cell>
          <table:table-cell office:value-type="float" office:value="0.2240884482">
            <text:p>0.2240884482</text:p>
          </table:table-cell>
          <table:table-cell table:formula="of:=(MAX (MIN ([.D445]; 1 - [.E445]); MIN (1 - [.D445]; [.E445]))+[.D445])/2" office:value-type="float" office:value="0.7688423976">
            <text:p>0.7688423976</text:p>
          </table:table-cell>
          <table:table-cell table:number-columns-repeated="2"/>
        </table:table-row>
        <table:table-row table:style-name="ro1">
          <table:table-cell office:value-type="float" office:value="119.3593887246">
            <text:p>119.3593887246</text:p>
          </table:table-cell>
          <table:table-cell table:number-columns-repeated="2"/>
          <table:table-cell office:value-type="float" office:value="0.7697581553">
            <text:p>0.7697581553</text:p>
          </table:table-cell>
          <table:table-cell office:value-type="float" office:value="0.2409185702">
            <text:p>0.2409185702</text:p>
          </table:table-cell>
          <table:table-cell table:formula="of:=(MAX (MIN ([.D446]; 1 - [.E446]); MIN (1 - [.D446]; [.E446]))+[.D446])/2" office:value-type="float" office:value="0.76441979255">
            <text:p>0.7644197926</text:p>
          </table:table-cell>
          <table:table-cell table:number-columns-repeated="2"/>
        </table:table-row>
        <table:table-row table:style-name="ro1">
          <table:table-cell office:value-type="float" office:value="118.8480557">
            <text:p>118.8480557</text:p>
          </table:table-cell>
          <table:table-cell table:number-columns-repeated="2"/>
          <table:table-cell office:value-type="float" office:value="0.7706961374">
            <text:p>0.7706961374</text:p>
          </table:table-cell>
          <table:table-cell office:value-type="float" office:value="0.2593631127">
            <text:p>0.2593631127</text:p>
          </table:table-cell>
          <table:table-cell table:formula="of:=(MAX (MIN ([.D447]; 1 - [.E447]); MIN (1 - [.D447]; [.E447]))+[.D447])/2" office:value-type="float" office:value="0.75566651235">
            <text:p>0.7556665124</text:p>
          </table:table-cell>
          <table:table-cell table:number-columns-repeated="2"/>
        </table:table-row>
        <table:table-row table:style-name="ro1">
          <table:table-cell office:value-type="float" office:value="118.3558249071">
            <text:p>118.3558249071</text:p>
          </table:table-cell>
          <table:table-cell table:number-columns-repeated="2"/>
          <table:table-cell office:value-type="float" office:value="0.771656988">
            <text:p>0.771656988</text:p>
          </table:table-cell>
          <table:table-cell office:value-type="float" office:value="0.2794261951">
            <text:p>0.2794261951</text:p>
          </table:table-cell>
          <table:table-cell table:formula="of:=(MAX (MIN ([.D448]; 1 - [.E448]); MIN (1 - [.D448]; [.E448]))+[.D448])/2" office:value-type="float" office:value="0.74611539645">
            <text:p>0.7461153965</text:p>
          </table:table-cell>
          <table:table-cell table:number-columns-repeated="2"/>
        </table:table-row>
        <table:table-row table:style-name="ro1">
          <table:table-cell office:value-type="float" office:value="117.8842914107">
            <text:p>117.8842914107</text:p>
          </table:table-cell>
          <table:table-cell table:number-columns-repeated="2"/>
          <table:table-cell office:value-type="float" office:value="0.7726413445">
            <text:p>0.7726413445</text:p>
          </table:table-cell>
          <table:table-cell office:value-type="float" office:value="0.3011078481">
            <text:p>0.3011078481</text:p>
          </table:table-cell>
          <table:table-cell table:formula="of:=(MAX (MIN ([.D449]; 1 - [.E449]); MIN (1 - [.D449]; [.E449]))+[.D449])/2" office:value-type="float" office:value="0.7357667482">
            <text:p>0.7357667482</text:p>
          </table:table-cell>
          <table:table-cell table:number-columns-repeated="2"/>
        </table:table-row>
        <table:table-row table:style-name="ro1">
          <table:table-cell office:value-type="float" office:value="117.4350454395">
            <text:p>117.4350454395</text:p>
          </table:table-cell>
          <table:table-cell table:number-columns-repeated="2"/>
          <table:table-cell office:value-type="float" office:value="0.7736498372">
            <text:p>0.7736498372</text:p>
          </table:table-cell>
          <table:table-cell office:value-type="float" office:value="0.324403866">
            <text:p>0.324403866</text:p>
          </table:table-cell>
          <table:table-cell table:formula="of:=(MAX (MIN ([.D450]; 1 - [.E450]); MIN (1 - [.D450]; [.E450]))+[.D450])/2" office:value-type="float" office:value="0.7246229856">
            <text:p>0.7246229856</text:p>
          </table:table-cell>
          <table:table-cell table:number-columns-repeated="2"/>
        </table:table-row>
        <table:table-row table:style-name="ro1">
          <table:table-cell office:value-type="float" office:value="117.0096680193">
            <text:p>117.0096680193</text:p>
          </table:table-cell>
          <table:table-cell table:number-columns-repeated="2"/>
          <table:table-cell office:value-type="float" office:value="0.7746830894">
            <text:p>0.7746830894</text:p>
          </table:table-cell>
          <table:table-cell office:value-type="float" office:value="0.3493056692">
            <text:p>0.3493056692</text:p>
          </table:table-cell>
          <table:table-cell table:formula="of:=(MAX (MIN ([.D451]; 1 - [.E451]); MIN (1 - [.D451]; [.E451]))+[.D451])/2" office:value-type="float" office:value="0.7126887101">
            <text:p>0.7126887101</text:p>
          </table:table-cell>
          <table:table-cell table:number-columns-repeated="2"/>
        </table:table-row>
        <table:table-row table:style-name="ro1">
          <table:table-cell office:value-type="float" office:value="116.6097264805">
            <text:p>116.6097264805</text:p>
          </table:table-cell>
          <table:table-cell table:number-columns-repeated="2"/>
          <table:table-cell office:value-type="float" office:value="0.7757417165">
            <text:p>0.7757417165</text:p>
          </table:table-cell>
          <table:table-cell office:value-type="float" office:value="0.3758001777">
            <text:p>0.3758001777</text:p>
          </table:table-cell>
          <table:table-cell table:formula="of:=(MAX (MIN ([.D452]; 1 - [.E452]); MIN (1 - [.D452]; [.E452]))+[.D452])/2" office:value-type="float" office:value="0.6999707694">
            <text:p>0.6999707694</text:p>
          </table:table-cell>
          <table:table-cell table:number-columns-repeated="2"/>
        </table:table-row>
        <table:table-row table:style-name="ro1">
          <table:table-cell office:value-type="float" office:value="116.2367698507">
            <text:p>116.2367698507</text:p>
          </table:table-cell>
          <table:table-cell table:number-columns-repeated="2"/>
          <table:table-cell office:value-type="float" office:value="0.7768263268">
            <text:p>0.7768263268</text:p>
          </table:table-cell>
          <table:table-cell office:value-type="float" office:value="0.4038696969">
            <text:p>0.4038696969</text:p>
          </table:table-cell>
          <table:table-cell table:formula="of:=(MAX (MIN ([.D453]; 1 - [.E453]); MIN (1 - [.D453]; [.E453]))+[.D453])/2" office:value-type="float" office:value="0.68647831495">
            <text:p>0.686478315</text:p>
          </table:table-cell>
          <table:table-cell table:number-columns-repeated="2"/>
        </table:table-row>
        <table:table-row table:style-name="ro1">
          <table:table-cell office:value-type="float" office:value="115.8923241482">
            <text:p>115.8923241482</text:p>
          </table:table-cell>
          <table:table-cell table:number-columns-repeated="2"/>
          <table:table-cell office:value-type="float" office:value="0.7779375203">
            <text:p>0.7779375203</text:p>
          </table:table-cell>
          <table:table-cell office:value-type="float" office:value="0.4334918178">
            <text:p>0.4334918178</text:p>
          </table:table-cell>
          <table:table-cell table:formula="of:=(MAX (MIN ([.D454]; 1 - [.E454]); MIN (1 - [.D454]; [.E454]))+[.D454])/2" office:value-type="float" office:value="0.67222285125">
            <text:p>0.6722228513</text:p>
          </table:table-cell>
          <table:table-cell table:number-columns-repeated="2"/>
        </table:table-row>
        <table:table-row table:style-name="ro1">
          <table:table-cell office:value-type="float" office:value="115.5778875893">
            <text:p>115.5778875893</text:p>
          </table:table-cell>
          <table:table-cell table:number-columns-repeated="2"/>
          <table:table-cell office:value-type="float" office:value="0.7790758892">
            <text:p>0.7790758892</text:p>
          </table:table-cell>
          <table:table-cell office:value-type="float" office:value="0.4646393303">
            <text:p>0.4646393303</text:p>
          </table:table-cell>
          <table:table-cell table:formula="of:=(MAX (MIN ([.D455]; 1 - [.E455]); MIN (1 - [.D455]; [.E455]))+[.D455])/2" office:value-type="float" office:value="0.65721827945">
            <text:p>0.6572182795</text:p>
          </table:table-cell>
          <table:table-cell table:number-columns-repeated="2"/>
        </table:table-row>
        <table:table-row table:style-name="ro1">
          <table:table-cell office:value-type="float" office:value="115.2949257246">
            <text:p>115.2949257246</text:p>
          </table:table-cell>
          <table:table-cell table:number-columns-repeated="2"/>
          <table:table-cell office:value-type="float" office:value="0.7802420174">
            <text:p>0.7802420174</text:p>
          </table:table-cell>
          <table:table-cell office:value-type="float" office:value="0.4972801527">
            <text:p>0.4972801527</text:p>
          </table:table-cell>
          <table:table-cell table:formula="of:=(MAX (MIN ([.D456]; 1 - [.E456]); MIN (1 - [.D456]; [.E456]))+[.D456])/2" office:value-type="float" office:value="0.64148093235">
            <text:p>0.6414809324</text:p>
          </table:table-cell>
          <table:table-cell table:number-columns-repeated="2"/>
        </table:table-row>
        <table:table-row table:style-name="ro1">
          <table:table-cell office:value-type="float" office:value="115.0448665218">
            <text:p>115.0448665218</text:p>
          </table:table-cell>
          <table:table-cell table:number-columns-repeated="2"/>
          <table:table-cell office:value-type="float" office:value="0.7814364805">
            <text:p>0.7814364805</text:p>
          </table:table-cell>
          <table:table-cell office:value-type="float" office:value="0.5313772777">
            <text:p>0.5313772777</text:p>
          </table:table-cell>
          <table:table-cell table:formula="of:=(MAX (MIN ([.D457]; 1 - [.E457]); MIN (1 - [.D457]; [.E457]))+[.D457])/2" office:value-type="float" office:value="0.6250296014">
            <text:p>0.6250296014</text:p>
          </table:table-cell>
          <table:table-cell table:number-columns-repeated="2"/>
        </table:table-row>
        <table:table-row table:style-name="ro1">
          <table:table-cell office:value-type="float" office:value="114.8290954114">
            <text:p>114.8290954114</text:p>
          </table:table-cell>
          <table:table-cell table:number-columns-repeated="2"/>
          <table:table-cell office:value-type="float" office:value="0.7826598453">
            <text:p>0.7826598453</text:p>
          </table:table-cell>
          <table:table-cell office:value-type="float" office:value="0.5668887349">
            <text:p>0.5668887349</text:p>
          </table:table-cell>
          <table:table-cell table:formula="of:=(MAX (MIN ([.D458]; 1 - [.E458]); MIN (1 - [.D458]; [.E458]))+[.D458])/2" office:value-type="float" office:value="0.6078855552">
            <text:p>0.6078855552</text:p>
          </table:table-cell>
          <table:table-cell table:number-columns-repeated="2"/>
        </table:table-row>
        <table:table-row table:style-name="ro1">
          <table:table-cell office:value-type="float" office:value="114.6489503138">
            <text:p>114.6489503138</text:p>
          </table:table-cell>
          <table:table-cell table:number-columns-repeated="2"/>
          <table:table-cell office:value-type="float" office:value="0.7839126698">
            <text:p>0.7839126698</text:p>
          </table:table-cell>
          <table:table-cell office:value-type="float" office:value="0.6037675722">
            <text:p>0.6037675722</text:p>
          </table:table-cell>
          <table:table-cell table:formula="of:=(MAX (MIN ([.D459]; 1 - [.E459]); MIN (1 - [.D459]; [.E459]))+[.D459])/2" office:value-type="float" office:value="0.5900725488">
            <text:p>0.5900725488</text:p>
          </table:table-cell>
          <table:table-cell table:number-columns-repeated="2"/>
        </table:table-row>
        <table:table-row table:style-name="ro1">
          <table:table-cell office:value-type="float" office:value="114.5057166656">
            <text:p>114.5057166656</text:p>
          </table:table-cell>
          <table:table-cell table:number-columns-repeated="2"/>
          <table:table-cell office:value-type="float" office:value="0.7851955033">
            <text:p>0.7851955033</text:p>
          </table:table-cell>
          <table:table-cell office:value-type="float" office:value="0.6419618552">
            <text:p>0.6419618552</text:p>
          </table:table-cell>
          <table:table-cell table:formula="of:=(MAX (MIN ([.D460]; 1 - [.E460]); MIN (1 - [.D460]; [.E460]))+[.D460])/2" office:value-type="float" office:value="0.57161682405">
            <text:p>0.5716168241</text:p>
          </table:table-cell>
          <table:table-cell table:number-columns-repeated="2"/>
        </table:table-row>
        <table:table-row table:style-name="ro1">
          <table:table-cell office:value-type="float" office:value="114.400622467">
            <text:p>114.400622467</text:p>
          </table:table-cell>
          <table:table-cell table:number-columns-repeated="2"/>
          <table:table-cell office:value-type="float" office:value="0.7865088857">
            <text:p>0.7865088857</text:p>
          </table:table-cell>
          <table:table-cell office:value-type="float" office:value="0.681414687">
            <text:p>0.681414687</text:p>
          </table:table-cell>
          <table:table-cell table:formula="of:=(MAX (MIN ([.D461]; 1 - [.E461]); MIN (1 - [.D461]; [.E461]))+[.D461])/2" office:value-type="float" office:value="0.55254709935">
            <text:p>0.5525470994</text:p>
          </table:table-cell>
          <table:table-cell table:number-columns-repeated="2"/>
        </table:table-row>
        <table:table-row table:style-name="ro1">
          <table:table-cell office:value-type="float" office:value="114.3348333671">
            <text:p>114.3348333671</text:p>
          </table:table-cell>
          <table:table-cell table:number-columns-repeated="2"/>
          <table:table-cell office:value-type="float" office:value="0.7878533476">
            <text:p>0.7878533476</text:p>
          </table:table-cell>
          <table:table-cell office:value-type="float" office:value="0.7220642477">
            <text:p>0.7220642477</text:p>
          </table:table-cell>
          <table:table-cell table:formula="of:=(MAX (MIN ([.D462]; 1 - [.E462]); MIN (1 - [.D462]; [.E462]))+[.D462])/2" office:value-type="float" office:value="0.53289454995">
            <text:p>0.53289455</text:p>
          </table:table-cell>
          <table:table-cell table:number-columns-repeated="2"/>
        </table:table-row>
        <table:table-row table:style-name="ro1">
          <table:table-cell office:value-type="float" office:value="114.3094478114">
            <text:p>114.3094478114</text:p>
          </table:table-cell>
          <table:table-cell table:number-columns-repeated="2"/>
          <table:table-cell office:value-type="float" office:value="0.7892294103">
            <text:p>0.7892294103</text:p>
          </table:table-cell>
          <table:table-cell office:value-type="float" office:value="0.7638438546">
            <text:p>0.7638438546</text:p>
          </table:table-cell>
          <table:table-cell table:formula="of:=(MAX (MIN ([.D463]; 1 - [.E463]); MIN (1 - [.D463]; [.E463]))+[.D463])/2" office:value-type="float" office:value="0.51269277785">
            <text:p>0.5126927779</text:p>
          </table:table-cell>
          <table:table-cell table:number-columns-repeated="2"/>
        </table:table-row>
        <table:table-row table:style-name="ro1">
          <table:table-cell office:value-type="float" office:value="114.3254922699">
            <text:p>114.3254922699</text:p>
          </table:table-cell>
          <table:table-cell table:number-columns-repeated="2"/>
          <table:table-cell office:value-type="float" office:value="0.7906375854">
            <text:p>0.7906375854</text:p>
          </table:table-cell>
          <table:table-cell office:value-type="float" office:value="0.8066820439">
            <text:p>0.8066820439</text:p>
          </table:table-cell>
          <table:table-cell table:formula="of:=(MAX (MIN ([.D464]; 1 - [.E464]); MIN (1 - [.D464]; [.E464]))+[.D46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3839165689">
            <text:p>114.3839165689</text:p>
          </table:table-cell>
          <table:table-cell table:number-columns-repeated="2"/>
          <table:table-cell office:value-type="float" office:value="0.7920783745">
            <text:p>0.7920783745</text:p>
          </table:table-cell>
          <table:table-cell office:value-type="float" office:value="0.8505026735">
            <text:p>0.8505026735</text:p>
          </table:table-cell>
          <table:table-cell table:formula="of:=(MAX (MIN ([.D465]; 1 - [.E465]); MIN (1 - [.D465]; [.E465]))+[.D46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4855893475">
            <text:p>114.4855893475</text:p>
          </table:table-cell>
          <table:table-cell table:number-columns-repeated="2"/>
          <table:table-cell office:value-type="float" office:value="0.7935522696">
            <text:p>0.7935522696</text:p>
          </table:table-cell>
          <table:table-cell office:value-type="float" office:value="0.8952250482">
            <text:p>0.8952250482</text:p>
          </table:table-cell>
          <table:table-cell table:formula="of:=(MAX (MIN ([.D466]; 1 - [.E466]); MIN (1 - [.D466]; [.E466]))+[.D46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6312936616">
            <text:p>114.6312936616</text:p>
          </table:table-cell>
          <table:table-cell table:number-columns-repeated="2"/>
          <table:table-cell office:value-type="float" office:value="0.7950597524">
            <text:p>0.7950597524</text:p>
          </table:table-cell>
          <table:table-cell office:value-type="float" office:value="0.9407640664">
            <text:p>0.9407640664</text:p>
          </table:table-cell>
          <table:table-cell table:formula="of:=(MAX (MIN ([.D467]; 1 - [.E467]); MIN (1 - [.D467]; [.E467]))+[.D46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8217227563">
            <text:p>114.8217227563</text:p>
          </table:table-cell>
          <table:table-cell table:number-columns-repeated="2"/>
          <table:table-cell office:value-type="float" office:value="0.7966012942">
            <text:p>0.7966012942</text:p>
          </table:table-cell>
          <table:table-cell office:value-type="float" office:value="0.9870303889">
            <text:p>0.9870303889</text:p>
          </table:table-cell>
          <table:table-cell table:formula="of:=(MAX (MIN ([.D468]; 1 - [.E468]); MIN (1 - [.D468]; [.E468]))+[.D46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5.0574760299">
            <text:p>115.0574760299</text:p>
          </table:table-cell>
          <table:table-cell table:number-columns-repeated="2"/>
          <table:table-cell office:value-type="float" office:value="0.7981773563">
            <text:p>0.7981773563</text:p>
          </table:table-cell>
          <table:table-cell office:value-type="float" office:value="1.0339306299">
            <text:p>1.0339306299</text:p>
          </table:table-cell>
          <table:table-cell table:formula="of:=(MAX (MIN ([.D469]; 1 - [.E469]); MIN (1 - [.D469]; [.E469]))+[.D46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5.3390552101">
            <text:p>115.3390552101</text:p>
          </table:table-cell>
          <table:table-cell table:number-columns-repeated="2"/>
          <table:table-cell office:value-type="float" office:value="0.7997883889">
            <text:p>0.7997883889</text:p>
          </table:table-cell>
          <table:table-cell office:value-type="float" office:value="1.0813675691">
            <text:p>1.0813675691</text:p>
          </table:table-cell>
          <table:table-cell table:formula="of:=(MAX (MIN ([.D470]; 1 - [.E470]); MIN (1 - [.D470]; [.E470]))+[.D47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5.6668607644">
            <text:p>115.6668607644</text:p>
          </table:table-cell>
          <table:table-cell table:number-columns-repeated="2"/>
          <table:table-cell office:value-type="float" office:value="0.8014348321">
            <text:p>0.8014348321</text:p>
          </table:table-cell>
          <table:table-cell office:value-type="float" office:value="1.1292403864">
            <text:p>1.1292403864</text:p>
          </table:table-cell>
          <table:table-cell table:formula="of:=(MAX (MIN ([.D471]; 1 - [.E471]); MIN (1 - [.D471]; [.E471]))+[.D47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6.0411885657">
            <text:p>116.0411885657</text:p>
          </table:table-cell>
          <table:table-cell table:number-columns-repeated="2"/>
          <table:table-cell office:value-type="float" office:value="0.8031171146">
            <text:p>0.8031171146</text:p>
          </table:table-cell>
          <table:table-cell office:value-type="float" office:value="1.1774449159">
            <text:p>1.1774449159</text:p>
          </table:table-cell>
          <table:table-cell table:formula="of:=(MAX (MIN ([.D472]; 1 - [.E472]); MIN (1 - [.D472]; [.E472]))+[.D47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6.4622268332">
            <text:p>116.4622268332</text:p>
          </table:table-cell>
          <table:table-cell table:number-columns-repeated="2"/>
          <table:table-cell office:value-type="float" office:value="0.8048356545">
            <text:p>0.8048356545</text:p>
          </table:table-cell>
          <table:table-cell office:value-type="float" office:value="1.2258739221">
            <text:p>1.2258739221</text:p>
          </table:table-cell>
          <table:table-cell table:formula="of:=(MAX (MIN ([.D473]; 1 - [.E473]); MIN (1 - [.D473]; [.E473]))+[.D47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6.9300533686">
            <text:p>116.9300533686</text:p>
          </table:table-cell>
          <table:table-cell table:number-columns-repeated="2"/>
          <table:table-cell office:value-type="float" office:value="0.8065908587">
            <text:p>0.8065908587</text:p>
          </table:table-cell>
          <table:table-cell office:value-type="float" office:value="1.2744173942">
            <text:p>1.2744173942</text:p>
          </table:table-cell>
          <table:table-cell table:formula="of:=(MAX (MIN ([.D474]; 1 - [.E474]); MIN (1 - [.D474]; [.E474]))+[.D47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7.4446331062">
            <text:p>117.4446331062</text:p>
          </table:table-cell>
          <table:table-cell table:number-columns-repeated="2"/>
          <table:table-cell office:value-type="float" office:value="0.8083831228">
            <text:p>0.8083831228</text:p>
          </table:table-cell>
          <table:table-cell office:value-type="float" office:value="1.3229628603">
            <text:p>1.3229628603</text:p>
          </table:table-cell>
          <table:table-cell table:formula="of:=(MAX (MIN ([.D475]; 1 - [.E475]); MIN (1 - [.D475]; [.E475]))+[.D47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8.0058159947">
            <text:p>118.0058159947</text:p>
          </table:table-cell>
          <table:table-cell table:number-columns-repeated="2"/>
          <table:table-cell office:value-type="float" office:value="0.8102128309">
            <text:p>0.8102128309</text:p>
          </table:table-cell>
          <table:table-cell office:value-type="float" office:value="1.3713957194">
            <text:p>1.3713957194</text:p>
          </table:table-cell>
          <table:table-cell table:formula="of:=(MAX (MIN ([.D476]; 1 - [.E476]); MIN (1 - [.D476]; [.E476]))+[.D47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8.6133352285">
            <text:p>118.6133352285</text:p>
          </table:table-cell>
          <table:table-cell table:number-columns-repeated="2"/>
          <table:table-cell office:value-type="float" office:value="0.8120803558">
            <text:p>0.8120803558</text:p>
          </table:table-cell>
          <table:table-cell office:value-type="float" office:value="1.4195995895">
            <text:p>1.4195995895</text:p>
          </table:table-cell>
          <table:table-cell table:formula="of:=(MAX (MIN ([.D477]; 1 - [.E477]); MIN (1 - [.D477]; [.E477]))+[.D47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2668058421">
            <text:p>119.2668058421</text:p>
          </table:table-cell>
          <table:table-cell table:number-columns-repeated="2"/>
          <table:table-cell office:value-type="float" office:value="0.8139860584">
            <text:p>0.8139860584</text:p>
          </table:table-cell>
          <table:table-cell office:value-type="float" office:value="1.467456672">
            <text:p>1.467456672</text:p>
          </table:table-cell>
          <table:table-cell table:formula="of:=(MAX (MIN ([.D478]; 1 - [.E478]); MIN (1 - [.D478]; [.E478]))+[.D47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9657236845">
            <text:p>119.9657236845</text:p>
          </table:table-cell>
          <table:table-cell table:number-columns-repeated="2"/>
          <table:table-cell office:value-type="float" office:value="0.8159302879">
            <text:p>0.8159302879</text:p>
          </table:table-cell>
          <table:table-cell office:value-type="float" office:value="1.5148481303">
            <text:p>1.5148481303</text:p>
          </table:table-cell>
          <table:table-cell table:formula="of:=(MAX (MIN ([.D479]; 1 - [.E479]); MIN (1 - [.D479]; [.E479]))+[.D47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0.7094647842">
            <text:p>120.7094647842</text:p>
          </table:table-cell>
          <table:table-cell table:number-columns-repeated="2"/>
          <table:table-cell office:value-type="float" office:value="0.8179133817">
            <text:p>0.8179133817</text:p>
          </table:table-cell>
          <table:table-cell office:value-type="float" office:value="1.5616544813">
            <text:p>1.5616544813</text:p>
          </table:table-cell>
          <table:table-cell table:formula="of:=(MAX (MIN ([.D480]; 1 - [.E480]); MIN (1 - [.D480]; [.E480]))+[.D48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1.497285117">
            <text:p>121.497285117</text:p>
          </table:table-cell>
          <table:table-cell table:number-columns-repeated="2"/>
          <table:table-cell office:value-type="float" office:value="0.8199356648">
            <text:p>0.8199356648</text:p>
          </table:table-cell>
          <table:table-cell office:value-type="float" office:value="1.6077559976">
            <text:p>1.6077559976</text:p>
          </table:table-cell>
          <table:table-cell table:formula="of:=(MAX (MIN ([.D481]; 1 - [.E481]); MIN (1 - [.D481]; [.E481]))+[.D48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2.3283207868">
            <text:p>122.3283207868</text:p>
          </table:table-cell>
          <table:table-cell table:number-columns-repeated="2"/>
          <table:table-cell office:value-type="float" office:value="0.8219974504">
            <text:p>0.8219974504</text:p>
          </table:table-cell>
          <table:table-cell office:value-type="float" office:value="1.6530331201">
            <text:p>1.6530331201</text:p>
          </table:table-cell>
          <table:table-cell table:formula="of:=(MAX (MIN ([.D482]; 1 - [.E482]); MIN (1 - [.D482]; [.E482]))+[.D48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3.201588626">
            <text:p>123.201588626</text:p>
          </table:table-cell>
          <table:table-cell table:number-columns-repeated="2"/>
          <table:table-cell office:value-type="float" office:value="0.824099039">
            <text:p>0.824099039</text:p>
          </table:table-cell>
          <table:table-cell office:value-type="float" office:value="1.6973668782">
            <text:p>1.6973668782</text:p>
          </table:table-cell>
          <table:table-cell table:formula="of:=(MAX (MIN ([.D483]; 1 - [.E483]); MIN (1 - [.D483]; [.E483]))+[.D48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4.1159872229">
            <text:p>124.1159872229</text:p>
          </table:table-cell>
          <table:table-cell table:number-columns-repeated="2"/>
          <table:table-cell office:value-type="float" office:value="0.8262407188">
            <text:p>0.8262407188</text:p>
          </table:table-cell>
          <table:table-cell office:value-type="float" office:value="1.7406393157">
            <text:p>1.7406393157</text:p>
          </table:table-cell>
          <table:table-cell table:formula="of:=(MAX (MIN ([.D484]; 1 - [.E484]); MIN (1 - [.D484]; [.E484]))+[.D48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5.0702983795">
            <text:p>125.0702983795</text:p>
          </table:table-cell>
          <table:table-cell table:number-columns-repeated="2"/>
          <table:table-cell office:value-type="float" office:value="0.8284227653">
            <text:p>0.8284227653</text:p>
          </table:table-cell>
          <table:table-cell office:value-type="float" office:value="1.7827339219">
            <text:p>1.7827339219</text:p>
          </table:table-cell>
          <table:table-cell table:formula="of:=(MAX (MIN ([.D485]; 1 - [.E485]); MIN (1 - [.D485]; [.E485]))+[.D48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6.0631890018">
            <text:p>126.0631890018</text:p>
          </table:table-cell>
          <table:table-cell table:number-columns-repeated="2"/>
          <table:table-cell office:value-type="float" office:value="0.8306454415">
            <text:p>0.8306454415</text:p>
          </table:table-cell>
          <table:table-cell office:value-type="float" office:value="1.8235360638">
            <text:p>1.8235360638</text:p>
          </table:table-cell>
          <table:table-cell table:formula="of:=(MAX (MIN ([.D486]; 1 - [.E486]); MIN (1 - [.D486]; [.E486]))+[.D48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7.0932134234">
            <text:p>127.0932134234</text:p>
          </table:table-cell>
          <table:table-cell table:number-columns-repeated="2"/>
          <table:table-cell office:value-type="float" office:value="0.8329089971">
            <text:p>0.8329089971</text:p>
          </table:table-cell>
          <table:table-cell office:value-type="float" office:value="1.8629334186">
            <text:p>1.8629334186</text:p>
          </table:table-cell>
          <table:table-cell table:formula="of:=(MAX (MIN ([.D487]; 1 - [.E487]); MIN (1 - [.D487]; [.E487]))+[.D48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8.1588161594">
            <text:p>128.1588161594</text:p>
          </table:table-cell>
          <table:table-cell table:number-columns-repeated="2"/>
          <table:table-cell office:value-type="float" office:value="0.8352136691">
            <text:p>0.8352136691</text:p>
          </table:table-cell>
          <table:table-cell office:value-type="float" office:value="1.9008164052">
            <text:p>1.9008164052</text:p>
          </table:table-cell>
          <table:table-cell table:formula="of:=(MAX (MIN ([.D488]; 1 - [.E488]); MIN (1 - [.D488]; [.E488]))+[.D48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9.2583350888">
            <text:p>129.2583350888</text:p>
          </table:table-cell>
          <table:table-cell table:number-columns-repeated="2"/>
          <table:table-cell office:value-type="float" office:value="0.8375596812">
            <text:p>0.8375596812</text:p>
          </table:table-cell>
          <table:table-cell office:value-type="float" office:value="1.9370786105">
            <text:p>1.9370786105</text:p>
          </table:table-cell>
          <table:table-cell table:formula="of:=(MAX (MIN ([.D489]; 1 - [.E489]); MIN (1 - [.D489]; [.E489]))+[.D48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0.3900050555">
            <text:p>130.3900050555</text:p>
          </table:table-cell>
          <table:table-cell table:number-columns-repeated="2"/>
          <table:table-cell office:value-type="float" office:value="0.8399472439">
            <text:p>0.8399472439</text:p>
          </table:table-cell>
          <table:table-cell office:value-type="float" office:value="1.9716172106">
            <text:p>1.9716172106</text:p>
          </table:table-cell>
          <table:table-cell table:formula="of:=(MAX (MIN ([.D490]; 1 - [.E490]); MIN (1 - [.D490]; [.E490]))+[.D49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1.5519618838">
            <text:p>131.5519618838</text:p>
          </table:table-cell>
          <table:table-cell table:number-columns-repeated="2"/>
          <table:table-cell office:value-type="float" office:value="0.842376554">
            <text:p>0.842376554</text:p>
          </table:table-cell>
          <table:table-cell office:value-type="float" office:value="2.0043333824">
            <text:p>2.0043333824</text:p>
          </table:table-cell>
          <table:table-cell table:formula="of:=(MAX (MIN ([.D491]; 1 - [.E491]); MIN (1 - [.D491]; [.E491]))+[.D49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2.742246795">
            <text:p>132.742246795</text:p>
          </table:table-cell>
          <table:table-cell table:number-columns-repeated="2"/>
          <table:table-cell office:value-type="float" office:value="0.8448477951">
            <text:p>0.8448477951</text:p>
          </table:table-cell>
          <table:table-cell office:value-type="float" office:value="2.0351327062">
            <text:p>2.0351327062</text:p>
          </table:table-cell>
          <table:table-cell table:formula="of:=(MAX (MIN ([.D492]; 1 - [.E492]); MIN (1 - [.D492]; [.E492]))+[.D49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9588112133">
            <text:p>133.9588112133</text:p>
          </table:table-cell>
          <table:table-cell table:number-columns-repeated="2"/>
          <table:table-cell office:value-type="float" office:value="0.8473611367">
            <text:p>0.8473611367</text:p>
          </table:table-cell>
          <table:table-cell office:value-type="float" office:value="2.0639255551">
            <text:p>2.0639255551</text:p>
          </table:table-cell>
          <table:table-cell table:formula="of:=(MAX (MIN ([.D493]; 1 - [.E493]); MIN (1 - [.D493]; [.E493]))+[.D49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5.1995219479">
            <text:p>135.1995219479</text:p>
          </table:table-cell>
          <table:table-cell table:number-columns-repeated="2"/>
          <table:table-cell office:value-type="float" office:value="0.8499167346">
            <text:p>0.8499167346</text:p>
          </table:table-cell>
          <table:table-cell office:value-type="float" office:value="2.0906274692">
            <text:p>2.0906274692</text:p>
          </table:table-cell>
          <table:table-cell table:formula="of:=(MAX (MIN ([.D494]; 1 - [.E494]); MIN (1 - [.D494]; [.E494]))+[.D49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6.4621667319">
            <text:p>136.4621667319</text:p>
          </table:table-cell>
          <table:table-cell table:number-columns-repeated="2"/>
          <table:table-cell office:value-type="float" office:value="0.8525147306">
            <text:p>0.8525147306</text:p>
          </table:table-cell>
          <table:table-cell office:value-type="float" office:value="2.1151595145">
            <text:p>2.1151595145</text:p>
          </table:table-cell>
          <table:table-cell table:formula="of:=(MAX (MIN ([.D495]; 1 - [.E495]); MIN (1 - [.D495]; [.E495]))+[.D49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7.7444601016">
            <text:p>137.7444601016</text:p>
          </table:table-cell>
          <table:table-cell table:number-columns-repeated="2"/>
          <table:table-cell office:value-type="float" office:value="0.8551552521">
            <text:p>0.8551552521</text:p>
          </table:table-cell>
          <table:table-cell office:value-type="float" office:value="2.1374486219">
            <text:p>2.1374486219</text:p>
          </table:table-cell>
          <table:table-cell table:formula="of:=(MAX (MIN ([.D496]; 1 - [.E496]); MIN (1 - [.D496]; [.E496]))+[.D49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9.0440495954">
            <text:p>139.0440495954</text:p>
          </table:table-cell>
          <table:table-cell table:number-columns-repeated="2"/>
          <table:table-cell office:value-type="float" office:value="0.8578384125">
            <text:p>0.8578384125</text:p>
          </table:table-cell>
          <table:table-cell office:value-type="float" office:value="2.1574279062">
            <text:p>2.1574279062</text:p>
          </table:table-cell>
          <table:table-cell table:formula="of:=(MAX (MIN ([.D497]; 1 - [.E497]); MIN (1 - [.D497]; [.E497]))+[.D49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3585222483">
            <text:p>140.3585222483</text:p>
          </table:table-cell>
          <table:table-cell table:number-columns-repeated="2"/>
          <table:table-cell office:value-type="float" office:value="0.8605643103">
            <text:p>0.8605643103</text:p>
          </table:table-cell>
          <table:table-cell office:value-type="float" office:value="2.1750369632">
            <text:p>2.1750369632</text:p>
          </table:table-cell>
          <table:table-cell table:formula="of:=(MAX (MIN ([.D498]; 1 - [.E498]); MIN (1 - [.D498]; [.E498]))+[.D49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6854113606">
            <text:p>141.6854113606</text:p>
          </table:table-cell>
          <table:table-cell table:number-columns-repeated="2"/>
          <table:table-cell office:value-type="float" office:value="0.8633330296">
            <text:p>0.8633330296</text:p>
          </table:table-cell>
          <table:table-cell office:value-type="float" office:value="2.1902221419">
            <text:p>2.1902221419</text:p>
          </table:table-cell>
          <table:table-cell table:formula="of:=(MAX (MIN ([.D499]; 1 - [.E499]); MIN (1 - [.D499]; [.E499]))+[.D49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3.0222035126">
            <text:p>143.0222035126</text:p>
          </table:table-cell>
          <table:table-cell table:number-columns-repeated="2"/>
          <table:table-cell office:value-type="float" office:value="0.8661446398">
            <text:p>0.8661446398</text:p>
          </table:table-cell>
          <table:table-cell office:value-type="float" office:value="2.2029367918">
            <text:p>2.2029367918</text:p>
          </table:table-cell>
          <table:table-cell table:formula="of:=(MAX (MIN ([.D500]; 1 - [.E500]); MIN (1 - [.D500]; [.E500]))+[.D50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4.3663458">
            <text:p>144.3663458</text:p>
          </table:table-cell>
          <table:table-cell table:number-columns-repeated="2"/>
          <table:table-cell office:value-type="float" office:value="0.8689991949">
            <text:p>0.8689991949</text:p>
          </table:table-cell>
          <table:table-cell office:value-type="float" office:value="2.2131414823">
            <text:p>2.2131414823</text:p>
          </table:table-cell>
          <table:table-cell table:formula="of:=(MAX (MIN ([.D501]; 1 - [.E501]); MIN (1 - [.D501]; [.E501]))+[.D50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5.7152532606">
            <text:p>145.7152532606</text:p>
          </table:table-cell>
          <table:table-cell table:number-columns-repeated="2"/>
          <table:table-cell office:value-type="float" office:value="0.8718967343">
            <text:p>0.8718967343</text:p>
          </table:table-cell>
          <table:table-cell office:value-type="float" office:value="2.2208041949">
            <text:p>2.2208041949</text:p>
          </table:table-cell>
          <table:table-cell table:formula="of:=(MAX (MIN ([.D502]; 1 - [.E502]); MIN (1 - [.D502]; [.E502]))+[.D50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7.066316463">
            <text:p>147.066316463</text:p>
          </table:table-cell>
          <table:table-cell table:number-columns-repeated="2"/>
          <table:table-cell office:value-type="float" office:value="0.8748372817">
            <text:p>0.8748372817</text:p>
          </table:table-cell>
          <table:table-cell office:value-type="float" office:value="2.2259004841">
            <text:p>2.2259004841</text:p>
          </table:table-cell>
          <table:table-cell table:formula="of:=(MAX (MIN ([.D503]; 1 - [.E503]); MIN (1 - [.D503]; [.E503]))+[.D50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8.4169092266">
            <text:p>148.4169092266</text:p>
          </table:table-cell>
          <table:table-cell table:number-columns-repeated="2"/>
          <table:table-cell office:value-type="float" office:value="0.8778208455">
            <text:p>0.8778208455</text:p>
          </table:table-cell>
          <table:table-cell office:value-type="float" office:value="2.2284136092">
            <text:p>2.2284136092</text:p>
          </table:table-cell>
          <table:table-cell table:formula="of:=(MAX (MIN ([.D504]; 1 - [.E504]); MIN (1 - [.D504]; [.E504]))+[.D50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9.7643964415">
            <text:p>149.7643964415</text:p>
          </table:table-cell>
          <table:table-cell table:number-columns-repeated="2"/>
          <table:table-cell office:value-type="float" office:value="0.8808474184">
            <text:p>0.8808474184</text:p>
          </table:table-cell>
          <table:table-cell office:value-type="float" office:value="2.2283346332">
            <text:p>2.2283346332</text:p>
          </table:table-cell>
          <table:table-cell table:formula="of:=(MAX (MIN ([.D505]; 1 - [.E505]); MIN (1 - [.D505]; [.E505]))+[.D50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1.1061419548">
            <text:p>151.1061419548</text:p>
          </table:table-cell>
          <table:table-cell table:number-columns-repeated="2"/>
          <table:table-cell office:value-type="float" office:value="0.8839169772">
            <text:p>0.8839169772</text:p>
          </table:table-cell>
          <table:table-cell office:value-type="float" office:value="2.2256624905">
            <text:p>2.2256624905</text:p>
          </table:table-cell>
          <table:table-cell table:formula="of:=(MAX (MIN ([.D506]; 1 - [.E506]); MIN (1 - [.D506]; [.E506]))+[.D50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2.4395164928">
            <text:p>152.4395164928</text:p>
          </table:table-cell>
          <table:table-cell table:number-columns-repeated="2"/>
          <table:table-cell office:value-type="float" office:value="0.8870294829">
            <text:p>0.8870294829</text:p>
          </table:table-cell>
          <table:table-cell office:value-type="float" office:value="2.2204040209">
            <text:p>2.2204040209</text:p>
          </table:table-cell>
          <table:table-cell table:formula="of:=(MAX (MIN ([.D507]; 1 - [.E507]); MIN (1 - [.D507]; [.E507]))+[.D50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3.7619055837">
            <text:p>153.7619055837</text:p>
          </table:table-cell>
          <table:table-cell table:number-columns-repeated="2"/>
          <table:table-cell office:value-type="float" office:value="0.8901848802">
            <text:p>0.8901848802</text:p>
          </table:table-cell>
          <table:table-cell office:value-type="float" office:value="2.2125739712">
            <text:p>2.2125739712</text:p>
          </table:table-cell>
          <table:table-cell table:formula="of:=(MAX (MIN ([.D508]; 1 - [.E508]); MIN (1 - [.D508]; [.E508]))+[.D50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5.0707174486">
            <text:p>155.0707174486</text:p>
          </table:table-cell>
          <table:table-cell table:number-columns-repeated="2"/>
          <table:table-cell office:value-type="float" office:value="0.8933830976">
            <text:p>0.8933830976</text:p>
          </table:table-cell>
          <table:table-cell office:value-type="float" office:value="2.2021949624">
            <text:p>2.2021949624</text:p>
          </table:table-cell>
          <table:table-cell table:formula="of:=(MAX (MIN ([.D509]; 1 - [.E509]); MIN (1 - [.D509]; [.E509]))+[.D50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6.363390827">
            <text:p>156.363390827</text:p>
          </table:table-cell>
          <table:table-cell table:number-columns-repeated="2"/>
          <table:table-cell office:value-type="float" office:value="0.8966240468">
            <text:p>0.8966240468</text:p>
          </table:table-cell>
          <table:table-cell office:value-type="float" office:value="2.1892974251">
            <text:p>2.1892974251</text:p>
          </table:table-cell>
          <table:table-cell table:formula="of:=(MAX (MIN ([.D510]; 1 - [.E510]); MIN (1 - [.D510]; [.E510]))+[.D51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7.6374027042">
            <text:p>157.6374027042</text:p>
          </table:table-cell>
          <table:table-cell table:number-columns-repeated="2"/>
          <table:table-cell office:value-type="float" office:value="0.8999076229">
            <text:p>0.8999076229</text:p>
          </table:table-cell>
          <table:table-cell office:value-type="float" office:value="2.1739195002">
            <text:p>2.1739195002</text:p>
          </table:table-cell>
          <table:table-cell table:formula="of:=(MAX (MIN ([.D511]; 1 - [.E511]); MIN (1 - [.D511]; [.E511]))+[.D51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8.8902759074">
            <text:p>158.8902759074</text:p>
          </table:table-cell>
          <table:table-cell table:number-columns-repeated="2"/>
          <table:table-cell office:value-type="float" office:value="0.9032337044">
            <text:p>0.9032337044</text:p>
          </table:table-cell>
          <table:table-cell office:value-type="float" office:value="2.1561069075">
            <text:p>2.1561069075</text:p>
          </table:table-cell>
          <table:table-cell table:formula="of:=(MAX (MIN ([.D512]; 1 - [.E512]); MIN (1 - [.D512]; [.E512]))+[.D51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0.119586538">
            <text:p>160.119586538</text:p>
          </table:table-cell>
          <table:table-cell table:number-columns-repeated="2"/>
          <table:table-cell office:value-type="float" office:value="0.9066021522">
            <text:p>0.9066021522</text:p>
          </table:table-cell>
          <table:table-cell office:value-type="float" office:value="2.1359127829">
            <text:p>2.1359127829</text:p>
          </table:table-cell>
          <table:table-cell table:formula="of:=(MAX (MIN ([.D513]; 1 - [.E513]); MIN (1 - [.D513]; [.E513]))+[.D51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1.3229712102">
            <text:p>161.3229712102</text:p>
          </table:table-cell>
          <table:table-cell table:number-columns-repeated="2"/>
          <table:table-cell office:value-type="float" office:value="0.9100128104">
            <text:p>0.9100128104</text:p>
          </table:table-cell>
          <table:table-cell office:value-type="float" office:value="2.1133974826">
            <text:p>2.1133974826</text:p>
          </table:table-cell>
          <table:table-cell table:formula="of:=(MAX (MIN ([.D514]; 1 - [.E514]); MIN (1 - [.D514]; [.E514]))+[.D51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2.4981340627">
            <text:p>162.4981340627</text:p>
          </table:table-cell>
          <table:table-cell table:number-columns-repeated="2"/>
          <table:table-cell office:value-type="float" office:value="0.9134655053">
            <text:p>0.9134655053</text:p>
          </table:table-cell>
          <table:table-cell office:value-type="float" office:value="2.0886283579">
            <text:p>2.0886283579</text:p>
          </table:table-cell>
          <table:table-cell table:formula="of:=(MAX (MIN ([.D515]; 1 - [.E515]); MIN (1 - [.D515]; [.E515]))+[.D51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3.6428535174">
            <text:p>163.6428535174</text:p>
          </table:table-cell>
          <table:table-cell table:number-columns-repeated="2"/>
          <table:table-cell office:value-type="float" office:value="0.9169600459">
            <text:p>0.9169600459</text:p>
          </table:table-cell>
          <table:table-cell office:value-type="float" office:value="2.0616795006">
            <text:p>2.0616795006</text:p>
          </table:table-cell>
          <table:table-cell table:formula="of:=(MAX (MIN ([.D516]; 1 - [.E516]); MIN (1 - [.D516]; [.E516]))+[.D51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4.7549887544">
            <text:p>164.7549887544</text:p>
          </table:table-cell>
          <table:table-cell table:number-columns-repeated="2"/>
          <table:table-cell office:value-type="float" office:value="0.9204962229">
            <text:p>0.9204962229</text:p>
          </table:table-cell>
          <table:table-cell office:value-type="float" office:value="2.0326314599">
            <text:p>2.0326314599</text:p>
          </table:table-cell>
          <table:table-cell table:formula="of:=(MAX (MIN ([.D517]; 1 - [.E517]); MIN (1 - [.D517]; [.E517]))+[.D51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5.8324858775">
            <text:p>165.8324858775</text:p>
          </table:table-cell>
          <table:table-cell table:number-columns-repeated="2"/>
          <table:table-cell office:value-type="float" office:value="0.9240738094">
            <text:p>0.9240738094</text:p>
          </table:table-cell>
          <table:table-cell office:value-type="float" office:value="2.0015709325">
            <text:p>2.0015709325</text:p>
          </table:table-cell>
          <table:table-cell table:formula="of:=(MAX (MIN ([.D518]; 1 - [.E518]); MIN (1 - [.D518]; [.E518]))+[.D51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6.8733837458">
            <text:p>166.8733837458</text:p>
          </table:table-cell>
          <table:table-cell table:number-columns-repeated="2"/>
          <table:table-cell office:value-type="float" office:value="0.9276925601">
            <text:p>0.9276925601</text:p>
          </table:table-cell>
          <table:table-cell office:value-type="float" office:value="1.9685904285">
            <text:p>1.9685904285</text:p>
          </table:table-cell>
          <table:table-cell table:formula="of:=(MAX (MIN ([.D519]; 1 - [.E519]); MIN (1 - [.D519]; [.E519]))+[.D51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7.8758194467">
            <text:p>167.8758194467</text:p>
          </table:table-cell>
          <table:table-cell table:number-columns-repeated="2"/>
          <table:table-cell office:value-type="float" office:value="0.9313522114">
            <text:p>0.9313522114</text:p>
          </table:table-cell>
          <table:table-cell office:value-type="float" office:value="1.9337879123">
            <text:p>1.9337879123</text:p>
          </table:table-cell>
          <table:table-cell table:formula="of:=(MAX (MIN ([.D520]; 1 - [.E520]); MIN (1 - [.D520]; [.E520]))+[.D52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8.8380333895">
            <text:p>168.8380333895</text:p>
          </table:table-cell>
          <table:table-cell table:number-columns-repeated="2"/>
          <table:table-cell office:value-type="float" office:value="0.9350524809">
            <text:p>0.9350524809</text:p>
          </table:table-cell>
          <table:table-cell office:value-type="float" office:value="1.8972664237">
            <text:p>1.8972664237</text:p>
          </table:table-cell>
          <table:table-cell table:formula="of:=(MAX (MIN ([.D521]; 1 - [.E521]); MIN (1 - [.D521]; [.E521]))+[.D52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69.7583740001">
            <text:p>169.7583740001</text:p>
          </table:table-cell>
          <table:table-cell table:number-columns-repeated="2"/>
          <table:table-cell office:value-type="float" office:value="0.9387930677">
            <text:p>0.9387930677</text:p>
          </table:table-cell>
          <table:table-cell office:value-type="float" office:value="1.8591336783">
            <text:p>1.8591336783</text:p>
          </table:table-cell>
          <table:table-cell table:formula="of:=(MAX (MIN ([.D522]; 1 - [.E522]); MIN (1 - [.D522]; [.E522]))+[.D52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0.635301999">
            <text:p>170.635301999</text:p>
          </table:table-cell>
          <table:table-cell table:number-columns-repeated="2"/>
          <table:table-cell office:value-type="float" office:value="0.9425736517">
            <text:p>0.9425736517</text:p>
          </table:table-cell>
          <table:table-cell office:value-type="float" office:value="1.8195016506">
            <text:p>1.8195016506</text:p>
          </table:table-cell>
          <table:table-cell table:formula="of:=(MAX (MIN ([.D523]; 1 - [.E523]); MIN (1 - [.D523]; [.E523]))+[.D52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1.4673942468">
            <text:p>171.4673942468</text:p>
          </table:table-cell>
          <table:table-cell table:number-columns-repeated="2"/>
          <table:table-cell office:value-type="float" office:value="0.9463938937">
            <text:p>0.9463938937</text:p>
          </table:table-cell>
          <table:table-cell office:value-type="float" office:value="1.7784861415">
            <text:p>1.7784861415</text:p>
          </table:table-cell>
          <table:table-cell table:formula="of:=(MAX (MIN ([.D524]; 1 - [.E524]); MIN (1 - [.D524]; [.E524]))+[.D52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2.2533471451">
            <text:p>172.2533471451</text:p>
          </table:table-cell>
          <table:table-cell table:number-columns-repeated="2"/>
          <table:table-cell office:value-type="float" office:value="0.9502534352">
            <text:p>0.9502534352</text:p>
          </table:table-cell>
          <table:table-cell office:value-type="float" office:value="1.7362063335">
            <text:p>1.7362063335</text:p>
          </table:table-cell>
          <table:table-cell table:formula="of:=(MAX (MIN ([.D525]; 1 - [.E525]); MIN (1 - [.D525]; [.E525]))+[.D52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2.9919795804">
            <text:p>172.9919795804</text:p>
          </table:table-cell>
          <table:table-cell table:number-columns-repeated="2"/>
          <table:table-cell office:value-type="float" office:value="0.9541518982">
            <text:p>0.9541518982</text:p>
          </table:table-cell>
          <table:table-cell office:value-type="float" office:value="1.6927843335">
            <text:p>1.6927843335</text:p>
          </table:table-cell>
          <table:table-cell table:formula="of:=(MAX (MIN ([.D526]; 1 - [.E526]); MIN (1 - [.D526]; [.E526]))+[.D52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3.6822354041">
            <text:p>173.6822354041</text:p>
          </table:table-cell>
          <table:table-cell table:number-columns-repeated="2"/>
          <table:table-cell office:value-type="float" office:value="0.9580888849">
            <text:p>0.9580888849</text:p>
          </table:table-cell>
          <table:table-cell office:value-type="float" office:value="1.6483447086">
            <text:p>1.6483447086</text:p>
          </table:table-cell>
          <table:table-cell table:formula="of:=(MAX (MIN ([.D527]; 1 - [.E527]); MIN (1 - [.D527]; [.E527]))+[.D52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4.3231854406">
            <text:p>174.3231854406</text:p>
          </table:table-cell>
          <table:table-cell table:number-columns-repeated="2"/>
          <table:table-cell office:value-type="float" office:value="0.9620639778">
            <text:p>0.9620639778</text:p>
          </table:table-cell>
          <table:table-cell office:value-type="float" office:value="1.6030140143">
            <text:p>1.6030140143</text:p>
          </table:table-cell>
          <table:table-cell table:formula="of:=(MAX (MIN ([.D528]; 1 - [.E528]); MIN (1 - [.D528]; [.E528]))+[.D52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4.9140290214">
            <text:p>174.9140290214</text:p>
          </table:table-cell>
          <table:table-cell table:number-columns-repeated="2"/>
          <table:table-cell office:value-type="float" office:value="0.9660767391">
            <text:p>0.9660767391</text:p>
          </table:table-cell>
          <table:table-cell office:value-type="float" office:value="1.5569203199">
            <text:p>1.5569203199</text:p>
          </table:table-cell>
          <table:table-cell table:formula="of:=(MAX (MIN ([.D529]; 1 - [.E529]); MIN (1 - [.D529]; [.E529]))+[.D52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5.4540950419">
            <text:p>175.4540950419</text:p>
          </table:table-cell>
          <table:table-cell table:number-columns-repeated="2"/>
          <table:table-cell office:value-type="float" office:value="0.970126711">
            <text:p>0.970126711</text:p>
          </table:table-cell>
          <table:table-cell office:value-type="float" office:value="1.5101927315">
            <text:p>1.5101927315</text:p>
          </table:table-cell>
          <table:table-cell table:formula="of:=(MAX (MIN ([.D530]; 1 - [.E530]); MIN (1 - [.D530]; [.E530]))+[.D53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5.9428425437">
            <text:p>175.9428425437</text:p>
          </table:table-cell>
          <table:table-cell table:number-columns-repeated="2"/>
          <table:table-cell office:value-type="float" office:value="0.974213415">
            <text:p>0.974213415</text:p>
          </table:table-cell>
          <table:table-cell office:value-type="float" office:value="1.4629609168">
            <text:p>1.4629609168</text:p>
          </table:table-cell>
          <table:table-cell table:formula="of:=(MAX (MIN ([.D531]; 1 - [.E531]); MIN (1 - [.D531]; [.E531]))+[.D53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6.3798608233">
            <text:p>176.3798608233</text:p>
          </table:table-cell>
          <table:table-cell table:number-columns-repeated="2"/>
          <table:table-cell office:value-type="float" office:value="0.9783363525">
            <text:p>0.9783363525</text:p>
          </table:table-cell>
          <table:table-cell office:value-type="float" office:value="1.4153546321">
            <text:p>1.4153546321</text:p>
          </table:table-cell>
          <table:table-cell table:formula="of:=(MAX (MIN ([.D532]; 1 - [.E532]); MIN (1 - [.D532]; [.E532]))+[.D53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6.7648690749">
            <text:p>176.7648690749</text:p>
          </table:table-cell>
          <table:table-cell table:number-columns-repeated="2"/>
          <table:table-cell office:value-type="float" office:value="0.9824950038">
            <text:p>0.9824950038</text:p>
          </table:table-cell>
          <table:table-cell office:value-type="float" office:value="1.3675032553">
            <text:p>1.3675032553</text:p>
          </table:table-cell>
          <table:table-cell table:formula="of:=(MAX (MIN ([.D533]; 1 - [.E533]); MIN (1 - [.D533]; [.E533]))+[.D53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0977155732">
            <text:p>177.0977155732</text:p>
          </table:table-cell>
          <table:table-cell table:number-columns-repeated="2"/>
          <table:table-cell office:value-type="float" office:value="0.9866888284">
            <text:p>0.9866888284</text:p>
          </table:table-cell>
          <table:table-cell office:value-type="float" office:value="1.3195353268">
            <text:p>1.3195353268</text:p>
          </table:table-cell>
          <table:table-cell table:formula="of:=(MAX (MIN ([.D534]; 1 - [.E534]); MIN (1 - [.D534]; [.E534]))+[.D53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3783764072">
            <text:p>177.3783764072</text:p>
          </table:table-cell>
          <table:table-cell table:number-columns-repeated="2"/>
          <table:table-cell office:value-type="float" office:value="0.990917265">
            <text:p>0.990917265</text:p>
          </table:table-cell>
          <table:table-cell office:value-type="float" office:value="1.2715780991">
            <text:p>1.2715780991</text:p>
          </table:table-cell>
          <table:table-cell table:formula="of:=(MAX (MIN ([.D535]; 1 - [.E535]); MIN (1 - [.D535]; [.E535]))+[.D53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6069537759">
            <text:p>177.6069537759</text:p>
          </table:table-cell>
          <table:table-cell table:number-columns-repeated="2"/>
          <table:table-cell office:value-type="float" office:value="0.995179731">
            <text:p>0.995179731</text:p>
          </table:table-cell>
          <table:table-cell office:value-type="float" office:value="1.2237570996">
            <text:p>1.2237570996</text:p>
          </table:table-cell>
          <table:table-cell table:formula="of:=(MAX (MIN ([.D536]; 1 - [.E536]); MIN (1 - [.D536]; [.E536]))+[.D53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78367386">
            <text:p>177.78367386</text:p>
          </table:table-cell>
          <table:table-cell table:number-columns-repeated="2"/>
          <table:table-cell office:value-type="float" office:value="0.9994756225">
            <text:p>0.9994756225</text:p>
          </table:table-cell>
          <table:table-cell office:value-type="float" office:value="1.1761957066">
            <text:p>1.1761957066</text:p>
          </table:table-cell>
          <table:table-cell table:formula="of:=(MAX (MIN ([.D537]; 1 - [.E537]); MIN (1 - [.D537]; [.E537]))+[.D53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9088842861">
            <text:p>177.9088842861</text:p>
          </table:table-cell>
          <table:table-cell table:number-columns-repeated="2"/>
          <table:table-cell office:value-type="float" office:value="1.0038043141">
            <text:p>1.0038043141</text:p>
          </table:table-cell>
          <table:table-cell office:value-type="float" office:value="1.1290147402">
            <text:p>1.1290147402</text:p>
          </table:table-cell>
          <table:table-cell table:formula="of:=(MAX (MIN ([.D538]; 1 - [.E538]); MIN (1 - [.D538]; [.E538]))+[.D53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9830511993">
            <text:p>177.9830511993</text:p>
          </table:table-cell>
          <table:table-cell table:number-columns-repeated="2"/>
          <table:table-cell office:value-type="float" office:value="1.0081651593">
            <text:p>1.0081651593</text:p>
          </table:table-cell>
          <table:table-cell office:value-type="float" office:value="1.0823320725">
            <text:p>1.0823320725</text:p>
          </table:table-cell>
          <table:table-cell table:formula="of:=(MAX (MIN ([.D539]; 1 - [.E539]); MIN (1 - [.D539]; [.E539]))+[.D53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8.0067559645">
            <text:p>178.0067559645</text:p>
          </table:table-cell>
          <table:table-cell table:number-columns-repeated="2"/>
          <table:table-cell office:value-type="float" office:value="1.0125574894">
            <text:p>1.0125574894</text:p>
          </table:table-cell>
          <table:table-cell office:value-type="float" office:value="1.0362622546">
            <text:p>1.0362622546</text:p>
          </table:table-cell>
          <table:table-cell table:formula="of:=(MAX (MIN ([.D540]; 1 - [.E540]); MIN (1 - [.D540]; [.E540]))+[.D54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7.9806915158">
            <text:p>177.9806915158</text:p>
          </table:table-cell>
          <table:table-cell table:number-columns-repeated="2"/>
          <table:table-cell office:value-type="float" office:value="1.0169806144">
            <text:p>1.0169806144</text:p>
          </table:table-cell>
          <table:table-cell office:value-type="float" office:value="0.9909161657">
            <text:p>0.9909161657</text:p>
          </table:table-cell>
          <table:table-cell table:formula="of:=(MAX (MIN ([.D541]; 1 - [.E541]); MIN (1 - [.D541]; [.E541]))+[.D541])/2" office:value-type="float" office:value="0.51303222435">
            <text:p>0.5130322244</text:p>
          </table:table-cell>
          <table:table-cell table:number-columns-repeated="2"/>
        </table:table-row>
        <table:table-row table:style-name="ro1">
          <table:table-cell office:value-type="float" office:value="177.9056583766">
            <text:p>177.9056583766</text:p>
          </table:table-cell>
          <table:table-cell table:number-columns-repeated="2"/>
          <table:table-cell office:value-type="float" office:value="1.0214338224">
            <text:p>1.0214338224</text:p>
          </table:table-cell>
          <table:table-cell office:value-type="float" office:value="0.9464006832">
            <text:p>0.9464006832</text:p>
          </table:table-cell>
          <table:table-cell table:formula="of:=(MAX (MIN ([.D542]; 1 - [.E542]); MIN (1 - [.D542]; [.E542]))+[.D542])/2" office:value-type="float" office:value="0.5375165696">
            <text:p>0.5375165696</text:p>
          </table:table-cell>
          <table:table-cell table:number-columns-repeated="2"/>
        </table:table-row>
        <table:table-row table:style-name="ro1">
          <table:table-cell office:value-type="float" office:value="177.7825603735">
            <text:p>177.7825603735</text:p>
          </table:table-cell>
          <table:table-cell table:number-columns-repeated="2"/>
          <table:table-cell office:value-type="float" office:value="1.0259163794">
            <text:p>1.0259163794</text:p>
          </table:table-cell>
          <table:table-cell office:value-type="float" office:value="0.9028183763">
            <text:p>0.9028183763</text:p>
          </table:table-cell>
          <table:table-cell table:formula="of:=(MAX (MIN ([.D543]; 1 - [.E543]); MIN (1 - [.D543]; [.E543]))+[.D543])/2" office:value-type="float" office:value="0.56154900155">
            <text:p>0.5615490016</text:p>
          </table:table-cell>
          <table:table-cell table:number-columns-repeated="2"/>
        </table:table-row>
        <table:table-row table:style-name="ro1">
          <table:table-cell office:value-type="float" office:value="177.6124000668">
            <text:p>177.6124000668</text:p>
          </table:table-cell>
          <table:table-cell table:number-columns-repeated="2"/>
          <table:table-cell office:value-type="float" office:value="1.0304275296">
            <text:p>1.0304275296</text:p>
          </table:table-cell>
          <table:table-cell office:value-type="float" office:value="0.8602672229">
            <text:p>0.8602672229</text:p>
          </table:table-cell>
          <table:table-cell table:formula="of:=(MAX (MIN ([.D544]; 1 - [.E544]); MIN (1 - [.D544]; [.E544]))+[.D544])/2" office:value-type="float" office:value="0.58508015335">
            <text:p>0.5850801534</text:p>
          </table:table-cell>
          <table:table-cell table:number-columns-repeated="2"/>
        </table:table-row>
        <table:table-row table:style-name="ro1">
          <table:table-cell office:value-type="float" office:value="177.3962739236">
            <text:p>177.3962739236</text:p>
          </table:table-cell>
          <table:table-cell table:number-columns-repeated="2"/>
          <table:table-cell office:value-type="float" office:value="1.0349664953">
            <text:p>1.0349664953</text:p>
          </table:table-cell>
          <table:table-cell office:value-type="float" office:value="0.8188403521">
            <text:p>0.8188403521</text:p>
          </table:table-cell>
          <table:table-cell table:formula="of:=(MAX (MIN ([.D545]; 1 - [.E545]); MIN (1 - [.D545]; [.E545]))+[.D545])/2" office:value-type="float" office:value="0.6080630716">
            <text:p>0.6080630716</text:p>
          </table:table-cell>
          <table:table-cell table:number-columns-repeated="2"/>
        </table:table-row>
        <table:table-row table:style-name="ro1">
          <table:table-cell office:value-type="float" office:value="177.1353672593">
            <text:p>177.1353672593</text:p>
          </table:table-cell>
          <table:table-cell table:number-columns-repeated="2"/>
          <table:table-cell office:value-type="float" office:value="1.0395324765">
            <text:p>1.0395324765</text:p>
          </table:table-cell>
          <table:table-cell office:value-type="float" office:value="0.7786258122">
            <text:p>0.7786258122</text:p>
          </table:table-cell>
          <table:table-cell table:formula="of:=(MAX (MIN ([.D546]; 1 - [.E546]); MIN (1 - [.D546]; [.E546]))+[.D546])/2" office:value-type="float" office:value="0.63045333215">
            <text:p>0.6304533322</text:p>
          </table:table-cell>
          <table:table-cell table:number-columns-repeated="2"/>
        </table:table-row>
        <table:table-row table:style-name="ro1">
          <table:table-cell office:value-type="float" office:value="176.8309489722">
            <text:p>176.8309489722</text:p>
          </table:table-cell>
          <table:table-cell table:number-columns-repeated="2"/>
          <table:table-cell office:value-type="float" office:value="1.0441246513">
            <text:p>1.0441246513</text:p>
          </table:table-cell>
          <table:table-cell office:value-type="float" office:value="0.7397063643">
            <text:p>0.7397063643</text:p>
          </table:table-cell>
          <table:table-cell table:formula="of:=(MAX (MIN ([.D547]; 1 - [.E547]); MIN (1 - [.D547]; [.E547]))+[.D547])/2" office:value-type="float" office:value="0.6522091435">
            <text:p>0.6522091435</text:p>
          </table:table-cell>
          <table:table-cell table:number-columns-repeated="2"/>
        </table:table-row>
        <table:table-row table:style-name="ro1">
          <table:table-cell office:value-type="float" office:value="176.4843660998">
            <text:p>176.4843660998</text:p>
          </table:table-cell>
          <table:table-cell table:number-columns-repeated="2"/>
          <table:table-cell office:value-type="float" office:value="1.0487421756">
            <text:p>1.0487421756</text:p>
          </table:table-cell>
          <table:table-cell office:value-type="float" office:value="0.7021593032">
            <text:p>0.7021593032</text:p>
          </table:table-cell>
          <table:table-cell table:formula="of:=(MAX (MIN ([.D548]; 1 - [.E548]); MIN (1 - [.D548]; [.E548]))+[.D548])/2" office:value-type="float" office:value="0.6732914362">
            <text:p>0.6732914362</text:p>
          </table:table-cell>
          <table:table-cell table:number-columns-repeated="2"/>
        </table:table-row>
        <table:table-row table:style-name="ro1">
          <table:table-cell office:value-type="float" office:value="176.0970382213">
            <text:p>176.0970382213</text:p>
          </table:table-cell>
          <table:table-cell table:number-columns-repeated="2"/>
          <table:table-cell office:value-type="float" office:value="1.0533841832">
            <text:p>1.0533841832</text:p>
          </table:table-cell>
          <table:table-cell office:value-type="float" office:value="0.6660563047">
            <text:p>0.6660563047</text:p>
          </table:table-cell>
          <table:table-cell table:formula="of:=(MAX (MIN ([.D549]; 1 - [.E549]); MIN (1 - [.D549]; [.E549]))+[.D549])/2" office:value-type="float" office:value="0.69366393925">
            <text:p>0.6936639393</text:p>
          </table:table-cell>
          <table:table-cell table:number-columns-repeated="2"/>
        </table:table-row>
        <table:table-row table:style-name="ro1">
          <table:table-cell office:value-type="float" office:value="175.6704517355">
            <text:p>175.6704517355</text:p>
          </table:table-cell>
          <table:table-cell table:number-columns-repeated="2"/>
          <table:table-cell office:value-type="float" office:value="1.0580497858">
            <text:p>1.0580497858</text:p>
          </table:table-cell>
          <table:table-cell office:value-type="float" office:value="0.6314633">
            <text:p>0.6314633</text:p>
          </table:table-cell>
          <table:table-cell table:formula="of:=(MAX (MIN ([.D550]; 1 - [.E550]); MIN (1 - [.D550]; [.E550]))+[.D550])/2" office:value-type="float" office:value="0.7132932429">
            <text:p>0.7132932429</text:p>
          </table:table-cell>
          <table:table-cell table:number-columns-repeated="2"/>
        </table:table-row>
        <table:table-row table:style-name="ro1">
          <table:table-cell office:value-type="float" office:value="175.206154039">
            <text:p>175.206154039</text:p>
          </table:table-cell>
          <table:table-cell table:number-columns-repeated="2"/>
          <table:table-cell office:value-type="float" office:value="1.0627380731">
            <text:p>1.0627380731</text:p>
          </table:table-cell>
          <table:table-cell office:value-type="float" office:value="0.5984403766">
            <text:p>0.5984403766</text:p>
          </table:table-cell>
          <table:table-cell table:formula="of:=(MAX (MIN ([.D551]; 1 - [.E551]); MIN (1 - [.D551]; [.E551]))+[.D551])/2" office:value-type="float" office:value="0.73214884825">
            <text:p>0.7321488483</text:p>
          </table:table-cell>
          <table:table-cell table:number-columns-repeated="2"/>
        </table:table-row>
        <table:table-row table:style-name="ro1">
          <table:table-cell office:value-type="float" office:value="174.7057476327">
            <text:p>174.7057476327</text:p>
          </table:table-cell>
          <table:table-cell table:number-columns-repeated="2"/>
          <table:table-cell office:value-type="float" office:value="1.0674481126">
            <text:p>1.0674481126</text:p>
          </table:table-cell>
          <table:table-cell office:value-type="float" office:value="0.5670417063">
            <text:p>0.5670417063</text:p>
          </table:table-cell>
          <table:table-cell table:formula="of:=(MAX (MIN ([.D552]; 1 - [.E552]); MIN (1 - [.D552]; [.E552]))+[.D552])/2" office:value-type="float" office:value="0.75020320315">
            <text:p>0.7502032032</text:p>
          </table:table-cell>
          <table:table-cell table:number-columns-repeated="2"/>
        </table:table-row>
        <table:table-row table:style-name="ro1">
          <table:table-cell office:value-type="float" office:value="174.1708841821">
            <text:p>174.1708841821</text:p>
          </table:table-cell>
          <table:table-cell table:number-columns-repeated="2"/>
          <table:table-cell office:value-type="float" office:value="1.07217895">
            <text:p>1.07217895</text:p>
          </table:table-cell>
          <table:table-cell office:value-type="float" office:value="0.5373154994">
            <text:p>0.5373154994</text:p>
          </table:table-cell>
          <table:table-cell table:formula="of:=(MAX (MIN ([.D553]; 1 - [.E553]); MIN (1 - [.D553]; [.E553]))+[.D553])/2" office:value-type="float" office:value="0.7674317253">
            <text:p>0.7674317253</text:p>
          </table:table-cell>
          <table:table-cell table:number-columns-repeated="2"/>
        </table:table-row>
        <table:table-row table:style-name="ro1">
          <table:table-cell office:value-type="float" office:value="173.6032585572">
            <text:p>173.6032585572</text:p>
          </table:table-cell>
          <table:table-cell table:number-columns-repeated="2"/>
          <table:table-cell office:value-type="float" office:value="1.076929609">
            <text:p>1.076929609</text:p>
          </table:table-cell>
          <table:table-cell office:value-type="float" office:value="0.5093039841">
            <text:p>0.5093039841</text:p>
          </table:table-cell>
          <table:table-cell table:formula="of:=(MAX (MIN ([.D554]; 1 - [.E554]); MIN (1 - [.D554]; [.E554]))+[.D554])/2" office:value-type="float" office:value="0.78381281245">
            <text:p>0.7838128125</text:p>
          </table:table-cell>
          <table:table-cell table:number-columns-repeated="2"/>
        </table:table-row>
        <table:table-row table:style-name="ro1">
          <table:table-cell office:value-type="float" office:value="173.0046028775">
            <text:p>173.0046028775</text:p>
          </table:table-cell>
          <table:table-cell table:number-columns-repeated="2"/>
          <table:table-cell office:value-type="float" office:value="1.0816990916">
            <text:p>1.0816990916</text:p>
          </table:table-cell>
          <table:table-cell office:value-type="float" office:value="0.4830434119">
            <text:p>0.4830434119</text:p>
          </table:table-cell>
          <table:table-cell table:formula="of:=(MAX (MIN ([.D555]; 1 - [.E555]); MIN (1 - [.D555]; [.E555]))+[.D555])/2" office:value-type="float" office:value="0.79932783985">
            <text:p>0.7993278399</text:p>
          </table:table-cell>
          <table:table-cell table:number-columns-repeated="2"/>
        </table:table-row>
        <table:table-row table:style-name="ro1">
          <table:table-cell office:value-type="float" office:value="172.3766805864">
            <text:p>172.3766805864</text:p>
          </table:table-cell>
          <table:table-cell table:number-columns-repeated="2"/>
          <table:table-cell office:value-type="float" office:value="1.0864863779">
            <text:p>1.0864863779</text:p>
          </table:table-cell>
          <table:table-cell office:value-type="float" office:value="0.4585640869">
            <text:p>0.4585640869</text:p>
          </table:table-cell>
          <table:table-cell table:formula="of:=(MAX (MIN ([.D556]; 1 - [.E556]); MIN (1 - [.D556]; [.E556]))+[.D556])/2" office:value-type="float" office:value="0.8139611455">
            <text:p>0.8139611455</text:p>
          </table:table-cell>
          <table:table-cell table:number-columns-repeated="2"/>
        </table:table-row>
        <table:table-row table:style-name="ro1">
          <table:table-cell office:value-type="float" office:value="171.7212805785">
            <text:p>171.7212805785</text:p>
          </table:table-cell>
          <table:table-cell table:number-columns-repeated="2"/>
          <table:table-cell office:value-type="float" office:value="1.0912904268">
            <text:p>1.0912904268</text:p>
          </table:table-cell>
          <table:table-cell office:value-type="float" office:value="0.4358904188">
            <text:p>0.4358904188</text:p>
          </table:table-cell>
          <table:table-cell table:formula="of:=(MAX (MIN ([.D557]; 1 - [.E557]); MIN (1 - [.D557]; [.E557]))+[.D557])/2" office:value-type="float" office:value="0.827700004">
            <text:p>0.827700004</text:p>
          </table:table-cell>
          <table:table-cell table:number-columns-repeated="2"/>
        </table:table-row>
        <table:table-row table:style-name="ro1">
          <table:table-cell office:value-type="float" office:value="171.040211402">
            <text:p>171.040211402</text:p>
          </table:table-cell>
          <table:table-cell table:number-columns-repeated="2"/>
          <table:table-cell office:value-type="float" office:value="1.0961101753">
            <text:p>1.0961101753</text:p>
          </table:table-cell>
          <table:table-cell office:value-type="float" office:value="0.4150409988">
            <text:p>0.4150409988</text:p>
          </table:table-cell>
          <table:table-cell table:formula="of:=(MAX (MIN ([.D558]; 1 - [.E558]); MIN (1 - [.D558]; [.E558]))+[.D558])/2" office:value-type="float" office:value="0.84053458825">
            <text:p>0.8405345883</text:p>
          </table:table-cell>
          <table:table-cell table:number-columns-repeated="2"/>
        </table:table-row>
        <table:table-row table:style-name="ro1">
          <table:table-cell office:value-type="float" office:value="170.3352955586">
            <text:p>170.3352955586</text:p>
          </table:table-cell>
          <table:table-cell table:number-columns-repeated="2"/>
          <table:table-cell office:value-type="float" office:value="1.1009445396">
            <text:p>1.1009445396</text:p>
          </table:table-cell>
          <table:table-cell office:value-type="float" office:value="0.3960286962">
            <text:p>0.3960286962</text:p>
          </table:table-cell>
          <table:table-cell table:formula="of:=(MAX (MIN ([.D559]; 1 - [.E559]); MIN (1 - [.D559]; [.E559]))+[.D559])/2" office:value-type="float" office:value="0.8524579217">
            <text:p>0.8524579217</text:p>
          </table:table-cell>
          <table:table-cell table:number-columns-repeated="2"/>
        </table:table-row>
        <table:table-row table:style-name="ro1">
          <table:table-cell office:value-type="float" office:value="169.608363921">
            <text:p>169.608363921</text:p>
          </table:table-cell>
          <table:table-cell table:number-columns-repeated="2"/>
          <table:table-cell office:value-type="float" office:value="1.1057924146">
            <text:p>1.1057924146</text:p>
          </table:table-cell>
          <table:table-cell office:value-type="float" office:value="0.3788607769">
            <text:p>0.3788607769</text:p>
          </table:table-cell>
          <table:table-cell table:formula="of:=(MAX (MIN ([.D560]; 1 - [.E560]); MIN (1 - [.D560]; [.E560]))+[.D560])/2" office:value-type="float" office:value="0.86346581885">
            <text:p>0.8634658189</text:p>
          </table:table-cell>
          <table:table-cell table:number-columns-repeated="2"/>
        </table:table-row>
        <table:table-row table:style-name="ro1">
          <table:table-cell office:value-type="float" office:value="168.8612502863">
            <text:p>168.8612502863</text:p>
          </table:table-cell>
          <table:table-cell table:number-columns-repeated="2"/>
          <table:table-cell office:value-type="float" office:value="1.1106526743">
            <text:p>1.1106526743</text:p>
          </table:table-cell>
          <table:table-cell office:value-type="float" office:value="0.3635390396">
            <text:p>0.3635390396</text:p>
          </table:table-cell>
          <table:table-cell table:formula="of:=(MAX (MIN ([.D561]; 1 - [.E561]); MIN (1 - [.D561]; [.E561]))+[.D561])/2" office:value-type="float" office:value="0.87355681735">
            <text:p>0.8735568174</text:p>
          </table:table-cell>
          <table:table-cell table:number-columns-repeated="2"/>
        </table:table-row>
        <table:table-row table:style-name="ro1">
          <table:table-cell office:value-type="float" office:value="168.0957860847">
            <text:p>168.0957860847</text:p>
          </table:table-cell>
          <table:table-cell table:number-columns-repeated="2"/>
          <table:table-cell office:value-type="float" office:value="1.1155241723">
            <text:p>1.1155241723</text:p>
          </table:table-cell>
          <table:table-cell office:value-type="float" office:value="0.3500599707">
            <text:p>0.3500599707</text:p>
          </table:table-cell>
          <table:table-cell table:formula="of:=(MAX (MIN ([.D562]; 1 - [.E562]); MIN (1 - [.D562]; [.E562]))+[.D562])/2" office:value-type="float" office:value="0.8827321008">
            <text:p>0.8827321008</text:p>
          </table:table-cell>
          <table:table-cell table:number-columns-repeated="2"/>
        </table:table-row>
        <table:table-row table:style-name="ro1">
          <table:table-cell office:value-type="float" office:value="167.3137952592">
            <text:p>167.3137952592</text:p>
          </table:table-cell>
          <table:table-cell table:number-columns-repeated="2"/>
          <table:table-cell office:value-type="float" office:value="1.1204057417">
            <text:p>1.1204057417</text:p>
          </table:table-cell>
          <table:table-cell office:value-type="float" office:value="0.3384149161">
            <text:p>0.3384149161</text:p>
          </table:table-cell>
          <table:table-cell table:formula="of:=(MAX (MIN ([.D563]; 1 - [.E563]); MIN (1 - [.D563]; [.E563]))+[.D563])/2" office:value-type="float" office:value="0.8909954128">
            <text:p>0.8909954128</text:p>
          </table:table-cell>
          <table:table-cell table:number-columns-repeated="2"/>
        </table:table-row>
        <table:table-row table:style-name="ro1">
          <table:table-cell office:value-type="float" office:value="166.5170893312">
            <text:p>166.5170893312</text:p>
          </table:table-cell>
          <table:table-cell table:number-columns-repeated="2"/>
          <table:table-cell office:value-type="float" office:value="1.1252961954">
            <text:p>1.1252961954</text:p>
          </table:table-cell>
          <table:table-cell office:value-type="float" office:value="0.3285902674">
            <text:p>0.3285902674</text:p>
          </table:table-cell>
          <table:table-cell table:formula="of:=(MAX (MIN ([.D564]; 1 - [.E564]); MIN (1 - [.D564]; [.E564]))+[.D564])/2" office:value-type="float" office:value="0.898352964">
            <text:p>0.898352964</text:p>
          </table:table-cell>
          <table:table-cell table:number-columns-repeated="2"/>
        </table:table-row>
        <table:table-row table:style-name="ro1">
          <table:table-cell office:value-type="float" office:value="165.7074626668">
            <text:p>165.7074626668</text:p>
          </table:table-cell>
          <table:table-cell table:number-columns-repeated="2"/>
          <table:table-cell office:value-type="float" office:value="1.1301943268">
            <text:p>1.1301943268</text:p>
          </table:table-cell>
          <table:table-cell office:value-type="float" office:value="0.3205676624">
            <text:p>0.3205676624</text:p>
          </table:table-cell>
          <table:table-cell table:formula="of:=(MAX (MIN ([.D565]; 1 - [.E565]); MIN (1 - [.D565]; [.E565]))+[.D565])/2" office:value-type="float" office:value="0.9048133322">
            <text:p>0.9048133322</text:p>
          </table:table-cell>
          <table:table-cell table:number-columns-repeated="2"/>
        </table:table-row>
        <table:table-row table:style-name="ro1">
          <table:table-cell office:value-type="float" office:value="164.8866879555">
            <text:p>164.8866879555</text:p>
          </table:table-cell>
          <table:table-cell table:number-columns-repeated="2"/>
          <table:table-cell office:value-type="float" office:value="1.1350989095">
            <text:p>1.1350989095</text:p>
          </table:table-cell>
          <table:table-cell office:value-type="float" office:value="0.3143241981">
            <text:p>0.3143241981</text:p>
          </table:table-cell>
          <table:table-cell table:formula="of:=(MAX (MIN ([.D566]; 1 - [.E566]); MIN (1 - [.D566]; [.E566]))+[.D566])/2" office:value-type="float" office:value="0.9103873557">
            <text:p>0.9103873557</text:p>
          </table:table-cell>
          <table:table-cell table:number-columns-repeated="2"/>
        </table:table-row>
        <table:table-row table:style-name="ro1">
          <table:table-cell office:value-type="float" office:value="164.0565119115">
            <text:p>164.0565119115</text:p>
          </table:table-cell>
          <table:table-cell table:number-columns-repeated="2"/>
          <table:table-cell office:value-type="float" office:value="1.1400086982">
            <text:p>1.1400086982</text:p>
          </table:table-cell>
          <table:table-cell office:value-type="float" office:value="0.3098326542">
            <text:p>0.3098326542</text:p>
          </table:table-cell>
          <table:table-cell table:formula="of:=(MAX (MIN ([.D567]; 1 - [.E567]); MIN (1 - [.D567]; [.E567]))+[.D567])/2" office:value-type="float" office:value="0.915088022">
            <text:p>0.915088022</text:p>
          </table:table-cell>
          <table:table-cell table:number-columns-repeated="2"/>
        </table:table-row>
        <table:table-row table:style-name="ro1">
          <table:table-cell office:value-type="float" office:value="163.2186512091">
            <text:p>163.2186512091</text:p>
          </table:table-cell>
          <table:table-cell table:number-columns-repeated="2"/>
          <table:table-cell office:value-type="float" office:value="1.1449224287">
            <text:p>1.1449224287</text:p>
          </table:table-cell>
          <table:table-cell office:value-type="float" office:value="0.3070617264">
            <text:p>0.3070617264</text:p>
          </table:table-cell>
          <table:table-cell table:formula="of:=(MAX (MIN ([.D568]; 1 - [.E568]); MIN (1 - [.D568]; [.E568]))+[.D568])/2" office:value-type="float" office:value="0.91893035115">
            <text:p>0.9189303512</text:p>
          </table:table-cell>
          <table:table-cell table:number-columns-repeated="2"/>
        </table:table-row>
        <table:table-row table:style-name="ro1">
          <table:table-cell office:value-type="float" office:value="162.3747886578">
            <text:p>162.3747886578</text:p>
          </table:table-cell>
          <table:table-cell table:number-columns-repeated="2"/>
          <table:table-cell office:value-type="float" office:value="1.1498388186">
            <text:p>1.1498388186</text:p>
          </table:table-cell>
          <table:table-cell office:value-type="float" office:value="0.3059762673">
            <text:p>0.3059762673</text:p>
          </table:table-cell>
          <table:table-cell table:formula="of:=(MAX (MIN ([.D569]; 1 - [.E569]); MIN (1 - [.D569]; [.E569]))+[.D569])/2" office:value-type="float" office:value="0.92193127565">
            <text:p>0.9219312757</text:p>
          </table:table-cell>
          <table:table-cell table:number-columns-repeated="2"/>
        </table:table-row>
        <table:table-row table:style-name="ro1">
          <table:table-cell office:value-type="float" office:value="161.5265696248">
            <text:p>161.5265696248</text:p>
          </table:table-cell>
          <table:table-cell table:number-columns-repeated="2"/>
          <table:table-cell office:value-type="float" office:value="1.1547565673">
            <text:p>1.1547565673</text:p>
          </table:table-cell>
          <table:table-cell office:value-type="float" office:value="0.3065375343">
            <text:p>0.3065375343</text:p>
          </table:table-cell>
          <table:table-cell table:formula="of:=(MAX (MIN ([.D570]; 1 - [.E570]); MIN (1 - [.D570]; [.E570]))+[.D570])/2" office:value-type="float" office:value="0.9241095165">
            <text:p>0.9241095165</text:p>
          </table:table-cell>
          <table:table-cell table:number-columns-repeated="2"/>
        </table:table-row>
        <table:table-row table:style-name="ro1">
          <table:table-cell office:value-type="float" office:value="160.6755987104">
            <text:p>160.6755987104</text:p>
          </table:table-cell>
          <table:table-cell table:number-columns-repeated="2"/>
          <table:table-cell office:value-type="float" office:value="1.1596743568">
            <text:p>1.1596743568</text:p>
          </table:table-cell>
          <table:table-cell office:value-type="float" office:value="0.3087034424">
            <text:p>0.3087034424</text:p>
          </table:table-cell>
          <table:table-cell table:formula="of:=(MAX (MIN ([.D571]; 1 - [.E571]); MIN (1 - [.D571]; [.E571]))+[.D571])/2" office:value-type="float" office:value="0.9254854572">
            <text:p>0.9254854572</text:p>
          </table:table-cell>
          <table:table-cell table:number-columns-repeated="2"/>
        </table:table-row>
        <table:table-row table:style-name="ro1">
          <table:table-cell office:value-type="float" office:value="159.8234366787">
            <text:p>159.8234366787</text:p>
          </table:table-cell>
          <table:table-cell table:number-columns-repeated="2"/>
          <table:table-cell office:value-type="float" office:value="1.1645908522">
            <text:p>1.1645908522</text:p>
          </table:table-cell>
          <table:table-cell office:value-type="float" office:value="0.3124288205">
            <text:p>0.3124288205</text:p>
          </table:table-cell>
          <table:table-cell table:formula="of:=(MAX (MIN ([.D572]; 1 - [.E572]); MIN (1 - [.D572]; [.E572]))+[.D572])/2" office:value-type="float" office:value="0.92608101585">
            <text:p>0.9260810159</text:p>
          </table:table-cell>
          <table:table-cell table:number-columns-repeated="2"/>
        </table:table-row>
        <table:table-row table:style-name="ro1">
          <table:table-cell office:value-type="float" office:value="158.9715976474">
            <text:p>158.9715976474</text:p>
          </table:table-cell>
          <table:table-cell table:number-columns-repeated="2"/>
          <table:table-cell office:value-type="float" office:value="1.1695047018">
            <text:p>1.1695047018</text:p>
          </table:table-cell>
          <table:table-cell office:value-type="float" office:value="0.3176656706">
            <text:p>0.3176656706</text:p>
          </table:table-cell>
          <table:table-cell table:formula="of:=(MAX (MIN ([.D573]; 1 - [.E573]); MIN (1 - [.D573]; [.E573]))+[.D573])/2" office:value-type="float" office:value="0.9259195156">
            <text:p>0.9259195156</text:p>
          </table:table-cell>
          <table:table-cell table:number-columns-repeated="2"/>
        </table:table-row>
        <table:table-row table:style-name="ro1">
          <table:table-cell office:value-type="float" office:value="158.1215465367">
            <text:p>158.1215465367</text:p>
          </table:table-cell>
          <table:table-cell table:number-columns-repeated="2"/>
          <table:table-cell office:value-type="float" office:value="1.1744145381">
            <text:p>1.1744145381</text:p>
          </table:table-cell>
          <table:table-cell office:value-type="float" office:value="0.3243634273">
            <text:p>0.3243634273</text:p>
          </table:table-cell>
          <table:table-cell table:formula="of:=(MAX (MIN ([.D574]; 1 - [.E574]); MIN (1 - [.D574]; [.E574]))+[.D574])/2" office:value-type="float" office:value="0.9250255554">
            <text:p>0.9250255554</text:p>
          </table:table-cell>
          <table:table-cell table:number-columns-repeated="2"/>
        </table:table-row>
        <table:table-row table:style-name="ro1">
          <table:table-cell office:value-type="float" office:value="157.2746967768">
            <text:p>157.2746967768</text:p>
          </table:table-cell>
          <table:table-cell table:number-columns-repeated="2"/>
          <table:table-cell office:value-type="float" office:value="1.1793189778">
            <text:p>1.1793189778</text:p>
          </table:table-cell>
          <table:table-cell office:value-type="float" office:value="0.332469218">
            <text:p>0.332469218</text:p>
          </table:table-cell>
          <table:table-cell table:formula="of:=(MAX (MIN ([.D575]; 1 - [.E575]); MIN (1 - [.D575]; [.E575]))+[.D575])/2" office:value-type="float" office:value="0.9234248799">
            <text:p>0.9234248799</text:p>
          </table:table-cell>
          <table:table-cell table:number-columns-repeated="2"/>
        </table:table-row>
        <table:table-row table:style-name="ro1">
          <table:table-cell office:value-type="float" office:value="156.4324082744">
            <text:p>156.4324082744</text:p>
          </table:table-cell>
          <table:table-cell table:number-columns-repeated="2"/>
          <table:table-cell office:value-type="float" office:value="1.1842166229">
            <text:p>1.1842166229</text:p>
          </table:table-cell>
          <table:table-cell office:value-type="float" office:value="0.3419281205">
            <text:p>0.3419281205</text:p>
          </table:table-cell>
          <table:table-cell table:formula="of:=(MAX (MIN ([.D576]; 1 - [.E576]); MIN (1 - [.D576]; [.E576]))+[.D576])/2" office:value-type="float" office:value="0.9211442512">
            <text:p>0.9211442512</text:p>
          </table:table-cell>
          <table:table-cell table:number-columns-repeated="2"/>
        </table:table-row>
        <table:table-row table:style-name="ro1">
          <table:table-cell office:value-type="float" office:value="155.5959856326">
            <text:p>155.5959856326</text:p>
          </table:table-cell>
          <table:table-cell table:number-columns-repeated="2"/>
          <table:table-cell office:value-type="float" office:value="1.1891060612">
            <text:p>1.1891060612</text:p>
          </table:table-cell>
          <table:table-cell office:value-type="float" office:value="0.3526834194">
            <text:p>0.3526834194</text:p>
          </table:table-cell>
          <table:table-cell table:formula="of:=(MAX (MIN ([.D577]; 1 - [.E577]); MIN (1 - [.D577]; [.E577]))+[.D577])/2" office:value-type="float" office:value="0.9182113209">
            <text:p>0.9182113209</text:p>
          </table:table-cell>
          <table:table-cell table:number-columns-repeated="2"/>
        </table:table-row>
        <table:table-row table:style-name="ro1">
          <table:table-cell office:value-type="float" office:value="154.7666766236">
            <text:p>154.7666766236</text:p>
          </table:table-cell>
          <table:table-cell table:number-columns-repeated="2"/>
          <table:table-cell office:value-type="float" office:value="1.1939858664">
            <text:p>1.1939858664</text:p>
          </table:table-cell>
          <table:table-cell office:value-type="float" office:value="0.3646768574">
            <text:p>0.3646768574</text:p>
          </table:table-cell>
          <table:table-cell table:formula="of:=(MAX (MIN ([.D578]; 1 - [.E578]); MIN (1 - [.D578]; [.E578]))+[.D578])/2" office:value-type="float" office:value="0.9146545045">
            <text:p>0.9146545045</text:p>
          </table:table-cell>
          <table:table-cell table:number-columns-repeated="2"/>
        </table:table-row>
        <table:table-row table:style-name="ro1">
          <table:table-cell office:value-type="float" office:value="153.9456709072">
            <text:p>153.9456709072</text:p>
          </table:table-cell>
          <table:table-cell table:number-columns-repeated="2"/>
          <table:table-cell office:value-type="float" office:value="1.1988545994">
            <text:p>1.1988545994</text:p>
          </table:table-cell>
          <table:table-cell office:value-type="float" office:value="0.377848883">
            <text:p>0.377848883</text:p>
          </table:table-cell>
          <table:table-cell table:formula="of:=(MAX (MIN ([.D579]; 1 - [.E579]); MIN (1 - [.D579]; [.E579]))+[.D579])/2" office:value-type="float" office:value="0.9105028582">
            <text:p>0.9105028582</text:p>
          </table:table-cell>
          <table:table-cell table:number-columns-repeated="2"/>
        </table:table-row>
        <table:table-row table:style-name="ro1">
          <table:table-cell office:value-type="float" office:value="153.1340989902">
            <text:p>153.1340989902</text:p>
          </table:table-cell>
          <table:table-cell table:number-columns-repeated="2"/>
          <table:table-cell office:value-type="float" office:value="1.2037108087">
            <text:p>1.2037108087</text:p>
          </table:table-cell>
          <table:table-cell office:value-type="float" office:value="0.3921388918">
            <text:p>0.3921388918</text:p>
          </table:table-cell>
          <table:table-cell table:formula="of:=(MAX (MIN ([.D580]; 1 - [.E580]); MIN (1 - [.D580]; [.E580]))+[.D580])/2" office:value-type="float" office:value="0.90578595845">
            <text:p>0.9057859585</text:p>
          </table:table-cell>
          <table:table-cell table:number-columns-repeated="2"/>
        </table:table-row>
        <table:table-row table:style-name="ro1">
          <table:table-cell office:value-type="float" office:value="152.3330314208">
            <text:p>152.3330314208</text:p>
          </table:table-cell>
          <table:table-cell table:number-columns-repeated="2"/>
          <table:table-cell office:value-type="float" office:value="1.2085530311">
            <text:p>1.2085530311</text:p>
          </table:table-cell>
          <table:table-cell office:value-type="float" office:value="0.4074854617">
            <text:p>0.4074854617</text:p>
          </table:table-cell>
          <table:table-cell table:formula="of:=(MAX (MIN ([.D581]; 1 - [.E581]); MIN (1 - [.D581]; [.E581]))+[.D581])/2" office:value-type="float" office:value="0.9005337847">
            <text:p>0.9005337847</text:p>
          </table:table-cell>
          <table:table-cell table:number-columns-repeated="2"/>
        </table:table-row>
        <table:table-row table:style-name="ro1">
          <table:table-cell office:value-type="float" office:value="151.5434782092">
            <text:p>151.5434782092</text:p>
          </table:table-cell>
          <table:table-cell table:number-columns-repeated="2"/>
          <table:table-cell office:value-type="float" office:value="1.2133797923">
            <text:p>1.2133797923</text:p>
          </table:table-cell>
          <table:table-cell office:value-type="float" office:value="0.4238265806">
            <text:p>0.4238265806</text:p>
          </table:table-cell>
          <table:table-cell table:formula="of:=(MAX (MIN ([.D582]; 1 - [.E582]); MIN (1 - [.D582]; [.E582]))+[.D582])/2" office:value-type="float" office:value="0.89477660585">
            <text:p>0.8947766059</text:p>
          </table:table-cell>
          <table:table-cell table:number-columns-repeated="2"/>
        </table:table-row>
        <table:table-row table:style-name="ro1">
          <table:table-cell office:value-type="float" office:value="150.7663884672">
            <text:p>150.7663884672</text:p>
          </table:table-cell>
          <table:table-cell table:number-columns-repeated="2"/>
          <table:table-cell office:value-type="float" office:value="1.2181896079">
            <text:p>1.2181896079</text:p>
          </table:table-cell>
          <table:table-cell office:value-type="float" office:value="0.4410998659">
            <text:p>0.4410998659</text:p>
          </table:table-cell>
          <table:table-cell table:formula="of:=(MAX (MIN ([.D583]; 1 - [.E583]); MIN (1 - [.D583]; [.E583]))+[.D583])/2" office:value-type="float" office:value="0.888544871">
            <text:p>0.888544871</text:p>
          </table:table-cell>
          <table:table-cell table:number-columns-repeated="2"/>
        </table:table-row>
        <table:table-row table:style-name="ro1">
          <table:table-cell office:value-type="float" office:value="150.0026502587">
            <text:p>150.0026502587</text:p>
          </table:table-cell>
          <table:table-cell table:number-columns-repeated="2"/>
          <table:table-cell office:value-type="float" office:value="1.2229809841">
            <text:p>1.2229809841</text:p>
          </table:table-cell>
          <table:table-cell office:value-type="float" office:value="0.4592427756">
            <text:p>0.4592427756</text:p>
          </table:table-cell>
          <table:table-cell table:formula="of:=(MAX (MIN ([.D584]; 1 - [.E584]); MIN (1 - [.D584]; [.E584]))+[.D584])/2" office:value-type="float" office:value="0.88186910425">
            <text:p>0.8818691043</text:p>
          </table:table-cell>
          <table:table-cell table:number-columns-repeated="2"/>
        </table:table-row>
        <table:table-row table:style-name="ro1">
          <table:table-cell office:value-type="float" office:value="149.25309065">
            <text:p>149.25309065</text:p>
          </table:table-cell>
          <table:table-cell table:number-columns-repeated="2"/>
          <table:table-cell office:value-type="float" office:value="1.2277524183">
            <text:p>1.2277524183</text:p>
          </table:table-cell>
          <table:table-cell office:value-type="float" office:value="0.4781928095">
            <text:p>0.4781928095</text:p>
          </table:table-cell>
          <table:table-cell table:formula="of:=(MAX (MIN ([.D585]; 1 - [.E585]); MIN (1 - [.D585]; [.E585]))+[.D585])/2" office:value-type="float" office:value="0.8747798044">
            <text:p>0.8747798044</text:p>
          </table:table-cell>
          <table:table-cell table:number-columns-repeated="2"/>
        </table:table-row>
        <table:table-row table:style-name="ro1">
          <table:table-cell office:value-type="float" office:value="148.5184759514">
            <text:p>148.5184759514</text:p>
          </table:table-cell>
          <table:table-cell table:number-columns-repeated="2"/>
          <table:table-cell office:value-type="float" office:value="1.2325024002">
            <text:p>1.2325024002</text:p>
          </table:table-cell>
          <table:table-cell office:value-type="float" office:value="0.4978877016">
            <text:p>0.4978877016</text:p>
          </table:table-cell>
          <table:table-cell table:formula="of:=(MAX (MIN ([.D586]; 1 - [.E586]); MIN (1 - [.D586]; [.E586]))+[.D586])/2" office:value-type="float" office:value="0.8673073493">
            <text:p>0.8673073493</text:p>
          </table:table-cell>
          <table:table-cell table:number-columns-repeated="2"/>
        </table:table-row>
        <table:table-row table:style-name="ro1">
          <table:table-cell office:value-type="float" office:value="147.7995121398">
            <text:p>147.7995121398</text:p>
          </table:table-cell>
          <table:table-cell table:number-columns-repeated="2"/>
          <table:table-cell office:value-type="float" office:value="1.2372294126">
            <text:p>1.2372294126</text:p>
          </table:table-cell>
          <table:table-cell office:value-type="float" office:value="0.5182656011">
            <text:p>0.5182656011</text:p>
          </table:table-cell>
          <table:table-cell table:formula="of:=(MAX (MIN ([.D587]; 1 - [.E587]); MIN (1 - [.D587]; [.E587]))+[.D587])/2" office:value-type="float" office:value="0.85948190575">
            <text:p>0.8594819058</text:p>
          </table:table-cell>
          <table:table-cell table:number-columns-repeated="2"/>
        </table:table-row>
        <table:table-row table:style-name="ro1">
          <table:table-cell office:value-type="float" office:value="147.0968454512">
            <text:p>147.0968454512</text:p>
          </table:table-cell>
          <table:table-cell table:number-columns-repeated="2"/>
          <table:table-cell office:value-type="float" office:value="1.2419319321">
            <text:p>1.2419319321</text:p>
          </table:table-cell>
          <table:table-cell office:value-type="float" office:value="0.5392652435">
            <text:p>0.5392652435</text:p>
          </table:table-cell>
          <table:table-cell table:formula="of:=(MAX (MIN ([.D588]; 1 - [.E588]); MIN (1 - [.D588]; [.E588]))+[.D588])/2" office:value-type="float" office:value="0.8513333443">
            <text:p>0.8513333443</text:p>
          </table:table-cell>
          <table:table-cell table:number-columns-repeated="2"/>
        </table:table-row>
        <table:table-row table:style-name="ro1">
          <table:table-cell office:value-type="float" office:value="146.4110631322">
            <text:p>146.4110631322</text:p>
          </table:table-cell>
          <table:table-cell table:number-columns-repeated="2"/>
          <table:table-cell office:value-type="float" office:value="1.24660843">
            <text:p>1.24660843</text:p>
          </table:table-cell>
          <table:table-cell office:value-type="float" office:value="0.5608261111">
            <text:p>0.5608261111</text:p>
          </table:table-cell>
          <table:table-cell table:formula="of:=(MAX (MIN ([.D589]; 1 - [.E589]); MIN (1 - [.D589]; [.E589]))+[.D589])/2" office:value-type="float" office:value="0.84289115945">
            <text:p>0.8428911595</text:p>
          </table:table-cell>
          <table:table-cell table:number-columns-repeated="2"/>
        </table:table-row>
        <table:table-row table:style-name="ro1">
          <table:table-cell office:value-type="float" office:value="145.7426943403">
            <text:p>145.7426943403</text:p>
          </table:table-cell>
          <table:table-cell table:number-columns-repeated="2"/>
          <table:table-cell office:value-type="float" office:value="1.2512573736">
            <text:p>1.2512573736</text:p>
          </table:table-cell>
          <table:table-cell office:value-type="float" office:value="0.5828885817">
            <text:p>0.5828885817</text:p>
          </table:table-cell>
          <table:table-cell table:formula="of:=(MAX (MIN ([.D590]; 1 - [.E590]); MIN (1 - [.D590]; [.E590]))+[.D590])/2" office:value-type="float" office:value="0.83418439595">
            <text:p>0.834184396</text:p>
          </table:table-cell>
          <table:table-cell table:number-columns-repeated="2"/>
        </table:table-row>
        <table:table-row table:style-name="ro1">
          <table:table-cell office:value-type="float" office:value="145.0922111804">
            <text:p>145.0922111804</text:p>
          </table:table-cell>
          <table:table-cell table:number-columns-repeated="2"/>
          <table:table-cell office:value-type="float" office:value="1.2558772266">
            <text:p>1.2558772266</text:p>
          </table:table-cell>
          <table:table-cell office:value-type="float" office:value="0.6053940668">
            <text:p>0.6053940668</text:p>
          </table:table-cell>
          <table:table-cell table:formula="of:=(MAX (MIN ([.D591]; 1 - [.E591]); MIN (1 - [.D591]; [.E591]))+[.D591])/2" office:value-type="float" office:value="0.8252415799">
            <text:p>0.8252415799</text:p>
          </table:table-cell>
          <table:table-cell table:number-columns-repeated="2"/>
        </table:table-row>
        <table:table-row table:style-name="ro1">
          <table:table-cell office:value-type="float" office:value="144.4600298677">
            <text:p>144.4600298677</text:p>
          </table:table-cell>
          <table:table-cell table:number-columns-repeated="2"/>
          <table:table-cell office:value-type="float" office:value="1.2604664506">
            <text:p>1.2604664506</text:p>
          </table:table-cell>
          <table:table-cell office:value-type="float" office:value="0.6282851379">
            <text:p>0.6282851379</text:p>
          </table:table-cell>
          <table:table-cell table:formula="of:=(MAX (MIN ([.D592]; 1 - [.E592]); MIN (1 - [.D592]; [.E592]))+[.D592])/2" office:value-type="float" office:value="0.81609065635">
            <text:p>0.8160906564</text:p>
          </table:table-cell>
          <table:table-cell table:number-columns-repeated="2"/>
        </table:table-row>
        <table:table-row table:style-name="ro1">
          <table:table-cell office:value-type="float" office:value="143.8465120043">
            <text:p>143.8465120043</text:p>
          </table:table-cell>
          <table:table-cell table:number-columns-repeated="2"/>
          <table:table-cell office:value-type="float" office:value="1.2650235055">
            <text:p>1.2650235055</text:p>
          </table:table-cell>
          <table:table-cell office:value-type="float" office:value="0.6515056422">
            <text:p>0.6515056422</text:p>
          </table:table-cell>
          <table:table-cell table:formula="of:=(MAX (MIN ([.D593]; 1 - [.E593]); MIN (1 - [.D593]; [.E593]))+[.D593])/2" office:value-type="float" office:value="0.80675893165">
            <text:p>0.8067589317</text:p>
          </table:table-cell>
          <table:table-cell table:number-columns-repeated="2"/>
        </table:table-row>
        <table:table-row table:style-name="ro1">
          <table:table-cell office:value-type="float" office:value="143.2519659597">
            <text:p>143.2519659597</text:p>
          </table:table-cell>
          <table:table-cell table:number-columns-repeated="2"/>
          <table:table-cell office:value-type="float" office:value="1.2695468512">
            <text:p>1.2695468512</text:p>
          </table:table-cell>
          <table:table-cell office:value-type="float" office:value="0.6750008065">
            <text:p>0.6750008065</text:p>
          </table:table-cell>
          <table:table-cell table:formula="of:=(MAX (MIN ([.D594]; 1 - [.E594]); MIN (1 - [.D594]; [.E594]))+[.D594])/2" office:value-type="float" office:value="0.79727302235">
            <text:p>0.7972730224</text:p>
          </table:table-cell>
          <table:table-cell table:number-columns-repeated="2"/>
        </table:table-row>
        <table:table-row table:style-name="ro1">
          <table:table-cell office:value-type="float" office:value="142.6766483423">
            <text:p>142.6766483423</text:p>
          </table:table-cell>
          <table:table-cell table:number-columns-repeated="2"/>
          <table:table-cell office:value-type="float" office:value="1.2740349479">
            <text:p>1.2740349479</text:p>
          </table:table-cell>
          <table:table-cell office:value-type="float" office:value="0.6987173305">
            <text:p>0.6987173305</text:p>
          </table:table-cell>
          <table:table-cell table:formula="of:=(MAX (MIN ([.D595]; 1 - [.E595]); MIN (1 - [.D595]; [.E595]))+[.D595])/2" office:value-type="float" office:value="0.7876588087">
            <text:p>0.7876588087</text:p>
          </table:table-cell>
          <table:table-cell table:number-columns-repeated="2"/>
        </table:table-row>
        <table:table-row table:style-name="ro1">
          <table:table-cell office:value-type="float" office:value="142.120765553">
            <text:p>142.120765553</text:p>
          </table:table-cell>
          <table:table-cell table:number-columns-repeated="2"/>
          <table:table-cell office:value-type="float" office:value="1.2784862578">
            <text:p>1.2784862578</text:p>
          </table:table-cell>
          <table:table-cell office:value-type="float" office:value="0.7226034685">
            <text:p>0.7226034685</text:p>
          </table:table-cell>
          <table:table-cell table:formula="of:=(MAX (MIN ([.D596]; 1 - [.E596]); MIN (1 - [.D596]; [.E596]))+[.D596])/2" office:value-type="float" office:value="0.77794139465">
            <text:p>0.7779413947</text:p>
          </table:table-cell>
          <table:table-cell table:number-columns-repeated="2"/>
        </table:table-row>
        <table:table-row table:style-name="ro1">
          <table:table-cell office:value-type="float" office:value="141.5844754081">
            <text:p>141.5844754081</text:p>
          </table:table-cell>
          <table:table-cell table:number-columns-repeated="2"/>
          <table:table-cell office:value-type="float" office:value="1.2828992458">
            <text:p>1.2828992458</text:p>
          </table:table-cell>
          <table:table-cell office:value-type="float" office:value="0.7466091009">
            <text:p>0.7466091009</text:p>
          </table:table-cell>
          <table:table-cell table:formula="of:=(MAX (MIN ([.D597]; 1 - [.E597]); MIN (1 - [.D597]; [.E597]))+[.D597])/2" office:value-type="float" office:value="0.76814507245">
            <text:p>0.7681450725</text:p>
          </table:table-cell>
          <table:table-cell table:number-columns-repeated="2"/>
        </table:table-row>
        <table:table-row table:style-name="ro1">
          <table:table-cell office:value-type="float" office:value="141.0678888225">
            <text:p>141.0678888225</text:p>
          </table:table-cell>
          <table:table-cell table:number-columns-repeated="2"/>
          <table:table-cell office:value-type="float" office:value="1.2872723804">
            <text:p>1.2872723804</text:p>
          </table:table-cell>
          <table:table-cell office:value-type="float" office:value="0.7706857948">
            <text:p>0.7706857948</text:p>
          </table:table-cell>
          <table:table-cell table:formula="of:=(MAX (MIN ([.D598]; 1 - [.E598]); MIN (1 - [.D598]; [.E598]))+[.D598])/2" office:value-type="float" office:value="0.7582932928">
            <text:p>0.7582932928</text:p>
          </table:table-cell>
          <table:table-cell table:number-columns-repeated="2"/>
        </table:table-row>
        <table:table-row table:style-name="ro1">
          <table:table-cell office:value-type="float" office:value="140.5710715416">
            <text:p>140.5710715416</text:p>
          </table:table-cell>
          <table:table-cell table:number-columns-repeated="2"/>
          <table:table-cell office:value-type="float" office:value="1.2916041355">
            <text:p>1.2916041355</text:p>
          </table:table-cell>
          <table:table-cell office:value-type="float" office:value="0.7947868547">
            <text:p>0.7947868547</text:p>
          </table:table-cell>
          <table:table-cell table:formula="of:=(MAX (MIN ([.D599]; 1 - [.E599]); MIN (1 - [.D599]; [.E599]))+[.D599])/2" office:value-type="float" office:value="0.7484086404">
            <text:p>0.7484086404</text:p>
          </table:table-cell>
          <table:table-cell table:number-columns-repeated="2"/>
        </table:table-row>
        <table:table-row table:style-name="ro1">
          <table:table-cell office:value-type="float" office:value="140.0940459138">
            <text:p>140.0940459138</text:p>
          </table:table-cell>
          <table:table-cell table:number-columns-repeated="2"/>
          <table:table-cell office:value-type="float" office:value="1.2958929907">
            <text:p>1.2958929907</text:p>
          </table:table-cell>
          <table:table-cell office:value-type="float" office:value="0.8188673628">
            <text:p>0.8188673628</text:p>
          </table:table-cell>
          <table:table-cell table:formula="of:=(MAX (MIN ([.D600]; 1 - [.E600]); MIN (1 - [.D600]; [.E600]))+[.D600])/2" office:value-type="float" office:value="0.73851281395">
            <text:p>0.738512814</text:p>
          </table:table-cell>
          <table:table-cell table:number-columns-repeated="2"/>
        </table:table-row>
        <table:table-row table:style-name="ro1">
          <table:table-cell office:value-type="float" office:value="139.6367926914">
            <text:p>139.6367926914</text:p>
          </table:table-cell>
          <table:table-cell table:number-columns-repeated="2"/>
          <table:table-cell office:value-type="float" office:value="1.300137433">
            <text:p>1.300137433</text:p>
          </table:table-cell>
          <table:table-cell office:value-type="float" office:value="0.8428842106">
            <text:p>0.8428842106</text:p>
          </table:table-cell>
          <table:table-cell table:formula="of:=(MAX (MIN ([.D601]; 1 - [.E601]); MIN (1 - [.D601]; [.E601]))+[.D601])/2" office:value-type="float" office:value="0.7286266112">
            <text:p>0.7286266112</text:p>
          </table:table-cell>
          <table:table-cell table:number-columns-repeated="2"/>
        </table:table-row>
        <table:table-row table:style-name="ro1">
          <table:table-cell office:value-type="float" office:value="139.1992528536">
            <text:p>139.1992528536</text:p>
          </table:table-cell>
          <table:table-cell table:number-columns-repeated="2"/>
          <table:table-cell office:value-type="float" office:value="1.3043359576">
            <text:p>1.3043359576</text:p>
          </table:table-cell>
          <table:table-cell office:value-type="float" office:value="0.8667961198">
            <text:p>0.8667961198</text:p>
          </table:table-cell>
          <table:table-cell table:formula="of:=(MAX (MIN ([.D602]; 1 - [.E602]); MIN (1 - [.D602]; [.E602]))+[.D602])/2" office:value-type="float" office:value="0.7187699189">
            <text:p>0.7187699189</text:p>
          </table:table-cell>
          <table:table-cell table:number-columns-repeated="2"/>
        </table:table-row>
        <table:table-row table:style-name="ro1">
          <table:table-cell office:value-type="float" office:value="138.7813294404">
            <text:p>138.7813294404</text:p>
          </table:table-cell>
          <table:table-cell table:number-columns-repeated="2"/>
          <table:table-cell office:value-type="float" office:value="1.3084870695">
            <text:p>1.3084870695</text:p>
          </table:table-cell>
          <table:table-cell office:value-type="float" office:value="0.8905636563">
            <text:p>0.8905636563</text:p>
          </table:table-cell>
          <table:table-cell table:formula="of:=(MAX (MIN ([.D603]; 1 - [.E603]); MIN (1 - [.D603]; [.E603]))+[.D603])/2" office:value-type="float" office:value="0.7089617066">
            <text:p>0.7089617066</text:p>
          </table:table-cell>
          <table:table-cell table:number-columns-repeated="2"/>
        </table:table-row>
        <table:table-row table:style-name="ro1">
          <table:table-cell office:value-type="float" office:value="138.3828893908">
            <text:p>138.3828893908</text:p>
          </table:table-cell>
          <table:table-cell table:number-columns-repeated="2"/>
          <table:table-cell office:value-type="float" office:value="1.3125892839">
            <text:p>1.3125892839</text:p>
          </table:table-cell>
          <table:table-cell office:value-type="float" office:value="0.9141492343">
            <text:p>0.9141492343</text:p>
          </table:table-cell>
          <table:table-cell table:formula="of:=(MAX (MIN ([.D604]; 1 - [.E604]); MIN (1 - [.D604]; [.E604]))+[.D604])/2" office:value-type="float" office:value="0.6992200248">
            <text:p>0.6992200248</text:p>
          </table:table-cell>
          <table:table-cell table:number-columns-repeated="2"/>
        </table:table-row>
        <table:table-row table:style-name="ro1">
          <table:table-cell office:value-type="float" office:value="138.0037653757">
            <text:p>138.0037653757</text:p>
          </table:table-cell>
          <table:table-cell table:number-columns-repeated="2"/>
          <table:table-cell office:value-type="float" office:value="1.3166411284">
            <text:p>1.3166411284</text:p>
          </table:table-cell>
          <table:table-cell office:value-type="float" office:value="0.9375171134">
            <text:p>0.9375171134</text:p>
          </table:table-cell>
          <table:table-cell table:formula="of:=(MAX (MIN ([.D605]; 1 - [.E605]); MIN (1 - [.D605]; [.E605]))+[.D605])/2" office:value-type="float" office:value="0.6895620075">
            <text:p>0.6895620075</text:p>
          </table:table-cell>
          <table:table-cell table:number-columns-repeated="2"/>
        </table:table-row>
        <table:table-row table:style-name="ro1">
          <table:table-cell office:value-type="float" office:value="137.6437576202">
            <text:p>137.6437576202</text:p>
          </table:table-cell>
          <table:table-cell table:number-columns-repeated="2"/>
          <table:table-cell office:value-type="float" office:value="1.3206411431">
            <text:p>1.3206411431</text:p>
          </table:table-cell>
          <table:table-cell office:value-type="float" office:value="0.9606333876">
            <text:p>0.9606333876</text:p>
          </table:table-cell>
          <table:table-cell table:formula="of:=(MAX (MIN ([.D606]; 1 - [.E606]); MIN (1 - [.D606]; [.E606]))+[.D606])/2" office:value-type="float" office:value="0.68000387775">
            <text:p>0.6800038778</text:p>
          </table:table-cell>
          <table:table-cell table:number-columns-repeated="2"/>
        </table:table-row>
        <table:table-row table:style-name="ro1">
          <table:table-cell office:value-type="float" office:value="137.3026357055">
            <text:p>137.3026357055</text:p>
          </table:table-cell>
          <table:table-cell table:number-columns-repeated="2"/>
          <table:table-cell office:value-type="float" office:value="1.3245878828">
            <text:p>1.3245878828</text:p>
          </table:table-cell>
          <table:table-cell office:value-type="float" office:value="0.9834659681">
            <text:p>0.9834659681</text:p>
          </table:table-cell>
          <table:table-cell table:formula="of:=(MAX (MIN ([.D607]; 1 - [.E607]); MIN (1 - [.D607]; [.E607]))+[.D607])/2" office:value-type="float" office:value="0.67056095735">
            <text:p>0.6705609574</text:p>
          </table:table-cell>
          <table:table-cell table:number-columns-repeated="2"/>
        </table:table-row>
        <table:table-row table:style-name="ro1">
          <table:table-cell office:value-type="float" office:value="136.9801403469">
            <text:p>136.9801403469</text:p>
          </table:table-cell>
          <table:table-cell table:number-columns-repeated="2"/>
          <table:table-cell office:value-type="float" office:value="1.3284799173">
            <text:p>1.3284799173</text:p>
          </table:table-cell>
          <table:table-cell office:value-type="float" office:value="1.0059845586">
            <text:p>1.0059845586</text:p>
          </table:table-cell>
          <table:table-cell table:formula="of:=(MAX (MIN ([.D608]; 1 - [.E608]); MIN (1 - [.D608]; [.E608]))+[.D608])/2" office:value-type="float" office:value="0.66124767935">
            <text:p>0.6612476794</text:p>
          </table:table-cell>
          <table:table-cell table:number-columns-repeated="2"/>
        </table:table-row>
        <table:table-row table:style-name="ro1">
          <table:table-cell office:value-type="float" office:value="136.6759851391">
            <text:p>136.6759851391</text:p>
          </table:table-cell>
          <table:table-cell table:number-columns-repeated="2"/>
          <table:table-cell office:value-type="float" office:value="1.3323158334">
            <text:p>1.3323158334</text:p>
          </table:table-cell>
          <table:table-cell office:value-type="float" office:value="1.0281606257">
            <text:p>1.0281606257</text:p>
          </table:table-cell>
          <table:table-cell table:formula="of:=(MAX (MIN ([.D609]; 1 - [.E609]); MIN (1 - [.D609]; [.E609]))+[.D609])/2" office:value-type="float" office:value="0.65207760385">
            <text:p>0.6520776039</text:p>
          </table:table-cell>
          <table:table-cell table:number-columns-repeated="2"/>
        </table:table-row>
        <table:table-row table:style-name="ro1">
          <table:table-cell office:value-type="float" office:value="136.389858266">
            <text:p>136.389858266</text:p>
          </table:table-cell>
          <table:table-cell table:number-columns-repeated="2"/>
          <table:table-cell office:value-type="float" office:value="1.3360942355">
            <text:p>1.3360942355</text:p>
          </table:table-cell>
          <table:table-cell office:value-type="float" office:value="1.0499673623">
            <text:p>1.0499673623</text:p>
          </table:table-cell>
          <table:table-cell table:formula="of:=(MAX (MIN ([.D610]; 1 - [.E610]); MIN (1 - [.D610]; [.E610]))+[.D610])/2" office:value-type="float" office:value="0.6430634366">
            <text:p>0.6430634366</text:p>
          </table:table-cell>
          <table:table-cell table:number-columns-repeated="2"/>
        </table:table-row>
        <table:table-row table:style-name="ro1">
          <table:table-cell office:value-type="float" office:value="136.1214241664">
            <text:p>136.1214241664</text:p>
          </table:table-cell>
          <table:table-cell table:number-columns-repeated="2"/>
          <table:table-cell office:value-type="float" office:value="1.3398137472">
            <text:p>1.3398137472</text:p>
          </table:table-cell>
          <table:table-cell office:value-type="float" office:value="1.0713796477">
            <text:p>1.0713796477</text:p>
          </table:table-cell>
          <table:table-cell table:formula="of:=(MAX (MIN ([.D611]; 1 - [.E611]); MIN (1 - [.D611]; [.E611]))+[.D611])/2" office:value-type="float" office:value="0.63421704975">
            <text:p>0.6342170498</text:p>
          </table:table-cell>
          <table:table-cell table:number-columns-repeated="2"/>
        </table:table-row>
        <table:table-row table:style-name="ro1">
          <table:table-cell office:value-type="float" office:value="135.8703251553">
            <text:p>135.8703251553</text:p>
          </table:table-cell>
          <table:table-cell table:number-columns-repeated="2"/>
          <table:table-cell office:value-type="float" office:value="1.3434730123">
            <text:p>1.3434730123</text:p>
          </table:table-cell>
          <table:table-cell office:value-type="float" office:value="1.0923740012">
            <text:p>1.0923740012</text:p>
          </table:table-cell>
          <table:table-cell table:formula="of:=(MAX (MIN ([.D612]; 1 - [.E612]); MIN (1 - [.D612]; [.E612]))+[.D612])/2" office:value-type="float" office:value="0.62554950555">
            <text:p>0.6255495056</text:p>
          </table:table-cell>
          <table:table-cell table:number-columns-repeated="2"/>
        </table:table-row>
        <table:table-row table:style-name="ro1">
          <table:table-cell office:value-type="float" office:value="135.6361829925">
            <text:p>135.6361829925</text:p>
          </table:table-cell>
          <table:table-cell table:number-columns-repeated="2"/>
          <table:table-cell office:value-type="float" office:value="1.3470706962">
            <text:p>1.3470706962</text:p>
          </table:table-cell>
          <table:table-cell office:value-type="float" office:value="1.1129285334">
            <text:p>1.1129285334</text:p>
          </table:table-cell>
          <table:table-cell table:formula="of:=(MAX (MIN ([.D613]; 1 - [.E613]); MIN (1 - [.D613]; [.E613]))+[.D613])/2" office:value-type="float" office:value="0.6170710814">
            <text:p>0.6170710814</text:p>
          </table:table-cell>
          <table:table-cell table:number-columns-repeated="2"/>
        </table:table-row>
        <table:table-row table:style-name="ro1">
          <table:table-cell office:value-type="float" office:value="135.418600398">
            <text:p>135.418600398</text:p>
          </table:table-cell>
          <table:table-cell table:number-columns-repeated="2"/>
          <table:table-cell office:value-type="float" office:value="1.3506054867">
            <text:p>1.3506054867</text:p>
          </table:table-cell>
          <table:table-cell office:value-type="float" office:value="1.1330228922">
            <text:p>1.1330228922</text:p>
          </table:table-cell>
          <table:table-cell table:formula="of:=(MAX (MIN ([.D614]; 1 - [.E614]); MIN (1 - [.D614]; [.E614]))+[.D614])/2" office:value-type="float" office:value="0.60879129725">
            <text:p>0.6087912973</text:p>
          </table:table-cell>
          <table:table-cell table:number-columns-repeated="2"/>
        </table:table-row>
        <table:table-row table:style-name="ro1">
          <table:table-cell office:value-type="float" office:value="135.2171625089">
            <text:p>135.2171625089</text:p>
          </table:table-cell>
          <table:table-cell table:number-columns-repeated="2"/>
          <table:table-cell office:value-type="float" office:value="1.3540760957">
            <text:p>1.3540760957</text:p>
          </table:table-cell>
          <table:table-cell office:value-type="float" office:value="1.1526382066">
            <text:p>1.1526382066</text:p>
          </table:table-cell>
          <table:table-cell table:formula="of:=(MAX (MIN ([.D615]; 1 - [.E615]); MIN (1 - [.D615]; [.E615]))+[.D615])/2" office:value-type="float" office:value="0.60071894455">
            <text:p>0.6007189446</text:p>
          </table:table-cell>
          <table:table-cell table:number-columns-repeated="2"/>
        </table:table-row>
        <table:table-row table:style-name="ro1">
          <table:table-cell office:value-type="float" office:value="135.0314382762">
            <text:p>135.0314382762</text:p>
          </table:table-cell>
          <table:table-cell table:number-columns-repeated="2"/>
          <table:table-cell office:value-type="float" office:value="1.3574812603">
            <text:p>1.3574812603</text:p>
          </table:table-cell>
          <table:table-cell office:value-type="float" office:value="1.1717570276">
            <text:p>1.1717570276</text:p>
          </table:table-cell>
          <table:table-cell table:formula="of:=(MAX (MIN ([.D616]; 1 - [.E616]); MIN (1 - [.D616]; [.E616]))+[.D616])/2" office:value-type="float" office:value="0.59286211635">
            <text:p>0.5928621164</text:p>
          </table:table-cell>
          <table:table-cell table:number-columns-repeated="2"/>
        </table:table-row>
        <table:table-row table:style-name="ro1">
          <table:table-cell office:value-type="float" office:value="134.8609817989">
            <text:p>134.8609817989</text:p>
          </table:table-cell>
          <table:table-cell table:number-columns-repeated="2"/>
          <table:table-cell office:value-type="float" office:value="1.3608197436">
            <text:p>1.3608197436</text:p>
          </table:table-cell>
          <table:table-cell office:value-type="float" office:value="1.1903632664">
            <text:p>1.1903632664</text:p>
          </table:table-cell>
          <table:table-cell table:formula="of:=(MAX (MIN ([.D617]; 1 - [.E617]); MIN (1 - [.D617]; [.E617]))+[.D617])/2" office:value-type="float" office:value="0.5852282386">
            <text:p>0.5852282386</text:p>
          </table:table-cell>
          <table:table-cell table:number-columns-repeated="2"/>
        </table:table-row>
        <table:table-row table:style-name="ro1">
          <table:table-cell office:value-type="float" office:value="134.7053335934">
            <text:p>134.7053335934</text:p>
          </table:table-cell>
          <table:table-cell table:number-columns-repeated="2"/>
          <table:table-cell office:value-type="float" office:value="1.3640903364">
            <text:p>1.3640903364</text:p>
          </table:table-cell>
          <table:table-cell office:value-type="float" office:value="1.2084421309">
            <text:p>1.2084421309</text:p>
          </table:table-cell>
          <table:table-cell table:formula="of:=(MAX (MIN ([.D618]; 1 - [.E618]); MIN (1 - [.D618]; [.E618]))+[.D618])/2" office:value-type="float" office:value="0.57782410275">
            <text:p>0.5778241028</text:p>
          </table:table-cell>
          <table:table-cell table:number-columns-repeated="2"/>
        </table:table-row>
        <table:table-row table:style-name="ro1">
          <table:table-cell office:value-type="float" office:value="134.5640217958">
            <text:p>134.5640217958</text:p>
          </table:table-cell>
          <table:table-cell table:number-columns-repeated="2"/>
          <table:table-cell office:value-type="float" office:value="1.367291858">
            <text:p>1.367291858</text:p>
          </table:table-cell>
          <table:table-cell office:value-type="float" office:value="1.2259800605">
            <text:p>1.2259800605</text:p>
          </table:table-cell>
          <table:table-cell table:formula="of:=(MAX (MIN ([.D619]; 1 - [.E619]); MIN (1 - [.D619]; [.E619]))+[.D619])/2" office:value-type="float" office:value="0.57065589875">
            <text:p>0.5706558988</text:p>
          </table:table-cell>
          <table:table-cell table:number-columns-repeated="2"/>
        </table:table-row>
        <table:table-row table:style-name="ro1">
          <table:table-cell office:value-type="float" office:value="134.4365632985">
            <text:p>134.4365632985</text:p>
          </table:table-cell>
          <table:table-cell table:number-columns-repeated="2"/>
          <table:table-cell office:value-type="float" office:value="1.3704231576">
            <text:p>1.3704231576</text:p>
          </table:table-cell>
          <table:table-cell office:value-type="float" office:value="1.2429646602">
            <text:p>1.2429646602</text:p>
          </table:table-cell>
          <table:table-cell table:formula="of:=(MAX (MIN ([.D620]; 1 - [.E620]); MIN (1 - [.D620]; [.E620]))+[.D620])/2" office:value-type="float" office:value="0.5637292487">
            <text:p>0.5637292487</text:p>
          </table:table-cell>
          <table:table-cell table:number-columns-repeated="2"/>
        </table:table-row>
        <table:table-row table:style-name="ro1">
          <table:table-cell office:value-type="float" office:value="134.3224648168">
            <text:p>134.3224648168</text:p>
          </table:table-cell>
          <table:table-cell table:number-columns-repeated="2"/>
          <table:table-cell office:value-type="float" office:value="1.3734831152">
            <text:p>1.3734831152</text:p>
          </table:table-cell>
          <table:table-cell office:value-type="float" office:value="1.2593846335">
            <text:p>1.2593846335</text:p>
          </table:table-cell>
          <table:table-cell table:formula="of:=(MAX (MIN ([.D621]; 1 - [.E621]); MIN (1 - [.D621]; [.E621]))+[.D621])/2" office:value-type="float" office:value="0.55704924085">
            <text:p>0.5570492409</text:p>
          </table:table-cell>
          <table:table-cell table:number-columns-repeated="2"/>
        </table:table-row>
        <table:table-row table:style-name="ro1">
          <table:table-cell office:value-type="float" office:value="134.2212238889">
            <text:p>134.2212238889</text:p>
          </table:table-cell>
          <table:table-cell table:number-columns-repeated="2"/>
          <table:table-cell office:value-type="float" office:value="1.376470643">
            <text:p>1.376470643</text:p>
          </table:table-cell>
          <table:table-cell office:value-type="float" office:value="1.275229715">
            <text:p>1.275229715</text:p>
          </table:table-cell>
          <table:table-cell table:formula="of:=(MAX (MIN ([.D622]; 1 - [.E622]); MIN (1 - [.D622]; [.E622]))+[.D622])/2" office:value-type="float" office:value="0.550620464">
            <text:p>0.550620464</text:p>
          </table:table-cell>
          <table:table-cell table:number-columns-repeated="2"/>
        </table:table-row>
        <table:table-row table:style-name="ro1">
          <table:table-cell office:value-type="float" office:value="134.1323298055">
            <text:p>134.1323298055</text:p>
          </table:table-cell>
          <table:table-cell table:number-columns-repeated="2"/>
          <table:table-cell office:value-type="float" office:value="1.3793846864">
            <text:p>1.3793846864</text:p>
          </table:table-cell>
          <table:table-cell office:value-type="float" office:value="1.290490603">
            <text:p>1.290490603</text:p>
          </table:table-cell>
          <table:table-cell table:formula="of:=(MAX (MIN ([.D623]; 1 - [.E623]); MIN (1 - [.D623]; [.E623]))+[.D623])/2" office:value-type="float" office:value="0.5444470417">
            <text:p>0.5444470417</text:p>
          </table:table-cell>
          <table:table-cell table:number-columns-repeated="2"/>
        </table:table-row>
        <table:table-row table:style-name="ro1">
          <table:table-cell office:value-type="float" office:value="134.0552644729">
            <text:p>134.0552644729</text:p>
          </table:table-cell>
          <table:table-cell table:number-columns-repeated="2"/>
          <table:table-cell office:value-type="float" office:value="1.382224225">
            <text:p>1.382224225</text:p>
          </table:table-cell>
          <table:table-cell office:value-type="float" office:value="1.3051588924">
            <text:p>1.3051588924</text:p>
          </table:table-cell>
          <table:table-cell table:formula="of:=(MAX (MIN ([.D624]; 1 - [.E624]); MIN (1 - [.D624]; [.E624]))+[.D624])/2" office:value-type="float" office:value="0.5385326663">
            <text:p>0.5385326663</text:p>
          </table:table-cell>
          <table:table-cell table:number-columns-repeated="2"/>
        </table:table-row>
        <table:table-row table:style-name="ro1">
          <table:table-cell office:value-type="float" office:value="133.9895032069">
            <text:p>133.9895032069</text:p>
          </table:table-cell>
          <table:table-cell table:number-columns-repeated="2"/>
          <table:table-cell office:value-type="float" office:value="1.3849882739">
            <text:p>1.3849882739</text:p>
          </table:table-cell>
          <table:table-cell office:value-type="float" office:value="1.319227008">
            <text:p>1.319227008</text:p>
          </table:table-cell>
          <table:table-cell table:formula="of:=(MAX (MIN ([.D625]; 1 - [.E625]); MIN (1 - [.D625]; [.E625]))+[.D625])/2" office:value-type="float" office:value="0.53288063295">
            <text:p>0.532880633</text:p>
          </table:table-cell>
          <table:table-cell table:number-columns-repeated="2"/>
        </table:table-row>
        <table:table-row table:style-name="ro1">
          <table:table-cell office:value-type="float" office:value="133.9345154612">
            <text:p>133.9345154612</text:p>
          </table:table-cell>
          <table:table-cell table:number-columns-repeated="2"/>
          <table:table-cell office:value-type="float" office:value="1.3876758846">
            <text:p>1.3876758846</text:p>
          </table:table-cell>
          <table:table-cell office:value-type="float" office:value="1.332688139">
            <text:p>1.332688139</text:p>
          </table:table-cell>
          <table:table-cell table:formula="of:=(MAX (MIN ([.D626]; 1 - [.E626]); MIN (1 - [.D626]; [.E626]))+[.D626])/2" office:value-type="float" office:value="0.5274938728">
            <text:p>0.5274938728</text:p>
          </table:table-cell>
          <table:table-cell table:number-columns-repeated="2"/>
        </table:table-row>
        <table:table-row table:style-name="ro1">
          <table:table-cell office:value-type="float" office:value="133.8897654895">
            <text:p>133.8897654895</text:p>
          </table:table-cell>
          <table:table-cell table:number-columns-repeated="2"/>
          <table:table-cell office:value-type="float" office:value="1.390286146">
            <text:p>1.390286146</text:p>
          </table:table-cell>
          <table:table-cell office:value-type="float" office:value="1.3455361742">
            <text:p>1.3455361742</text:p>
          </table:table-cell>
          <table:table-cell table:formula="of:=(MAX (MIN ([.D627]; 1 - [.E627]); MIN (1 - [.D627]; [.E627]))+[.D627])/2" office:value-type="float" office:value="0.5223749859">
            <text:p>0.5223749859</text:p>
          </table:table-cell>
          <table:table-cell table:number-columns-repeated="2"/>
        </table:table-row>
        <table:table-row table:style-name="ro1">
          <table:table-cell office:value-type="float" office:value="133.8547129433">
            <text:p>133.8547129433</text:p>
          </table:table-cell>
          <table:table-cell table:number-columns-repeated="2"/>
          <table:table-cell office:value-type="float" office:value="1.3928181854">
            <text:p>1.3928181854</text:p>
          </table:table-cell>
          <table:table-cell office:value-type="float" office:value="1.3577656392">
            <text:p>1.3577656392</text:p>
          </table:table-cell>
          <table:table-cell table:formula="of:=(MAX (MIN ([.D628]; 1 - [.E628]); MIN (1 - [.D628]; [.E628]))+[.D628])/2" office:value-type="float" office:value="0.5175262731">
            <text:p>0.5175262731</text:p>
          </table:table-cell>
          <table:table-cell table:number-columns-repeated="2"/>
        </table:table-row>
        <table:table-row table:style-name="ro1">
          <table:table-cell office:value-type="float" office:value="133.828813408">
            <text:p>133.828813408</text:p>
          </table:table-cell>
          <table:table-cell table:number-columns-repeated="2"/>
          <table:table-cell office:value-type="float" office:value="1.3952711696">
            <text:p>1.3952711696</text:p>
          </table:table-cell>
          <table:table-cell office:value-type="float" office:value="1.3693716343">
            <text:p>1.3693716343</text:p>
          </table:table-cell>
          <table:table-cell table:formula="of:=(MAX (MIN ([.D629]; 1 - [.E629]); MIN (1 - [.D629]; [.E629]))+[.D629])/2" office:value-type="float" office:value="0.51294976765">
            <text:p>0.5129497677</text:p>
          </table:table-cell>
          <table:table-cell table:number-columns-repeated="2"/>
        </table:table-row>
        <table:table-row table:style-name="ro1">
          <table:table-cell office:value-type="float" office:value="133.8115188777">
            <text:p>133.8115188777</text:p>
          </table:table-cell>
          <table:table-cell table:number-columns-repeated="2"/>
          <table:table-cell office:value-type="float" office:value="1.3976443061">
            <text:p>1.3976443061</text:p>
          </table:table-cell>
          <table:table-cell office:value-type="float" office:value="1.3803497758">
            <text:p>1.3803497758</text:p>
          </table:table-cell>
          <table:table-cell table:formula="of:=(MAX (MIN ([.D630]; 1 - [.E630]); MIN (1 - [.D630]; [.E630]))+[.D630])/2" office:value-type="float" office:value="0.50864726515">
            <text:p>0.5086472652</text:p>
          </table:table-cell>
          <table:table-cell table:number-columns-repeated="2"/>
        </table:table-row>
        <table:table-row table:style-name="ro1">
          <table:table-cell office:value-type="float" office:value="133.802278172">
            <text:p>133.802278172</text:p>
          </table:table-cell>
          <table:table-cell table:number-columns-repeated="2"/>
          <table:table-cell office:value-type="float" office:value="1.3999368432">
            <text:p>1.3999368432</text:p>
          </table:table-cell>
          <table:table-cell office:value-type="float" office:value="1.3906961375">
            <text:p>1.3906961375</text:p>
          </table:table-cell>
          <table:table-cell table:formula="of:=(MAX (MIN ([.D631]; 1 - [.E631]); MIN (1 - [.D631]; [.E631]))+[.D631])/2" office:value-type="float" office:value="0.50462035285">
            <text:p>0.5046203529</text:p>
          </table:table-cell>
          <table:table-cell table:number-columns-repeated="2"/>
        </table:table-row>
        <table:table-row table:style-name="ro1">
          <table:table-cell office:value-type="float" office:value="133.8005372969">
            <text:p>133.8005372969</text:p>
          </table:table-cell>
          <table:table-cell table:number-columns-repeated="2"/>
          <table:table-cell office:value-type="float" office:value="1.4021480718">
            <text:p>1.4021480718</text:p>
          </table:table-cell>
          <table:table-cell office:value-type="float" office:value="1.4004071966">
            <text:p>1.4004071966</text:p>
          </table:table-cell>
          <table:table-cell table:formula="of:=(MAX (MIN ([.D632]; 1 - [.E632]); MIN (1 - [.D632]; [.E632]))+[.D632])/2" office:value-type="float" office:value="0.5008704376">
            <text:p>0.5008704376</text:p>
          </table:table-cell>
          <table:table-cell table:number-columns-repeated="2"/>
        </table:table-row>
        <table:table-row table:style-name="ro1">
          <table:table-cell office:value-type="float" office:value="133.8057397514">
            <text:p>133.8057397514</text:p>
          </table:table-cell>
          <table:table-cell table:number-columns-repeated="2"/>
          <table:table-cell office:value-type="float" office:value="1.4042773258">
            <text:p>1.4042773258</text:p>
          </table:table-cell>
          <table:table-cell office:value-type="float" office:value="1.4094797803">
            <text:p>1.4094797803</text:p>
          </table:table-cell>
          <table:table-cell table:formula="of:=(MAX (MIN ([.D633]; 1 - [.E633]); MIN (1 - [.D633]; [.E633]))+[.D63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8173267848">
            <text:p>133.8173267848</text:p>
          </table:table-cell>
          <table:table-cell table:number-columns-repeated="2"/>
          <table:table-cell office:value-type="float" office:value="1.4063239829">
            <text:p>1.4063239829</text:p>
          </table:table-cell>
          <table:table-cell office:value-type="float" office:value="1.4179110163">
            <text:p>1.4179110163</text:p>
          </table:table-cell>
          <table:table-cell table:formula="of:=(MAX (MIN ([.D634]; 1 - [.E634]); MIN (1 - [.D634]; [.E634]))+[.D63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8347376046">
            <text:p>133.8347376046</text:p>
          </table:table-cell>
          <table:table-cell table:number-columns-repeated="2"/>
          <table:table-cell office:value-type="float" office:value="1.4082874656">
            <text:p>1.4082874656</text:p>
          </table:table-cell>
          <table:table-cell office:value-type="float" office:value="1.4256982854">
            <text:p>1.4256982854</text:p>
          </table:table-cell>
          <table:table-cell table:formula="of:=(MAX (MIN ([.D635]; 1 - [.E635]); MIN (1 - [.D635]; [.E635]))+[.D63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8574095411">
            <text:p>133.8574095411</text:p>
          </table:table-cell>
          <table:table-cell table:number-columns-repeated="2"/>
          <table:table-cell office:value-type="float" office:value="1.4101672419">
            <text:p>1.4101672419</text:p>
          </table:table-cell>
          <table:table-cell office:value-type="float" office:value="1.4328391783">
            <text:p>1.4328391783</text:p>
          </table:table-cell>
          <table:table-cell table:formula="of:=(MAX (MIN ([.D636]; 1 - [.E636]); MIN (1 - [.D636]; [.E636]))+[.D63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8847781691">
            <text:p>133.8847781691</text:p>
          </table:table-cell>
          <table:table-cell table:number-columns-repeated="2"/>
          <table:table-cell office:value-type="float" office:value="1.4119628258">
            <text:p>1.4119628258</text:p>
          </table:table-cell>
          <table:table-cell office:value-type="float" office:value="1.4393314539">
            <text:p>1.4393314539</text:p>
          </table:table-cell>
          <table:table-cell table:formula="of:=(MAX (MIN ([.D637]; 1 - [.E637]); MIN (1 - [.D637]; [.E637]))+[.D63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9162773932">
            <text:p>133.9162773932</text:p>
          </table:table-cell>
          <table:table-cell table:number-columns-repeated="2"/>
          <table:table-cell office:value-type="float" office:value="1.4136737784">
            <text:p>1.4136737784</text:p>
          </table:table-cell>
          <table:table-cell office:value-type="float" office:value="1.4451730024">
            <text:p>1.4451730024</text:p>
          </table:table-cell>
          <table:table-cell table:formula="of:=(MAX (MIN ([.D638]; 1 - [.E638]); MIN (1 - [.D638]; [.E638]))+[.D63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9513394968">
            <text:p>133.9513394968</text:p>
          </table:table-cell>
          <table:table-cell table:number-columns-repeated="2"/>
          <table:table-cell office:value-type="float" office:value="1.415299708">
            <text:p>1.415299708</text:p>
          </table:table-cell>
          <table:table-cell office:value-type="float" office:value="1.4503618116">
            <text:p>1.4503618116</text:p>
          </table:table-cell>
          <table:table-cell table:formula="of:=(MAX (MIN ([.D639]; 1 - [.E639]); MIN (1 - [.D639]; [.E639]))+[.D63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9893951617">
            <text:p>133.9893951617</text:p>
          </table:table-cell>
          <table:table-cell table:number-columns-repeated="2"/>
          <table:table-cell office:value-type="float" office:value="1.4168402712">
            <text:p>1.4168402712</text:p>
          </table:table-cell>
          <table:table-cell office:value-type="float" office:value="1.454895936">
            <text:p>1.454895936</text:p>
          </table:table-cell>
          <table:table-cell table:formula="of:=(MAX (MIN ([.D640]; 1 - [.E640]); MIN (1 - [.D640]; [.E640]))+[.D64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0298734594">
            <text:p>134.0298734594</text:p>
          </table:table-cell>
          <table:table-cell table:number-columns-repeated="2"/>
          <table:table-cell office:value-type="float" office:value="1.4182951731">
            <text:p>1.4182951731</text:p>
          </table:table-cell>
          <table:table-cell office:value-type="float" office:value="1.4587734708">
            <text:p>1.4587734708</text:p>
          </table:table-cell>
          <table:table-cell table:formula="of:=(MAX (MIN ([.D641]; 1 - [.E641]); MIN (1 - [.D641]; [.E641]))+[.D64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0722018202">
            <text:p>134.0722018202</text:p>
          </table:table-cell>
          <table:table-cell table:number-columns-repeated="2"/>
          <table:table-cell office:value-type="float" office:value="1.4196641681">
            <text:p>1.4196641681</text:p>
          </table:table-cell>
          <table:table-cell office:value-type="float" office:value="1.4619925289">
            <text:p>1.4619925289</text:p>
          </table:table-cell>
          <table:table-cell table:formula="of:=(MAX (MIN ([.D642]; 1 - [.E642]); MIN (1 - [.D642]; [.E642]))+[.D64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1158059827">
            <text:p>134.1158059827</text:p>
          </table:table-cell>
          <table:table-cell table:number-columns-repeated="2"/>
          <table:table-cell office:value-type="float" office:value="1.42094706">
            <text:p>1.42094706</text:p>
          </table:table-cell>
          <table:table-cell office:value-type="float" office:value="1.4645512225">
            <text:p>1.4645512225</text:p>
          </table:table-cell>
          <table:table-cell table:formula="of:=(MAX (MIN ([.D643]; 1 - [.E643]); MIN (1 - [.D643]; [.E643]))+[.D64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1601099283">
            <text:p>134.1601099283</text:p>
          </table:table-cell>
          <table:table-cell table:number-columns-repeated="2"/>
          <table:table-cell office:value-type="float" office:value="1.4221437028">
            <text:p>1.4221437028</text:p>
          </table:table-cell>
          <table:table-cell office:value-type="float" office:value="1.4664476484">
            <text:p>1.4664476484</text:p>
          </table:table-cell>
          <table:table-cell table:formula="of:=(MAX (MIN ([.D644]; 1 - [.E644]); MIN (1 - [.D644]; [.E644]))+[.D64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2045358051">
            <text:p>134.2045358051</text:p>
          </table:table-cell>
          <table:table-cell table:number-columns-repeated="2"/>
          <table:table-cell office:value-type="float" office:value="1.4232540009">
            <text:p>1.4232540009</text:p>
          </table:table-cell>
          <table:table-cell office:value-type="float" office:value="1.4676798776">
            <text:p>1.4676798776</text:p>
          </table:table-cell>
          <table:table-cell table:formula="of:=(MAX (MIN ([.D645]; 1 - [.E645]); MIN (1 - [.D645]; [.E645]))+[.D64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2485038453">
            <text:p>134.2485038453</text:p>
          </table:table-cell>
          <table:table-cell table:number-columns-repeated="2"/>
          <table:table-cell office:value-type="float" office:value="1.4242779092">
            <text:p>1.4242779092</text:p>
          </table:table-cell>
          <table:table-cell office:value-type="float" office:value="1.4682459494">
            <text:p>1.4682459494</text:p>
          </table:table-cell>
          <table:table-cell table:formula="of:=(MAX (MIN ([.D646]; 1 - [.E646]); MIN (1 - [.D646]; [.E646]))+[.D64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291432281">
            <text:p>134.291432281</text:p>
          </table:table-cell>
          <table:table-cell table:number-columns-repeated="2"/>
          <table:table-cell office:value-type="float" office:value="1.4252154339">
            <text:p>1.4252154339</text:p>
          </table:table-cell>
          <table:table-cell office:value-type="float" office:value="1.4681438696">
            <text:p>1.4681438696</text:p>
          </table:table-cell>
          <table:table-cell table:formula="of:=(MAX (MIN ([.D647]; 1 - [.E647]); MIN (1 - [.D647]; [.E647]))+[.D64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3327372624">
            <text:p>134.3327372624</text:p>
          </table:table-cell>
          <table:table-cell table:number-columns-repeated="2"/>
          <table:table-cell office:value-type="float" office:value="1.4260666322">
            <text:p>1.4260666322</text:p>
          </table:table-cell>
          <table:table-cell office:value-type="float" office:value="1.4673716135">
            <text:p>1.4673716135</text:p>
          </table:table-cell>
          <table:table-cell table:formula="of:=(MAX (MIN ([.D648]; 1 - [.E648]); MIN (1 - [.D648]; [.E648]))+[.D64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371832783">
            <text:p>134.371832783</text:p>
          </table:table-cell>
          <table:table-cell table:number-columns-repeated="2"/>
          <table:table-cell office:value-type="float" office:value="1.4268316127">
            <text:p>1.4268316127</text:p>
          </table:table-cell>
          <table:table-cell office:value-type="float" office:value="1.4659271333">
            <text:p>1.4659271333</text:p>
          </table:table-cell>
          <table:table-cell table:formula="of:=(MAX (MIN ([.D649]; 1 - [.E649]); MIN (1 - [.D649]; [.E649]))+[.D64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4081306174">
            <text:p>134.4081306174</text:p>
          </table:table-cell>
          <table:table-cell table:number-columns-repeated="2"/>
          <table:table-cell office:value-type="float" office:value="1.4275105358">
            <text:p>1.4275105358</text:p>
          </table:table-cell>
          <table:table-cell office:value-type="float" office:value="1.4638083702">
            <text:p>1.4638083702</text:p>
          </table:table-cell>
          <table:table-cell table:formula="of:=(MAX (MIN ([.D650]; 1 - [.E650]); MIN (1 - [.D650]; [.E650]))+[.D65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4410402755">
            <text:p>134.4410402755</text:p>
          </table:table-cell>
          <table:table-cell table:number-columns-repeated="2"/>
          <table:table-cell office:value-type="float" office:value="1.4281036132">
            <text:p>1.4281036132</text:p>
          </table:table-cell>
          <table:table-cell office:value-type="float" office:value="1.4610132713">
            <text:p>1.4610132713</text:p>
          </table:table-cell>
          <table:table-cell table:formula="of:=(MAX (MIN ([.D651]; 1 - [.E651]); MIN (1 - [.D651]; [.E651]))+[.D65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4699689785">
            <text:p>134.4699689785</text:p>
          </table:table-cell>
          <table:table-cell table:number-columns-repeated="2"/>
          <table:table-cell office:value-type="float" office:value="1.4286111084">
            <text:p>1.4286111084</text:p>
          </table:table-cell>
          <table:table-cell office:value-type="float" office:value="1.4575398113">
            <text:p>1.4575398113</text:p>
          </table:table-cell>
          <table:table-cell table:formula="of:=(MAX (MIN ([.D652]; 1 - [.E652]); MIN (1 - [.D652]; [.E652]))+[.D65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4943216615">
            <text:p>134.4943216615</text:p>
          </table:table-cell>
          <table:table-cell table:number-columns-repeated="2"/>
          <table:table-cell office:value-type="float" office:value="1.4290333363">
            <text:p>1.4290333363</text:p>
          </table:table-cell>
          <table:table-cell office:value-type="float" office:value="1.4533860194">
            <text:p>1.4533860194</text:p>
          </table:table-cell>
          <table:table-cell table:formula="of:=(MAX (MIN ([.D653]; 1 - [.E653]); MIN (1 - [.D653]; [.E653]))+[.D65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5135010081">
            <text:p>134.5135010081</text:p>
          </table:table-cell>
          <table:table-cell table:number-columns-repeated="2"/>
          <table:table-cell office:value-type="float" office:value="1.4293706637">
            <text:p>1.4293706637</text:p>
          </table:table-cell>
          <table:table-cell office:value-type="float" office:value="1.4485500102">
            <text:p>1.4485500102</text:p>
          </table:table-cell>
          <table:table-cell table:formula="of:=(MAX (MIN ([.D654]; 1 - [.E654]); MIN (1 - [.D654]; [.E654]))+[.D65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5269075207">
            <text:p>134.5269075207</text:p>
          </table:table-cell>
          <table:table-cell table:number-columns-repeated="2"/>
          <table:table-cell office:value-type="float" office:value="1.4296235085">
            <text:p>1.4296235085</text:p>
          </table:table-cell>
          <table:table-cell office:value-type="float" office:value="1.4430300212">
            <text:p>1.4430300212</text:p>
          </table:table-cell>
          <table:table-cell table:formula="of:=(MAX (MIN ([.D655]; 1 - [.E655]); MIN (1 - [.D655]; [.E655]))+[.D65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5339396344">
            <text:p>134.5339396344</text:p>
          </table:table-cell>
          <table:table-cell table:number-columns-repeated="2"/>
          <table:table-cell office:value-type="float" office:value="1.4297923399">
            <text:p>1.4297923399</text:p>
          </table:table-cell>
          <table:table-cell office:value-type="float" office:value="1.4368244536">
            <text:p>1.4368244536</text:p>
          </table:table-cell>
          <table:table-cell table:formula="of:=(MAX (MIN ([.D656]; 1 - [.E656]); MIN (1 - [.D656]; [.E656]))+[.D65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5339938758">
            <text:p>134.5339938758</text:p>
          </table:table-cell>
          <table:table-cell table:number-columns-repeated="2"/>
          <table:table-cell office:value-type="float" office:value="1.4298776782">
            <text:p>1.4298776782</text:p>
          </table:table-cell>
          <table:table-cell office:value-type="float" office:value="1.4299319196">
            <text:p>1.4299319196</text:p>
          </table:table-cell>
          <table:table-cell table:formula="of:=(MAX (MIN ([.D657]; 1 - [.E657]); MIN (1 - [.D657]; [.E657]))+[.D65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5264650757">
            <text:p>134.5264650757</text:p>
          </table:table-cell>
          <table:table-cell table:number-columns-repeated="2"/>
          <table:table-cell office:value-type="float" office:value="1.4298800942">
            <text:p>1.4298800942</text:p>
          </table:table-cell>
          <table:table-cell office:value-type="float" office:value="1.4223512941">
            <text:p>1.4223512941</text:p>
          </table:table-cell>
          <table:table-cell table:formula="of:=(MAX (MIN ([.D658]; 1 - [.E658]); MIN (1 - [.D658]; [.E658]))+[.D658])/2" office:value-type="float" office:value="0.50376440005">
            <text:p>0.5037644001</text:p>
          </table:table-cell>
          <table:table-cell table:style-name="ce1"/>
          <table:table-cell/>
        </table:table-row>
        <table:table-row table:style-name="ro1">
          <table:table-cell office:value-type="float" office:value="134.5107466381">
            <text:p>134.5107466381</text:p>
          </table:table-cell>
          <table:table-cell table:number-columns-repeated="2"/>
          <table:table-cell office:value-type="float" office:value="1.4298002093">
            <text:p>1.4298002093</text:p>
          </table:table-cell>
          <table:table-cell office:value-type="float" office:value="1.4140817717">
            <text:p>1.4140817717</text:p>
          </table:table-cell>
          <table:table-cell table:formula="of:=(MAX (MIN ([.D659]; 1 - [.E659]); MIN (1 - [.D659]; [.E659]))+[.D659])/2" office:value-type="float" office:value="0.5078592188">
            <text:p>0.5078592188</text:p>
          </table:table-cell>
          <table:table-cell table:number-columns-repeated="2"/>
        </table:table-row>
        <table:table-row table:style-name="ro1">
          <table:table-cell office:value-type="float" office:value="134.4862308722">
            <text:p>134.4862308722</text:p>
          </table:table-cell>
          <table:table-cell table:number-columns-repeated="2"/>
          <table:table-cell office:value-type="float" office:value="1.4296386948">
            <text:p>1.4296386948</text:p>
          </table:table-cell>
          <table:table-cell office:value-type="float" office:value="1.4051229289">
            <text:p>1.4051229289</text:p>
          </table:table-cell>
          <table:table-cell table:formula="of:=(MAX (MIN ([.D660]; 1 - [.E660]); MIN (1 - [.D660]; [.E660]))+[.D660])/2" office:value-type="float" office:value="0.51225788295">
            <text:p>0.512257883</text:p>
          </table:table-cell>
          <table:table-cell table:number-columns-repeated="2"/>
        </table:table-row>
        <table:table-row table:style-name="ro1">
          <table:table-cell office:value-type="float" office:value="134.452309392">
            <text:p>134.452309392</text:p>
          </table:table-cell>
          <table:table-cell table:number-columns-repeated="2"/>
          <table:table-cell office:value-type="float" office:value="1.4293962715">
            <text:p>1.4293962715</text:p>
          </table:table-cell>
          <table:table-cell office:value-type="float" office:value="1.3954747912">
            <text:p>1.3954747912</text:p>
          </table:table-cell>
          <table:table-cell table:formula="of:=(MAX (MIN ([.D661]; 1 - [.E661]); MIN (1 - [.D661]; [.E661]))+[.D661])/2" office:value-type="float" office:value="0.51696074015">
            <text:p>0.5169607402</text:p>
          </table:table-cell>
          <table:table-cell table:number-columns-repeated="2"/>
        </table:table-row>
        <table:table-row table:style-name="ro1">
          <table:table-cell office:value-type="float" office:value="134.4083735884">
            <text:p>134.4083735884</text:p>
          </table:table-cell>
          <table:table-cell table:number-columns-repeated="2"/>
          <table:table-cell office:value-type="float" office:value="1.4290737093">
            <text:p>1.4290737093</text:p>
          </table:table-cell>
          <table:table-cell office:value-type="float" office:value="1.3851379058">
            <text:p>1.3851379058</text:p>
          </table:table-cell>
          <table:table-cell table:formula="of:=(MAX (MIN ([.D662]; 1 - [.E662]); MIN (1 - [.D662]; [.E662]))+[.D662])/2" office:value-type="float" office:value="0.52196790175">
            <text:p>0.5219679018</text:p>
          </table:table-cell>
          <table:table-cell table:number-columns-repeated="2"/>
        </table:table-row>
        <table:table-row table:style-name="ro1">
          <table:table-cell office:value-type="float" office:value="134.3538151797">
            <text:p>134.3538151797</text:p>
          </table:table-cell>
          <table:table-cell table:number-columns-repeated="2"/>
          <table:table-cell office:value-type="float" office:value="1.4286718269">
            <text:p>1.4286718269</text:p>
          </table:table-cell>
          <table:table-cell office:value-type="float" office:value="1.3741134183">
            <text:p>1.3741134183</text:p>
          </table:table-cell>
          <table:table-cell table:formula="of:=(MAX (MIN ([.D663]; 1 - [.E663]); MIN (1 - [.D663]; [.E663]))+[.D663])/2" office:value-type="float" office:value="0.5272792043">
            <text:p>0.5272792043</text:p>
          </table:table-cell>
          <table:table-cell table:number-columns-repeated="2"/>
        </table:table-row>
        <table:table-row table:style-name="ro1">
          <table:table-cell office:value-type="float" office:value="134.2880268446">
            <text:p>134.2880268446</text:p>
          </table:table-cell>
          <table:table-cell table:number-columns-repeated="2"/>
          <table:table-cell office:value-type="float" office:value="1.4281914906">
            <text:p>1.4281914906</text:p>
          </table:table-cell>
          <table:table-cell office:value-type="float" office:value="1.3624031555">
            <text:p>1.3624031555</text:p>
          </table:table-cell>
          <table:table-cell table:formula="of:=(MAX (MIN ([.D664]; 1 - [.E664]); MIN (1 - [.D664]; [.E664]))+[.D664])/2" office:value-type="float" office:value="0.53289416755">
            <text:p>0.5328941676</text:p>
          </table:table-cell>
          <table:table-cell table:number-columns-repeated="2"/>
        </table:table-row>
        <table:table-row table:style-name="ro1">
          <table:table-cell office:value-type="float" office:value="134.2104029429">
            <text:p>134.2104029429</text:p>
          </table:table-cell>
          <table:table-cell table:number-columns-repeated="2"/>
          <table:table-cell office:value-type="float" office:value="1.4276336143">
            <text:p>1.4276336143</text:p>
          </table:table-cell>
          <table:table-cell office:value-type="float" office:value="1.3500097126">
            <text:p>1.3500097126</text:p>
          </table:table-cell>
          <table:table-cell table:formula="of:=(MAX (MIN ([.D665]; 1 - [.E665]); MIN (1 - [.D665]; [.E665]))+[.D665])/2" office:value-type="float" office:value="0.53881195085">
            <text:p>0.5388119509</text:p>
          </table:table-cell>
          <table:table-cell table:number-columns-repeated="2"/>
        </table:table-row>
        <table:table-row table:style-name="ro1">
          <table:table-cell office:value-type="float" office:value="134.1203403289">
            <text:p>134.1203403289</text:p>
          </table:table-cell>
          <table:table-cell table:number-columns-repeated="2"/>
          <table:table-cell office:value-type="float" office:value="1.4269991584">
            <text:p>1.4269991584</text:p>
          </table:table-cell>
          <table:table-cell office:value-type="float" office:value="1.3369365443">
            <text:p>1.3369365443</text:p>
          </table:table-cell>
          <table:table-cell table:formula="of:=(MAX (MIN ([.D666]; 1 - [.E666]); MIN (1 - [.D666]; [.E666]))+[.D666])/2" office:value-type="float" office:value="0.54503130705">
            <text:p>0.5450313071</text:p>
          </table:table-cell>
          <table:table-cell table:number-columns-repeated="2"/>
        </table:table-row>
        <table:table-row table:style-name="ro1">
          <table:table-cell office:value-type="float" office:value="134.0172392614">
            <text:p>134.0172392614</text:p>
          </table:table-cell>
          <table:table-cell table:number-columns-repeated="2"/>
          <table:table-cell office:value-type="float" office:value="1.4262891292">
            <text:p>1.4262891292</text:p>
          </table:table-cell>
          <table:table-cell office:value-type="float" office:value="1.3231880618">
            <text:p>1.3231880618</text:p>
          </table:table-cell>
          <table:table-cell table:formula="of:=(MAX (MIN ([.D667]; 1 - [.E667]); MIN (1 - [.D667]; [.E667]))+[.D667])/2" office:value-type="float" office:value="0.5515505337">
            <text:p>0.5515505337</text:p>
          </table:table-cell>
          <table:table-cell table:number-columns-repeated="2"/>
        </table:table-row>
        <table:table-row table:style-name="ro1">
          <table:table-cell office:value-type="float" office:value="133.9005044161">
            <text:p>133.9005044161</text:p>
          </table:table-cell>
          <table:table-cell table:number-columns-repeated="2"/>
          <table:table-cell office:value-type="float" office:value="1.4255045785">
            <text:p>1.4255045785</text:p>
          </table:table-cell>
          <table:table-cell office:value-type="float" office:value="1.3087697331">
            <text:p>1.3087697331</text:p>
          </table:table-cell>
          <table:table-cell table:formula="of:=(MAX (MIN ([.D668]; 1 - [.E668]); MIN (1 - [.D668]; [.E668]))+[.D668])/2" office:value-type="float" office:value="0.5583674227">
            <text:p>0.5583674227</text:p>
          </table:table-cell>
          <table:table-cell table:number-columns-repeated="2"/>
        </table:table-row>
        <table:table-row table:style-name="ro1">
          <table:table-cell office:value-type="float" office:value="133.769546002">
            <text:p>133.769546002</text:p>
          </table:table-cell>
          <table:table-cell table:number-columns-repeated="2"/>
          <table:table-cell office:value-type="float" office:value="1.4246466019">
            <text:p>1.4246466019</text:p>
          </table:table-cell>
          <table:table-cell office:value-type="float" office:value="1.2936881878">
            <text:p>1.2936881878</text:p>
          </table:table-cell>
          <table:table-cell table:formula="of:=(MAX (MIN ([.D669]; 1 - [.E669]); MIN (1 - [.D669]; [.E669]))+[.D669])/2" office:value-type="float" office:value="0.56547920705">
            <text:p>0.5654792071</text:p>
          </table:table-cell>
          <table:table-cell table:number-columns-repeated="2"/>
        </table:table-row>
        <table:table-row table:style-name="ro1">
          <table:table-cell office:value-type="float" office:value="133.6237809884">
            <text:p>133.6237809884</text:p>
          </table:table-cell>
          <table:table-cell table:number-columns-repeated="2"/>
          <table:table-cell office:value-type="float" office:value="1.423716339">
            <text:p>1.423716339</text:p>
          </table:table-cell>
          <table:table-cell office:value-type="float" office:value="1.2779513255">
            <text:p>1.2779513255</text:p>
          </table:table-cell>
          <table:table-cell table:formula="of:=(MAX (MIN ([.D670]; 1 - [.E670]); MIN (1 - [.D670]; [.E670]))+[.D670])/2" office:value-type="float" office:value="0.57288250675">
            <text:p>0.5728825068</text:p>
          </table:table-cell>
          <table:table-cell table:number-columns-repeated="2"/>
        </table:table-row>
        <table:table-row table:style-name="ro1">
          <table:table-cell office:value-type="float" office:value="133.462634445">
            <text:p>133.462634445</text:p>
          </table:table-cell>
          <table:table-cell table:number-columns-repeated="2"/>
          <table:table-cell office:value-type="float" office:value="1.4227149718">
            <text:p>1.4227149718</text:p>
          </table:table-cell>
          <table:table-cell office:value-type="float" office:value="1.2615684284">
            <text:p>1.2615684284</text:p>
          </table:table-cell>
          <table:table-cell table:formula="of:=(MAX (MIN ([.D671]; 1 - [.E671]); MIN (1 - [.D671]; [.E671]))+[.D671])/2" office:value-type="float" office:value="0.5805732717">
            <text:p>0.5805732717</text:p>
          </table:table-cell>
          <table:table-cell table:number-columns-repeated="2"/>
        </table:table-row>
        <table:table-row table:style-name="ro1">
          <table:table-cell office:value-type="float" office:value="133.2855409966">
            <text:p>133.2855409966</text:p>
          </table:table-cell>
          <table:table-cell table:number-columns-repeated="2"/>
          <table:table-cell office:value-type="float" office:value="1.421643724">
            <text:p>1.421643724</text:p>
          </table:table-cell>
          <table:table-cell office:value-type="float" office:value="1.2445502756">
            <text:p>1.2445502756</text:p>
          </table:table-cell>
          <table:table-cell table:formula="of:=(MAX (MIN ([.D672]; 1 - [.E672]); MIN (1 - [.D672]; [.E672]))+[.D672])/2" office:value-type="float" office:value="0.5885467242">
            <text:p>0.5885467242</text:p>
          </table:table-cell>
          <table:table-cell table:number-columns-repeated="2"/>
        </table:table-row>
        <table:table-row table:style-name="ro1">
          <table:table-cell office:value-type="float" office:value="133.0919463987">
            <text:p>133.0919463987</text:p>
          </table:table-cell>
          <table:table-cell table:number-columns-repeated="2"/>
          <table:table-cell office:value-type="float" office:value="1.4205038598">
            <text:p>1.4205038598</text:p>
          </table:table-cell>
          <table:table-cell office:value-type="float" office:value="1.2269092619">
            <text:p>1.2269092619</text:p>
          </table:table-cell>
          <table:table-cell table:formula="of:=(MAX (MIN ([.D673]; 1 - [.E673]); MIN (1 - [.D673]; [.E673]))+[.D673])/2" office:value-type="float" office:value="0.59679729895">
            <text:p>0.596797299</text:p>
          </table:table-cell>
          <table:table-cell table:number-columns-repeated="2"/>
        </table:table-row>
        <table:table-row table:style-name="ro1">
          <table:table-cell office:value-type="float" office:value="132.8813092329">
            <text:p>132.8813092329</text:p>
          </table:table-cell>
          <table:table-cell table:number-columns-repeated="2"/>
          <table:table-cell office:value-type="float" office:value="1.4192966833">
            <text:p>1.4192966833</text:p>
          </table:table-cell>
          <table:table-cell office:value-type="float" office:value="1.2086595176">
            <text:p>1.2086595176</text:p>
          </table:table-cell>
          <table:table-cell table:formula="of:=(MAX (MIN ([.D674]; 1 - [.E674]); MIN (1 - [.D674]; [.E674]))+[.D674])/2" office:value-type="float" office:value="0.60531858285">
            <text:p>0.6053185829</text:p>
          </table:table-cell>
          <table:table-cell table:number-columns-repeated="2"/>
        </table:table-row>
        <table:table-row table:style-name="ro1">
          <table:table-cell office:value-type="float" office:value="132.6531027262">
            <text:p>132.6531027262</text:p>
          </table:table-cell>
          <table:table-cell table:number-columns-repeated="2"/>
          <table:table-cell office:value-type="float" office:value="1.4180235372">
            <text:p>1.4180235372</text:p>
          </table:table-cell>
          <table:table-cell office:value-type="float" office:value="1.1898170304">
            <text:p>1.1898170304</text:p>
          </table:table-cell>
          <table:table-cell table:formula="of:=(MAX (MIN ([.D675]; 1 - [.E675]); MIN (1 - [.D675]; [.E675]))+[.D675])/2" office:value-type="float" office:value="0.6141032534">
            <text:p>0.6141032534</text:p>
          </table:table-cell>
          <table:table-cell table:number-columns-repeated="2"/>
        </table:table-row>
        <table:table-row table:style-name="ro1">
          <table:table-cell office:value-type="float" office:value="132.4068166936">
            <text:p>132.4068166936</text:p>
          </table:table-cell>
          <table:table-cell table:number-columns-repeated="2"/>
          <table:table-cell office:value-type="float" office:value="1.4166858015">
            <text:p>1.4166858015</text:p>
          </table:table-cell>
          <table:table-cell office:value-type="float" office:value="1.1703997689">
            <text:p>1.1703997689</text:p>
          </table:table-cell>
          <table:table-cell table:formula="of:=(MAX (MIN ([.D676]; 1 - [.E676]); MIN (1 - [.D676]; [.E676]))+[.D676])/2" office:value-type="float" office:value="0.6231430163">
            <text:p>0.6231430163</text:p>
          </table:table-cell>
          <table:table-cell table:number-columns-repeated="2"/>
        </table:table-row>
        <table:table-row table:style-name="ro1">
          <table:table-cell office:value-type="float" office:value="132.1419596069">
            <text:p>132.1419596069</text:p>
          </table:table-cell>
          <table:table-cell table:number-columns-repeated="2"/>
          <table:table-cell office:value-type="float" office:value="1.4152848928">
            <text:p>1.4152848928</text:p>
          </table:table-cell>
          <table:table-cell office:value-type="float" office:value="1.1504278061">
            <text:p>1.1504278061</text:p>
          </table:table-cell>
          <table:table-cell table:formula="of:=(MAX (MIN ([.D677]; 1 - [.E677]); MIN (1 - [.D677]; [.E677]))+[.D677])/2" office:value-type="float" office:value="0.63242854335">
            <text:p>0.6324285434</text:p>
          </table:table-cell>
          <table:table-cell table:number-columns-repeated="2"/>
        </table:table-row>
        <table:table-row table:style-name="ro1">
          <table:table-cell office:value-type="float" office:value="131.8580607875">
            <text:p>131.8580607875</text:p>
          </table:table-cell>
          <table:table-cell table:number-columns-repeated="2"/>
          <table:table-cell office:value-type="float" office:value="1.4138222628">
            <text:p>1.4138222628</text:p>
          </table:table-cell>
          <table:table-cell office:value-type="float" office:value="1.1299234434">
            <text:p>1.1299234434</text:p>
          </table:table-cell>
          <table:table-cell table:formula="of:=(MAX (MIN ([.D678]; 1 - [.E678]); MIN (1 - [.D678]; [.E678]))+[.D678])/2" office:value-type="float" office:value="0.6419494097">
            <text:p>0.6419494097</text:p>
          </table:table-cell>
          <table:table-cell table:number-columns-repeated="2"/>
        </table:table-row>
        <table:table-row table:style-name="ro1">
          <table:table-cell office:value-type="float" office:value="131.5546727233">
            <text:p>131.5546727233</text:p>
          </table:table-cell>
          <table:table-cell table:number-columns-repeated="2"/>
          <table:table-cell office:value-type="float" office:value="1.4122993975">
            <text:p>1.4122993975</text:p>
          </table:table-cell>
          <table:table-cell office:value-type="float" office:value="1.1089113332">
            <text:p>1.1089113332</text:p>
          </table:table-cell>
          <table:table-cell table:formula="of:=(MAX (MIN ([.D679]; 1 - [.E679]); MIN (1 - [.D679]; [.E679]))+[.D679])/2" office:value-type="float" office:value="0.65169403215">
            <text:p>0.6516940322</text:p>
          </table:table-cell>
          <table:table-cell table:number-columns-repeated="2"/>
        </table:table-row>
        <table:table-row table:style-name="ro1">
          <table:table-cell office:value-type="float" office:value="131.231373508">
            <text:p>131.231373508</text:p>
          </table:table-cell>
          <table:table-cell table:number-columns-repeated="2"/>
          <table:table-cell office:value-type="float" office:value="1.4107178154">
            <text:p>1.4107178154</text:p>
          </table:table-cell>
          <table:table-cell office:value-type="float" office:value="1.0874186002">
            <text:p>1.0874186002</text:p>
          </table:table-cell>
          <table:table-cell table:formula="of:=(MAX (MIN ([.D680]; 1 - [.E680]); MIN (1 - [.D680]; [.E680]))+[.D680])/2" office:value-type="float" office:value="0.6616496076">
            <text:p>0.6616496076</text:p>
          </table:table-cell>
          <table:table-cell table:number-columns-repeated="2"/>
        </table:table-row>
        <table:table-row table:style-name="ro1">
          <table:table-cell office:value-type="float" office:value="130.8877694013">
            <text:p>130.8877694013</text:p>
          </table:table-cell>
          <table:table-cell table:number-columns-repeated="2"/>
          <table:table-cell office:value-type="float" office:value="1.4090790669">
            <text:p>1.4090790669</text:p>
          </table:table-cell>
          <table:table-cell office:value-type="float" office:value="1.0654749602">
            <text:p>1.0654749602</text:p>
          </table:table-cell>
          <table:table-cell table:formula="of:=(MAX (MIN ([.D681]; 1 - [.E681]); MIN (1 - [.D681]; [.E681]))+[.D681])/2" office:value-type="float" office:value="0.67180205335">
            <text:p>0.6718020534</text:p>
          </table:table-cell>
          <table:table-cell table:number-columns-repeated="2"/>
        </table:table-row>
        <table:table-row table:style-name="ro1">
          <table:table-cell office:value-type="float" office:value="130.5234975039">
            <text:p>130.5234975039</text:p>
          </table:table-cell>
          <table:table-cell table:number-columns-repeated="2"/>
          <table:table-cell office:value-type="float" office:value="1.4073847326">
            <text:p>1.4073847326</text:p>
          </table:table-cell>
          <table:table-cell office:value-type="float" office:value="1.0431128352">
            <text:p>1.0431128352</text:p>
          </table:table-cell>
          <table:table-cell table:formula="of:=(MAX (MIN ([.D682]; 1 - [.E682]); MIN (1 - [.D682]; [.E682]))+[.D682])/2" office:value-type="float" office:value="0.6821359487">
            <text:p>0.6821359487</text:p>
          </table:table-cell>
          <table:table-cell table:number-columns-repeated="2"/>
        </table:table-row>
        <table:table-row table:style-name="ro1">
          <table:table-cell office:value-type="float" office:value="130.1382285461">
            <text:p>130.1382285461</text:p>
          </table:table-cell>
          <table:table-cell table:number-columns-repeated="2"/>
          <table:table-cell office:value-type="float" office:value="1.4056364222">
            <text:p>1.4056364222</text:p>
          </table:table-cell>
          <table:table-cell office:value-type="float" office:value="1.0203674644">
            <text:p>1.0203674644</text:p>
          </table:table-cell>
          <table:table-cell table:formula="of:=(MAX (MIN ([.D683]; 1 - [.E683]); MIN (1 - [.D683]; [.E683]))+[.D683])/2" office:value-type="float" office:value="0.6926344789">
            <text:p>0.6926344789</text:p>
          </table:table-cell>
          <table:table-cell table:number-columns-repeated="2"/>
        </table:table-row>
        <table:table-row table:style-name="ro1">
          <table:table-cell office:value-type="float" office:value="129.7316697827">
            <text:p>129.7316697827</text:p>
          </table:table-cell>
          <table:table-cell table:number-columns-repeated="2"/>
          <table:table-cell office:value-type="float" office:value="1.4038357729">
            <text:p>1.4038357729</text:p>
          </table:table-cell>
          <table:table-cell office:value-type="float" office:value="0.9972770095">
            <text:p>0.9972770095</text:p>
          </table:table-cell>
          <table:table-cell table:formula="of:=(MAX (MIN ([.D684]; 1 - [.E684]); MIN (1 - [.D684]; [.E684]))+[.D684])/2" office:value-type="float" office:value="0.7032793817">
            <text:p>0.7032793817</text:p>
          </table:table-cell>
          <table:table-cell table:number-columns-repeated="2"/>
        </table:table-row>
        <table:table-row table:style-name="ro1">
          <table:table-cell office:value-type="float" office:value="129.3035679873">
            <text:p>129.3035679873</text:p>
          </table:table-cell>
          <table:table-cell table:number-columns-repeated="2"/>
          <table:table-cell office:value-type="float" office:value="1.4019844487">
            <text:p>1.4019844487</text:p>
          </table:table-cell>
          <table:table-cell office:value-type="float" office:value="0.9738826533">
            <text:p>0.9738826533</text:p>
          </table:table-cell>
          <table:table-cell table:formula="of:=(MAX (MIN ([.D685]; 1 - [.E685]); MIN (1 - [.D685]; [.E685]))+[.D685])/2" office:value-type="float" office:value="0.7140508977">
            <text:p>0.7140508977</text:p>
          </table:table-cell>
          <table:table-cell table:number-columns-repeated="2"/>
        </table:table-row>
        <table:table-row table:style-name="ro1">
          <table:table-cell office:value-type="float" office:value="128.8537125397">
            <text:p>128.8537125397</text:p>
          </table:table-cell>
          <table:table-cell table:number-columns-repeated="2"/>
          <table:table-cell office:value-type="float" office:value="1.4000841384">
            <text:p>1.4000841384</text:p>
          </table:table-cell>
          <table:table-cell office:value-type="float" office:value="0.9502286907">
            <text:p>0.9502286907</text:p>
          </table:table-cell>
          <table:table-cell table:formula="of:=(MAX (MIN ([.D686]; 1 - [.E686]); MIN (1 - [.D686]; [.E686]))+[.D686])/2" office:value-type="float" office:value="0.72492772385">
            <text:p>0.7249277239</text:p>
          </table:table-cell>
          <table:table-cell table:number-columns-repeated="2"/>
        </table:table-row>
        <table:table-row table:style-name="ro1">
          <table:table-cell office:value-type="float" office:value="128.3819385957">
            <text:p>128.3819385957</text:p>
          </table:table-cell>
          <table:table-cell table:number-columns-repeated="2"/>
          <table:table-cell office:value-type="float" office:value="1.3981365544">
            <text:p>1.3981365544</text:p>
          </table:table-cell>
          <table:table-cell office:value-type="float" office:value="0.9263626105">
            <text:p>0.9263626105</text:p>
          </table:table-cell>
          <table:table-cell table:formula="of:=(MAX (MIN ([.D687]; 1 - [.E687]); MIN (1 - [.D687]; [.E687]))+[.D687])/2" office:value-type="float" office:value="0.73588697195">
            <text:p>0.735886972</text:p>
          </table:table-cell>
          <table:table-cell table:number-columns-repeated="2"/>
        </table:table-row>
        <table:table-row table:style-name="ro1">
          <table:table-cell office:value-type="float" office:value="127.8881303308">
            <text:p>127.8881303308</text:p>
          </table:table-cell>
          <table:table-cell table:number-columns-repeated="2"/>
          <table:table-cell office:value-type="float" office:value="1.3961434317">
            <text:p>1.3961434317</text:p>
          </table:table-cell>
          <table:table-cell office:value-type="float" office:value="0.9023351668">
            <text:p>0.9023351668</text:p>
          </table:table-cell>
          <table:table-cell table:formula="of:=(MAX (MIN ([.D688]; 1 - [.E688]); MIN (1 - [.D688]; [.E688]))+[.D688])/2" office:value-type="float" office:value="0.74690413245">
            <text:p>0.7469041325</text:p>
          </table:table-cell>
          <table:table-cell table:number-columns-repeated="2"/>
        </table:table-row>
        <table:table-row table:style-name="ro1">
          <table:table-cell office:value-type="float" office:value="127.372224244">
            <text:p>127.372224244</text:p>
          </table:table-cell>
          <table:table-cell table:number-columns-repeated="2"/>
          <table:table-cell office:value-type="float" office:value="1.3941065261">
            <text:p>1.3941065261</text:p>
          </table:table-cell>
          <table:table-cell office:value-type="float" office:value="0.8782004392">
            <text:p>0.8782004392</text:p>
          </table:table-cell>
          <table:table-cell table:formula="of:=(MAX (MIN ([.D689]; 1 - [.E689]); MIN (1 - [.D689]; [.E689]))+[.D689])/2" office:value-type="float" office:value="0.75795304345">
            <text:p>0.7579530435</text:p>
          </table:table-cell>
          <table:table-cell table:number-columns-repeated="2"/>
        </table:table-row>
        <table:table-row table:style-name="ro1">
          <table:table-cell office:value-type="float" office:value="126.8342125103">
            <text:p>126.8342125103</text:p>
          </table:table-cell>
          <table:table-cell table:number-columns-repeated="2"/>
          <table:table-cell office:value-type="float" office:value="1.3920276127">
            <text:p>1.3920276127</text:p>
          </table:table-cell>
          <table:table-cell office:value-type="float" office:value="0.854015879">
            <text:p>0.854015879</text:p>
          </table:table-cell>
          <table:table-cell table:formula="of:=(MAX (MIN ([.D690]; 1 - [.E690]); MIN (1 - [.D690]; [.E690]))+[.D690])/2" office:value-type="float" office:value="0.76900586685">
            <text:p>0.7690058669</text:p>
          </table:table-cell>
          <table:table-cell table:number-columns-repeated="2"/>
        </table:table-row>
        <table:table-row table:style-name="ro1">
          <table:table-cell office:value-type="float" office:value="126.2741463668">
            <text:p>126.2741463668</text:p>
          </table:table-cell>
          <table:table-cell table:number-columns-repeated="2"/>
          <table:table-cell office:value-type="float" office:value="1.3899084849">
            <text:p>1.3899084849</text:p>
          </table:table-cell>
          <table:table-cell office:value-type="float" office:value="0.8298423414">
            <text:p>0.8298423414</text:p>
          </table:table-cell>
          <table:table-cell table:formula="of:=(MAX (MIN ([.D691]; 1 - [.E691]); MIN (1 - [.D691]; [.E691]))+[.D691])/2" office:value-type="float" office:value="0.78003307175">
            <text:p>0.7800330718</text:p>
          </table:table-cell>
          <table:table-cell table:number-columns-repeated="2"/>
        </table:table-row>
        <table:table-row table:style-name="ro1">
          <table:table-cell office:value-type="float" office:value="125.692139516">
            <text:p>125.692139516</text:p>
          </table:table-cell>
          <table:table-cell table:number-columns-repeated="2"/>
          <table:table-cell office:value-type="float" office:value="1.387750953">
            <text:p>1.387750953</text:p>
          </table:table-cell>
          <table:table-cell office:value-type="float" office:value="0.8057441021">
            <text:p>0.8057441021</text:p>
          </table:table-cell>
          <table:table-cell table:formula="of:=(MAX (MIN ([.D692]; 1 - [.E692]); MIN (1 - [.D692]; [.E692]))+[.D692])/2" office:value-type="float" office:value="0.79100342545">
            <text:p>0.7910034255</text:p>
          </table:table-cell>
          <table:table-cell table:number-columns-repeated="2"/>
        </table:table-row>
        <table:table-row table:style-name="ro1">
          <table:table-cell office:value-type="float" office:value="125.0883715293">
            <text:p>125.0883715293</text:p>
          </table:table-cell>
          <table:table-cell table:number-columns-repeated="2"/>
          <table:table-cell office:value-type="float" office:value="1.3855568421">
            <text:p>1.3855568421</text:p>
          </table:table-cell>
          <table:table-cell office:value-type="float" office:value="0.7817888555">
            <text:p>0.7817888555</text:p>
          </table:table-cell>
          <table:table-cell table:formula="of:=(MAX (MIN ([.D693]; 1 - [.E693]); MIN (1 - [.D693]; [.E693]))+[.D693])/2" office:value-type="float" office:value="0.8018839933">
            <text:p>0.8018839933</text:p>
          </table:table-cell>
          <table:table-cell table:number-columns-repeated="2"/>
        </table:table-row>
        <table:table-row table:style-name="ro1">
          <table:table-cell office:value-type="float" office:value="124.463091232">
            <text:p>124.463091232</text:p>
          </table:table-cell>
          <table:table-cell table:number-columns-repeated="2"/>
          <table:table-cell office:value-type="float" office:value="1.3833279916">
            <text:p>1.3833279916</text:p>
          </table:table-cell>
          <table:table-cell office:value-type="float" office:value="0.7580476943">
            <text:p>0.7580476943</text:p>
          </table:table-cell>
          <table:table-cell table:formula="of:=(MAX (MIN ([.D694]; 1 - [.E694]); MIN (1 - [.D694]; [.E694]))+[.D694])/2" office:value-type="float" office:value="0.81264014865">
            <text:p>0.8126401487</text:p>
          </table:table-cell>
          <table:table-cell table:number-columns-repeated="2"/>
        </table:table-row>
        <table:table-row table:style-name="ro1">
          <table:table-cell office:value-type="float" office:value="123.8166200481">
            <text:p>123.8166200481</text:p>
          </table:table-cell>
          <table:table-cell table:number-columns-repeated="2"/>
          <table:table-cell office:value-type="float" office:value="1.381066253">
            <text:p>1.381066253</text:p>
          </table:table-cell>
          <table:table-cell office:value-type="float" office:value="0.7345950691">
            <text:p>0.7345950691</text:p>
          </table:table-cell>
          <table:table-cell table:formula="of:=(MAX (MIN ([.D695]; 1 - [.E695]); MIN (1 - [.D695]; [.E695]))+[.D695])/2" office:value-type="float" office:value="0.82323559195">
            <text:p>0.823235592</text:p>
          </table:table-cell>
          <table:table-cell table:number-columns-repeated="2"/>
        </table:table-row>
        <table:table-row table:style-name="ro1">
          <table:table-cell office:value-type="float" office:value="123.149355284">
            <text:p>123.149355284</text:p>
          </table:table-cell>
          <table:table-cell table:number-columns-repeated="2"/>
          <table:table-cell office:value-type="float" office:value="1.3787734891">
            <text:p>1.3787734891</text:p>
          </table:table-cell>
          <table:table-cell office:value-type="float" office:value="0.711508725">
            <text:p>0.711508725</text:p>
          </table:table-cell>
          <table:table-cell table:formula="of:=(MAX (MIN ([.D696]; 1 - [.E696]); MIN (1 - [.D696]; [.E696]))+[.D696])/2" office:value-type="float" office:value="0.83363238205">
            <text:p>0.8336323821</text:p>
          </table:table-cell>
          <table:table-cell table:number-columns-repeated="2"/>
        </table:table-row>
        <table:table-row table:style-name="ro1">
          <table:table-cell office:value-type="float" office:value="122.4617733272">
            <text:p>122.4617733272</text:p>
          </table:table-cell>
          <table:table-cell table:number-columns-repeated="2"/>
          <table:table-cell office:value-type="float" office:value="1.3764515721">
            <text:p>1.3764515721</text:p>
          </table:table-cell>
          <table:table-cell office:value-type="float" office:value="0.6888696153">
            <text:p>0.6888696153</text:p>
          </table:table-cell>
          <table:table-cell table:formula="of:=(MAX (MIN ([.D697]; 1 - [.E697]); MIN (1 - [.D697]; [.E697]))+[.D697])/2" office:value-type="float" office:value="0.8437909784">
            <text:p>0.8437909784</text:p>
          </table:table-cell>
          <table:table-cell table:number-columns-repeated="2"/>
        </table:table-row>
        <table:table-row table:style-name="ro1">
          <table:table-cell office:value-type="float" office:value="121.7544327349">
            <text:p>121.7544327349</text:p>
          </table:table-cell>
          <table:table-cell table:number-columns-repeated="2"/>
          <table:table-cell office:value-type="float" office:value="1.3741023823">
            <text:p>1.3741023823</text:p>
          </table:table-cell>
          <table:table-cell office:value-type="float" office:value="0.66676179">
            <text:p>0.66676179</text:p>
          </table:table-cell>
          <table:table-cell table:formula="of:=(MAX (MIN ([.D698]; 1 - [.E698]); MIN (1 - [.D698]; [.E698]))+[.D698])/2" office:value-type="float" office:value="0.85367029615">
            <text:p>0.8536702962</text:p>
          </table:table-cell>
          <table:table-cell table:number-columns-repeated="2"/>
        </table:table-row>
        <table:table-row table:style-name="ro1">
          <table:table-cell office:value-type="float" office:value="121.027977186">
            <text:p>121.027977186</text:p>
          </table:table-cell>
          <table:table-cell table:number-columns-repeated="2"/>
          <table:table-cell office:value-type="float" office:value="1.3717278071">
            <text:p>1.3717278071</text:p>
          </table:table-cell>
          <table:table-cell office:value-type="float" office:value="0.6452722583">
            <text:p>0.6452722583</text:p>
          </table:table-cell>
          <table:table-cell table:formula="of:=(MAX (MIN ([.D699]; 1 - [.E699]); MIN (1 - [.D699]; [.E699]))+[.D699])/2" office:value-type="float" office:value="0.8632277744">
            <text:p>0.8632277744</text:p>
          </table:table-cell>
          <table:table-cell table:number-columns-repeated="2"/>
        </table:table-row>
        <table:table-row table:style-name="ro1">
          <table:table-cell office:value-type="float" office:value="120.2831382694">
            <text:p>120.2831382694</text:p>
          </table:table-cell>
          <table:table-cell table:number-columns-repeated="2"/>
          <table:table-cell office:value-type="float" office:value="1.3693297392">
            <text:p>1.3693297392</text:p>
          </table:table-cell>
          <table:table-cell office:value-type="float" office:value="0.6244908225">
            <text:p>0.6244908225</text:p>
          </table:table-cell>
          <table:table-cell table:formula="of:=(MAX (MIN ([.D700]; 1 - [.E700]); MIN (1 - [.D700]; [.E700]))+[.D700])/2" office:value-type="float" office:value="0.87241945835">
            <text:p>0.8724194584</text:p>
          </table:table-cell>
          <table:table-cell table:number-columns-repeated="2"/>
        </table:table-row>
        <table:table-row table:style-name="ro1">
          <table:table-cell office:value-type="float" office:value="119.5207380785">
            <text:p>119.5207380785</text:p>
          </table:table-cell>
          <table:table-cell table:number-columns-repeated="2"/>
          <table:table-cell office:value-type="float" office:value="1.366910075">
            <text:p>1.366910075</text:p>
          </table:table-cell>
          <table:table-cell office:value-type="float" office:value="0.604509884">
            <text:p>0.604509884</text:p>
          </table:table-cell>
          <table:table-cell table:formula="of:=(MAX (MIN ([.D701]; 1 - [.E701]); MIN (1 - [.D701]; [.E701]))+[.D701])/2" office:value-type="float" office:value="0.8812000955">
            <text:p>0.8812000955</text:p>
          </table:table-cell>
          <table:table-cell table:number-columns-repeated="2"/>
        </table:table-row>
        <table:table-row table:style-name="ro1">
          <table:table-cell office:value-type="float" office:value="118.7416915827">
            <text:p>118.7416915827</text:p>
          </table:table-cell>
          <table:table-cell table:number-columns-repeated="2"/>
          <table:table-cell office:value-type="float" office:value="1.3644707139">
            <text:p>1.3644707139</text:p>
          </table:table-cell>
          <table:table-cell office:value-type="float" office:value="0.5854242181">
            <text:p>0.5854242181</text:p>
          </table:table-cell>
          <table:table-cell table:formula="of:=(MAX (MIN ([.D702]; 1 - [.E702]); MIN (1 - [.D702]; [.E702]))+[.D702])/2" office:value-type="float" office:value="0.8895232479">
            <text:p>0.8895232479</text:p>
          </table:table-cell>
          <table:table-cell table:number-columns-repeated="2"/>
        </table:table-row>
        <table:table-row table:style-name="ro1">
          <table:table-cell office:value-type="float" office:value="117.9470087446">
            <text:p>117.9470087446</text:p>
          </table:table-cell>
          <table:table-cell table:number-columns-repeated="2"/>
          <table:table-cell office:value-type="float" office:value="1.3620135565">
            <text:p>1.3620135565</text:p>
          </table:table-cell>
          <table:table-cell office:value-type="float" office:value="0.5673307185">
            <text:p>0.5673307185</text:p>
          </table:table-cell>
          <table:table-cell table:formula="of:=(MAX (MIN ([.D703]; 1 - [.E703]); MIN (1 - [.D703]; [.E703]))+[.D703])/2" office:value-type="float" office:value="0.897341419">
            <text:p>0.897341419</text:p>
          </table:table-cell>
          <table:table-cell table:number-columns-repeated="2"/>
        </table:table-row>
        <table:table-row table:style-name="ro1">
          <table:table-cell office:value-type="float" office:value="117.13779635">
            <text:p>117.13779635</text:p>
          </table:table-cell>
          <table:table-cell table:number-columns-repeated="2"/>
          <table:table-cell office:value-type="float" office:value="1.3595405034">
            <text:p>1.3595405034</text:p>
          </table:table-cell>
          <table:table-cell office:value-type="float" office:value="0.5503281087">
            <text:p>0.5503281087</text:p>
          </table:table-cell>
          <table:table-cell table:formula="of:=(MAX (MIN ([.D704]; 1 - [.E704]); MIN (1 - [.D704]; [.E704]))+[.D704])/2" office:value-type="float" office:value="0.90460619735">
            <text:p>0.9046061974</text:p>
          </table:table-cell>
          <table:table-cell table:number-columns-repeated="2"/>
        </table:table-row>
        <table:table-row table:style-name="ro1">
          <table:table-cell office:value-type="float" office:value="116.3152595184">
            <text:p>116.3152595184</text:p>
          </table:table-cell>
          <table:table-cell table:number-columns-repeated="2"/>
          <table:table-cell office:value-type="float" office:value="1.3570534536">
            <text:p>1.3570534536</text:p>
          </table:table-cell>
          <table:table-cell office:value-type="float" office:value="0.5345166219">
            <text:p>0.5345166219</text:p>
          </table:table-cell>
          <table:table-cell table:formula="of:=(MAX (MIN ([.D705]; 1 - [.E705]); MIN (1 - [.D705]; [.E705]))+[.D705])/2" office:value-type="float" office:value="0.91126841585">
            <text:p>0.9112684159</text:p>
          </table:table-cell>
          <table:table-cell table:number-columns-repeated="2"/>
        </table:table-row>
        <table:table-row table:style-name="ro1">
          <table:table-cell office:value-type="float" office:value="115.4807028607">
            <text:p>115.4807028607</text:p>
          </table:table-cell>
          <table:table-cell table:number-columns-repeated="2"/>
          <table:table-cell office:value-type="float" office:value="1.3545543036">
            <text:p>1.3545543036</text:p>
          </table:table-cell>
          <table:table-cell office:value-type="float" office:value="0.519997646">
            <text:p>0.519997646</text:p>
          </table:table-cell>
          <table:table-cell table:formula="of:=(MAX (MIN ([.D706]; 1 - [.E706]); MIN (1 - [.D706]; [.E706]))+[.D706])/2" office:value-type="float" office:value="0.9172783288">
            <text:p>0.9172783288</text:p>
          </table:table-cell>
          <table:table-cell table:number-columns-repeated="2"/>
        </table:table-row>
        <table:table-row table:style-name="ro1">
          <table:table-cell office:value-type="float" office:value="114.6355312503">
            <text:p>114.6355312503</text:p>
          </table:table-cell>
          <table:table-cell table:number-columns-repeated="2"/>
          <table:table-cell office:value-type="float" office:value="1.3520449462">
            <text:p>1.3520449462</text:p>
          </table:table-cell>
          <table:table-cell office:value-type="float" office:value="0.5068733357">
            <text:p>0.5068733357</text:p>
          </table:table-cell>
          <table:table-cell table:formula="of:=(MAX (MIN ([.D707]; 1 - [.E707]); MIN (1 - [.D707]; [.E707]))+[.D707])/2" office:value-type="float" office:value="0.92258580525">
            <text:p>0.9225858053</text:p>
          </table:table-cell>
          <table:table-cell table:number-columns-repeated="2"/>
        </table:table-row>
        <table:table-row table:style-name="ro1">
          <table:table-cell office:value-type="float" office:value="113.7812501724">
            <text:p>113.7812501724</text:p>
          </table:table-cell>
          <table:table-cell table:number-columns-repeated="2"/>
          <table:table-cell office:value-type="float" office:value="1.3495272685">
            <text:p>1.3495272685</text:p>
          </table:table-cell>
          <table:table-cell office:value-type="float" office:value="0.4952461906">
            <text:p>0.4952461906</text:p>
          </table:table-cell>
          <table:table-cell table:formula="of:=(MAX (MIN ([.D708]; 1 - [.E708]); MIN (1 - [.D708]; [.E708]))+[.D708])/2" office:value-type="float" office:value="0.92714053895">
            <text:p>0.927140539</text:p>
          </table:table-cell>
          <table:table-cell table:number-columns-repeated="2"/>
        </table:table-row>
        <table:table-row table:style-name="ro1">
          <table:table-cell office:value-type="float" office:value="112.91946562">
            <text:p>112.91946562</text:p>
          </table:table-cell>
          <table:table-cell table:number-columns-repeated="2"/>
          <table:table-cell office:value-type="float" office:value="1.3470031516">
            <text:p>1.3470031516</text:p>
          </table:table-cell>
          <table:table-cell office:value-type="float" office:value="0.4852185992">
            <text:p>0.4852185992</text:p>
          </table:table-cell>
          <table:table-cell table:formula="of:=(MAX (MIN ([.D709]; 1 - [.E709]); MIN (1 - [.D709]; [.E709]))+[.D709])/2" office:value-type="float" office:value="0.9308922762">
            <text:p>0.9308922762</text:p>
          </table:table-cell>
          <table:table-cell table:number-columns-repeated="2"/>
        </table:table-row>
        <table:table-row table:style-name="ro1">
          <table:table-cell office:value-type="float" office:value="112.0518835008">
            <text:p>112.0518835008</text:p>
          </table:table-cell>
          <table:table-cell table:number-columns-repeated="2"/>
          <table:table-cell office:value-type="float" office:value="1.3444744688">
            <text:p>1.3444744688</text:p>
          </table:table-cell>
          <table:table-cell office:value-type="float" office:value="0.4768923496">
            <text:p>0.4768923496</text:p>
          </table:table-cell>
          <table:table-cell table:formula="of:=(MAX (MIN ([.D710]; 1 - [.E710]); MIN (1 - [.D710]; [.E710]))+[.D710])/2" office:value-type="float" office:value="0.9337910596">
            <text:p>0.9337910596</text:p>
          </table:table-cell>
          <table:table-cell table:number-columns-repeated="2"/>
        </table:table-row>
        <table:table-row table:style-name="ro1">
          <table:table-cell office:value-type="float" office:value="111.1803085236">
            <text:p>111.1803085236</text:p>
          </table:table-cell>
          <table:table-cell table:number-columns-repeated="2"/>
          <table:table-cell office:value-type="float" office:value="1.3419430845">
            <text:p>1.3419430845</text:p>
          </table:table-cell>
          <table:table-cell office:value-type="float" office:value="0.4703681073">
            <text:p>0.4703681073</text:p>
          </table:table-cell>
          <table:table-cell table:formula="of:=(MAX (MIN ([.D711]; 1 - [.E711]); MIN (1 - [.D711]; [.E711]))+[.D711])/2" office:value-type="float" office:value="0.9357874886">
            <text:p>0.9357874886</text:p>
          </table:table-cell>
          <table:table-cell table:number-columns-repeated="2"/>
        </table:table-row>
        <table:table-row table:style-name="ro1">
          <table:table-cell office:value-type="float" office:value="110.3066425318">
            <text:p>110.3066425318</text:p>
          </table:table-cell>
          <table:table-cell table:number-columns-repeated="2"/>
          <table:table-cell office:value-type="float" office:value="1.3394108534">
            <text:p>1.3394108534</text:p>
          </table:table-cell>
          <table:table-cell office:value-type="float" office:value="0.4657448616">
            <text:p>0.4657448616</text:p>
          </table:table-cell>
          <table:table-cell table:formula="of:=(MAX (MIN ([.D712]; 1 - [.E712]); MIN (1 - [.D712]; [.E712]))+[.D712])/2" office:value-type="float" office:value="0.9368329959">
            <text:p>0.9368329959</text:p>
          </table:table-cell>
          <table:table-cell table:number-columns-repeated="2"/>
        </table:table-row>
        <table:table-row table:style-name="ro1">
          <table:table-cell office:value-type="float" office:value="109.4328822538">
            <text:p>109.4328822538</text:p>
          </table:table-cell>
          <table:table-cell table:number-columns-repeated="2"/>
          <table:table-cell office:value-type="float" office:value="1.336879619">
            <text:p>1.336879619</text:p>
          </table:table-cell>
          <table:table-cell office:value-type="float" office:value="0.4631193409">
            <text:p>0.4631193409</text:p>
          </table:table-cell>
          <table:table-cell table:formula="of:=(MAX (MIN ([.D713]; 1 - [.E713]); MIN (1 - [.D713]; [.E713]))+[.D713])/2" office:value-type="float" office:value="0.93688013905">
            <text:p>0.9368801391</text:p>
          </table:table-cell>
          <table:table-cell table:number-columns-repeated="2"/>
        </table:table-row>
        <table:table-row table:style-name="ro1">
          <table:table-cell office:value-type="float" office:value="108.5611164406">
            <text:p>108.5611164406</text:p>
          </table:table-cell>
          <table:table-cell table:number-columns-repeated="2"/>
          <table:table-cell office:value-type="float" office:value="1.3343512125">
            <text:p>1.3343512125</text:p>
          </table:table-cell>
          <table:table-cell office:value-type="float" office:value="0.4625853993">
            <text:p>0.4625853993</text:p>
          </table:table-cell>
          <table:table-cell table:formula="of:=(MAX (MIN ([.D714]; 1 - [.E714]); MIN (1 - [.D714]; [.E714]))+[.D714])/2" office:value-type="float" office:value="0.9358829066">
            <text:p>0.9358829066</text:p>
          </table:table-cell>
          <table:table-cell table:number-columns-repeated="2"/>
        </table:table-row>
        <table:table-row table:style-name="ro1">
          <table:table-cell office:value-type="float" office:value="107.6935223652">
            <text:p>107.6935223652</text:p>
          </table:table-cell>
          <table:table-cell table:number-columns-repeated="2"/>
          <table:table-cell office:value-type="float" office:value="1.3318274521">
            <text:p>1.3318274521</text:p>
          </table:table-cell>
          <table:table-cell office:value-type="float" office:value="0.4642333767">
            <text:p>0.4642333767</text:p>
          </table:table-cell>
          <table:table-cell table:formula="of:=(MAX (MIN ([.D715]; 1 - [.E715]); MIN (1 - [.D715]; [.E715]))+[.D715])/2" office:value-type="float" office:value="0.9337970377">
            <text:p>0.9337970377</text:p>
          </table:table-cell>
          <table:table-cell table:number-columns-repeated="2"/>
        </table:table-row>
        <table:table-row table:style-name="ro1">
          <table:table-cell office:value-type="float" office:value="106.8323616574">
            <text:p>106.8323616574</text:p>
          </table:table-cell>
          <table:table-cell table:number-columns-repeated="2"/>
          <table:table-cell office:value-type="float" office:value="1.3293101417">
            <text:p>1.3293101417</text:p>
          </table:table-cell>
          <table:table-cell office:value-type="float" office:value="0.4681494339">
            <text:p>0.4681494339</text:p>
          </table:table-cell>
          <table:table-cell table:formula="of:=(MAX (MIN ([.D716]; 1 - [.E716]); MIN (1 - [.D716]; [.E716]))+[.D716])/2" office:value-type="float" office:value="0.9305803539">
            <text:p>0.9305803539</text:p>
          </table:table-cell>
          <table:table-cell table:number-columns-repeated="2"/>
        </table:table-row>
        <table:table-row table:style-name="ro1">
          <table:table-cell office:value-type="float" office:value="105.9799754536">
            <text:p>105.9799754536</text:p>
          </table:table-cell>
          <table:table-cell table:number-columns-repeated="2"/>
          <table:table-cell office:value-type="float" office:value="1.3268010699">
            <text:p>1.3268010699</text:p>
          </table:table-cell>
          <table:table-cell office:value-type="float" office:value="0.4744148661">
            <text:p>0.4744148661</text:p>
          </table:table-cell>
          <table:table-cell table:formula="of:=(MAX (MIN ([.D717]; 1 - [.E717]); MIN (1 - [.D717]; [.E717]))+[.D717])/2" office:value-type="float" office:value="0.9261931019">
            <text:p>0.9261931019</text:p>
          </table:table-cell>
          <table:table-cell table:number-columns-repeated="2"/>
        </table:table-row>
        <table:table-row table:style-name="ro1">
          <table:table-cell office:value-type="float" office:value="105.1387788427">
            <text:p>105.1387788427</text:p>
          </table:table-cell>
          <table:table-cell table:number-columns-repeated="2"/>
          <table:table-cell office:value-type="float" office:value="1.3243020093">
            <text:p>1.3243020093</text:p>
          </table:table-cell>
          <table:table-cell office:value-type="float" office:value="0.4831053984">
            <text:p>0.4831053984</text:p>
          </table:table-cell>
          <table:table-cell table:formula="of:=(MAX (MIN ([.D718]; 1 - [.E718]); MIN (1 - [.D718]; [.E718]))+[.D718])/2" office:value-type="float" office:value="0.92059830545">
            <text:p>0.9205983055</text:p>
          </table:table-cell>
          <table:table-cell table:number-columns-repeated="2"/>
        </table:table-row>
        <table:table-row table:style-name="ro1">
          <table:table-cell office:value-type="float" office:value="104.3112545929">
            <text:p>104.3112545929</text:p>
          </table:table-cell>
          <table:table-cell table:number-columns-repeated="2"/>
          <table:table-cell office:value-type="float" office:value="1.3218147152">
            <text:p>1.3218147152</text:p>
          </table:table-cell>
          <table:table-cell office:value-type="float" office:value="0.4942904654">
            <text:p>0.4942904654</text:p>
          </table:table-cell>
          <table:table-cell table:formula="of:=(MAX (MIN ([.D719]; 1 - [.E719]); MIN (1 - [.D719]; [.E719]))+[.D719])/2" office:value-type="float" office:value="0.9137621249">
            <text:p>0.9137621249</text:p>
          </table:table-cell>
          <table:table-cell table:number-columns-repeated="2"/>
        </table:table-row>
        <table:table-row table:style-name="ro1">
          <table:table-cell office:value-type="float" office:value="103.499946148">
            <text:p>103.499946148</text:p>
          </table:table-cell>
          <table:table-cell table:number-columns-repeated="2"/>
          <table:table-cell office:value-type="float" office:value="1.319340925">
            <text:p>1.319340925</text:p>
          </table:table-cell>
          <table:table-cell office:value-type="float" office:value="0.5080324801">
            <text:p>0.5080324801</text:p>
          </table:table-cell>
          <table:table-cell table:formula="of:=(MAX (MIN ([.D720]; 1 - [.E720]); MIN (1 - [.D720]; [.E720]))+[.D720])/2" office:value-type="float" office:value="0.90565422245">
            <text:p>0.9056542225</text:p>
          </table:table-cell>
          <table:table-cell table:number-columns-repeated="2"/>
        </table:table-row>
        <table:table-row table:style-name="ro1">
          <table:table-cell office:value-type="float" office:value="102.7074498874">
            <text:p>102.7074498874</text:p>
          </table:table-cell>
          <table:table-cell table:number-columns-repeated="2"/>
          <table:table-cell office:value-type="float" office:value="1.3168823574">
            <text:p>1.3168823574</text:p>
          </table:table-cell>
          <table:table-cell office:value-type="float" office:value="0.5243860968">
            <text:p>0.5243860968</text:p>
          </table:table-cell>
          <table:table-cell table:formula="of:=(MAX (MIN ([.D721]; 1 - [.E721]); MIN (1 - [.D721]; [.E721]))+[.D721])/2" office:value-type="float" office:value="0.8962481303">
            <text:p>0.8962481303</text:p>
          </table:table-cell>
          <table:table-cell table:number-columns-repeated="2"/>
        </table:table-row>
        <table:table-row table:style-name="ro1">
          <table:table-cell office:value-type="float" office:value="101.9364066473">
            <text:p>101.9364066473</text:p>
          </table:table-cell>
          <table:table-cell table:number-columns-repeated="2"/>
          <table:table-cell office:value-type="float" office:value="1.3144407113">
            <text:p>1.3144407113</text:p>
          </table:table-cell>
          <table:table-cell office:value-type="float" office:value="0.5433974712">
            <text:p>0.5433974712</text:p>
          </table:table-cell>
          <table:table-cell table:formula="of:=(MAX (MIN ([.D722]; 1 - [.E722]); MIN (1 - [.D722]; [.E722]))+[.D722])/2" office:value-type="float" office:value="0.88552162005">
            <text:p>0.8855216201</text:p>
          </table:table-cell>
          <table:table-cell table:number-columns-repeated="2"/>
        </table:table-row>
        <table:table-row table:style-name="ro1">
          <table:table-cell office:value-type="float" office:value="101.1894925063">
            <text:p>101.1894925063</text:p>
          </table:table-cell>
          <table:table-cell table:number-columns-repeated="2"/>
          <table:table-cell office:value-type="float" office:value="1.3120176653">
            <text:p>1.3120176653</text:p>
          </table:table-cell>
          <table:table-cell office:value-type="float" office:value="0.5651035243">
            <text:p>0.5651035243</text:p>
          </table:table-cell>
          <table:table-cell table:formula="of:=(MAX (MIN ([.D723]; 1 - [.E723]); MIN (1 - [.D723]; [.E723]))+[.D723])/2" office:value-type="float" office:value="0.8734570705">
            <text:p>0.8734570705</text:p>
          </table:table-cell>
          <table:table-cell table:number-columns-repeated="2"/>
        </table:table-row>
        <table:table-row table:style-name="ro1">
          <table:table-cell office:value-type="float" office:value="100.4694088443">
            <text:p>100.4694088443</text:p>
          </table:table-cell>
          <table:table-cell table:number-columns-repeated="2"/>
          <table:table-cell office:value-type="float" office:value="1.3096148769">
            <text:p>1.3096148769</text:p>
          </table:table-cell>
          <table:table-cell office:value-type="float" office:value="0.5895312149">
            <text:p>0.5895312149</text:p>
          </table:table-cell>
          <table:table-cell table:formula="of:=(MAX (MIN ([.D724]; 1 - [.E724]); MIN (1 - [.D724]; [.E724]))+[.D724])/2" office:value-type="float" office:value="0.860041831">
            <text:p>0.860041831</text:p>
          </table:table-cell>
          <table:table-cell table:number-columns-repeated="2"/>
        </table:table-row>
        <table:table-row table:style-name="ro1">
          <table:table-cell office:value-type="float" office:value="99.7788716893">
            <text:p>99.7788716893</text:p>
          </table:table-cell>
          <table:table-cell table:number-columns-repeated="2"/>
          <table:table-cell office:value-type="float" office:value="1.3072339818">
            <text:p>1.3072339818</text:p>
          </table:table-cell>
          <table:table-cell office:value-type="float" office:value="0.6166968268">
            <text:p>0.6166968268</text:p>
          </table:table-cell>
          <table:table-cell table:formula="of:=(MAX (MIN ([.D725]; 1 - [.E725]); MIN (1 - [.D725]; [.E725]))+[.D725])/2" office:value-type="float" office:value="0.8452685775">
            <text:p>0.8452685775</text:p>
          </table:table-cell>
          <table:table-cell table:number-columns-repeated="2"/>
        </table:table-row>
        <table:table-row table:style-name="ro1">
          <table:table-cell office:value-type="float" office:value="99.1206003736">
            <text:p>99.1206003736</text:p>
          </table:table-cell>
          <table:table-cell table:number-columns-repeated="2"/>
          <table:table-cell office:value-type="float" office:value="1.3048765931">
            <text:p>1.3048765931</text:p>
          </table:table-cell>
          <table:table-cell office:value-type="float" office:value="0.6466052774">
            <text:p>0.6466052774</text:p>
          </table:table-cell>
          <table:table-cell table:formula="of:=(MAX (MIN ([.D726]; 1 - [.E726]); MIN (1 - [.D726]; [.E726]))+[.D726])/2" office:value-type="float" office:value="0.82913565785">
            <text:p>0.8291356579</text:p>
          </table:table-cell>
          <table:table-cell table:number-columns-repeated="2"/>
        </table:table-row>
        <table:table-row table:style-name="ro1">
          <table:table-cell office:value-type="float" office:value="98.4973055252">
            <text:p>98.4973055252</text:p>
          </table:table-cell>
          <table:table-cell table:number-columns-repeated="2"/>
          <table:table-cell office:value-type="float" office:value="1.302544301">
            <text:p>1.302544301</text:p>
          </table:table-cell>
          <table:table-cell office:value-type="float" office:value="0.6792494526">
            <text:p>0.6792494526</text:p>
          </table:table-cell>
          <table:table-cell table:formula="of:=(MAX (MIN ([.D727]; 1 - [.E727]); MIN (1 - [.D727]; [.E727]))+[.D727])/2" office:value-type="float" office:value="0.8116474242">
            <text:p>0.8116474242</text:p>
          </table:table-cell>
          <table:table-cell table:number-columns-repeated="2"/>
        </table:table-row>
        <table:table-row table:style-name="ro1">
          <table:table-cell office:value-type="float" office:value="97.9116764303">
            <text:p>97.9116764303</text:p>
          </table:table-cell>
          <table:table-cell table:number-columns-repeated="2"/>
          <table:table-cell office:value-type="float" office:value="1.3002386721">
            <text:p>1.3002386721</text:p>
          </table:table-cell>
          <table:table-cell office:value-type="float" office:value="0.7146095772">
            <text:p>0.7146095772</text:p>
          </table:table-cell>
          <table:table-cell table:formula="of:=(MAX (MIN ([.D728]; 1 - [.E728]); MIN (1 - [.D728]; [.E728]))+[.D728])/2" office:value-type="float" office:value="0.79281454745">
            <text:p>0.7928145475</text:p>
          </table:table-cell>
          <table:table-cell table:number-columns-repeated="2"/>
        </table:table-row>
        <table:table-row table:style-name="ro1">
          <table:table-cell office:value-type="float" office:value="97.366367807">
            <text:p>97.366367807</text:p>
          </table:table-cell>
          <table:table-cell table:number-columns-repeated="2"/>
          <table:table-cell office:value-type="float" office:value="1.2979612486">
            <text:p>1.2979612486</text:p>
          </table:table-cell>
          <table:table-cell office:value-type="float" office:value="0.7526526253">
            <text:p>0.7526526253</text:p>
          </table:table-cell>
          <table:table-cell table:formula="of:=(MAX (MIN ([.D729]; 1 - [.E729]); MIN (1 - [.D729]; [.E729]))+[.D729])/2" office:value-type="float" office:value="0.77265431165">
            <text:p>0.7726543117</text:p>
          </table:table-cell>
          <table:table-cell table:number-columns-repeated="2"/>
        </table:table-row>
        <table:table-row table:style-name="ro1">
          <table:table-cell office:value-type="float" office:value="96.8639860383">
            <text:p>96.8639860383</text:p>
          </table:table-cell>
          <table:table-cell table:number-columns-repeated="2"/>
          <table:table-cell office:value-type="float" office:value="1.2957135483">
            <text:p>1.2957135483</text:p>
          </table:table-cell>
          <table:table-cell office:value-type="float" office:value="0.7933317797">
            <text:p>0.7933317797</text:p>
          </table:table-cell>
          <table:table-cell table:formula="of:=(MAX (MIN ([.D730]; 1 - [.E730]); MIN (1 - [.D730]; [.E730]))+[.D730])/2" office:value-type="float" office:value="0.7511908843">
            <text:p>0.7511908843</text:p>
          </table:table-cell>
          <table:table-cell table:number-columns-repeated="2"/>
        </table:table-row>
        <table:table-row table:style-name="ro1">
          <table:table-cell office:value-type="float" office:value="96.4070749212">
            <text:p>96.4070749212</text:p>
          </table:table-cell>
          <table:table-cell table:number-columns-repeated="2"/>
          <table:table-cell office:value-type="float" office:value="1.2934970637">
            <text:p>1.2934970637</text:p>
          </table:table-cell>
          <table:table-cell office:value-type="float" office:value="0.8365859466">
            <text:p>0.8365859466</text:p>
          </table:table-cell>
          <table:table-cell table:formula="of:=(MAX (MIN ([.D731]; 1 - [.E731]); MIN (1 - [.D731]; [.E731]))+[.D731])/2" office:value-type="float" office:value="0.72845555855">
            <text:p>0.7284555586</text:p>
          </table:table-cell>
          <table:table-cell table:number-columns-repeated="2"/>
        </table:table-row>
        <table:table-row table:style-name="ro1">
          <table:table-cell office:value-type="float" office:value="95.9981009925">
            <text:p>95.9981009925</text:p>
          </table:table-cell>
          <table:table-cell table:number-columns-repeated="2"/>
          <table:table-cell office:value-type="float" office:value="1.291313262">
            <text:p>1.291313262</text:p>
          </table:table-cell>
          <table:table-cell office:value-type="float" office:value="0.8823393333">
            <text:p>0.8823393333</text:p>
          </table:table-cell>
          <table:table-cell table:formula="of:=(MAX (MIN ([.D732]; 1 - [.E732]); MIN (1 - [.D732]; [.E732]))+[.D732])/2" office:value-type="float" office:value="0.70448696435">
            <text:p>0.7044869644</text:p>
          </table:table-cell>
          <table:table-cell table:number-columns-repeated="2"/>
        </table:table-row>
        <table:table-row table:style-name="ro1">
          <table:table-cell office:value-type="float" office:value="95.6394385041">
            <text:p>95.6394385041</text:p>
          </table:table-cell>
          <table:table-cell table:number-columns-repeated="2"/>
          <table:table-cell office:value-type="float" office:value="1.2891635843">
            <text:p>1.2891635843</text:p>
          </table:table-cell>
          <table:table-cell office:value-type="float" office:value="0.930501096">
            <text:p>0.930501096</text:p>
          </table:table-cell>
          <table:table-cell table:formula="of:=(MAX (MIN ([.D733]; 1 - [.E733]); MIN (1 - [.D733]; [.E733]))+[.D733])/2" office:value-type="float" office:value="0.67933124415">
            <text:p>0.6793312442</text:p>
          </table:table-cell>
          <table:table-cell table:number-columns-repeated="2"/>
        </table:table-row>
        <table:table-row table:style-name="ro1">
          <table:table-cell office:value-type="float" office:value="95.3333541235">
            <text:p>95.3333541235</text:p>
          </table:table-cell>
          <table:table-cell table:number-columns-repeated="2"/>
          <table:table-cell office:value-type="float" office:value="1.2870494456">
            <text:p>1.2870494456</text:p>
          </table:table-cell>
          <table:table-cell office:value-type="float" office:value="0.980965065">
            <text:p>0.980965065</text:p>
          </table:table-cell>
          <table:table-cell table:formula="of:=(MAX (MIN ([.D734]; 1 - [.E734]); MIN (1 - [.D734]; [.E734]))+[.D734])/2" office:value-type="float" office:value="0.6530421903">
            <text:p>0.6530421903</text:p>
          </table:table-cell>
          <table:table-cell table:number-columns-repeated="2"/>
        </table:table-row>
        <table:table-row table:style-name="ro1">
          <table:table-cell office:value-type="float" office:value="95.0819914437">
            <text:p>95.0819914437</text:p>
          </table:table-cell>
          <table:table-cell table:number-columns-repeated="2"/>
          <table:table-cell office:value-type="float" office:value="1.2849722345">
            <text:p>1.2849722345</text:p>
          </table:table-cell>
          <table:table-cell office:value-type="float" office:value="1.0336095547">
            <text:p>1.0336095547</text:p>
          </table:table-cell>
          <table:table-cell table:formula="of:=(MAX (MIN ([.D735]; 1 - [.E735]); MIN (1 - [.D735]; [.E735]))+[.D735])/2" office:value-type="float" office:value="0.6256813399">
            <text:p>0.6256813399</text:p>
          </table:table-cell>
          <table:table-cell table:number-columns-repeated="2"/>
        </table:table-row>
        <table:table-row table:style-name="ro1">
          <table:table-cell office:value-type="float" office:value="94.8873553957">
            <text:p>94.8873553957</text:p>
          </table:table-cell>
          <table:table-cell table:number-columns-repeated="2"/>
          <table:table-cell office:value-type="float" office:value="1.2829333126">
            <text:p>1.2829333126</text:p>
          </table:table-cell>
          <table:table-cell office:value-type="float" office:value="1.0882972647">
            <text:p>1.0882972647</text:p>
          </table:table-cell>
          <table:table-cell table:formula="of:=(MAX (MIN ([.D736]; 1 - [.E736]); MIN (1 - [.D736]; [.E736]))+[.D736])/2" office:value-type="float" office:value="0.59731802395">
            <text:p>0.597318024</text:p>
          </table:table-cell>
          <table:table-cell table:number-columns-repeated="2"/>
        </table:table-row>
        <table:table-row table:style-name="ro1">
          <table:table-cell office:value-type="float" office:value="94.7512966598">
            <text:p>94.7512966598</text:p>
          </table:table-cell>
          <table:table-cell table:number-columns-repeated="2"/>
          <table:table-cell office:value-type="float" office:value="1.2809340148">
            <text:p>1.2809340148</text:p>
          </table:table-cell>
          <table:table-cell office:value-type="float" office:value="1.1448752788">
            <text:p>1.1448752788</text:p>
          </table:table-cell>
          <table:table-cell table:formula="of:=(MAX (MIN ([.D737]; 1 - [.E737]); MIN (1 - [.D737]; [.E737]))+[.D737])/2" office:value-type="float" office:value="0.568029368">
            <text:p>0.568029368</text:p>
          </table:table-cell>
          <table:table-cell table:number-columns-repeated="2"/>
        </table:table-row>
        <table:table-row table:style-name="ro1">
          <table:table-cell office:value-type="float" office:value="94.6754961799">
            <text:p>94.6754961799</text:p>
          </table:table-cell>
          <table:table-cell table:number-columns-repeated="2"/>
          <table:table-cell office:value-type="float" office:value="1.2789756486">
            <text:p>1.2789756486</text:p>
          </table:table-cell>
          <table:table-cell office:value-type="float" office:value="1.2031751686">
            <text:p>1.2031751686</text:p>
          </table:table-cell>
          <table:table-cell table:formula="of:=(MAX (MIN ([.D738]; 1 - [.E738]); MIN (1 - [.D738]; [.E738]))+[.D738])/2" office:value-type="float" office:value="0.53790024">
            <text:p>0.53790024</text:p>
          </table:table-cell>
          <table:table-cell table:number-columns-repeated="2"/>
        </table:table-row>
        <table:table-row table:style-name="ro1">
          <table:table-cell office:value-type="float" office:value="94.6614498918">
            <text:p>94.6614498918</text:p>
          </table:table-cell>
          <table:table-cell table:number-columns-repeated="2"/>
          <table:table-cell office:value-type="float" office:value="1.2770594944">
            <text:p>1.2770594944</text:p>
          </table:table-cell>
          <table:table-cell office:value-type="float" office:value="1.2630132064">
            <text:p>1.2630132064</text:p>
          </table:table-cell>
          <table:table-cell table:formula="of:=(MAX (MIN ([.D739]; 1 - [.E739]); MIN (1 - [.D739]; [.E739]))+[.D739])/2" office:value-type="float" office:value="0.507023144">
            <text:p>0.507023144</text:p>
          </table:table-cell>
          <table:table-cell table:number-columns-repeated="2"/>
        </table:table-row>
        <table:table-row table:style-name="ro1">
          <table:table-cell office:value-type="float" office:value="94.7104537792">
            <text:p>94.7104537792</text:p>
          </table:table-cell>
          <table:table-cell table:number-columns-repeated="2"/>
          <table:table-cell office:value-type="float" office:value="1.2751868053">
            <text:p>1.2751868053</text:p>
          </table:table-cell>
          <table:table-cell office:value-type="float" office:value="1.3241906927">
            <text:p>1.3241906927</text:p>
          </table:table-cell>
          <table:table-cell table:formula="of:=(MAX (MIN ([.D740]; 1 - [.E740]); MIN (1 - [.D740]; [.E740]))+[.D74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4.8235893765">
            <text:p>94.8235893765</text:p>
          </table:table-cell>
          <table:table-cell table:number-columns-repeated="2"/>
          <table:table-cell office:value-type="float" office:value="1.2733588067">
            <text:p>1.2733588067</text:p>
          </table:table-cell>
          <table:table-cell office:value-type="float" office:value="1.386494404">
            <text:p>1.386494404</text:p>
          </table:table-cell>
          <table:table-cell table:formula="of:=(MAX (MIN ([.D741]; 1 - [.E741]); MIN (1 - [.D741]; [.E741]))+[.D74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5.0017098423">
            <text:p>95.0017098423</text:p>
          </table:table-cell>
          <table:table-cell table:number-columns-repeated="2"/>
          <table:table-cell office:value-type="float" office:value="1.2715766968">
            <text:p>1.2715766968</text:p>
          </table:table-cell>
          <table:table-cell office:value-type="float" office:value="1.4496971626">
            <text:p>1.4496971626</text:p>
          </table:table-cell>
          <table:table-cell table:formula="of:=(MAX (MIN ([.D742]; 1 - [.E742]); MIN (1 - [.D742]; [.E742]))+[.D74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5.2454267289">
            <text:p>95.2454267289</text:p>
          </table:table-cell>
          <table:table-cell table:number-columns-repeated="2"/>
          <table:table-cell office:value-type="float" office:value="1.2698416461">
            <text:p>1.2698416461</text:p>
          </table:table-cell>
          <table:table-cell office:value-type="float" office:value="1.5135585327">
            <text:p>1.5135585327</text:p>
          </table:table-cell>
          <table:table-cell table:formula="of:=(MAX (MIN ([.D743]; 1 - [.E743]); MIN (1 - [.D743]; [.E743]))+[.D74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5.5550975756">
            <text:p>95.5550975756</text:p>
          </table:table-cell>
          <table:table-cell table:number-columns-repeated="2"/>
          <table:table-cell office:value-type="float" office:value="1.2681547978">
            <text:p>1.2681547978</text:p>
          </table:table-cell>
          <table:table-cell office:value-type="float" office:value="1.5778256446">
            <text:p>1.5778256446</text:p>
          </table:table-cell>
          <table:table-cell table:formula="of:=(MAX (MIN ([.D744]; 1 - [.E744]); MIN (1 - [.D744]; [.E744]))+[.D74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5.9308144544">
            <text:p>95.9308144544</text:p>
          </table:table-cell>
          <table:table-cell table:number-columns-repeated="2"/>
          <table:table-cell office:value-type="float" office:value="1.2665172678">
            <text:p>1.2665172678</text:p>
          </table:table-cell>
          <table:table-cell office:value-type="float" office:value="1.6422341466">
            <text:p>1.6422341466</text:p>
          </table:table-cell>
          <table:table-cell table:formula="of:=(MAX (MIN ([.D745]; 1 - [.E745]); MIN (1 - [.D745]; [.E745]))+[.D74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6.3723935965">
            <text:p>96.3723935965</text:p>
          </table:table-cell>
          <table:table-cell table:number-columns-repeated="2"/>
          <table:table-cell office:value-type="float" office:value="1.2649301447">
            <text:p>1.2649301447</text:p>
          </table:table-cell>
          <table:table-cell office:value-type="float" office:value="1.7065092868">
            <text:p>1.7065092868</text:p>
          </table:table-cell>
          <table:table-cell table:formula="of:=(MAX (MIN ([.D746]; 1 - [.E746]); MIN (1 - [.D746]; [.E746]))+[.D74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6.879366228">
            <text:p>96.879366228</text:p>
          </table:table-cell>
          <table:table-cell table:number-columns-repeated="2"/>
          <table:table-cell office:value-type="float" office:value="1.2633944899">
            <text:p>1.2633944899</text:p>
          </table:table-cell>
          <table:table-cell office:value-type="float" office:value="1.7703671214">
            <text:p>1.7703671214</text:p>
          </table:table-cell>
          <table:table-cell table:formula="of:=(MAX (MIN ([.D747]; 1 - [.E747]); MIN (1 - [.D747]; [.E747]))+[.D74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7.4509707381">
            <text:p>97.4509707381</text:p>
          </table:table-cell>
          <table:table-cell table:number-columns-repeated="2"/>
          <table:table-cell office:value-type="float" office:value="1.2619113379">
            <text:p>1.2619113379</text:p>
          </table:table-cell>
          <table:table-cell office:value-type="float" office:value="1.8335158479">
            <text:p>1.8335158479</text:p>
          </table:table-cell>
          <table:table-cell table:formula="of:=(MAX (MIN ([.D748]; 1 - [.E748]); MIN (1 - [.D748]; [.E748]))+[.D74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8.0861463014">
            <text:p>98.0861463014</text:p>
          </table:table-cell>
          <table:table-cell table:number-columns-repeated="2"/>
          <table:table-cell office:value-type="float" office:value="1.2604816965">
            <text:p>1.2604816965</text:p>
          </table:table-cell>
          <table:table-cell office:value-type="float" office:value="1.8956572599">
            <text:p>1.8956572599</text:p>
          </table:table-cell>
          <table:table-cell table:formula="of:=(MAX (MIN ([.D749]; 1 - [.E749]); MIN (1 - [.D749]; [.E749]))+[.D74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8.7835280715">
            <text:p>98.7835280715</text:p>
          </table:table-cell>
          <table:table-cell table:number-columns-repeated="2"/>
          <table:table-cell office:value-type="float" office:value="1.259106547">
            <text:p>1.259106547</text:p>
          </table:table-cell>
          <table:table-cell office:value-type="float" office:value="1.9564883171">
            <text:p>1.9564883171</text:p>
          </table:table-cell>
          <table:table-cell table:formula="of:=(MAX (MIN ([.D750]; 1 - [.E750]); MIN (1 - [.D750]; [.E750]))+[.D75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99.5414440533">
            <text:p>99.5414440533</text:p>
          </table:table-cell>
          <table:table-cell table:number-columns-repeated="2"/>
          <table:table-cell office:value-type="float" office:value="1.2577868443">
            <text:p>1.2577868443</text:p>
          </table:table-cell>
          <table:table-cell office:value-type="float" office:value="2.015702826">
            <text:p>2.015702826</text:p>
          </table:table-cell>
          <table:table-cell table:formula="of:=(MAX (MIN ([.D751]; 1 - [.E751]); MIN (1 - [.D751]; [.E751]))+[.D75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0.3579137579">
            <text:p>100.3579137579</text:p>
          </table:table-cell>
          <table:table-cell table:number-columns-repeated="2"/>
          <table:table-cell office:value-type="float" office:value="1.2565235174">
            <text:p>1.2565235174</text:p>
          </table:table-cell>
          <table:table-cell office:value-type="float" office:value="2.072993222">
            <text:p>2.072993222</text:p>
          </table:table-cell>
          <table:table-cell table:formula="of:=(MAX (MIN ([.D752]; 1 - [.E752]); MIN (1 - [.D752]; [.E752]))+[.D75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1.2306487328">
            <text:p>101.2306487328</text:p>
          </table:table-cell>
          <table:table-cell table:number-columns-repeated="2"/>
          <table:table-cell office:value-type="float" office:value="1.2553174695">
            <text:p>1.2553174695</text:p>
          </table:table-cell>
          <table:table-cell office:value-type="float" office:value="2.1280524445">
            <text:p>2.1280524445</text:p>
          </table:table-cell>
          <table:table-cell table:formula="of:=(MAX (MIN ([.D753]; 1 - [.E753]); MIN (1 - [.D753]; [.E753]))+[.D75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2.1570550488">
            <text:p>102.1570550488</text:p>
          </table:table-cell>
          <table:table-cell table:number-columns-repeated="2"/>
          <table:table-cell office:value-type="float" office:value="1.2541695786">
            <text:p>1.2541695786</text:p>
          </table:table-cell>
          <table:table-cell office:value-type="float" office:value="2.1805758946">
            <text:p>2.1805758946</text:p>
          </table:table-cell>
          <table:table-cell table:formula="of:=(MAX (MIN ([.D754]; 1 - [.E754]); MIN (1 - [.D754]; [.E754]))+[.D75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3.1342378155">
            <text:p>103.1342378155</text:p>
          </table:table-cell>
          <table:table-cell table:number-columns-repeated="2"/>
          <table:table-cell office:value-type="float" office:value="1.2530806973">
            <text:p>1.2530806973</text:p>
          </table:table-cell>
          <table:table-cell office:value-type="float" office:value="2.2302634641">
            <text:p>2.2302634641</text:p>
          </table:table-cell>
          <table:table-cell table:formula="of:=(MAX (MIN ([.D755]; 1 - [.E755]); MIN (1 - [.D755]; [.E755]))+[.D75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4.159007783">
            <text:p>104.159007783</text:p>
          </table:table-cell>
          <table:table-cell table:number-columns-repeated="2"/>
          <table:table-cell office:value-type="float" office:value="1.252051654">
            <text:p>1.252051654</text:p>
          </table:table-cell>
          <table:table-cell office:value-type="float" office:value="2.2768216215">
            <text:p>2.2768216215</text:p>
          </table:table-cell>
          <table:table-cell table:formula="of:=(MAX (MIN ([.D756]; 1 - [.E756]); MIN (1 - [.D756]; [.E756]))+[.D75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5.2278900733">
            <text:p>105.2278900733</text:p>
          </table:table-cell>
          <table:table-cell table:number-columns-repeated="2"/>
          <table:table-cell office:value-type="float" office:value="1.2510832524">
            <text:p>1.2510832524</text:p>
          </table:table-cell>
          <table:table-cell office:value-type="float" office:value="2.3199655427">
            <text:p>2.3199655427</text:p>
          </table:table-cell>
          <table:table-cell table:formula="of:=(MAX (MIN ([.D757]; 1 - [.E757]); MIN (1 - [.D757]; [.E757]))+[.D75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6.33713507">
            <text:p>106.33713507</text:p>
          </table:table-cell>
          <table:table-cell table:number-columns-repeated="2"/>
          <table:table-cell office:value-type="float" office:value="1.2501762726">
            <text:p>1.2501762726</text:p>
          </table:table-cell>
          <table:table-cell office:value-type="float" office:value="2.3594212692">
            <text:p>2.3594212692</text:p>
          </table:table-cell>
          <table:table-cell table:formula="of:=(MAX (MIN ([.D758]; 1 - [.E758]); MIN (1 - [.D758]; [.E758]))+[.D75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7.4827314781">
            <text:p>107.4827314781</text:p>
          </table:table-cell>
          <table:table-cell table:number-columns-repeated="2"/>
          <table:table-cell office:value-type="float" office:value="1.249331471">
            <text:p>1.249331471</text:p>
          </table:table-cell>
          <table:table-cell office:value-type="float" office:value="2.3949278791">
            <text:p>2.3949278791</text:p>
          </table:table-cell>
          <table:table-cell table:formula="of:=(MAX (MIN ([.D759]; 1 - [.E759]); MIN (1 - [.D759]; [.E759]))+[.D75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8.6604215489">
            <text:p>108.6604215489</text:p>
          </table:table-cell>
          <table:table-cell table:number-columns-repeated="2"/>
          <table:table-cell office:value-type="float" office:value="1.2485495812">
            <text:p>1.2485495812</text:p>
          </table:table-cell>
          <table:table-cell office:value-type="float" office:value="2.426239652">
            <text:p>2.426239652</text:p>
          </table:table-cell>
          <table:table-cell table:formula="of:=(MAX (MIN ([.D760]; 1 - [.E760]); MIN (1 - [.D760]; [.E760]))+[.D76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09.8657184462">
            <text:p>109.8657184462</text:p>
          </table:table-cell>
          <table:table-cell table:number-columns-repeated="2"/>
          <table:table-cell office:value-type="float" office:value="1.247831314">
            <text:p>1.247831314</text:p>
          </table:table-cell>
          <table:table-cell office:value-type="float" office:value="2.4531282113">
            <text:p>2.4531282113</text:p>
          </table:table-cell>
          <table:table-cell table:formula="of:=(MAX (MIN ([.D761]; 1 - [.E761]); MIN (1 - [.D761]; [.E761]))+[.D76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1.0939257119">
            <text:p>111.0939257119</text:p>
          </table:table-cell>
          <table:table-cell table:number-columns-repeated="2"/>
          <table:table-cell office:value-type="float" office:value="1.2471773584">
            <text:p>1.2471773584</text:p>
          </table:table-cell>
          <table:table-cell office:value-type="float" office:value="2.4753846241">
            <text:p>2.4753846241</text:p>
          </table:table-cell>
          <table:table-cell table:formula="of:=(MAX (MIN ([.D762]; 1 - [.E762]); MIN (1 - [.D762]; [.E762]))+[.D76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2.3401587696">
            <text:p>112.3401587696</text:p>
          </table:table-cell>
          <table:table-cell table:number-columns-repeated="2"/>
          <table:table-cell office:value-type="float" office:value="1.2465883813">
            <text:p>1.2465883813</text:p>
          </table:table-cell>
          <table:table-cell office:value-type="float" office:value="2.492821439">
            <text:p>2.492821439</text:p>
          </table:table-cell>
          <table:table-cell table:formula="of:=(MAX (MIN ([.D763]; 1 - [.E763]); MIN (1 - [.D763]; [.E763]))+[.D76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3.5993683847">
            <text:p>113.5993683847</text:p>
          </table:table-cell>
          <table:table-cell table:number-columns-repeated="2"/>
          <table:table-cell office:value-type="float" office:value="1.2460650289">
            <text:p>1.2460650289</text:p>
          </table:table-cell>
          <table:table-cell office:value-type="float" office:value="2.505274644">
            <text:p>2.505274644</text:p>
          </table:table-cell>
          <table:table-cell table:formula="of:=(MAX (MIN ([.D764]; 1 - [.E764]); MIN (1 - [.D764]; [.E764]))+[.D76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4.8663659808">
            <text:p>114.8663659808</text:p>
          </table:table-cell>
          <table:table-cell table:number-columns-repeated="2"/>
          <table:table-cell office:value-type="float" office:value="1.2456079265">
            <text:p>1.2456079265</text:p>
          </table:table-cell>
          <table:table-cell office:value-type="float" office:value="2.5126055225">
            <text:p>2.5126055225</text:p>
          </table:table-cell>
          <table:table-cell table:formula="of:=(MAX (MIN ([.D765]; 1 - [.E765]); MIN (1 - [.D765]; [.E765]))+[.D76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6.1358506911">
            <text:p>116.1358506911</text:p>
          </table:table-cell>
          <table:table-cell table:number-columns-repeated="2"/>
          <table:table-cell office:value-type="float" office:value="1.2452176792">
            <text:p>1.2452176792</text:p>
          </table:table-cell>
          <table:table-cell office:value-type="float" office:value="2.5147023894">
            <text:p>2.5147023894</text:p>
          </table:table-cell>
          <table:table-cell table:formula="of:=(MAX (MIN ([.D766]; 1 - [.E766]); MIN (1 - [.D766]; [.E766]))+[.D76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7.4024380052">
            <text:p>117.4024380052</text:p>
          </table:table-cell>
          <table:table-cell table:number-columns-repeated="2"/>
          <table:table-cell office:value-type="float" office:value="1.2448948725">
            <text:p>1.2448948725</text:p>
          </table:table-cell>
          <table:table-cell office:value-type="float" office:value="2.5114821866">
            <text:p>2.5114821866</text:p>
          </table:table-cell>
          <table:table-cell table:formula="of:=(MAX (MIN ([.D767]; 1 - [.E767]); MIN (1 - [.D767]; [.E767]))+[.D76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8.6606898523">
            <text:p>118.6606898523</text:p>
          </table:table-cell>
          <table:table-cell table:number-columns-repeated="2"/>
          <table:table-cell office:value-type="float" office:value="1.2446400728">
            <text:p>1.2446400728</text:p>
          </table:table-cell>
          <table:table-cell office:value-type="float" office:value="2.5028919199">
            <text:p>2.5028919199</text:p>
          </table:table-cell>
          <table:table-cell table:formula="of:=(MAX (MIN ([.D768]; 1 - [.E768]); MIN (1 - [.D768]; [.E768]))+[.D76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9051459423">
            <text:p>119.9051459423</text:p>
          </table:table-cell>
          <table:table-cell table:number-columns-repeated="2"/>
          <table:table-cell office:value-type="float" office:value="1.2444538278">
            <text:p>1.2444538278</text:p>
          </table:table-cell>
          <table:table-cell office:value-type="float" office:value="2.4889099178">
            <text:p>2.4889099178</text:p>
          </table:table-cell>
          <table:table-cell table:formula="of:=(MAX (MIN ([.D769]; 1 - [.E769]); MIN (1 - [.D769]; [.E769]))+[.D76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1.1303561712">
            <text:p>121.1303561712</text:p>
          </table:table-cell>
          <table:table-cell table:number-columns-repeated="2"/>
          <table:table-cell office:value-type="float" office:value="1.2443366672">
            <text:p>1.2443366672</text:p>
          </table:table-cell>
          <table:table-cell office:value-type="float" office:value="2.4695468961">
            <text:p>2.4695468961</text:p>
          </table:table-cell>
          <table:table-cell table:formula="of:=(MAX (MIN ([.D770]; 1 - [.E770]); MIN (1 - [.D770]; [.E770]))+[.D77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2.3309138787">
            <text:p>122.3309138787</text:p>
          </table:table-cell>
          <table:table-cell table:number-columns-repeated="2"/>
          <table:table-cell office:value-type="float" office:value="1.2442891029">
            <text:p>1.2442891029</text:p>
          </table:table-cell>
          <table:table-cell office:value-type="float" office:value="2.4448468103">
            <text:p>2.4448468103</text:p>
          </table:table-cell>
          <table:table-cell table:formula="of:=(MAX (MIN ([.D771]; 1 - [.E771]); MIN (1 - [.D771]; [.E771]))+[.D77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3.5014897316">
            <text:p>123.5014897316</text:p>
          </table:table-cell>
          <table:table-cell table:number-columns-repeated="2"/>
          <table:table-cell office:value-type="float" office:value="1.2443116298">
            <text:p>1.2443116298</text:p>
          </table:table-cell>
          <table:table-cell office:value-type="float" office:value="2.4148874827">
            <text:p>2.4148874827</text:p>
          </table:table-cell>
          <table:table-cell table:formula="of:=(MAX (MIN ([.D772]; 1 - [.E772]); MIN (1 - [.D772]; [.E772]))+[.D77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4.6368659939">
            <text:p>124.6368659939</text:p>
          </table:table-cell>
          <table:table-cell table:number-columns-repeated="2"/>
          <table:table-cell office:value-type="float" office:value="1.2444047264">
            <text:p>1.2444047264</text:p>
          </table:table-cell>
          <table:table-cell office:value-type="float" office:value="2.3797809886">
            <text:p>2.3797809886</text:p>
          </table:table-cell>
          <table:table-cell table:formula="of:=(MAX (MIN ([.D773]; 1 - [.E773]); MIN (1 - [.D773]; [.E773]))+[.D77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5.731970931">
            <text:p>125.731970931</text:p>
          </table:table-cell>
          <table:table-cell table:number-columns-repeated="2"/>
          <table:table-cell office:value-type="float" office:value="1.2445688547">
            <text:p>1.2445688547</text:p>
          </table:table-cell>
          <table:table-cell office:value-type="float" office:value="2.3396737919">
            <text:p>2.3396737919</text:p>
          </table:table-cell>
          <table:table-cell table:formula="of:=(MAX (MIN ([.D774]; 1 - [.E774]); MIN (1 - [.D774]; [.E774]))+[.D77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6.7819130879">
            <text:p>126.7819130879</text:p>
          </table:table-cell>
          <table:table-cell table:number-columns-repeated="2"/>
          <table:table-cell office:value-type="float" office:value="1.2448044617">
            <text:p>1.2448044617</text:p>
          </table:table-cell>
          <table:table-cell office:value-type="float" office:value="2.2947466186">
            <text:p>2.2947466186</text:p>
          </table:table-cell>
          <table:table-cell table:formula="of:=(MAX (MIN ([.D775]; 1 - [.E775]); MIN (1 - [.D775]; [.E775]))+[.D77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7.7820151712">
            <text:p>127.7820151712</text:p>
          </table:table-cell>
          <table:table-cell table:number-columns-repeated="2"/>
          <table:table-cell office:value-type="float" office:value="1.2451119789">
            <text:p>1.2451119789</text:p>
          </table:table-cell>
          <table:table-cell office:value-type="float" office:value="2.2452140622">
            <text:p>2.2452140622</text:p>
          </table:table-cell>
          <table:table-cell table:formula="of:=(MAX (MIN ([.D776]; 1 - [.E776]); MIN (1 - [.D776]; [.E776]))+[.D77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8.7278472616">
            <text:p>128.7278472616</text:p>
          </table:table-cell>
          <table:table-cell table:number-columns-repeated="2"/>
          <table:table-cell office:value-type="float" office:value="1.2454918233">
            <text:p>1.2454918233</text:p>
          </table:table-cell>
          <table:table-cell office:value-type="float" office:value="2.1913239137">
            <text:p>2.1913239137</text:p>
          </table:table-cell>
          <table:table-cell table:formula="of:=(MAX (MIN ([.D777]; 1 - [.E777]); MIN (1 - [.D777]; [.E777]))+[.D77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9.6152590788">
            <text:p>129.6152590788</text:p>
          </table:table-cell>
          <table:table-cell table:number-columns-repeated="2"/>
          <table:table-cell office:value-type="float" office:value="1.245944398">
            <text:p>1.245944398</text:p>
          </table:table-cell>
          <table:table-cell office:value-type="float" office:value="2.1333562152">
            <text:p>2.1333562152</text:p>
          </table:table-cell>
          <table:table-cell table:formula="of:=(MAX (MIN ([.D778]; 1 - [.E778]); MIN (1 - [.D778]; [.E778]))+[.D77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0.4404110219">
            <text:p>130.4404110219</text:p>
          </table:table-cell>
          <table:table-cell table:number-columns-repeated="2"/>
          <table:table-cell office:value-type="float" office:value="1.2464700923">
            <text:p>1.2464700923</text:p>
          </table:table-cell>
          <table:table-cell office:value-type="float" office:value="2.0716220353">
            <text:p>2.0716220353</text:p>
          </table:table-cell>
          <table:table-cell table:formula="of:=(MAX (MIN ([.D779]; 1 - [.E779]); MIN (1 - [.D779]; [.E779]))+[.D77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1.1998037085">
            <text:p>131.1998037085</text:p>
          </table:table-cell>
          <table:table-cell table:number-columns-repeated="2"/>
          <table:table-cell office:value-type="float" office:value="1.2470692824">
            <text:p>1.2470692824</text:p>
          </table:table-cell>
          <table:table-cell office:value-type="float" office:value="2.0064619689">
            <text:p>2.0064619689</text:p>
          </table:table-cell>
          <table:table-cell table:formula="of:=(MAX (MIN ([.D780]; 1 - [.E780]); MIN (1 - [.D780]; [.E780]))+[.D78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1.8903057435">
            <text:p>131.8903057435</text:p>
          </table:table-cell>
          <table:table-cell table:number-columns-repeated="2"/>
          <table:table-cell office:value-type="float" office:value="1.2477423317">
            <text:p>1.2477423317</text:p>
          </table:table-cell>
          <table:table-cell office:value-type="float" office:value="1.9382443667">
            <text:p>1.9382443667</text:p>
          </table:table-cell>
          <table:table-cell table:formula="of:=(MAX (MIN ([.D781]; 1 - [.E781]); MIN (1 - [.D781]; [.E781]))+[.D78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2.509179454">
            <text:p>132.509179454</text:p>
          </table:table-cell>
          <table:table-cell table:number-columns-repeated="2"/>
          <table:table-cell office:value-type="float" office:value="1.2484895914">
            <text:p>1.2484895914</text:p>
          </table:table-cell>
          <table:table-cell office:value-type="float" office:value="1.8673633019">
            <text:p>1.8673633019</text:p>
          </table:table-cell>
          <table:table-cell table:formula="of:=(MAX (MIN ([.D782]; 1 - [.E782]); MIN (1 - [.D782]; [.E782]))+[.D78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054104337">
            <text:p>133.054104337</text:p>
          </table:table-cell>
          <table:table-cell table:number-columns-repeated="2"/>
          <table:table-cell office:value-type="float" office:value="1.2493114009">
            <text:p>1.2493114009</text:p>
          </table:table-cell>
          <table:table-cell office:value-type="float" office:value="1.794236284">
            <text:p>1.794236284</text:p>
          </table:table-cell>
          <table:table-cell table:formula="of:=(MAX (MIN ([.D783]; 1 - [.E783]); MIN (1 - [.D783]; [.E783]))+[.D78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5231979828">
            <text:p>133.5231979828</text:p>
          </table:table-cell>
          <table:table-cell table:number-columns-repeated="2"/>
          <table:table-cell office:value-type="float" office:value="1.250208088">
            <text:p>1.250208088</text:p>
          </table:table-cell>
          <table:table-cell office:value-type="float" office:value="1.7193017338">
            <text:p>1.7193017338</text:p>
          </table:table-cell>
          <table:table-cell table:formula="of:=(MAX (MIN ([.D784]; 1 - [.E784]); MIN (1 - [.D784]; [.E784]))+[.D78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9150342484">
            <text:p>133.9150342484</text:p>
          </table:table-cell>
          <table:table-cell table:number-columns-repeated="2"/>
          <table:table-cell office:value-type="float" office:value="1.2511799694">
            <text:p>1.2511799694</text:p>
          </table:table-cell>
          <table:table-cell office:value-type="float" office:value="1.643016235">
            <text:p>1.643016235</text:p>
          </table:table-cell>
          <table:table-cell table:formula="of:=(MAX (MIN ([.D785]; 1 - [.E785]); MIN (1 - [.D785]; [.E785]))+[.D78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2286584778">
            <text:p>134.2286584778</text:p>
          </table:table-cell>
          <table:table-cell table:number-columns-repeated="2"/>
          <table:table-cell office:value-type="float" office:value="1.2522273512">
            <text:p>1.2522273512</text:p>
          </table:table-cell>
          <table:table-cell office:value-type="float" office:value="1.5658515806">
            <text:p>1.5658515806</text:p>
          </table:table-cell>
          <table:table-cell table:formula="of:=(MAX (MIN ([.D786]; 1 - [.E786]); MIN (1 - [.D786]; [.E786]))+[.D78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4635995844">
            <text:p>134.4635995844</text:p>
          </table:table-cell>
          <table:table-cell table:number-columns-repeated="2"/>
          <table:table-cell office:value-type="float" office:value="1.253350529">
            <text:p>1.253350529</text:p>
          </table:table-cell>
          <table:table-cell office:value-type="float" office:value="1.4882916355">
            <text:p>1.4882916355</text:p>
          </table:table-cell>
          <table:table-cell table:formula="of:=(MAX (MIN ([.D787]; 1 - [.E787]); MIN (1 - [.D787]; [.E787]))+[.D78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6198788342">
            <text:p>134.6198788342</text:p>
          </table:table-cell>
          <table:table-cell table:number-columns-repeated="2"/>
          <table:table-cell office:value-type="float" office:value="1.2545497885">
            <text:p>1.2545497885</text:p>
          </table:table-cell>
          <table:table-cell office:value-type="float" office:value="1.4108290384">
            <text:p>1.4108290384</text:p>
          </table:table-cell>
          <table:table-cell table:formula="of:=(MAX (MIN ([.D788]; 1 - [.E788]); MIN (1 - [.D788]; [.E788]))+[.D78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6980151967">
            <text:p>134.6980151967</text:p>
          </table:table-cell>
          <table:table-cell table:number-columns-repeated="2"/>
          <table:table-cell office:value-type="float" office:value="1.2558254055">
            <text:p>1.2558254055</text:p>
          </table:table-cell>
          <table:table-cell office:value-type="float" office:value="1.333961768">
            <text:p>1.333961768</text:p>
          </table:table-cell>
          <table:table-cell table:formula="of:=(MAX (MIN ([.D789]; 1 - [.E789]); MIN (1 - [.D789]; [.E789]))+[.D78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6990271521">
            <text:p>134.6990271521</text:p>
          </table:table-cell>
          <table:table-cell table:number-columns-repeated="2"/>
          <table:table-cell office:value-type="float" office:value="1.2571776465">
            <text:p>1.2571776465</text:p>
          </table:table-cell>
          <table:table-cell office:value-type="float" office:value="1.2581896019">
            <text:p>1.2581896019</text:p>
          </table:table-cell>
          <table:table-cell table:formula="of:=(MAX (MIN ([.D790]; 1 - [.E790]); MIN (1 - [.D790]; [.E790]))+[.D79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6244308794">
            <text:p>134.6244308794</text:p>
          </table:table-cell>
          <table:table-cell table:number-columns-repeated="2"/>
          <table:table-cell office:value-type="float" office:value="1.2586067685">
            <text:p>1.2586067685</text:p>
          </table:table-cell>
          <table:table-cell office:value-type="float" office:value="1.1840104958">
            <text:p>1.1840104958</text:p>
          </table:table-cell>
          <table:table-cell table:formula="of:=(MAX (MIN ([.D791]; 1 - [.E791]); MIN (1 - [.D791]; [.E791]))+[.D791])/2" office:value-type="float" office:value="0.53729813635">
            <text:p>0.5372981364</text:p>
          </table:table-cell>
          <table:table-cell table:number-columns-repeated="2"/>
        </table:table-row>
        <table:table-row table:style-name="ro1">
          <table:table-cell office:value-type="float" office:value="134.4762347737">
            <text:p>134.4762347737</text:p>
          </table:table-cell>
          <table:table-cell table:number-columns-repeated="2"/>
          <table:table-cell office:value-type="float" office:value="1.26011302">
            <text:p>1.26011302</text:p>
          </table:table-cell>
          <table:table-cell office:value-type="float" office:value="1.1119169143">
            <text:p>1.1119169143</text:p>
          </table:table-cell>
          <table:table-cell table:formula="of:=(MAX (MIN ([.D792]; 1 - [.E792]); MIN (1 - [.D792]; [.E792]))+[.D792])/2" office:value-type="float" office:value="0.57409805285">
            <text:p>0.5740980529</text:p>
          </table:table-cell>
          <table:table-cell table:number-columns-repeated="2"/>
        </table:table-row>
        <table:table-row table:style-name="ro1">
          <table:table-cell office:value-type="float" office:value="134.2569302782">
            <text:p>134.2569302782</text:p>
          </table:table-cell>
          <table:table-cell table:number-columns-repeated="2"/>
          <table:table-cell office:value-type="float" office:value="1.2616966401">
            <text:p>1.2616966401</text:p>
          </table:table-cell>
          <table:table-cell office:value-type="float" office:value="1.0423921447">
            <text:p>1.0423921447</text:p>
          </table:table-cell>
          <table:table-cell table:formula="of:=(MAX (MIN ([.D793]; 1 - [.E793]); MIN (1 - [.D793]; [.E793]))+[.D793])/2" office:value-type="float" office:value="0.6096522477">
            <text:p>0.6096522477</text:p>
          </table:table-cell>
          <table:table-cell table:number-columns-repeated="2"/>
        </table:table-row>
        <table:table-row table:style-name="ro1">
          <table:table-cell office:value-type="float" office:value="133.9694790443">
            <text:p>133.9694790443</text:p>
          </table:table-cell>
          <table:table-cell table:number-columns-repeated="2"/>
          <table:table-cell office:value-type="float" office:value="1.2633578599">
            <text:p>1.2633578599</text:p>
          </table:table-cell>
          <table:table-cell office:value-type="float" office:value="0.975906626">
            <text:p>0.975906626</text:p>
          </table:table-cell>
          <table:table-cell table:formula="of:=(MAX (MIN ([.D794]; 1 - [.E794]); MIN (1 - [.D794]; [.E794]))+[.D794])/2" office:value-type="float" office:value="0.64372561695">
            <text:p>0.643725617</text:p>
          </table:table-cell>
          <table:table-cell table:number-columns-repeated="2"/>
        </table:table-row>
        <table:table-row table:style-name="ro1">
          <table:table-cell office:value-type="float" office:value="133.6172964685">
            <text:p>133.6172964685</text:p>
          </table:table-cell>
          <table:table-cell table:number-columns-repeated="2"/>
          <table:table-cell office:value-type="float" office:value="1.2650969018">
            <text:p>1.2650969018</text:p>
          </table:table-cell>
          <table:table-cell office:value-type="float" office:value="0.912914326">
            <text:p>0.912914326</text:p>
          </table:table-cell>
          <table:table-cell table:formula="of:=(MAX (MIN ([.D795]; 1 - [.E795]); MIN (1 - [.D795]; [.E795]))+[.D795])/2" office:value-type="float" office:value="0.6760912879">
            <text:p>0.6760912879</text:p>
          </table:table-cell>
          <table:table-cell table:number-columns-repeated="2"/>
        </table:table-row>
        <table:table-row table:style-name="ro1">
          <table:table-cell office:value-type="float" office:value="133.2042316882">
            <text:p>133.2042316882</text:p>
          </table:table-cell>
          <table:table-cell table:number-columns-repeated="2"/>
          <table:table-cell office:value-type="float" office:value="1.2669139797">
            <text:p>1.2669139797</text:p>
          </table:table-cell>
          <table:table-cell office:value-type="float" office:value="0.8538491994">
            <text:p>0.8538491994</text:p>
          </table:table-cell>
          <table:table-cell table:formula="of:=(MAX (MIN ([.D796]; 1 - [.E796]); MIN (1 - [.D796]; [.E796]))+[.D796])/2" office:value-type="float" office:value="0.70653239015">
            <text:p>0.7065323902</text:p>
          </table:table-cell>
          <table:table-cell table:number-columns-repeated="2"/>
        </table:table-row>
        <table:table-row table:style-name="ro1">
          <table:table-cell office:value-type="float" office:value="132.7345441484">
            <text:p>132.7345441484</text:p>
          </table:table-cell>
          <table:table-cell table:number-columns-repeated="2"/>
          <table:table-cell office:value-type="float" office:value="1.2688092996">
            <text:p>1.2688092996</text:p>
          </table:table-cell>
          <table:table-cell office:value-type="float" office:value="0.7991217598">
            <text:p>0.7991217598</text:p>
          </table:table-cell>
          <table:table-cell table:formula="of:=(MAX (MIN ([.D797]; 1 - [.E797]); MIN (1 - [.D797]; [.E797]))+[.D797])/2" office:value-type="float" office:value="0.7348437699">
            <text:p>0.7348437699</text:p>
          </table:table-cell>
          <table:table-cell table:number-columns-repeated="2"/>
        </table:table-row>
        <table:table-row table:style-name="ro1">
          <table:table-cell office:value-type="float" office:value="132.2128768864">
            <text:p>132.2128768864</text:p>
          </table:table-cell>
          <table:table-cell table:number-columns-repeated="2"/>
          <table:table-cell office:value-type="float" office:value="1.2707830592">
            <text:p>1.2707830592</text:p>
          </table:table-cell>
          <table:table-cell office:value-type="float" office:value="0.7491157973">
            <text:p>0.7491157973</text:p>
          </table:table-cell>
          <table:table-cell table:formula="of:=(MAX (MIN ([.D798]; 1 - [.E798]); MIN (1 - [.D798]; [.E798]))+[.D798])/2" office:value-type="float" office:value="0.76083363095">
            <text:p>0.760833631</text:p>
          </table:table-cell>
          <table:table-cell table:number-columns-repeated="2"/>
        </table:table-row>
        <table:table-row table:style-name="ro1">
          <table:table-cell office:value-type="float" office:value="131.6442267124">
            <text:p>131.6442267124</text:p>
          </table:table-cell>
          <table:table-cell table:number-columns-repeated="2"/>
          <table:table-cell office:value-type="float" office:value="1.2728354481">
            <text:p>1.2728354481</text:p>
          </table:table-cell>
          <table:table-cell office:value-type="float" office:value="0.704185274">
            <text:p>0.704185274</text:p>
          </table:table-cell>
          <table:table-cell table:formula="of:=(MAX (MIN ([.D799]; 1 - [.E799]); MIN (1 - [.D799]; [.E799]))+[.D799])/2" office:value-type="float" office:value="0.78432508705">
            <text:p>0.7843250871</text:p>
          </table:table-cell>
          <table:table-cell table:number-columns-repeated="2"/>
        </table:table-row>
        <table:table-row table:style-name="ro1">
          <table:table-cell office:value-type="float" office:value="131.0339114911">
            <text:p>131.0339114911</text:p>
          </table:table-cell>
          <table:table-cell table:number-columns-repeated="2"/>
          <table:table-cell office:value-type="float" office:value="1.2749666477">
            <text:p>1.2749666477</text:p>
          </table:table-cell>
          <table:table-cell office:value-type="float" office:value="0.6646514265">
            <text:p>0.6646514265</text:p>
          </table:table-cell>
          <table:table-cell table:formula="of:=(MAX (MIN ([.D800]; 1 - [.E800]); MIN (1 - [.D800]; [.E800]))+[.D800])/2" office:value-type="float" office:value="0.8051576106">
            <text:p>0.8051576106</text:p>
          </table:table-cell>
          <table:table-cell table:number-columns-repeated="2"/>
        </table:table-row>
        <table:table-row table:style-name="ro1">
          <table:table-cell office:value-type="float" office:value="130.387534763">
            <text:p>130.387534763</text:p>
          </table:table-cell>
          <table:table-cell table:number-columns-repeated="2"/>
          <table:table-cell office:value-type="float" office:value="1.2771768314">
            <text:p>1.2771768314</text:p>
          </table:table-cell>
          <table:table-cell office:value-type="float" office:value="0.6308001033">
            <text:p>0.6308001033</text:p>
          </table:table-cell>
          <table:table-cell table:formula="of:=(MAX (MIN ([.D801]; 1 - [.E801]); MIN (1 - [.D801]; [.E801]))+[.D801])/2" office:value-type="float" office:value="0.82318836405">
            <text:p>0.8231883641</text:p>
          </table:table-cell>
          <table:table-cell table:number-columns-repeated="2"/>
        </table:table-row>
        <table:table-row table:style-name="ro1">
          <table:table-cell office:value-type="float" office:value="129.7109479643">
            <text:p>129.7109479643</text:p>
          </table:table-cell>
          <table:table-cell table:number-columns-repeated="2"/>
          <table:table-cell office:value-type="float" office:value="1.2794661642">
            <text:p>1.2794661642</text:p>
          </table:table-cell>
          <table:table-cell office:value-type="float" office:value="0.6028793655">
            <text:p>0.6028793655</text:p>
          </table:table-cell>
          <table:table-cell table:formula="of:=(MAX (MIN ([.D802]; 1 - [.E802]); MIN (1 - [.D802]; [.E802]))+[.D802])/2" office:value-type="float" office:value="0.83829339935">
            <text:p>0.8382933994</text:p>
          </table:table-cell>
          <table:table-cell table:number-columns-repeated="2"/>
        </table:table-row>
        <table:table-row table:style-name="ro1">
          <table:table-cell office:value-type="float" office:value="129.0102105344">
            <text:p>129.0102105344</text:p>
          </table:table-cell>
          <table:table-cell table:number-columns-repeated="2"/>
          <table:table-cell office:value-type="float" office:value="1.281834803">
            <text:p>1.281834803</text:p>
          </table:table-cell>
          <table:table-cell office:value-type="float" office:value="0.5810973731">
            <text:p>0.5810973731</text:p>
          </table:table-cell>
          <table:table-cell table:formula="of:=(MAX (MIN ([.D803]; 1 - [.E803]); MIN (1 - [.D803]; [.E803]))+[.D803])/2" office:value-type="float" office:value="0.85036871495">
            <text:p>0.850368715</text:p>
          </table:table-cell>
          <table:table-cell table:number-columns-repeated="2"/>
        </table:table-row>
        <table:table-row table:style-name="ro1">
          <table:table-cell office:value-type="float" office:value="128.2915482173">
            <text:p>128.2915482173</text:p>
          </table:table-cell>
          <table:table-cell table:number-columns-repeated="2"/>
          <table:table-cell office:value-type="float" office:value="1.2842828961">
            <text:p>1.2842828961</text:p>
          </table:table-cell>
          <table:table-cell office:value-type="float" office:value="0.565620579">
            <text:p>0.565620579</text:p>
          </table:table-cell>
          <table:table-cell table:formula="of:=(MAX (MIN ([.D804]; 1 - [.E804]); MIN (1 - [.D804]; [.E804]))+[.D804])/2" office:value-type="float" office:value="0.85933115855">
            <text:p>0.8593311586</text:p>
          </table:table-cell>
          <table:table-cell table:number-columns-repeated="2"/>
        </table:table-row>
        <table:table-row table:style-name="ro1">
          <table:table-cell office:value-type="float" office:value="127.561309884">
            <text:p>127.561309884</text:p>
          </table:table-cell>
          <table:table-cell table:number-columns-repeated="2"/>
          <table:table-cell office:value-type="float" office:value="1.2868105834">
            <text:p>1.2868105834</text:p>
          </table:table-cell>
          <table:table-cell office:value-type="float" office:value="0.5565722501">
            <text:p>0.5565722501</text:p>
          </table:table-cell>
          <table:table-cell table:formula="of:=(MAX (MIN ([.D805]; 1 - [.E805]); MIN (1 - [.D805]; [.E805]))+[.D805])/2" office:value-type="float" office:value="0.86511916665">
            <text:p>0.8651191667</text:p>
          </table:table-cell>
          <table:table-cell table:number-columns-repeated="2"/>
        </table:table-row>
        <table:table-row table:style-name="ro1">
          <table:table-cell office:value-type="float" office:value="126.8259232192">
            <text:p>126.8259232192</text:p>
          </table:table-cell>
          <table:table-cell table:number-columns-repeated="2"/>
          <table:table-cell office:value-type="float" office:value="1.289417996">
            <text:p>1.289417996</text:p>
          </table:table-cell>
          <table:table-cell office:value-type="float" office:value="0.5540313311">
            <text:p>0.5540313311</text:p>
          </table:table-cell>
          <table:table-cell table:formula="of:=(MAX (MIN ([.D806]; 1 - [.E806]); MIN (1 - [.D806]; [.E806]))+[.D806])/2" office:value-type="float" office:value="0.86769333245">
            <text:p>0.8676933325</text:p>
          </table:table-cell>
          <table:table-cell table:number-columns-repeated="2"/>
        </table:table-row>
        <table:table-row table:style-name="ro1">
          <table:table-cell office:value-type="float" office:value="126.0918496265">
            <text:p>126.0918496265</text:p>
          </table:table-cell>
          <table:table-cell table:number-columns-repeated="2"/>
          <table:table-cell office:value-type="float" office:value="1.2921052557">
            <text:p>1.2921052557</text:p>
          </table:table-cell>
          <table:table-cell office:value-type="float" office:value="0.558031663">
            <text:p>0.558031663</text:p>
          </table:table-cell>
          <table:table-cell table:formula="of:=(MAX (MIN ([.D807]; 1 - [.E807]); MIN (1 - [.D807]; [.E807]))+[.D807])/2" office:value-type="float" office:value="0.86703679635">
            <text:p>0.8670367964</text:p>
          </table:table-cell>
          <table:table-cell table:number-columns-repeated="2"/>
        </table:table-row>
        <table:table-row table:style-name="ro1">
          <table:table-cell office:value-type="float" office:value="125.3655387174">
            <text:p>125.3655387174</text:p>
          </table:table-cell>
          <table:table-cell table:number-columns-repeated="2"/>
          <table:table-cell office:value-type="float" office:value="1.2948724753">
            <text:p>1.2948724753</text:p>
          </table:table-cell>
          <table:table-cell office:value-type="float" office:value="0.5685615662">
            <text:p>0.5685615662</text:p>
          </table:table-cell>
          <table:table-cell table:formula="of:=(MAX (MIN ([.D808]; 1 - [.E808]); MIN (1 - [.D808]; [.E808]))+[.D808])/2" office:value-type="float" office:value="0.86315545455">
            <text:p>0.8631554546</text:p>
          </table:table-cell>
          <table:table-cell table:number-columns-repeated="2"/>
        </table:table-row>
        <table:table-row table:style-name="ro1">
          <table:table-cell office:value-type="float" office:value="124.6533827531">
            <text:p>124.6533827531</text:p>
          </table:table-cell>
          <table:table-cell table:number-columns-repeated="2"/>
          <table:table-cell office:value-type="float" office:value="1.2977197582">
            <text:p>1.2977197582</text:p>
          </table:table-cell>
          <table:table-cell office:value-type="float" office:value="0.5855637938">
            <text:p>0.5855637938</text:p>
          </table:table-cell>
          <table:table-cell table:formula="of:=(MAX (MIN ([.D809]; 1 - [.E809]); MIN (1 - [.D809]; [.E809]))+[.D809])/2" office:value-type="float" office:value="0.8560779822">
            <text:p>0.8560779822</text:p>
          </table:table-cell>
          <table:table-cell table:number-columns-repeated="2"/>
        </table:table-row>
        <table:table-row table:style-name="ro1">
          <table:table-cell office:value-type="float" office:value="123.961671412">
            <text:p>123.961671412</text:p>
          </table:table-cell>
          <table:table-cell table:number-columns-repeated="2"/>
          <table:table-cell office:value-type="float" office:value="1.3006471974">
            <text:p>1.3006471974</text:p>
          </table:table-cell>
          <table:table-cell office:value-type="float" office:value="0.6089358563">
            <text:p>0.6089358563</text:p>
          </table:table-cell>
          <table:table-cell table:formula="of:=(MAX (MIN ([.D810]; 1 - [.E810]); MIN (1 - [.D810]; [.E810]))+[.D810])/2" office:value-type="float" office:value="0.84585567055">
            <text:p>0.8458556706</text:p>
          </table:table-cell>
          <table:table-cell table:number-columns-repeated="2"/>
        </table:table-row>
        <table:table-row table:style-name="ro1">
          <table:table-cell office:value-type="float" office:value="123.296547253">
            <text:p>123.296547253</text:p>
          </table:table-cell>
          <table:table-cell table:number-columns-repeated="2"/>
          <table:table-cell office:value-type="float" office:value="1.3036548761">
            <text:p>1.3036548761</text:p>
          </table:table-cell>
          <table:table-cell office:value-type="float" office:value="0.6385307172">
            <text:p>0.6385307172</text:p>
          </table:table-cell>
          <table:table-cell table:formula="of:=(MAX (MIN ([.D811]; 1 - [.E811]); MIN (1 - [.D811]; [.E811]))+[.D811])/2" office:value-type="float" office:value="0.83256207945">
            <text:p>0.8325620795</text:p>
          </table:table-cell>
          <table:table-cell table:number-columns-repeated="2"/>
        </table:table-row>
        <table:table-row table:style-name="ro1">
          <table:table-cell office:value-type="float" office:value="122.6639622402">
            <text:p>122.6639622402</text:p>
          </table:table-cell>
          <table:table-cell table:number-columns-repeated="2"/>
          <table:table-cell office:value-type="float" office:value="1.3067428666">
            <text:p>1.3067428666</text:p>
          </table:table-cell>
          <table:table-cell office:value-type="float" office:value="0.6741578538">
            <text:p>0.6741578538</text:p>
          </table:table-cell>
          <table:table-cell table:formula="of:=(MAX (MIN ([.D812]; 1 - [.E812]); MIN (1 - [.D812]; [.E812]))+[.D812])/2" office:value-type="float" office:value="0.8162925064">
            <text:p>0.8162925064</text:p>
          </table:table-cell>
          <table:table-cell table:number-columns-repeated="2"/>
        </table:table-row>
        <table:table-row table:style-name="ro1">
          <table:table-cell office:value-type="float" office:value="122.0696356842">
            <text:p>122.0696356842</text:p>
          </table:table-cell>
          <table:table-cell table:number-columns-repeated="2"/>
          <table:table-cell office:value-type="float" office:value="1.3099112302">
            <text:p>1.3099112302</text:p>
          </table:table-cell>
          <table:table-cell office:value-type="float" office:value="0.7155846741">
            <text:p>0.7155846741</text:p>
          </table:table-cell>
          <table:table-cell table:formula="of:=(MAX (MIN ([.D813]; 1 - [.E813]); MIN (1 - [.D813]; [.E813]))+[.D813])/2" office:value-type="float" office:value="0.79716327805">
            <text:p>0.7971632781</text:p>
          </table:table-cell>
          <table:table-cell table:number-columns-repeated="2"/>
        </table:table-row>
        <table:table-row table:style-name="ro1">
          <table:table-cell office:value-type="float" office:value="121.5190139452">
            <text:p>121.5190139452</text:p>
          </table:table-cell>
          <table:table-cell table:number-columns-repeated="2"/>
          <table:table-cell office:value-type="float" office:value="1.3131600165">
            <text:p>1.3131600165</text:p>
          </table:table-cell>
          <table:table-cell office:value-type="float" office:value="0.7625382776">
            <text:p>0.7625382776</text:p>
          </table:table-cell>
          <table:table-cell table:formula="of:=(MAX (MIN ([.D814]; 1 - [.E814]); MIN (1 - [.D814]; [.E814]))+[.D814])/2" office:value-type="float" office:value="0.77531086945">
            <text:p>0.7753108695</text:p>
          </table:table-cell>
          <table:table-cell table:number-columns-repeated="2"/>
        </table:table-row>
        <table:table-row table:style-name="ro1">
          <table:table-cell office:value-type="float" office:value="121.0172322264">
            <text:p>121.0172322264</text:p>
          </table:table-cell>
          <table:table-cell table:number-columns-repeated="2"/>
          <table:table-cell office:value-type="float" office:value="1.3164892631">
            <text:p>1.3164892631</text:p>
          </table:table-cell>
          <table:table-cell office:value-type="float" office:value="0.8147075442">
            <text:p>0.8147075442</text:p>
          </table:table-cell>
          <table:table-cell table:formula="of:=(MAX (MIN ([.D815]; 1 - [.E815]); MIN (1 - [.D815]; [.E815]))+[.D815])/2" office:value-type="float" office:value="0.75089085945">
            <text:p>0.7508908595</text:p>
          </table:table-cell>
          <table:table-cell table:number-columns-repeated="2"/>
        </table:table-row>
        <table:table-row table:style-name="ro1">
          <table:table-cell office:value-type="float" office:value="120.5690787643">
            <text:p>120.5690787643</text:p>
          </table:table-cell>
          <table:table-cell table:number-columns-repeated="2"/>
          <table:table-cell office:value-type="float" office:value="1.3198989949">
            <text:p>1.3198989949</text:p>
          </table:table-cell>
          <table:table-cell office:value-type="float" office:value="0.8717455328">
            <text:p>0.8717455328</text:p>
          </table:table-cell>
          <table:table-cell table:formula="of:=(MAX (MIN ([.D816]; 1 - [.E816]); MIN (1 - [.D816]; [.E816]))+[.D816])/2" office:value-type="float" office:value="0.72407673105">
            <text:p>0.7240767311</text:p>
          </table:table-cell>
          <table:table-cell table:number-columns-repeated="2"/>
        </table:table-row>
        <table:table-row table:style-name="ro1">
          <table:table-cell office:value-type="float" office:value="120.1789617067">
            <text:p>120.1789617067</text:p>
          </table:table-cell>
          <table:table-cell table:number-columns-repeated="2"/>
          <table:table-cell office:value-type="float" office:value="1.3233892237">
            <text:p>1.3233892237</text:p>
          </table:table-cell>
          <table:table-cell office:value-type="float" office:value="0.9332721661">
            <text:p>0.9332721661</text:p>
          </table:table-cell>
          <table:table-cell table:formula="of:=(MAX (MIN ([.D817]; 1 - [.E817]); MIN (1 - [.D817]; [.E817]))+[.D817])/2" office:value-type="float" office:value="0.6950585288">
            <text:p>0.6950585288</text:p>
          </table:table-cell>
          <table:table-cell table:number-columns-repeated="2"/>
        </table:table-row>
        <table:table-row table:style-name="ro1">
          <table:table-cell office:value-type="float" office:value="119.850878938">
            <text:p>119.850878938</text:p>
          </table:table-cell>
          <table:table-cell table:number-columns-repeated="2"/>
          <table:table-cell office:value-type="float" office:value="1.3269599473">
            <text:p>1.3269599473</text:p>
          </table:table-cell>
          <table:table-cell office:value-type="float" office:value="0.9988771785">
            <text:p>0.9988771785</text:p>
          </table:table-cell>
          <table:table-cell table:formula="of:=(MAX (MIN ([.D818]; 1 - [.E818]); MIN (1 - [.D818]; [.E818]))+[.D818])/2" office:value-type="float" office:value="0.6640413844">
            <text:p>0.6640413844</text:p>
          </table:table-cell>
          <table:table-cell table:number-columns-repeated="2"/>
        </table:table-row>
        <table:table-row table:style-name="ro1">
          <table:table-cell office:value-type="float" office:value="119.5883910874">
            <text:p>119.5883910874</text:p>
          </table:table-cell>
          <table:table-cell table:number-columns-repeated="2"/>
          <table:table-cell office:value-type="float" office:value="1.3306111492">
            <text:p>1.3306111492</text:p>
          </table:table-cell>
          <table:table-cell office:value-type="float" office:value="1.0681232985">
            <text:p>1.0681232985</text:p>
          </table:table-cell>
          <table:table-cell table:formula="of:=(MAX (MIN ([.D819]; 1 - [.E819]); MIN (1 - [.D819]; [.E819]))+[.D819])/2" office:value-type="float" office:value="0.63124392535">
            <text:p>0.6312439254</text:p>
          </table:table-cell>
          <table:table-cell table:number-columns-repeated="2"/>
        </table:table-row>
        <table:table-row table:style-name="ro1">
          <table:table-cell office:value-type="float" office:value="119.3945979266">
            <text:p>119.3945979266</text:p>
          </table:table-cell>
          <table:table-cell table:number-columns-repeated="2"/>
          <table:table-cell office:value-type="float" office:value="1.3343427976">
            <text:p>1.3343427976</text:p>
          </table:table-cell>
          <table:table-cell office:value-type="float" office:value="1.1405496368">
            <text:p>1.1405496368</text:p>
          </table:table-cell>
          <table:table-cell table:formula="of:=(MAX (MIN ([.D820]; 1 - [.E820]); MIN (1 - [.D820]; [.E820]))+[.D820])/2" office:value-type="float" office:value="0.5968965804">
            <text:p>0.5968965804</text:p>
          </table:table-cell>
          <table:table-cell table:number-columns-repeated="2"/>
        </table:table-row>
        <table:table-row table:style-name="ro1">
          <table:table-cell office:value-type="float" office:value="119.2721183299">
            <text:p>119.2721183299</text:p>
          </table:table-cell>
          <table:table-cell table:number-columns-repeated="2"/>
          <table:table-cell office:value-type="float" office:value="1.3381548449">
            <text:p>1.3381548449</text:p>
          </table:table-cell>
          <table:table-cell office:value-type="float" office:value="1.2156752482">
            <text:p>1.2156752482</text:p>
          </table:table-cell>
          <table:table-cell table:formula="of:=(MAX (MIN ([.D821]; 1 - [.E821]); MIN (1 - [.D821]; [.E821]))+[.D821])/2" office:value-type="float" office:value="0.56123979835">
            <text:p>0.5612397984</text:p>
          </table:table-cell>
          <table:table-cell table:number-columns-repeated="2"/>
        </table:table-row>
        <table:table-row table:style-name="ro1">
          <table:table-cell office:value-type="float" office:value="119.2230739382">
            <text:p>119.2230739382</text:p>
          </table:table-cell>
          <table:table-cell table:number-columns-repeated="2"/>
          <table:table-cell office:value-type="float" office:value="1.3420472269">
            <text:p>1.3420472269</text:p>
          </table:table-cell>
          <table:table-cell office:value-type="float" office:value="1.2930028352">
            <text:p>1.2930028352</text:p>
          </table:table-cell>
          <table:table-cell table:formula="of:=(MAX (MIN ([.D822]; 1 - [.E822]); MIN (1 - [.D822]; [.E822]))+[.D822])/2" office:value-type="float" office:value="0.52452219585">
            <text:p>0.5245221959</text:p>
          </table:table-cell>
          <table:table-cell table:number-columns-repeated="2"/>
        </table:table-row>
        <table:table-row table:style-name="ro1">
          <table:table-cell office:value-type="float" office:value="119.2490766342">
            <text:p>119.2490766342</text:p>
          </table:table-cell>
          <table:table-cell table:number-columns-repeated="2"/>
          <table:table-cell office:value-type="float" office:value="1.346019862">
            <text:p>1.346019862</text:p>
          </table:table-cell>
          <table:table-cell office:value-type="float" office:value="1.372022558">
            <text:p>1.372022558</text:p>
          </table:table-cell>
          <table:table-cell table:formula="of:=(MAX (MIN ([.D823]; 1 - [.E823]); MIN (1 - [.D823]; [.E823]))+[.D82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3512199007">
            <text:p>119.3512199007</text:p>
          </table:table-cell>
          <table:table-cell table:number-columns-repeated="2"/>
          <table:table-cell office:value-type="float" office:value="1.3500726502">
            <text:p>1.3500726502</text:p>
          </table:table-cell>
          <table:table-cell office:value-type="float" office:value="1.4522159167">
            <text:p>1.4522159167</text:p>
          </table:table-cell>
          <table:table-cell table:formula="of:=(MAX (MIN ([.D824]; 1 - [.E824]); MIN (1 - [.D824]; [.E824]))+[.D82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5300740991">
            <text:p>119.5300740991</text:p>
          </table:table-cell>
          <table:table-cell table:number-columns-repeated="2"/>
          <table:table-cell office:value-type="float" office:value="1.3542054727">
            <text:p>1.3542054727</text:p>
          </table:table-cell>
          <table:table-cell office:value-type="float" office:value="1.5330596711">
            <text:p>1.5330596711</text:p>
          </table:table-cell>
          <table:table-cell table:formula="of:=(MAX (MIN ([.D825]; 1 - [.E825]); MIN (1 - [.D825]; [.E825]))+[.D82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19.7856856694">
            <text:p>119.7856856694</text:p>
          </table:table-cell>
          <table:table-cell table:number-columns-repeated="2"/>
          <table:table-cell office:value-type="float" office:value="1.3584181906">
            <text:p>1.3584181906</text:p>
          </table:table-cell>
          <table:table-cell office:value-type="float" office:value="1.6140297609">
            <text:p>1.6140297609</text:p>
          </table:table-cell>
          <table:table-cell table:formula="of:=(MAX (MIN ([.D826]; 1 - [.E826]); MIN (1 - [.D826]; [.E826]))+[.D82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0.1175802183">
            <text:p>120.1175802183</text:p>
          </table:table-cell>
          <table:table-cell table:number-columns-repeated="2"/>
          <table:table-cell office:value-type="float" office:value="1.3627106442">
            <text:p>1.3627106442</text:p>
          </table:table-cell>
          <table:table-cell office:value-type="float" office:value="1.6946051932">
            <text:p>1.6946051932</text:p>
          </table:table-cell>
          <table:table-cell table:formula="of:=(MAX (MIN ([.D827]; 1 - [.E827]); MIN (1 - [.D827]; [.E827]))+[.D82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0.5247694285">
            <text:p>120.5247694285</text:p>
          </table:table-cell>
          <table:table-cell table:number-columns-repeated="2"/>
          <table:table-cell office:value-type="float" office:value="1.3670826521">
            <text:p>1.3670826521</text:p>
          </table:table-cell>
          <table:table-cell office:value-type="float" office:value="1.7742718623">
            <text:p>1.7742718623</text:p>
          </table:table-cell>
          <table:table-cell table:formula="of:=(MAX (MIN ([.D828]; 1 - [.E828]); MIN (1 - [.D828]; [.E828]))+[.D82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1.0057616862">
            <text:p>121.0057616862</text:p>
          </table:table-cell>
          <table:table-cell table:number-columns-repeated="2"/>
          <table:table-cell office:value-type="float" office:value="1.37153401">
            <text:p>1.37153401</text:p>
          </table:table-cell>
          <table:table-cell office:value-type="float" office:value="1.8525262678">
            <text:p>1.8525262678</text:p>
          </table:table-cell>
          <table:table-cell table:formula="of:=(MAX (MIN ([.D829]; 1 - [.E829]); MIN (1 - [.D829]; [.E829]))+[.D82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1.5585762973">
            <text:p>121.5585762973</text:p>
          </table:table-cell>
          <table:table-cell table:number-columns-repeated="2"/>
          <table:table-cell office:value-type="float" office:value="1.3760644901">
            <text:p>1.3760644901</text:p>
          </table:table-cell>
          <table:table-cell office:value-type="float" office:value="1.9288791012">
            <text:p>1.9288791012</text:p>
          </table:table-cell>
          <table:table-cell table:formula="of:=(MAX (MIN ([.D830]; 1 - [.E830]); MIN (1 - [.D830]; [.E830]))+[.D83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2.1807611266">
            <text:p>122.1807611266</text:p>
          </table:table-cell>
          <table:table-cell table:number-columns-repeated="2"/>
          <table:table-cell office:value-type="float" office:value="1.3806738397">
            <text:p>1.3806738397</text:p>
          </table:table-cell>
          <table:table-cell office:value-type="float" office:value="2.0028586689">
            <text:p>2.0028586689</text:p>
          </table:table-cell>
          <table:table-cell table:formula="of:=(MAX (MIN ([.D831]; 1 - [.E831]); MIN (1 - [.D831]; [.E831]))+[.D83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2.8694134714">
            <text:p>122.8694134714</text:p>
          </table:table-cell>
          <table:table-cell table:number-columns-repeated="2"/>
          <table:table-cell office:value-type="float" office:value="1.3853617803">
            <text:p>1.3853617803</text:p>
          </table:table-cell>
          <table:table-cell office:value-type="float" office:value="2.0740141251">
            <text:p>2.0740141251</text:p>
          </table:table-cell>
          <table:table-cell table:formula="of:=(MAX (MIN ([.D832]; 1 - [.E832]); MIN (1 - [.D832]; [.E832]))+[.D83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3.6212039528">
            <text:p>123.6212039528</text:p>
          </table:table-cell>
          <table:table-cell table:number-columns-repeated="2"/>
          <table:table-cell office:value-type="float" office:value="1.3901280068">
            <text:p>1.3901280068</text:p>
          </table:table-cell>
          <table:table-cell office:value-type="float" office:value="2.1419184882">
            <text:p>2.1419184882</text:p>
          </table:table-cell>
          <table:table-cell table:formula="of:=(MAX (MIN ([.D833]; 1 - [.E833]); MIN (1 - [.D833]; [.E833]))+[.D83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4.4324031848">
            <text:p>124.4324031848</text:p>
          </table:table-cell>
          <table:table-cell table:number-columns-repeated="2"/>
          <table:table-cell office:value-type="float" office:value="1.3949721859">
            <text:p>1.3949721859</text:p>
          </table:table-cell>
          <table:table-cell office:value-type="float" office:value="2.2061714179">
            <text:p>2.2061714179</text:p>
          </table:table-cell>
          <table:table-cell table:formula="of:=(MAX (MIN ([.D834]; 1 - [.E834]); MIN (1 - [.D834]; [.E834]))+[.D83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5.2989109618">
            <text:p>125.2989109618</text:p>
          </table:table-cell>
          <table:table-cell table:number-columns-repeated="2"/>
          <table:table-cell office:value-type="float" office:value="1.3998939557">
            <text:p>1.3998939557</text:p>
          </table:table-cell>
          <table:table-cell office:value-type="float" office:value="2.2664017326">
            <text:p>2.2664017326</text:p>
          </table:table-cell>
          <table:table-cell table:formula="of:=(MAX (MIN ([.D835]; 1 - [.E835]); MIN (1 - [.D835]; [.E835]))+[.D83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6.2162876872">
            <text:p>126.2162876872</text:p>
          </table:table-cell>
          <table:table-cell table:number-columns-repeated="2"/>
          <table:table-cell office:value-type="float" office:value="1.4048929237">
            <text:p>1.4048929237</text:p>
          </table:table-cell>
          <table:table-cell office:value-type="float" office:value="2.3222696491">
            <text:p>2.3222696491</text:p>
          </table:table-cell>
          <table:table-cell table:formula="of:=(MAX (MIN ([.D836]; 1 - [.E836]); MIN (1 - [.D836]; [.E836]))+[.D83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7.1797877521">
            <text:p>127.1797877521</text:p>
          </table:table-cell>
          <table:table-cell table:number-columns-repeated="2"/>
          <table:table-cell office:value-type="float" office:value="1.4099686665">
            <text:p>1.4099686665</text:p>
          </table:table-cell>
          <table:table-cell office:value-type="float" office:value="2.3734687313">
            <text:p>2.3734687313</text:p>
          </table:table-cell>
          <table:table-cell table:formula="of:=(MAX (MIN ([.D837]; 1 - [.E837]); MIN (1 - [.D837]; [.E837]))+[.D83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8.1843945592">
            <text:p>128.1843945592</text:p>
          </table:table-cell>
          <table:table-cell table:number-columns-repeated="2"/>
          <table:table-cell office:value-type="float" office:value="1.4151207281">
            <text:p>1.4151207281</text:p>
          </table:table-cell>
          <table:table-cell office:value-type="float" office:value="2.4197275352">
            <text:p>2.4197275352</text:p>
          </table:table-cell>
          <table:table-cell table:formula="of:=(MAX (MIN ([.D838]; 1 - [.E838]); MIN (1 - [.D838]; [.E838]))+[.D83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29.2248568833">
            <text:p>129.2248568833</text:p>
          </table:table-cell>
          <table:table-cell table:number-columns-repeated="2"/>
          <table:table-cell office:value-type="float" office:value="1.4203486191">
            <text:p>1.4203486191</text:p>
          </table:table-cell>
          <table:table-cell office:value-type="float" office:value="2.4608109433">
            <text:p>2.4608109433</text:p>
          </table:table-cell>
          <table:table-cell table:formula="of:=(MAX (MIN ([.D839]; 1 - [.E839]); MIN (1 - [.D839]; [.E839]))+[.D83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0.2957262505">
            <text:p>130.2957262505</text:p>
          </table:table-cell>
          <table:table-cell table:number-columns-repeated="2"/>
          <table:table-cell office:value-type="float" office:value="1.4256518153">
            <text:p>1.4256518153</text:p>
          </table:table-cell>
          <table:table-cell office:value-type="float" office:value="2.4965211825">
            <text:p>2.4965211825</text:p>
          </table:table-cell>
          <table:table-cell table:formula="of:=(MAX (MIN ([.D840]; 1 - [.E840]); MIN (1 - [.D840]; [.E840]))+[.D84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1.3913950186">
            <text:p>131.3913950186</text:p>
          </table:table-cell>
          <table:table-cell table:number-columns-repeated="2"/>
          <table:table-cell office:value-type="float" office:value="1.4310297563">
            <text:p>1.4310297563</text:p>
          </table:table-cell>
          <table:table-cell office:value-type="float" office:value="2.5266985244">
            <text:p>2.5266985244</text:p>
          </table:table-cell>
          <table:table-cell table:formula="of:=(MAX (MIN ([.D841]; 1 - [.E841]); MIN (1 - [.D841]; [.E841]))+[.D84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2.5061348425">
            <text:p>132.5061348425</text:p>
          </table:table-cell>
          <table:table-cell table:number-columns-repeated="2"/>
          <table:table-cell office:value-type="float" office:value="1.436481845">
            <text:p>1.436481845</text:p>
          </table:table-cell>
          <table:table-cell office:value-type="float" office:value="2.551221669">
            <text:p>2.551221669</text:p>
          </table:table-cell>
          <table:table-cell table:formula="of:=(MAX (MIN ([.D842]; 1 - [.E842]); MIN (1 - [.D842]; [.E842]))+[.D84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3.6341352131">
            <text:p>133.6341352131</text:p>
          </table:table-cell>
          <table:table-cell table:number-columns-repeated="2"/>
          <table:table-cell office:value-type="float" office:value="1.4420074458">
            <text:p>1.4420074458</text:p>
          </table:table-cell>
          <table:table-cell office:value-type="float" office:value="2.5700078164">
            <text:p>2.5700078164</text:p>
          </table:table-cell>
          <table:table-cell table:formula="of:=(MAX (MIN ([.D843]; 1 - [.E843]); MIN (1 - [.D843]; [.E843]))+[.D84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4.7695417624">
            <text:p>134.7695417624</text:p>
          </table:table-cell>
          <table:table-cell table:number-columns-repeated="2"/>
          <table:table-cell office:value-type="float" office:value="1.4476058835">
            <text:p>1.4476058835</text:p>
          </table:table-cell>
          <table:table-cell office:value-type="float" office:value="2.5830124329">
            <text:p>2.5830124329</text:p>
          </table:table-cell>
          <table:table-cell table:formula="of:=(MAX (MIN ([.D844]; 1 - [.E844]); MIN (1 - [.D844]; [.E844]))+[.D84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5.9064940434">
            <text:p>135.9064940434</text:p>
          </table:table-cell>
          <table:table-cell table:number-columns-repeated="2"/>
          <table:table-cell office:value-type="float" office:value="1.4532764423">
            <text:p>1.4532764423</text:p>
          </table:table-cell>
          <table:table-cell office:value-type="float" office:value="2.5902287232">
            <text:p>2.5902287232</text:p>
          </table:table-cell>
          <table:table-cell table:formula="of:=(MAX (MIN ([.D845]; 1 - [.E845]); MIN (1 - [.D845]; [.E845]))+[.D84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7.0391624985">
            <text:p>137.0391624985</text:p>
          </table:table-cell>
          <table:table-cell table:number-columns-repeated="2"/>
          <table:table-cell office:value-type="float" office:value="1.4590183644">
            <text:p>1.4590183644</text:p>
          </table:table-cell>
          <table:table-cell office:value-type="float" office:value="2.5916868195">
            <text:p>2.5916868195</text:p>
          </table:table-cell>
          <table:table-cell table:formula="of:=(MAX (MIN ([.D846]; 1 - [.E846]); MIN (1 - [.D846]; [.E846]))+[.D84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8.1617843523">
            <text:p>138.1617843523</text:p>
          </table:table-cell>
          <table:table-cell table:number-columns-repeated="2"/>
          <table:table-cell office:value-type="float" office:value="1.4648308489">
            <text:p>1.4648308489</text:p>
          </table:table-cell>
          <table:table-cell office:value-type="float" office:value="2.5874527027">
            <text:p>2.5874527027</text:p>
          </table:table-cell>
          <table:table-cell table:formula="of:=(MAX (MIN ([.D847]; 1 - [.E847]); MIN (1 - [.D847]; [.E847]))+[.D84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9.2686981759">
            <text:p>139.2686981759</text:p>
          </table:table-cell>
          <table:table-cell table:number-columns-repeated="2"/>
          <table:table-cell office:value-type="float" office:value="1.4707130507">
            <text:p>1.4707130507</text:p>
          </table:table-cell>
          <table:table-cell office:value-type="float" office:value="2.5776268742">
            <text:p>2.5776268742</text:p>
          </table:table-cell>
          <table:table-cell table:formula="of:=(MAX (MIN ([.D848]; 1 - [.E848]); MIN (1 - [.D848]; [.E848]))+[.D84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0.3543768916">
            <text:p>140.3543768916</text:p>
          </table:table-cell>
          <table:table-cell table:number-columns-repeated="2"/>
          <table:table-cell office:value-type="float" office:value="1.476664079">
            <text:p>1.476664079</text:p>
          </table:table-cell>
          <table:table-cell office:value-type="float" office:value="2.5623427948">
            <text:p>2.5623427948</text:p>
          </table:table-cell>
          <table:table-cell table:formula="of:=(MAX (MIN ([.D849]; 1 - [.E849]); MIN (1 - [.D849]; [.E849]))+[.D84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1.4134590078">
            <text:p>141.4134590078</text:p>
          </table:table-cell>
          <table:table-cell table:number-columns-repeated="2"/>
          <table:table-cell office:value-type="float" office:value="1.4826829966">
            <text:p>1.4826829966</text:p>
          </table:table-cell>
          <table:table-cell office:value-type="float" office:value="2.5417651127">
            <text:p>2.5417651127</text:p>
          </table:table-cell>
          <table:table-cell table:formula="of:=(MAX (MIN ([.D850]; 1 - [.E850]); MIN (1 - [.D850]; [.E850]))+[.D85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2.4407778925">
            <text:p>142.4407778925</text:p>
          </table:table-cell>
          <table:table-cell table:number-columns-repeated="2"/>
          <table:table-cell office:value-type="float" office:value="1.4887688182">
            <text:p>1.4887688182</text:p>
          </table:table-cell>
          <table:table-cell office:value-type="float" office:value="2.5160877029">
            <text:p>2.5160877029</text:p>
          </table:table-cell>
          <table:table-cell table:formula="of:=(MAX (MIN ([.D851]; 1 - [.E851]); MIN (1 - [.D851]; [.E851]))+[.D85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3.4313889215">
            <text:p>143.4313889215</text:p>
          </table:table-cell>
          <table:table-cell table:number-columns-repeated="2"/>
          <table:table-cell office:value-type="float" office:value="1.4949205096">
            <text:p>1.4949205096</text:p>
          </table:table-cell>
          <table:table-cell office:value-type="float" office:value="2.4855315386">
            <text:p>2.4855315386</text:p>
          </table:table-cell>
          <table:table-cell table:formula="of:=(MAX (MIN ([.D852]; 1 - [.E852]); MIN (1 - [.D852]; [.E852]))+[.D85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4.3805943555">
            <text:p>144.3805943555</text:p>
          </table:table-cell>
          <table:table-cell table:number-columns-repeated="2"/>
          <table:table-cell office:value-type="float" office:value="1.5011369868">
            <text:p>1.5011369868</text:p>
          </table:table-cell>
          <table:table-cell office:value-type="float" office:value="2.4503424207">
            <text:p>2.4503424207</text:p>
          </table:table-cell>
          <table:table-cell table:formula="of:=(MAX (MIN ([.D853]; 1 - [.E853]); MIN (1 - [.D853]; [.E853]))+[.D85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5.2839658299">
            <text:p>145.2839658299</text:p>
          </table:table-cell>
          <table:table-cell table:number-columns-repeated="2"/>
          <table:table-cell office:value-type="float" office:value="1.5074171142">
            <text:p>1.5074171142</text:p>
          </table:table-cell>
          <table:table-cell office:value-type="float" office:value="2.4107885887">
            <text:p>2.4107885887</text:p>
          </table:table-cell>
          <table:table-cell table:formula="of:=(MAX (MIN ([.D854]; 1 - [.E854]); MIN (1 - [.D854]; [.E854]))+[.D85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6.1373643622">
            <text:p>146.1373643622</text:p>
          </table:table-cell>
          <table:table-cell table:number-columns-repeated="2"/>
          <table:table-cell office:value-type="float" office:value="1.5137597043">
            <text:p>1.5137597043</text:p>
          </table:table-cell>
          <table:table-cell office:value-type="float" office:value="2.3671582366">
            <text:p>2.3671582366</text:p>
          </table:table-cell>
          <table:table-cell table:formula="of:=(MAX (MIN ([.D855]; 1 - [.E855]); MIN (1 - [.D855]; [.E855]))+[.D85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6.936957806">
            <text:p>146.936957806</text:p>
          </table:table-cell>
          <table:table-cell table:number-columns-repeated="2"/>
          <table:table-cell office:value-type="float" office:value="1.5201635159">
            <text:p>1.5201635159</text:p>
          </table:table-cell>
          <table:table-cell office:value-type="float" office:value="2.3197569598">
            <text:p>2.3197569598</text:p>
          </table:table-cell>
          <table:table-cell table:formula="of:=(MAX (MIN ([.D856]; 1 - [.E856]); MIN (1 - [.D856]; [.E856]))+[.D85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7.6792357084">
            <text:p>147.6792357084</text:p>
          </table:table-cell>
          <table:table-cell table:number-columns-repeated="2"/>
          <table:table-cell office:value-type="float" office:value="1.5266272539">
            <text:p>1.5266272539</text:p>
          </table:table-cell>
          <table:table-cell office:value-type="float" office:value="2.2689051562">
            <text:p>2.2689051562</text:p>
          </table:table-cell>
          <table:table-cell table:formula="of:=(MAX (MIN ([.D857]; 1 - [.E857]); MIN (1 - [.D857]; [.E857]))+[.D85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8.3610215458">
            <text:p>148.3610215458</text:p>
          </table:table-cell>
          <table:table-cell table:number-columns-repeated="2"/>
          <table:table-cell office:value-type="float" office:value="1.5331495675">
            <text:p>1.5331495675</text:p>
          </table:table-cell>
          <table:table-cell office:value-type="float" office:value="2.2149354049">
            <text:p>2.2149354049</text:p>
          </table:table-cell>
          <table:table-cell table:formula="of:=(MAX (MIN ([.D858]; 1 - [.E858]); MIN (1 - [.D858]; [.E858]))+[.D858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8.9794823423">
            <text:p>148.9794823423</text:p>
          </table:table-cell>
          <table:table-cell table:number-columns-repeated="2"/>
          <table:table-cell office:value-type="float" office:value="1.5397290499">
            <text:p>1.5397290499</text:p>
          </table:table-cell>
          <table:table-cell office:value-type="float" office:value="2.1581898464">
            <text:p>2.1581898464</text:p>
          </table:table-cell>
          <table:table-cell table:formula="of:=(MAX (MIN ([.D859]; 1 - [.E859]); MIN (1 - [.D859]; [.E859]))+[.D859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49.532135691">
            <text:p>149.532135691</text:p>
          </table:table-cell>
          <table:table-cell table:number-columns-repeated="2"/>
          <table:table-cell office:value-type="float" office:value="1.546364237">
            <text:p>1.546364237</text:p>
          </table:table-cell>
          <table:table-cell office:value-type="float" office:value="2.0990175857">
            <text:p>2.0990175857</text:p>
          </table:table-cell>
          <table:table-cell table:formula="of:=(MAX (MIN ([.D860]; 1 - [.E860]); MIN (1 - [.D860]; [.E860]))+[.D860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0.016854223">
            <text:p>150.016854223</text:p>
          </table:table-cell>
          <table:table-cell table:number-columns-repeated="2"/>
          <table:table-cell office:value-type="float" office:value="1.5530536066">
            <text:p>1.5530536066</text:p>
          </table:table-cell>
          <table:table-cell office:value-type="float" office:value="2.0377721387">
            <text:p>2.0377721387</text:p>
          </table:table-cell>
          <table:table-cell table:formula="of:=(MAX (MIN ([.D861]; 1 - [.E861]); MIN (1 - [.D861]; [.E861]))+[.D861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0.4318675881">
            <text:p>150.4318675881</text:p>
          </table:table-cell>
          <table:table-cell table:number-columns-repeated="2"/>
          <table:table-cell office:value-type="float" office:value="1.5597955779">
            <text:p>1.5597955779</text:p>
          </table:table-cell>
          <table:table-cell office:value-type="float" office:value="1.974808943">
            <text:p>1.974808943</text:p>
          </table:table-cell>
          <table:table-cell table:formula="of:=(MAX (MIN ([.D862]; 1 - [.E862]); MIN (1 - [.D862]; [.E862]))+[.D862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0.7757620274">
            <text:p>150.7757620274</text:p>
          </table:table-cell>
          <table:table-cell table:number-columns-repeated="2"/>
          <table:table-cell office:value-type="float" office:value="1.5665885102">
            <text:p>1.5665885102</text:p>
          </table:table-cell>
          <table:table-cell office:value-type="float" office:value="1.9104829495">
            <text:p>1.9104829495</text:p>
          </table:table-cell>
          <table:table-cell table:formula="of:=(MAX (MIN ([.D863]; 1 - [.E863]); MIN (1 - [.D863]; [.E863]))+[.D863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1.0474776374">
            <text:p>151.0474776374</text:p>
          </table:table-cell>
          <table:table-cell table:number-columns-repeated="2"/>
          <table:table-cell office:value-type="float" office:value="1.5734307025">
            <text:p>1.5734307025</text:p>
          </table:table-cell>
          <table:table-cell office:value-type="float" office:value="1.8451463125">
            <text:p>1.8451463125</text:p>
          </table:table-cell>
          <table:table-cell table:formula="of:=(MAX (MIN ([.D864]; 1 - [.E864]); MIN (1 - [.D864]; [.E864]))+[.D864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1.2463034374">
            <text:p>151.2463034374</text:p>
          </table:table-cell>
          <table:table-cell table:number-columns-repeated="2"/>
          <table:table-cell office:value-type="float" office:value="1.5803203929">
            <text:p>1.5803203929</text:p>
          </table:table-cell>
          <table:table-cell office:value-type="float" office:value="1.7791461929">
            <text:p>1.7791461929</text:p>
          </table:table-cell>
          <table:table-cell table:formula="of:=(MAX (MIN ([.D865]; 1 - [.E865]); MIN (1 - [.D865]; [.E865]))+[.D865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1.3718703674">
            <text:p>151.3718703674</text:p>
          </table:table-cell>
          <table:table-cell table:number-columns-repeated="2"/>
          <table:table-cell office:value-type="float" office:value="1.5872557578">
            <text:p>1.5872557578</text:p>
          </table:table-cell>
          <table:table-cell office:value-type="float" office:value="1.7128226878">
            <text:p>1.7128226878</text:p>
          </table:table-cell>
          <table:table-cell table:formula="of:=(MAX (MIN ([.D866]; 1 - [.E866]); MIN (1 - [.D866]; [.E866]))+[.D866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1.4241423543">
            <text:p>151.4241423543</text:p>
          </table:table-cell>
          <table:table-cell table:number-columns-repeated="2"/>
          <table:table-cell office:value-type="float" office:value="1.5942349113">
            <text:p>1.5942349113</text:p>
          </table:table-cell>
          <table:table-cell office:value-type="float" office:value="1.6465068982">
            <text:p>1.6465068982</text:p>
          </table:table-cell>
          <table:table-cell table:formula="of:=(MAX (MIN ([.D867]; 1 - [.E867]); MIN (1 - [.D867]; [.E867]))+[.D867])/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1.4034055928">
            <text:p>151.4034055928</text:p>
          </table:table-cell>
          <table:table-cell table:number-columns-repeated="2"/>
          <table:table-cell office:value-type="float" office:value="1.6012559051">
            <text:p>1.6012559051</text:p>
          </table:table-cell>
          <table:table-cell office:value-type="float" office:value="1.5805191436">
            <text:p>1.5805191436</text:p>
          </table:table-cell>
          <table:table-cell table:formula="of:=(MAX (MIN ([.D868]; 1 - [.E868]); MIN (1 - [.D868]; [.E868]))+[.D868])/2" office:value-type="float" office:value="0.51036838075">
            <text:p>0.5103683808</text:p>
          </table:table-cell>
          <table:table-cell table:number-columns-repeated="2"/>
        </table:table-row>
        <table:table-row table:style-name="ro1">
          <table:table-cell office:value-type="float" office:value="151.3102561977">
            <text:p>151.3102561977</text:p>
          </table:table-cell>
          <table:table-cell table:number-columns-repeated="2"/>
          <table:table-cell office:value-type="float" office:value="1.6083167276">
            <text:p>1.6083167276</text:p>
          </table:table-cell>
          <table:table-cell office:value-type="float" office:value="1.5151673325">
            <text:p>1.5151673325</text:p>
          </table:table-cell>
          <table:table-cell table:formula="of:=(MAX (MIN ([.D869]; 1 - [.E869]); MIN (1 - [.D869]; [.E869]))+[.D869])/2" office:value-type="float" office:value="0.54657469755">
            <text:p>0.5465746976</text:p>
          </table:table-cell>
          <table:table-cell table:number-columns-repeated="2"/>
        </table:table-row>
        <table:table-row table:style-name="ro1">
          <table:table-cell office:value-type="float" office:value="151.145586388">
            <text:p>151.145586388</text:p>
          </table:table-cell>
          <table:table-cell table:number-columns-repeated="2"/>
          <table:table-cell office:value-type="float" office:value="1.6154153039">
            <text:p>1.6154153039</text:p>
          </table:table-cell>
          <table:table-cell office:value-type="float" office:value="1.4507454942">
            <text:p>1.4507454942</text:p>
          </table:table-cell>
          <table:table-cell table:formula="of:=(MAX (MIN ([.D870]; 1 - [.E870]); MIN (1 - [.D870]; [.E870]))+[.D870])/2" office:value-type="float" office:value="0.58233490485">
            <text:p>0.5823349049</text:p>
          </table:table-cell>
          <table:table-cell table:number-columns-repeated="2"/>
        </table:table-row>
        <table:table-row table:style-name="ro1">
          <table:table-cell office:value-type="float" office:value="150.9105693685">
            <text:p>150.9105693685</text:p>
          </table:table-cell>
          <table:table-cell table:number-columns-repeated="2"/>
          <table:table-cell office:value-type="float" office:value="1.6225494955">
            <text:p>1.6225494955</text:p>
          </table:table-cell>
          <table:table-cell office:value-type="float" office:value="1.387532476">
            <text:p>1.387532476</text:p>
          </table:table-cell>
          <table:table-cell table:formula="of:=(MAX (MIN ([.D871]; 1 - [.E871]); MIN (1 - [.D871]; [.E871]))+[.D871])/2" office:value-type="float" office:value="0.61750850975">
            <text:p>0.6175085098</text:p>
          </table:table-cell>
          <table:table-cell table:number-columns-repeated="2"/>
        </table:table-row>
        <table:table-row table:style-name="ro1">
          <table:table-cell office:value-type="float" office:value="150.6066430776">
            <text:p>150.6066430776</text:p>
          </table:table-cell>
          <table:table-cell table:number-columns-repeated="2"/>
          <table:table-cell office:value-type="float" office:value="1.6297170997">
            <text:p>1.6297170997</text:p>
          </table:table-cell>
          <table:table-cell office:value-type="float" office:value="1.3257908088">
            <text:p>1.3257908088</text:p>
          </table:table-cell>
          <table:table-cell table:formula="of:=(MAX (MIN ([.D872]; 1 - [.E872]); MIN (1 - [.D872]; [.E872]))+[.D872])/2" office:value-type="float" office:value="0.65196314545">
            <text:p>0.6519631455</text:p>
          </table:table-cell>
          <table:table-cell table:number-columns-repeated="2"/>
        </table:table-row>
        <table:table-row table:style-name="ro1">
          <table:table-cell office:value-type="float" office:value="150.235492969">
            <text:p>150.235492969</text:p>
          </table:table-cell>
          <table:table-cell table:number-columns-repeated="2"/>
          <table:table-cell office:value-type="float" office:value="1.6369158501">
            <text:p>1.6369158501</text:p>
          </table:table-cell>
          <table:table-cell office:value-type="float" office:value="1.2657657415">
            <text:p>1.2657657415</text:p>
          </table:table-cell>
          <table:table-cell table:formula="of:=(MAX (MIN ([.D873]; 1 - [.E873]); MIN (1 - [.D873]; [.E873]))+[.D873])/2" office:value-type="float" office:value="0.6855750543">
            <text:p>0.6855750543</text:p>
          </table:table-cell>
          <table:table-cell table:number-columns-repeated="2"/>
        </table:table-row>
        <table:table-row table:style-name="ro1">
          <table:table-cell office:value-type="float" office:value="149.7990339974">
            <text:p>149.7990339974</text:p>
          </table:table-cell>
          <table:table-cell table:number-columns-repeated="2"/>
          <table:table-cell office:value-type="float" office:value="1.6441434162">
            <text:p>1.6441434162</text:p>
          </table:table-cell>
          <table:table-cell office:value-type="float" office:value="1.2076844446">
            <text:p>1.2076844446</text:p>
          </table:table-cell>
          <table:table-cell table:formula="of:=(MAX (MIN ([.D874]; 1 - [.E874]); MIN (1 - [.D874]; [.E874]))+[.D874])/2" office:value-type="float" office:value="0.7182294858">
            <text:p>0.7182294858</text:p>
          </table:table-cell>
          <table:table-cell table:number-columns-repeated="2"/>
        </table:table-row>
        <table:table-row table:style-name="ro1">
          <table:table-cell office:value-type="float" office:value="149.2993919734">
            <text:p>149.2993919734</text:p>
          </table:table-cell>
          <table:table-cell table:number-columns-repeated="2"/>
          <table:table-cell office:value-type="float" office:value="1.6513974033">
            <text:p>1.6513974033</text:p>
          </table:table-cell>
          <table:table-cell office:value-type="float" office:value="1.1517553792">
            <text:p>1.1517553792</text:p>
          </table:table-cell>
          <table:table-cell table:formula="of:=(MAX (MIN ([.D875]; 1 - [.E875]); MIN (1 - [.D875]; [.E875]))+[.D875])/2" office:value-type="float" office:value="0.74982101205">
            <text:p>0.7498210121</text:p>
          </table:table-cell>
          <table:table-cell table:number-columns-repeated="2"/>
        </table:table-row>
        <table:table-row table:style-name="ro1">
          <table:table-cell office:value-type="float" office:value="148.7388844497">
            <text:p>148.7388844497</text:p>
          </table:table-cell>
          <table:table-cell table:number-columns-repeated="2"/>
          <table:table-cell office:value-type="float" office:value="1.658675353">
            <text:p>1.658675353</text:p>
          </table:table-cell>
          <table:table-cell office:value-type="float" office:value="1.0981678294">
            <text:p>1.0981678294</text:p>
          </table:table-cell>
          <table:table-cell table:formula="of:=(MAX (MIN ([.D876]; 1 - [.E876]); MIN (1 - [.D876]; [.E876]))+[.D876])/2" office:value-type="float" office:value="0.7802537618">
            <text:p>0.7802537618</text:p>
          </table:table-cell>
          <table:table-cell table:number-columns-repeated="2"/>
        </table:table-row>
        <table:table-row table:style-name="ro1">
          <table:table-cell office:value-type="float" office:value="148.1200012982">
            <text:p>148.1200012982</text:p>
          </table:table-cell>
          <table:table-cell table:number-columns-repeated="2"/>
          <table:table-cell office:value-type="float" office:value="1.6659747434">
            <text:p>1.6659747434</text:p>
          </table:table-cell>
          <table:table-cell office:value-type="float" office:value="1.047091592">
            <text:p>1.047091592</text:p>
          </table:table-cell>
          <table:table-cell table:formula="of:=(MAX (MIN ([.D877]; 1 - [.E877]); MIN (1 - [.D877]; [.E877]))+[.D877])/2" office:value-type="float" office:value="0.8094415757">
            <text:p>0.8094415757</text:p>
          </table:table-cell>
          <table:table-cell table:number-columns-repeated="2"/>
        </table:table-row>
        <table:table-row table:style-name="ro1">
          <table:table-cell office:value-type="float" office:value="147.4453851282">
            <text:p>147.4453851282</text:p>
          </table:table-cell>
          <table:table-cell table:number-columns-repeated="2"/>
          <table:table-cell office:value-type="float" office:value="1.6732929891">
            <text:p>1.6732929891</text:p>
          </table:table-cell>
          <table:table-cell office:value-type="float" office:value="0.9986768191">
            <text:p>0.9986768191</text:p>
          </table:table-cell>
          <table:table-cell table:formula="of:=(MAX (MIN ([.D878]; 1 - [.E878]); MIN (1 - [.D878]; [.E878]))+[.D878])/2" office:value-type="float" office:value="0.837308085">
            <text:p>0.837308085</text:p>
          </table:table-cell>
          <table:table-cell table:number-columns-repeated="2"/>
        </table:table-row>
        <table:table-row table:style-name="ro1">
          <table:table-cell office:value-type="float" office:value="146.7178116917">
            <text:p>146.7178116917</text:p>
          </table:table-cell>
          <table:table-cell table:number-columns-repeated="2"/>
          <table:table-cell office:value-type="float" office:value="1.6806274416">
            <text:p>1.6806274416</text:p>
          </table:table-cell>
          <table:table-cell office:value-type="float" office:value="0.9530540051">
            <text:p>0.9530540051</text:p>
          </table:table-cell>
          <table:table-cell table:formula="of:=(MAX (MIN ([.D879]; 1 - [.E879]); MIN (1 - [.D879]; [.E879]))+[.D879])/2" office:value-type="float" office:value="0.86378671825">
            <text:p>0.8637867183</text:p>
          </table:table-cell>
          <table:table-cell table:number-columns-repeated="2"/>
        </table:table-row>
        <table:table-row table:style-name="ro1">
          <table:table-cell office:value-type="float" office:value="145.9401704128">
            <text:p>145.9401704128</text:p>
          </table:table-cell>
          <table:table-cell table:number-columns-repeated="2"/>
          <table:table-cell office:value-type="float" office:value="1.6879753905">
            <text:p>1.6879753905</text:p>
          </table:table-cell>
          <table:table-cell office:value-type="float" office:value="0.9103341116">
            <text:p>0.9103341116</text:p>
          </table:table-cell>
          <table:table-cell table:formula="of:=(MAX (MIN ([.D880]; 1 - [.E880]); MIN (1 - [.D880]; [.E880]))+[.D880])/2" office:value-type="float" office:value="0.88882063945">
            <text:p>0.8888206395</text:p>
          </table:table-cell>
          <table:table-cell table:number-columns-repeated="2"/>
        </table:table-row>
        <table:table-row table:style-name="ro1">
          <table:table-cell office:value-type="float" office:value="145.1154451695">
            <text:p>145.1154451695</text:p>
          </table:table-cell>
          <table:table-cell table:number-columns-repeated="2"/>
          <table:table-cell office:value-type="float" office:value="1.6953340631">
            <text:p>1.6953340631</text:p>
          </table:table-cell>
          <table:table-cell office:value-type="float" office:value="0.8706088198">
            <text:p>0.8706088198</text:p>
          </table:table-cell>
          <table:table-cell table:formula="of:=(MAX (MIN ([.D881]; 1 - [.E881]); MIN (1 - [.D881]; [.E881]))+[.D881])/2" office:value-type="float" office:value="0.91236262165">
            <text:p>0.9123626217</text:p>
          </table:table-cell>
          <table:table-cell table:number-columns-repeated="2"/>
        </table:table-row>
        <table:table-row table:style-name="ro1">
          <table:table-cell office:value-type="float" office:value="144.2466954474">
            <text:p>144.2466954474</text:p>
          </table:table-cell>
          <table:table-cell table:number-columns-repeated="2"/>
          <table:table-cell office:value-type="float" office:value="1.7027006258">
            <text:p>1.7027006258</text:p>
          </table:table-cell>
          <table:table-cell office:value-type="float" office:value="0.8339509038">
            <text:p>0.8339509038</text:p>
          </table:table-cell>
          <table:table-cell table:formula="of:=(MAX (MIN ([.D882]; 1 - [.E882]); MIN (1 - [.D882]; [.E882]))+[.D882])/2" office:value-type="float" office:value="0.934374861">
            <text:p>0.934374861</text:p>
          </table:table-cell>
          <table:table-cell table:number-columns-repeated="2"/>
        </table:table-row>
        <table:table-row table:style-name="ro1">
          <table:table-cell office:value-type="float" office:value="143.3370379755">
            <text:p>143.3370379755</text:p>
          </table:table-cell>
          <table:table-cell table:number-columns-repeated="2"/>
          <table:table-cell office:value-type="float" office:value="1.7100721848">
            <text:p>1.7100721848</text:p>
          </table:table-cell>
          <table:table-cell office:value-type="float" office:value="0.8004147129">
            <text:p>0.8004147129</text:p>
          </table:table-cell>
          <table:table-cell table:formula="of:=(MAX (MIN ([.D883]; 1 - [.E883]); MIN (1 - [.D883]; [.E883]))+[.D883])/2" office:value-type="float" office:value="0.95482873595">
            <text:p>0.954828736</text:p>
          </table:table-cell>
          <table:table-cell table:number-columns-repeated="2"/>
        </table:table-row>
        <table:table-row table:style-name="ro1">
          <table:table-cell office:value-type="float" office:value="142.3896289418">
            <text:p>142.3896289418</text:p>
          </table:table-cell>
          <table:table-cell table:number-columns-repeated="2"/>
          <table:table-cell office:value-type="float" office:value="1.7174457868">
            <text:p>1.7174457868</text:p>
          </table:table-cell>
          <table:table-cell office:value-type="float" office:value="0.770036753">
            <text:p>0.770036753</text:p>
          </table:table-cell>
          <table:table-cell table:formula="of:=(MAX (MIN ([.D884]; 1 - [.E884]); MIN (1 - [.D884]; [.E884]))+[.D884])/2" office:value-type="float" office:value="0.9737045169">
            <text:p>0.9737045169</text:p>
          </table:table-cell>
          <table:table-cell table:number-columns-repeated="2"/>
        </table:table-row>
        <table:table-row table:style-name="ro1">
          <table:table-cell office:value-type="float" office:value="141.4076468802">
            <text:p>141.4076468802</text:p>
          </table:table-cell>
          <table:table-cell table:number-columns-repeated="2"/>
          <table:table-cell office:value-type="float" office:value="1.72481842">
            <text:p>1.72481842</text:p>
          </table:table-cell>
          <table:table-cell office:value-type="float" office:value="0.7428363584">
            <text:p>0.7428363584</text:p>
          </table:table-cell>
          <table:table-cell table:formula="of:=(MAX (MIN ([.D885]; 1 - [.E885]); MIN (1 - [.D885]; [.E885]))+[.D885])/2" office:value-type="float" office:value="0.9909910308">
            <text:p>0.9909910308</text:p>
          </table:table-cell>
          <table:table-cell table:number-columns-repeated="2"/>
        </table:table-row>
        <table:table-row table:style-name="ro1">
          <table:table-cell office:value-type="float" office:value="140.3942763059">
            <text:p>140.3942763059</text:p>
          </table:table-cell>
          <table:table-cell table:number-columns-repeated="2"/>
          <table:table-cell office:value-type="float" office:value="1.7321870156">
            <text:p>1.7321870156</text:p>
          </table:table-cell>
          <table:table-cell office:value-type="float" office:value="0.7188164413">
            <text:p>0.7188164413</text:p>
          </table:table-cell>
          <table:table-cell table:formula="of:=(MAX (MIN ([.D886]; 1 - [.E886]); MIN (1 - [.D886]; [.E886]))+[.D886])/2" office:value-type="float" office:value="1.00668528715">
            <text:p>1.0066852872</text:p>
          </table:table-cell>
          <table:table-cell table:number-columns-repeated="2"/>
        </table:table-row>
        <table:table-row table:style-name="ro1">
          <table:table-cell office:value-type="float" office:value="139.3526921677">
            <text:p>139.3526921677</text:p>
          </table:table-cell>
          <table:table-cell table:number-columns-repeated="2"/>
          <table:table-cell office:value-type="float" office:value="1.7395484487">
            <text:p>1.7395484487</text:p>
          </table:table-cell>
          <table:table-cell office:value-type="float" office:value="0.6979643104">
            <text:p>0.6979643104</text:p>
          </table:table-cell>
          <table:table-cell table:formula="of:=(MAX (MIN ([.D887]; 1 - [.E887]); MIN (1 - [.D887]; [.E887]))+[.D887])/2" office:value-type="float" office:value="1.02079206915">
            <text:p>1.0207920692</text:p>
          </table:table-cell>
          <table:table-cell table:number-columns-repeated="2"/>
        </table:table-row>
        <table:table-row table:style-name="ro1">
          <table:table-cell office:value-type="float" office:value="138.2860451748">
            <text:p>138.2860451748</text:p>
          </table:table-cell>
          <table:table-cell table:number-columns-repeated="2"/>
          <table:table-cell office:value-type="float" office:value="1.7468995395">
            <text:p>1.7468995395</text:p>
          </table:table-cell>
          <table:table-cell office:value-type="float" office:value="0.6802525466">
            <text:p>0.6802525466</text:p>
          </table:table-cell>
          <table:table-cell table:formula="of:=(MAX (MIN ([.D888]; 1 - [.E888]); MIN (1 - [.D888]; [.E888]))+[.D888])/2" office:value-type="float" office:value="1.03332349645">
            <text:p>1.0333234965</text:p>
          </table:table-cell>
          <table:table-cell table:number-columns-repeated="2"/>
        </table:table-row>
        <table:table-row table:style-name="ro1">
          <table:table-cell office:value-type="float" office:value="137.1974480465">
            <text:p>137.1974480465</text:p>
          </table:table-cell>
          <table:table-cell table:number-columns-repeated="2"/>
          <table:table-cell office:value-type="float" office:value="1.7542370553">
            <text:p>1.7542370553</text:p>
          </table:table-cell>
          <table:table-cell office:value-type="float" office:value="0.6656399269">
            <text:p>0.6656399269</text:p>
          </table:table-cell>
          <table:table-cell table:formula="of:=(MAX (MIN ([.D889]; 1 - [.E889]); MIN (1 - [.D889]; [.E889]))+[.D889])/2" office:value-type="float" office:value="1.0442985642">
            <text:p>1.0442985642</text:p>
          </table:table-cell>
          <table:table-cell table:number-columns-repeated="2"/>
        </table:table-row>
        <table:table-row table:style-name="ro1">
          <table:table-cell office:value-type="float" office:value="136.0899627204">
            <text:p>136.0899627204</text:p>
          </table:table-cell>
          <table:table-cell table:number-columns-repeated="2"/>
          <table:table-cell office:value-type="float" office:value="1.7615577114">
            <text:p>1.7615577114</text:p>
          </table:table-cell>
          <table:table-cell office:value-type="float" office:value="0.6540723853">
            <text:p>0.6540723853</text:p>
          </table:table-cell>
          <table:table-cell table:formula="of:=(MAX (MIN ([.D890]; 1 - [.E890]); MIN (1 - [.D890]; [.E890]))+[.D890])/2" office:value-type="float" office:value="1.05374266305">
            <text:p>1.0537426631</text:p>
          </table:table-cell>
          <table:table-cell table:number-columns-repeated="2"/>
        </table:table-row>
        <table:table-row table:style-name="ro1">
          <table:table-cell office:value-type="float" office:value="134.9665885488">
            <text:p>134.9665885488</text:p>
          </table:table-cell>
          <table:table-cell table:number-columns-repeated="2"/>
          <table:table-cell office:value-type="float" office:value="1.7688581733">
            <text:p>1.7688581733</text:p>
          </table:table-cell>
          <table:table-cell office:value-type="float" office:value="0.6454840017">
            <text:p>0.6454840017</text:p>
          </table:table-cell>
          <table:table-cell table:formula="of:=(MAX (MIN ([.D891]; 1 - [.E891]); MIN (1 - [.D891]; [.E891]))+[.D891])/2" office:value-type="float" office:value="1.0616870858">
            <text:p>1.0616870858</text:p>
          </table:table-cell>
          <table:table-cell table:number-columns-repeated="2"/>
        </table:table-row>
        <table:table-row table:style-name="ro1">
          <table:table-cell office:value-type="float" office:value="133.8302515004">
            <text:p>133.8302515004</text:p>
          </table:table-cell>
          <table:table-cell table:number-columns-repeated="2"/>
          <table:table-cell office:value-type="float" office:value="1.7761350581">
            <text:p>1.7761350581</text:p>
          </table:table-cell>
          <table:table-cell office:value-type="float" office:value="0.6397980097">
            <text:p>0.6397980097</text:p>
          </table:table-cell>
          <table:table-cell table:formula="of:=(MAX (MIN ([.D892]; 1 - [.E892]); MIN (1 - [.D892]; [.E892]))+[.D892])/2" office:value-type="float" office:value="1.0681685242">
            <text:p>1.0681685242</text:p>
          </table:table-cell>
          <table:table-cell table:number-columns-repeated="2"/>
        </table:table-row>
        <table:table-row table:style-name="ro1">
          <table:table-cell office:value-type="float" office:value="132.6837943777">
            <text:p>132.6837943777</text:p>
          </table:table-cell>
          <table:table-cell table:number-columns-repeated="2"/>
          <table:table-cell office:value-type="float" office:value="1.7833849367">
            <text:p>1.7833849367</text:p>
          </table:table-cell>
          <table:table-cell office:value-type="float" office:value="0.636927814">
            <text:p>0.636927814</text:p>
          </table:table-cell>
          <table:table-cell table:formula="of:=(MAX (MIN ([.D893]; 1 - [.E893]); MIN (1 - [.D893]; [.E893]))+[.D893])/2" office:value-type="float" office:value="1.07322856135">
            <text:p>1.0732285614</text:p>
          </table:table-cell>
          <table:table-cell table:number-columns-repeated="2"/>
        </table:table-row>
        <table:table-row table:style-name="ro1">
          <table:table-cell office:value-type="float" office:value="131.529968051">
            <text:p>131.529968051</text:p>
          </table:table-cell>
          <table:table-cell table:number-columns-repeated="2"/>
          <table:table-cell office:value-type="float" office:value="1.7906043355">
            <text:p>1.7906043355</text:p>
          </table:table-cell>
          <table:table-cell office:value-type="float" office:value="0.6367780087">
            <text:p>0.6367780087</text:p>
          </table:table-cell>
          <table:table-cell table:formula="of:=(MAX (MIN ([.D894]; 1 - [.E894]); MIN (1 - [.D894]; [.E894]))+[.D894])/2" office:value-type="float" office:value="1.0769131634">
            <text:p>1.0769131634</text:p>
          </table:table-cell>
          <table:table-cell table:number-columns-repeated="2"/>
        </table:table-row>
        <table:table-row table:style-name="ro1">
          <table:table-cell office:value-type="float" office:value="130.3714237027">
            <text:p>130.3714237027</text:p>
          </table:table-cell>
          <table:table-cell table:number-columns-repeated="2"/>
          <table:table-cell office:value-type="float" office:value="1.7977897386">
            <text:p>1.7977897386</text:p>
          </table:table-cell>
          <table:table-cell office:value-type="float" office:value="0.6392453903">
            <text:p>0.6392453903</text:p>
          </table:table-cell>
          <table:table-cell table:formula="of:=(MAX (MIN ([.D895]; 1 - [.E895]); MIN (1 - [.D895]; [.E895]))+[.D895])/2" office:value-type="float" office:value="1.07927217415">
            <text:p>1.0792721742</text:p>
          </table:table-cell>
          <table:table-cell table:number-columns-repeated="2"/>
        </table:table-row>
        <table:table-row table:style-name="ro1">
          <table:table-cell office:value-type="float" office:value="129.210706069">
            <text:p>129.210706069</text:p>
          </table:table-cell>
          <table:table-cell table:number-columns-repeated="2"/>
          <table:table-cell office:value-type="float" office:value="1.8049375903">
            <text:p>1.8049375903</text:p>
          </table:table-cell>
          <table:table-cell office:value-type="float" office:value="0.6442199566">
            <text:p>0.6442199566</text:p>
          </table:table-cell>
          <table:table-cell table:formula="of:=(MAX (MIN ([.D896]; 1 - [.E896]); MIN (1 - [.D896]; [.E896]))+[.D896])/2" office:value-type="float" office:value="1.08035881685">
            <text:p>1.0803588169</text:p>
          </table:table-cell>
          <table:table-cell table:number-columns-repeated="2"/>
        </table:table-row>
        <table:table-row table:style-name="ro1">
          <table:table-cell office:value-type="float" office:value="128.050247658">
            <text:p>128.050247658</text:p>
          </table:table-cell>
          <table:table-cell table:number-columns-repeated="2"/>
          <table:table-cell office:value-type="float" office:value="1.8120442969">
            <text:p>1.8120442969</text:p>
          </table:table-cell>
          <table:table-cell office:value-type="float" office:value="0.6515858859">
            <text:p>0.6515858859</text:p>
          </table:table-cell>
          <table:table-cell table:formula="of:=(MAX (MIN ([.D897]; 1 - [.E897]); MIN (1 - [.D897]; [.E897]))+[.D897])/2" office:value-type="float" office:value="1.0802292055">
            <text:p>1.0802292055</text:p>
          </table:table-cell>
          <table:table-cell table:number-columns-repeated="2"/>
        </table:table-row>
        <table:table-row table:style-name="ro1">
          <table:table-cell office:value-type="float" office:value="126.8923639186">
            <text:p>126.8923639186</text:p>
          </table:table-cell>
          <table:table-cell table:number-columns-repeated="2"/>
          <table:table-cell office:value-type="float" office:value="1.8191062294">
            <text:p>1.8191062294</text:p>
          </table:table-cell>
          <table:table-cell office:value-type="float" office:value="0.66122249">
            <text:p>0.66122249</text:p>
          </table:table-cell>
          <table:table-cell table:formula="of:=(MAX (MIN ([.D898]; 1 - [.E898]); MIN (1 - [.D898]; [.E898]))+[.D898])/2" office:value-type="float" office:value="1.0789418697">
            <text:p>1.0789418697</text:p>
          </table:table-cell>
          <table:table-cell table:number-columns-repeated="2"/>
        </table:table-row>
        <table:table-row table:style-name="ro1">
          <table:table-cell office:value-type="float" office:value="125.7392493291">
            <text:p>125.7392493291</text:p>
          </table:table-cell>
          <table:table-cell table:number-columns-repeated="2"/>
          <table:table-cell office:value-type="float" office:value="1.8261197263">
            <text:p>1.8261197263</text:p>
          </table:table-cell>
          <table:table-cell office:value-type="float" office:value="0.6730051368">
            <text:p>0.6730051368</text:p>
          </table:table-cell>
          <table:table-cell table:formula="of:=(MAX (MIN ([.D899]; 1 - [.E899]); MIN (1 - [.D899]; [.E899]))+[.D899])/2" office:value-type="float" office:value="1.07655729475">
            <text:p>1.0765572948</text:p>
          </table:table-cell>
          <table:table-cell table:number-columns-repeated="2"/>
        </table:table-row>
        <table:table-row table:style-name="ro1">
          <table:table-cell office:value-type="float" office:value="124.5929743693">
            <text:p>124.5929743693</text:p>
          </table:table-cell>
          <table:table-cell table:number-columns-repeated="2"/>
          <table:table-cell office:value-type="float" office:value="1.8330810958">
            <text:p>1.8330810958</text:p>
          </table:table-cell>
          <table:table-cell office:value-type="float" office:value="0.6868061359">
            <text:p>0.6868061359</text:p>
          </table:table-cell>
          <table:table-cell table:formula="of:=(MAX (MIN ([.D900]; 1 - [.E900]); MIN (1 - [.D900]; [.E900]))+[.D900])/2" office:value-type="float" office:value="1.07313747995">
            <text:p>1.07313748</text:p>
          </table:table-cell>
          <table:table-cell table:number-columns-repeated="2"/>
        </table:table-row>
        <table:table-row table:style-name="ro1">
          <table:table-cell office:value-type="float" office:value="123.4554833363">
            <text:p>123.4554833363</text:p>
          </table:table-cell>
          <table:table-cell table:number-columns-repeated="2"/>
          <table:table-cell office:value-type="float" office:value="1.8399866185">
            <text:p>1.8399866185</text:p>
          </table:table-cell>
          <table:table-cell office:value-type="float" office:value="0.7024955855">
            <text:p>0.7024955855</text:p>
          </table:table-cell>
          <table:table-cell table:formula="of:=(MAX (MIN ([.D901]; 1 - [.E901]); MIN (1 - [.D901]; [.E901]))+[.D901])/2" office:value-type="float" office:value="1.0687455165">
            <text:p>1.0687455165</text:p>
          </table:table-cell>
          <table:table-cell table:number-columns-repeated="2"/>
        </table:table-row>
        <table:table-row table:style-name="ro1">
          <table:table-cell office:value-type="float" office:value="122.3285929607">
            <text:p>122.3285929607</text:p>
          </table:table-cell>
          <table:table-cell table:number-columns-repeated="2"/>
          <table:table-cell office:value-type="float" office:value="1.8468325508">
            <text:p>1.8468325508</text:p>
          </table:table-cell>
          <table:table-cell office:value-type="float" office:value="0.7199421752">
            <text:p>0.7199421752</text:p>
          </table:table-cell>
          <table:table-cell table:formula="of:=(MAX (MIN ([.D902]; 1 - [.E902]); MIN (1 - [.D902]; [.E902]))+[.D902])/2" office:value-type="float" office:value="1.0634451878">
            <text:p>1.0634451878</text:p>
          </table:table-cell>
          <table:table-cell table:number-columns-repeated="2"/>
        </table:table-row>
        <table:table-row table:style-name="ro1">
          <table:table-cell office:value-type="float" office:value="121.213991777">
            <text:p>121.213991777</text:p>
          </table:table-cell>
          <table:table-cell table:number-columns-repeated="2"/>
          <table:table-cell office:value-type="float" office:value="1.8536151272">
            <text:p>1.8536151272</text:p>
          </table:table-cell>
          <table:table-cell office:value-type="float" office:value="0.7390139434">
            <text:p>0.7390139434</text:p>
          </table:table-cell>
          <table:table-cell table:formula="of:=(MAX (MIN ([.D903]; 1 - [.E903]); MIN (1 - [.D903]; [.E903]))+[.D903])/2" office:value-type="float" office:value="1.0573005919">
            <text:p>1.0573005919</text:p>
          </table:table-cell>
          <table:table-cell table:number-columns-repeated="2"/>
        </table:table-row>
        <table:table-row table:style-name="ro1">
          <table:table-cell office:value-type="float" office:value="120.1132401996">
            <text:p>120.1132401996</text:p>
          </table:table-cell>
          <table:table-cell table:number-columns-repeated="2"/>
          <table:table-cell office:value-type="float" office:value="1.8603305635">
            <text:p>1.8603305635</text:p>
          </table:table-cell>
          <table:table-cell office:value-type="float" office:value="0.7595789862">
            <text:p>0.7595789862</text:p>
          </table:table-cell>
          <table:table-cell table:formula="of:=(MAX (MIN ([.D904]; 1 - [.E904]); MIN (1 - [.D904]; [.E904]))+[.D904])/2" office:value-type="float" office:value="1.05037578865">
            <text:p>1.0503757887</text:p>
          </table:table-cell>
          <table:table-cell table:number-columns-repeated="2"/>
        </table:table-row>
        <table:table-row table:style-name="ro1">
          <table:table-cell office:value-type="float" office:value="119.0277712553">
            <text:p>119.0277712553</text:p>
          </table:table-cell>
          <table:table-cell table:number-columns-repeated="2"/>
          <table:table-cell office:value-type="float" office:value="1.8669750604">
            <text:p>1.8669750604</text:p>
          </table:table-cell>
          <table:table-cell office:value-type="float" office:value="0.781506116">
            <text:p>0.781506116</text:p>
          </table:table-cell>
          <table:table-cell table:formula="of:=(MAX (MIN ([.D905]; 1 - [.E905]); MIN (1 - [.D905]; [.E905]))+[.D905])/2" office:value-type="float" office:value="1.0427344722">
            <text:p>1.0427344722</text:p>
          </table:table-cell>
          <table:table-cell table:number-columns-repeated="2"/>
        </table:table-row>
        <table:table-row table:style-name="ro1">
          <table:table-cell office:value-type="float" office:value="117.9588919198">
            <text:p>117.9588919198</text:p>
          </table:table-cell>
          <table:table-cell table:number-columns-repeated="2"/>
          <table:table-cell office:value-type="float" office:value="1.8735448058">
            <text:p>1.8735448058</text:p>
          </table:table-cell>
          <table:table-cell office:value-type="float" office:value="0.8046654703">
            <text:p>0.8046654703</text:p>
          </table:table-cell>
          <table:table-cell table:formula="of:=(MAX (MIN ([.D906]; 1 - [.E906]); MIN (1 - [.D906]; [.E906]))+[.D906])/2" office:value-type="float" office:value="1.03443966775">
            <text:p>1.0344396678</text:p>
          </table:table-cell>
          <table:table-cell table:number-columns-repeated="2"/>
        </table:table-row>
        <table:table-row table:style-name="ro1">
          <table:table-cell office:value-type="float" office:value="116.9077850081">
            <text:p>116.9077850081</text:p>
          </table:table-cell>
          <table:table-cell table:number-columns-repeated="2"/>
          <table:table-cell office:value-type="float" office:value="1.8800359787">
            <text:p>1.8800359787</text:p>
          </table:table-cell>
          <table:table-cell office:value-type="float" office:value="0.828929067">
            <text:p>0.828929067</text:p>
          </table:table-cell>
          <table:table-cell table:formula="of:=(MAX (MIN ([.D907]; 1 - [.E907]); MIN (1 - [.D907]; [.E907]))+[.D907])/2" office:value-type="float" office:value="1.02555345585">
            <text:p>1.0255534559</text:p>
          </table:table-cell>
          <table:table-cell table:number-columns-repeated="2"/>
        </table:table-row>
        <table:table-row table:style-name="ro1">
          <table:table-cell office:value-type="float" office:value="115.8755115652">
            <text:p>115.8755115652</text:p>
          </table:table-cell>
          <table:table-cell table:number-columns-repeated="2"/>
          <table:table-cell office:value-type="float" office:value="1.8864447526">
            <text:p>1.8864447526</text:p>
          </table:table-cell>
          <table:table-cell office:value-type="float" office:value="0.8541713098">
            <text:p>0.8541713098</text:p>
          </table:table-cell>
          <table:table-cell table:formula="of:=(MAX (MIN ([.D908]; 1 - [.E908]); MIN (1 - [.D908]; [.E908]))+[.D908])/2" office:value-type="float" office:value="1.0161367214">
            <text:p>1.0161367214</text:p>
          </table:table-cell>
          <table:table-cell table:number-columns-repeated="2"/>
        </table:table-row>
        <table:table-row table:style-name="ro1">
          <table:table-cell office:value-type="float" office:value="114.8630137069">
            <text:p>114.8630137069</text:p>
          </table:table-cell>
          <table:table-cell table:number-columns-repeated="2"/>
          <table:table-cell office:value-type="float" office:value="1.8927672986">
            <text:p>1.8927672986</text:p>
          </table:table-cell>
          <table:table-cell office:value-type="float" office:value="0.8802694402">
            <text:p>0.8802694402</text:p>
          </table:table-cell>
          <table:table-cell table:formula="of:=(MAX (MIN ([.D909]; 1 - [.E909]); MIN (1 - [.D909]; [.E909]))+[.D909])/2" office:value-type="float" office:value="1.0062489292">
            <text:p>1.0062489292</text:p>
          </table:table-cell>
          <table:table-cell table:number-columns-repeated="2"/>
        </table:table-row>
        <table:table-row table:style-name="ro1">
          <table:table-cell office:value-type="float" office:value="113.8711178584">
            <text:p>113.8711178584</text:p>
          </table:table-cell>
          <table:table-cell table:number-columns-repeated="2"/>
          <table:table-cell office:value-type="float" office:value="1.8989997889">
            <text:p>1.8989997889</text:p>
          </table:table-cell>
          <table:table-cell office:value-type="float" office:value="0.9071039404">
            <text:p>0.9071039404</text:p>
          </table:table-cell>
          <table:table-cell table:formula="of:=(MAX (MIN ([.D910]; 1 - [.E910]); MIN (1 - [.D910]; [.E910]))+[.D910])/2" office:value-type="float" office:value="0.99594792425">
            <text:p>0.9959479243</text:p>
          </table:table-cell>
          <table:table-cell table:number-columns-repeated="2"/>
        </table:table-row>
        <table:table-row table:style-name="ro1">
          <table:table-cell office:value-type="float" office:value="112.9005383421">
            <text:p>112.9005383421</text:p>
          </table:table-cell>
          <table:table-cell table:number-columns-repeated="2"/>
          <table:table-cell office:value-type="float" office:value="1.9051384006">
            <text:p>1.9051384006</text:p>
          </table:table-cell>
          <table:table-cell office:value-type="float" office:value="0.9345588843">
            <text:p>0.9345588843</text:p>
          </table:table-cell>
          <table:table-cell table:formula="of:=(MAX (MIN ([.D911]; 1 - [.E911]); MIN (1 - [.D911]; [.E911]))+[.D911])/2" office:value-type="float" office:value="0.98528975815">
            <text:p>0.9852897582</text:p>
          </table:table-cell>
          <table:table-cell table:number-columns-repeated="2"/>
        </table:table-row>
        <table:table-row table:style-name="ro1">
          <table:table-cell office:value-type="float" office:value="111.9518812642">
            <text:p>111.9518812642</text:p>
          </table:table-cell>
          <table:table-cell table:number-columns-repeated="2"/>
          <table:table-cell office:value-type="float" office:value="1.9111793193">
            <text:p>1.9111793193</text:p>
          </table:table-cell>
          <table:table-cell office:value-type="float" office:value="0.9625222414">
            <text:p>0.9625222414</text:p>
          </table:table-cell>
          <table:table-cell table:formula="of:=(MAX (MIN ([.D912]; 1 - [.E912]); MIN (1 - [.D912]; [.E912]))+[.D912])/2" office:value-type="float" office:value="0.97432853895">
            <text:p>0.974328539</text:p>
          </table:table-cell>
          <table:table-cell table:number-columns-repeated="2"/>
        </table:table-row>
        <table:table-row table:style-name="ro1">
          <table:table-cell office:value-type="float" office:value="111.0256486544">
            <text:p>111.0256486544</text:p>
          </table:table-cell>
          <table:table-cell table:number-columns-repeated="2"/>
          <table:table-cell office:value-type="float" office:value="1.9171187426">
            <text:p>1.9171187426</text:p>
          </table:table-cell>
          <table:table-cell office:value-type="float" office:value="0.9908861328">
            <text:p>0.9908861328</text:p>
          </table:table-cell>
          <table:table-cell table:formula="of:=(MAX (MIN ([.D913]; 1 - [.E913]); MIN (1 - [.D913]; [.E913]))+[.D913])/2" office:value-type="float" office:value="0.9631163049">
            <text:p>0.9631163049</text:p>
          </table:table-cell>
          <table:table-cell table:number-columns-repeated="2"/>
        </table:table-row>
        <table:table-row table:style-name="ro1">
          <table:table-cell office:value-type="float" office:value="110.1222428127">
            <text:p>110.1222428127</text:p>
          </table:table-cell>
          <table:table-cell table:number-columns-repeated="2"/>
          <table:table-cell office:value-type="float" office:value="1.9229528839">
            <text:p>1.9229528839</text:p>
          </table:table-cell>
          <table:table-cell office:value-type="float" office:value="1.0195470422">
            <text:p>1.0195470422</text:p>
          </table:table-cell>
          <table:table-cell table:formula="of:=(MAX (MIN ([.D914]; 1 - [.E914]); MIN (1 - [.D914]; [.E914]))+[.D914])/2" office:value-type="float" office:value="0.95170292085">
            <text:p>0.9517029209</text:p>
          </table:table-cell>
          <table:table-cell table:number-columns-repeated="2"/>
        </table:table-row>
        <table:table-row table:style-name="ro1">
          <table:table-cell office:value-type="float" office:value="109.2419708198">
            <text:p>109.2419708198</text:p>
          </table:table-cell>
          <table:table-cell table:number-columns-repeated="2"/>
          <table:table-cell office:value-type="float" office:value="1.9286779763">
            <text:p>1.9286779763</text:p>
          </table:table-cell>
          <table:table-cell office:value-type="float" office:value="1.0484059834">
            <text:p>1.0484059834</text:p>
          </table:table-cell>
          <table:table-cell table:formula="of:=(MAX (MIN ([.D915]; 1 - [.E915]); MIN (1 - [.D915]; [.E915]))+[.D915])/2" office:value-type="float" office:value="0.94013599645">
            <text:p>0.9401359965</text:p>
          </table:table-cell>
          <table:table-cell table:number-columns-repeated="2"/>
        </table:table-row>
        <table:table-row table:style-name="ro1">
          <table:table-cell office:value-type="float" office:value="108.3850491706">
            <text:p>108.3850491706</text:p>
          </table:table-cell>
          <table:table-cell table:number-columns-repeated="2"/>
          <table:table-cell office:value-type="float" office:value="1.9342902761">
            <text:p>1.9342902761</text:p>
          </table:table-cell>
          <table:table-cell office:value-type="float" office:value="1.077368627">
            <text:p>1.077368627</text:p>
          </table:table-cell>
          <table:table-cell table:formula="of:=(MAX (MIN ([.D916]; 1 - [.E916]); MIN (1 - [.D916]; [.E916]))+[.D916])/2" office:value-type="float" office:value="0.92846082455">
            <text:p>0.9284608246</text:p>
          </table:table-cell>
          <table:table-cell table:number-columns-repeated="2"/>
        </table:table-row>
        <table:table-row table:style-name="ro1">
          <table:table-cell office:value-type="float" office:value="107.5516084916">
            <text:p>107.5516084916</text:p>
          </table:table-cell>
          <table:table-cell table:number-columns-repeated="2"/>
          <table:table-cell office:value-type="float" office:value="1.939786067">
            <text:p>1.939786067</text:p>
          </table:table-cell>
          <table:table-cell office:value-type="float" office:value="1.1063453879">
            <text:p>1.1063453879</text:p>
          </table:table-cell>
          <table:table-cell table:formula="of:=(MAX (MIN ([.D917]; 1 - [.E917]); MIN (1 - [.D917]; [.E917]))+[.D917])/2" office:value-type="float" office:value="0.91672033955">
            <text:p>0.9167203396</text:p>
          </table:table-cell>
          <table:table-cell table:number-columns-repeated="2"/>
        </table:table-row>
        <table:table-row table:style-name="ro1">
          <table:table-cell office:value-type="float" office:value="106.7416983055">
            <text:p>106.7416983055</text:p>
          </table:table-cell>
          <table:table-cell table:number-columns-repeated="2"/>
          <table:table-cell office:value-type="float" office:value="1.9451616635">
            <text:p>1.9451616635</text:p>
          </table:table-cell>
          <table:table-cell office:value-type="float" office:value="1.1352514774">
            <text:p>1.1352514774</text:p>
          </table:table-cell>
          <table:table-cell table:formula="of:=(MAX (MIN ([.D918]; 1 - [.E918]); MIN (1 - [.D918]; [.E918]))+[.D918])/2" office:value-type="float" office:value="0.90495509305">
            <text:p>0.9049550931</text:p>
          </table:table-cell>
          <table:table-cell table:number-columns-repeated="2"/>
        </table:table-row>
        <table:table-row table:style-name="ro1">
          <table:table-cell office:value-type="float" office:value="105.9552918101">
            <text:p>105.9552918101</text:p>
          </table:table-cell>
          <table:table-cell table:number-columns-repeated="2"/>
          <table:table-cell office:value-type="float" office:value="1.9504134154">
            <text:p>1.9504134154</text:p>
          </table:table-cell>
          <table:table-cell office:value-type="float" office:value="1.16400692">
            <text:p>1.16400692</text:p>
          </table:table-cell>
          <table:table-cell table:formula="of:=(MAX (MIN ([.D919]; 1 - [.E919]); MIN (1 - [.D919]; [.E919]))+[.D919])/2" office:value-type="float" office:value="0.8932032477">
            <text:p>0.8932032477</text:p>
          </table:table-cell>
          <table:table-cell table:number-columns-repeated="2"/>
        </table:table-row>
        <table:table-row table:style-name="ro1">
          <table:table-cell office:value-type="float" office:value="105.1922906395">
            <text:p>105.1922906395</text:p>
          </table:table-cell>
          <table:table-cell table:number-columns-repeated="2"/>
          <table:table-cell office:value-type="float" office:value="1.955537711">
            <text:p>1.955537711</text:p>
          </table:table-cell>
          <table:table-cell office:value-type="float" office:value="1.1925365404">
            <text:p>1.1925365404</text:p>
          </table:table-cell>
          <table:table-cell table:formula="of:=(MAX (MIN ([.D920]; 1 - [.E920]); MIN (1 - [.D920]; [.E920]))+[.D920])/2" office:value-type="float" office:value="0.8815005853">
            <text:p>0.8815005853</text:p>
          </table:table-cell>
          <table:table-cell table:number-columns-repeated="2"/>
        </table:table-row>
        <table:table-row table:style-name="ro1">
          <table:table-cell office:value-type="float" office:value="104.4525295786">
            <text:p>104.4525295786</text:p>
          </table:table-cell>
          <table:table-cell table:number-columns-repeated="2"/>
          <table:table-cell office:value-type="float" office:value="1.9605309815">
            <text:p>1.9605309815</text:p>
          </table:table-cell>
          <table:table-cell office:value-type="float" office:value="1.2207699205">
            <text:p>1.2207699205</text:p>
          </table:table-cell>
          <table:table-cell table:formula="of:=(MAX (MIN ([.D921]; 1 - [.E921]); MIN (1 - [.D921]; [.E921]))+[.D921])/2" office:value-type="float" office:value="0.8698805305">
            <text:p>0.8698805305</text:p>
          </table:table-cell>
          <table:table-cell table:number-columns-repeated="2"/>
        </table:table-row>
        <table:table-row table:style-name="ro1">
          <table:table-cell office:value-type="float" office:value="103.7357812054">
            <text:p>103.7357812054</text:p>
          </table:table-cell>
          <table:table-cell table:number-columns-repeated="2"/>
          <table:table-cell office:value-type="float" office:value="1.9653897046">
            <text:p>1.9653897046</text:p>
          </table:table-cell>
          <table:table-cell office:value-type="float" office:value="1.2486413313">
            <text:p>1.2486413313</text:p>
          </table:table-cell>
          <table:table-cell table:formula="of:=(MAX (MIN ([.D922]; 1 - [.E922]); MIN (1 - [.D922]; [.E922]))+[.D922])/2" office:value-type="float" office:value="0.85837418665">
            <text:p>0.8583741867</text:p>
          </table:table-cell>
          <table:table-cell table:number-columns-repeated="2"/>
        </table:table-row>
        <table:table-row table:style-name="ro1">
          <table:table-cell office:value-type="float" office:value="103.0417604373">
            <text:p>103.0417604373</text:p>
          </table:table-cell>
          <table:table-cell table:number-columns-repeated="2"/>
          <table:table-cell office:value-type="float" office:value="1.9701104084">
            <text:p>1.9701104084</text:p>
          </table:table-cell>
          <table:table-cell office:value-type="float" office:value="1.2760896403">
            <text:p>1.2760896403</text:p>
          </table:table-cell>
          <table:table-cell table:formula="of:=(MAX (MIN ([.D923]; 1 - [.E923]); MIN (1 - [.D923]; [.E923]))+[.D923])/2" office:value-type="float" office:value="0.84701038405">
            <text:p>0.8470103841</text:p>
          </table:table-cell>
          <table:table-cell table:number-columns-repeated="2"/>
        </table:table-row>
        <table:table-row table:style-name="ro1">
          <table:table-cell office:value-type="float" office:value="102.3701289599">
            <text:p>102.3701289599</text:p>
          </table:table-cell>
          <table:table-cell table:number-columns-repeated="2"/>
          <table:table-cell office:value-type="float" office:value="1.9746896755">
            <text:p>1.9746896755</text:p>
          </table:table-cell>
          <table:table-cell office:value-type="float" office:value="1.3030581981">
            <text:p>1.3030581981</text:p>
          </table:table-cell>
          <table:table-cell table:formula="of:=(MAX (MIN ([.D924]; 1 - [.E924]); MIN (1 - [.D924]; [.E924]))+[.D924])/2" office:value-type="float" office:value="0.8358157387">
            <text:p>0.8358157387</text:p>
          </table:table-cell>
          <table:table-cell table:number-columns-repeated="2"/>
        </table:table-row>
        <table:table-row table:style-name="ro1">
          <table:table-cell office:value-type="float" office:value="101.7204995203">
            <text:p>101.7204995203</text:p>
          </table:table-cell>
          <table:table-cell table:number-columns-repeated="2"/>
          <table:table-cell office:value-type="float" office:value="1.9791241465">
            <text:p>1.9791241465</text:p>
          </table:table-cell>
          <table:table-cell office:value-type="float" office:value="1.3294947068">
            <text:p>1.3294947068</text:p>
          </table:table-cell>
          <table:table-cell table:formula="of:=(MAX (MIN ([.D925]; 1 - [.E925]); MIN (1 - [.D925]; [.E925]))+[.D925])/2" office:value-type="float" office:value="0.82481471985">
            <text:p>0.8248147199</text:p>
          </table:table-cell>
          <table:table-cell table:number-columns-repeated="2"/>
        </table:table-row>
        <table:table-row table:style-name="ro1">
          <table:table-cell office:value-type="float" office:value="101.0924400678">
            <text:p>101.0924400678</text:p>
          </table:table-cell>
          <table:table-cell table:number-columns-repeated="2"/>
          <table:table-cell office:value-type="float" office:value="1.9834105237">
            <text:p>1.9834105237</text:p>
          </table:table-cell>
          <table:table-cell office:value-type="float" office:value="1.3553510712">
            <text:p>1.3553510712</text:p>
          </table:table-cell>
          <table:table-cell table:formula="of:=(MAX (MIN ([.D926]; 1 - [.E926]); MIN (1 - [.D926]; [.E926]))+[.D926])/2" office:value-type="float" office:value="0.81402972625">
            <text:p>0.8140297263</text:p>
          </table:table-cell>
          <table:table-cell table:number-columns-repeated="2"/>
        </table:table-row>
        <table:table-row table:style-name="ro1">
          <table:table-cell office:value-type="float" office:value="100.4854777293">
            <text:p>100.4854777293</text:p>
          </table:table-cell>
          <table:table-cell table:number-columns-repeated="2"/>
          <table:table-cell office:value-type="float" office:value="1.9875455752">
            <text:p>1.9875455752</text:p>
          </table:table-cell>
          <table:table-cell office:value-type="float" office:value="1.3805832366">
            <text:p>1.3805832366</text:p>
          </table:table-cell>
          <table:table-cell table:formula="of:=(MAX (MIN ([.D927]; 1 - [.E927]); MIN (1 - [.D927]; [.E927]))+[.D927])/2" office:value-type="float" office:value="0.8034811693">
            <text:p>0.8034811693</text:p>
          </table:table-cell>
          <table:table-cell table:number-columns-repeated="2"/>
        </table:table-row>
        <table:table-row table:style-name="ro1">
          <table:table-cell office:value-type="float" office:value="99.8991026056">
            <text:p>99.8991026056</text:p>
          </table:table-cell>
          <table:table-cell table:number-columns-repeated="2"/>
          <table:table-cell office:value-type="float" office:value="1.9915261385">
            <text:p>1.9915261385</text:p>
          </table:table-cell>
          <table:table-cell office:value-type="float" office:value="1.4051510149">
            <text:p>1.4051510149</text:p>
          </table:table-cell>
          <table:table-cell table:formula="of:=(MAX (MIN ([.D928]; 1 - [.E928]); MIN (1 - [.D928]; [.E928]))+[.D928])/2" office:value-type="float" office:value="0.7931875618">
            <text:p>0.7931875618</text:p>
          </table:table-cell>
          <table:table-cell table:number-columns-repeated="2"/>
        </table:table-row>
        <table:table-row table:style-name="ro1">
          <table:table-cell office:value-type="float" office:value="99.3327713821">
            <text:p>99.3327713821</text:p>
          </table:table-cell>
          <table:table-cell table:number-columns-repeated="2"/>
          <table:table-cell office:value-type="float" office:value="1.9953491239">
            <text:p>1.9953491239</text:p>
          </table:table-cell>
          <table:table-cell office:value-type="float" office:value="1.4290179003">
            <text:p>1.4290179003</text:p>
          </table:table-cell>
          <table:table-cell table:formula="of:=(MAX (MIN ([.D929]; 1 - [.E929]); MIN (1 - [.D929]; [.E929]))+[.D929])/2" office:value-type="float" office:value="0.7831656118">
            <text:p>0.7831656118</text:p>
          </table:table-cell>
          <table:table-cell table:number-columns-repeated="2"/>
        </table:table-row>
        <table:table-row table:style-name="ro1">
          <table:table-cell office:value-type="float" office:value="98.7859107424">
            <text:p>98.7859107424</text:p>
          </table:table-cell>
          <table:table-cell table:number-columns-repeated="2"/>
          <table:table-cell office:value-type="float" office:value="1.999011518">
            <text:p>1.999011518</text:p>
          </table:table-cell>
          <table:table-cell office:value-type="float" office:value="1.4521508784">
            <text:p>1.4521508784</text:p>
          </table:table-cell>
          <table:table-cell table:formula="of:=(MAX (MIN ([.D930]; 1 - [.E930]); MIN (1 - [.D930]; [.E930]))+[.D930])/2" office:value-type="float" office:value="0.7734303198">
            <text:p>0.7734303198</text:p>
          </table:table-cell>
          <table:table-cell table:number-columns-repeated="2"/>
        </table:table-row>
        <table:table-row table:style-name="ro1">
          <table:table-cell office:value-type="float" office:value="98.257920583">
            <text:p>98.257920583</text:p>
          </table:table-cell>
          <table:table-cell table:number-columns-repeated="2"/>
          <table:table-cell office:value-type="float" office:value="2.0025103878">
            <text:p>2.0025103878</text:p>
          </table:table-cell>
          <table:table-cell office:value-type="float" office:value="1.4745202284">
            <text:p>1.4745202284</text:p>
          </table:table-cell>
          <table:table-cell table:formula="of:=(MAX (MIN ([.D931]; 1 - [.E931]); MIN (1 - [.D931]; [.E931]))+[.D931])/2" office:value-type="float" office:value="0.7639950797">
            <text:p>0.7639950797</text:p>
          </table:table-cell>
          <table:table-cell table:number-columns-repeated="2"/>
        </table:table-row>
        <table:table-row table:style-name="ro1">
          <table:table-cell office:value-type="float" office:value="97.7481770222">
            <text:p>97.7481770222</text:p>
          </table:table-cell>
          <table:table-cell table:number-columns-repeated="2"/>
          <table:table-cell office:value-type="float" office:value="2.0058428831">
            <text:p>2.0058428831</text:p>
          </table:table-cell>
          <table:table-cell office:value-type="float" office:value="1.4960993222">
            <text:p>1.4960993222</text:p>
          </table:table-cell>
          <table:table-cell table:formula="of:=(MAX (MIN ([.D932]; 1 - [.E932]); MIN (1 - [.D932]; [.E932]))+[.D932])/2" office:value-type="float" office:value="0.75487178045">
            <text:p>0.7548717805</text:p>
          </table:table-cell>
          <table:table-cell table:number-columns-repeated="2"/>
        </table:table-row>
        <table:table-row table:style-name="ro1">
          <table:table-cell office:value-type="float" office:value="97.2560352023">
            <text:p>97.2560352023</text:p>
          </table:table-cell>
          <table:table-cell table:number-columns-repeated="2"/>
          <table:table-cell office:value-type="float" office:value="2.0090062405">
            <text:p>2.0090062405</text:p>
          </table:table-cell>
          <table:table-cell office:value-type="float" office:value="1.5168644206">
            <text:p>1.5168644206</text:p>
          </table:table-cell>
          <table:table-cell table:formula="of:=(MAX (MIN ([.D933]; 1 - [.E933]); MIN (1 - [.D933]; [.E933]))+[.D933])/2" office:value-type="float" office:value="0.74607090995">
            <text:p>0.74607091</text:p>
          </table:table-cell>
          <table:table-cell table:number-columns-repeated="2"/>
        </table:table-row>
        <table:table-row table:style-name="ro1">
          <table:table-cell office:value-type="float" office:value="96.7808318844">
            <text:p>96.7808318844</text:p>
          </table:table-cell>
          <table:table-cell table:number-columns-repeated="2"/>
          <table:table-cell office:value-type="float" office:value="2.0119977865">
            <text:p>2.0119977865</text:p>
          </table:table-cell>
          <table:table-cell office:value-type="float" office:value="1.5367944686">
            <text:p>1.5367944686</text:p>
          </table:table-cell>
          <table:table-cell table:formula="of:=(MAX (MIN ([.D934]; 1 - [.E934]); MIN (1 - [.D934]; [.E934]))+[.D934])/2" office:value-type="float" office:value="0.73760165895">
            <text:p>0.737601659</text:p>
          </table:table-cell>
          <table:table-cell table:number-columns-repeated="2"/>
        </table:table-row>
        <table:table-row table:style-name="ro1">
          <table:table-cell office:value-type="float" office:value="96.3218878365">
            <text:p>96.3218878365</text:p>
          </table:table-cell>
          <table:table-cell table:number-columns-repeated="2"/>
          <table:table-cell office:value-type="float" office:value="2.0148149403">
            <text:p>2.0148149403</text:p>
          </table:table-cell>
          <table:table-cell office:value-type="float" office:value="1.5558708924">
            <text:p>1.5558708924</text:p>
          </table:table-cell>
          <table:table-cell table:formula="of:=(MAX (MIN ([.D935]; 1 - [.E935]); MIN (1 - [.D935]; [.E935]))+[.D935])/2" office:value-type="float" office:value="0.72947202395">
            <text:p>0.729472024</text:p>
          </table:table-cell>
          <table:table-cell table:number-columns-repeated="2"/>
        </table:table-row>
        <table:table-row table:style-name="ro1">
          <table:table-cell office:value-type="float" office:value="95.8785100168">
            <text:p>95.8785100168</text:p>
          </table:table-cell>
          <table:table-cell table:number-columns-repeated="2"/>
          <table:table-cell office:value-type="float" office:value="2.0174552167">
            <text:p>2.0174552167</text:p>
          </table:table-cell>
          <table:table-cell office:value-type="float" office:value="1.574077397">
            <text:p>1.574077397</text:p>
          </table:table-cell>
          <table:table-cell table:formula="of:=(MAX (MIN ([.D936]; 1 - [.E936]); MIN (1 - [.D936]; [.E936]))+[.D936])/2" office:value-type="float" office:value="0.72168890985">
            <text:p>0.7216889099</text:p>
          </table:table-cell>
          <table:table-cell table:number-columns-repeated="2"/>
        </table:table-row>
        <table:table-row table:style-name="ro1">
          <table:table-cell office:value-type="float" office:value="95.4499935552">
            <text:p>95.4499935552</text:p>
          </table:table-cell>
          <table:table-cell table:number-columns-repeated="2"/>
          <table:table-cell office:value-type="float" office:value="2.0199162293">
            <text:p>2.0199162293</text:p>
          </table:table-cell>
          <table:table-cell office:value-type="float" office:value="1.5913997677">
            <text:p>1.5913997677</text:p>
          </table:table-cell>
          <table:table-cell table:formula="of:=(MAX (MIN ([.D937]; 1 - [.E937]); MIN (1 - [.D937]; [.E937]))+[.D937])/2" office:value-type="float" office:value="0.7142582308">
            <text:p>0.7142582308</text:p>
          </table:table-cell>
          <table:table-cell table:number-columns-repeated="2"/>
        </table:table-row>
        <table:table-row table:style-name="ro1">
          <table:table-cell office:value-type="float" office:value="95.0356235391">
            <text:p>95.0356235391</text:p>
          </table:table-cell>
          <table:table-cell table:number-columns-repeated="2"/>
          <table:table-cell office:value-type="float" office:value="2.0221956926">
            <text:p>2.0221956926</text:p>
          </table:table-cell>
          <table:table-cell office:value-type="float" office:value="1.6078256765">
            <text:p>1.6078256765</text:p>
          </table:table-cell>
          <table:table-cell table:formula="of:=(MAX (MIN ([.D938]; 1 - [.E938]); MIN (1 - [.D938]; [.E938]))+[.D938])/2" office:value-type="float" office:value="0.70718500805">
            <text:p>0.7071850081</text:p>
          </table:table-cell>
          <table:table-cell table:number-columns-repeated="2"/>
        </table:table-row>
        <table:table-row table:style-name="ro1">
          <table:table-cell office:value-type="float" office:value="94.6346766068">
            <text:p>94.6346766068</text:p>
          </table:table-cell>
          <table:table-cell table:number-columns-repeated="2"/>
          <table:table-cell office:value-type="float" office:value="2.024291425">
            <text:p>2.024291425</text:p>
          </table:table-cell>
          <table:table-cell office:value-type="float" office:value="1.6233444927">
            <text:p>1.6233444927</text:p>
          </table:table-cell>
          <table:table-cell table:formula="of:=(MAX (MIN ([.D939]; 1 - [.E939]); MIN (1 - [.D939]; [.E939]))+[.D939])/2" office:value-type="float" office:value="0.70047346615">
            <text:p>0.7004734662</text:p>
          </table:table-cell>
          <table:table-cell table:number-columns-repeated="2"/>
        </table:table-row>
        <table:table-row table:style-name="ro1">
          <table:table-cell office:value-type="float" office:value="94.2464223568">
            <text:p>94.2464223568</text:p>
          </table:table-cell>
          <table:table-cell table:number-columns-repeated="2"/>
          <table:table-cell office:value-type="float" office:value="2.0262013508">
            <text:p>2.0262013508</text:p>
          </table:table-cell>
          <table:table-cell office:value-type="float" office:value="1.6379471007">
            <text:p>1.6379471007</text:p>
          </table:table-cell>
          <table:table-cell table:formula="of:=(MAX (MIN ([.D940]; 1 - [.E940]); MIN (1 - [.D940]; [.E940]))+[.D940])/2" office:value-type="float" office:value="0.69412712505">
            <text:p>0.6941271251</text:p>
          </table:table-cell>
          <table:table-cell table:number-columns-repeated="2"/>
        </table:table-row>
        <table:table-row table:style-name="ro1">
          <table:table-cell office:value-type="float" office:value="93.8701245793">
            <text:p>93.8701245793</text:p>
          </table:table-cell>
          <table:table-cell table:number-columns-repeated="2"/>
          <table:table-cell office:value-type="float" office:value="2.0279235024">
            <text:p>2.0279235024</text:p>
          </table:table-cell>
          <table:table-cell office:value-type="float" office:value="1.6516257249">
            <text:p>1.6516257249</text:p>
          </table:table-cell>
          <table:table-cell table:formula="of:=(MAX (MIN ([.D941]; 1 - [.E941]); MIN (1 - [.D941]; [.E941]))+[.D941])/2" office:value-type="float" office:value="0.68814888875">
            <text:p>0.6881488888</text:p>
          </table:table-cell>
          <table:table-cell table:number-columns-repeated="2"/>
        </table:table-row>
        <table:table-row table:style-name="ro1">
          <table:table-cell office:value-type="float" office:value="93.5050423188">
            <text:p>93.5050423188</text:p>
          </table:table-cell>
          <table:table-cell table:number-columns-repeated="2"/>
          <table:table-cell office:value-type="float" office:value="2.0294560223">
            <text:p>2.0294560223</text:p>
          </table:table-cell>
          <table:table-cell office:value-type="float" office:value="1.6643737618">
            <text:p>1.6643737618</text:p>
          </table:table-cell>
          <table:table-cell table:formula="of:=(MAX (MIN ([.D942]; 1 - [.E942]); MIN (1 - [.D942]; [.E942]))+[.D942])/2" office:value-type="float" office:value="0.68254113025">
            <text:p>0.6825411303</text:p>
          </table:table-cell>
          <table:table-cell table:number-columns-repeated="2"/>
        </table:table-row>
        <table:table-row table:style-name="ro1">
          <table:table-cell office:value-type="float" office:value="93.1504307757">
            <text:p>93.1504307757</text:p>
          </table:table-cell>
          <table:table-cell table:number-columns-repeated="2"/>
          <table:table-cell office:value-type="float" office:value="2.0307971649">
            <text:p>2.0307971649</text:p>
          </table:table-cell>
          <table:table-cell office:value-type="float" office:value="1.6761856218">
            <text:p>1.6761856218</text:p>
          </table:table-cell>
          <table:table-cell table:formula="of:=(MAX (MIN ([.D943]; 1 - [.E943]); MIN (1 - [.D943]; [.E943]))+[.D943])/2" office:value-type="float" office:value="0.67730577155">
            <text:p>0.6773057716</text:p>
          </table:table-cell>
          <table:table-cell table:number-columns-repeated="2"/>
        </table:table-row>
        <table:table-row table:style-name="ro1">
          <table:table-cell office:value-type="float" office:value="92.8055420573">
            <text:p>92.8055420573</text:p>
          </table:table-cell>
          <table:table-cell table:number-columns-repeated="2"/>
          <table:table-cell office:value-type="float" office:value="2.031945298">
            <text:p>2.031945298</text:p>
          </table:table-cell>
          <table:table-cell office:value-type="float" office:value="1.6870565796">
            <text:p>1.6870565796</text:p>
          </table:table-cell>
          <table:table-cell table:formula="of:=(MAX (MIN ([.D944]; 1 - [.E944]); MIN (1 - [.D944]; [.E944]))+[.D944])/2" office:value-type="float" office:value="0.6724443592">
            <text:p>0.6724443592</text:p>
          </table:table-cell>
          <table:table-cell table:number-columns-repeated="2"/>
        </table:table-row>
        <table:table-row table:style-name="ro1">
          <table:table-cell office:value-type="float" office:value="92.4696257877">
            <text:p>92.4696257877</text:p>
          </table:table-cell>
          <table:table-cell table:number-columns-repeated="2"/>
          <table:table-cell office:value-type="float" office:value="2.032898904">
            <text:p>2.032898904</text:p>
          </table:table-cell>
          <table:table-cell office:value-type="float" office:value="1.6969826343">
            <text:p>1.6969826343</text:p>
          </table:table-cell>
          <table:table-cell table:formula="of:=(MAX (MIN ([.D945]; 1 - [.E945]); MIN (1 - [.D945]; [.E945]))+[.D945])/2" office:value-type="float" office:value="0.66795813485">
            <text:p>0.6679581349</text:p>
          </table:table-cell>
          <table:table-cell table:number-columns-repeated="2"/>
        </table:table-row>
        <table:table-row table:style-name="ro1">
          <table:table-cell office:value-type="float" office:value="92.1419295869">
            <text:p>92.1419295869</text:p>
          </table:table-cell>
          <table:table-cell table:number-columns-repeated="2"/>
          <table:table-cell office:value-type="float" office:value="2.0336565812">
            <text:p>2.0336565812</text:p>
          </table:table-cell>
          <table:table-cell office:value-type="float" office:value="1.7059603804">
            <text:p>1.7059603804</text:p>
          </table:table-cell>
          <table:table-cell table:formula="of:=(MAX (MIN ([.D946]; 1 - [.E946]); MIN (1 - [.D946]; [.E946]))+[.D946])/2" office:value-type="float" office:value="0.6638481004">
            <text:p>0.6638481004</text:p>
          </table:table-cell>
          <table:table-cell table:number-columns-repeated="2"/>
        </table:table-row>
        <table:table-row table:style-name="ro1">
          <table:table-cell office:value-type="float" office:value="91.8216994315">
            <text:p>91.8216994315</text:p>
          </table:table-cell>
          <table:table-cell table:number-columns-repeated="2"/>
          <table:table-cell office:value-type="float" office:value="2.0342170446">
            <text:p>2.0342170446</text:p>
          </table:table-cell>
          <table:table-cell office:value-type="float" office:value="1.7139868892">
            <text:p>1.7139868892</text:p>
          </table:table-cell>
          <table:table-cell table:formula="of:=(MAX (MIN ([.D947]; 1 - [.E947]); MIN (1 - [.D947]; [.E947]))+[.D947])/2" office:value-type="float" office:value="0.6601150777">
            <text:p>0.6601150777</text:p>
          </table:table-cell>
          <table:table-cell table:number-columns-repeated="2"/>
        </table:table-row>
        <table:table-row table:style-name="ro1">
          <table:table-cell office:value-type="float" office:value="91.5081799063">
            <text:p>91.5081799063</text:p>
          </table:table-cell>
          <table:table-cell table:number-columns-repeated="2"/>
          <table:table-cell office:value-type="float" office:value="2.0345791264">
            <text:p>2.0345791264</text:p>
          </table:table-cell>
          <table:table-cell office:value-type="float" office:value="1.7210596013">
            <text:p>1.7210596013</text:p>
          </table:table-cell>
          <table:table-cell table:formula="of:=(MAX (MIN ([.D948]; 1 - [.E948]); MIN (1 - [.D948]; [.E948]))+[.D948])/2" office:value-type="float" office:value="0.65675976255">
            <text:p>0.6567597626</text:p>
          </table:table-cell>
          <table:table-cell table:number-columns-repeated="2"/>
        </table:table-row>
        <table:table-row table:style-name="ro1">
          <table:table-cell office:value-type="float" office:value="91.2006143611">
            <text:p>91.2006143611</text:p>
          </table:table-cell>
          <table:table-cell table:number-columns-repeated="2"/>
          <table:table-cell office:value-type="float" office:value="2.0347417765">
            <text:p>2.0347417765</text:p>
          </table:table-cell>
          <table:table-cell office:value-type="float" office:value="1.7271762312">
            <text:p>1.7271762312</text:p>
          </table:table-cell>
          <table:table-cell table:formula="of:=(MAX (MIN ([.D949]; 1 - [.E949]); MIN (1 - [.D949]; [.E949]))+[.D949])/2" office:value-type="float" office:value="0.65378277265">
            <text:p>0.6537827727</text:p>
          </table:table-cell>
          <table:table-cell table:number-columns-repeated="2"/>
        </table:table-row>
        <table:table-row table:style-name="ro1">
          <table:table-cell office:value-type="float" office:value="90.8982449821">
            <text:p>90.8982449821</text:p>
          </table:table-cell>
          <table:table-cell table:number-columns-repeated="2"/>
          <table:table-cell office:value-type="float" office:value="2.0347040621">
            <text:p>2.0347040621</text:p>
          </table:table-cell>
          <table:table-cell office:value-type="float" office:value="1.7323346832">
            <text:p>1.7323346832</text:p>
          </table:table-cell>
          <table:table-cell table:formula="of:=(MAX (MIN ([.D950]; 1 - [.E950]); MIN (1 - [.D950]; [.E950]))+[.D950])/2" office:value-type="float" office:value="0.65118468945">
            <text:p>0.6511846895</text:p>
          </table:table-cell>
          <table:table-cell table:number-columns-repeated="2"/>
        </table:table-row>
        <table:table-row table:style-name="ro1">
          <table:table-cell office:value-type="float" office:value="90.600312794">
            <text:p>90.600312794</text:p>
          </table:table-cell>
          <table:table-cell table:number-columns-repeated="2"/>
          <table:table-cell office:value-type="float" office:value="2.0344651681">
            <text:p>2.0344651681</text:p>
          </table:table-cell>
          <table:table-cell office:value-type="float" office:value="1.73653298">
            <text:p>1.73653298</text:p>
          </table:table-cell>
          <table:table-cell table:formula="of:=(MAX (MIN ([.D951]; 1 - [.E951]); MIN (1 - [.D951]; [.E951]))+[.D951])/2" office:value-type="float" office:value="0.64896609405">
            <text:p>0.6489660941</text:p>
          </table:table-cell>
          <table:table-cell table:number-columns-repeated="2"/>
        </table:table-row>
        <table:table-row table:style-name="ro1">
          <table:table-cell office:value-type="float" office:value="90.3060576016">
            <text:p>90.3060576016</text:p>
          </table:table-cell>
          <table:table-cell table:number-columns-repeated="2"/>
          <table:table-cell office:value-type="float" office:value="2.0340243959">
            <text:p>2.0340243959</text:p>
          </table:table-cell>
          <table:table-cell office:value-type="float" office:value="1.7397692035">
            <text:p>1.7397692035</text:p>
          </table:table-cell>
          <table:table-cell table:formula="of:=(MAX (MIN ([.D952]; 1 - [.E952]); MIN (1 - [.D952]; [.E952]))+[.D952])/2" office:value-type="float" office:value="0.6471275962">
            <text:p>0.6471275962</text:p>
          </table:table-cell>
          <table:table-cell table:number-columns-repeated="2"/>
        </table:table-row>
        <table:table-row table:style-name="ro1">
          <table:table-cell office:value-type="float" office:value="90.0147178874">
            <text:p>90.0147178874</text:p>
          </table:table-cell>
          <table:table-cell table:number-columns-repeated="2"/>
          <table:table-cell office:value-type="float" office:value="2.0333811628">
            <text:p>2.0333811628</text:p>
          </table:table-cell>
          <table:table-cell office:value-type="float" office:value="1.7420414486">
            <text:p>1.7420414486</text:p>
          </table:table-cell>
          <table:table-cell table:formula="of:=(MAX (MIN ([.D953]; 1 - [.E953]); MIN (1 - [.D953]; [.E953]))+[.D953])/2" office:value-type="float" office:value="0.6456698571">
            <text:p>0.6456698571</text:p>
          </table:table-cell>
          <table:table-cell table:number-columns-repeated="2"/>
        </table:table-row>
        <table:table-row table:style-name="ro1">
          <table:table-cell office:value-type="float" office:value="89.7255306771">
            <text:p>89.7255306771</text:p>
          </table:table-cell>
          <table:table-cell table:number-columns-repeated="2"/>
          <table:table-cell office:value-type="float" office:value="2.0325350005">
            <text:p>2.0325350005</text:p>
          </table:table-cell>
          <table:table-cell office:value-type="float" office:value="1.7433477902">
            <text:p>1.7433477902</text:p>
          </table:table-cell>
          <table:table-cell table:formula="of:=(MAX (MIN ([.D954]; 1 - [.E954]); MIN (1 - [.D954]; [.E954]))+[.D954])/2" office:value-type="float" office:value="0.64459360515">
            <text:p>0.6445936052</text:p>
          </table:table-cell>
          <table:table-cell table:number-columns-repeated="2"/>
        </table:table-row>
        <table:table-row table:style-name="ro1">
          <table:table-cell office:value-type="float" office:value="89.4377313861">
            <text:p>89.4377313861</text:p>
          </table:table-cell>
          <table:table-cell table:number-columns-repeated="2"/>
          <table:table-cell office:value-type="float" office:value="2.0314855537">
            <text:p>2.0314855537</text:p>
          </table:table-cell>
          <table:table-cell office:value-type="float" office:value="1.7436862627">
            <text:p>1.7436862627</text:p>
          </table:table-cell>
          <table:table-cell table:formula="of:=(MAX (MIN ([.D955]; 1 - [.E955]); MIN (1 - [.D955]; [.E955]))+[.D955])/2" office:value-type="float" office:value="0.6438996455">
            <text:p>0.6438996455</text:p>
          </table:table-cell>
          <table:table-cell table:number-columns-repeated="2"/>
        </table:table-row>
        <table:table-row table:style-name="ro1">
          <table:table-cell office:value-type="float" office:value="89.1505536623">
            <text:p>89.1505536623</text:p>
          </table:table-cell>
          <table:table-cell table:number-columns-repeated="2"/>
          <table:table-cell office:value-type="float" office:value="2.0302325778">
            <text:p>2.0302325778</text:p>
          </table:table-cell>
          <table:table-cell office:value-type="float" office:value="1.743054854">
            <text:p>1.743054854</text:p>
          </table:table-cell>
          <table:table-cell table:formula="of:=(MAX (MIN ([.D956]; 1 - [.E956]); MIN (1 - [.D956]; [.E956]))+[.D956])/2" office:value-type="float" office:value="0.6435888619">
            <text:p>0.6435888619</text:p>
          </table:table-cell>
          <table:table-cell table:number-columns-repeated="2"/>
        </table:table-row>
        <table:table-row table:style-name="ro1">
          <table:table-cell office:value-type="float" office:value="88.8632292385">
            <text:p>88.8632292385</text:p>
          </table:table-cell>
          <table:table-cell table:number-columns-repeated="2"/>
          <table:table-cell office:value-type="float" office:value="2.0287759365">
            <text:p>2.0287759365</text:p>
          </table:table-cell>
          <table:table-cell office:value-type="float" office:value="1.7414515126">
            <text:p>1.7414515126</text:p>
          </table:table-cell>
          <table:table-cell table:formula="of:=(MAX (MIN ([.D957]; 1 - [.E957]); MIN (1 - [.D957]; [.E957]))+[.D957])/2" office:value-type="float" office:value="0.64366221195">
            <text:p>0.643662212</text:p>
          </table:table-cell>
          <table:table-cell table:number-columns-repeated="2"/>
        </table:table-row>
        <table:table-row table:style-name="ro1">
          <table:table-cell office:value-type="float" office:value="88.5749878082">
            <text:p>88.5749878082</text:p>
          </table:table-cell>
          <table:table-cell table:number-columns-repeated="2"/>
          <table:table-cell office:value-type="float" office:value="2.0271155988">
            <text:p>2.0271155988</text:p>
          </table:table-cell>
          <table:table-cell office:value-type="float" office:value="1.7388741685">
            <text:p>1.7388741685</text:p>
          </table:table-cell>
          <table:table-cell table:formula="of:=(MAX (MIN ([.D958]; 1 - [.E958]); MIN (1 - [.D958]; [.E958]))+[.D958])/2" office:value-type="float" office:value="0.64412071515">
            <text:p>0.6441207152</text:p>
          </table:table-cell>
          <table:table-cell table:number-columns-repeated="2"/>
        </table:table-row>
        <table:table-row table:style-name="ro1">
          <table:table-cell office:value-type="float" office:value="88.2850569414">
            <text:p>88.2850569414</text:p>
          </table:table-cell>
          <table:table-cell table:number-columns-repeated="2"/>
          <table:table-cell office:value-type="float" office:value="2.0252516354">
            <text:p>2.0252516354</text:p>
          </table:table-cell>
          <table:table-cell office:value-type="float" office:value="1.7353207686">
            <text:p>1.7353207686</text:p>
          </table:table-cell>
          <table:table-cell table:formula="of:=(MAX (MIN ([.D959]; 1 - [.E959]); MIN (1 - [.D959]; [.E959]))+[.D959])/2" office:value-type="float" office:value="0.6449654334">
            <text:p>0.6449654334</text:p>
          </table:table-cell>
          <table:table-cell table:number-columns-repeated="2"/>
        </table:table-row>
        <table:table-row table:style-name="ro1">
          <table:table-cell office:value-type="float" office:value="87.9926620519">
            <text:p>87.9926620519</text:p>
          </table:table-cell>
          <table:table-cell table:number-columns-repeated="2"/>
          <table:table-cell office:value-type="float" office:value="2.0231842151">
            <text:p>2.0231842151</text:p>
          </table:table-cell>
          <table:table-cell office:value-type="float" office:value="1.7307893255">
            <text:p>1.7307893255</text:p>
          </table:table-cell>
          <table:table-cell table:formula="of:=(MAX (MIN ([.D960]; 1 - [.E960]); MIN (1 - [.D960]; [.E960]))+[.D960])/2" office:value-type="float" office:value="0.6461974448">
            <text:p>0.6461974448</text:p>
          </table:table-cell>
          <table:table-cell table:number-columns-repeated="2"/>
        </table:table-row>
        <table:table-row table:style-name="ro1">
          <table:table-cell office:value-type="float" office:value="87.6970264343">
            <text:p>87.6970264343</text:p>
          </table:table-cell>
          <table:table-cell table:number-columns-repeated="2"/>
          <table:table-cell office:value-type="float" office:value="2.0209135997">
            <text:p>2.0209135997</text:p>
          </table:table-cell>
          <table:table-cell office:value-type="float" office:value="1.7252779821">
            <text:p>1.7252779821</text:p>
          </table:table-cell>
          <table:table-cell table:formula="of:=(MAX (MIN ([.D961]; 1 - [.E961]); MIN (1 - [.D961]; [.E961]))+[.D961])/2" office:value-type="float" office:value="0.6478178088">
            <text:p>0.6478178088</text:p>
          </table:table-cell>
          <table:table-cell table:number-columns-repeated="2"/>
        </table:table-row>
        <table:table-row table:style-name="ro1">
          <table:table-cell office:value-type="float" office:value="87.3973713838">
            <text:p>87.3973713838</text:p>
          </table:table-cell>
          <table:table-cell table:number-columns-repeated="2"/>
          <table:table-cell office:value-type="float" office:value="2.0184401392">
            <text:p>2.0184401392</text:p>
          </table:table-cell>
          <table:table-cell office:value-type="float" office:value="1.7187850887">
            <text:p>1.7187850887</text:p>
          </table:table-cell>
          <table:table-cell table:formula="of:=(MAX (MIN ([.D962]; 1 - [.E962]); MIN (1 - [.D962]; [.E962]))+[.D962])/2" office:value-type="float" office:value="0.64982752525">
            <text:p>0.6498275253</text:p>
          </table:table-cell>
          <table:table-cell table:number-columns-repeated="2"/>
        </table:table-row>
        <table:table-row table:style-name="ro1">
          <table:table-cell office:value-type="float" office:value="87.0929164145">
            <text:p>87.0929164145</text:p>
          </table:table-cell>
          <table:table-cell table:number-columns-repeated="2"/>
          <table:table-cell office:value-type="float" office:value="2.0157642658">
            <text:p>2.0157642658</text:p>
          </table:table-cell>
          <table:table-cell office:value-type="float" office:value="1.7113092965">
            <text:p>1.7113092965</text:p>
          </table:table-cell>
          <table:table-cell table:formula="of:=(MAX (MIN ([.D963]; 1 - [.E963]); MIN (1 - [.D963]; [.E963]))+[.D963])/2" office:value-type="float" office:value="0.65222748465">
            <text:p>0.6522274847</text:p>
          </table:table-cell>
          <table:table-cell table:number-columns-repeated="2"/>
        </table:table-row>
        <table:table-row table:style-name="ro1">
          <table:table-cell office:value-type="float" office:value="86.7828795919">
            <text:p>86.7828795919</text:p>
          </table:table-cell>
          <table:table-cell table:number-columns-repeated="2"/>
          <table:table-cell office:value-type="float" office:value="2.0128864871">
            <text:p>2.0128864871</text:p>
          </table:table-cell>
          <table:table-cell office:value-type="float" office:value="1.7028496645">
            <text:p>1.7028496645</text:p>
          </table:table-cell>
          <table:table-cell table:formula="of:=(MAX (MIN ([.D964]; 1 - [.E964]); MIN (1 - [.D964]; [.E964]))+[.D964])/2" office:value-type="float" office:value="0.6550184113">
            <text:p>0.6550184113</text:p>
          </table:table-cell>
          <table:table-cell table:number-columns-repeated="2"/>
        </table:table-row>
        <table:table-row table:style-name="ro1">
          <table:table-cell office:value-type="float" office:value="86.4664779948">
            <text:p>86.4664779948</text:p>
          </table:table-cell>
          <table:table-cell table:number-columns-repeated="2"/>
          <table:table-cell office:value-type="float" office:value="2.0098073784">
            <text:p>2.0098073784</text:p>
          </table:table-cell>
          <table:table-cell office:value-type="float" office:value="1.6934057813">
            <text:p>1.6934057813</text:p>
          </table:table-cell>
          <table:table-cell table:formula="of:=(MAX (MIN ([.D965]; 1 - [.E965]); MIN (1 - [.D965]; [.E965]))+[.D965])/2" office:value-type="float" office:value="0.65820079855">
            <text:p>0.6582007986</text:p>
          </table:table-cell>
          <table:table-cell table:number-columns-repeated="2"/>
        </table:table-row>
        <table:table-row table:style-name="ro1">
          <table:table-cell office:value-type="float" office:value="86.1429283221">
            <text:p>86.1429283221</text:p>
          </table:table-cell>
          <table:table-cell table:number-columns-repeated="2"/>
          <table:table-cell office:value-type="float" office:value="2.0065275748">
            <text:p>2.0065275748</text:p>
          </table:table-cell>
          <table:table-cell office:value-type="float" office:value="1.6829779021">
            <text:p>1.6829779021</text:p>
          </table:table-cell>
          <table:table-cell table:formula="of:=(MAX (MIN ([.D966]; 1 - [.E966]); MIN (1 - [.D966]; [.E966]))+[.D966])/2" office:value-type="float" office:value="0.66177483635">
            <text:p>0.6617748364</text:p>
          </table:table-cell>
          <table:table-cell table:number-columns-repeated="2"/>
        </table:table-row>
        <table:table-row table:style-name="ro1">
          <table:table-cell office:value-type="float" office:value="85.8114476604">
            <text:p>85.8114476604</text:p>
          </table:table-cell>
          <table:table-cell table:number-columns-repeated="2"/>
          <table:table-cell office:value-type="float" office:value="2.0030477613">
            <text:p>2.0030477613</text:p>
          </table:table-cell>
          <table:table-cell office:value-type="float" office:value="1.6715670996">
            <text:p>1.6715670996</text:p>
          </table:table-cell>
          <table:table-cell table:formula="of:=(MAX (MIN ([.D967]; 1 - [.E967]); MIN (1 - [.D967]; [.E967]))+[.D967])/2" office:value-type="float" office:value="0.66574033085">
            <text:p>0.6657403309</text:p>
          </table:table-cell>
          <table:table-cell table:number-columns-repeated="2"/>
        </table:table-row>
        <table:table-row table:style-name="ro1">
          <table:table-cell office:value-type="float" office:value="85.4712544277">
            <text:p>85.4712544277</text:p>
          </table:table-cell>
          <table:table-cell table:number-columns-repeated="2"/>
          <table:table-cell office:value-type="float" office:value="1.999368662">
            <text:p>1.999368662</text:p>
          </table:table-cell>
          <table:table-cell office:value-type="float" office:value="1.6591754293">
            <text:p>1.6591754293</text:p>
          </table:table-cell>
          <table:table-cell table:formula="of:=(MAX (MIN ([.D968]; 1 - [.E968]); MIN (1 - [.D968]; [.E968]))+[.D968])/2" office:value-type="float" office:value="0.67009661635">
            <text:p>0.6700966164</text:p>
          </table:table-cell>
          <table:table-cell table:number-columns-repeated="2"/>
        </table:table-row>
        <table:table-row table:style-name="ro1">
          <table:table-cell office:value-type="float" office:value="85.1215695091">
            <text:p>85.1215695091</text:p>
          </table:table-cell>
          <table:table-cell table:number-columns-repeated="2"/>
          <table:table-cell office:value-type="float" office:value="1.9954910281">
            <text:p>1.9954910281</text:p>
          </table:table-cell>
          <table:table-cell office:value-type="float" office:value="1.6458061095">
            <text:p>1.6458061095</text:p>
          </table:table-cell>
          <table:table-cell table:formula="of:=(MAX (MIN ([.D969]; 1 - [.E969]); MIN (1 - [.D969]; [.E969]))+[.D969])/2" office:value-type="float" office:value="0.6748424593">
            <text:p>0.6748424593</text:p>
          </table:table-cell>
          <table:table-cell table:number-columns-repeated="2"/>
        </table:table-row>
        <table:table-row table:style-name="ro1">
          <table:table-cell office:value-type="float" office:value="84.7616175995">
            <text:p>84.7616175995</text:p>
          </table:table-cell>
          <table:table-cell table:number-columns-repeated="2"/>
          <table:table-cell office:value-type="float" office:value="1.9914156244">
            <text:p>1.9914156244</text:p>
          </table:table-cell>
          <table:table-cell office:value-type="float" office:value="1.6314637148">
            <text:p>1.6314637148</text:p>
          </table:table-cell>
          <table:table-cell table:formula="of:=(MAX (MIN ([.D970]; 1 - [.E970]); MIN (1 - [.D970]; [.E970]))+[.D970])/2" office:value-type="float" office:value="0.6799759548">
            <text:p>0.6799759548</text:p>
          </table:table-cell>
          <table:table-cell table:number-columns-repeated="2"/>
        </table:table-row>
        <table:table-row table:style-name="ro1">
          <table:table-cell office:value-type="float" office:value="84.3906287694">
            <text:p>84.3906287694</text:p>
          </table:table-cell>
          <table:table-cell table:number-columns-repeated="2"/>
          <table:table-cell office:value-type="float" office:value="1.9871432134">
            <text:p>1.9871432134</text:p>
          </table:table-cell>
          <table:table-cell office:value-type="float" office:value="1.6161543834">
            <text:p>1.6161543834</text:p>
          </table:table-cell>
          <table:table-cell table:formula="of:=(MAX (MIN ([.D971]; 1 - [.E971]); MIN (1 - [.D971]; [.E971]))+[.D971])/2" office:value-type="float" office:value="0.685494415">
            <text:p>0.685494415</text:p>
          </table:table-cell>
          <table:table-cell table:number-columns-repeated="2"/>
        </table:table-row>
        <table:table-row table:style-name="ro1">
          <table:table-cell office:value-type="float" office:value="84.0078402682">
            <text:p>84.0078402682</text:p>
          </table:table-cell>
          <table:table-cell table:number-columns-repeated="2"/>
          <table:table-cell office:value-type="float" office:value="1.9826745383">
            <text:p>1.9826745383</text:p>
          </table:table-cell>
          <table:table-cell office:value-type="float" office:value="1.5998860371">
            <text:p>1.5998860371</text:p>
          </table:table-cell>
          <table:table-cell table:formula="of:=(MAX (MIN ([.D972]; 1 - [.E972]); MIN (1 - [.D972]; [.E972]))+[.D972])/2" office:value-type="float" office:value="0.6913942506">
            <text:p>0.6913942506</text:p>
          </table:table-cell>
          <table:table-cell table:number-columns-repeated="2"/>
        </table:table-row>
        <table:table-row table:style-name="ro1">
          <table:table-cell office:value-type="float" office:value="83.6124985805">
            <text:p>83.6124985805</text:p>
          </table:table-cell>
          <table:table-cell table:number-columns-repeated="2"/>
          <table:table-cell office:value-type="float" office:value="1.9780103022">
            <text:p>1.9780103022</text:p>
          </table:table-cell>
          <table:table-cell office:value-type="float" office:value="1.5826686144">
            <text:p>1.5826686144</text:p>
          </table:table-cell>
          <table:table-cell table:formula="of:=(MAX (MIN ([.D973]; 1 - [.E973]); MIN (1 - [.D973]; [.E973]))+[.D973])/2" office:value-type="float" office:value="0.6976708439">
            <text:p>0.6976708439</text:p>
          </table:table-cell>
          <table:table-cell table:number-columns-repeated="2"/>
        </table:table-row>
        <table:table-row table:style-name="ro1">
          <table:table-cell office:value-type="float" office:value="83.2038617497">
            <text:p>83.2038617497</text:p>
          </table:table-cell>
          <table:table-cell table:number-columns-repeated="2"/>
          <table:table-cell office:value-type="float" office:value="1.9731511457">
            <text:p>1.9731511457</text:p>
          </table:table-cell>
          <table:table-cell office:value-type="float" office:value="1.5645143149">
            <text:p>1.5645143149</text:p>
          </table:table-cell>
          <table:table-cell table:formula="of:=(MAX (MIN ([.D974]; 1 - [.E974]); MIN (1 - [.D974]; [.E974]))+[.D974])/2" office:value-type="float" office:value="0.7043184154">
            <text:p>0.7043184154</text:p>
          </table:table-cell>
          <table:table-cell table:number-columns-repeated="2"/>
        </table:table-row>
        <table:table-row table:style-name="ro1">
          <table:table-cell office:value-type="float" office:value="82.7812019841">
            <text:p>82.7812019841</text:p>
          </table:table-cell>
          <table:table-cell table:number-columns-repeated="2"/>
          <table:table-cell office:value-type="float" office:value="1.9680976201">
            <text:p>1.9680976201</text:p>
          </table:table-cell>
          <table:table-cell office:value-type="float" office:value="1.5454378546">
            <text:p>1.5454378546</text:p>
          </table:table-cell>
          <table:table-cell table:formula="of:=(MAX (MIN ([.D975]; 1 - [.E975]); MIN (1 - [.D975]; [.E975]))+[.D975])/2" office:value-type="float" office:value="0.71132988275">
            <text:p>0.7113298828</text:p>
          </table:table-cell>
          <table:table-cell table:number-columns-repeated="2"/>
        </table:table-row>
        <table:table-row table:style-name="ro1">
          <table:table-cell office:value-type="float" office:value="82.3438085584">
            <text:p>82.3438085584</text:p>
          </table:table-cell>
          <table:table-cell table:number-columns-repeated="2"/>
          <table:table-cell office:value-type="float" office:value="1.9628501569">
            <text:p>1.9628501569</text:p>
          </table:table-cell>
          <table:table-cell office:value-type="float" office:value="1.5254567312">
            <text:p>1.5254567312</text:p>
          </table:table-cell>
          <table:table-cell table:formula="of:=(MAX (MIN ([.D976]; 1 - [.E976]); MIN (1 - [.D976]; [.E976]))+[.D976])/2" office:value-type="float" office:value="0.71869671285">
            <text:p>0.7186967129</text:p>
          </table:table-cell>
          <table:table-cell table:number-columns-repeated="2"/>
        </table:table-row>
        <table:table-row table:style-name="ro1">
          <table:table-cell office:value-type="float" office:value="81.8909910251">
            <text:p>81.8909910251</text:p>
          </table:table-cell>
          <table:table-cell table:number-columns-repeated="2"/>
          <table:table-cell office:value-type="float" office:value="1.9574090318">
            <text:p>1.9574090318</text:p>
          </table:table-cell>
          <table:table-cell office:value-type="float" office:value="1.5045914985">
            <text:p>1.5045914985</text:p>
          </table:table-cell>
          <table:table-cell table:formula="of:=(MAX (MIN ([.D977]; 1 - [.E977]); MIN (1 - [.D977]; [.E977]))+[.D977])/2" office:value-type="float" office:value="0.72640876665">
            <text:p>0.7264087667</text:p>
          </table:table-cell>
          <table:table-cell table:number-columns-repeated="2"/>
        </table:table-row>
        <table:table-row table:style-name="ro1">
          <table:table-cell office:value-type="float" office:value="81.4220827497">
            <text:p>81.4220827497</text:p>
          </table:table-cell>
          <table:table-cell table:number-columns-repeated="2"/>
          <table:table-cell office:value-type="float" office:value="1.9517743227">
            <text:p>1.9517743227</text:p>
          </table:table-cell>
          <table:table-cell office:value-type="float" office:value="1.4828660473">
            <text:p>1.4828660473</text:p>
          </table:table-cell>
          <table:table-cell table:formula="of:=(MAX (MIN ([.D978]; 1 - [.E978]); MIN (1 - [.D978]; [.E978]))+[.D978])/2" office:value-type="float" office:value="0.7344541377">
            <text:p>0.7344541377</text:p>
          </table:table-cell>
          <table:table-cell table:number-columns-repeated="2"/>
        </table:table-row>
        <table:table-row table:style-name="ro1">
          <table:table-cell office:value-type="float" office:value="80.936444782">
            <text:p>80.936444782</text:p>
          </table:table-cell>
          <table:table-cell table:number-columns-repeated="2"/>
          <table:table-cell office:value-type="float" office:value="1.9459458602">
            <text:p>1.9459458602</text:p>
          </table:table-cell>
          <table:table-cell office:value-type="float" office:value="1.4603078925">
            <text:p>1.4603078925</text:p>
          </table:table-cell>
          <table:table-cell table:formula="of:=(MAX (MIN ([.D979]; 1 - [.E979]); MIN (1 - [.D979]; [.E979]))+[.D979])/2" office:value-type="float" office:value="0.74281898385">
            <text:p>0.7428189839</text:p>
          </table:table-cell>
          <table:table-cell table:number-columns-repeated="2"/>
        </table:table-row>
        <table:table-row table:style-name="ro1">
          <table:table-cell office:value-type="float" office:value="80.4334700789">
            <text:p>80.4334700789</text:p>
          </table:table-cell>
          <table:table-cell table:number-columns-repeated="2"/>
          <table:table-cell office:value-type="float" office:value="1.9399231679">
            <text:p>1.9399231679</text:p>
          </table:table-cell>
          <table:table-cell office:value-type="float" office:value="1.4369484649">
            <text:p>1.4369484649</text:p>
          </table:table-cell>
          <table:table-cell table:formula="of:=(MAX (MIN ([.D980]; 1 - [.E980]); MIN (1 - [.D980]; [.E980]))+[.D980])/2" office:value-type="float" office:value="0.7514873515">
            <text:p>0.7514873515</text:p>
          </table:table-cell>
          <table:table-cell table:number-columns-repeated="2"/>
        </table:table-row>
        <table:table-row table:style-name="ro1">
          <table:table-cell office:value-type="float" office:value="79.912588091">
            <text:p>79.912588091</text:p>
          </table:table-cell>
          <table:table-cell table:number-columns-repeated="2"/>
          <table:table-cell office:value-type="float" office:value="1.9337053915">
            <text:p>1.9337053915</text:p>
          </table:table-cell>
          <table:table-cell office:value-type="float" office:value="1.4128234035">
            <text:p>1.4128234035</text:p>
          </table:table-cell>
          <table:table-cell table:formula="of:=(MAX (MIN ([.D981]; 1 - [.E981]); MIN (1 - [.D981]; [.E981]))+[.D981])/2" office:value-type="float" office:value="0.760440994">
            <text:p>0.760440994</text:p>
          </table:table-cell>
          <table:table-cell table:number-columns-repeated="2"/>
        </table:table-row>
        <table:table-row table:style-name="ro1">
          <table:table-cell office:value-type="float" office:value="79.3732697292">
            <text:p>79.3732697292</text:p>
          </table:table-cell>
          <table:table-cell table:number-columns-repeated="2"/>
          <table:table-cell office:value-type="float" office:value="1.9272912112">
            <text:p>1.9272912112</text:p>
          </table:table-cell>
          <table:table-cell office:value-type="float" office:value="1.3879728494">
            <text:p>1.3879728494</text:p>
          </table:table-cell>
          <table:table-cell table:formula="of:=(MAX (MIN ([.D982]; 1 - [.E982]); MIN (1 - [.D982]; [.E982]))+[.D982])/2" office:value-type="float" office:value="0.7696591809">
            <text:p>0.7696591809</text:p>
          </table:table-cell>
          <table:table-cell table:number-columns-repeated="2"/>
        </table:table-row>
        <table:table-row table:style-name="ro1">
          <table:table-cell office:value-type="float" office:value="78.8150327288">
            <text:p>78.8150327288</text:p>
          </table:table-cell>
          <table:table-cell table:number-columns-repeated="2"/>
          <table:table-cell office:value-type="float" office:value="1.9206787358">
            <text:p>1.9206787358</text:p>
          </table:table-cell>
          <table:table-cell office:value-type="float" office:value="1.3624417354">
            <text:p>1.3624417354</text:p>
          </table:table-cell>
          <table:table-cell table:formula="of:=(MAX (MIN ([.D983]; 1 - [.E983]); MIN (1 - [.D983]; [.E983]))+[.D983])/2" office:value-type="float" office:value="0.7791185002">
            <text:p>0.7791185002</text:p>
          </table:table-cell>
          <table:table-cell table:number-columns-repeated="2"/>
        </table:table-row>
        <table:table-row table:style-name="ro1">
          <table:table-cell office:value-type="float" office:value="78.2374474314">
            <text:p>78.2374474314</text:p>
          </table:table-cell>
          <table:table-cell table:number-columns-repeated="2"/>
          <table:table-cell office:value-type="float" office:value="1.9138653687">
            <text:p>1.9138653687</text:p>
          </table:table-cell>
          <table:table-cell office:value-type="float" office:value="1.3362800713">
            <text:p>1.3362800713</text:p>
          </table:table-cell>
          <table:table-cell table:formula="of:=(MAX (MIN ([.D984]; 1 - [.E984]); MIN (1 - [.D984]; [.E984]))+[.D984])/2" office:value-type="float" office:value="0.7887926487">
            <text:p>0.7887926487</text:p>
          </table:table-cell>
          <table:table-cell table:number-columns-repeated="2"/>
        </table:table-row>
        <table:table-row table:style-name="ro1">
          <table:table-cell office:value-type="float" office:value="77.6401430106">
            <text:p>77.6401430106</text:p>
          </table:table-cell>
          <table:table-cell table:number-columns-repeated="2"/>
          <table:table-cell office:value-type="float" office:value="1.9068476415">
            <text:p>1.9068476415</text:p>
          </table:table-cell>
          <table:table-cell office:value-type="float" office:value="1.3095432207">
            <text:p>1.3095432207</text:p>
          </table:table-cell>
          <table:table-cell table:formula="of:=(MAX (MIN ([.D985]; 1 - [.E985]); MIN (1 - [.D985]; [.E985]))+[.D985])/2" office:value-type="float" office:value="0.7986522104">
            <text:p>0.7986522104</text:p>
          </table:table-cell>
          <table:table-cell table:number-columns-repeated="2"/>
        </table:table-row>
        <table:table-row table:style-name="ro1">
          <table:table-cell office:value-type="float" office:value="77.0228141778">
            <text:p>77.0228141778</text:p>
          </table:table-cell>
          <table:table-cell table:number-columns-repeated="2"/>
          <table:table-cell office:value-type="float" office:value="1.8996209989">
            <text:p>1.8996209989</text:p>
          </table:table-cell>
          <table:table-cell office:value-type="float" office:value="1.2822921661">
            <text:p>1.2822921661</text:p>
          </table:table-cell>
          <table:table-cell table:formula="of:=(MAX (MIN ([.D986]; 1 - [.E986]); MIN (1 - [.D986]; [.E986]))+[.D986])/2" office:value-type="float" office:value="0.8086644164">
            <text:p>0.8086644164</text:p>
          </table:table-cell>
          <table:table-cell table:number-columns-repeated="2"/>
        </table:table-row>
        <table:table-row table:style-name="ro1">
          <table:table-cell office:value-type="float" office:value="76.3852284155">
            <text:p>76.3852284155</text:p>
          </table:table-cell>
          <table:table-cell table:number-columns-repeated="2"/>
          <table:table-cell office:value-type="float" office:value="1.8921795211">
            <text:p>1.8921795211</text:p>
          </table:table-cell>
          <table:table-cell office:value-type="float" office:value="1.2545937588">
            <text:p>1.2545937588</text:p>
          </table:table-cell>
          <table:table-cell table:formula="of:=(MAX (MIN ([.D987]; 1 - [.E987]); MIN (1 - [.D987]; [.E987]))+[.D987])/2" office:value-type="float" office:value="0.81879288115">
            <text:p>0.8187928812</text:p>
          </table:table-cell>
          <table:table-cell table:number-columns-repeated="2"/>
        </table:table-row>
        <table:table-row table:style-name="ro1">
          <table:table-cell office:value-type="float" office:value="75.7272338114">
            <text:p>75.7272338114</text:p>
          </table:table-cell>
          <table:table-cell table:number-columns-repeated="2"/>
          <table:table-cell office:value-type="float" office:value="1.8845155551">
            <text:p>1.8845155551</text:p>
          </table:table-cell>
          <table:table-cell office:value-type="float" office:value="1.2265209509">
            <text:p>1.2265209509</text:p>
          </table:table-cell>
          <table:table-cell table:formula="of:=(MAX (MIN ([.D988]; 1 - [.E988]); MIN (1 - [.D988]; [.E988]))+[.D988])/2" office:value-type="float" office:value="0.8289973021">
            <text:p>0.8289973021</text:p>
          </table:table-cell>
          <table:table-cell table:number-columns-repeated="2"/>
        </table:table-row>
        <table:table-row table:style-name="ro1">
          <table:table-cell office:value-type="float" office:value="75.0487675962">
            <text:p>75.0487675962</text:p>
          </table:table-cell>
          <table:table-cell table:number-columns-repeated="2"/>
          <table:table-cell office:value-type="float" office:value="1.8766192186">
            <text:p>1.8766192186</text:p>
          </table:table-cell>
          <table:table-cell office:value-type="float" office:value="1.1981530035">
            <text:p>1.1981530035</text:p>
          </table:table-cell>
          <table:table-cell table:formula="of:=(MAX (MIN ([.D989]; 1 - [.E989]); MIN (1 - [.D989]; [.E989]))+[.D989])/2" office:value-type="float" office:value="0.83923310755">
            <text:p>0.8392331076</text:p>
          </table:table-cell>
          <table:table-cell table:number-columns-repeated="2"/>
        </table:table-row>
        <table:table-row table:style-name="ro1">
          <table:table-cell office:value-type="float" office:value="74.3498655504">
            <text:p>74.3498655504</text:p>
          </table:table-cell>
          <table:table-cell table:number-columns-repeated="2"/>
          <table:table-cell office:value-type="float" office:value="1.8684777145">
            <text:p>1.8684777145</text:p>
          </table:table-cell>
          <table:table-cell office:value-type="float" office:value="1.1695756686">
            <text:p>1.1695756686</text:p>
          </table:table-cell>
          <table:table-cell table:formula="of:=(MAX (MIN ([.D990]; 1 - [.E990]); MIN (1 - [.D990]; [.E990]))+[.D990])/2" office:value-type="float" office:value="0.84945102295">
            <text:p>0.849451023</text:p>
          </table:table-cell>
          <table:table-cell table:number-columns-repeated="2"/>
        </table:table-row>
        <table:table-row table:style-name="ro1">
          <table:table-cell office:value-type="float" office:value="73.6306725316">
            <text:p>73.6306725316</text:p>
          </table:table-cell>
          <table:table-cell table:number-columns-repeated="2"/>
          <table:table-cell office:value-type="float" office:value="1.8600743587">
            <text:p>1.8600743587</text:p>
          </table:table-cell>
          <table:table-cell office:value-type="float" office:value="1.1408813399">
            <text:p>1.1408813399</text:p>
          </table:table-cell>
          <table:table-cell table:formula="of:=(MAX (MIN ([.D991]; 1 - [.E991]); MIN (1 - [.D991]; [.E991]))+[.D991])/2" office:value-type="float" office:value="0.8595965094">
            <text:p>0.8595965094</text:p>
          </table:table-cell>
          <table:table-cell table:number-columns-repeated="2"/>
        </table:table-row>
        <table:table-row table:style-name="ro1">
          <table:table-cell office:value-type="float" office:value="72.8914545372">
            <text:p>72.8914545372</text:p>
          </table:table-cell>
          <table:table-cell table:number-columns-repeated="2"/>
          <table:table-cell office:value-type="float" office:value="1.8513871611">
            <text:p>1.8513871611</text:p>
          </table:table-cell>
          <table:table-cell office:value-type="float" office:value="1.1121691666">
            <text:p>1.1121691666</text:p>
          </table:table-cell>
          <table:table-cell table:formula="of:=(MAX (MIN ([.D992]; 1 - [.E992]); MIN (1 - [.D992]; [.E992]))+[.D992])/2" office:value-type="float" office:value="0.86960899725">
            <text:p>0.8696089973</text:p>
          </table:table-cell>
          <table:table-cell table:number-columns-repeated="2"/>
        </table:table-row>
        <table:table-row table:style-name="ro1">
          <table:table-cell office:value-type="float" office:value="72.1326129914">
            <text:p>72.1326129914</text:p>
          </table:table-cell>
          <table:table-cell table:number-columns-repeated="2"/>
          <table:table-cell office:value-type="float" office:value="1.8423866731">
            <text:p>1.8423866731</text:p>
          </table:table-cell>
          <table:table-cell office:value-type="float" office:value="1.0835451273">
            <text:p>1.0835451273</text:p>
          </table:table-cell>
          <table:table-cell table:formula="of:=(MAX (MIN ([.D993]; 1 - [.E993]); MIN (1 - [.D993]; [.E993]))+[.D993])/2" office:value-type="float" office:value="0.8794207729">
            <text:p>0.8794207729</text:p>
          </table:table-cell>
          <table:table-cell table:number-columns-repeated="2"/>
        </table:table-row>
        <table:table-row table:style-name="ro1">
          <table:table-cell office:value-type="float" office:value="71.3547024696">
            <text:p>71.3547024696</text:p>
          </table:table-cell>
          <table:table-cell table:number-columns-repeated="2"/>
          <table:table-cell office:value-type="float" office:value="1.8330325791">
            <text:p>1.8330325791</text:p>
          </table:table-cell>
          <table:table-cell office:value-type="float" office:value="1.0551220574">
            <text:p>1.0551220574</text:p>
          </table:table-cell>
          <table:table-cell table:formula="of:=(MAX (MIN ([.D994]; 1 - [.E994]); MIN (1 - [.D994]; [.E994]))+[.D994])/2" office:value-type="float" office:value="0.88895526085">
            <text:p>0.8889552609</text:p>
          </table:table-cell>
          <table:table-cell table:number-columns-repeated="2"/>
        </table:table-row>
        <table:table-row table:style-name="ro1">
          <table:table-cell office:value-type="float" office:value="70.558454101">
            <text:p>70.558454101</text:p>
          </table:table-cell>
          <table:table-cell table:number-columns-repeated="2"/>
          <table:table-cell office:value-type="float" office:value="1.8232679944">
            <text:p>1.8232679944</text:p>
          </table:table-cell>
          <table:table-cell office:value-type="float" office:value="1.0270196258">
            <text:p>1.0270196258</text:p>
          </table:table-cell>
          <table:table-cell table:formula="of:=(MAX (MIN ([.D995]; 1 - [.E995]); MIN (1 - [.D995]; [.E995]))+[.D995])/2" office:value-type="float" office:value="0.8981241843">
            <text:p>0.8981241843</text:p>
          </table:table-cell>
          <table:table-cell table:number-columns-repeated="2"/>
        </table:table-row>
        <table:table-row table:style-name="ro1">
          <table:table-cell office:value-type="float" office:value="69.744809118">
            <text:p>69.744809118</text:p>
          </table:table-cell>
          <table:table-cell table:number-columns-repeated="2"/>
          <table:table-cell office:value-type="float" office:value="1.8130092383">
            <text:p>1.8130092383</text:p>
          </table:table-cell>
          <table:table-cell office:value-type="float" office:value="0.9993642554">
            <text:p>0.9993642554</text:p>
          </table:table-cell>
          <table:table-cell table:formula="of:=(MAX (MIN ([.D996]; 1 - [.E996]); MIN (1 - [.D996]; [.E996]))+[.D996])/2" office:value-type="float" office:value="0.90682249145">
            <text:p>0.9068224915</text:p>
          </table:table-cell>
          <table:table-cell table:number-columns-repeated="2"/>
        </table:table-row>
        <table:table-row table:style-name="ro1">
          <table:table-cell office:value-type="float" office:value="68.914972384">
            <text:p>68.914972384</text:p>
          </table:table-cell>
          <table:table-cell table:number-columns-repeated="2"/>
          <table:table-cell office:value-type="float" office:value="1.802125716">
            <text:p>1.802125716</text:p>
          </table:table-cell>
          <table:table-cell office:value-type="float" office:value="0.972288982">
            <text:p>0.972288982</text:p>
          </table:table-cell>
          <table:table-cell table:formula="of:=(MAX (MIN ([.D997]; 1 - [.E997]); MIN (1 - [.D997]; [.E997]))+[.D997])/2" office:value-type="float" office:value="0.914918367">
            <text:p>0.914918367</text:p>
          </table:table-cell>
          <table:table-cell table:number-columns-repeated="2"/>
        </table:table-row>
        <table:table-row table:style-name="ro1">
          <table:table-cell office:value-type="float" office:value="68.0705107676">
            <text:p>68.0705107676</text:p>
          </table:table-cell>
          <table:table-cell table:number-columns-repeated="2"/>
          <table:table-cell office:value-type="float" office:value="1.7903948633">
            <text:p>1.7903948633</text:p>
          </table:table-cell>
          <table:table-cell office:value-type="float" office:value="0.9459332468">
            <text:p>0.9459332468</text:p>
          </table:table-cell>
          <table:table-cell table:formula="of:=(MAX (MIN ([.D998]; 1 - [.E998]); MIN (1 - [.D998]; [.E998]))+[.D998])/2" office:value-type="float" office:value="0.92223080825">
            <text:p>0.9222308083</text:p>
          </table:table-cell>
          <table:table-cell table:number-columns-repeated="2"/>
        </table:table-row>
        <table:table-row table:style-name="ro1">
          <table:table-cell office:value-type="float" office:value="67.2135743379">
            <text:p>67.2135743379</text:p>
          </table:table-cell>
          <table:table-cell table:number-columns-repeated="2"/>
          <table:table-cell office:value-type="float" office:value="1.7773790471">
            <text:p>1.7773790471</text:p>
          </table:table-cell>
          <table:table-cell office:value-type="float" office:value="0.9204426174">
            <text:p>0.9204426174</text:p>
          </table:table-cell>
          <table:table-cell table:formula="of:=(MAX (MIN ([.D999]; 1 - [.E999]); MIN (1 - [.D999]; [.E999]))+[.D999])/2" office:value-type="float" office:value="0.92846821485">
            <text:p>0.9284682149</text:p>
          </table:table-cell>
          <table:table-cell table:number-columns-repeated="2"/>
        </table:table-row>
        <table:table-row table:style-name="ro1">
          <table:table-cell office:value-type="float" office:value="66.3475999869">
            <text:p>66.3475999869</text:p>
          </table:table-cell>
          <table:table-cell table:number-columns-repeated="2"/>
          <table:table-cell office:value-type="float" office:value="1.7619427825">
            <text:p>1.7619427825</text:p>
          </table:table-cell>
          <table:table-cell office:value-type="float" office:value="0.8959684315">
            <text:p>0.8959684315</text:p>
          </table:table-cell>
          <table:table-cell table:formula="of:=(MAX (MIN ([.D1000]; 1 - [.E1000]); MIN (1 - [.D1000]; [.E1000]))+[.D1000])/2" office:value-type="float" office:value="0.9329871755">
            <text:p>0.93298717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3:42:28</dc:date>
    <dc:creator>Martolod Slaaf</dc:creator>
    <meta:document-statistic meta:table-count="1" meta:cell-count="4000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2cm" xlink:href=".." xlink:type="simple" chart:class="chart:line" chart:style-name="ch1">
        <chart:legend chart:legend-position="end" svg:x="13.158cm" svg:y="3.699cm" style:legend-expansion="high" chart:style-name="ch2"/>
        <chart:plot-area chart:style-name="ch3" table:cell-range-address="Sheet1.D1:Sheet1.F1000" svg:x="0.77cm" svg:y="0.851cm" svg:width="11.748cm" svg:height="7.542cm">
          <chartooo:coordinate-region svg:x="1.497cm" svg:y="1.05cm" svg:width="10.933cm" svg:height="6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0" chart:class="chart:line">
            <chart:data-point chart:repeated="1000"/>
          </chart:series>
          <chart:series chart:style-name="ch7" chart:values-cell-range-address="Sheet1.E1:Sheet1.E1000" chart:class="chart:line">
            <chart:data-point chart:repeated="1000"/>
          </chart:series>
          <chart:series chart:style-name="ch8" chart:values-cell-range-address="Sheet1.F1:Sheet1.F1000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53950106">
                <text:p>0.2153950106</text:p>
                <draw:g>
                  <svg:desc>Sheet1.D1:Sheet1.D1000</svg:desc>
                </draw:g>
              </table:table-cell>
              <table:table-cell office:value-type="float" office:value="0">
                <text:p>0</text:p>
                <draw:g>
                  <svg:desc>Sheet1.E1:Sheet1.E1000</svg:desc>
                </draw:g>
              </table:table-cell>
              <table:table-cell office:value-type="float" office:value="0.2153950106">
                <text:p>0.2153950106</text:p>
                <draw:g>
                  <svg:desc>Sheet1.F1:Sheet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27527438">
                <text:p>0.2127527438</text:p>
              </table:table-cell>
              <table:table-cell office:value-type="float" office:value="0.0647715891">
                <text:p>0.0647715891</text:p>
              </table:table-cell>
              <table:table-cell office:value-type="float" office:value="0.2127527438">
                <text:p>0.2127527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01105501">
                <text:p>0.2101105501</text:p>
              </table:table-cell>
              <table:table-cell office:value-type="float" office:value="0.0974543346">
                <text:p>0.0974543346</text:p>
              </table:table-cell>
              <table:table-cell office:value-type="float" office:value="0.2101105501">
                <text:p>0.2101105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74684335">
                <text:p>0.2074684335</text:p>
              </table:table-cell>
              <table:table-cell office:value-type="float" office:value="0.1248503371">
                <text:p>0.1248503371</text:p>
              </table:table-cell>
              <table:table-cell office:value-type="float" office:value="0.2074684335">
                <text:p>0.2074684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48264004">
                <text:p>0.2048264004</text:p>
              </table:table-cell>
              <table:table-cell office:value-type="float" office:value="0.1495018755">
                <text:p>0.1495018755</text:p>
              </table:table-cell>
              <table:table-cell office:value-type="float" office:value="0.2048264004">
                <text:p>0.2048264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21844596">
                <text:p>0.2021844596</text:p>
              </table:table-cell>
              <table:table-cell office:value-type="float" office:value="0.1723912474">
                <text:p>0.1723912474</text:p>
              </table:table-cell>
              <table:table-cell office:value-type="float" office:value="0.2021844596">
                <text:p>0.2021844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5426225">
                <text:p>0.1995426225</text:p>
              </table:table-cell>
              <table:table-cell office:value-type="float" office:value="0.1940203115">
                <text:p>0.1940203115</text:p>
              </table:table-cell>
              <table:table-cell office:value-type="float" office:value="0.1995426225">
                <text:p>0.199542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9009026">
                <text:p>0.1969009026</text:p>
              </table:table-cell>
              <table:table-cell office:value-type="float" office:value="0.2146856036">
                <text:p>0.2146856036</text:p>
              </table:table-cell>
              <table:table-cell office:value-type="float" office:value="0.2057932531">
                <text:p>0.2057932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42593159">
                <text:p>0.1942593159</text:p>
              </table:table-cell>
              <table:table-cell office:value-type="float" office:value="0.23457898">
                <text:p>0.23457898</text:p>
              </table:table-cell>
              <table:table-cell office:value-type="float" office:value="0.21441914795">
                <text:p>0.21441914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16178807">
                <text:p>0.1916178807</text:p>
              </table:table-cell>
              <table:table-cell office:value-type="float" office:value="0.2538325307">
                <text:p>0.2538325307</text:p>
              </table:table-cell>
              <table:table-cell office:value-type="float" office:value="0.2227252057">
                <text:p>0.2227252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89766175">
                <text:p>0.1889766175</text:p>
              </table:table-cell>
              <table:table-cell office:value-type="float" office:value="0.2725413973">
                <text:p>0.2725413973</text:p>
              </table:table-cell>
              <table:table-cell office:value-type="float" office:value="0.2307590074">
                <text:p>0.2307590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63355495">
                <text:p>0.1863355495</text:p>
              </table:table-cell>
              <table:table-cell office:value-type="float" office:value="0.2907764868">
                <text:p>0.2907764868</text:p>
              </table:table-cell>
              <table:table-cell office:value-type="float" office:value="0.23855601815">
                <text:p>0.23855601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6947016">
                <text:p>0.1836947016</text:p>
              </table:table-cell>
              <table:table-cell office:value-type="float" office:value="0.3085920646">
                <text:p>0.3085920646</text:p>
              </table:table-cell>
              <table:table-cell office:value-type="float" office:value="0.2461433831">
                <text:p>0.2461433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10541015">
                <text:p>0.1810541015</text:p>
              </table:table-cell>
              <table:table-cell office:value-type="float" office:value="0.3260305438">
                <text:p>0.3260305438</text:p>
              </table:table-cell>
              <table:table-cell office:value-type="float" office:value="0.25354232265">
                <text:p>0.25354232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84137788">
                <text:p>0.1784137788</text:p>
              </table:table-cell>
              <table:table-cell office:value-type="float" office:value="0.3431256407">
                <text:p>0.3431256407</text:p>
              </table:table-cell>
              <table:table-cell office:value-type="float" office:value="0.26076970975">
                <text:p>0.26076970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7737655">
                <text:p>0.1757737655</text:p>
              </table:table-cell>
              <table:table-cell office:value-type="float" office:value="0.3599045306">
                <text:p>0.3599045306</text:p>
              </table:table-cell>
              <table:table-cell office:value-type="float" office:value="0.26783914805">
                <text:p>0.26783914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31340955">
                <text:p>0.1731340955</text:p>
              </table:table-cell>
              <table:table-cell office:value-type="float" office:value="0.3763893664">
                <text:p>0.3763893664</text:p>
              </table:table-cell>
              <table:table-cell office:value-type="float" office:value="0.27476173095">
                <text:p>0.27476173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04948051">
                <text:p>0.1704948051</text:p>
              </table:table-cell>
              <table:table-cell office:value-type="float" office:value="0.3925983755">
                <text:p>0.3925983755</text:p>
              </table:table-cell>
              <table:table-cell office:value-type="float" office:value="0.2815465903">
                <text:p>0.2815465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8559326">
                <text:p>0.1678559326</text:p>
              </table:table-cell>
              <table:table-cell office:value-type="float" office:value="0.4085466706">
                <text:p>0.4085466706</text:p>
              </table:table-cell>
              <table:table-cell office:value-type="float" office:value="0.2882013016">
                <text:p>0.2882013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52175184">
                <text:p>0.1652175184</text:p>
              </table:table-cell>
              <table:table-cell office:value-type="float" office:value="0.424246861">
                <text:p>0.424246861</text:p>
              </table:table-cell>
              <table:table-cell office:value-type="float" office:value="0.2947321897">
                <text:p>0.2947321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5796048">
                <text:p>0.1625796048</text:p>
              </table:table-cell>
              <table:table-cell office:value-type="float" office:value="0.4397095205">
                <text:p>0.4397095205</text:p>
              </table:table-cell>
              <table:table-cell office:value-type="float" office:value="0.30114456265">
                <text:p>0.30114456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99422362">
                <text:p>0.1599422362</text:p>
              </table:table-cell>
              <table:table-cell office:value-type="float" office:value="0.454943552">
                <text:p>0.454943552</text:p>
              </table:table-cell>
              <table:table-cell office:value-type="float" office:value="0.3074428941">
                <text:p>0.3074428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73054589">
                <text:p>0.1573054589</text:p>
              </table:table-cell>
              <table:table-cell office:value-type="float" office:value="0.469956475">
                <text:p>0.469956475</text:p>
              </table:table-cell>
              <table:table-cell office:value-type="float" office:value="0.31363096695">
                <text:p>0.31363096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4669321">
                <text:p>0.154669321</text:p>
              </table:table-cell>
              <table:table-cell office:value-type="float" office:value="0.4847546551">
                <text:p>0.4847546551</text:p>
              </table:table-cell>
              <table:table-cell office:value-type="float" office:value="0.31971198805">
                <text:p>0.31971198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20338727">
                <text:p>0.1520338727</text:p>
              </table:table-cell>
              <table:table-cell office:value-type="float" office:value="0.4993434893">
                <text:p>0.4993434893</text:p>
              </table:table-cell>
              <table:table-cell office:value-type="float" office:value="0.325688681">
                <text:p>0.325688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3991656">
                <text:p>0.1493991656</text:p>
              </table:table-cell>
              <table:table-cell office:value-type="float" office:value="0.5137275568">
                <text:p>0.5137275568</text:p>
              </table:table-cell>
              <table:table-cell office:value-type="float" office:value="0.3315633612">
                <text:p>0.3315633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67652533">
                <text:p>0.1467652533</text:p>
              </table:table-cell>
              <table:table-cell office:value-type="float" office:value="0.5279107436">
                <text:p>0.5279107436</text:p>
              </table:table-cell>
              <table:table-cell office:value-type="float" office:value="0.33733799845">
                <text:p>0.337337998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4132191">
                <text:p>0.144132191</text:p>
              </table:table-cell>
              <table:table-cell office:value-type="float" office:value="0.5418963454">
                <text:p>0.5418963454</text:p>
              </table:table-cell>
              <table:table-cell office:value-type="float" office:value="0.3430142682">
                <text:p>0.3430142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15000355">
                <text:p>0.1415000355</text:p>
              </table:table-cell>
              <table:table-cell office:value-type="float" office:value="0.5556871538">
                <text:p>0.5556871538</text:p>
              </table:table-cell>
              <table:table-cell office:value-type="float" office:value="0.34859359465">
                <text:p>0.34859359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88688453">
                <text:p>0.1388688453</text:p>
              </table:table-cell>
              <table:table-cell office:value-type="float" office:value="0.5692855281">
                <text:p>0.5692855281</text:p>
              </table:table-cell>
              <table:table-cell office:value-type="float" office:value="0.3540771867">
                <text:p>0.3540771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62386802">
                <text:p>0.1362386802</text:p>
              </table:table-cell>
              <table:table-cell office:value-type="float" office:value="0.5826934575">
                <text:p>0.5826934575</text:p>
              </table:table-cell>
              <table:table-cell office:value-type="float" office:value="0.35946606885">
                <text:p>0.35946606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6096016">
                <text:p>0.1336096016</text:p>
              </table:table-cell>
              <table:table-cell office:value-type="float" office:value="0.5959126125">
                <text:p>0.5959126125</text:p>
              </table:table-cell>
              <table:table-cell office:value-type="float" office:value="0.36476110705">
                <text:p>0.36476110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09816722">
                <text:p>0.1309816722</text:p>
              </table:table-cell>
              <table:table-cell office:value-type="float" office:value="0.6089443895">
                <text:p>0.6089443895</text:p>
              </table:table-cell>
              <table:table-cell office:value-type="float" office:value="0.36996303085">
                <text:p>0.36996303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8354956">
                <text:p>0.128354956</text:p>
              </table:table-cell>
              <table:table-cell office:value-type="float" office:value="0.6217899495">
                <text:p>0.6217899495</text:p>
              </table:table-cell>
              <table:table-cell office:value-type="float" office:value="0.37507245275">
                <text:p>0.37507245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7295182">
                <text:p>0.1257295182</text:p>
              </table:table-cell>
              <table:table-cell office:value-type="float" office:value="0.6344502505">
                <text:p>0.6344502505</text:p>
              </table:table-cell>
              <table:table-cell office:value-type="float" office:value="0.38008988435">
                <text:p>0.38008988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31054253">
                <text:p>0.1231054253</text:p>
              </table:table-cell>
              <table:table-cell office:value-type="float" office:value="0.6469260762">
                <text:p>0.6469260762</text:p>
              </table:table-cell>
              <table:table-cell office:value-type="float" office:value="0.38501575075">
                <text:p>0.38501575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0482745">
                <text:p>0.120482745</text:p>
              </table:table-cell>
              <table:table-cell office:value-type="float" office:value="0.659218061">
                <text:p>0.659218061</text:p>
              </table:table-cell>
              <table:table-cell office:value-type="float" office:value="0.389850403">
                <text:p>0.389850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8615456">
                <text:p>0.1178615456</text:p>
              </table:table-cell>
              <table:table-cell office:value-type="float" office:value="0.671326711">
                <text:p>0.671326711</text:p>
              </table:table-cell>
              <table:table-cell office:value-type="float" office:value="0.3945941283">
                <text:p>0.3945941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52418969">
                <text:p>0.1152418969</text:p>
              </table:table-cell>
              <table:table-cell office:value-type="float" office:value="0.6832524229">
                <text:p>0.6832524229</text:p>
              </table:table-cell>
              <table:table-cell office:value-type="float" office:value="0.3992471599">
                <text:p>0.3992471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26238692">
                <text:p>0.1126238692</text:p>
              </table:table-cell>
              <table:table-cell office:value-type="float" office:value="0.6949955003">
                <text:p>0.6949955003</text:p>
              </table:table-cell>
              <table:table-cell office:value-type="float" office:value="0.40380968475">
                <text:p>0.4038096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0075338">
                <text:p>0.1100075338</text:p>
              </table:table-cell>
              <table:table-cell office:value-type="float" office:value="0.706556168">
                <text:p>0.706556168</text:p>
              </table:table-cell>
              <table:table-cell office:value-type="float" office:value="0.4082818509">
                <text:p>0.4082818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3929626">
                <text:p>0.1073929626</text:p>
              </table:table-cell>
              <table:table-cell office:value-type="float" office:value="0.7179345842">
                <text:p>0.7179345842</text:p>
              </table:table-cell>
              <table:table-cell office:value-type="float" office:value="0.4126637734">
                <text:p>0.4126637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47802283">
                <text:p>0.1047802283</text:p>
              </table:table-cell>
              <table:table-cell office:value-type="float" office:value="0.7291308512">
                <text:p>0.7291308512</text:p>
              </table:table-cell>
              <table:table-cell office:value-type="float" office:value="0.41695553975">
                <text:p>0.41695553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2169404">
                <text:p>0.102169404</text:p>
              </table:table-cell>
              <table:table-cell office:value-type="float" office:value="0.7401450251">
                <text:p>0.7401450251</text:p>
              </table:table-cell>
              <table:table-cell office:value-type="float" office:value="0.42115721455">
                <text:p>0.42115721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95605636">
                <text:p>0.0995605636</text:p>
              </table:table-cell>
              <table:table-cell office:value-type="float" office:value="0.7509771236">
                <text:p>0.7509771236</text:p>
              </table:table-cell>
              <table:table-cell office:value-type="float" office:value="0.4252688436">
                <text:p>0.42526884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69537811">
                <text:p>0.0969537811</text:p>
              </table:table-cell>
              <table:table-cell office:value-type="float" office:value="0.7616271336">
                <text:p>0.7616271336</text:p>
              </table:table-cell>
              <table:table-cell office:value-type="float" office:value="0.42929045735">
                <text:p>0.42929045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43491309">
                <text:p>0.0943491309</text:p>
              </table:table-cell>
              <table:table-cell office:value-type="float" office:value="0.7720950164">
                <text:p>0.7720950164</text:p>
              </table:table-cell>
              <table:table-cell office:value-type="float" office:value="0.43322207365">
                <text:p>0.43322207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17466879">
                <text:p>0.0917466879</text:p>
              </table:table-cell>
              <table:table-cell office:value-type="float" office:value="0.7823807138">
                <text:p>0.7823807138</text:p>
              </table:table-cell>
              <table:table-cell office:value-type="float" office:value="0.43706370085">
                <text:p>0.43706370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91465267">
                <text:p>0.0891465267</text:p>
              </table:table-cell>
              <table:table-cell office:value-type="float" office:value="0.7924841518">
                <text:p>0.7924841518</text:p>
              </table:table-cell>
              <table:table-cell office:value-type="float" office:value="0.44081533925">
                <text:p>0.44081533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5487225">
                <text:p>0.0865487225</text:p>
              </table:table-cell>
              <table:table-cell office:value-type="float" office:value="0.8024052447">
                <text:p>0.8024052447</text:p>
              </table:table-cell>
              <table:table-cell office:value-type="float" office:value="0.4444769836">
                <text:p>0.4444769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395335">
                <text:p>0.08395335</text:p>
              </table:table-cell>
              <table:table-cell office:value-type="float" office:value="0.8121438982">
                <text:p>0.8121438982</text:p>
              </table:table-cell>
              <table:table-cell office:value-type="float" office:value="0.4480486241">
                <text:p>0.4480486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13604843">
                <text:p>0.0813604843</text:p>
              </table:table-cell>
              <table:table-cell office:value-type="float" office:value="0.8217000118">
                <text:p>0.8217000118</text:p>
              </table:table-cell>
              <table:table-cell office:value-type="float" office:value="0.45153024805">
                <text:p>0.45153024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87701999">
                <text:p>0.0787701999</text:p>
              </table:table-cell>
              <table:table-cell office:value-type="float" office:value="0.8310734805">
                <text:p>0.8310734805</text:p>
              </table:table-cell>
              <table:table-cell office:value-type="float" office:value="0.4549218402">
                <text:p>0.4549218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61825714">
                <text:p>0.0761825714</text:p>
              </table:table-cell>
              <table:table-cell office:value-type="float" office:value="0.840264197">
                <text:p>0.840264197</text:p>
              </table:table-cell>
              <table:table-cell office:value-type="float" office:value="0.4582233842">
                <text:p>0.4582233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35976726">
                <text:p>0.0735976726</text:p>
              </table:table-cell>
              <table:table-cell office:value-type="float" office:value="0.8492720523">
                <text:p>0.8492720523</text:p>
              </table:table-cell>
              <table:table-cell office:value-type="float" office:value="0.46143486245">
                <text:p>0.46143486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10155774">
                <text:p>0.0710155774</text:p>
              </table:table-cell>
              <table:table-cell office:value-type="float" office:value="0.8580969364">
                <text:p>0.8580969364</text:p>
              </table:table-cell>
              <table:table-cell office:value-type="float" office:value="0.4645562569">
                <text:p>0.4645562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84363587">
                <text:p>0.0684363587</text:p>
              </table:table-cell>
              <table:table-cell office:value-type="float" office:value="0.8667387391">
                <text:p>0.8667387391</text:p>
              </table:table-cell>
              <table:table-cell office:value-type="float" office:value="0.4675875489">
                <text:p>0.4675875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8600891">
                <text:p>0.0658600891</text:p>
              </table:table-cell>
              <table:table-cell office:value-type="float" office:value="0.8751973496">
                <text:p>0.8751973496</text:p>
              </table:table-cell>
              <table:table-cell office:value-type="float" office:value="0.47052871935">
                <text:p>0.470528719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32868404">
                <text:p>0.0632868404</text:p>
              </table:table-cell>
              <table:table-cell office:value-type="float" office:value="0.8834726566">
                <text:p>0.8834726566</text:p>
              </table:table-cell>
              <table:table-cell office:value-type="float" office:value="0.4733797485">
                <text:p>0.4733797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07166835">
                <text:p>0.0607166835</text:p>
              </table:table-cell>
              <table:table-cell office:value-type="float" office:value="0.8915645477">
                <text:p>0.8915645477</text:p>
              </table:table-cell>
              <table:table-cell office:value-type="float" office:value="0.4761406156">
                <text:p>0.4761406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1496885">
                <text:p>0.0581496885</text:p>
              </table:table-cell>
              <table:table-cell office:value-type="float" office:value="0.8994729087">
                <text:p>0.8994729087</text:p>
              </table:table-cell>
              <table:table-cell office:value-type="float" office:value="0.4788112986">
                <text:p>0.47881129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55859247">
                <text:p>0.0555859247</text:p>
              </table:table-cell>
              <table:table-cell office:value-type="float" office:value="0.9071976228">
                <text:p>0.9071976228</text:p>
              </table:table-cell>
              <table:table-cell office:value-type="float" office:value="0.48139177375">
                <text:p>0.48139177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30254601">
                <text:p>0.0530254601</text:p>
              </table:table-cell>
              <table:table-cell office:value-type="float" office:value="0.9147385693">
                <text:p>0.9147385693</text:p>
              </table:table-cell>
              <table:table-cell office:value-type="float" office:value="0.4838820147">
                <text:p>0.4838820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4683616">
                <text:p>0.0504683616</text:p>
              </table:table-cell>
              <table:table-cell office:value-type="float" office:value="0.9220956226">
                <text:p>0.9220956226</text:p>
              </table:table-cell>
              <table:table-cell office:value-type="float" office:value="0.4862819921">
                <text:p>0.4862819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9146951">
                <text:p>0.0479146951</text:p>
              </table:table-cell>
              <table:table-cell office:value-type="float" office:value="0.9292686506">
                <text:p>0.9292686506</text:p>
              </table:table-cell>
              <table:table-cell office:value-type="float" office:value="0.48859167285">
                <text:p>0.488591672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3645248">
                <text:p>0.0453645248</text:p>
              </table:table-cell>
              <table:table-cell office:value-type="float" office:value="0.9362575131">
                <text:p>0.9362575131</text:p>
              </table:table-cell>
              <table:table-cell office:value-type="float" office:value="0.49081101895">
                <text:p>0.49081101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28179138">
                <text:p>0.0428179138</text:p>
              </table:table-cell>
              <table:table-cell office:value-type="float" office:value="0.9430620607">
                <text:p>0.9430620607</text:p>
              </table:table-cell>
              <table:table-cell office:value-type="float" office:value="0.49293998725">
                <text:p>0.49293998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2749236">
                <text:p>0.0402749236</text:p>
              </table:table-cell>
              <table:table-cell office:value-type="float" office:value="0.9496821321">
                <text:p>0.9496821321</text:p>
              </table:table-cell>
              <table:table-cell office:value-type="float" office:value="0.49497852785">
                <text:p>0.49497852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7356142">
                <text:p>0.0377356142</text:p>
              </table:table-cell>
              <table:table-cell office:value-type="float" office:value="0.9561175534">
                <text:p>0.9561175534</text:p>
              </table:table-cell>
              <table:table-cell office:value-type="float" office:value="0.4969265838">
                <text:p>0.4969265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2000438">
                <text:p>0.0352000438</text:p>
              </table:table-cell>
              <table:table-cell office:value-type="float" office:value="0.9623681352">
                <text:p>0.9623681352</text:p>
              </table:table-cell>
              <table:table-cell office:value-type="float" office:value="0.4987840895">
                <text:p>0.4987840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2668269">
                <text:p>0.032668269</text:p>
              </table:table-cell>
              <table:table-cell office:value-type="float" office:value="0.9684336716">
                <text:p>0.96843367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1403446">
                <text:p>0.0301403446</text:p>
              </table:table-cell>
              <table:table-cell office:value-type="float" office:value="0.9743139375">
                <text:p>0.9743139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6163232">
                <text:p>0.0276163232</text:p>
              </table:table-cell>
              <table:table-cell office:value-type="float" office:value="0.9800086868">
                <text:p>0.98000868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0962558">
                <text:p>0.0250962558</text:p>
              </table:table-cell>
              <table:table-cell office:value-type="float" office:value="0.9855176509">
                <text:p>0.9855176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25801912">
                <text:p>0.0225801912</text:p>
              </table:table-cell>
              <table:table-cell office:value-type="float" office:value="0.9908405358">
                <text:p>0.99084053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0681759">
                <text:p>0.0200681759</text:p>
              </table:table-cell>
              <table:table-cell office:value-type="float" office:value="0.995977021">
                <text:p>0.9959770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75602544">
                <text:p>0.0175602544</text:p>
              </table:table-cell>
              <table:table-cell office:value-type="float" office:value="1.0009267569">
                <text:p>1.00092675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0564687">
                <text:p>0.0150564687</text:p>
              </table:table-cell>
              <table:table-cell office:value-type="float" office:value="1.0056893631">
                <text:p>1.00568936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5568586">
                <text:p>0.0125568586</text:p>
              </table:table-cell>
              <table:table-cell office:value-type="float" office:value="1.0102644267">
                <text:p>1.0102644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0614614">
                <text:p>0.0100614614</text:p>
              </table:table-cell>
              <table:table-cell office:value-type="float" office:value="1.0146515002">
                <text:p>1.0146515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5703119">
                <text:p>0.0075703119</text:p>
              </table:table-cell>
              <table:table-cell office:value-type="float" office:value="1.0188500996">
                <text:p>1.01885009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0834423">
                <text:p>0.0050834423</text:p>
              </table:table-cell>
              <table:table-cell office:value-type="float" office:value="1.0228597032">
                <text:p>1.02285970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600882">
                <text:p>0.002600882</text:p>
              </table:table-cell>
              <table:table-cell office:value-type="float" office:value="1.0266797494">
                <text:p>1.02667974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226579">
                <text:p>0.0001226579</text:p>
              </table:table-cell>
              <table:table-cell office:value-type="float" office:value="1.0303096357">
                <text:p>1.0303096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3512059">
                <text:p>0.0023512059</text:p>
              </table:table-cell>
              <table:table-cell office:value-type="float" office:value="1.033748717">
                <text:p>1.0337487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8206883">
                <text:p>0.0048206883</text:p>
              </table:table-cell>
              <table:table-cell office:value-type="float" office:value="1.036996304">
                <text:p>1.0369963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2857711">
                <text:p>0.0072857711</text:p>
              </table:table-cell>
              <table:table-cell office:value-type="float" office:value="1.0400516628">
                <text:p>1.04005166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7464388">
                <text:p>0.0097464388</text:p>
              </table:table-cell>
              <table:table-cell office:value-type="float" office:value="1.0429140129">
                <text:p>1.0429140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2026792">
                <text:p>0.0122026792</text:p>
              </table:table-cell>
              <table:table-cell office:value-type="float" office:value="1.0455825271">
                <text:p>1.04558252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544831">
                <text:p>0.0146544831</text:p>
              </table:table-cell>
              <table:table-cell office:value-type="float" office:value="1.04805633">
                <text:p>1.048056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71018444">
                <text:p>0.0171018444</text:p>
              </table:table-cell>
              <table:table-cell office:value-type="float" office:value="1.0503344978">
                <text:p>1.05033449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5447602">
                <text:p>0.0195447602</text:p>
              </table:table-cell>
              <table:table-cell office:value-type="float" office:value="1.0524160576">
                <text:p>1.05241605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19832309">
                <text:p>0.0219832309</text:p>
              </table:table-cell>
              <table:table-cell office:value-type="float" office:value="1.0542999872">
                <text:p>1.05429998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441726">
                <text:p>0.02441726</text:p>
              </table:table-cell>
              <table:table-cell office:value-type="float" office:value="1.0559852148">
                <text:p>1.05598521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8468546">
                <text:p>0.0268468546</text:p>
              </table:table-cell>
              <table:table-cell office:value-type="float" office:value="1.0574706192">
                <text:p>1.0574706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2720247">
                <text:p>0.0292720247</text:p>
              </table:table-cell>
              <table:table-cell office:value-type="float" office:value="1.0587550296">
                <text:p>1.05875502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16927843">
                <text:p>0.0316927843</text:p>
              </table:table-cell>
              <table:table-cell office:value-type="float" office:value="1.0598372266">
                <text:p>1.05983722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41091502">
                <text:p>0.0341091502</text:p>
              </table:table-cell>
              <table:table-cell office:value-type="float" office:value="1.0607159424">
                <text:p>1.0607159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65211433">
                <text:p>0.0365211433</text:p>
              </table:table-cell>
              <table:table-cell office:value-type="float" office:value="1.0613898614">
                <text:p>1.06138986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89287874">
                <text:p>0.0389287874</text:p>
              </table:table-cell>
              <table:table-cell office:value-type="float" office:value="1.0618576217">
                <text:p>1.0618576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3321102">
                <text:p>0.0413321102</text:p>
              </table:table-cell>
              <table:table-cell office:value-type="float" office:value="1.062117816">
                <text:p>1.062117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7311429">
                <text:p>0.0437311429</text:p>
              </table:table-cell>
              <table:table-cell office:value-type="float" office:value="1.062168993">
                <text:p>1.0621689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61259201">
                <text:p>0.0461259201</text:p>
              </table:table-cell>
              <table:table-cell office:value-type="float" office:value="1.0620096591">
                <text:p>1.06200965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85164802">
                <text:p>0.0485164802</text:p>
              </table:table-cell>
              <table:table-cell office:value-type="float" office:value="1.0616382803">
                <text:p>1.06163828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09028651">
                <text:p>0.0509028651</text:p>
              </table:table-cell>
              <table:table-cell office:value-type="float" office:value="1.0610532844">
                <text:p>1.06105328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2851204">
                <text:p>0.0532851204</text:p>
              </table:table-cell>
              <table:table-cell office:value-type="float" office:value="1.0602530631">
                <text:p>1.06025306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56632951">
                <text:p>0.0556632951</text:p>
              </table:table-cell>
              <table:table-cell office:value-type="float" office:value="1.0592359746">
                <text:p>1.05923597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80374422">
                <text:p>0.0580374422</text:p>
              </table:table-cell>
              <table:table-cell office:value-type="float" office:value="1.0580003468">
                <text:p>1.05800034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04076181">
                <text:p>0.0604076181</text:p>
              </table:table-cell>
              <table:table-cell office:value-type="float" office:value="1.0565444799">
                <text:p>1.05654447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27738829">
                <text:p>0.0627738829</text:p>
              </table:table-cell>
              <table:table-cell office:value-type="float" office:value="1.0548666498">
                <text:p>1.05486664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51363004">
                <text:p>0.0651363004</text:p>
              </table:table-cell>
              <table:table-cell office:value-type="float" office:value="1.052965112">
                <text:p>1.052965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74949379">
                <text:p>0.0674949379</text:p>
              </table:table-cell>
              <table:table-cell office:value-type="float" office:value="1.0508381049">
                <text:p>1.05083810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98498666">
                <text:p>0.0698498666</text:p>
              </table:table-cell>
              <table:table-cell office:value-type="float" office:value="1.0484838543">
                <text:p>1.04848385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2011611">
                <text:p>0.0722011611</text:p>
              </table:table-cell>
              <table:table-cell office:value-type="float" office:value="1.0459005774">
                <text:p>1.04590057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45488998">
                <text:p>0.0745488998</text:p>
              </table:table-cell>
              <table:table-cell office:value-type="float" office:value="1.0430864875">
                <text:p>1.0430864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68931645">
                <text:p>0.0768931645</text:p>
              </table:table-cell>
              <table:table-cell office:value-type="float" office:value="1.0400397989">
                <text:p>1.04003979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92340407">
                <text:p>0.0792340407</text:p>
              </table:table-cell>
              <table:table-cell office:value-type="float" office:value="1.0367587318">
                <text:p>1.0367587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15716174">
                <text:p>0.0815716174</text:p>
              </table:table-cell>
              <table:table-cell office:value-type="float" office:value="1.0332415177">
                <text:p>1.0332415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39059874">
                <text:p>0.0839059874</text:p>
              </table:table-cell>
              <table:table-cell office:value-type="float" office:value="1.0294864051">
                <text:p>1.02948640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62372466">
                <text:p>0.0862372466</text:p>
              </table:table-cell>
              <table:table-cell office:value-type="float" office:value="1.0254916651">
                <text:p>1.02549166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5654947">
                <text:p>0.0885654947</text:p>
              </table:table-cell>
              <table:table-cell office:value-type="float" office:value="1.0212555974">
                <text:p>1.02125559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8908346">
                <text:p>0.0908908346</text:p>
              </table:table-cell>
              <table:table-cell office:value-type="float" office:value="1.016776537">
                <text:p>1.0167765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3213373">
                <text:p>0.093213373</text:p>
              </table:table-cell>
              <table:table-cell office:value-type="float" office:value="1.0120528604">
                <text:p>1.01205286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55332195">
                <text:p>0.0955332195</text:p>
              </table:table-cell>
              <table:table-cell office:value-type="float" office:value="1.0070829923">
                <text:p>1.00708299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78504874">
                <text:p>0.0978504874</text:p>
              </table:table-cell>
              <table:table-cell office:value-type="float" office:value="1.001865413">
                <text:p>1.0018654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165293">
                <text:p>0.100165293</text:p>
              </table:table-cell>
              <table:table-cell office:value-type="float" office:value="0.9963986651">
                <text:p>0.99639866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24777561">
                <text:p>0.1024777561</text:p>
              </table:table-cell>
              <table:table-cell office:value-type="float" office:value="0.9906813613">
                <text:p>0.99068136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47879996">
                <text:p>0.1047879996</text:p>
              </table:table-cell>
              <table:table-cell office:value-type="float" office:value="0.9847121918">
                <text:p>0.98471219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70961494">
                <text:p>0.1070961494</text:p>
              </table:table-cell>
              <table:table-cell office:value-type="float" office:value="0.9784899323">
                <text:p>0.97848993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94023346">
                <text:p>0.1094023346</text:p>
              </table:table-cell>
              <table:table-cell office:value-type="float" office:value="0.9720134518">
                <text:p>0.97201345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117066874">
                <text:p>0.1117066874</text:p>
              </table:table-cell>
              <table:table-cell office:value-type="float" office:value="0.9652817209">
                <text:p>0.9652817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40093428">
                <text:p>0.1140093428</text:p>
              </table:table-cell>
              <table:table-cell office:value-type="float" office:value="0.9582938199">
                <text:p>0.9582938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63104388">
                <text:p>0.1163104388</text:p>
              </table:table-cell>
              <table:table-cell office:value-type="float" office:value="0.9510489477">
                <text:p>0.95104894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86101162">
                <text:p>0.1186101162</text:p>
              </table:table-cell>
              <table:table-cell office:value-type="float" office:value="0.9435464301">
                <text:p>0.94354643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09085184">
                <text:p>0.1209085184</text:p>
              </table:table-cell>
              <table:table-cell office:value-type="float" office:value="0.9357857285">
                <text:p>0.9357857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32057918">
                <text:p>0.1232057918</text:p>
              </table:table-cell>
              <table:table-cell office:value-type="float" office:value="0.927766449">
                <text:p>0.9277664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255020851">
                <text:p>0.1255020851</text:p>
              </table:table-cell>
              <table:table-cell office:value-type="float" office:value="0.9194883511">
                <text:p>0.91948835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77975498">
                <text:p>0.1277975498</text:p>
              </table:table-cell>
              <table:table-cell office:value-type="float" office:value="0.9109513567">
                <text:p>0.91095135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00923396">
                <text:p>0.1300923396</text:p>
              </table:table-cell>
              <table:table-cell office:value-type="float" office:value="0.9021555594">
                <text:p>0.90215555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23866107">
                <text:p>0.1323866107</text:p>
              </table:table-cell>
              <table:table-cell office:value-type="float" office:value="0.8931012335">
                <text:p>0.8931012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46805216">
                <text:p>0.1346805216</text:p>
              </table:table-cell>
              <table:table-cell office:value-type="float" office:value="0.8837888427">
                <text:p>0.88378884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6974233">
                <text:p>0.136974233</text:p>
              </table:table-cell>
              <table:table-cell office:value-type="float" office:value="0.87421905">
                <text:p>0.874219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92679076">
                <text:p>0.1392679076</text:p>
              </table:table-cell>
              <table:table-cell office:value-type="float" office:value="0.864392726">
                <text:p>0.8643927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15617102">
                <text:p>0.1415617102</text:p>
              </table:table-cell>
              <table:table-cell office:value-type="float" office:value="0.8543109587">
                <text:p>0.8543109587</text:p>
              </table:table-cell>
              <table:table-cell office:value-type="float" office:value="0.49793633445">
                <text:p>0.497936334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38558075">
                <text:p>0.1438558075</text:p>
              </table:table-cell>
              <table:table-cell office:value-type="float" office:value="0.8439750616">
                <text:p>0.8439750616</text:p>
              </table:table-cell>
              <table:table-cell office:value-type="float" office:value="0.49391543455">
                <text:p>0.49391543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6150368">
                <text:p>0.146150368</text:p>
              </table:table-cell>
              <table:table-cell office:value-type="float" office:value="0.8333865836">
                <text:p>0.8333865836</text:p>
              </table:table-cell>
              <table:table-cell office:value-type="float" office:value="0.4897684758">
                <text:p>0.48976847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84455621">
                <text:p>0.1484455621</text:p>
              </table:table-cell>
              <table:table-cell office:value-type="float" office:value="0.8225473167">
                <text:p>0.8225473167</text:p>
              </table:table-cell>
              <table:table-cell office:value-type="float" office:value="0.4854964394">
                <text:p>0.48549643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07415615">
                <text:p>0.1507415615</text:p>
              </table:table-cell>
              <table:table-cell office:value-type="float" office:value="0.8114593054">
                <text:p>0.8114593054</text:p>
              </table:table-cell>
              <table:table-cell office:value-type="float" office:value="0.48110043345">
                <text:p>0.481100433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30385397">
                <text:p>0.1530385397</text:p>
              </table:table-cell>
              <table:table-cell office:value-type="float" office:value="0.800124855">
                <text:p>0.800124855</text:p>
              </table:table-cell>
              <table:table-cell office:value-type="float" office:value="0.47658169735">
                <text:p>0.476581697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53366715">
                <text:p>0.1553366715</text:p>
              </table:table-cell>
              <table:table-cell office:value-type="float" office:value="0.7885465396">
                <text:p>0.7885465396</text:p>
              </table:table-cell>
              <table:table-cell office:value-type="float" office:value="0.47194160555">
                <text:p>0.471941605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7636133">
                <text:p>0.157636133</text:p>
              </table:table-cell>
              <table:table-cell office:value-type="float" office:value="0.7767272101">
                <text:p>0.7767272101</text:p>
              </table:table-cell>
              <table:table-cell office:value-type="float" office:value="0.46718167155">
                <text:p>0.467181671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99371017">
                <text:p>0.1599371017</text:p>
              </table:table-cell>
              <table:table-cell office:value-type="float" office:value="0.7646700026">
                <text:p>0.7646700026</text:p>
              </table:table-cell>
              <table:table-cell office:value-type="float" office:value="0.46230355215">
                <text:p>0.46230355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22397558">
                <text:p>0.1622397558</text:p>
              </table:table-cell>
              <table:table-cell office:value-type="float" office:value="0.7523783452">
                <text:p>0.7523783452</text:p>
              </table:table-cell>
              <table:table-cell office:value-type="float" office:value="0.4573090505">
                <text:p>0.4573090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45442748">
                <text:p>0.1645442748</text:p>
              </table:table-cell>
              <table:table-cell office:value-type="float" office:value="0.7398559653">
                <text:p>0.7398559653</text:p>
              </table:table-cell>
              <table:table-cell office:value-type="float" office:value="0.45220012005">
                <text:p>0.45220012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68508391">
                <text:p>0.1668508391</text:p>
              </table:table-cell>
              <table:table-cell office:value-type="float" office:value="0.7271068971">
                <text:p>0.7271068971</text:p>
              </table:table-cell>
              <table:table-cell office:value-type="float" office:value="0.4469788681">
                <text:p>0.44697886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91596297">
                <text:p>0.1691596297</text:p>
              </table:table-cell>
              <table:table-cell office:value-type="float" office:value="0.7141354873">
                <text:p>0.7141354873</text:p>
              </table:table-cell>
              <table:table-cell office:value-type="float" office:value="0.4416475585">
                <text:p>0.44164755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14708283">
                <text:p>0.1714708283</text:p>
              </table:table-cell>
              <table:table-cell office:value-type="float" office:value="0.7009464015">
                <text:p>0.7009464015</text:p>
              </table:table-cell>
              <table:table-cell office:value-type="float" office:value="0.4362086149">
                <text:p>0.43620861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3784617">
                <text:p>0.173784617</text:p>
              </table:table-cell>
              <table:table-cell office:value-type="float" office:value="0.6875446301">
                <text:p>0.6875446301</text:p>
              </table:table-cell>
              <table:table-cell office:value-type="float" office:value="0.43066462355">
                <text:p>0.43066462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61011786">
                <text:p>0.1761011786</text:p>
              </table:table-cell>
              <table:table-cell office:value-type="float" office:value="0.6739354932">
                <text:p>0.6739354932</text:p>
              </table:table-cell>
              <table:table-cell office:value-type="float" office:value="0.4250183359">
                <text:p>0.42501833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78420696">
                <text:p>0.178420696</text:p>
              </table:table-cell>
              <table:table-cell office:value-type="float" office:value="0.6601246457">
                <text:p>0.6601246457</text:p>
              </table:table-cell>
              <table:table-cell office:value-type="float" office:value="0.41927267085">
                <text:p>0.41927267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07433521">
                <text:p>0.1807433521</text:p>
              </table:table-cell>
              <table:table-cell office:value-type="float" office:value="0.6461180811">
                <text:p>0.6461180811</text:p>
              </table:table-cell>
              <table:table-cell office:value-type="float" office:value="0.4134307166">
                <text:p>0.4134307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30693302">
                <text:p>0.1830693302</text:p>
              </table:table-cell>
              <table:table-cell office:value-type="float" office:value="0.6319221354">
                <text:p>0.6319221354</text:p>
              </table:table-cell>
              <table:table-cell office:value-type="float" office:value="0.4074957328">
                <text:p>0.4074957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53988133">
                <text:p>0.1853988133</text:p>
              </table:table-cell>
              <table:table-cell office:value-type="float" office:value="0.6175434905">
                <text:p>0.6175434905</text:p>
              </table:table-cell>
              <table:table-cell office:value-type="float" office:value="0.4014711519">
                <text:p>0.401471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77319842">
                <text:p>0.1877319842</text:p>
              </table:table-cell>
              <table:table-cell office:value-type="float" office:value="0.6029891762">
                <text:p>0.6029891762</text:p>
              </table:table-cell>
              <table:table-cell office:value-type="float" office:value="0.3953605802">
                <text:p>0.39536058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00690255">
                <text:p>0.1900690255</text:p>
              </table:table-cell>
              <table:table-cell office:value-type="float" office:value="0.5882665725">
                <text:p>0.5882665725</text:p>
              </table:table-cell>
              <table:table-cell office:value-type="float" office:value="0.389167799">
                <text:p>0.389167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24101193">
                <text:p>0.1924101193</text:p>
              </table:table-cell>
              <table:table-cell office:value-type="float" office:value="0.5733834109">
                <text:p>0.5733834109</text:p>
              </table:table-cell>
              <table:table-cell office:value-type="float" office:value="0.3828967651">
                <text:p>0.38289676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47554469">
                <text:p>0.1947554469</text:p>
              </table:table-cell>
              <table:table-cell office:value-type="float" office:value="0.5583477745">
                <text:p>0.5583477745</text:p>
              </table:table-cell>
              <table:table-cell office:value-type="float" office:value="0.3765516107">
                <text:p>0.3765516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71051892">
                <text:p>0.1971051892</text:p>
              </table:table-cell>
              <table:table-cell office:value-type="float" office:value="0.5431680984">
                <text:p>0.5431680984</text:p>
              </table:table-cell>
              <table:table-cell office:value-type="float" office:value="0.3701366438">
                <text:p>0.3701366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94595261">
                <text:p>0.1994595261</text:p>
              </table:table-cell>
              <table:table-cell office:value-type="float" office:value="0.5278531687">
                <text:p>0.5278531687</text:p>
              </table:table-cell>
              <table:table-cell office:value-type="float" office:value="0.3636563474">
                <text:p>0.36365634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18186366">
                <text:p>0.2018186366</text:p>
              </table:table-cell>
              <table:table-cell office:value-type="float" office:value="0.5124121209">
                <text:p>0.5124121209</text:p>
              </table:table-cell>
              <table:table-cell office:value-type="float" office:value="0.35711537875">
                <text:p>0.35711537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41826987">
                <text:p>0.2041826987</text:p>
              </table:table-cell>
              <table:table-cell office:value-type="float" office:value="0.4968544373">
                <text:p>0.4968544373</text:p>
              </table:table-cell>
              <table:table-cell office:value-type="float" office:value="0.350518568">
                <text:p>0.3505185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65518888">
                <text:p>0.2065518888</text:p>
              </table:table-cell>
              <table:table-cell office:value-type="float" office:value="0.4811899443">
                <text:p>0.4811899443</text:p>
              </table:table-cell>
              <table:table-cell office:value-type="float" office:value="0.34387091655">
                <text:p>0.34387091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89263825">
                <text:p>0.2089263825</text:p>
              </table:table-cell>
              <table:table-cell office:value-type="float" office:value="0.4654288082">
                <text:p>0.4654288082</text:p>
              </table:table-cell>
              <table:table-cell office:value-type="float" office:value="0.33717759535">
                <text:p>0.337177595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13063534">
                <text:p>0.2113063534</text:p>
              </table:table-cell>
              <table:table-cell office:value-type="float" office:value="0.4495815305">
                <text:p>0.4495815305</text:p>
              </table:table-cell>
              <table:table-cell office:value-type="float" office:value="0.33044394195">
                <text:p>0.33044394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136919738">
                <text:p>0.2136919738</text:p>
              </table:table-cell>
              <table:table-cell office:value-type="float" office:value="0.4336589423">
                <text:p>0.4336589423</text:p>
              </table:table-cell>
              <table:table-cell office:value-type="float" office:value="0.32367545805">
                <text:p>0.323675458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160834143">
                <text:p>0.2160834143</text:p>
              </table:table-cell>
              <table:table-cell office:value-type="float" office:value="0.4176721978">
                <text:p>0.4176721978</text:p>
              </table:table-cell>
              <table:table-cell office:value-type="float" office:value="0.31687780605">
                <text:p>0.316877806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84808433">
                <text:p>0.2184808433</text:p>
              </table:table-cell>
              <table:table-cell office:value-type="float" office:value="0.4016327671">
                <text:p>0.4016327671</text:p>
              </table:table-cell>
              <table:table-cell office:value-type="float" office:value="0.3100568052">
                <text:p>0.3100568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08844276">
                <text:p>0.2208844276</text:p>
              </table:table-cell>
              <table:table-cell office:value-type="float" office:value="0.3855524279">
                <text:p>0.3855524279</text:p>
              </table:table-cell>
              <table:table-cell office:value-type="float" office:value="0.30321842775">
                <text:p>0.30321842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32943315">
                <text:p>0.2232943315</text:p>
              </table:table-cell>
              <table:table-cell office:value-type="float" office:value="0.3694432566">
                <text:p>0.3694432566</text:p>
              </table:table-cell>
              <table:table-cell office:value-type="float" office:value="0.29636879405">
                <text:p>0.29636879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57107173">
                <text:p>0.2257107173</text:p>
              </table:table-cell>
              <table:table-cell office:value-type="float" office:value="0.3533176184">
                <text:p>0.3533176184</text:p>
              </table:table-cell>
              <table:table-cell office:value-type="float" office:value="0.28951416785">
                <text:p>0.289514167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81337448">
                <text:p>0.2281337448</text:p>
              </table:table-cell>
              <table:table-cell office:value-type="float" office:value="0.3371881564">
                <text:p>0.3371881564</text:p>
              </table:table-cell>
              <table:table-cell office:value-type="float" office:value="0.2826609506">
                <text:p>0.28266095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05635713">
                <text:p>0.2305635713</text:p>
              </table:table-cell>
              <table:table-cell office:value-type="float" office:value="0.3210677799">
                <text:p>0.3210677799</text:p>
              </table:table-cell>
              <table:table-cell office:value-type="float" office:value="0.2758156756">
                <text:p>0.27581567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30003514">
                <text:p>0.2330003514</text:p>
              </table:table-cell>
              <table:table-cell office:value-type="float" office:value="0.3049696522">
                <text:p>0.3049696522</text:p>
              </table:table-cell>
              <table:table-cell office:value-type="float" office:value="0.2689850018">
                <text:p>0.26898500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354442369">
                <text:p>0.2354442369</text:p>
              </table:table-cell>
              <table:table-cell office:value-type="float" office:value="0.2889071767">
                <text:p>0.2889071767</text:p>
              </table:table-cell>
              <table:table-cell office:value-type="float" office:value="0.2621757068">
                <text:p>0.26217570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78953769">
                <text:p>0.2378953769</text:p>
              </table:table-cell>
              <table:table-cell office:value-type="float" office:value="0.2728939831">
                <text:p>0.2728939831</text:p>
              </table:table-cell>
              <table:table-cell office:value-type="float" office:value="0.25539468">
                <text:p>0.255394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03539172">
                <text:p>0.2403539172</text:p>
              </table:table-cell>
              <table:table-cell office:value-type="float" office:value="0.256943912">
                <text:p>0.256943912</text:p>
              </table:table-cell>
              <table:table-cell office:value-type="float" office:value="0.2486489146">
                <text:p>0.24864891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28200005">
                <text:p>0.2428200005</text:p>
              </table:table-cell>
              <table:table-cell office:value-type="float" office:value="0.2410709993">
                <text:p>0.2410709993</text:p>
              </table:table-cell>
              <table:table-cell office:value-type="float" office:value="0.2428200005">
                <text:p>0.24282000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52937663">
                <text:p>0.2452937663</text:p>
              </table:table-cell>
              <table:table-cell office:value-type="float" office:value="0.2252894591">
                <text:p>0.2252894591</text:p>
              </table:table-cell>
              <table:table-cell office:value-type="float" office:value="0.2452937663">
                <text:p>0.2452937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77753507">
                <text:p>0.2477753507</text:p>
              </table:table-cell>
              <table:table-cell office:value-type="float" office:value="0.2096136666">
                <text:p>0.2096136666</text:p>
              </table:table-cell>
              <table:table-cell office:value-type="float" office:value="0.2477753507">
                <text:p>0.2477753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50264886">
                <text:p>0.250264886</text:p>
              </table:table-cell>
              <table:table-cell office:value-type="float" office:value="0.1940581394">
                <text:p>0.1940581394</text:p>
              </table:table-cell>
              <table:table-cell office:value-type="float" office:value="0.250264886">
                <text:p>0.250264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27625011">
                <text:p>0.2527625011</text:p>
              </table:table-cell>
              <table:table-cell office:value-type="float" office:value="0.1786375189">
                <text:p>0.1786375189</text:p>
              </table:table-cell>
              <table:table-cell office:value-type="float" office:value="0.2527625011">
                <text:p>0.25276250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52683211">
                <text:p>0.2552683211</text:p>
              </table:table-cell>
              <table:table-cell office:value-type="float" office:value="0.1633665502">
                <text:p>0.1633665502</text:p>
              </table:table-cell>
              <table:table-cell office:value-type="float" office:value="0.2552683211">
                <text:p>0.25526832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77824669">
                <text:p>0.2577824669</text:p>
              </table:table-cell>
              <table:table-cell office:value-type="float" office:value="0.1482600622">
                <text:p>0.1482600622</text:p>
              </table:table-cell>
              <table:table-cell office:value-type="float" office:value="0.2577824669">
                <text:p>0.25778246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03050557">
                <text:p>0.2603050557</text:p>
              </table:table-cell>
              <table:table-cell office:value-type="float" office:value="0.133332946">
                <text:p>0.133332946</text:p>
              </table:table-cell>
              <table:table-cell office:value-type="float" office:value="0.2603050557">
                <text:p>0.26030505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28362004">
                <text:p>0.2628362004</text:p>
              </table:table-cell>
              <table:table-cell office:value-type="float" office:value="0.1186001338">
                <text:p>0.1186001338</text:p>
              </table:table-cell>
              <table:table-cell office:value-type="float" office:value="0.2628362004">
                <text:p>0.2628362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53760096">
                <text:p>0.2653760096</text:p>
              </table:table-cell>
              <table:table-cell office:value-type="float" office:value="0.1040765763">
                <text:p>0.1040765763</text:p>
              </table:table-cell>
              <table:table-cell office:value-type="float" office:value="0.2653760096">
                <text:p>0.26537600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79245875">
                <text:p>0.2679245875</text:p>
              </table:table-cell>
              <table:table-cell office:value-type="float" office:value="0.0897772201">
                <text:p>0.0897772201</text:p>
              </table:table-cell>
              <table:table-cell office:value-type="float" office:value="0.2679245875">
                <text:p>0.2679245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04820339">
                <text:p>0.2704820339</text:p>
              </table:table-cell>
              <table:table-cell office:value-type="float" office:value="0.0757169851">
                <text:p>0.0757169851</text:p>
              </table:table-cell>
              <table:table-cell office:value-type="float" office:value="0.2704820339">
                <text:p>0.2704820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30484438">
                <text:p>0.2730484438</text:p>
              </table:table-cell>
              <table:table-cell office:value-type="float" office:value="0.0619107398">
                <text:p>0.0619107398</text:p>
              </table:table-cell>
              <table:table-cell office:value-type="float" office:value="0.2730484438">
                <text:p>0.27304844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56239076">
                <text:p>0.2756239076</text:p>
              </table:table-cell>
              <table:table-cell office:value-type="float" office:value="0.0483732785">
                <text:p>0.0483732785</text:p>
              </table:table-cell>
              <table:table-cell office:value-type="float" office:value="0.2756239076">
                <text:p>0.2756239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82085108">
                <text:p>0.2782085108</text:p>
              </table:table-cell>
              <table:table-cell office:value-type="float" office:value="0.0351192962">
                <text:p>0.0351192962</text:p>
              </table:table-cell>
              <table:table-cell office:value-type="float" office:value="0.2782085108">
                <text:p>0.27820851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08023338">
                <text:p>0.2808023338</text:p>
              </table:table-cell>
              <table:table-cell office:value-type="float" office:value="0.0221633646">
                <text:p>0.0221633646</text:p>
              </table:table-cell>
              <table:table-cell office:value-type="float" office:value="0.2808023338">
                <text:p>0.28080233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34054523">
                <text:p>0.2834054523</text:p>
              </table:table-cell>
              <table:table-cell office:value-type="float" office:value="0.0095199071">
                <text:p>0.0095199071</text:p>
              </table:table-cell>
              <table:table-cell office:value-type="float" office:value="0.2834054523">
                <text:p>0.28340545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60179364">
                <text:p>0.2860179364</text:p>
              </table:table-cell>
              <table:table-cell office:value-type="float" office:value="0.0027968262">
                <text:p>0.0027968262</text:p>
              </table:table-cell>
              <table:table-cell office:value-type="float" office:value="0.2860179364">
                <text:p>0.28601793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886398511">
                <text:p>0.2886398511</text:p>
              </table:table-cell>
              <table:table-cell office:value-type="float" office:value="0.0147727828">
                <text:p>0.0147727828</text:p>
              </table:table-cell>
              <table:table-cell office:value-type="float" office:value="0.2886398511">
                <text:p>0.28863985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1271256">
                <text:p>0.291271256</text:p>
              </table:table-cell>
              <table:table-cell office:value-type="float" office:value="0.0263941336">
                <text:p>0.0263941336</text:p>
              </table:table-cell>
              <table:table-cell office:value-type="float" office:value="0.291271256">
                <text:p>0.291271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939122053">
                <text:p>0.2939122053</text:p>
              </table:table-cell>
              <table:table-cell office:value-type="float" office:value="0.0376472974">
                <text:p>0.0376472974</text:p>
              </table:table-cell>
              <table:table-cell office:value-type="float" office:value="0.2939122053">
                <text:p>0.29391220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65627473">
                <text:p>0.2965627473</text:p>
              </table:table-cell>
              <table:table-cell office:value-type="float" office:value="0.0485189655">
                <text:p>0.0485189655</text:p>
              </table:table-cell>
              <table:table-cell office:value-type="float" office:value="0.2965627473">
                <text:p>0.29656274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99222925">
                <text:p>0.299222925</text:p>
              </table:table-cell>
              <table:table-cell office:value-type="float" office:value="0.0589961269">
                <text:p>0.0589961269</text:p>
              </table:table-cell>
              <table:table-cell office:value-type="float" office:value="0.299222925">
                <text:p>0.2992229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18927753">
                <text:p>0.3018927753</text:p>
              </table:table-cell>
              <table:table-cell office:value-type="float" office:value="0.0690660921">
                <text:p>0.0690660921</text:p>
              </table:table-cell>
              <table:table-cell office:value-type="float" office:value="0.3018927753">
                <text:p>0.30189277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045723295">
                <text:p>0.3045723295</text:p>
              </table:table-cell>
              <table:table-cell office:value-type="float" office:value="0.0787165176">
                <text:p>0.0787165176</text:p>
              </table:table-cell>
              <table:table-cell office:value-type="float" office:value="0.3045723295">
                <text:p>0.30457232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72616126">
                <text:p>0.3072616126</text:p>
              </table:table-cell>
              <table:table-cell office:value-type="float" office:value="0.0879354295">
                <text:p>0.0879354295</text:p>
              </table:table-cell>
              <table:table-cell office:value-type="float" office:value="0.3072616126">
                <text:p>0.30726161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099606437">
                <text:p>0.3099606437</text:p>
              </table:table-cell>
              <table:table-cell office:value-type="float" office:value="0.0967112468">
                <text:p>0.0967112468</text:p>
              </table:table-cell>
              <table:table-cell office:value-type="float" office:value="0.3099606437">
                <text:p>0.30996064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26694358">
                <text:p>0.3126694358</text:p>
              </table:table-cell>
              <table:table-cell office:value-type="float" office:value="0.105032804">
                <text:p>0.105032804</text:p>
              </table:table-cell>
              <table:table-cell office:value-type="float" office:value="0.3126694358">
                <text:p>0.3126694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53879956">
                <text:p>0.3153879956</text:p>
              </table:table-cell>
              <table:table-cell office:value-type="float" office:value="0.1128893735">
                <text:p>0.1128893735</text:p>
              </table:table-cell>
              <table:table-cell office:value-type="float" office:value="0.3153879956">
                <text:p>0.31538799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181163235">
                <text:p>0.3181163235</text:p>
              </table:table-cell>
              <table:table-cell office:value-type="float" office:value="0.1202706871">
                <text:p>0.1202706871</text:p>
              </table:table-cell>
              <table:table-cell office:value-type="float" office:value="0.3181163235">
                <text:p>0.31811632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08544135">
                <text:p>0.3208544135</text:p>
              </table:table-cell>
              <table:table-cell office:value-type="float" office:value="0.1271669566">
                <text:p>0.1271669566</text:p>
              </table:table-cell>
              <table:table-cell office:value-type="float" office:value="0.3208544135">
                <text:p>0.3208544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36022531">
                <text:p>0.3236022531</text:p>
              </table:table-cell>
              <table:table-cell office:value-type="float" office:value="0.1335688945">
                <text:p>0.1335688945</text:p>
              </table:table-cell>
              <table:table-cell office:value-type="float" office:value="0.3236022531">
                <text:p>0.32360225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63598232">
                <text:p>0.3263598232</text:p>
              </table:table-cell>
              <table:table-cell office:value-type="float" office:value="0.1394677327">
                <text:p>0.1394677327</text:p>
              </table:table-cell>
              <table:table-cell office:value-type="float" office:value="0.3263598232">
                <text:p>0.32635982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91270981">
                <text:p>0.3291270981</text:p>
              </table:table-cell>
              <table:table-cell office:value-type="float" office:value="0.1448552409">
                <text:p>0.1448552409</text:p>
              </table:table-cell>
              <table:table-cell office:value-type="float" office:value="0.3291270981">
                <text:p>0.3291270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319040456">
                <text:p>0.3319040456</text:p>
              </table:table-cell>
              <table:table-cell office:value-type="float" office:value="0.1497237447">
                <text:p>0.1497237447</text:p>
              </table:table-cell>
              <table:table-cell office:value-type="float" office:value="0.3319040456">
                <text:p>0.33190404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346906264">
                <text:p>0.3346906264</text:p>
              </table:table-cell>
              <table:table-cell office:value-type="float" office:value="0.1540661412">
                <text:p>0.1540661412</text:p>
              </table:table-cell>
              <table:table-cell office:value-type="float" office:value="0.3346906264">
                <text:p>0.33469062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74867946">
                <text:p>0.3374867946</text:p>
              </table:table-cell>
              <table:table-cell office:value-type="float" office:value="0.1578759149">
                <text:p>0.1578759149</text:p>
              </table:table-cell>
              <table:table-cell office:value-type="float" office:value="0.3374867946">
                <text:p>0.33748679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402924975">
                <text:p>0.3402924975</text:p>
              </table:table-cell>
              <table:table-cell office:value-type="float" office:value="0.161147152">
                <text:p>0.161147152</text:p>
              </table:table-cell>
              <table:table-cell office:value-type="float" office:value="0.3402924975">
                <text:p>0.34029249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3107675">
                <text:p>0.343107675</text:p>
              </table:table-cell>
              <table:table-cell office:value-type="float" office:value="0.1638745536">
                <text:p>0.1638745536</text:p>
              </table:table-cell>
              <table:table-cell office:value-type="float" office:value="0.343107675">
                <text:p>0.3431076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459322606">
                <text:p>0.3459322606</text:p>
              </table:table-cell>
              <table:table-cell office:value-type="float" office:value="0.1660534475">
                <text:p>0.1660534475</text:p>
              </table:table-cell>
              <table:table-cell office:value-type="float" office:value="0.3459322606">
                <text:p>0.34593226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487661804">
                <text:p>0.3487661804</text:p>
              </table:table-cell>
              <table:table-cell office:value-type="float" office:value="0.167679799">
                <text:p>0.167679799</text:p>
              </table:table-cell>
              <table:table-cell office:value-type="float" office:value="0.3487661804">
                <text:p>0.34876618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16093534">
                <text:p>0.3516093534</text:p>
              </table:table-cell>
              <table:table-cell office:value-type="float" office:value="0.1687502207">
                <text:p>0.1687502207</text:p>
              </table:table-cell>
              <table:table-cell office:value-type="float" office:value="0.3516093534">
                <text:p>0.35160935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44616916">
                <text:p>0.3544616916</text:p>
              </table:table-cell>
              <table:table-cell office:value-type="float" office:value="0.1692619804">
                <text:p>0.1692619804</text:p>
              </table:table-cell>
              <table:table-cell office:value-type="float" office:value="0.3544616916">
                <text:p>0.35446169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73230996">
                <text:p>0.3573230996</text:p>
              </table:table-cell>
              <table:table-cell office:value-type="float" office:value="0.1692130084">
                <text:p>0.1692130084</text:p>
              </table:table-cell>
              <table:table-cell office:value-type="float" office:value="0.3573230996">
                <text:p>0.35732309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01934751">
                <text:p>0.3601934751</text:p>
              </table:table-cell>
              <table:table-cell office:value-type="float" office:value="0.1686019024">
                <text:p>0.1686019024</text:p>
              </table:table-cell>
              <table:table-cell office:value-type="float" office:value="0.3601934751">
                <text:p>0.36019347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30727081">
                <text:p>0.3630727081</text:p>
              </table:table-cell>
              <table:table-cell office:value-type="float" office:value="0.1674279326">
                <text:p>0.1674279326</text:p>
              </table:table-cell>
              <table:table-cell office:value-type="float" office:value="0.3630727081">
                <text:p>0.36307270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59606818">
                <text:p>0.3659606818</text:p>
              </table:table-cell>
              <table:table-cell office:value-type="float" office:value="0.1656910438">
                <text:p>0.1656910438</text:p>
              </table:table-cell>
              <table:table-cell office:value-type="float" office:value="0.3659606818">
                <text:p>0.3659606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88572718">
                <text:p>0.3688572718</text:p>
              </table:table-cell>
              <table:table-cell office:value-type="float" office:value="0.1633918571">
                <text:p>0.1633918571</text:p>
              </table:table-cell>
              <table:table-cell office:value-type="float" office:value="0.3688572718">
                <text:p>0.36885727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17623463">
                <text:p>0.3717623463</text:p>
              </table:table-cell>
              <table:table-cell office:value-type="float" office:value="0.16053167">
                <text:p>0.16053167</text:p>
              </table:table-cell>
              <table:table-cell office:value-type="float" office:value="0.3717623463">
                <text:p>0.37176234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46757662">
                <text:p>0.3746757662</text:p>
              </table:table-cell>
              <table:table-cell office:value-type="float" office:value="0.1571124549">
                <text:p>0.1571124549</text:p>
              </table:table-cell>
              <table:table-cell office:value-type="float" office:value="0.3746757662">
                <text:p>0.37467576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75973852">
                <text:p>0.3775973852</text:p>
              </table:table-cell>
              <table:table-cell office:value-type="float" office:value="0.1531368567">
                <text:p>0.1531368567</text:p>
              </table:table-cell>
              <table:table-cell office:value-type="float" office:value="0.3775973852">
                <text:p>0.3775973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05270494">
                <text:p>0.3805270494</text:p>
              </table:table-cell>
              <table:table-cell office:value-type="float" office:value="0.1486081879">
                <text:p>0.1486081879</text:p>
              </table:table-cell>
              <table:table-cell office:value-type="float" office:value="0.3805270494">
                <text:p>0.38052704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34645975">
                <text:p>0.3834645975</text:p>
              </table:table-cell>
              <table:table-cell office:value-type="float" office:value="0.143530424">
                <text:p>0.143530424</text:p>
              </table:table-cell>
              <table:table-cell office:value-type="float" office:value="0.3834645975">
                <text:p>0.3834645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6409861">
                <text:p>0.386409861</text:p>
              </table:table-cell>
              <table:table-cell office:value-type="float" office:value="0.1379081958">
                <text:p>0.1379081958</text:p>
              </table:table-cell>
              <table:table-cell office:value-type="float" office:value="0.386409861">
                <text:p>0.3864098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93626636">
                <text:p>0.3893626636</text:p>
              </table:table-cell>
              <table:table-cell office:value-type="float" office:value="0.1317467815">
                <text:p>0.1317467815</text:p>
              </table:table-cell>
              <table:table-cell office:value-type="float" office:value="0.3893626636">
                <text:p>0.38936266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923228221">
                <text:p>0.3923228221</text:p>
              </table:table-cell>
              <table:table-cell office:value-type="float" office:value="0.1250520972">
                <text:p>0.1250520972</text:p>
              </table:table-cell>
              <table:table-cell office:value-type="float" office:value="0.3923228221">
                <text:p>0.39232282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952901455">
                <text:p>0.3952901455</text:p>
              </table:table-cell>
              <table:table-cell office:value-type="float" office:value="0.1178306859">
                <text:p>0.1178306859</text:p>
              </table:table-cell>
              <table:table-cell office:value-type="float" office:value="0.3952901455">
                <text:p>0.3952901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982644356">
                <text:p>0.3982644356</text:p>
              </table:table-cell>
              <table:table-cell office:value-type="float" office:value="0.1100897052">
                <text:p>0.1100897052</text:p>
              </table:table-cell>
              <table:table-cell office:value-type="float" office:value="0.3982644356">
                <text:p>0.39826443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012454869">
                <text:p>0.4012454869</text:p>
              </table:table-cell>
              <table:table-cell office:value-type="float" office:value="0.1018369143">
                <text:p>0.1018369143</text:p>
              </table:table-cell>
              <table:table-cell office:value-type="float" office:value="0.4012454869">
                <text:p>0.40124548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042330862">
                <text:p>0.4042330862</text:p>
              </table:table-cell>
              <table:table-cell office:value-type="float" office:value="0.093080659">
                <text:p>0.093080659</text:p>
              </table:table-cell>
              <table:table-cell office:value-type="float" office:value="0.4042330862">
                <text:p>0.40423308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072270135">
                <text:p>0.4072270135</text:p>
              </table:table-cell>
              <table:table-cell office:value-type="float" office:value="0.0838298563">
                <text:p>0.0838298563</text:p>
              </table:table-cell>
              <table:table-cell office:value-type="float" office:value="0.4072270135">
                <text:p>0.4072270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102270411">
                <text:p>0.4102270411</text:p>
              </table:table-cell>
              <table:table-cell office:value-type="float" office:value="0.0740939774">
                <text:p>0.0740939774</text:p>
              </table:table-cell>
              <table:table-cell office:value-type="float" office:value="0.4102270411">
                <text:p>0.4102270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132329342">
                <text:p>0.4132329342</text:p>
              </table:table-cell>
              <table:table-cell office:value-type="float" office:value="0.06388303">
                <text:p>0.06388303</text:p>
              </table:table-cell>
              <table:table-cell office:value-type="float" office:value="0.4132329342">
                <text:p>0.41323293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162444507">
                <text:p>0.4162444507</text:p>
              </table:table-cell>
              <table:table-cell office:value-type="float" office:value="0.0532075394">
                <text:p>0.0532075394</text:p>
              </table:table-cell>
              <table:table-cell office:value-type="float" office:value="0.4162444507">
                <text:p>0.41624445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192613416">
                <text:p>0.4192613416</text:p>
              </table:table-cell>
              <table:table-cell office:value-type="float" office:value="0.0420785283">
                <text:p>0.0420785283</text:p>
              </table:table-cell>
              <table:table-cell office:value-type="float" office:value="0.4192613416">
                <text:p>0.41926134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22833503">
                <text:p>0.4222833503</text:p>
              </table:table-cell>
              <table:table-cell office:value-type="float" office:value="0.0305074968">
                <text:p>0.0305074968</text:p>
              </table:table-cell>
              <table:table-cell office:value-type="float" office:value="0.4222833503">
                <text:p>0.42228335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53102136">
                <text:p>0.4253102136</text:p>
              </table:table-cell>
              <table:table-cell office:value-type="float" office:value="0.0185064004">
                <text:p>0.0185064004</text:p>
              </table:table-cell>
              <table:table-cell office:value-type="float" office:value="0.4253102136">
                <text:p>0.42531021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83416609">
                <text:p>0.4283416609</text:p>
              </table:table-cell>
              <table:table-cell office:value-type="float" office:value="0.0060876276">
                <text:p>0.0060876276</text:p>
              </table:table-cell>
              <table:table-cell office:value-type="float" office:value="0.4283416609">
                <text:p>0.42834166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1377415">
                <text:p>0.431377415</text:p>
              </table:table-cell>
              <table:table-cell office:value-type="float" office:value="0.0067360224">
                <text:p>0.0067360224</text:p>
              </table:table-cell>
              <table:table-cell office:value-type="float" office:value="0.431377415">
                <text:p>0.4313774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344171916">
                <text:p>0.4344171916</text:p>
              </table:table-cell>
              <table:table-cell office:value-type="float" office:value="0.0199513639">
                <text:p>0.0199513639</text:p>
              </table:table-cell>
              <table:table-cell office:value-type="float" office:value="0.4344171916">
                <text:p>0.43441719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374606995">
                <text:p>0.4374606995</text:p>
              </table:table-cell>
              <table:table-cell office:value-type="float" office:value="0.0335448487">
                <text:p>0.0335448487</text:p>
              </table:table-cell>
              <table:table-cell office:value-type="float" office:value="0.4374606995">
                <text:p>0.43746069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405076411">
                <text:p>0.4405076411</text:p>
              </table:table-cell>
              <table:table-cell office:value-type="float" office:value="0.0475025907">
                <text:p>0.0475025907</text:p>
              </table:table-cell>
              <table:table-cell office:value-type="float" office:value="0.4405076411">
                <text:p>0.4405076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435577118">
                <text:p>0.4435577118</text:p>
              </table:table-cell>
              <table:table-cell office:value-type="float" office:value="0.0618103906">
                <text:p>0.0618103906</text:p>
              </table:table-cell>
              <table:table-cell office:value-type="float" office:value="0.4435577118">
                <text:p>0.44355771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466106006">
                <text:p>0.4466106006</text:p>
              </table:table-cell>
              <table:table-cell office:value-type="float" office:value="0.0764537619">
                <text:p>0.0764537619</text:p>
              </table:table-cell>
              <table:table-cell office:value-type="float" office:value="0.4466106006">
                <text:p>0.44661060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496659901">
                <text:p>0.4496659901</text:p>
              </table:table-cell>
              <table:table-cell office:value-type="float" office:value="0.0914179561">
                <text:p>0.0914179561</text:p>
              </table:table-cell>
              <table:table-cell office:value-type="float" office:value="0.4496659901">
                <text:p>0.44966599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527235564">
                <text:p>0.4527235564</text:p>
              </table:table-cell>
              <table:table-cell office:value-type="float" office:value="0.1066879888">
                <text:p>0.1066879888</text:p>
              </table:table-cell>
              <table:table-cell office:value-type="float" office:value="0.4527235564">
                <text:p>0.45272355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557829694">
                <text:p>0.4557829694</text:p>
              </table:table-cell>
              <table:table-cell office:value-type="float" office:value="0.1222486655">
                <text:p>0.1222486655</text:p>
              </table:table-cell>
              <table:table-cell office:value-type="float" office:value="0.4557829694">
                <text:p>0.45578296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588438928">
                <text:p>0.4588438928</text:p>
              </table:table-cell>
              <table:table-cell office:value-type="float" office:value="0.1380846075">
                <text:p>0.1380846075</text:p>
              </table:table-cell>
              <table:table-cell office:value-type="float" office:value="0.4588438928">
                <text:p>0.45884389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19059843">
                <text:p>0.4619059843</text:p>
              </table:table-cell>
              <table:table-cell office:value-type="float" office:value="0.1541802785">
                <text:p>0.1541802785</text:p>
              </table:table-cell>
              <table:table-cell office:value-type="float" office:value="0.4619059843">
                <text:p>0.46190598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649688958">
                <text:p>0.4649688958</text:p>
              </table:table-cell>
              <table:table-cell office:value-type="float" office:value="0.1705200098">
                <text:p>0.1705200098</text:p>
              </table:table-cell>
              <table:table-cell office:value-type="float" office:value="0.4649688958">
                <text:p>0.4649688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680322731">
                <text:p>0.4680322731</text:p>
              </table:table-cell>
              <table:table-cell office:value-type="float" office:value="0.1870880266">
                <text:p>0.1870880266</text:p>
              </table:table-cell>
              <table:table-cell office:value-type="float" office:value="0.4680322731">
                <text:p>0.46803227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710957566">
                <text:p>0.4710957566</text:p>
              </table:table-cell>
              <table:table-cell office:value-type="float" office:value="0.2038684732">
                <text:p>0.2038684732</text:p>
              </table:table-cell>
              <table:table-cell office:value-type="float" office:value="0.4710957566">
                <text:p>0.47109575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74158981">
                <text:p>0.474158981</text:p>
              </table:table-cell>
              <table:table-cell office:value-type="float" office:value="0.2208454385">
                <text:p>0.2208454385</text:p>
              </table:table-cell>
              <table:table-cell office:value-type="float" office:value="0.474158981">
                <text:p>0.4741589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772215757">
                <text:p>0.4772215757</text:p>
              </table:table-cell>
              <table:table-cell office:value-type="float" office:value="0.2380029806">
                <text:p>0.2380029806</text:p>
              </table:table-cell>
              <table:table-cell office:value-type="float" office:value="0.4772215757">
                <text:p>0.47722157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80283165">
                <text:p>0.480283165</text:p>
              </table:table-cell>
              <table:table-cell office:value-type="float" office:value="0.2553251516">
                <text:p>0.2553251516</text:p>
              </table:table-cell>
              <table:table-cell office:value-type="float" office:value="0.480283165">
                <text:p>0.4802831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833433678">
                <text:p>0.4833433678</text:p>
              </table:table-cell>
              <table:table-cell office:value-type="float" office:value="0.2727960216">
                <text:p>0.2727960216</text:p>
              </table:table-cell>
              <table:table-cell office:value-type="float" office:value="0.4833433678">
                <text:p>0.48334336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864017982">
                <text:p>0.4864017982</text:p>
              </table:table-cell>
              <table:table-cell office:value-type="float" office:value="0.2903997016">
                <text:p>0.2903997016</text:p>
              </table:table-cell>
              <table:table-cell office:value-type="float" office:value="0.4864017982">
                <text:p>0.48640179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894580657">
                <text:p>0.4894580657</text:p>
              </table:table-cell>
              <table:table-cell office:value-type="float" office:value="0.3081203674">
                <text:p>0.3081203674</text:p>
              </table:table-cell>
              <table:table-cell office:value-type="float" office:value="0.4894580657">
                <text:p>0.48945806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925117749">
                <text:p>0.4925117749</text:p>
              </table:table-cell>
              <table:table-cell office:value-type="float" office:value="0.3259422807">
                <text:p>0.3259422807</text:p>
              </table:table-cell>
              <table:table-cell office:value-type="float" office:value="0.4925117749">
                <text:p>0.49251177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955625263">
                <text:p>0.4955625263</text:p>
              </table:table-cell>
              <table:table-cell office:value-type="float" office:value="0.3438498114">
                <text:p>0.3438498114</text:p>
              </table:table-cell>
              <table:table-cell office:value-type="float" office:value="0.4955625263">
                <text:p>0.49556252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986099158">
                <text:p>0.4986099158</text:p>
              </table:table-cell>
              <table:table-cell office:value-type="float" office:value="0.3618274584">
                <text:p>0.3618274584</text:p>
              </table:table-cell>
              <table:table-cell office:value-type="float" office:value="0.4986099158">
                <text:p>0.49860991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016535355">
                <text:p>0.5016535355</text:p>
              </table:table-cell>
              <table:table-cell office:value-type="float" office:value="0.379859869">
                <text:p>0.379859869</text:p>
              </table:table-cell>
              <table:table-cell office:value-type="float" office:value="0.5016535355">
                <text:p>0.50165353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046929735">
                <text:p>0.5046929735</text:p>
              </table:table-cell>
              <table:table-cell office:value-type="float" office:value="0.3979318588">
                <text:p>0.3979318588</text:p>
              </table:table-cell>
              <table:table-cell office:value-type="float" office:value="0.5046929735">
                <text:p>0.50469297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077278142">
                <text:p>0.5077278142</text:p>
              </table:table-cell>
              <table:table-cell office:value-type="float" office:value="0.4160284298">
                <text:p>0.4160284298</text:p>
              </table:table-cell>
              <table:table-cell office:value-type="float" office:value="0.5077278142">
                <text:p>0.50772781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107576387">
                <text:p>0.5107576387</text:p>
              </table:table-cell>
              <table:table-cell office:value-type="float" office:value="0.4341347878">
                <text:p>0.4341347878</text:p>
              </table:table-cell>
              <table:table-cell office:value-type="float" office:value="0.5107576387">
                <text:p>0.5107576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137820246">
                <text:p>0.5137820246</text:p>
              </table:table-cell>
              <table:table-cell office:value-type="float" office:value="0.4522363588">
                <text:p>0.4522363588</text:p>
              </table:table-cell>
              <table:table-cell office:value-type="float" office:value="0.5137820246">
                <text:p>0.5137820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168005465">
                <text:p>0.5168005465</text:p>
              </table:table-cell>
              <table:table-cell office:value-type="float" office:value="0.470318805">
                <text:p>0.470318805</text:p>
              </table:table-cell>
              <table:table-cell office:value-type="float" office:value="0.5168005465">
                <text:p>0.51680054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198127762">
                <text:p>0.5198127762</text:p>
              </table:table-cell>
              <table:table-cell office:value-type="float" office:value="0.4883680391">
                <text:p>0.4883680391</text:p>
              </table:table-cell>
              <table:table-cell office:value-type="float" office:value="0.51572236855">
                <text:p>0.515722368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228182828">
                <text:p>0.5228182828</text:p>
              </table:table-cell>
              <table:table-cell office:value-type="float" office:value="0.506370238">
                <text:p>0.506370238</text:p>
              </table:table-cell>
              <table:table-cell office:value-type="float" office:value="0.5082240224">
                <text:p>0.50822402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25816633">
                <text:p>0.525816633</text:p>
              </table:table-cell>
              <table:table-cell office:value-type="float" office:value="0.5243118555">
                <text:p>0.5243118555</text:p>
              </table:table-cell>
              <table:table-cell office:value-type="float" office:value="0.50075238875">
                <text:p>0.500752388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288073914">
                <text:p>0.5288073914</text:p>
              </table:table-cell>
              <table:table-cell office:value-type="float" office:value="0.5421796338">
                <text:p>0.54217963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317901206">
                <text:p>0.5317901206</text:p>
              </table:table-cell>
              <table:table-cell office:value-type="float" office:value="0.5599606143">
                <text:p>0.5599606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347643814">
                <text:p>0.5347643814</text:p>
              </table:table-cell>
              <table:table-cell office:value-type="float" office:value="0.577642147">
                <text:p>0.5776421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377297332">
                <text:p>0.5377297332</text:p>
              </table:table-cell>
              <table:table-cell office:value-type="float" office:value="0.5952118988">
                <text:p>0.59521189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406857343">
                <text:p>0.5406857343</text:p>
              </table:table-cell>
              <table:table-cell office:value-type="float" office:value="0.6126578616">
                <text:p>0.61265786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436319418">
                <text:p>0.5436319418</text:p>
              </table:table-cell>
              <table:table-cell office:value-type="float" office:value="0.6299683582">
                <text:p>0.62996835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465679123">
                <text:p>0.5465679123</text:p>
              </table:table-cell>
              <table:table-cell office:value-type="float" office:value="0.6471320478">
                <text:p>0.6471320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494932018">
                <text:p>0.5494932018</text:p>
              </table:table-cell>
              <table:table-cell office:value-type="float" office:value="0.6641379307">
                <text:p>0.66413793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524073662">
                <text:p>0.5524073662</text:p>
              </table:table-cell>
              <table:table-cell office:value-type="float" office:value="0.6809753518">
                <text:p>0.68097535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553099615">
                <text:p>0.5553099615</text:p>
              </table:table-cell>
              <table:table-cell office:value-type="float" office:value="0.6976340024">
                <text:p>0.69763400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582005438">
                <text:p>0.5582005438</text:p>
              </table:table-cell>
              <table:table-cell office:value-type="float" office:value="0.7141039224">
                <text:p>0.7141039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610786701">
                <text:p>0.5610786701</text:p>
              </table:table-cell>
              <table:table-cell office:value-type="float" office:value="0.7303755006">
                <text:p>0.73037550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639438982">
                <text:p>0.5639438982</text:p>
              </table:table-cell>
              <table:table-cell office:value-type="float" office:value="0.7464394741">
                <text:p>0.74643947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667957872">
                <text:p>0.5667957872</text:p>
              </table:table-cell>
              <table:table-cell office:value-type="float" office:value="0.7622869272">
                <text:p>0.7622869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696338974">
                <text:p>0.5696338974</text:p>
              </table:table-cell>
              <table:table-cell office:value-type="float" office:value="0.7779092895">
                <text:p>0.77790928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72457791">
                <text:p>0.572457791</text:p>
              </table:table-cell>
              <table:table-cell office:value-type="float" office:value="0.7932983325">
                <text:p>0.79329833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752670322">
                <text:p>0.5752670322</text:p>
              </table:table-cell>
              <table:table-cell office:value-type="float" office:value="0.808446166">
                <text:p>0.808446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780611876">
                <text:p>0.5780611876</text:p>
              </table:table-cell>
              <table:table-cell office:value-type="float" office:value="0.8233452336">
                <text:p>0.82334523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808398264">
                <text:p>0.5808398264</text:p>
              </table:table-cell>
              <table:table-cell office:value-type="float" office:value="0.8379883072">
                <text:p>0.83798830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36025206">
                <text:p>0.5836025206</text:p>
              </table:table-cell>
              <table:table-cell office:value-type="float" office:value="0.8523684815">
                <text:p>0.85236848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63488456">
                <text:p>0.5863488456</text:p>
              </table:table-cell>
              <table:table-cell office:value-type="float" office:value="0.8664791667">
                <text:p>0.8664791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890783801">
                <text:p>0.5890783801</text:p>
              </table:table-cell>
              <table:table-cell office:value-type="float" office:value="0.8803140815">
                <text:p>0.88031408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917907067">
                <text:p>0.5917907067</text:p>
              </table:table-cell>
              <table:table-cell office:value-type="float" office:value="0.8938672455">
                <text:p>0.89386724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44854122">
                <text:p>0.5944854122</text:p>
              </table:table-cell>
              <table:table-cell office:value-type="float" office:value="0.9071329703">
                <text:p>0.90713297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971620876">
                <text:p>0.5971620876</text:p>
              </table:table-cell>
              <table:table-cell office:value-type="float" office:value="0.9201058509">
                <text:p>0.9201058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998203288">
                <text:p>0.5998203288</text:p>
              </table:table-cell>
              <table:table-cell office:value-type="float" office:value="0.9327807561">
                <text:p>0.93278075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024597367">
                <text:p>0.6024597367</text:p>
              </table:table-cell>
              <table:table-cell office:value-type="float" office:value="0.9451528191">
                <text:p>0.9451528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050799174">
                <text:p>0.6050799174</text:p>
              </table:table-cell>
              <table:table-cell office:value-type="float" office:value="0.9572174267">
                <text:p>0.9572174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076804828">
                <text:p>0.6076804828</text:p>
              </table:table-cell>
              <table:table-cell office:value-type="float" office:value="0.9689702094">
                <text:p>0.96897020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02610504">
                <text:p>0.6102610504</text:p>
              </table:table-cell>
              <table:table-cell office:value-type="float" office:value="0.9804070302">
                <text:p>0.98040703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28212443">
                <text:p>0.6128212443</text:p>
              </table:table-cell>
              <table:table-cell office:value-type="float" office:value="0.9915239737">
                <text:p>0.99152397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153606948">
                <text:p>0.6153606948</text:p>
              </table:table-cell>
              <table:table-cell office:value-type="float" office:value="1.0023173347">
                <text:p>1.00231733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178790393">
                <text:p>0.6178790393</text:p>
              </table:table-cell>
              <table:table-cell office:value-type="float" office:value="1.0127836071">
                <text:p>1.01278360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203759222">
                <text:p>0.6203759222</text:p>
              </table:table-cell>
              <table:table-cell office:value-type="float" office:value="1.0229194719">
                <text:p>1.02291947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228509952">
                <text:p>0.6228509952</text:p>
              </table:table-cell>
              <table:table-cell office:value-type="float" office:value="1.032721786">
                <text:p>1.0327217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25303918">
                <text:p>0.625303918</text:p>
              </table:table-cell>
              <table:table-cell office:value-type="float" office:value="1.0421875703">
                <text:p>1.04218757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77343579">
                <text:p>0.6277343579</text:p>
              </table:table-cell>
              <table:table-cell office:value-type="float" office:value="1.0513139983">
                <text:p>1.05131399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301419908">
                <text:p>0.6301419908</text:p>
              </table:table-cell>
              <table:table-cell office:value-type="float" office:value="1.0600983842">
                <text:p>1.06009838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325265012">
                <text:p>0.6325265012</text:p>
              </table:table-cell>
              <table:table-cell office:value-type="float" office:value="1.0685381716">
                <text:p>1.06853817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348875823">
                <text:p>0.6348875823</text:p>
              </table:table-cell>
              <table:table-cell office:value-type="float" office:value="1.0766309221">
                <text:p>1.07663092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372249364">
                <text:p>0.6372249364</text:p>
              </table:table-cell>
              <table:table-cell office:value-type="float" office:value="1.0843743043">
                <text:p>1.08437430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395382754">
                <text:p>0.6395382754</text:p>
              </table:table-cell>
              <table:table-cell office:value-type="float" office:value="1.0917660824">
                <text:p>1.09176608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418273209">
                <text:p>0.6418273209</text:p>
              </table:table-cell>
              <table:table-cell office:value-type="float" office:value="1.0988041061">
                <text:p>1.09880410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440918042">
                <text:p>0.6440918042</text:p>
              </table:table-cell>
              <table:table-cell office:value-type="float" office:value="1.1054862995">
                <text:p>1.10548629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463314672">
                <text:p>0.6463314672</text:p>
              </table:table-cell>
              <table:table-cell office:value-type="float" office:value="1.1118106516">
                <text:p>1.11181065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485460619">
                <text:p>0.6485460619</text:p>
              </table:table-cell>
              <table:table-cell office:value-type="float" office:value="1.1177752062">
                <text:p>1.11777520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507353513">
                <text:p>0.6507353513</text:p>
              </table:table-cell>
              <table:table-cell office:value-type="float" office:value="1.1233780531">
                <text:p>1.12337805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28991094">
                <text:p>0.6528991094</text:p>
              </table:table-cell>
              <table:table-cell office:value-type="float" office:value="1.1286173185">
                <text:p>1.12861731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550371213">
                <text:p>0.6550371213</text:p>
              </table:table-cell>
              <table:table-cell office:value-type="float" office:value="1.1334911574">
                <text:p>1.13349115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571491836">
                <text:p>0.6571491836</text:p>
              </table:table-cell>
              <table:table-cell office:value-type="float" office:value="1.1379977451">
                <text:p>1.13799774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592351046">
                <text:p>0.6592351046</text:p>
              </table:table-cell>
              <table:table-cell office:value-type="float" office:value="1.1421352706">
                <text:p>1.14213527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612947047">
                <text:p>0.6612947047</text:p>
              </table:table-cell>
              <table:table-cell office:value-type="float" office:value="1.1459019292">
                <text:p>1.1459019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633278161">
                <text:p>0.6633278161</text:p>
              </table:table-cell>
              <table:table-cell office:value-type="float" office:value="1.149295917">
                <text:p>1.1492959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653342837">
                <text:p>0.6653342837</text:p>
              </table:table-cell>
              <table:table-cell office:value-type="float" office:value="1.1523154252">
                <text:p>1.1523154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73139649">
                <text:p>0.6673139649</text:p>
              </table:table-cell>
              <table:table-cell office:value-type="float" office:value="1.1549586355">
                <text:p>1.15495863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692667296">
                <text:p>0.6692667296</text:p>
              </table:table-cell>
              <table:table-cell office:value-type="float" office:value="1.1572237161">
                <text:p>1.1572237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711924609">
                <text:p>0.6711924609</text:p>
              </table:table-cell>
              <table:table-cell office:value-type="float" office:value="1.1591088182">
                <text:p>1.159108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730910551">
                <text:p>0.6730910551</text:p>
              </table:table-cell>
              <table:table-cell office:value-type="float" office:value="1.1606120742">
                <text:p>1.16061207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749624216">
                <text:p>0.6749624216</text:p>
              </table:table-cell>
              <table:table-cell office:value-type="float" office:value="1.1617315954">
                <text:p>1.16173159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768064834">
                <text:p>0.6768064834</text:p>
              </table:table-cell>
              <table:table-cell office:value-type="float" office:value="1.162465472">
                <text:p>1.1624654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86231771">
                <text:p>0.6786231771</text:p>
              </table:table-cell>
              <table:table-cell office:value-type="float" office:value="1.1628117723">
                <text:p>1.16281177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80412453">
                <text:p>0.680412453</text:p>
              </table:table-cell>
              <table:table-cell office:value-type="float" office:value="1.1627685447">
                <text:p>1.16276854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821742756">
                <text:p>0.6821742756</text:p>
              </table:table-cell>
              <table:table-cell office:value-type="float" office:value="1.162333819">
                <text:p>1.1623338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839086231">
                <text:p>0.6839086231</text:p>
              </table:table-cell>
              <table:table-cell office:value-type="float" office:value="1.1615056098">
                <text:p>1.16150560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56154882">
                <text:p>0.6856154882</text:p>
              </table:table-cell>
              <table:table-cell office:value-type="float" office:value="1.1602819203">
                <text:p>1.16028192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872948776">
                <text:p>0.6872948776</text:p>
              </table:table-cell>
              <table:table-cell office:value-type="float" office:value="1.1586607472">
                <text:p>1.15866074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889468125">
                <text:p>0.6889468125</text:p>
              </table:table-cell>
              <table:table-cell office:value-type="float" office:value="1.1566400869">
                <text:p>1.15664008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905713288">
                <text:p>0.6905713288</text:p>
              </table:table-cell>
              <table:table-cell office:value-type="float" office:value="1.1542179428">
                <text:p>1.15421794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921684767">
                <text:p>0.6921684767</text:p>
              </table:table-cell>
              <table:table-cell office:value-type="float" office:value="1.151392333">
                <text:p>1.151392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937383212">
                <text:p>0.6937383212</text:p>
              </table:table-cell>
              <table:table-cell office:value-type="float" office:value="1.1481613002">
                <text:p>1.1481613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952809419">
                <text:p>0.6952809419</text:p>
              </table:table-cell>
              <table:table-cell office:value-type="float" office:value="1.1445229219">
                <text:p>1.1445229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967964331">
                <text:p>0.6967964331</text:p>
              </table:table-cell>
              <table:table-cell office:value-type="float" office:value="1.1404753221">
                <text:p>1.14047532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982849043">
                <text:p>0.6982849043</text:p>
              </table:table-cell>
              <table:table-cell office:value-type="float" office:value="1.1360166843">
                <text:p>1.13601668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997464794">
                <text:p>0.6997464794</text:p>
              </table:table-cell>
              <table:table-cell office:value-type="float" office:value="1.1311452651">
                <text:p>1.13114526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011812974">
                <text:p>0.7011812974</text:p>
              </table:table-cell>
              <table:table-cell office:value-type="float" office:value="1.1258594101">
                <text:p>1.12585941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025895121">
                <text:p>0.7025895121</text:p>
              </table:table-cell>
              <table:table-cell office:value-type="float" office:value="1.1201575695">
                <text:p>1.12015756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039712921">
                <text:p>0.7039712921</text:p>
              </table:table-cell>
              <table:table-cell office:value-type="float" office:value="1.1140383166">
                <text:p>1.1140383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053268212">
                <text:p>0.7053268212</text:p>
              </table:table-cell>
              <table:table-cell office:value-type="float" office:value="1.1075003663">
                <text:p>1.10750036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066562977">
                <text:p>0.7066562977</text:p>
              </table:table-cell>
              <table:table-cell office:value-type="float" office:value="1.1005425952">
                <text:p>1.10054259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079599349">
                <text:p>0.7079599349</text:p>
              </table:table-cell>
              <table:table-cell office:value-type="float" office:value="1.093164063">
                <text:p>1.0931640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092379609">
                <text:p>0.7092379609</text:p>
              </table:table-cell>
              <table:table-cell office:value-type="float" office:value="1.0853640353">
                <text:p>1.08536403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104906184">
                <text:p>0.7104906184</text:p>
              </table:table-cell>
              <table:table-cell office:value-type="float" office:value="1.0771420071">
                <text:p>1.07714200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117181649">
                <text:p>0.7117181649</text:p>
              </table:table-cell>
              <table:table-cell office:value-type="float" office:value="1.068497728">
                <text:p>1.0684977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129208724">
                <text:p>0.7129208724</text:p>
              </table:table-cell>
              <table:table-cell office:value-type="float" office:value="1.0594312284">
                <text:p>1.05943122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140990277">
                <text:p>0.7140990277</text:p>
              </table:table-cell>
              <table:table-cell office:value-type="float" office:value="1.0499428469">
                <text:p>1.04994284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152529317">
                <text:p>0.7152529317</text:p>
              </table:table-cell>
              <table:table-cell office:value-type="float" office:value="1.0400332587">
                <text:p>1.04003325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163828997">
                <text:p>0.7163828997</text:p>
              </table:table-cell>
              <table:table-cell office:value-type="float" office:value="1.0297035051">
                <text:p>1.02970350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174892614">
                <text:p>0.7174892614</text:p>
              </table:table-cell>
              <table:table-cell office:value-type="float" office:value="1.0189550245">
                <text:p>1.0189550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185723605">
                <text:p>0.7185723605</text:p>
              </table:table-cell>
              <table:table-cell office:value-type="float" office:value="1.0077896838">
                <text:p>1.00778968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196325546">
                <text:p>0.7196325546</text:p>
              </table:table-cell>
              <table:table-cell office:value-type="float" office:value="0.9962098113">
                <text:p>0.9962098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206702152">
                <text:p>0.7206702152</text:p>
              </table:table-cell>
              <table:table-cell office:value-type="float" office:value="0.9842182302">
                <text:p>0.98421823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216857273">
                <text:p>0.7216857273</text:p>
              </table:table-cell>
              <table:table-cell office:value-type="float" office:value="0.9718182928">
                <text:p>0.97181829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226794898">
                <text:p>0.7226794898</text:p>
              </table:table-cell>
              <table:table-cell office:value-type="float" office:value="0.9590139161">
                <text:p>0.9590139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236519145">
                <text:p>0.7236519145</text:p>
              </table:table-cell>
              <table:table-cell office:value-type="float" office:value="0.9458096174">
                <text:p>0.9458096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246034267">
                <text:p>0.7246034267</text:p>
              </table:table-cell>
              <table:table-cell office:value-type="float" office:value="0.9322105508">
                <text:p>0.93221055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255344644">
                <text:p>0.7255344644</text:p>
              </table:table-cell>
              <table:table-cell office:value-type="float" office:value="0.9182225447">
                <text:p>0.91822254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264454786">
                <text:p>0.7264454786</text:p>
              </table:table-cell>
              <table:table-cell office:value-type="float" office:value="0.9038521384">
                <text:p>0.90385213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273369327">
                <text:p>0.7273369327</text:p>
              </table:table-cell>
              <table:table-cell office:value-type="float" office:value="0.8891066205">
                <text:p>0.8891066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282093025">
                <text:p>0.7282093025</text:p>
              </table:table-cell>
              <table:table-cell office:value-type="float" office:value="0.8739940665">
                <text:p>0.87399406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290630761">
                <text:p>0.7290630761</text:p>
              </table:table-cell>
              <table:table-cell office:value-type="float" office:value="0.8585233768">
                <text:p>0.85852337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298987531">
                <text:p>0.7298987531</text:p>
              </table:table-cell>
              <table:table-cell office:value-type="float" office:value="0.8427043142">
                <text:p>0.84270431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307168453">
                <text:p>0.7307168453</text:p>
              </table:table-cell>
              <table:table-cell office:value-type="float" office:value="0.8265475421">
                <text:p>0.8265475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315178753">
                <text:p>0.7315178753</text:p>
              </table:table-cell>
              <table:table-cell office:value-type="float" office:value="0.8100646609">
                <text:p>0.81006466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323023774">
                <text:p>0.7323023774</text:p>
              </table:table-cell>
              <table:table-cell office:value-type="float" office:value="0.793268245">
                <text:p>0.793268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330708965">
                <text:p>0.7330708965</text:p>
              </table:table-cell>
              <table:table-cell office:value-type="float" office:value="0.7761718785">
                <text:p>0.77617187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338239882">
                <text:p>0.7338239882</text:p>
              </table:table-cell>
              <table:table-cell office:value-type="float" office:value="0.7587901899">
                <text:p>0.75879018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345622184">
                <text:p>0.7345622184</text:p>
              </table:table-cell>
              <table:table-cell office:value-type="float" office:value="0.7411388856">
                <text:p>0.74113888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352861632">
                <text:p>0.7352861632</text:p>
              </table:table-cell>
              <table:table-cell office:value-type="float" office:value="0.7232347827">
                <text:p>0.7232347827</text:p>
              </table:table-cell>
              <table:table-cell office:value-type="float" office:value="0.50602569025">
                <text:p>0.506025690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359964083">
                <text:p>0.7359964083</text:p>
              </table:table-cell>
              <table:table-cell office:value-type="float" office:value="0.7050958391">
                <text:p>0.7050958391</text:p>
              </table:table-cell>
              <table:table-cell office:value-type="float" office:value="0.5154502846">
                <text:p>0.51545028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66935491">
                <text:p>0.7366935491</text:p>
              </table:table-cell>
              <table:table-cell office:value-type="float" office:value="0.6867411828">
                <text:p>0.6867411828</text:p>
              </table:table-cell>
              <table:table-cell office:value-type="float" office:value="0.52497618315">
                <text:p>0.524976183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3737819">
                <text:p>0.73737819</text:p>
              </table:table-cell>
              <table:table-cell office:value-type="float" office:value="0.6681911384">
                <text:p>0.6681911384</text:p>
              </table:table-cell>
              <table:table-cell office:value-type="float" office:value="0.5345935258">
                <text:p>0.5345935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380509444">
                <text:p>0.7380509444</text:p>
              </table:table-cell>
              <table:table-cell office:value-type="float" office:value="0.6494672519">
                <text:p>0.6494672519</text:p>
              </table:table-cell>
              <table:table-cell office:value-type="float" office:value="0.54429184625">
                <text:p>0.54429184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387124344">
                <text:p>0.7387124344</text:p>
              </table:table-cell>
              <table:table-cell office:value-type="float" office:value="0.6305923126">
                <text:p>0.6305923126</text:p>
              </table:table-cell>
              <table:table-cell office:value-type="float" office:value="0.5540600609">
                <text:p>0.55406006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93632902">
                <text:p>0.7393632902</text:p>
              </table:table-cell>
              <table:table-cell office:value-type="float" office:value="0.6115903722">
                <text:p>0.6115903722</text:p>
              </table:table-cell>
              <table:table-cell office:value-type="float" office:value="0.563886459">
                <text:p>0.5638864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400041498">
                <text:p>0.7400041498</text:p>
              </table:table-cell>
              <table:table-cell office:value-type="float" office:value="0.5924867613">
                <text:p>0.5924867613</text:p>
              </table:table-cell>
              <table:table-cell office:value-type="float" office:value="0.57375869425">
                <text:p>0.573758694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406356593">
                <text:p>0.7406356593</text:p>
              </table:table-cell>
              <table:table-cell office:value-type="float" office:value="0.5733081018">
                <text:p>0.5733081018</text:p>
              </table:table-cell>
              <table:table-cell office:value-type="float" office:value="0.58366377875">
                <text:p>0.58366377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412584717">
                <text:p>0.7412584717</text:p>
              </table:table-cell>
              <table:table-cell office:value-type="float" office:value="0.5540823164">
                <text:p>0.5540823164</text:p>
              </table:table-cell>
              <table:table-cell office:value-type="float" office:value="0.59358807765">
                <text:p>0.593588077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418732472">
                <text:p>0.7418732472</text:p>
              </table:table-cell>
              <table:table-cell office:value-type="float" office:value="0.5348386341">
                <text:p>0.5348386341</text:p>
              </table:table-cell>
              <table:table-cell office:value-type="float" office:value="0.60351730655">
                <text:p>0.603517306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424806525">
                <text:p>0.7424806525</text:p>
              </table:table-cell>
              <table:table-cell office:value-type="float" office:value="0.515607591">
                <text:p>0.515607591</text:p>
              </table:table-cell>
              <table:table-cell office:value-type="float" office:value="0.61343653075">
                <text:p>0.613436530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430813608">
                <text:p>0.7430813608</text:p>
              </table:table-cell>
              <table:table-cell office:value-type="float" office:value="0.496421028">
                <text:p>0.496421028</text:p>
              </table:table-cell>
              <table:table-cell office:value-type="float" office:value="0.6233301664">
                <text:p>0.62333016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436760511">
                <text:p>0.7436760511</text:p>
              </table:table-cell>
              <table:table-cell office:value-type="float" office:value="0.4773120818">
                <text:p>0.4773120818</text:p>
              </table:table-cell>
              <table:table-cell office:value-type="float" office:value="0.63318198465">
                <text:p>0.633181984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442654082">
                <text:p>0.7442654082</text:p>
              </table:table-cell>
              <table:table-cell office:value-type="float" office:value="0.4583151734">
                <text:p>0.4583151734</text:p>
              </table:table-cell>
              <table:table-cell office:value-type="float" office:value="0.6429751174">
                <text:p>0.6429751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448501221">
                <text:p>0.7448501221</text:p>
              </table:table-cell>
              <table:table-cell office:value-type="float" office:value="0.4394659892">
                <text:p>0.4394659892</text:p>
              </table:table-cell>
              <table:table-cell office:value-type="float" office:value="0.65269206645">
                <text:p>0.652692066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454308879">
                <text:p>0.7454308879</text:p>
              </table:table-cell>
              <table:table-cell office:value-type="float" office:value="0.4208014579">
                <text:p>0.4208014579</text:p>
              </table:table-cell>
              <table:table-cell office:value-type="float" office:value="0.662314715">
                <text:p>0.6623147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460084051">
                <text:p>0.7460084051</text:p>
              </table:table-cell>
              <table:table-cell office:value-type="float" office:value="0.4023597215">
                <text:p>0.4023597215</text:p>
              </table:table-cell>
              <table:table-cell office:value-type="float" office:value="0.6718243418">
                <text:p>0.67182434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465833778">
                <text:p>0.7465833778</text:p>
              </table:table-cell>
              <table:table-cell office:value-type="float" office:value="0.3841800999">
                <text:p>0.3841800999</text:p>
              </table:table-cell>
              <table:table-cell office:value-type="float" office:value="0.68120163895">
                <text:p>0.681201638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471565139">
                <text:p>0.7471565139</text:p>
              </table:table-cell>
              <table:table-cell office:value-type="float" office:value="0.3663030498">
                <text:p>0.3663030498</text:p>
              </table:table-cell>
              <table:table-cell office:value-type="float" office:value="0.69042673205">
                <text:p>0.69042673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477285246">
                <text:p>0.7477285246</text:p>
              </table:table-cell>
              <table:table-cell office:value-type="float" office:value="0.348770117">
                <text:p>0.348770117</text:p>
              </table:table-cell>
              <table:table-cell office:value-type="float" office:value="0.6994792038">
                <text:p>0.69947920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483001249">
                <text:p>0.7483001249</text:p>
              </table:table-cell>
              <table:table-cell office:value-type="float" office:value="0.331623882">
                <text:p>0.331623882</text:p>
              </table:table-cell>
              <table:table-cell office:value-type="float" office:value="0.70833812145">
                <text:p>0.708338121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488720324">
                <text:p>0.7488720324</text:p>
              </table:table-cell>
              <table:table-cell office:value-type="float" office:value="0.3149078992">
                <text:p>0.3149078992</text:p>
              </table:table-cell>
              <table:table-cell office:value-type="float" office:value="0.7169820666">
                <text:p>0.7169820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494449672">
                <text:p>0.7494449672</text:p>
              </table:table-cell>
              <table:table-cell office:value-type="float" office:value="0.2986666284">
                <text:p>0.2986666284</text:p>
              </table:table-cell>
              <table:table-cell office:value-type="float" office:value="0.7253891694">
                <text:p>0.72538916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500196518">
                <text:p>0.7500196518</text:p>
              </table:table-cell>
              <table:table-cell office:value-type="float" office:value="0.2829453601">
                <text:p>0.2829453601</text:p>
              </table:table-cell>
              <table:table-cell office:value-type="float" office:value="0.73353714585">
                <text:p>0.733537145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505968106">
                <text:p>0.7505968106</text:p>
              </table:table-cell>
              <table:table-cell office:value-type="float" office:value="0.2677901334">
                <text:p>0.2677901334</text:p>
              </table:table-cell>
              <table:table-cell office:value-type="float" office:value="0.7414033386">
                <text:p>0.74140333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511771694">
                <text:p>0.7511771694</text:p>
              </table:table-cell>
              <table:table-cell office:value-type="float" office:value="0.2532476459">
                <text:p>0.2532476459</text:p>
              </table:table-cell>
              <table:table-cell office:value-type="float" office:value="0.74896476175">
                <text:p>0.748964761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517614554">
                <text:p>0.7517614554</text:p>
              </table:table-cell>
              <table:table-cell office:value-type="float" office:value="0.2393651573">
                <text:p>0.2393651573</text:p>
              </table:table-cell>
              <table:table-cell office:value-type="float" office:value="0.7517614554">
                <text:p>0.75176145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523503965">
                <text:p>0.7523503965</text:p>
              </table:table-cell>
              <table:table-cell office:value-type="float" office:value="0.2261903847">
                <text:p>0.2261903847</text:p>
              </table:table-cell>
              <table:table-cell office:value-type="float" office:value="0.7523503965">
                <text:p>0.75235039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529447212">
                <text:p>0.7529447212</text:p>
              </table:table-cell>
              <table:table-cell office:value-type="float" office:value="0.2137713915">
                <text:p>0.2137713915</text:p>
              </table:table-cell>
              <table:table-cell office:value-type="float" office:value="0.7529447212">
                <text:p>0.75294472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535451584">
                <text:p>0.7535451584</text:p>
              </table:table-cell>
              <table:table-cell office:value-type="float" office:value="0.2021564681">
                <text:p>0.2021564681</text:p>
              </table:table-cell>
              <table:table-cell office:value-type="float" office:value="0.7535451584">
                <text:p>0.75354515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541524366">
                <text:p>0.7541524366</text:p>
              </table:table-cell>
              <table:table-cell office:value-type="float" office:value="0.1913940062">
                <text:p>0.1913940062</text:p>
              </table:table-cell>
              <table:table-cell office:value-type="float" office:value="0.7541524366">
                <text:p>0.75415243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54767284">
                <text:p>0.754767284</text:p>
              </table:table-cell>
              <table:table-cell office:value-type="float" office:value="0.1815323649">
                <text:p>0.1815323649</text:p>
              </table:table-cell>
              <table:table-cell office:value-type="float" office:value="0.754767284">
                <text:p>0.7547672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553904282">
                <text:p>0.7553904282</text:p>
              </table:table-cell>
              <table:table-cell office:value-type="float" office:value="0.1726197311">
                <text:p>0.1726197311</text:p>
              </table:table-cell>
              <table:table-cell office:value-type="float" office:value="0.7553904282">
                <text:p>0.75539042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560225954">
                <text:p>0.7560225954</text:p>
              </table:table-cell>
              <table:table-cell office:value-type="float" office:value="0.1647039725">
                <text:p>0.1647039725</text:p>
              </table:table-cell>
              <table:table-cell office:value-type="float" office:value="0.7560225954">
                <text:p>0.75602259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566645106">
                <text:p>0.7566645106</text:p>
              </table:table-cell>
              <table:table-cell office:value-type="float" office:value="0.157832484">
                <text:p>0.157832484</text:p>
              </table:table-cell>
              <table:table-cell office:value-type="float" office:value="0.7566645106">
                <text:p>0.75666451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573168972">
                <text:p>0.7573168972</text:p>
              </table:table-cell>
              <table:table-cell office:value-type="float" office:value="0.1520520282">
                <text:p>0.1520520282</text:p>
              </table:table-cell>
              <table:table-cell office:value-type="float" office:value="0.7573168972">
                <text:p>0.75731689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579804763">
                <text:p>0.7579804763</text:p>
              </table:table-cell>
              <table:table-cell office:value-type="float" office:value="0.1474085703">
                <text:p>0.1474085703</text:p>
              </table:table-cell>
              <table:table-cell office:value-type="float" office:value="0.7579804763">
                <text:p>0.75798047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58655967">
                <text:p>0.758655967</text:p>
              </table:table-cell>
              <table:table-cell office:value-type="float" office:value="0.1439471068">
                <text:p>0.1439471068</text:p>
              </table:table-cell>
              <table:table-cell office:value-type="float" office:value="0.758655967">
                <text:p>0.7586559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593440855">
                <text:p>0.7593440855</text:p>
              </table:table-cell>
              <table:table-cell office:value-type="float" office:value="0.1417114899">
                <text:p>0.1417114899</text:p>
              </table:table-cell>
              <table:table-cell office:value-type="float" office:value="0.7593440855">
                <text:p>0.75934408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600455453">
                <text:p>0.7600455453</text:p>
              </table:table-cell>
              <table:table-cell office:value-type="float" office:value="0.1407442473">
                <text:p>0.1407442473</text:p>
              </table:table-cell>
              <table:table-cell office:value-type="float" office:value="0.7600455453">
                <text:p>0.76004554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607610565">
                <text:p>0.7607610565</text:p>
              </table:table-cell>
              <table:table-cell office:value-type="float" office:value="0.1410863977">
                <text:p>0.1410863977</text:p>
              </table:table-cell>
              <table:table-cell office:value-type="float" office:value="0.7607610565">
                <text:p>0.76076105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61491326">
                <text:p>0.761491326</text:p>
              </table:table-cell>
              <table:table-cell office:value-type="float" office:value="0.1427772632">
                <text:p>0.1427772632</text:p>
              </table:table-cell>
              <table:table-cell office:value-type="float" office:value="0.761491326">
                <text:p>0.7614913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622370567">
                <text:p>0.7622370567</text:p>
              </table:table-cell>
              <table:table-cell office:value-type="float" office:value="0.1458542791">
                <text:p>0.1458542791</text:p>
              </table:table-cell>
              <table:table-cell office:value-type="float" office:value="0.7622370567">
                <text:p>0.76223705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629989474">
                <text:p>0.7629989474</text:p>
              </table:table-cell>
              <table:table-cell office:value-type="float" office:value="0.1503528012">
                <text:p>0.1503528012</text:p>
              </table:table-cell>
              <table:table-cell office:value-type="float" office:value="0.7629989474">
                <text:p>0.76299894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637776928">
                <text:p>0.7637776928</text:p>
              </table:table-cell>
              <table:table-cell office:value-type="float" office:value="0.1563059126">
                <text:p>0.1563059126</text:p>
              </table:table-cell>
              <table:table-cell office:value-type="float" office:value="0.7637776928">
                <text:p>0.76377769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645739828">
                <text:p>0.7645739828</text:p>
              </table:table-cell>
              <table:table-cell office:value-type="float" office:value="0.163744229">
                <text:p>0.163744229</text:p>
              </table:table-cell>
              <table:table-cell office:value-type="float" office:value="0.7645739828">
                <text:p>0.76457398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653885026">
                <text:p>0.7653885026</text:p>
              </table:table-cell>
              <table:table-cell office:value-type="float" office:value="0.1726957053">
                <text:p>0.1726957053</text:p>
              </table:table-cell>
              <table:table-cell office:value-type="float" office:value="0.7653885026">
                <text:p>0.7653885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662219321">
                <text:p>0.7662219321</text:p>
              </table:table-cell>
              <table:table-cell office:value-type="float" office:value="0.1831854425">
                <text:p>0.1831854425</text:p>
              </table:table-cell>
              <table:table-cell office:value-type="float" office:value="0.7662219321">
                <text:p>0.76622193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670749461">
                <text:p>0.7670749461</text:p>
              </table:table-cell>
              <table:table-cell office:value-type="float" office:value="0.1952354977">
                <text:p>0.1952354977</text:p>
              </table:table-cell>
              <table:table-cell office:value-type="float" office:value="0.7670749461">
                <text:p>0.76707494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79482135">
                <text:p>0.7679482135</text:p>
              </table:table-cell>
              <table:table-cell office:value-type="float" office:value="0.2088646962">
                <text:p>0.2088646962</text:p>
              </table:table-cell>
              <table:table-cell office:value-type="float" office:value="0.7679482135">
                <text:p>0.76794821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688423976">
                <text:p>0.7688423976</text:p>
              </table:table-cell>
              <table:table-cell office:value-type="float" office:value="0.2240884482">
                <text:p>0.2240884482</text:p>
              </table:table-cell>
              <table:table-cell office:value-type="float" office:value="0.7688423976">
                <text:p>0.76884239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697581553">
                <text:p>0.7697581553</text:p>
              </table:table-cell>
              <table:table-cell office:value-type="float" office:value="0.2409185702">
                <text:p>0.2409185702</text:p>
              </table:table-cell>
              <table:table-cell office:value-type="float" office:value="0.76441979255">
                <text:p>0.764419792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706961374">
                <text:p>0.7706961374</text:p>
              </table:table-cell>
              <table:table-cell office:value-type="float" office:value="0.2593631127">
                <text:p>0.2593631127</text:p>
              </table:table-cell>
              <table:table-cell office:value-type="float" office:value="0.75566651235">
                <text:p>0.755666512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71656988">
                <text:p>0.771656988</text:p>
              </table:table-cell>
              <table:table-cell office:value-type="float" office:value="0.2794261951">
                <text:p>0.2794261951</text:p>
              </table:table-cell>
              <table:table-cell office:value-type="float" office:value="0.74611539645">
                <text:p>0.74611539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726413445">
                <text:p>0.7726413445</text:p>
              </table:table-cell>
              <table:table-cell office:value-type="float" office:value="0.3011078481">
                <text:p>0.3011078481</text:p>
              </table:table-cell>
              <table:table-cell office:value-type="float" office:value="0.7357667482">
                <text:p>0.73576674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736498372">
                <text:p>0.7736498372</text:p>
              </table:table-cell>
              <table:table-cell office:value-type="float" office:value="0.324403866">
                <text:p>0.324403866</text:p>
              </table:table-cell>
              <table:table-cell office:value-type="float" office:value="0.7246229856">
                <text:p>0.72462298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746830894">
                <text:p>0.7746830894</text:p>
              </table:table-cell>
              <table:table-cell office:value-type="float" office:value="0.3493056692">
                <text:p>0.3493056692</text:p>
              </table:table-cell>
              <table:table-cell office:value-type="float" office:value="0.7126887101">
                <text:p>0.71268871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757417165">
                <text:p>0.7757417165</text:p>
              </table:table-cell>
              <table:table-cell office:value-type="float" office:value="0.3758001777">
                <text:p>0.3758001777</text:p>
              </table:table-cell>
              <table:table-cell office:value-type="float" office:value="0.6999707694">
                <text:p>0.69997076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768263268">
                <text:p>0.7768263268</text:p>
              </table:table-cell>
              <table:table-cell office:value-type="float" office:value="0.4038696969">
                <text:p>0.4038696969</text:p>
              </table:table-cell>
              <table:table-cell office:value-type="float" office:value="0.68647831495">
                <text:p>0.686478314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779375203">
                <text:p>0.7779375203</text:p>
              </table:table-cell>
              <table:table-cell office:value-type="float" office:value="0.4334918178">
                <text:p>0.4334918178</text:p>
              </table:table-cell>
              <table:table-cell office:value-type="float" office:value="0.67222285125">
                <text:p>0.67222285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790758892">
                <text:p>0.7790758892</text:p>
              </table:table-cell>
              <table:table-cell office:value-type="float" office:value="0.4646393303">
                <text:p>0.4646393303</text:p>
              </table:table-cell>
              <table:table-cell office:value-type="float" office:value="0.65721827945">
                <text:p>0.657218279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802420174">
                <text:p>0.7802420174</text:p>
              </table:table-cell>
              <table:table-cell office:value-type="float" office:value="0.4972801527">
                <text:p>0.4972801527</text:p>
              </table:table-cell>
              <table:table-cell office:value-type="float" office:value="0.64148093235">
                <text:p>0.641480932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814364805">
                <text:p>0.7814364805</text:p>
              </table:table-cell>
              <table:table-cell office:value-type="float" office:value="0.5313772777">
                <text:p>0.5313772777</text:p>
              </table:table-cell>
              <table:table-cell office:value-type="float" office:value="0.6250296014">
                <text:p>0.62502960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26598453">
                <text:p>0.7826598453</text:p>
              </table:table-cell>
              <table:table-cell office:value-type="float" office:value="0.5668887349">
                <text:p>0.5668887349</text:p>
              </table:table-cell>
              <table:table-cell office:value-type="float" office:value="0.6078855552">
                <text:p>0.60788555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839126698">
                <text:p>0.7839126698</text:p>
              </table:table-cell>
              <table:table-cell office:value-type="float" office:value="0.6037675722">
                <text:p>0.6037675722</text:p>
              </table:table-cell>
              <table:table-cell office:value-type="float" office:value="0.5900725488">
                <text:p>0.59007254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851955033">
                <text:p>0.7851955033</text:p>
              </table:table-cell>
              <table:table-cell office:value-type="float" office:value="0.6419618552">
                <text:p>0.6419618552</text:p>
              </table:table-cell>
              <table:table-cell office:value-type="float" office:value="0.57161682405">
                <text:p>0.571616824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865088857">
                <text:p>0.7865088857</text:p>
              </table:table-cell>
              <table:table-cell office:value-type="float" office:value="0.681414687">
                <text:p>0.681414687</text:p>
              </table:table-cell>
              <table:table-cell office:value-type="float" office:value="0.55254709935">
                <text:p>0.552547099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878533476">
                <text:p>0.7878533476</text:p>
              </table:table-cell>
              <table:table-cell office:value-type="float" office:value="0.7220642477">
                <text:p>0.7220642477</text:p>
              </table:table-cell>
              <table:table-cell office:value-type="float" office:value="0.53289454995">
                <text:p>0.532894549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892294103">
                <text:p>0.7892294103</text:p>
              </table:table-cell>
              <table:table-cell office:value-type="float" office:value="0.7638438546">
                <text:p>0.7638438546</text:p>
              </table:table-cell>
              <table:table-cell office:value-type="float" office:value="0.51269277785">
                <text:p>0.512692777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906375854">
                <text:p>0.7906375854</text:p>
              </table:table-cell>
              <table:table-cell office:value-type="float" office:value="0.8066820439">
                <text:p>0.8066820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920783745">
                <text:p>0.7920783745</text:p>
              </table:table-cell>
              <table:table-cell office:value-type="float" office:value="0.8505026735">
                <text:p>0.85050267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935522696">
                <text:p>0.7935522696</text:p>
              </table:table-cell>
              <table:table-cell office:value-type="float" office:value="0.8952250482">
                <text:p>0.89522504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50597524">
                <text:p>0.7950597524</text:p>
              </table:table-cell>
              <table:table-cell office:value-type="float" office:value="0.9407640664">
                <text:p>0.94076406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966012942">
                <text:p>0.7966012942</text:p>
              </table:table-cell>
              <table:table-cell office:value-type="float" office:value="0.9870303889">
                <text:p>0.98703038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981773563">
                <text:p>0.7981773563</text:p>
              </table:table-cell>
              <table:table-cell office:value-type="float" office:value="1.0339306299">
                <text:p>1.0339306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997883889">
                <text:p>0.7997883889</text:p>
              </table:table-cell>
              <table:table-cell office:value-type="float" office:value="1.0813675691">
                <text:p>1.08136756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014348321">
                <text:p>0.8014348321</text:p>
              </table:table-cell>
              <table:table-cell office:value-type="float" office:value="1.1292403864">
                <text:p>1.12924038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031171146">
                <text:p>0.8031171146</text:p>
              </table:table-cell>
              <table:table-cell office:value-type="float" office:value="1.1774449159">
                <text:p>1.1774449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048356545">
                <text:p>0.8048356545</text:p>
              </table:table-cell>
              <table:table-cell office:value-type="float" office:value="1.2258739221">
                <text:p>1.22587392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065908587">
                <text:p>0.8065908587</text:p>
              </table:table-cell>
              <table:table-cell office:value-type="float" office:value="1.2744173942">
                <text:p>1.27441739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083831228">
                <text:p>0.8083831228</text:p>
              </table:table-cell>
              <table:table-cell office:value-type="float" office:value="1.3229628603">
                <text:p>1.32296286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102128309">
                <text:p>0.8102128309</text:p>
              </table:table-cell>
              <table:table-cell office:value-type="float" office:value="1.3713957194">
                <text:p>1.3713957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120803558">
                <text:p>0.8120803558</text:p>
              </table:table-cell>
              <table:table-cell office:value-type="float" office:value="1.4195995895">
                <text:p>1.41959958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139860584">
                <text:p>0.8139860584</text:p>
              </table:table-cell>
              <table:table-cell office:value-type="float" office:value="1.467456672">
                <text:p>1.4674566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159302879">
                <text:p>0.8159302879</text:p>
              </table:table-cell>
              <table:table-cell office:value-type="float" office:value="1.5148481303">
                <text:p>1.5148481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179133817">
                <text:p>0.8179133817</text:p>
              </table:table-cell>
              <table:table-cell office:value-type="float" office:value="1.5616544813">
                <text:p>1.56165448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199356648">
                <text:p>0.8199356648</text:p>
              </table:table-cell>
              <table:table-cell office:value-type="float" office:value="1.6077559976">
                <text:p>1.60775599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219974504">
                <text:p>0.8219974504</text:p>
              </table:table-cell>
              <table:table-cell office:value-type="float" office:value="1.6530331201">
                <text:p>1.6530331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24099039">
                <text:p>0.824099039</text:p>
              </table:table-cell>
              <table:table-cell office:value-type="float" office:value="1.6973668782">
                <text:p>1.69736687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262407188">
                <text:p>0.8262407188</text:p>
              </table:table-cell>
              <table:table-cell office:value-type="float" office:value="1.7406393157">
                <text:p>1.7406393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284227653">
                <text:p>0.8284227653</text:p>
              </table:table-cell>
              <table:table-cell office:value-type="float" office:value="1.7827339219">
                <text:p>1.7827339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306454415">
                <text:p>0.8306454415</text:p>
              </table:table-cell>
              <table:table-cell office:value-type="float" office:value="1.8235360638">
                <text:p>1.82353606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329089971">
                <text:p>0.8329089971</text:p>
              </table:table-cell>
              <table:table-cell office:value-type="float" office:value="1.8629334186">
                <text:p>1.86293341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352136691">
                <text:p>0.8352136691</text:p>
              </table:table-cell>
              <table:table-cell office:value-type="float" office:value="1.9008164052">
                <text:p>1.90081640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375596812">
                <text:p>0.8375596812</text:p>
              </table:table-cell>
              <table:table-cell office:value-type="float" office:value="1.9370786105">
                <text:p>1.9370786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399472439">
                <text:p>0.8399472439</text:p>
              </table:table-cell>
              <table:table-cell office:value-type="float" office:value="1.9716172106">
                <text:p>1.9716172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2376554">
                <text:p>0.842376554</text:p>
              </table:table-cell>
              <table:table-cell office:value-type="float" office:value="2.0043333824">
                <text:p>2.00433338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448477951">
                <text:p>0.8448477951</text:p>
              </table:table-cell>
              <table:table-cell office:value-type="float" office:value="2.0351327062">
                <text:p>2.03513270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473611367">
                <text:p>0.8473611367</text:p>
              </table:table-cell>
              <table:table-cell office:value-type="float" office:value="2.0639255551">
                <text:p>2.06392555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499167346">
                <text:p>0.8499167346</text:p>
              </table:table-cell>
              <table:table-cell office:value-type="float" office:value="2.0906274692">
                <text:p>2.09062746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525147306">
                <text:p>0.8525147306</text:p>
              </table:table-cell>
              <table:table-cell office:value-type="float" office:value="2.1151595145">
                <text:p>2.1151595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551552521">
                <text:p>0.8551552521</text:p>
              </table:table-cell>
              <table:table-cell office:value-type="float" office:value="2.1374486219">
                <text:p>2.1374486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578384125">
                <text:p>0.8578384125</text:p>
              </table:table-cell>
              <table:table-cell office:value-type="float" office:value="2.1574279062">
                <text:p>2.15742790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05643103">
                <text:p>0.8605643103</text:p>
              </table:table-cell>
              <table:table-cell office:value-type="float" office:value="2.1750369632">
                <text:p>2.17503696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633330296">
                <text:p>0.8633330296</text:p>
              </table:table-cell>
              <table:table-cell office:value-type="float" office:value="2.1902221419">
                <text:p>2.19022214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661446398">
                <text:p>0.8661446398</text:p>
              </table:table-cell>
              <table:table-cell office:value-type="float" office:value="2.2029367918">
                <text:p>2.20293679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689991949">
                <text:p>0.8689991949</text:p>
              </table:table-cell>
              <table:table-cell office:value-type="float" office:value="2.2131414823">
                <text:p>2.21314148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718967343">
                <text:p>0.8718967343</text:p>
              </table:table-cell>
              <table:table-cell office:value-type="float" office:value="2.2208041949">
                <text:p>2.22080419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748372817">
                <text:p>0.8748372817</text:p>
              </table:table-cell>
              <table:table-cell office:value-type="float" office:value="2.2259004841">
                <text:p>2.22590048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778208455">
                <text:p>0.8778208455</text:p>
              </table:table-cell>
              <table:table-cell office:value-type="float" office:value="2.2284136092">
                <text:p>2.22841360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808474184">
                <text:p>0.8808474184</text:p>
              </table:table-cell>
              <table:table-cell office:value-type="float" office:value="2.2283346332">
                <text:p>2.2283346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839169772">
                <text:p>0.8839169772</text:p>
              </table:table-cell>
              <table:table-cell office:value-type="float" office:value="2.2256624905">
                <text:p>2.22566249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870294829">
                <text:p>0.8870294829</text:p>
              </table:table-cell>
              <table:table-cell office:value-type="float" office:value="2.2204040209">
                <text:p>2.2204040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901848802">
                <text:p>0.8901848802</text:p>
              </table:table-cell>
              <table:table-cell office:value-type="float" office:value="2.2125739712">
                <text:p>2.21257397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933830976">
                <text:p>0.8933830976</text:p>
              </table:table-cell>
              <table:table-cell office:value-type="float" office:value="2.2021949624">
                <text:p>2.20219496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966240468">
                <text:p>0.8966240468</text:p>
              </table:table-cell>
              <table:table-cell office:value-type="float" office:value="2.1892974251">
                <text:p>2.1892974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999076229">
                <text:p>0.8999076229</text:p>
              </table:table-cell>
              <table:table-cell office:value-type="float" office:value="2.1739195002">
                <text:p>2.1739195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032337044">
                <text:p>0.9032337044</text:p>
              </table:table-cell>
              <table:table-cell office:value-type="float" office:value="2.1561069075">
                <text:p>2.15610690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066021522">
                <text:p>0.9066021522</text:p>
              </table:table-cell>
              <table:table-cell office:value-type="float" office:value="2.1359127829">
                <text:p>2.13591278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100128104">
                <text:p>0.9100128104</text:p>
              </table:table-cell>
              <table:table-cell office:value-type="float" office:value="2.1133974826">
                <text:p>2.11339748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134655053">
                <text:p>0.9134655053</text:p>
              </table:table-cell>
              <table:table-cell office:value-type="float" office:value="2.0886283579">
                <text:p>2.08862835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169600459">
                <text:p>0.9169600459</text:p>
              </table:table-cell>
              <table:table-cell office:value-type="float" office:value="2.0616795006">
                <text:p>2.06167950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204962229">
                <text:p>0.9204962229</text:p>
              </table:table-cell>
              <table:table-cell office:value-type="float" office:value="2.0326314599">
                <text:p>2.03263145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240738094">
                <text:p>0.9240738094</text:p>
              </table:table-cell>
              <table:table-cell office:value-type="float" office:value="2.0015709325">
                <text:p>2.00157093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276925601">
                <text:p>0.9276925601</text:p>
              </table:table-cell>
              <table:table-cell office:value-type="float" office:value="1.9685904285">
                <text:p>1.9685904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313522114">
                <text:p>0.9313522114</text:p>
              </table:table-cell>
              <table:table-cell office:value-type="float" office:value="1.9337879123">
                <text:p>1.9337879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350524809">
                <text:p>0.9350524809</text:p>
              </table:table-cell>
              <table:table-cell office:value-type="float" office:value="1.8972664237">
                <text:p>1.8972664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387930677">
                <text:p>0.9387930677</text:p>
              </table:table-cell>
              <table:table-cell office:value-type="float" office:value="1.8591336783">
                <text:p>1.85913367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425736517">
                <text:p>0.9425736517</text:p>
              </table:table-cell>
              <table:table-cell office:value-type="float" office:value="1.8195016506">
                <text:p>1.81950165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463938937">
                <text:p>0.9463938937</text:p>
              </table:table-cell>
              <table:table-cell office:value-type="float" office:value="1.7784861415">
                <text:p>1.77848614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502534352">
                <text:p>0.9502534352</text:p>
              </table:table-cell>
              <table:table-cell office:value-type="float" office:value="1.7362063335">
                <text:p>1.7362063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541518982">
                <text:p>0.9541518982</text:p>
              </table:table-cell>
              <table:table-cell office:value-type="float" office:value="1.6927843335">
                <text:p>1.6927843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580888849">
                <text:p>0.9580888849</text:p>
              </table:table-cell>
              <table:table-cell office:value-type="float" office:value="1.6483447086">
                <text:p>1.64834470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620639778">
                <text:p>0.9620639778</text:p>
              </table:table-cell>
              <table:table-cell office:value-type="float" office:value="1.6030140143">
                <text:p>1.6030140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660767391">
                <text:p>0.9660767391</text:p>
              </table:table-cell>
              <table:table-cell office:value-type="float" office:value="1.5569203199">
                <text:p>1.5569203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70126711">
                <text:p>0.970126711</text:p>
              </table:table-cell>
              <table:table-cell office:value-type="float" office:value="1.5101927315">
                <text:p>1.5101927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74213415">
                <text:p>0.974213415</text:p>
              </table:table-cell>
              <table:table-cell office:value-type="float" office:value="1.4629609168">
                <text:p>1.4629609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783363525">
                <text:p>0.9783363525</text:p>
              </table:table-cell>
              <table:table-cell office:value-type="float" office:value="1.4153546321">
                <text:p>1.4153546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824950038">
                <text:p>0.9824950038</text:p>
              </table:table-cell>
              <table:table-cell office:value-type="float" office:value="1.3675032553">
                <text:p>1.36750325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866888284">
                <text:p>0.9866888284</text:p>
              </table:table-cell>
              <table:table-cell office:value-type="float" office:value="1.3195353268">
                <text:p>1.3195353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0917265">
                <text:p>0.990917265</text:p>
              </table:table-cell>
              <table:table-cell office:value-type="float" office:value="1.2715780991">
                <text:p>1.27157809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179731">
                <text:p>0.995179731</text:p>
              </table:table-cell>
              <table:table-cell office:value-type="float" office:value="1.2237570996">
                <text:p>1.22375709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94756225">
                <text:p>0.9994756225</text:p>
              </table:table-cell>
              <table:table-cell office:value-type="float" office:value="1.1761957066">
                <text:p>1.17619570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038043141">
                <text:p>1.0038043141</text:p>
              </table:table-cell>
              <table:table-cell office:value-type="float" office:value="1.1290147402">
                <text:p>1.12901474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081651593">
                <text:p>1.0081651593</text:p>
              </table:table-cell>
              <table:table-cell office:value-type="float" office:value="1.0823320725">
                <text:p>1.08233207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125574894">
                <text:p>1.0125574894</text:p>
              </table:table-cell>
              <table:table-cell office:value-type="float" office:value="1.0362622546">
                <text:p>1.03626225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169806144">
                <text:p>1.0169806144</text:p>
              </table:table-cell>
              <table:table-cell office:value-type="float" office:value="0.9909161657">
                <text:p>0.9909161657</text:p>
              </table:table-cell>
              <table:table-cell office:value-type="float" office:value="0.51303222435">
                <text:p>0.513032224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214338224">
                <text:p>1.0214338224</text:p>
              </table:table-cell>
              <table:table-cell office:value-type="float" office:value="0.9464006832">
                <text:p>0.9464006832</text:p>
              </table:table-cell>
              <table:table-cell office:value-type="float" office:value="0.5375165696">
                <text:p>0.53751656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259163794">
                <text:p>1.0259163794</text:p>
              </table:table-cell>
              <table:table-cell office:value-type="float" office:value="0.9028183763">
                <text:p>0.9028183763</text:p>
              </table:table-cell>
              <table:table-cell office:value-type="float" office:value="0.56154900155">
                <text:p>0.561549001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304275296">
                <text:p>1.0304275296</text:p>
              </table:table-cell>
              <table:table-cell office:value-type="float" office:value="0.8602672229">
                <text:p>0.8602672229</text:p>
              </table:table-cell>
              <table:table-cell office:value-type="float" office:value="0.58508015335">
                <text:p>0.585080153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349664953">
                <text:p>1.0349664953</text:p>
              </table:table-cell>
              <table:table-cell office:value-type="float" office:value="0.8188403521">
                <text:p>0.8188403521</text:p>
              </table:table-cell>
              <table:table-cell office:value-type="float" office:value="0.6080630716">
                <text:p>0.60806307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395324765">
                <text:p>1.0395324765</text:p>
              </table:table-cell>
              <table:table-cell office:value-type="float" office:value="0.7786258122">
                <text:p>0.7786258122</text:p>
              </table:table-cell>
              <table:table-cell office:value-type="float" office:value="0.63045333215">
                <text:p>0.630453332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441246513">
                <text:p>1.0441246513</text:p>
              </table:table-cell>
              <table:table-cell office:value-type="float" office:value="0.7397063643">
                <text:p>0.7397063643</text:p>
              </table:table-cell>
              <table:table-cell office:value-type="float" office:value="0.6522091435">
                <text:p>0.65220914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487421756">
                <text:p>1.0487421756</text:p>
              </table:table-cell>
              <table:table-cell office:value-type="float" office:value="0.7021593032">
                <text:p>0.7021593032</text:p>
              </table:table-cell>
              <table:table-cell office:value-type="float" office:value="0.6732914362">
                <text:p>0.67329143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533841832">
                <text:p>1.0533841832</text:p>
              </table:table-cell>
              <table:table-cell office:value-type="float" office:value="0.6660563047">
                <text:p>0.6660563047</text:p>
              </table:table-cell>
              <table:table-cell office:value-type="float" office:value="0.69366393925">
                <text:p>0.693663939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580497858">
                <text:p>1.0580497858</text:p>
              </table:table-cell>
              <table:table-cell office:value-type="float" office:value="0.6314633">
                <text:p>0.6314633</text:p>
              </table:table-cell>
              <table:table-cell office:value-type="float" office:value="0.7132932429">
                <text:p>0.71329324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0627380731">
                <text:p>1.0627380731</text:p>
              </table:table-cell>
              <table:table-cell office:value-type="float" office:value="0.5984403766">
                <text:p>0.5984403766</text:p>
              </table:table-cell>
              <table:table-cell office:value-type="float" office:value="0.73214884825">
                <text:p>0.732148848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674481126">
                <text:p>1.0674481126</text:p>
              </table:table-cell>
              <table:table-cell office:value-type="float" office:value="0.5670417063">
                <text:p>0.5670417063</text:p>
              </table:table-cell>
              <table:table-cell office:value-type="float" office:value="0.75020320315">
                <text:p>0.750203203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07217895">
                <text:p>1.07217895</text:p>
              </table:table-cell>
              <table:table-cell office:value-type="float" office:value="0.5373154994">
                <text:p>0.5373154994</text:p>
              </table:table-cell>
              <table:table-cell office:value-type="float" office:value="0.7674317253">
                <text:p>0.76743172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76929609">
                <text:p>1.076929609</text:p>
              </table:table-cell>
              <table:table-cell office:value-type="float" office:value="0.5093039841">
                <text:p>0.5093039841</text:p>
              </table:table-cell>
              <table:table-cell office:value-type="float" office:value="0.78381281245">
                <text:p>0.783812812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816990916">
                <text:p>1.0816990916</text:p>
              </table:table-cell>
              <table:table-cell office:value-type="float" office:value="0.4830434119">
                <text:p>0.4830434119</text:p>
              </table:table-cell>
              <table:table-cell office:value-type="float" office:value="0.79932783985">
                <text:p>0.799327839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864863779">
                <text:p>1.0864863779</text:p>
              </table:table-cell>
              <table:table-cell office:value-type="float" office:value="0.4585640869">
                <text:p>0.4585640869</text:p>
              </table:table-cell>
              <table:table-cell office:value-type="float" office:value="0.8139611455">
                <text:p>0.8139611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912904268">
                <text:p>1.0912904268</text:p>
              </table:table-cell>
              <table:table-cell office:value-type="float" office:value="0.4358904188">
                <text:p>0.4358904188</text:p>
              </table:table-cell>
              <table:table-cell office:value-type="float" office:value="0.827700004">
                <text:p>0.8277000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961101753">
                <text:p>1.0961101753</text:p>
              </table:table-cell>
              <table:table-cell office:value-type="float" office:value="0.4150409988">
                <text:p>0.4150409988</text:p>
              </table:table-cell>
              <table:table-cell office:value-type="float" office:value="0.84053458825">
                <text:p>0.840534588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009445396">
                <text:p>1.1009445396</text:p>
              </table:table-cell>
              <table:table-cell office:value-type="float" office:value="0.3960286962">
                <text:p>0.3960286962</text:p>
              </table:table-cell>
              <table:table-cell office:value-type="float" office:value="0.8524579217">
                <text:p>0.85245792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057924146">
                <text:p>1.1057924146</text:p>
              </table:table-cell>
              <table:table-cell office:value-type="float" office:value="0.3788607769">
                <text:p>0.3788607769</text:p>
              </table:table-cell>
              <table:table-cell office:value-type="float" office:value="0.86346581885">
                <text:p>0.863465818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106526743">
                <text:p>1.1106526743</text:p>
              </table:table-cell>
              <table:table-cell office:value-type="float" office:value="0.3635390396">
                <text:p>0.3635390396</text:p>
              </table:table-cell>
              <table:table-cell office:value-type="float" office:value="0.87355681735">
                <text:p>0.873556817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155241723">
                <text:p>1.1155241723</text:p>
              </table:table-cell>
              <table:table-cell office:value-type="float" office:value="0.3500599707">
                <text:p>0.3500599707</text:p>
              </table:table-cell>
              <table:table-cell office:value-type="float" office:value="0.8827321008">
                <text:p>0.88273210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204057417">
                <text:p>1.1204057417</text:p>
              </table:table-cell>
              <table:table-cell office:value-type="float" office:value="0.3384149161">
                <text:p>0.3384149161</text:p>
              </table:table-cell>
              <table:table-cell office:value-type="float" office:value="0.8909954128">
                <text:p>0.89099541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252961954">
                <text:p>1.1252961954</text:p>
              </table:table-cell>
              <table:table-cell office:value-type="float" office:value="0.3285902674">
                <text:p>0.3285902674</text:p>
              </table:table-cell>
              <table:table-cell office:value-type="float" office:value="0.898352964">
                <text:p>0.8983529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301943268">
                <text:p>1.1301943268</text:p>
              </table:table-cell>
              <table:table-cell office:value-type="float" office:value="0.3205676624">
                <text:p>0.3205676624</text:p>
              </table:table-cell>
              <table:table-cell office:value-type="float" office:value="0.9048133322">
                <text:p>0.90481333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350989095">
                <text:p>1.1350989095</text:p>
              </table:table-cell>
              <table:table-cell office:value-type="float" office:value="0.3143241981">
                <text:p>0.3143241981</text:p>
              </table:table-cell>
              <table:table-cell office:value-type="float" office:value="0.9103873557">
                <text:p>0.91038735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400086982">
                <text:p>1.1400086982</text:p>
              </table:table-cell>
              <table:table-cell office:value-type="float" office:value="0.3098326542">
                <text:p>0.3098326542</text:p>
              </table:table-cell>
              <table:table-cell office:value-type="float" office:value="0.915088022">
                <text:p>0.9150880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449224287">
                <text:p>1.1449224287</text:p>
              </table:table-cell>
              <table:table-cell office:value-type="float" office:value="0.3070617264">
                <text:p>0.3070617264</text:p>
              </table:table-cell>
              <table:table-cell office:value-type="float" office:value="0.91893035115">
                <text:p>0.918930351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498388186">
                <text:p>1.1498388186</text:p>
              </table:table-cell>
              <table:table-cell office:value-type="float" office:value="0.3059762673">
                <text:p>0.3059762673</text:p>
              </table:table-cell>
              <table:table-cell office:value-type="float" office:value="0.92193127565">
                <text:p>0.921931275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547565673">
                <text:p>1.1547565673</text:p>
              </table:table-cell>
              <table:table-cell office:value-type="float" office:value="0.3065375343">
                <text:p>0.3065375343</text:p>
              </table:table-cell>
              <table:table-cell office:value-type="float" office:value="0.9241095165">
                <text:p>0.92410951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596743568">
                <text:p>1.1596743568</text:p>
              </table:table-cell>
              <table:table-cell office:value-type="float" office:value="0.3087034424">
                <text:p>0.3087034424</text:p>
              </table:table-cell>
              <table:table-cell office:value-type="float" office:value="0.9254854572">
                <text:p>0.92548545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645908522">
                <text:p>1.1645908522</text:p>
              </table:table-cell>
              <table:table-cell office:value-type="float" office:value="0.3124288205">
                <text:p>0.3124288205</text:p>
              </table:table-cell>
              <table:table-cell office:value-type="float" office:value="0.92608101585">
                <text:p>0.92608101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695047018">
                <text:p>1.1695047018</text:p>
              </table:table-cell>
              <table:table-cell office:value-type="float" office:value="0.3176656706">
                <text:p>0.3176656706</text:p>
              </table:table-cell>
              <table:table-cell office:value-type="float" office:value="0.9259195156">
                <text:p>0.92591951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744145381">
                <text:p>1.1744145381</text:p>
              </table:table-cell>
              <table:table-cell office:value-type="float" office:value="0.3243634273">
                <text:p>0.3243634273</text:p>
              </table:table-cell>
              <table:table-cell office:value-type="float" office:value="0.9250255554">
                <text:p>0.92502555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793189778">
                <text:p>1.1793189778</text:p>
              </table:table-cell>
              <table:table-cell office:value-type="float" office:value="0.332469218">
                <text:p>0.332469218</text:p>
              </table:table-cell>
              <table:table-cell office:value-type="float" office:value="0.9234248799">
                <text:p>0.92342487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842166229">
                <text:p>1.1842166229</text:p>
              </table:table-cell>
              <table:table-cell office:value-type="float" office:value="0.3419281205">
                <text:p>0.3419281205</text:p>
              </table:table-cell>
              <table:table-cell office:value-type="float" office:value="0.9211442512">
                <text:p>0.92114425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891060612">
                <text:p>1.1891060612</text:p>
              </table:table-cell>
              <table:table-cell office:value-type="float" office:value="0.3526834194">
                <text:p>0.3526834194</text:p>
              </table:table-cell>
              <table:table-cell office:value-type="float" office:value="0.9182113209">
                <text:p>0.91821132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939858664">
                <text:p>1.1939858664</text:p>
              </table:table-cell>
              <table:table-cell office:value-type="float" office:value="0.3646768574">
                <text:p>0.3646768574</text:p>
              </table:table-cell>
              <table:table-cell office:value-type="float" office:value="0.9146545045">
                <text:p>0.91465450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988545994">
                <text:p>1.1988545994</text:p>
              </table:table-cell>
              <table:table-cell office:value-type="float" office:value="0.377848883">
                <text:p>0.377848883</text:p>
              </table:table-cell>
              <table:table-cell office:value-type="float" office:value="0.9105028582">
                <text:p>0.91050285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037108087">
                <text:p>1.2037108087</text:p>
              </table:table-cell>
              <table:table-cell office:value-type="float" office:value="0.3921388918">
                <text:p>0.3921388918</text:p>
              </table:table-cell>
              <table:table-cell office:value-type="float" office:value="0.90578595845">
                <text:p>0.905785958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085530311">
                <text:p>1.2085530311</text:p>
              </table:table-cell>
              <table:table-cell office:value-type="float" office:value="0.4074854617">
                <text:p>0.4074854617</text:p>
              </table:table-cell>
              <table:table-cell office:value-type="float" office:value="0.9005337847">
                <text:p>0.900533784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133797923">
                <text:p>1.2133797923</text:p>
              </table:table-cell>
              <table:table-cell office:value-type="float" office:value="0.4238265806">
                <text:p>0.4238265806</text:p>
              </table:table-cell>
              <table:table-cell office:value-type="float" office:value="0.89477660585">
                <text:p>0.894776605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181896079">
                <text:p>1.2181896079</text:p>
              </table:table-cell>
              <table:table-cell office:value-type="float" office:value="0.4410998659">
                <text:p>0.4410998659</text:p>
              </table:table-cell>
              <table:table-cell office:value-type="float" office:value="0.888544871">
                <text:p>0.8885448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229809841">
                <text:p>1.2229809841</text:p>
              </table:table-cell>
              <table:table-cell office:value-type="float" office:value="0.4592427756">
                <text:p>0.4592427756</text:p>
              </table:table-cell>
              <table:table-cell office:value-type="float" office:value="0.88186910425">
                <text:p>0.881869104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277524183">
                <text:p>1.2277524183</text:p>
              </table:table-cell>
              <table:table-cell office:value-type="float" office:value="0.4781928095">
                <text:p>0.4781928095</text:p>
              </table:table-cell>
              <table:table-cell office:value-type="float" office:value="0.8747798044">
                <text:p>0.87477980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2325024002">
                <text:p>1.2325024002</text:p>
              </table:table-cell>
              <table:table-cell office:value-type="float" office:value="0.4978877016">
                <text:p>0.4978877016</text:p>
              </table:table-cell>
              <table:table-cell office:value-type="float" office:value="0.8673073493">
                <text:p>0.86730734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372294126">
                <text:p>1.2372294126</text:p>
              </table:table-cell>
              <table:table-cell office:value-type="float" office:value="0.5182656011">
                <text:p>0.5182656011</text:p>
              </table:table-cell>
              <table:table-cell office:value-type="float" office:value="0.85948190575">
                <text:p>0.859481905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419319321">
                <text:p>1.2419319321</text:p>
              </table:table-cell>
              <table:table-cell office:value-type="float" office:value="0.5392652435">
                <text:p>0.5392652435</text:p>
              </table:table-cell>
              <table:table-cell office:value-type="float" office:value="0.8513333443">
                <text:p>0.85133334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24660843">
                <text:p>1.24660843</text:p>
              </table:table-cell>
              <table:table-cell office:value-type="float" office:value="0.5608261111">
                <text:p>0.5608261111</text:p>
              </table:table-cell>
              <table:table-cell office:value-type="float" office:value="0.84289115945">
                <text:p>0.842891159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2512573736">
                <text:p>1.2512573736</text:p>
              </table:table-cell>
              <table:table-cell office:value-type="float" office:value="0.5828885817">
                <text:p>0.5828885817</text:p>
              </table:table-cell>
              <table:table-cell office:value-type="float" office:value="0.83418439595">
                <text:p>0.834184395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558772266">
                <text:p>1.2558772266</text:p>
              </table:table-cell>
              <table:table-cell office:value-type="float" office:value="0.6053940668">
                <text:p>0.6053940668</text:p>
              </table:table-cell>
              <table:table-cell office:value-type="float" office:value="0.8252415799">
                <text:p>0.82524157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604664506">
                <text:p>1.2604664506</text:p>
              </table:table-cell>
              <table:table-cell office:value-type="float" office:value="0.6282851379">
                <text:p>0.6282851379</text:p>
              </table:table-cell>
              <table:table-cell office:value-type="float" office:value="0.81609065635">
                <text:p>0.816090656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650235055">
                <text:p>1.2650235055</text:p>
              </table:table-cell>
              <table:table-cell office:value-type="float" office:value="0.6515056422">
                <text:p>0.6515056422</text:p>
              </table:table-cell>
              <table:table-cell office:value-type="float" office:value="0.80675893165">
                <text:p>0.806758931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695468512">
                <text:p>1.2695468512</text:p>
              </table:table-cell>
              <table:table-cell office:value-type="float" office:value="0.6750008065">
                <text:p>0.6750008065</text:p>
              </table:table-cell>
              <table:table-cell office:value-type="float" office:value="0.79727302235">
                <text:p>0.797273022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740349479">
                <text:p>1.2740349479</text:p>
              </table:table-cell>
              <table:table-cell office:value-type="float" office:value="0.6987173305">
                <text:p>0.6987173305</text:p>
              </table:table-cell>
              <table:table-cell office:value-type="float" office:value="0.7876588087">
                <text:p>0.78765880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784862578">
                <text:p>1.2784862578</text:p>
              </table:table-cell>
              <table:table-cell office:value-type="float" office:value="0.7226034685">
                <text:p>0.7226034685</text:p>
              </table:table-cell>
              <table:table-cell office:value-type="float" office:value="0.77794139465">
                <text:p>0.777941394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2828992458">
                <text:p>1.2828992458</text:p>
              </table:table-cell>
              <table:table-cell office:value-type="float" office:value="0.7466091009">
                <text:p>0.7466091009</text:p>
              </table:table-cell>
              <table:table-cell office:value-type="float" office:value="0.76814507245">
                <text:p>0.768145072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872723804">
                <text:p>1.2872723804</text:p>
              </table:table-cell>
              <table:table-cell office:value-type="float" office:value="0.7706857948">
                <text:p>0.7706857948</text:p>
              </table:table-cell>
              <table:table-cell office:value-type="float" office:value="0.7582932928">
                <text:p>0.75829329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916041355">
                <text:p>1.2916041355</text:p>
              </table:table-cell>
              <table:table-cell office:value-type="float" office:value="0.7947868547">
                <text:p>0.7947868547</text:p>
              </table:table-cell>
              <table:table-cell office:value-type="float" office:value="0.7484086404">
                <text:p>0.74840864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958929907">
                <text:p>1.2958929907</text:p>
              </table:table-cell>
              <table:table-cell office:value-type="float" office:value="0.8188673628">
                <text:p>0.8188673628</text:p>
              </table:table-cell>
              <table:table-cell office:value-type="float" office:value="0.73851281395">
                <text:p>0.738512813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300137433">
                <text:p>1.300137433</text:p>
              </table:table-cell>
              <table:table-cell office:value-type="float" office:value="0.8428842106">
                <text:p>0.8428842106</text:p>
              </table:table-cell>
              <table:table-cell office:value-type="float" office:value="0.7286266112">
                <text:p>0.72862661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3043359576">
                <text:p>1.3043359576</text:p>
              </table:table-cell>
              <table:table-cell office:value-type="float" office:value="0.8667961198">
                <text:p>0.8667961198</text:p>
              </table:table-cell>
              <table:table-cell office:value-type="float" office:value="0.7187699189">
                <text:p>0.71876991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3084870695">
                <text:p>1.3084870695</text:p>
              </table:table-cell>
              <table:table-cell office:value-type="float" office:value="0.8905636563">
                <text:p>0.8905636563</text:p>
              </table:table-cell>
              <table:table-cell office:value-type="float" office:value="0.7089617066">
                <text:p>0.70896170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3125892839">
                <text:p>1.3125892839</text:p>
              </table:table-cell>
              <table:table-cell office:value-type="float" office:value="0.9141492343">
                <text:p>0.9141492343</text:p>
              </table:table-cell>
              <table:table-cell office:value-type="float" office:value="0.6992200248">
                <text:p>0.69922002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3166411284">
                <text:p>1.3166411284</text:p>
              </table:table-cell>
              <table:table-cell office:value-type="float" office:value="0.9375171134">
                <text:p>0.9375171134</text:p>
              </table:table-cell>
              <table:table-cell office:value-type="float" office:value="0.6895620075">
                <text:p>0.68956200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3206411431">
                <text:p>1.3206411431</text:p>
              </table:table-cell>
              <table:table-cell office:value-type="float" office:value="0.9606333876">
                <text:p>0.9606333876</text:p>
              </table:table-cell>
              <table:table-cell office:value-type="float" office:value="0.68000387775">
                <text:p>0.680003877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3245878828">
                <text:p>1.3245878828</text:p>
              </table:table-cell>
              <table:table-cell office:value-type="float" office:value="0.9834659681">
                <text:p>0.9834659681</text:p>
              </table:table-cell>
              <table:table-cell office:value-type="float" office:value="0.67056095735">
                <text:p>0.670560957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3284799173">
                <text:p>1.3284799173</text:p>
              </table:table-cell>
              <table:table-cell office:value-type="float" office:value="1.0059845586">
                <text:p>1.0059845586</text:p>
              </table:table-cell>
              <table:table-cell office:value-type="float" office:value="0.66124767935">
                <text:p>0.661247679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3323158334">
                <text:p>1.3323158334</text:p>
              </table:table-cell>
              <table:table-cell office:value-type="float" office:value="1.0281606257">
                <text:p>1.0281606257</text:p>
              </table:table-cell>
              <table:table-cell office:value-type="float" office:value="0.65207760385">
                <text:p>0.652077603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3360942355">
                <text:p>1.3360942355</text:p>
              </table:table-cell>
              <table:table-cell office:value-type="float" office:value="1.0499673623">
                <text:p>1.0499673623</text:p>
              </table:table-cell>
              <table:table-cell office:value-type="float" office:value="0.6430634366">
                <text:p>0.64306343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3398137472">
                <text:p>1.3398137472</text:p>
              </table:table-cell>
              <table:table-cell office:value-type="float" office:value="1.0713796477">
                <text:p>1.0713796477</text:p>
              </table:table-cell>
              <table:table-cell office:value-type="float" office:value="0.63421704975">
                <text:p>0.634217049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3434730123">
                <text:p>1.3434730123</text:p>
              </table:table-cell>
              <table:table-cell office:value-type="float" office:value="1.0923740012">
                <text:p>1.0923740012</text:p>
              </table:table-cell>
              <table:table-cell office:value-type="float" office:value="0.62554950555">
                <text:p>0.625549505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470706962">
                <text:p>1.3470706962</text:p>
              </table:table-cell>
              <table:table-cell office:value-type="float" office:value="1.1129285334">
                <text:p>1.1129285334</text:p>
              </table:table-cell>
              <table:table-cell office:value-type="float" office:value="0.6170710814">
                <text:p>0.61707108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3506054867">
                <text:p>1.3506054867</text:p>
              </table:table-cell>
              <table:table-cell office:value-type="float" office:value="1.1330228922">
                <text:p>1.1330228922</text:p>
              </table:table-cell>
              <table:table-cell office:value-type="float" office:value="0.60879129725">
                <text:p>0.608791297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3540760957">
                <text:p>1.3540760957</text:p>
              </table:table-cell>
              <table:table-cell office:value-type="float" office:value="1.1526382066">
                <text:p>1.1526382066</text:p>
              </table:table-cell>
              <table:table-cell office:value-type="float" office:value="0.60071894455">
                <text:p>0.60071894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3574812603">
                <text:p>1.3574812603</text:p>
              </table:table-cell>
              <table:table-cell office:value-type="float" office:value="1.1717570276">
                <text:p>1.1717570276</text:p>
              </table:table-cell>
              <table:table-cell office:value-type="float" office:value="0.59286211635">
                <text:p>0.592862116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3608197436">
                <text:p>1.3608197436</text:p>
              </table:table-cell>
              <table:table-cell office:value-type="float" office:value="1.1903632664">
                <text:p>1.1903632664</text:p>
              </table:table-cell>
              <table:table-cell office:value-type="float" office:value="0.5852282386">
                <text:p>0.58522823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3640903364">
                <text:p>1.3640903364</text:p>
              </table:table-cell>
              <table:table-cell office:value-type="float" office:value="1.2084421309">
                <text:p>1.2084421309</text:p>
              </table:table-cell>
              <table:table-cell office:value-type="float" office:value="0.57782410275">
                <text:p>0.577824102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367291858">
                <text:p>1.367291858</text:p>
              </table:table-cell>
              <table:table-cell office:value-type="float" office:value="1.2259800605">
                <text:p>1.2259800605</text:p>
              </table:table-cell>
              <table:table-cell office:value-type="float" office:value="0.57065589875">
                <text:p>0.57065589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3704231576">
                <text:p>1.3704231576</text:p>
              </table:table-cell>
              <table:table-cell office:value-type="float" office:value="1.2429646602">
                <text:p>1.2429646602</text:p>
              </table:table-cell>
              <table:table-cell office:value-type="float" office:value="0.5637292487">
                <text:p>0.563729248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3734831152">
                <text:p>1.3734831152</text:p>
              </table:table-cell>
              <table:table-cell office:value-type="float" office:value="1.2593846335">
                <text:p>1.2593846335</text:p>
              </table:table-cell>
              <table:table-cell office:value-type="float" office:value="0.55704924085">
                <text:p>0.557049240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76470643">
                <text:p>1.376470643</text:p>
              </table:table-cell>
              <table:table-cell office:value-type="float" office:value="1.275229715">
                <text:p>1.275229715</text:p>
              </table:table-cell>
              <table:table-cell office:value-type="float" office:value="0.550620464">
                <text:p>0.5506204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3793846864">
                <text:p>1.3793846864</text:p>
              </table:table-cell>
              <table:table-cell office:value-type="float" office:value="1.290490603">
                <text:p>1.290490603</text:p>
              </table:table-cell>
              <table:table-cell office:value-type="float" office:value="0.5444470417">
                <text:p>0.54444704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382224225">
                <text:p>1.382224225</text:p>
              </table:table-cell>
              <table:table-cell office:value-type="float" office:value="1.3051588924">
                <text:p>1.3051588924</text:p>
              </table:table-cell>
              <table:table-cell office:value-type="float" office:value="0.5385326663">
                <text:p>0.53853266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849882739">
                <text:p>1.3849882739</text:p>
              </table:table-cell>
              <table:table-cell office:value-type="float" office:value="1.319227008">
                <text:p>1.319227008</text:p>
              </table:table-cell>
              <table:table-cell office:value-type="float" office:value="0.53288063295">
                <text:p>0.532880632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3876758846">
                <text:p>1.3876758846</text:p>
              </table:table-cell>
              <table:table-cell office:value-type="float" office:value="1.332688139">
                <text:p>1.332688139</text:p>
              </table:table-cell>
              <table:table-cell office:value-type="float" office:value="0.5274938728">
                <text:p>0.52749387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390286146">
                <text:p>1.390286146</text:p>
              </table:table-cell>
              <table:table-cell office:value-type="float" office:value="1.3455361742">
                <text:p>1.3455361742</text:p>
              </table:table-cell>
              <table:table-cell office:value-type="float" office:value="0.5223749859">
                <text:p>0.52237498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3928181854">
                <text:p>1.3928181854</text:p>
              </table:table-cell>
              <table:table-cell office:value-type="float" office:value="1.3577656392">
                <text:p>1.3577656392</text:p>
              </table:table-cell>
              <table:table-cell office:value-type="float" office:value="0.5175262731">
                <text:p>0.51752627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3952711696">
                <text:p>1.3952711696</text:p>
              </table:table-cell>
              <table:table-cell office:value-type="float" office:value="1.3693716343">
                <text:p>1.3693716343</text:p>
              </table:table-cell>
              <table:table-cell office:value-type="float" office:value="0.51294976765">
                <text:p>0.5129497676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3976443061">
                <text:p>1.3976443061</text:p>
              </table:table-cell>
              <table:table-cell office:value-type="float" office:value="1.3803497758">
                <text:p>1.3803497758</text:p>
              </table:table-cell>
              <table:table-cell office:value-type="float" office:value="0.50864726515">
                <text:p>0.508647265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3999368432">
                <text:p>1.3999368432</text:p>
              </table:table-cell>
              <table:table-cell office:value-type="float" office:value="1.3906961375">
                <text:p>1.3906961375</text:p>
              </table:table-cell>
              <table:table-cell office:value-type="float" office:value="0.50462035285">
                <text:p>0.50462035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4021480718">
                <text:p>1.4021480718</text:p>
              </table:table-cell>
              <table:table-cell office:value-type="float" office:value="1.4004071966">
                <text:p>1.4004071966</text:p>
              </table:table-cell>
              <table:table-cell office:value-type="float" office:value="0.5008704376">
                <text:p>0.50087043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4042773258">
                <text:p>1.4042773258</text:p>
              </table:table-cell>
              <table:table-cell office:value-type="float" office:value="1.4094797803">
                <text:p>1.40947978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4063239829">
                <text:p>1.4063239829</text:p>
              </table:table-cell>
              <table:table-cell office:value-type="float" office:value="1.4179110163">
                <text:p>1.41791101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082874656">
                <text:p>1.4082874656</text:p>
              </table:table-cell>
              <table:table-cell office:value-type="float" office:value="1.4256982854">
                <text:p>1.42569828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101672419">
                <text:p>1.4101672419</text:p>
              </table:table-cell>
              <table:table-cell office:value-type="float" office:value="1.4328391783">
                <text:p>1.43283917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4119628258">
                <text:p>1.4119628258</text:p>
              </table:table-cell>
              <table:table-cell office:value-type="float" office:value="1.4393314539">
                <text:p>1.43933145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4136737784">
                <text:p>1.4136737784</text:p>
              </table:table-cell>
              <table:table-cell office:value-type="float" office:value="1.4451730024">
                <text:p>1.44517300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415299708">
                <text:p>1.415299708</text:p>
              </table:table-cell>
              <table:table-cell office:value-type="float" office:value="1.4503618116">
                <text:p>1.45036181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168402712">
                <text:p>1.4168402712</text:p>
              </table:table-cell>
              <table:table-cell office:value-type="float" office:value="1.454895936">
                <text:p>1.4548959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182951731">
                <text:p>1.4182951731</text:p>
              </table:table-cell>
              <table:table-cell office:value-type="float" office:value="1.4587734708">
                <text:p>1.45877347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4196641681">
                <text:p>1.4196641681</text:p>
              </table:table-cell>
              <table:table-cell office:value-type="float" office:value="1.4619925289">
                <text:p>1.4619925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2094706">
                <text:p>1.42094706</text:p>
              </table:table-cell>
              <table:table-cell office:value-type="float" office:value="1.4645512225">
                <text:p>1.46455122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221437028">
                <text:p>1.4221437028</text:p>
              </table:table-cell>
              <table:table-cell office:value-type="float" office:value="1.4664476484">
                <text:p>1.46644764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4232540009">
                <text:p>1.4232540009</text:p>
              </table:table-cell>
              <table:table-cell office:value-type="float" office:value="1.4676798776">
                <text:p>1.46767987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242779092">
                <text:p>1.4242779092</text:p>
              </table:table-cell>
              <table:table-cell office:value-type="float" office:value="1.4682459494">
                <text:p>1.46824594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4252154339">
                <text:p>1.4252154339</text:p>
              </table:table-cell>
              <table:table-cell office:value-type="float" office:value="1.4681438696">
                <text:p>1.46814386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260666322">
                <text:p>1.4260666322</text:p>
              </table:table-cell>
              <table:table-cell office:value-type="float" office:value="1.4673716135">
                <text:p>1.46737161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4268316127">
                <text:p>1.4268316127</text:p>
              </table:table-cell>
              <table:table-cell office:value-type="float" office:value="1.4659271333">
                <text:p>1.4659271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4275105358">
                <text:p>1.4275105358</text:p>
              </table:table-cell>
              <table:table-cell office:value-type="float" office:value="1.4638083702">
                <text:p>1.46380837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281036132">
                <text:p>1.4281036132</text:p>
              </table:table-cell>
              <table:table-cell office:value-type="float" office:value="1.4610132713">
                <text:p>1.46101327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4286111084">
                <text:p>1.4286111084</text:p>
              </table:table-cell>
              <table:table-cell office:value-type="float" office:value="1.4575398113">
                <text:p>1.4575398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4290333363">
                <text:p>1.4290333363</text:p>
              </table:table-cell>
              <table:table-cell office:value-type="float" office:value="1.4533860194">
                <text:p>1.4533860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4293706637">
                <text:p>1.4293706637</text:p>
              </table:table-cell>
              <table:table-cell office:value-type="float" office:value="1.4485500102">
                <text:p>1.44855001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4296235085">
                <text:p>1.4296235085</text:p>
              </table:table-cell>
              <table:table-cell office:value-type="float" office:value="1.4430300212">
                <text:p>1.4430300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4297923399">
                <text:p>1.4297923399</text:p>
              </table:table-cell>
              <table:table-cell office:value-type="float" office:value="1.4368244536">
                <text:p>1.43682445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4298776782">
                <text:p>1.4298776782</text:p>
              </table:table-cell>
              <table:table-cell office:value-type="float" office:value="1.4299319196">
                <text:p>1.42993191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4298800942">
                <text:p>1.4298800942</text:p>
              </table:table-cell>
              <table:table-cell office:value-type="float" office:value="1.4223512941">
                <text:p>1.4223512941</text:p>
              </table:table-cell>
              <table:table-cell office:value-type="float" office:value="0.50376440005">
                <text:p>0.503764400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4298002093">
                <text:p>1.4298002093</text:p>
              </table:table-cell>
              <table:table-cell office:value-type="float" office:value="1.4140817717">
                <text:p>1.4140817717</text:p>
              </table:table-cell>
              <table:table-cell office:value-type="float" office:value="0.5078592188">
                <text:p>0.50785921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296386948">
                <text:p>1.4296386948</text:p>
              </table:table-cell>
              <table:table-cell office:value-type="float" office:value="1.4051229289">
                <text:p>1.4051229289</text:p>
              </table:table-cell>
              <table:table-cell office:value-type="float" office:value="0.51225788295">
                <text:p>0.512257882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4293962715">
                <text:p>1.4293962715</text:p>
              </table:table-cell>
              <table:table-cell office:value-type="float" office:value="1.3954747912">
                <text:p>1.3954747912</text:p>
              </table:table-cell>
              <table:table-cell office:value-type="float" office:value="0.51696074015">
                <text:p>0.516960740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4290737093">
                <text:p>1.4290737093</text:p>
              </table:table-cell>
              <table:table-cell office:value-type="float" office:value="1.3851379058">
                <text:p>1.3851379058</text:p>
              </table:table-cell>
              <table:table-cell office:value-type="float" office:value="0.52196790175">
                <text:p>0.521967901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4286718269">
                <text:p>1.4286718269</text:p>
              </table:table-cell>
              <table:table-cell office:value-type="float" office:value="1.3741134183">
                <text:p>1.3741134183</text:p>
              </table:table-cell>
              <table:table-cell office:value-type="float" office:value="0.5272792043">
                <text:p>0.52727920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4281914906">
                <text:p>1.4281914906</text:p>
              </table:table-cell>
              <table:table-cell office:value-type="float" office:value="1.3624031555">
                <text:p>1.3624031555</text:p>
              </table:table-cell>
              <table:table-cell office:value-type="float" office:value="0.53289416755">
                <text:p>0.532894167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4276336143">
                <text:p>1.4276336143</text:p>
              </table:table-cell>
              <table:table-cell office:value-type="float" office:value="1.3500097126">
                <text:p>1.3500097126</text:p>
              </table:table-cell>
              <table:table-cell office:value-type="float" office:value="0.53881195085">
                <text:p>0.538811950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4269991584">
                <text:p>1.4269991584</text:p>
              </table:table-cell>
              <table:table-cell office:value-type="float" office:value="1.3369365443">
                <text:p>1.3369365443</text:p>
              </table:table-cell>
              <table:table-cell office:value-type="float" office:value="0.54503130705">
                <text:p>0.545031307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4262891292">
                <text:p>1.4262891292</text:p>
              </table:table-cell>
              <table:table-cell office:value-type="float" office:value="1.3231880618">
                <text:p>1.3231880618</text:p>
              </table:table-cell>
              <table:table-cell office:value-type="float" office:value="0.5515505337">
                <text:p>0.55155053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4255045785">
                <text:p>1.4255045785</text:p>
              </table:table-cell>
              <table:table-cell office:value-type="float" office:value="1.3087697331">
                <text:p>1.3087697331</text:p>
              </table:table-cell>
              <table:table-cell office:value-type="float" office:value="0.5583674227">
                <text:p>0.55836742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4246466019">
                <text:p>1.4246466019</text:p>
              </table:table-cell>
              <table:table-cell office:value-type="float" office:value="1.2936881878">
                <text:p>1.2936881878</text:p>
              </table:table-cell>
              <table:table-cell office:value-type="float" office:value="0.56547920705">
                <text:p>0.565479207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423716339">
                <text:p>1.423716339</text:p>
              </table:table-cell>
              <table:table-cell office:value-type="float" office:value="1.2779513255">
                <text:p>1.2779513255</text:p>
              </table:table-cell>
              <table:table-cell office:value-type="float" office:value="0.57288250675">
                <text:p>0.572882506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4227149718">
                <text:p>1.4227149718</text:p>
              </table:table-cell>
              <table:table-cell office:value-type="float" office:value="1.2615684284">
                <text:p>1.2615684284</text:p>
              </table:table-cell>
              <table:table-cell office:value-type="float" office:value="0.5805732717">
                <text:p>0.58057327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421643724">
                <text:p>1.421643724</text:p>
              </table:table-cell>
              <table:table-cell office:value-type="float" office:value="1.2445502756">
                <text:p>1.2445502756</text:p>
              </table:table-cell>
              <table:table-cell office:value-type="float" office:value="0.5885467242">
                <text:p>0.58854672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4205038598">
                <text:p>1.4205038598</text:p>
              </table:table-cell>
              <table:table-cell office:value-type="float" office:value="1.2269092619">
                <text:p>1.2269092619</text:p>
              </table:table-cell>
              <table:table-cell office:value-type="float" office:value="0.59679729895">
                <text:p>0.596797298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4192966833">
                <text:p>1.4192966833</text:p>
              </table:table-cell>
              <table:table-cell office:value-type="float" office:value="1.2086595176">
                <text:p>1.2086595176</text:p>
              </table:table-cell>
              <table:table-cell office:value-type="float" office:value="0.60531858285">
                <text:p>0.605318582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4180235372">
                <text:p>1.4180235372</text:p>
              </table:table-cell>
              <table:table-cell office:value-type="float" office:value="1.1898170304">
                <text:p>1.1898170304</text:p>
              </table:table-cell>
              <table:table-cell office:value-type="float" office:value="0.6141032534">
                <text:p>0.61410325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4166858015">
                <text:p>1.4166858015</text:p>
              </table:table-cell>
              <table:table-cell office:value-type="float" office:value="1.1703997689">
                <text:p>1.1703997689</text:p>
              </table:table-cell>
              <table:table-cell office:value-type="float" office:value="0.6231430163">
                <text:p>0.62314301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4152848928">
                <text:p>1.4152848928</text:p>
              </table:table-cell>
              <table:table-cell office:value-type="float" office:value="1.1504278061">
                <text:p>1.1504278061</text:p>
              </table:table-cell>
              <table:table-cell office:value-type="float" office:value="0.63242854335">
                <text:p>0.632428543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4138222628">
                <text:p>1.4138222628</text:p>
              </table:table-cell>
              <table:table-cell office:value-type="float" office:value="1.1299234434">
                <text:p>1.1299234434</text:p>
              </table:table-cell>
              <table:table-cell office:value-type="float" office:value="0.6419494097">
                <text:p>0.64194940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4122993975">
                <text:p>1.4122993975</text:p>
              </table:table-cell>
              <table:table-cell office:value-type="float" office:value="1.1089113332">
                <text:p>1.1089113332</text:p>
              </table:table-cell>
              <table:table-cell office:value-type="float" office:value="0.65169403215">
                <text:p>0.651694032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4107178154">
                <text:p>1.4107178154</text:p>
              </table:table-cell>
              <table:table-cell office:value-type="float" office:value="1.0874186002">
                <text:p>1.0874186002</text:p>
              </table:table-cell>
              <table:table-cell office:value-type="float" office:value="0.6616496076">
                <text:p>0.66164960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4090790669">
                <text:p>1.4090790669</text:p>
              </table:table-cell>
              <table:table-cell office:value-type="float" office:value="1.0654749602">
                <text:p>1.0654749602</text:p>
              </table:table-cell>
              <table:table-cell office:value-type="float" office:value="0.67180205335">
                <text:p>0.671802053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4073847326">
                <text:p>1.4073847326</text:p>
              </table:table-cell>
              <table:table-cell office:value-type="float" office:value="1.0431128352">
                <text:p>1.0431128352</text:p>
              </table:table-cell>
              <table:table-cell office:value-type="float" office:value="0.6821359487">
                <text:p>0.68213594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4056364222">
                <text:p>1.4056364222</text:p>
              </table:table-cell>
              <table:table-cell office:value-type="float" office:value="1.0203674644">
                <text:p>1.0203674644</text:p>
              </table:table-cell>
              <table:table-cell office:value-type="float" office:value="0.6926344789">
                <text:p>0.69263447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4038357729">
                <text:p>1.4038357729</text:p>
              </table:table-cell>
              <table:table-cell office:value-type="float" office:value="0.9972770095">
                <text:p>0.9972770095</text:p>
              </table:table-cell>
              <table:table-cell office:value-type="float" office:value="0.7032793817">
                <text:p>0.70327938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4019844487">
                <text:p>1.4019844487</text:p>
              </table:table-cell>
              <table:table-cell office:value-type="float" office:value="0.9738826533">
                <text:p>0.9738826533</text:p>
              </table:table-cell>
              <table:table-cell office:value-type="float" office:value="0.7140508977">
                <text:p>0.71405089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4000841384">
                <text:p>1.4000841384</text:p>
              </table:table-cell>
              <table:table-cell office:value-type="float" office:value="0.9502286907">
                <text:p>0.9502286907</text:p>
              </table:table-cell>
              <table:table-cell office:value-type="float" office:value="0.72492772385">
                <text:p>0.724927723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3981365544">
                <text:p>1.3981365544</text:p>
              </table:table-cell>
              <table:table-cell office:value-type="float" office:value="0.9263626105">
                <text:p>0.9263626105</text:p>
              </table:table-cell>
              <table:table-cell office:value-type="float" office:value="0.73588697195">
                <text:p>0.735886971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3961434317">
                <text:p>1.3961434317</text:p>
              </table:table-cell>
              <table:table-cell office:value-type="float" office:value="0.9023351668">
                <text:p>0.9023351668</text:p>
              </table:table-cell>
              <table:table-cell office:value-type="float" office:value="0.74690413245">
                <text:p>0.7469041324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3941065261">
                <text:p>1.3941065261</text:p>
              </table:table-cell>
              <table:table-cell office:value-type="float" office:value="0.8782004392">
                <text:p>0.8782004392</text:p>
              </table:table-cell>
              <table:table-cell office:value-type="float" office:value="0.75795304345">
                <text:p>0.757953043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920276127">
                <text:p>1.3920276127</text:p>
              </table:table-cell>
              <table:table-cell office:value-type="float" office:value="0.854015879">
                <text:p>0.854015879</text:p>
              </table:table-cell>
              <table:table-cell office:value-type="float" office:value="0.76900586685">
                <text:p>0.769005866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899084849">
                <text:p>1.3899084849</text:p>
              </table:table-cell>
              <table:table-cell office:value-type="float" office:value="0.8298423414">
                <text:p>0.8298423414</text:p>
              </table:table-cell>
              <table:table-cell office:value-type="float" office:value="0.78003307175">
                <text:p>0.780033071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387750953">
                <text:p>1.387750953</text:p>
              </table:table-cell>
              <table:table-cell office:value-type="float" office:value="0.8057441021">
                <text:p>0.8057441021</text:p>
              </table:table-cell>
              <table:table-cell office:value-type="float" office:value="0.79100342545">
                <text:p>0.791003425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855568421">
                <text:p>1.3855568421</text:p>
              </table:table-cell>
              <table:table-cell office:value-type="float" office:value="0.7817888555">
                <text:p>0.7817888555</text:p>
              </table:table-cell>
              <table:table-cell office:value-type="float" office:value="0.8018839933">
                <text:p>0.80188399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3833279916">
                <text:p>1.3833279916</text:p>
              </table:table-cell>
              <table:table-cell office:value-type="float" office:value="0.7580476943">
                <text:p>0.7580476943</text:p>
              </table:table-cell>
              <table:table-cell office:value-type="float" office:value="0.81264014865">
                <text:p>0.812640148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81066253">
                <text:p>1.381066253</text:p>
              </table:table-cell>
              <table:table-cell office:value-type="float" office:value="0.7345950691">
                <text:p>0.7345950691</text:p>
              </table:table-cell>
              <table:table-cell office:value-type="float" office:value="0.82323559195">
                <text:p>0.823235591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3787734891">
                <text:p>1.3787734891</text:p>
              </table:table-cell>
              <table:table-cell office:value-type="float" office:value="0.711508725">
                <text:p>0.711508725</text:p>
              </table:table-cell>
              <table:table-cell office:value-type="float" office:value="0.83363238205">
                <text:p>0.833632382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764515721">
                <text:p>1.3764515721</text:p>
              </table:table-cell>
              <table:table-cell office:value-type="float" office:value="0.6888696153">
                <text:p>0.6888696153</text:p>
              </table:table-cell>
              <table:table-cell office:value-type="float" office:value="0.8437909784">
                <text:p>0.8437909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3741023823">
                <text:p>1.3741023823</text:p>
              </table:table-cell>
              <table:table-cell office:value-type="float" office:value="0.66676179">
                <text:p>0.66676179</text:p>
              </table:table-cell>
              <table:table-cell office:value-type="float" office:value="0.85367029615">
                <text:p>0.853670296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717278071">
                <text:p>1.3717278071</text:p>
              </table:table-cell>
              <table:table-cell office:value-type="float" office:value="0.6452722583">
                <text:p>0.6452722583</text:p>
              </table:table-cell>
              <table:table-cell office:value-type="float" office:value="0.8632277744">
                <text:p>0.86322777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3693297392">
                <text:p>1.3693297392</text:p>
              </table:table-cell>
              <table:table-cell office:value-type="float" office:value="0.6244908225">
                <text:p>0.6244908225</text:p>
              </table:table-cell>
              <table:table-cell office:value-type="float" office:value="0.87241945835">
                <text:p>0.872419458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366910075">
                <text:p>1.366910075</text:p>
              </table:table-cell>
              <table:table-cell office:value-type="float" office:value="0.604509884">
                <text:p>0.604509884</text:p>
              </table:table-cell>
              <table:table-cell office:value-type="float" office:value="0.8812000955">
                <text:p>0.88120009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644707139">
                <text:p>1.3644707139</text:p>
              </table:table-cell>
              <table:table-cell office:value-type="float" office:value="0.5854242181">
                <text:p>0.5854242181</text:p>
              </table:table-cell>
              <table:table-cell office:value-type="float" office:value="0.8895232479">
                <text:p>0.88952324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3620135565">
                <text:p>1.3620135565</text:p>
              </table:table-cell>
              <table:table-cell office:value-type="float" office:value="0.5673307185">
                <text:p>0.5673307185</text:p>
              </table:table-cell>
              <table:table-cell office:value-type="float" office:value="0.897341419">
                <text:p>0.8973414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3595405034">
                <text:p>1.3595405034</text:p>
              </table:table-cell>
              <table:table-cell office:value-type="float" office:value="0.5503281087">
                <text:p>0.5503281087</text:p>
              </table:table-cell>
              <table:table-cell office:value-type="float" office:value="0.90460619735">
                <text:p>0.904606197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3570534536">
                <text:p>1.3570534536</text:p>
              </table:table-cell>
              <table:table-cell office:value-type="float" office:value="0.5345166219">
                <text:p>0.5345166219</text:p>
              </table:table-cell>
              <table:table-cell office:value-type="float" office:value="0.91126841585">
                <text:p>0.911268415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545543036">
                <text:p>1.3545543036</text:p>
              </table:table-cell>
              <table:table-cell office:value-type="float" office:value="0.519997646">
                <text:p>0.519997646</text:p>
              </table:table-cell>
              <table:table-cell office:value-type="float" office:value="0.9172783288">
                <text:p>0.91727832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3520449462">
                <text:p>1.3520449462</text:p>
              </table:table-cell>
              <table:table-cell office:value-type="float" office:value="0.5068733357">
                <text:p>0.5068733357</text:p>
              </table:table-cell>
              <table:table-cell office:value-type="float" office:value="0.92258580525">
                <text:p>0.922585805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495272685">
                <text:p>1.3495272685</text:p>
              </table:table-cell>
              <table:table-cell office:value-type="float" office:value="0.4952461906">
                <text:p>0.4952461906</text:p>
              </table:table-cell>
              <table:table-cell office:value-type="float" office:value="0.92714053895">
                <text:p>0.927140538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3470031516">
                <text:p>1.3470031516</text:p>
              </table:table-cell>
              <table:table-cell office:value-type="float" office:value="0.4852185992">
                <text:p>0.4852185992</text:p>
              </table:table-cell>
              <table:table-cell office:value-type="float" office:value="0.9308922762">
                <text:p>0.93089227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3444744688">
                <text:p>1.3444744688</text:p>
              </table:table-cell>
              <table:table-cell office:value-type="float" office:value="0.4768923496">
                <text:p>0.4768923496</text:p>
              </table:table-cell>
              <table:table-cell office:value-type="float" office:value="0.9337910596">
                <text:p>0.93379105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3419430845">
                <text:p>1.3419430845</text:p>
              </table:table-cell>
              <table:table-cell office:value-type="float" office:value="0.4703681073">
                <text:p>0.4703681073</text:p>
              </table:table-cell>
              <table:table-cell office:value-type="float" office:value="0.9357874886">
                <text:p>0.93578748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394108534">
                <text:p>1.3394108534</text:p>
              </table:table-cell>
              <table:table-cell office:value-type="float" office:value="0.4657448616">
                <text:p>0.4657448616</text:p>
              </table:table-cell>
              <table:table-cell office:value-type="float" office:value="0.9368329959">
                <text:p>0.93683299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336879619">
                <text:p>1.336879619</text:p>
              </table:table-cell>
              <table:table-cell office:value-type="float" office:value="0.4631193409">
                <text:p>0.4631193409</text:p>
              </table:table-cell>
              <table:table-cell office:value-type="float" office:value="0.93688013905">
                <text:p>0.936880139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3343512125">
                <text:p>1.3343512125</text:p>
              </table:table-cell>
              <table:table-cell office:value-type="float" office:value="0.4625853993">
                <text:p>0.4625853993</text:p>
              </table:table-cell>
              <table:table-cell office:value-type="float" office:value="0.9358829066">
                <text:p>0.93588290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3318274521">
                <text:p>1.3318274521</text:p>
              </table:table-cell>
              <table:table-cell office:value-type="float" office:value="0.4642333767">
                <text:p>0.4642333767</text:p>
              </table:table-cell>
              <table:table-cell office:value-type="float" office:value="0.9337970377">
                <text:p>0.93379703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293101417">
                <text:p>1.3293101417</text:p>
              </table:table-cell>
              <table:table-cell office:value-type="float" office:value="0.4681494339">
                <text:p>0.4681494339</text:p>
              </table:table-cell>
              <table:table-cell office:value-type="float" office:value="0.9305803539">
                <text:p>0.93058035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3268010699">
                <text:p>1.3268010699</text:p>
              </table:table-cell>
              <table:table-cell office:value-type="float" office:value="0.4744148661">
                <text:p>0.4744148661</text:p>
              </table:table-cell>
              <table:table-cell office:value-type="float" office:value="0.9261931019">
                <text:p>0.92619310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3243020093">
                <text:p>1.3243020093</text:p>
              </table:table-cell>
              <table:table-cell office:value-type="float" office:value="0.4831053984">
                <text:p>0.4831053984</text:p>
              </table:table-cell>
              <table:table-cell office:value-type="float" office:value="0.92059830545">
                <text:p>0.920598305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3218147152">
                <text:p>1.3218147152</text:p>
              </table:table-cell>
              <table:table-cell office:value-type="float" office:value="0.4942904654">
                <text:p>0.4942904654</text:p>
              </table:table-cell>
              <table:table-cell office:value-type="float" office:value="0.9137621249">
                <text:p>0.91376212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19340925">
                <text:p>1.319340925</text:p>
              </table:table-cell>
              <table:table-cell office:value-type="float" office:value="0.5080324801">
                <text:p>0.5080324801</text:p>
              </table:table-cell>
              <table:table-cell office:value-type="float" office:value="0.90565422245">
                <text:p>0.905654222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3168823574">
                <text:p>1.3168823574</text:p>
              </table:table-cell>
              <table:table-cell office:value-type="float" office:value="0.5243860968">
                <text:p>0.5243860968</text:p>
              </table:table-cell>
              <table:table-cell office:value-type="float" office:value="0.8962481303">
                <text:p>0.89624813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144407113">
                <text:p>1.3144407113</text:p>
              </table:table-cell>
              <table:table-cell office:value-type="float" office:value="0.5433974712">
                <text:p>0.5433974712</text:p>
              </table:table-cell>
              <table:table-cell office:value-type="float" office:value="0.88552162005">
                <text:p>0.88552162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3120176653">
                <text:p>1.3120176653</text:p>
              </table:table-cell>
              <table:table-cell office:value-type="float" office:value="0.5651035243">
                <text:p>0.5651035243</text:p>
              </table:table-cell>
              <table:table-cell office:value-type="float" office:value="0.8734570705">
                <text:p>0.87345707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096148769">
                <text:p>1.3096148769</text:p>
              </table:table-cell>
              <table:table-cell office:value-type="float" office:value="0.5895312149">
                <text:p>0.5895312149</text:p>
              </table:table-cell>
              <table:table-cell office:value-type="float" office:value="0.860041831">
                <text:p>0.8600418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3072339818">
                <text:p>1.3072339818</text:p>
              </table:table-cell>
              <table:table-cell office:value-type="float" office:value="0.6166968268">
                <text:p>0.6166968268</text:p>
              </table:table-cell>
              <table:table-cell office:value-type="float" office:value="0.8452685775">
                <text:p>0.84526857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3048765931">
                <text:p>1.3048765931</text:p>
              </table:table-cell>
              <table:table-cell office:value-type="float" office:value="0.6466052774">
                <text:p>0.6466052774</text:p>
              </table:table-cell>
              <table:table-cell office:value-type="float" office:value="0.82913565785">
                <text:p>0.829135657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02544301">
                <text:p>1.302544301</text:p>
              </table:table-cell>
              <table:table-cell office:value-type="float" office:value="0.6792494526">
                <text:p>0.6792494526</text:p>
              </table:table-cell>
              <table:table-cell office:value-type="float" office:value="0.8116474242">
                <text:p>0.81164742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002386721">
                <text:p>1.3002386721</text:p>
              </table:table-cell>
              <table:table-cell office:value-type="float" office:value="0.7146095772">
                <text:p>0.7146095772</text:p>
              </table:table-cell>
              <table:table-cell office:value-type="float" office:value="0.79281454745">
                <text:p>0.792814547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2979612486">
                <text:p>1.2979612486</text:p>
              </table:table-cell>
              <table:table-cell office:value-type="float" office:value="0.7526526253">
                <text:p>0.7526526253</text:p>
              </table:table-cell>
              <table:table-cell office:value-type="float" office:value="0.77265431165">
                <text:p>0.772654311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957135483">
                <text:p>1.2957135483</text:p>
              </table:table-cell>
              <table:table-cell office:value-type="float" office:value="0.7933317797">
                <text:p>0.7933317797</text:p>
              </table:table-cell>
              <table:table-cell office:value-type="float" office:value="0.7511908843">
                <text:p>0.75119088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2934970637">
                <text:p>1.2934970637</text:p>
              </table:table-cell>
              <table:table-cell office:value-type="float" office:value="0.8365859466">
                <text:p>0.8365859466</text:p>
              </table:table-cell>
              <table:table-cell office:value-type="float" office:value="0.72845555855">
                <text:p>0.728455558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291313262">
                <text:p>1.291313262</text:p>
              </table:table-cell>
              <table:table-cell office:value-type="float" office:value="0.8823393333">
                <text:p>0.8823393333</text:p>
              </table:table-cell>
              <table:table-cell office:value-type="float" office:value="0.70448696435">
                <text:p>0.704486964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2891635843">
                <text:p>1.2891635843</text:p>
              </table:table-cell>
              <table:table-cell office:value-type="float" office:value="0.930501096">
                <text:p>0.930501096</text:p>
              </table:table-cell>
              <table:table-cell office:value-type="float" office:value="0.67933124415">
                <text:p>0.679331244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2870494456">
                <text:p>1.2870494456</text:p>
              </table:table-cell>
              <table:table-cell office:value-type="float" office:value="0.980965065">
                <text:p>0.980965065</text:p>
              </table:table-cell>
              <table:table-cell office:value-type="float" office:value="0.6530421903">
                <text:p>0.65304219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2849722345">
                <text:p>1.2849722345</text:p>
              </table:table-cell>
              <table:table-cell office:value-type="float" office:value="1.0336095547">
                <text:p>1.0336095547</text:p>
              </table:table-cell>
              <table:table-cell office:value-type="float" office:value="0.6256813399">
                <text:p>0.62568133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2829333126">
                <text:p>1.2829333126</text:p>
              </table:table-cell>
              <table:table-cell office:value-type="float" office:value="1.0882972647">
                <text:p>1.0882972647</text:p>
              </table:table-cell>
              <table:table-cell office:value-type="float" office:value="0.59731802395">
                <text:p>0.597318023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809340148">
                <text:p>1.2809340148</text:p>
              </table:table-cell>
              <table:table-cell office:value-type="float" office:value="1.1448752788">
                <text:p>1.1448752788</text:p>
              </table:table-cell>
              <table:table-cell office:value-type="float" office:value="0.568029368">
                <text:p>0.5680293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2789756486">
                <text:p>1.2789756486</text:p>
              </table:table-cell>
              <table:table-cell office:value-type="float" office:value="1.2031751686">
                <text:p>1.2031751686</text:p>
              </table:table-cell>
              <table:table-cell office:value-type="float" office:value="0.53790024">
                <text:p>0.537900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770594944">
                <text:p>1.2770594944</text:p>
              </table:table-cell>
              <table:table-cell office:value-type="float" office:value="1.2630132064">
                <text:p>1.2630132064</text:p>
              </table:table-cell>
              <table:table-cell office:value-type="float" office:value="0.507023144">
                <text:p>0.5070231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2751868053">
                <text:p>1.2751868053</text:p>
              </table:table-cell>
              <table:table-cell office:value-type="float" office:value="1.3241906927">
                <text:p>1.32419069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2733588067">
                <text:p>1.2733588067</text:p>
              </table:table-cell>
              <table:table-cell office:value-type="float" office:value="1.386494404">
                <text:p>1.3864944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2715766968">
                <text:p>1.2715766968</text:p>
              </table:table-cell>
              <table:table-cell office:value-type="float" office:value="1.4496971626">
                <text:p>1.44969716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2698416461">
                <text:p>1.2698416461</text:p>
              </table:table-cell>
              <table:table-cell office:value-type="float" office:value="1.5135585327">
                <text:p>1.5135585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2681547978">
                <text:p>1.2681547978</text:p>
              </table:table-cell>
              <table:table-cell office:value-type="float" office:value="1.5778256446">
                <text:p>1.57782564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2665172678">
                <text:p>1.2665172678</text:p>
              </table:table-cell>
              <table:table-cell office:value-type="float" office:value="1.6422341466">
                <text:p>1.64223414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2649301447">
                <text:p>1.2649301447</text:p>
              </table:table-cell>
              <table:table-cell office:value-type="float" office:value="1.7065092868">
                <text:p>1.70650928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633944899">
                <text:p>1.2633944899</text:p>
              </table:table-cell>
              <table:table-cell office:value-type="float" office:value="1.7703671214">
                <text:p>1.7703671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2619113379">
                <text:p>1.2619113379</text:p>
              </table:table-cell>
              <table:table-cell office:value-type="float" office:value="1.8335158479">
                <text:p>1.83351584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604816965">
                <text:p>1.2604816965</text:p>
              </table:table-cell>
              <table:table-cell office:value-type="float" office:value="1.8956572599">
                <text:p>1.89565725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259106547">
                <text:p>1.259106547</text:p>
              </table:table-cell>
              <table:table-cell office:value-type="float" office:value="1.9564883171">
                <text:p>1.9564883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2577868443">
                <text:p>1.2577868443</text:p>
              </table:table-cell>
              <table:table-cell office:value-type="float" office:value="2.015702826">
                <text:p>2.0157028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2565235174">
                <text:p>1.2565235174</text:p>
              </table:table-cell>
              <table:table-cell office:value-type="float" office:value="2.072993222">
                <text:p>2.072993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2553174695">
                <text:p>1.2553174695</text:p>
              </table:table-cell>
              <table:table-cell office:value-type="float" office:value="2.1280524445">
                <text:p>2.12805244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2541695786">
                <text:p>1.2541695786</text:p>
              </table:table-cell>
              <table:table-cell office:value-type="float" office:value="2.1805758946">
                <text:p>2.18057589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2530806973">
                <text:p>1.2530806973</text:p>
              </table:table-cell>
              <table:table-cell office:value-type="float" office:value="2.2302634641">
                <text:p>2.23026346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252051654">
                <text:p>1.252051654</text:p>
              </table:table-cell>
              <table:table-cell office:value-type="float" office:value="2.2768216215">
                <text:p>2.27682162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2510832524">
                <text:p>1.2510832524</text:p>
              </table:table-cell>
              <table:table-cell office:value-type="float" office:value="2.3199655427">
                <text:p>2.31996554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2501762726">
                <text:p>1.2501762726</text:p>
              </table:table-cell>
              <table:table-cell office:value-type="float" office:value="2.3594212692">
                <text:p>2.35942126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249331471">
                <text:p>1.249331471</text:p>
              </table:table-cell>
              <table:table-cell office:value-type="float" office:value="2.3949278791">
                <text:p>2.39492787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2485495812">
                <text:p>1.2485495812</text:p>
              </table:table-cell>
              <table:table-cell office:value-type="float" office:value="2.426239652">
                <text:p>2.4262396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47831314">
                <text:p>1.247831314</text:p>
              </table:table-cell>
              <table:table-cell office:value-type="float" office:value="2.4531282113">
                <text:p>2.4531282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2471773584">
                <text:p>1.2471773584</text:p>
              </table:table-cell>
              <table:table-cell office:value-type="float" office:value="2.4753846241">
                <text:p>2.47538462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465883813">
                <text:p>1.2465883813</text:p>
              </table:table-cell>
              <table:table-cell office:value-type="float" office:value="2.492821439">
                <text:p>2.492821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2460650289">
                <text:p>1.2460650289</text:p>
              </table:table-cell>
              <table:table-cell office:value-type="float" office:value="2.505274644">
                <text:p>2.5052746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2456079265">
                <text:p>1.2456079265</text:p>
              </table:table-cell>
              <table:table-cell office:value-type="float" office:value="2.5126055225">
                <text:p>2.51260552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2452176792">
                <text:p>1.2452176792</text:p>
              </table:table-cell>
              <table:table-cell office:value-type="float" office:value="2.5147023894">
                <text:p>2.51470238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448948725">
                <text:p>1.2448948725</text:p>
              </table:table-cell>
              <table:table-cell office:value-type="float" office:value="2.5114821866">
                <text:p>2.51148218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446400728">
                <text:p>1.2446400728</text:p>
              </table:table-cell>
              <table:table-cell office:value-type="float" office:value="2.5028919199">
                <text:p>2.5028919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444538278">
                <text:p>1.2444538278</text:p>
              </table:table-cell>
              <table:table-cell office:value-type="float" office:value="2.4889099178">
                <text:p>2.4889099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443366672">
                <text:p>1.2443366672</text:p>
              </table:table-cell>
              <table:table-cell office:value-type="float" office:value="2.4695468961">
                <text:p>2.46954689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442891029">
                <text:p>1.2442891029</text:p>
              </table:table-cell>
              <table:table-cell office:value-type="float" office:value="2.4448468103">
                <text:p>2.44484681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443116298">
                <text:p>1.2443116298</text:p>
              </table:table-cell>
              <table:table-cell office:value-type="float" office:value="2.4148874827">
                <text:p>2.41488748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444047264">
                <text:p>1.2444047264</text:p>
              </table:table-cell>
              <table:table-cell office:value-type="float" office:value="2.3797809886">
                <text:p>2.37978098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445688547">
                <text:p>1.2445688547</text:p>
              </table:table-cell>
              <table:table-cell office:value-type="float" office:value="2.3396737919">
                <text:p>2.33967379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448044617">
                <text:p>1.2448044617</text:p>
              </table:table-cell>
              <table:table-cell office:value-type="float" office:value="2.2947466186">
                <text:p>2.29474661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451119789">
                <text:p>1.2451119789</text:p>
              </table:table-cell>
              <table:table-cell office:value-type="float" office:value="2.2452140622">
                <text:p>2.24521406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454918233">
                <text:p>1.2454918233</text:p>
              </table:table-cell>
              <table:table-cell office:value-type="float" office:value="2.1913239137">
                <text:p>2.19132391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45944398">
                <text:p>1.245944398</text:p>
              </table:table-cell>
              <table:table-cell office:value-type="float" office:value="2.1333562152">
                <text:p>2.13335621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464700923">
                <text:p>1.2464700923</text:p>
              </table:table-cell>
              <table:table-cell office:value-type="float" office:value="2.0716220353">
                <text:p>2.07162203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2470692824">
                <text:p>1.2470692824</text:p>
              </table:table-cell>
              <table:table-cell office:value-type="float" office:value="2.0064619689">
                <text:p>2.00646196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477423317">
                <text:p>1.2477423317</text:p>
              </table:table-cell>
              <table:table-cell office:value-type="float" office:value="1.9382443667">
                <text:p>1.9382443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2484895914">
                <text:p>1.2484895914</text:p>
              </table:table-cell>
              <table:table-cell office:value-type="float" office:value="1.8673633019">
                <text:p>1.86736330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493114009">
                <text:p>1.2493114009</text:p>
              </table:table-cell>
              <table:table-cell office:value-type="float" office:value="1.794236284">
                <text:p>1.7942362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50208088">
                <text:p>1.250208088</text:p>
              </table:table-cell>
              <table:table-cell office:value-type="float" office:value="1.7193017338">
                <text:p>1.71930173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511799694">
                <text:p>1.2511799694</text:p>
              </table:table-cell>
              <table:table-cell office:value-type="float" office:value="1.643016235">
                <text:p>1.6430162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522273512">
                <text:p>1.2522273512</text:p>
              </table:table-cell>
              <table:table-cell office:value-type="float" office:value="1.5658515806">
                <text:p>1.56585158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53350529">
                <text:p>1.253350529</text:p>
              </table:table-cell>
              <table:table-cell office:value-type="float" office:value="1.4882916355">
                <text:p>1.48829163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545497885">
                <text:p>1.2545497885</text:p>
              </table:table-cell>
              <table:table-cell office:value-type="float" office:value="1.4108290384">
                <text:p>1.41082903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558254055">
                <text:p>1.2558254055</text:p>
              </table:table-cell>
              <table:table-cell office:value-type="float" office:value="1.333961768">
                <text:p>1.3339617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571776465">
                <text:p>1.2571776465</text:p>
              </table:table-cell>
              <table:table-cell office:value-type="float" office:value="1.2581896019">
                <text:p>1.25818960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586067685">
                <text:p>1.2586067685</text:p>
              </table:table-cell>
              <table:table-cell office:value-type="float" office:value="1.1840104958">
                <text:p>1.1840104958</text:p>
              </table:table-cell>
              <table:table-cell office:value-type="float" office:value="0.53729813635">
                <text:p>0.537298136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6011302">
                <text:p>1.26011302</text:p>
              </table:table-cell>
              <table:table-cell office:value-type="float" office:value="1.1119169143">
                <text:p>1.1119169143</text:p>
              </table:table-cell>
              <table:table-cell office:value-type="float" office:value="0.57409805285">
                <text:p>0.574098052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616966401">
                <text:p>1.2616966401</text:p>
              </table:table-cell>
              <table:table-cell office:value-type="float" office:value="1.0423921447">
                <text:p>1.0423921447</text:p>
              </table:table-cell>
              <table:table-cell office:value-type="float" office:value="0.6096522477">
                <text:p>0.60965224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633578599">
                <text:p>1.2633578599</text:p>
              </table:table-cell>
              <table:table-cell office:value-type="float" office:value="0.975906626">
                <text:p>0.975906626</text:p>
              </table:table-cell>
              <table:table-cell office:value-type="float" office:value="0.64372561695">
                <text:p>0.643725616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650969018">
                <text:p>1.2650969018</text:p>
              </table:table-cell>
              <table:table-cell office:value-type="float" office:value="0.912914326">
                <text:p>0.912914326</text:p>
              </table:table-cell>
              <table:table-cell office:value-type="float" office:value="0.6760912879">
                <text:p>0.67609128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669139797">
                <text:p>1.2669139797</text:p>
              </table:table-cell>
              <table:table-cell office:value-type="float" office:value="0.8538491994">
                <text:p>0.8538491994</text:p>
              </table:table-cell>
              <table:table-cell office:value-type="float" office:value="0.70653239015">
                <text:p>0.706532390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688092996">
                <text:p>1.2688092996</text:p>
              </table:table-cell>
              <table:table-cell office:value-type="float" office:value="0.7991217598">
                <text:p>0.7991217598</text:p>
              </table:table-cell>
              <table:table-cell office:value-type="float" office:value="0.7348437699">
                <text:p>0.73484376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707830592">
                <text:p>1.2707830592</text:p>
              </table:table-cell>
              <table:table-cell office:value-type="float" office:value="0.7491157973">
                <text:p>0.7491157973</text:p>
              </table:table-cell>
              <table:table-cell office:value-type="float" office:value="0.76083363095">
                <text:p>0.760833630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728354481">
                <text:p>1.2728354481</text:p>
              </table:table-cell>
              <table:table-cell office:value-type="float" office:value="0.704185274">
                <text:p>0.704185274</text:p>
              </table:table-cell>
              <table:table-cell office:value-type="float" office:value="0.78432508705">
                <text:p>0.784325087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749666477">
                <text:p>1.2749666477</text:p>
              </table:table-cell>
              <table:table-cell office:value-type="float" office:value="0.6646514265">
                <text:p>0.6646514265</text:p>
              </table:table-cell>
              <table:table-cell office:value-type="float" office:value="0.8051576106">
                <text:p>0.80515761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771768314">
                <text:p>1.2771768314</text:p>
              </table:table-cell>
              <table:table-cell office:value-type="float" office:value="0.6308001033">
                <text:p>0.6308001033</text:p>
              </table:table-cell>
              <table:table-cell office:value-type="float" office:value="0.82318836405">
                <text:p>0.823188364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794661642">
                <text:p>1.2794661642</text:p>
              </table:table-cell>
              <table:table-cell office:value-type="float" office:value="0.6028793655">
                <text:p>0.6028793655</text:p>
              </table:table-cell>
              <table:table-cell office:value-type="float" office:value="0.83829339935">
                <text:p>0.838293399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81834803">
                <text:p>1.281834803</text:p>
              </table:table-cell>
              <table:table-cell office:value-type="float" office:value="0.5810973731">
                <text:p>0.5810973731</text:p>
              </table:table-cell>
              <table:table-cell office:value-type="float" office:value="0.85036871495">
                <text:p>0.850368714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842828961">
                <text:p>1.2842828961</text:p>
              </table:table-cell>
              <table:table-cell office:value-type="float" office:value="0.565620579">
                <text:p>0.565620579</text:p>
              </table:table-cell>
              <table:table-cell office:value-type="float" office:value="0.85933115855">
                <text:p>0.859331158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868105834">
                <text:p>1.2868105834</text:p>
              </table:table-cell>
              <table:table-cell office:value-type="float" office:value="0.5565722501">
                <text:p>0.5565722501</text:p>
              </table:table-cell>
              <table:table-cell office:value-type="float" office:value="0.86511916665">
                <text:p>0.865119166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89417996">
                <text:p>1.289417996</text:p>
              </table:table-cell>
              <table:table-cell office:value-type="float" office:value="0.5540313311">
                <text:p>0.5540313311</text:p>
              </table:table-cell>
              <table:table-cell office:value-type="float" office:value="0.86769333245">
                <text:p>0.867693332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921052557">
                <text:p>1.2921052557</text:p>
              </table:table-cell>
              <table:table-cell office:value-type="float" office:value="0.558031663">
                <text:p>0.558031663</text:p>
              </table:table-cell>
              <table:table-cell office:value-type="float" office:value="0.86703679635">
                <text:p>0.867036796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948724753">
                <text:p>1.2948724753</text:p>
              </table:table-cell>
              <table:table-cell office:value-type="float" office:value="0.5685615662">
                <text:p>0.5685615662</text:p>
              </table:table-cell>
              <table:table-cell office:value-type="float" office:value="0.86315545455">
                <text:p>0.863155454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977197582">
                <text:p>1.2977197582</text:p>
              </table:table-cell>
              <table:table-cell office:value-type="float" office:value="0.5855637938">
                <text:p>0.5855637938</text:p>
              </table:table-cell>
              <table:table-cell office:value-type="float" office:value="0.8560779822">
                <text:p>0.85607798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006471974">
                <text:p>1.3006471974</text:p>
              </table:table-cell>
              <table:table-cell office:value-type="float" office:value="0.6089358563">
                <text:p>0.6089358563</text:p>
              </table:table-cell>
              <table:table-cell office:value-type="float" office:value="0.84585567055">
                <text:p>0.845855670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036548761">
                <text:p>1.3036548761</text:p>
              </table:table-cell>
              <table:table-cell office:value-type="float" office:value="0.6385307172">
                <text:p>0.6385307172</text:p>
              </table:table-cell>
              <table:table-cell office:value-type="float" office:value="0.83256207945">
                <text:p>0.832562079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3067428666">
                <text:p>1.3067428666</text:p>
              </table:table-cell>
              <table:table-cell office:value-type="float" office:value="0.6741578538">
                <text:p>0.6741578538</text:p>
              </table:table-cell>
              <table:table-cell office:value-type="float" office:value="0.8162925064">
                <text:p>0.81629250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099112302">
                <text:p>1.3099112302</text:p>
              </table:table-cell>
              <table:table-cell office:value-type="float" office:value="0.7155846741">
                <text:p>0.7155846741</text:p>
              </table:table-cell>
              <table:table-cell office:value-type="float" office:value="0.79716327805">
                <text:p>0.797163278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131600165">
                <text:p>1.3131600165</text:p>
              </table:table-cell>
              <table:table-cell office:value-type="float" office:value="0.7625382776">
                <text:p>0.7625382776</text:p>
              </table:table-cell>
              <table:table-cell office:value-type="float" office:value="0.77531086945">
                <text:p>0.775310869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3164892631">
                <text:p>1.3164892631</text:p>
              </table:table-cell>
              <table:table-cell office:value-type="float" office:value="0.8147075442">
                <text:p>0.8147075442</text:p>
              </table:table-cell>
              <table:table-cell office:value-type="float" office:value="0.75089085945">
                <text:p>0.750890859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3198989949">
                <text:p>1.3198989949</text:p>
              </table:table-cell>
              <table:table-cell office:value-type="float" office:value="0.8717455328">
                <text:p>0.8717455328</text:p>
              </table:table-cell>
              <table:table-cell office:value-type="float" office:value="0.72407673105">
                <text:p>0.724076731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3233892237">
                <text:p>1.3233892237</text:p>
              </table:table-cell>
              <table:table-cell office:value-type="float" office:value="0.9332721661">
                <text:p>0.9332721661</text:p>
              </table:table-cell>
              <table:table-cell office:value-type="float" office:value="0.6950585288">
                <text:p>0.69505852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3269599473">
                <text:p>1.3269599473</text:p>
              </table:table-cell>
              <table:table-cell office:value-type="float" office:value="0.9988771785">
                <text:p>0.9988771785</text:p>
              </table:table-cell>
              <table:table-cell office:value-type="float" office:value="0.6640413844">
                <text:p>0.66404138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3306111492">
                <text:p>1.3306111492</text:p>
              </table:table-cell>
              <table:table-cell office:value-type="float" office:value="1.0681232985">
                <text:p>1.0681232985</text:p>
              </table:table-cell>
              <table:table-cell office:value-type="float" office:value="0.63124392535">
                <text:p>0.631243925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3343427976">
                <text:p>1.3343427976</text:p>
              </table:table-cell>
              <table:table-cell office:value-type="float" office:value="1.1405496368">
                <text:p>1.1405496368</text:p>
              </table:table-cell>
              <table:table-cell office:value-type="float" office:value="0.5968965804">
                <text:p>0.59689658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381548449">
                <text:p>1.3381548449</text:p>
              </table:table-cell>
              <table:table-cell office:value-type="float" office:value="1.2156752482">
                <text:p>1.2156752482</text:p>
              </table:table-cell>
              <table:table-cell office:value-type="float" office:value="0.56123979835">
                <text:p>0.561239798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3420472269">
                <text:p>1.3420472269</text:p>
              </table:table-cell>
              <table:table-cell office:value-type="float" office:value="1.2930028352">
                <text:p>1.2930028352</text:p>
              </table:table-cell>
              <table:table-cell office:value-type="float" office:value="0.52452219585">
                <text:p>0.5245221958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346019862">
                <text:p>1.346019862</text:p>
              </table:table-cell>
              <table:table-cell office:value-type="float" office:value="1.372022558">
                <text:p>1.3720225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3500726502">
                <text:p>1.3500726502</text:p>
              </table:table-cell>
              <table:table-cell office:value-type="float" office:value="1.4522159167">
                <text:p>1.4522159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3542054727">
                <text:p>1.3542054727</text:p>
              </table:table-cell>
              <table:table-cell office:value-type="float" office:value="1.5330596711">
                <text:p>1.53305967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3584181906">
                <text:p>1.3584181906</text:p>
              </table:table-cell>
              <table:table-cell office:value-type="float" office:value="1.6140297609">
                <text:p>1.61402976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3627106442">
                <text:p>1.3627106442</text:p>
              </table:table-cell>
              <table:table-cell office:value-type="float" office:value="1.6946051932">
                <text:p>1.69460519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3670826521">
                <text:p>1.3670826521</text:p>
              </table:table-cell>
              <table:table-cell office:value-type="float" office:value="1.7742718623">
                <text:p>1.77427186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37153401">
                <text:p>1.37153401</text:p>
              </table:table-cell>
              <table:table-cell office:value-type="float" office:value="1.8525262678">
                <text:p>1.85252626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3760644901">
                <text:p>1.3760644901</text:p>
              </table:table-cell>
              <table:table-cell office:value-type="float" office:value="1.9288791012">
                <text:p>1.92887910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3806738397">
                <text:p>1.3806738397</text:p>
              </table:table-cell>
              <table:table-cell office:value-type="float" office:value="2.0028586689">
                <text:p>2.00285866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853617803">
                <text:p>1.3853617803</text:p>
              </table:table-cell>
              <table:table-cell office:value-type="float" office:value="2.0740141251">
                <text:p>2.0740141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901280068">
                <text:p>1.3901280068</text:p>
              </table:table-cell>
              <table:table-cell office:value-type="float" office:value="2.1419184882">
                <text:p>2.14191848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949721859">
                <text:p>1.3949721859</text:p>
              </table:table-cell>
              <table:table-cell office:value-type="float" office:value="2.2061714179">
                <text:p>2.2061714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998939557">
                <text:p>1.3998939557</text:p>
              </table:table-cell>
              <table:table-cell office:value-type="float" office:value="2.2664017326">
                <text:p>2.26640173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4048929237">
                <text:p>1.4048929237</text:p>
              </table:table-cell>
              <table:table-cell office:value-type="float" office:value="2.3222696491">
                <text:p>2.32226964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4099686665">
                <text:p>1.4099686665</text:p>
              </table:table-cell>
              <table:table-cell office:value-type="float" office:value="2.3734687313">
                <text:p>2.37346873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151207281">
                <text:p>1.4151207281</text:p>
              </table:table-cell>
              <table:table-cell office:value-type="float" office:value="2.4197275352">
                <text:p>2.4197275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203486191">
                <text:p>1.4203486191</text:p>
              </table:table-cell>
              <table:table-cell office:value-type="float" office:value="2.4608109433">
                <text:p>2.46081094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4256518153">
                <text:p>1.4256518153</text:p>
              </table:table-cell>
              <table:table-cell office:value-type="float" office:value="2.4965211825">
                <text:p>2.49652118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310297563">
                <text:p>1.4310297563</text:p>
              </table:table-cell>
              <table:table-cell office:value-type="float" office:value="2.5266985244">
                <text:p>2.5266985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436481845">
                <text:p>1.436481845</text:p>
              </table:table-cell>
              <table:table-cell office:value-type="float" office:value="2.551221669">
                <text:p>2.5512216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4420074458">
                <text:p>1.4420074458</text:p>
              </table:table-cell>
              <table:table-cell office:value-type="float" office:value="2.5700078164">
                <text:p>2.57000781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4476058835">
                <text:p>1.4476058835</text:p>
              </table:table-cell>
              <table:table-cell office:value-type="float" office:value="2.5830124329">
                <text:p>2.58301243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4532764423">
                <text:p>1.4532764423</text:p>
              </table:table-cell>
              <table:table-cell office:value-type="float" office:value="2.5902287232">
                <text:p>2.5902287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590183644">
                <text:p>1.4590183644</text:p>
              </table:table-cell>
              <table:table-cell office:value-type="float" office:value="2.5916868195">
                <text:p>2.59168681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648308489">
                <text:p>1.4648308489</text:p>
              </table:table-cell>
              <table:table-cell office:value-type="float" office:value="2.5874527027">
                <text:p>2.58745270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4707130507">
                <text:p>1.4707130507</text:p>
              </table:table-cell>
              <table:table-cell office:value-type="float" office:value="2.5776268742">
                <text:p>2.57762687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76664079">
                <text:p>1.476664079</text:p>
              </table:table-cell>
              <table:table-cell office:value-type="float" office:value="2.5623427948">
                <text:p>2.56234279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4826829966">
                <text:p>1.4826829966</text:p>
              </table:table-cell>
              <table:table-cell office:value-type="float" office:value="2.5417651127">
                <text:p>2.5417651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887688182">
                <text:p>1.4887688182</text:p>
              </table:table-cell>
              <table:table-cell office:value-type="float" office:value="2.5160877029">
                <text:p>2.51608770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4949205096">
                <text:p>1.4949205096</text:p>
              </table:table-cell>
              <table:table-cell office:value-type="float" office:value="2.4855315386">
                <text:p>2.48553153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011369868">
                <text:p>1.5011369868</text:p>
              </table:table-cell>
              <table:table-cell office:value-type="float" office:value="2.4503424207">
                <text:p>2.4503424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074171142">
                <text:p>1.5074171142</text:p>
              </table:table-cell>
              <table:table-cell office:value-type="float" office:value="2.4107885887">
                <text:p>2.41078858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137597043">
                <text:p>1.5137597043</text:p>
              </table:table-cell>
              <table:table-cell office:value-type="float" office:value="2.3671582366">
                <text:p>2.36715823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201635159">
                <text:p>1.5201635159</text:p>
              </table:table-cell>
              <table:table-cell office:value-type="float" office:value="2.3197569598">
                <text:p>2.31975695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266272539">
                <text:p>1.5266272539</text:p>
              </table:table-cell>
              <table:table-cell office:value-type="float" office:value="2.2689051562">
                <text:p>2.26890515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331495675">
                <text:p>1.5331495675</text:p>
              </table:table-cell>
              <table:table-cell office:value-type="float" office:value="2.2149354049">
                <text:p>2.21493540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397290499">
                <text:p>1.5397290499</text:p>
              </table:table-cell>
              <table:table-cell office:value-type="float" office:value="2.1581898464">
                <text:p>2.15818984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546364237">
                <text:p>1.546364237</text:p>
              </table:table-cell>
              <table:table-cell office:value-type="float" office:value="2.0990175857">
                <text:p>2.0990175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5530536066">
                <text:p>1.5530536066</text:p>
              </table:table-cell>
              <table:table-cell office:value-type="float" office:value="2.0377721387">
                <text:p>2.03777213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5597955779">
                <text:p>1.5597955779</text:p>
              </table:table-cell>
              <table:table-cell office:value-type="float" office:value="1.974808943">
                <text:p>1.9748089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5665885102">
                <text:p>1.5665885102</text:p>
              </table:table-cell>
              <table:table-cell office:value-type="float" office:value="1.9104829495">
                <text:p>1.91048294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5734307025">
                <text:p>1.5734307025</text:p>
              </table:table-cell>
              <table:table-cell office:value-type="float" office:value="1.8451463125">
                <text:p>1.8451463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5803203929">
                <text:p>1.5803203929</text:p>
              </table:table-cell>
              <table:table-cell office:value-type="float" office:value="1.7791461929">
                <text:p>1.77914619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5872557578">
                <text:p>1.5872557578</text:p>
              </table:table-cell>
              <table:table-cell office:value-type="float" office:value="1.7128226878">
                <text:p>1.71282268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942349113">
                <text:p>1.5942349113</text:p>
              </table:table-cell>
              <table:table-cell office:value-type="float" office:value="1.6465068982">
                <text:p>1.64650689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6012559051">
                <text:p>1.6012559051</text:p>
              </table:table-cell>
              <table:table-cell office:value-type="float" office:value="1.5805191436">
                <text:p>1.5805191436</text:p>
              </table:table-cell>
              <table:table-cell office:value-type="float" office:value="0.51036838075">
                <text:p>0.510368380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6083167276">
                <text:p>1.6083167276</text:p>
              </table:table-cell>
              <table:table-cell office:value-type="float" office:value="1.5151673325">
                <text:p>1.5151673325</text:p>
              </table:table-cell>
              <table:table-cell office:value-type="float" office:value="0.54657469755">
                <text:p>0.546574697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6154153039">
                <text:p>1.6154153039</text:p>
              </table:table-cell>
              <table:table-cell office:value-type="float" office:value="1.4507454942">
                <text:p>1.4507454942</text:p>
              </table:table-cell>
              <table:table-cell office:value-type="float" office:value="0.58233490485">
                <text:p>0.582334904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6225494955">
                <text:p>1.6225494955</text:p>
              </table:table-cell>
              <table:table-cell office:value-type="float" office:value="1.387532476">
                <text:p>1.387532476</text:p>
              </table:table-cell>
              <table:table-cell office:value-type="float" office:value="0.61750850975">
                <text:p>0.617508509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6297170997">
                <text:p>1.6297170997</text:p>
              </table:table-cell>
              <table:table-cell office:value-type="float" office:value="1.3257908088">
                <text:p>1.3257908088</text:p>
              </table:table-cell>
              <table:table-cell office:value-type="float" office:value="0.65196314545">
                <text:p>0.651963145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369158501">
                <text:p>1.6369158501</text:p>
              </table:table-cell>
              <table:table-cell office:value-type="float" office:value="1.2657657415">
                <text:p>1.2657657415</text:p>
              </table:table-cell>
              <table:table-cell office:value-type="float" office:value="0.6855750543">
                <text:p>0.68557505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6441434162">
                <text:p>1.6441434162</text:p>
              </table:table-cell>
              <table:table-cell office:value-type="float" office:value="1.2076844446">
                <text:p>1.2076844446</text:p>
              </table:table-cell>
              <table:table-cell office:value-type="float" office:value="0.7182294858">
                <text:p>0.71822948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6513974033">
                <text:p>1.6513974033</text:p>
              </table:table-cell>
              <table:table-cell office:value-type="float" office:value="1.1517553792">
                <text:p>1.1517553792</text:p>
              </table:table-cell>
              <table:table-cell office:value-type="float" office:value="0.74982101205">
                <text:p>0.749821012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58675353">
                <text:p>1.658675353</text:p>
              </table:table-cell>
              <table:table-cell office:value-type="float" office:value="1.0981678294">
                <text:p>1.0981678294</text:p>
              </table:table-cell>
              <table:table-cell office:value-type="float" office:value="0.7802537618">
                <text:p>0.78025376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6659747434">
                <text:p>1.6659747434</text:p>
              </table:table-cell>
              <table:table-cell office:value-type="float" office:value="1.047091592">
                <text:p>1.047091592</text:p>
              </table:table-cell>
              <table:table-cell office:value-type="float" office:value="0.8094415757">
                <text:p>0.80944157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6732929891">
                <text:p>1.6732929891</text:p>
              </table:table-cell>
              <table:table-cell office:value-type="float" office:value="0.9986768191">
                <text:p>0.9986768191</text:p>
              </table:table-cell>
              <table:table-cell office:value-type="float" office:value="0.837308085">
                <text:p>0.83730808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6806274416">
                <text:p>1.6806274416</text:p>
              </table:table-cell>
              <table:table-cell office:value-type="float" office:value="0.9530540051">
                <text:p>0.9530540051</text:p>
              </table:table-cell>
              <table:table-cell office:value-type="float" office:value="0.86378671825">
                <text:p>0.863786718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6879753905">
                <text:p>1.6879753905</text:p>
              </table:table-cell>
              <table:table-cell office:value-type="float" office:value="0.9103341116">
                <text:p>0.9103341116</text:p>
              </table:table-cell>
              <table:table-cell office:value-type="float" office:value="0.88882063945">
                <text:p>0.888820639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6953340631">
                <text:p>1.6953340631</text:p>
              </table:table-cell>
              <table:table-cell office:value-type="float" office:value="0.8706088198">
                <text:p>0.8706088198</text:p>
              </table:table-cell>
              <table:table-cell office:value-type="float" office:value="0.91236262165">
                <text:p>0.912362621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7027006258">
                <text:p>1.7027006258</text:p>
              </table:table-cell>
              <table:table-cell office:value-type="float" office:value="0.8339509038">
                <text:p>0.8339509038</text:p>
              </table:table-cell>
              <table:table-cell office:value-type="float" office:value="0.934374861">
                <text:p>0.9343748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7100721848">
                <text:p>1.7100721848</text:p>
              </table:table-cell>
              <table:table-cell office:value-type="float" office:value="0.8004147129">
                <text:p>0.8004147129</text:p>
              </table:table-cell>
              <table:table-cell office:value-type="float" office:value="0.95482873595">
                <text:p>0.954828735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7174457868">
                <text:p>1.7174457868</text:p>
              </table:table-cell>
              <table:table-cell office:value-type="float" office:value="0.770036753">
                <text:p>0.770036753</text:p>
              </table:table-cell>
              <table:table-cell office:value-type="float" office:value="0.9737045169">
                <text:p>0.97370451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72481842">
                <text:p>1.72481842</text:p>
              </table:table-cell>
              <table:table-cell office:value-type="float" office:value="0.7428363584">
                <text:p>0.7428363584</text:p>
              </table:table-cell>
              <table:table-cell office:value-type="float" office:value="0.9909910308">
                <text:p>0.99099103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7321870156">
                <text:p>1.7321870156</text:p>
              </table:table-cell>
              <table:table-cell office:value-type="float" office:value="0.7188164413">
                <text:p>0.7188164413</text:p>
              </table:table-cell>
              <table:table-cell office:value-type="float" office:value="1.00668528715">
                <text:p>1.006685287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7395484487">
                <text:p>1.7395484487</text:p>
              </table:table-cell>
              <table:table-cell office:value-type="float" office:value="0.6979643104">
                <text:p>0.6979643104</text:p>
              </table:table-cell>
              <table:table-cell office:value-type="float" office:value="1.02079206915">
                <text:p>1.020792069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7468995395">
                <text:p>1.7468995395</text:p>
              </table:table-cell>
              <table:table-cell office:value-type="float" office:value="0.6802525466">
                <text:p>0.6802525466</text:p>
              </table:table-cell>
              <table:table-cell office:value-type="float" office:value="1.03332349645">
                <text:p>1.033323496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7542370553">
                <text:p>1.7542370553</text:p>
              </table:table-cell>
              <table:table-cell office:value-type="float" office:value="0.6656399269">
                <text:p>0.6656399269</text:p>
              </table:table-cell>
              <table:table-cell office:value-type="float" office:value="1.0442985642">
                <text:p>1.04429856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7615577114">
                <text:p>1.7615577114</text:p>
              </table:table-cell>
              <table:table-cell office:value-type="float" office:value="0.6540723853">
                <text:p>0.6540723853</text:p>
              </table:table-cell>
              <table:table-cell office:value-type="float" office:value="1.05374266305">
                <text:p>1.053742663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7688581733">
                <text:p>1.7688581733</text:p>
              </table:table-cell>
              <table:table-cell office:value-type="float" office:value="0.6454840017">
                <text:p>0.6454840017</text:p>
              </table:table-cell>
              <table:table-cell office:value-type="float" office:value="1.0616870858">
                <text:p>1.06168708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7761350581">
                <text:p>1.7761350581</text:p>
              </table:table-cell>
              <table:table-cell office:value-type="float" office:value="0.6397980097">
                <text:p>0.6397980097</text:p>
              </table:table-cell>
              <table:table-cell office:value-type="float" office:value="1.0681685242">
                <text:p>1.06816852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7833849367">
                <text:p>1.7833849367</text:p>
              </table:table-cell>
              <table:table-cell office:value-type="float" office:value="0.636927814">
                <text:p>0.636927814</text:p>
              </table:table-cell>
              <table:table-cell office:value-type="float" office:value="1.07322856135">
                <text:p>1.073228561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7906043355">
                <text:p>1.7906043355</text:p>
              </table:table-cell>
              <table:table-cell office:value-type="float" office:value="0.6367780087">
                <text:p>0.6367780087</text:p>
              </table:table-cell>
              <table:table-cell office:value-type="float" office:value="1.0769131634">
                <text:p>1.07691316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7977897386">
                <text:p>1.7977897386</text:p>
              </table:table-cell>
              <table:table-cell office:value-type="float" office:value="0.6392453903">
                <text:p>0.6392453903</text:p>
              </table:table-cell>
              <table:table-cell office:value-type="float" office:value="1.07927217415">
                <text:p>1.079272174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8049375903">
                <text:p>1.8049375903</text:p>
              </table:table-cell>
              <table:table-cell office:value-type="float" office:value="0.6442199566">
                <text:p>0.6442199566</text:p>
              </table:table-cell>
              <table:table-cell office:value-type="float" office:value="1.08035881685">
                <text:p>1.080358816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8120442969">
                <text:p>1.8120442969</text:p>
              </table:table-cell>
              <table:table-cell office:value-type="float" office:value="0.6515858859">
                <text:p>0.6515858859</text:p>
              </table:table-cell>
              <table:table-cell office:value-type="float" office:value="1.0802292055">
                <text:p>1.08022920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8191062294">
                <text:p>1.8191062294</text:p>
              </table:table-cell>
              <table:table-cell office:value-type="float" office:value="0.66122249">
                <text:p>0.66122249</text:p>
              </table:table-cell>
              <table:table-cell office:value-type="float" office:value="1.0789418697">
                <text:p>1.07894186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261197263">
                <text:p>1.8261197263</text:p>
              </table:table-cell>
              <table:table-cell office:value-type="float" office:value="0.6730051368">
                <text:p>0.6730051368</text:p>
              </table:table-cell>
              <table:table-cell office:value-type="float" office:value="1.07655729475">
                <text:p>1.076557294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330810958">
                <text:p>1.8330810958</text:p>
              </table:table-cell>
              <table:table-cell office:value-type="float" office:value="0.6868061359">
                <text:p>0.6868061359</text:p>
              </table:table-cell>
              <table:table-cell office:value-type="float" office:value="1.07313747995">
                <text:p>1.07313747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8399866185">
                <text:p>1.8399866185</text:p>
              </table:table-cell>
              <table:table-cell office:value-type="float" office:value="0.7024955855">
                <text:p>0.7024955855</text:p>
              </table:table-cell>
              <table:table-cell office:value-type="float" office:value="1.0687455165">
                <text:p>1.06874551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8468325508">
                <text:p>1.8468325508</text:p>
              </table:table-cell>
              <table:table-cell office:value-type="float" office:value="0.7199421752">
                <text:p>0.7199421752</text:p>
              </table:table-cell>
              <table:table-cell office:value-type="float" office:value="1.0634451878">
                <text:p>1.06344518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8536151272">
                <text:p>1.8536151272</text:p>
              </table:table-cell>
              <table:table-cell office:value-type="float" office:value="0.7390139434">
                <text:p>0.7390139434</text:p>
              </table:table-cell>
              <table:table-cell office:value-type="float" office:value="1.0573005919">
                <text:p>1.05730059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8603305635">
                <text:p>1.8603305635</text:p>
              </table:table-cell>
              <table:table-cell office:value-type="float" office:value="0.7595789862">
                <text:p>0.7595789862</text:p>
              </table:table-cell>
              <table:table-cell office:value-type="float" office:value="1.05037578865">
                <text:p>1.050375788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8669750604">
                <text:p>1.8669750604</text:p>
              </table:table-cell>
              <table:table-cell office:value-type="float" office:value="0.781506116">
                <text:p>0.781506116</text:p>
              </table:table-cell>
              <table:table-cell office:value-type="float" office:value="1.0427344722">
                <text:p>1.04273447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8735448058">
                <text:p>1.8735448058</text:p>
              </table:table-cell>
              <table:table-cell office:value-type="float" office:value="0.8046654703">
                <text:p>0.8046654703</text:p>
              </table:table-cell>
              <table:table-cell office:value-type="float" office:value="1.03443966775">
                <text:p>1.034439667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8800359787">
                <text:p>1.8800359787</text:p>
              </table:table-cell>
              <table:table-cell office:value-type="float" office:value="0.828929067">
                <text:p>0.828929067</text:p>
              </table:table-cell>
              <table:table-cell office:value-type="float" office:value="1.02555345585">
                <text:p>1.025553455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8864447526">
                <text:p>1.8864447526</text:p>
              </table:table-cell>
              <table:table-cell office:value-type="float" office:value="0.8541713098">
                <text:p>0.8541713098</text:p>
              </table:table-cell>
              <table:table-cell office:value-type="float" office:value="1.0161367214">
                <text:p>1.01613672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8927672986">
                <text:p>1.8927672986</text:p>
              </table:table-cell>
              <table:table-cell office:value-type="float" office:value="0.8802694402">
                <text:p>0.8802694402</text:p>
              </table:table-cell>
              <table:table-cell office:value-type="float" office:value="1.0062489292">
                <text:p>1.00624892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8989997889">
                <text:p>1.8989997889</text:p>
              </table:table-cell>
              <table:table-cell office:value-type="float" office:value="0.9071039404">
                <text:p>0.9071039404</text:p>
              </table:table-cell>
              <table:table-cell office:value-type="float" office:value="0.99594792425">
                <text:p>0.995947924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9051384006">
                <text:p>1.9051384006</text:p>
              </table:table-cell>
              <table:table-cell office:value-type="float" office:value="0.9345588843">
                <text:p>0.9345588843</text:p>
              </table:table-cell>
              <table:table-cell office:value-type="float" office:value="0.98528975815">
                <text:p>0.985289758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9111793193">
                <text:p>1.9111793193</text:p>
              </table:table-cell>
              <table:table-cell office:value-type="float" office:value="0.9625222414">
                <text:p>0.9625222414</text:p>
              </table:table-cell>
              <table:table-cell office:value-type="float" office:value="0.97432853895">
                <text:p>0.974328538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9171187426">
                <text:p>1.9171187426</text:p>
              </table:table-cell>
              <table:table-cell office:value-type="float" office:value="0.9908861328">
                <text:p>0.9908861328</text:p>
              </table:table-cell>
              <table:table-cell office:value-type="float" office:value="0.9631163049">
                <text:p>0.96311630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9229528839">
                <text:p>1.9229528839</text:p>
              </table:table-cell>
              <table:table-cell office:value-type="float" office:value="1.0195470422">
                <text:p>1.0195470422</text:p>
              </table:table-cell>
              <table:table-cell office:value-type="float" office:value="0.95170292085">
                <text:p>0.951702920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9286779763">
                <text:p>1.9286779763</text:p>
              </table:table-cell>
              <table:table-cell office:value-type="float" office:value="1.0484059834">
                <text:p>1.0484059834</text:p>
              </table:table-cell>
              <table:table-cell office:value-type="float" office:value="0.94013599645">
                <text:p>0.940135996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9342902761">
                <text:p>1.9342902761</text:p>
              </table:table-cell>
              <table:table-cell office:value-type="float" office:value="1.077368627">
                <text:p>1.077368627</text:p>
              </table:table-cell>
              <table:table-cell office:value-type="float" office:value="0.92846082455">
                <text:p>0.928460824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39786067">
                <text:p>1.939786067</text:p>
              </table:table-cell>
              <table:table-cell office:value-type="float" office:value="1.1063453879">
                <text:p>1.1063453879</text:p>
              </table:table-cell>
              <table:table-cell office:value-type="float" office:value="0.91672033955">
                <text:p>0.916720339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9451616635">
                <text:p>1.9451616635</text:p>
              </table:table-cell>
              <table:table-cell office:value-type="float" office:value="1.1352514774">
                <text:p>1.1352514774</text:p>
              </table:table-cell>
              <table:table-cell office:value-type="float" office:value="0.90495509305">
                <text:p>0.904955093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9504134154">
                <text:p>1.9504134154</text:p>
              </table:table-cell>
              <table:table-cell office:value-type="float" office:value="1.16400692">
                <text:p>1.16400692</text:p>
              </table:table-cell>
              <table:table-cell office:value-type="float" office:value="0.8932032477">
                <text:p>0.89320324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955537711">
                <text:p>1.955537711</text:p>
              </table:table-cell>
              <table:table-cell office:value-type="float" office:value="1.1925365404">
                <text:p>1.1925365404</text:p>
              </table:table-cell>
              <table:table-cell office:value-type="float" office:value="0.8815005853">
                <text:p>0.88150058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9605309815">
                <text:p>1.9605309815</text:p>
              </table:table-cell>
              <table:table-cell office:value-type="float" office:value="1.2207699205">
                <text:p>1.2207699205</text:p>
              </table:table-cell>
              <table:table-cell office:value-type="float" office:value="0.8698805305">
                <text:p>0.86988053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9653897046">
                <text:p>1.9653897046</text:p>
              </table:table-cell>
              <table:table-cell office:value-type="float" office:value="1.2486413313">
                <text:p>1.2486413313</text:p>
              </table:table-cell>
              <table:table-cell office:value-type="float" office:value="0.85837418665">
                <text:p>0.858374186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9701104084">
                <text:p>1.9701104084</text:p>
              </table:table-cell>
              <table:table-cell office:value-type="float" office:value="1.2760896403">
                <text:p>1.2760896403</text:p>
              </table:table-cell>
              <table:table-cell office:value-type="float" office:value="0.84701038405">
                <text:p>0.847010384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746896755">
                <text:p>1.9746896755</text:p>
              </table:table-cell>
              <table:table-cell office:value-type="float" office:value="1.3030581981">
                <text:p>1.3030581981</text:p>
              </table:table-cell>
              <table:table-cell office:value-type="float" office:value="0.8358157387">
                <text:p>0.83581573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791241465">
                <text:p>1.9791241465</text:p>
              </table:table-cell>
              <table:table-cell office:value-type="float" office:value="1.3294947068">
                <text:p>1.3294947068</text:p>
              </table:table-cell>
              <table:table-cell office:value-type="float" office:value="0.82481471985">
                <text:p>0.824814719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834105237">
                <text:p>1.9834105237</text:p>
              </table:table-cell>
              <table:table-cell office:value-type="float" office:value="1.3553510712">
                <text:p>1.3553510712</text:p>
              </table:table-cell>
              <table:table-cell office:value-type="float" office:value="0.81402972625">
                <text:p>0.814029726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9875455752">
                <text:p>1.9875455752</text:p>
              </table:table-cell>
              <table:table-cell office:value-type="float" office:value="1.3805832366">
                <text:p>1.3805832366</text:p>
              </table:table-cell>
              <table:table-cell office:value-type="float" office:value="0.8034811693">
                <text:p>0.80348116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9915261385">
                <text:p>1.9915261385</text:p>
              </table:table-cell>
              <table:table-cell office:value-type="float" office:value="1.4051510149">
                <text:p>1.4051510149</text:p>
              </table:table-cell>
              <table:table-cell office:value-type="float" office:value="0.7931875618">
                <text:p>0.79318756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9953491239">
                <text:p>1.9953491239</text:p>
              </table:table-cell>
              <table:table-cell office:value-type="float" office:value="1.4290179003">
                <text:p>1.4290179003</text:p>
              </table:table-cell>
              <table:table-cell office:value-type="float" office:value="0.7831656118">
                <text:p>0.78316561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999011518">
                <text:p>1.999011518</text:p>
              </table:table-cell>
              <table:table-cell office:value-type="float" office:value="1.4521508784">
                <text:p>1.4521508784</text:p>
              </table:table-cell>
              <table:table-cell office:value-type="float" office:value="0.7734303198">
                <text:p>0.77343031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0025103878">
                <text:p>2.0025103878</text:p>
              </table:table-cell>
              <table:table-cell office:value-type="float" office:value="1.4745202284">
                <text:p>1.4745202284</text:p>
              </table:table-cell>
              <table:table-cell office:value-type="float" office:value="0.7639950797">
                <text:p>0.76399507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0058428831">
                <text:p>2.0058428831</text:p>
              </table:table-cell>
              <table:table-cell office:value-type="float" office:value="1.4960993222">
                <text:p>1.4960993222</text:p>
              </table:table-cell>
              <table:table-cell office:value-type="float" office:value="0.75487178045">
                <text:p>0.754871780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0090062405">
                <text:p>2.0090062405</text:p>
              </table:table-cell>
              <table:table-cell office:value-type="float" office:value="1.5168644206">
                <text:p>1.5168644206</text:p>
              </table:table-cell>
              <table:table-cell office:value-type="float" office:value="0.74607090995">
                <text:p>0.746070909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0119977865">
                <text:p>2.0119977865</text:p>
              </table:table-cell>
              <table:table-cell office:value-type="float" office:value="1.5367944686">
                <text:p>1.5367944686</text:p>
              </table:table-cell>
              <table:table-cell office:value-type="float" office:value="0.73760165895">
                <text:p>0.737601658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0148149403">
                <text:p>2.0148149403</text:p>
              </table:table-cell>
              <table:table-cell office:value-type="float" office:value="1.5558708924">
                <text:p>1.5558708924</text:p>
              </table:table-cell>
              <table:table-cell office:value-type="float" office:value="0.72947202395">
                <text:p>0.729472023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0174552167">
                <text:p>2.0174552167</text:p>
              </table:table-cell>
              <table:table-cell office:value-type="float" office:value="1.574077397">
                <text:p>1.574077397</text:p>
              </table:table-cell>
              <table:table-cell office:value-type="float" office:value="0.72168890985">
                <text:p>0.721688909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0199162293">
                <text:p>2.0199162293</text:p>
              </table:table-cell>
              <table:table-cell office:value-type="float" office:value="1.5913997677">
                <text:p>1.5913997677</text:p>
              </table:table-cell>
              <table:table-cell office:value-type="float" office:value="0.7142582308">
                <text:p>0.71425823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0221956926">
                <text:p>2.0221956926</text:p>
              </table:table-cell>
              <table:table-cell office:value-type="float" office:value="1.6078256765">
                <text:p>1.6078256765</text:p>
              </table:table-cell>
              <table:table-cell office:value-type="float" office:value="0.70718500805">
                <text:p>0.707185008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024291425">
                <text:p>2.024291425</text:p>
              </table:table-cell>
              <table:table-cell office:value-type="float" office:value="1.6233444927">
                <text:p>1.6233444927</text:p>
              </table:table-cell>
              <table:table-cell office:value-type="float" office:value="0.70047346615">
                <text:p>0.700473466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0262013508">
                <text:p>2.0262013508</text:p>
              </table:table-cell>
              <table:table-cell office:value-type="float" office:value="1.6379471007">
                <text:p>1.6379471007</text:p>
              </table:table-cell>
              <table:table-cell office:value-type="float" office:value="0.69412712505">
                <text:p>0.694127125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0279235024">
                <text:p>2.0279235024</text:p>
              </table:table-cell>
              <table:table-cell office:value-type="float" office:value="1.6516257249">
                <text:p>1.6516257249</text:p>
              </table:table-cell>
              <table:table-cell office:value-type="float" office:value="0.68814888875">
                <text:p>0.688148888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0294560223">
                <text:p>2.0294560223</text:p>
              </table:table-cell>
              <table:table-cell office:value-type="float" office:value="1.6643737618">
                <text:p>1.6643737618</text:p>
              </table:table-cell>
              <table:table-cell office:value-type="float" office:value="0.68254113025">
                <text:p>0.682541130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0307971649">
                <text:p>2.0307971649</text:p>
              </table:table-cell>
              <table:table-cell office:value-type="float" office:value="1.6761856218">
                <text:p>1.6761856218</text:p>
              </table:table-cell>
              <table:table-cell office:value-type="float" office:value="0.67730577155">
                <text:p>0.677305771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031945298">
                <text:p>2.031945298</text:p>
              </table:table-cell>
              <table:table-cell office:value-type="float" office:value="1.6870565796">
                <text:p>1.6870565796</text:p>
              </table:table-cell>
              <table:table-cell office:value-type="float" office:value="0.6724443592">
                <text:p>0.67244435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032898904">
                <text:p>2.032898904</text:p>
              </table:table-cell>
              <table:table-cell office:value-type="float" office:value="1.6969826343">
                <text:p>1.6969826343</text:p>
              </table:table-cell>
              <table:table-cell office:value-type="float" office:value="0.66795813485">
                <text:p>0.667958134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0336565812">
                <text:p>2.0336565812</text:p>
              </table:table-cell>
              <table:table-cell office:value-type="float" office:value="1.7059603804">
                <text:p>1.7059603804</text:p>
              </table:table-cell>
              <table:table-cell office:value-type="float" office:value="0.6638481004">
                <text:p>0.66384810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0342170446">
                <text:p>2.0342170446</text:p>
              </table:table-cell>
              <table:table-cell office:value-type="float" office:value="1.7139868892">
                <text:p>1.7139868892</text:p>
              </table:table-cell>
              <table:table-cell office:value-type="float" office:value="0.6601150777">
                <text:p>0.660115077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0345791264">
                <text:p>2.0345791264</text:p>
              </table:table-cell>
              <table:table-cell office:value-type="float" office:value="1.7210596013">
                <text:p>1.7210596013</text:p>
              </table:table-cell>
              <table:table-cell office:value-type="float" office:value="0.65675976255">
                <text:p>0.656759762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0347417765">
                <text:p>2.0347417765</text:p>
              </table:table-cell>
              <table:table-cell office:value-type="float" office:value="1.7271762312">
                <text:p>1.7271762312</text:p>
              </table:table-cell>
              <table:table-cell office:value-type="float" office:value="0.65378277265">
                <text:p>0.653782772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0347040621">
                <text:p>2.0347040621</text:p>
              </table:table-cell>
              <table:table-cell office:value-type="float" office:value="1.7323346832">
                <text:p>1.7323346832</text:p>
              </table:table-cell>
              <table:table-cell office:value-type="float" office:value="0.65118468945">
                <text:p>0.651184689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0344651681">
                <text:p>2.0344651681</text:p>
              </table:table-cell>
              <table:table-cell office:value-type="float" office:value="1.73653298">
                <text:p>1.73653298</text:p>
              </table:table-cell>
              <table:table-cell office:value-type="float" office:value="0.64896609405">
                <text:p>0.648966094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0340243959">
                <text:p>2.0340243959</text:p>
              </table:table-cell>
              <table:table-cell office:value-type="float" office:value="1.7397692035">
                <text:p>1.7397692035</text:p>
              </table:table-cell>
              <table:table-cell office:value-type="float" office:value="0.6471275962">
                <text:p>0.64712759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0333811628">
                <text:p>2.0333811628</text:p>
              </table:table-cell>
              <table:table-cell office:value-type="float" office:value="1.7420414486">
                <text:p>1.7420414486</text:p>
              </table:table-cell>
              <table:table-cell office:value-type="float" office:value="0.6456698571">
                <text:p>0.645669857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0325350005">
                <text:p>2.0325350005</text:p>
              </table:table-cell>
              <table:table-cell office:value-type="float" office:value="1.7433477902">
                <text:p>1.7433477902</text:p>
              </table:table-cell>
              <table:table-cell office:value-type="float" office:value="0.64459360515">
                <text:p>0.644593605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0314855537">
                <text:p>2.0314855537</text:p>
              </table:table-cell>
              <table:table-cell office:value-type="float" office:value="1.7436862627">
                <text:p>1.7436862627</text:p>
              </table:table-cell>
              <table:table-cell office:value-type="float" office:value="0.6438996455">
                <text:p>0.64389964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0302325778">
                <text:p>2.0302325778</text:p>
              </table:table-cell>
              <table:table-cell office:value-type="float" office:value="1.743054854">
                <text:p>1.743054854</text:p>
              </table:table-cell>
              <table:table-cell office:value-type="float" office:value="0.6435888619">
                <text:p>0.64358886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0287759365">
                <text:p>2.0287759365</text:p>
              </table:table-cell>
              <table:table-cell office:value-type="float" office:value="1.7414515126">
                <text:p>1.7414515126</text:p>
              </table:table-cell>
              <table:table-cell office:value-type="float" office:value="0.64366221195">
                <text:p>0.643662211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0271155988">
                <text:p>2.0271155988</text:p>
              </table:table-cell>
              <table:table-cell office:value-type="float" office:value="1.7388741685">
                <text:p>1.7388741685</text:p>
              </table:table-cell>
              <table:table-cell office:value-type="float" office:value="0.64412071515">
                <text:p>0.644120715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0252516354">
                <text:p>2.0252516354</text:p>
              </table:table-cell>
              <table:table-cell office:value-type="float" office:value="1.7353207686">
                <text:p>1.7353207686</text:p>
              </table:table-cell>
              <table:table-cell office:value-type="float" office:value="0.6449654334">
                <text:p>0.64496543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0231842151">
                <text:p>2.0231842151</text:p>
              </table:table-cell>
              <table:table-cell office:value-type="float" office:value="1.7307893255">
                <text:p>1.7307893255</text:p>
              </table:table-cell>
              <table:table-cell office:value-type="float" office:value="0.6461974448">
                <text:p>0.64619744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0209135997">
                <text:p>2.0209135997</text:p>
              </table:table-cell>
              <table:table-cell office:value-type="float" office:value="1.7252779821">
                <text:p>1.7252779821</text:p>
              </table:table-cell>
              <table:table-cell office:value-type="float" office:value="0.6478178088">
                <text:p>0.647817808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0184401392">
                <text:p>2.0184401392</text:p>
              </table:table-cell>
              <table:table-cell office:value-type="float" office:value="1.7187850887">
                <text:p>1.7187850887</text:p>
              </table:table-cell>
              <table:table-cell office:value-type="float" office:value="0.64982752525">
                <text:p>0.649827525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0157642658">
                <text:p>2.0157642658</text:p>
              </table:table-cell>
              <table:table-cell office:value-type="float" office:value="1.7113092965">
                <text:p>1.7113092965</text:p>
              </table:table-cell>
              <table:table-cell office:value-type="float" office:value="0.65222748465">
                <text:p>0.652227484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0128864871">
                <text:p>2.0128864871</text:p>
              </table:table-cell>
              <table:table-cell office:value-type="float" office:value="1.7028496645">
                <text:p>1.7028496645</text:p>
              </table:table-cell>
              <table:table-cell office:value-type="float" office:value="0.6550184113">
                <text:p>0.65501841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0098073784">
                <text:p>2.0098073784</text:p>
              </table:table-cell>
              <table:table-cell office:value-type="float" office:value="1.6934057813">
                <text:p>1.6934057813</text:p>
              </table:table-cell>
              <table:table-cell office:value-type="float" office:value="0.65820079855">
                <text:p>0.658200798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0065275748">
                <text:p>2.0065275748</text:p>
              </table:table-cell>
              <table:table-cell office:value-type="float" office:value="1.6829779021">
                <text:p>1.6829779021</text:p>
              </table:table-cell>
              <table:table-cell office:value-type="float" office:value="0.66177483635">
                <text:p>0.661774836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0030477613">
                <text:p>2.0030477613</text:p>
              </table:table-cell>
              <table:table-cell office:value-type="float" office:value="1.6715670996">
                <text:p>1.6715670996</text:p>
              </table:table-cell>
              <table:table-cell office:value-type="float" office:value="0.66574033085">
                <text:p>0.665740330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99368662">
                <text:p>1.999368662</text:p>
              </table:table-cell>
              <table:table-cell office:value-type="float" office:value="1.6591754293">
                <text:p>1.6591754293</text:p>
              </table:table-cell>
              <table:table-cell office:value-type="float" office:value="0.67009661635">
                <text:p>0.670096616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9954910281">
                <text:p>1.9954910281</text:p>
              </table:table-cell>
              <table:table-cell office:value-type="float" office:value="1.6458061095">
                <text:p>1.6458061095</text:p>
              </table:table-cell>
              <table:table-cell office:value-type="float" office:value="0.6748424593">
                <text:p>0.67484245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9914156244">
                <text:p>1.9914156244</text:p>
              </table:table-cell>
              <table:table-cell office:value-type="float" office:value="1.6314637148">
                <text:p>1.6314637148</text:p>
              </table:table-cell>
              <table:table-cell office:value-type="float" office:value="0.6799759548">
                <text:p>0.67997595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9871432134">
                <text:p>1.9871432134</text:p>
              </table:table-cell>
              <table:table-cell office:value-type="float" office:value="1.6161543834">
                <text:p>1.6161543834</text:p>
              </table:table-cell>
              <table:table-cell office:value-type="float" office:value="0.685494415">
                <text:p>0.6854944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9826745383">
                <text:p>1.9826745383</text:p>
              </table:table-cell>
              <table:table-cell office:value-type="float" office:value="1.5998860371">
                <text:p>1.5998860371</text:p>
              </table:table-cell>
              <table:table-cell office:value-type="float" office:value="0.6913942506">
                <text:p>0.69139425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9780103022">
                <text:p>1.9780103022</text:p>
              </table:table-cell>
              <table:table-cell office:value-type="float" office:value="1.5826686144">
                <text:p>1.5826686144</text:p>
              </table:table-cell>
              <table:table-cell office:value-type="float" office:value="0.6976708439">
                <text:p>0.69767084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9731511457">
                <text:p>1.9731511457</text:p>
              </table:table-cell>
              <table:table-cell office:value-type="float" office:value="1.5645143149">
                <text:p>1.5645143149</text:p>
              </table:table-cell>
              <table:table-cell office:value-type="float" office:value="0.7043184154">
                <text:p>0.70431841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9680976201">
                <text:p>1.9680976201</text:p>
              </table:table-cell>
              <table:table-cell office:value-type="float" office:value="1.5454378546">
                <text:p>1.5454378546</text:p>
              </table:table-cell>
              <table:table-cell office:value-type="float" office:value="0.71132988275">
                <text:p>0.711329882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9628501569">
                <text:p>1.9628501569</text:p>
              </table:table-cell>
              <table:table-cell office:value-type="float" office:value="1.5254567312">
                <text:p>1.5254567312</text:p>
              </table:table-cell>
              <table:table-cell office:value-type="float" office:value="0.71869671285">
                <text:p>0.718696712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9574090318">
                <text:p>1.9574090318</text:p>
              </table:table-cell>
              <table:table-cell office:value-type="float" office:value="1.5045914985">
                <text:p>1.5045914985</text:p>
              </table:table-cell>
              <table:table-cell office:value-type="float" office:value="0.72640876665">
                <text:p>0.726408766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9517743227">
                <text:p>1.9517743227</text:p>
              </table:table-cell>
              <table:table-cell office:value-type="float" office:value="1.4828660473">
                <text:p>1.4828660473</text:p>
              </table:table-cell>
              <table:table-cell office:value-type="float" office:value="0.7344541377">
                <text:p>0.73445413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9459458602">
                <text:p>1.9459458602</text:p>
              </table:table-cell>
              <table:table-cell office:value-type="float" office:value="1.4603078925">
                <text:p>1.4603078925</text:p>
              </table:table-cell>
              <table:table-cell office:value-type="float" office:value="0.74281898385">
                <text:p>0.742818983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9399231679">
                <text:p>1.9399231679</text:p>
              </table:table-cell>
              <table:table-cell office:value-type="float" office:value="1.4369484649">
                <text:p>1.4369484649</text:p>
              </table:table-cell>
              <table:table-cell office:value-type="float" office:value="0.7514873515">
                <text:p>0.75148735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9337053915">
                <text:p>1.9337053915</text:p>
              </table:table-cell>
              <table:table-cell office:value-type="float" office:value="1.4128234035">
                <text:p>1.4128234035</text:p>
              </table:table-cell>
              <table:table-cell office:value-type="float" office:value="0.760440994">
                <text:p>0.7604409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9272912112">
                <text:p>1.9272912112</text:p>
              </table:table-cell>
              <table:table-cell office:value-type="float" office:value="1.3879728494">
                <text:p>1.3879728494</text:p>
              </table:table-cell>
              <table:table-cell office:value-type="float" office:value="0.7696591809">
                <text:p>0.76965918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206787358">
                <text:p>1.9206787358</text:p>
              </table:table-cell>
              <table:table-cell office:value-type="float" office:value="1.3624417354">
                <text:p>1.3624417354</text:p>
              </table:table-cell>
              <table:table-cell office:value-type="float" office:value="0.7791185002">
                <text:p>0.77911850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138653687">
                <text:p>1.9138653687</text:p>
              </table:table-cell>
              <table:table-cell office:value-type="float" office:value="1.3362800713">
                <text:p>1.3362800713</text:p>
              </table:table-cell>
              <table:table-cell office:value-type="float" office:value="0.7887926487">
                <text:p>0.78879264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9068476415">
                <text:p>1.9068476415</text:p>
              </table:table-cell>
              <table:table-cell office:value-type="float" office:value="1.3095432207">
                <text:p>1.3095432207</text:p>
              </table:table-cell>
              <table:table-cell office:value-type="float" office:value="0.7986522104">
                <text:p>0.798652210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8996209989">
                <text:p>1.8996209989</text:p>
              </table:table-cell>
              <table:table-cell office:value-type="float" office:value="1.2822921661">
                <text:p>1.2822921661</text:p>
              </table:table-cell>
              <table:table-cell office:value-type="float" office:value="0.8086644164">
                <text:p>0.80866441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8921795211">
                <text:p>1.8921795211</text:p>
              </table:table-cell>
              <table:table-cell office:value-type="float" office:value="1.2545937588">
                <text:p>1.2545937588</text:p>
              </table:table-cell>
              <table:table-cell office:value-type="float" office:value="0.81879288115">
                <text:p>0.818792881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8845155551">
                <text:p>1.8845155551</text:p>
              </table:table-cell>
              <table:table-cell office:value-type="float" office:value="1.2265209509">
                <text:p>1.2265209509</text:p>
              </table:table-cell>
              <table:table-cell office:value-type="float" office:value="0.8289973021">
                <text:p>0.82899730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8766192186">
                <text:p>1.8766192186</text:p>
              </table:table-cell>
              <table:table-cell office:value-type="float" office:value="1.1981530035">
                <text:p>1.1981530035</text:p>
              </table:table-cell>
              <table:table-cell office:value-type="float" office:value="0.83923310755">
                <text:p>0.839233107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8684777145">
                <text:p>1.8684777145</text:p>
              </table:table-cell>
              <table:table-cell office:value-type="float" office:value="1.1695756686">
                <text:p>1.1695756686</text:p>
              </table:table-cell>
              <table:table-cell office:value-type="float" office:value="0.84945102295">
                <text:p>0.849451022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8600743587">
                <text:p>1.8600743587</text:p>
              </table:table-cell>
              <table:table-cell office:value-type="float" office:value="1.1408813399">
                <text:p>1.1408813399</text:p>
              </table:table-cell>
              <table:table-cell office:value-type="float" office:value="0.8595965094">
                <text:p>0.85959650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8513871611">
                <text:p>1.8513871611</text:p>
              </table:table-cell>
              <table:table-cell office:value-type="float" office:value="1.1121691666">
                <text:p>1.1121691666</text:p>
              </table:table-cell>
              <table:table-cell office:value-type="float" office:value="0.86960899725">
                <text:p>0.869608997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8423866731">
                <text:p>1.8423866731</text:p>
              </table:table-cell>
              <table:table-cell office:value-type="float" office:value="1.0835451273">
                <text:p>1.0835451273</text:p>
              </table:table-cell>
              <table:table-cell office:value-type="float" office:value="0.8794207729">
                <text:p>0.87942077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8330325791">
                <text:p>1.8330325791</text:p>
              </table:table-cell>
              <table:table-cell office:value-type="float" office:value="1.0551220574">
                <text:p>1.0551220574</text:p>
              </table:table-cell>
              <table:table-cell office:value-type="float" office:value="0.88895526085">
                <text:p>0.888955260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8232679944">
                <text:p>1.8232679944</text:p>
              </table:table-cell>
              <table:table-cell office:value-type="float" office:value="1.0270196258">
                <text:p>1.0270196258</text:p>
              </table:table-cell>
              <table:table-cell office:value-type="float" office:value="0.8981241843">
                <text:p>0.89812418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8130092383">
                <text:p>1.8130092383</text:p>
              </table:table-cell>
              <table:table-cell office:value-type="float" office:value="0.9993642554">
                <text:p>0.9993642554</text:p>
              </table:table-cell>
              <table:table-cell office:value-type="float" office:value="0.90682249145">
                <text:p>0.906822491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802125716">
                <text:p>1.802125716</text:p>
              </table:table-cell>
              <table:table-cell office:value-type="float" office:value="0.972288982">
                <text:p>0.972288982</text:p>
              </table:table-cell>
              <table:table-cell office:value-type="float" office:value="0.914918367">
                <text:p>0.9149183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7903948633">
                <text:p>1.7903948633</text:p>
              </table:table-cell>
              <table:table-cell office:value-type="float" office:value="0.9459332468">
                <text:p>0.9459332468</text:p>
              </table:table-cell>
              <table:table-cell office:value-type="float" office:value="0.92223080825">
                <text:p>0.922230808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7773790471">
                <text:p>1.7773790471</text:p>
              </table:table-cell>
              <table:table-cell office:value-type="float" office:value="0.9204426174">
                <text:p>0.9204426174</text:p>
              </table:table-cell>
              <table:table-cell office:value-type="float" office:value="0.92846821485">
                <text:p>0.928468214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7619427825">
                <text:p>1.7619427825</text:p>
              </table:table-cell>
              <table:table-cell office:value-type="float" office:value="0.8959684315">
                <text:p>0.8959684315</text:p>
              </table:table-cell>
              <table:table-cell office:value-type="float" office:value="0.9329871755">
                <text:p>0.9329871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